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7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olderAddress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PendingBalanceUpdate</text:p>
          </table:table-cell>
        </table:table-row>
        <table:table-row table:style-name="ro1">
          <table:table-cell office:value-type="string" calcext:value-type="string">
            <text:p>0x2f2a6f077d8edd63c6d7d1b7145c64450f5b76b7</text:p>
          </table:table-cell>
          <table:table-cell office:value-type="float" office:value="520.56293859" calcext:value-type="float">
            <text:p>520.562938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88cd56ab68fc8fe871b7e208321693c6f1fdd03</text:p>
          </table:table-cell>
          <table:table-cell office:value-type="float" office:value="499.99990941" calcext:value-type="float">
            <text:p>499.999909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d530a1c060dc600b951f16dc656e4ea451d1a2d</text:p>
          </table:table-cell>
          <table:table-cell office:value-type="float" office:value="0.00131805514400924" calcext:value-type="float">
            <text:p>0.00131805514400924</text:p>
          </table:table-cell>
          <table:table-cell/>
        </table:table-row>
        <table:table-row table:style-name="ro1">
          <table:table-cell office:value-type="string" calcext:value-type="string">
            <text:p>0x560ea9b1f348aff179d9bf5b02b50cc04abd344c</text:p>
          </table:table-cell>
          <table:table-cell office:value-type="float" office:value="0.00128690570178576" calcext:value-type="float">
            <text:p>0.00128690570178576</text:p>
          </table:table-cell>
          <table:table-cell/>
        </table:table-row>
        <table:table-row table:style-name="ro1">
          <table:table-cell office:value-type="string" calcext:value-type="string">
            <text:p>0x03ae78a4efb282fe61e6151bd27df84b7ddee94e</text:p>
          </table:table-cell>
          <table:table-cell office:value-type="float" office:value="0.000519129562506948" calcext:value-type="float">
            <text:p>0.000519129562506948</text:p>
          </table:table-cell>
          <table:table-cell/>
        </table:table-row>
        <table:table-row table:style-name="ro1">
          <table:table-cell office:value-type="string" calcext:value-type="string">
            <text:p>0x8f5d46fcadeca93356b70f40858219bb1fbf6088</text:p>
          </table:table-cell>
          <table:table-cell office:value-type="float" office:value="0.00028849294700325" calcext:value-type="float">
            <text:p>0.00028849294700325</text:p>
          </table:table-cell>
          <table:table-cell/>
        </table:table-row>
        <table:table-row table:style-name="ro1">
          <table:table-cell office:value-type="string" calcext:value-type="string">
            <text:p>0x3a0d1c0b3552ee27cd4ade9683a21ec7b8537e59</text:p>
          </table:table-cell>
          <table:table-cell office:value-type="float" office:value="0.000110593725191764" calcext:value-type="float">
            <text:p>0.000110593725191764</text:p>
          </table:table-cell>
          <table:table-cell/>
        </table:table-row>
        <table:table-row table:style-name="ro1">
          <table:table-cell office:value-type="string" calcext:value-type="string">
            <text:p>0xbed0c49b3571b0d46a19cf496e5b9eb1fd305e28</text:p>
          </table:table-cell>
          <table:table-cell office:value-type="float" office:value="0.000056644616287945" calcext:value-type="float">
            <text:p>5.6644616287945E-05</text:p>
          </table:table-cell>
          <table:table-cell/>
        </table:table-row>
        <table:table-row table:style-name="ro1">
          <table:table-cell office:value-type="string" calcext:value-type="string">
            <text:p>0x63bf7f3ceeec25830ce179f3ba72726cd0a24a6f</text:p>
          </table:table-cell>
          <table:table-cell office:value-type="float" office:value="0.000048521046068516" calcext:value-type="float">
            <text:p>4.8521046068516E-05</text:p>
          </table:table-cell>
          <table:table-cell/>
        </table:table-row>
        <table:table-row table:style-name="ro1">
          <table:table-cell office:value-type="string" calcext:value-type="string">
            <text:p>0x8ab83bdb74fc3573e7fabccf88336b162718961a</text:p>
          </table:table-cell>
          <table:table-cell office:value-type="float" office:value="0.000035513614153906" calcext:value-type="float">
            <text:p>3.5513614153906E-05</text:p>
          </table:table-cell>
          <table:table-cell/>
        </table:table-row>
        <table:table-row table:style-name="ro1">
          <table:table-cell office:value-type="string" calcext:value-type="string">
            <text:p>0x6fb352103436e59fc722699efa11d0c7664d030b</text:p>
          </table:table-cell>
          <table:table-cell office:value-type="float" office:value="0.000013080612520478" calcext:value-type="float">
            <text:p>1.3080612520478E-05</text:p>
          </table:table-cell>
          <table:table-cell/>
        </table:table-row>
        <table:table-row table:style-name="ro1">
          <table:table-cell office:value-type="string" calcext:value-type="string">
            <text:p>0xa0fb2a642e88308e95aaf549e9c1cffb41d9da43</text:p>
          </table:table-cell>
          <table:table-cell office:value-type="float" office:value="0.000011575445587843" calcext:value-type="float">
            <text:p>1.1575445587843E-05</text:p>
          </table:table-cell>
          <table:table-cell/>
        </table:table-row>
        <table:table-row table:style-name="ro1">
          <table:table-cell office:value-type="string" calcext:value-type="string">
            <text:p>0xe0fee61dd3f51ea3a56637a35a3bde309a6a4034</text:p>
          </table:table-cell>
          <table:table-cell office:value-type="float" office:value="14537.14841543" calcext:value-type="float">
            <text:p>14537.14841543</text:p>
          </table:table-cell>
          <table:table-cell/>
        </table:table-row>
        <table:table-row table:style-name="ro1">
          <table:table-cell office:value-type="string" calcext:value-type="string">
            <text:p>0xbf2a68089e483ef4120112f88e9c3cbc8e11f81c</text:p>
          </table:table-cell>
          <table:table-cell office:value-type="float" office:value="14420.50215639" calcext:value-type="float">
            <text:p>14420.50215639</text:p>
          </table:table-cell>
          <table:table-cell/>
        </table:table-row>
        <table:table-row table:style-name="ro1">
          <table:table-cell office:value-type="string" calcext:value-type="string">
            <text:p>0x1209df9ee57720a59cfc56bac292d24c61dfa4a0</text:p>
          </table:table-cell>
          <table:table-cell office:value-type="float" office:value="14121.07410688" calcext:value-type="float">
            <text:p>14121.07410688</text:p>
          </table:table-cell>
          <table:table-cell/>
        </table:table-row>
        <table:table-row table:style-name="ro1">
          <table:table-cell office:value-type="string" calcext:value-type="string">
            <text:p>0xb6f6d05f978af3c5335380fdd9f6993031e29ada</text:p>
          </table:table-cell>
          <table:table-cell office:value-type="float" office:value="14000" calcext:value-type="float">
            <text:p>14000</text:p>
          </table:table-cell>
          <table:table-cell/>
        </table:table-row>
        <table:table-row table:style-name="ro1">
          <table:table-cell office:value-type="string" calcext:value-type="string">
            <text:p>0x02e8d1E187f80D68FE414111C4f0AD26011f9A89</text:p>
          </table:table-cell>
          <table:table-cell office:value-type="float" office:value="13250" calcext:value-type="float">
            <text:p>13250</text:p>
          </table:table-cell>
          <table:table-cell/>
        </table:table-row>
        <table:table-row table:style-name="ro1">
          <table:table-cell office:value-type="string" calcext:value-type="string">
            <text:p>0x1018bdd2026dc53ea1e9a2d0f222048f24874c7d</text:p>
          </table:table-cell>
          <table:table-cell office:value-type="float" office:value="12883" calcext:value-type="float">
            <text:p>12883</text:p>
          </table:table-cell>
          <table:table-cell/>
        </table:table-row>
        <table:table-row table:style-name="ro1">
          <table:table-cell office:value-type="string" calcext:value-type="string">
            <text:p>0x29a508940e2ff3be847cdf7db24391ae62ec998a</text:p>
          </table:table-cell>
          <table:table-cell office:value-type="float" office:value="12737.03867624" calcext:value-type="float">
            <text:p>12737.03867624</text:p>
          </table:table-cell>
          <table:table-cell/>
        </table:table-row>
        <table:table-row table:style-name="ro1">
          <table:table-cell office:value-type="string" calcext:value-type="string">
            <text:p>0x80d5aeda8434eb33164425ff85ad44e397f26422</text:p>
          </table:table-cell>
          <table:table-cell office:value-type="float" office:value="12601.75895505" calcext:value-type="float">
            <text:p>12601.75895505</text:p>
          </table:table-cell>
          <table:table-cell/>
        </table:table-row>
        <table:table-row table:style-name="ro1">
          <table:table-cell office:value-type="string" calcext:value-type="string">
            <text:p>0x07B950A89D7913516B0beD483536B53A0266c8a7</text:p>
          </table:table-cell>
          <table:table-cell office:value-type="float" office:value="12550" calcext:value-type="float">
            <text:p>12550</text:p>
          </table:table-cell>
          <table:table-cell/>
        </table:table-row>
        <table:table-row table:style-name="ro1">
          <table:table-cell office:value-type="string" calcext:value-type="string">
            <text:p>0xbb3f5ab872867db27e3380abed6430a3a066ce53</text:p>
          </table:table-cell>
          <table:table-cell office:value-type="float" office:value="12356.91265731" calcext:value-type="float">
            <text:p>12356.91265731</text:p>
          </table:table-cell>
          <table:table-cell/>
        </table:table-row>
        <table:table-row table:style-name="ro1">
          <table:table-cell office:value-type="string" calcext:value-type="string">
            <text:p>0x67c194aa98bc2b1b9309ed06cbd700ad35e27f40</text:p>
          </table:table-cell>
          <table:table-cell office:value-type="float" office:value="12235.7458046" calcext:value-type="float">
            <text:p>12235.7458046</text:p>
          </table:table-cell>
          <table:table-cell/>
        </table:table-row>
        <table:table-row table:style-name="ro1">
          <table:table-cell office:value-type="string" calcext:value-type="string">
            <text:p>0xd20f016117d741022a9b886af7f370b78537d7ec</text:p>
          </table:table-cell>
          <table:table-cell office:value-type="float" office:value="12080.11103413" calcext:value-type="float">
            <text:p>12080.11103413</text:p>
          </table:table-cell>
          <table:table-cell/>
        </table:table-row>
        <table:table-row table:style-name="ro1">
          <table:table-cell office:value-type="string" calcext:value-type="string">
            <text:p>0xd34b0f02a29b0dbe2e4e37785753fec4862d5d98</text:p>
          </table:table-cell>
          <table:table-cell office:value-type="float" office:value="11980.16321118" calcext:value-type="float">
            <text:p>11980.16321118</text:p>
          </table:table-cell>
          <table:table-cell/>
        </table:table-row>
        <table:table-row table:style-name="ro1">
          <table:table-cell office:value-type="string" calcext:value-type="string">
            <text:p>0xe8e131d7728938a2d21f440cd8567c9544009ce9</text:p>
          </table:table-cell>
          <table:table-cell office:value-type="float" office:value="11964.03503091" calcext:value-type="float">
            <text:p>11964.03503091</text:p>
          </table:table-cell>
          <table:table-cell/>
        </table:table-row>
        <table:table-row table:style-name="ro1">
          <table:table-cell office:value-type="string" calcext:value-type="string">
            <text:p>0xf438886574fc6aacbbc1c1a139d4bdecb2ec34bc</text:p>
          </table:table-cell>
          <table:table-cell office:value-type="float" office:value="11950" calcext:value-type="float">
            <text:p>11950</text:p>
          </table:table-cell>
          <table:table-cell/>
        </table:table-row>
        <table:table-row table:style-name="ro1">
          <table:table-cell office:value-type="string" calcext:value-type="string">
            <text:p>0x6cbf9051661319a7717813a7d0cd23b969ba40dc</text:p>
          </table:table-cell>
          <table:table-cell office:value-type="float" office:value="11859.68347009" calcext:value-type="float">
            <text:p>11859.68347009</text:p>
          </table:table-cell>
          <table:table-cell/>
        </table:table-row>
        <table:table-row table:style-name="ro1">
          <table:table-cell office:value-type="string" calcext:value-type="string">
            <text:p>0xafa3a87e6b4179552615faaf3c600d00016d10a1</text:p>
          </table:table-cell>
          <table:table-cell office:value-type="float" office:value="11700.52026698" calcext:value-type="float">
            <text:p>11700.52026698</text:p>
          </table:table-cell>
          <table:table-cell/>
        </table:table-row>
        <table:table-row table:style-name="ro1">
          <table:table-cell office:value-type="string" calcext:value-type="string">
            <text:p>0x53726cba9a08a92918a4053b172879a79cf9095d</text:p>
          </table:table-cell>
          <table:table-cell office:value-type="float" office:value="11607.12880738" calcext:value-type="float">
            <text:p>11607.12880738</text:p>
          </table:table-cell>
          <table:table-cell/>
        </table:table-row>
        <table:table-row table:style-name="ro1">
          <table:table-cell office:value-type="string" calcext:value-type="string">
            <text:p>0xf38dBB29ea87850DfBB7F17795D0A9c33811670D</text:p>
          </table:table-cell>
          <table:table-cell office:value-type="float" office:value="11500" calcext:value-type="float">
            <text:p>11500</text:p>
          </table:table-cell>
          <table:table-cell/>
        </table:table-row>
        <table:table-row table:style-name="ro1">
          <table:table-cell office:value-type="string" calcext:value-type="string">
            <text:p>0xe0729a1ae5019f259cd02797915d9a7e8915035a</text:p>
          </table:table-cell>
          <table:table-cell office:value-type="float" office:value="11413" calcext:value-type="float">
            <text:p>11413</text:p>
          </table:table-cell>
          <table:table-cell/>
        </table:table-row>
        <table:table-row table:style-name="ro1">
          <table:table-cell office:value-type="string" calcext:value-type="string">
            <text:p>0xb96983136cdb025b2bbd9dbc63ab34b412ce4023</text:p>
          </table:table-cell>
          <table:table-cell office:value-type="float" office:value="11328.54211967" calcext:value-type="float">
            <text:p>11328.54211967</text:p>
          </table:table-cell>
          <table:table-cell/>
        </table:table-row>
        <table:table-row table:style-name="ro1">
          <table:table-cell office:value-type="string" calcext:value-type="string">
            <text:p>0x79eb9979b99ec37e2162d251e54cafb9ae1f7f82</text:p>
          </table:table-cell>
          <table:table-cell office:value-type="float" office:value="11003.49458216" calcext:value-type="float">
            <text:p>11003.49458216</text:p>
          </table:table-cell>
          <table:table-cell/>
        </table:table-row>
        <table:table-row table:style-name="ro1">
          <table:table-cell office:value-type="string" calcext:value-type="string">
            <text:p>0x3b9621bab5a07418a07318bb2f18a4579e924955</text:p>
          </table:table-cell>
          <table:table-cell office:value-type="float" office:value="10919.34147921" calcext:value-type="float">
            <text:p>10919.34147921</text:p>
          </table:table-cell>
          <table:table-cell/>
        </table:table-row>
        <table:table-row table:style-name="ro1">
          <table:table-cell office:value-type="string" calcext:value-type="string">
            <text:p>0xa0358693a923e98e5b51571cfef23d495457e850</text:p>
          </table:table-cell>
          <table:table-cell office:value-type="float" office:value="10752.14351132" calcext:value-type="float">
            <text:p>10752.14351132</text:p>
          </table:table-cell>
          <table:table-cell/>
        </table:table-row>
        <table:table-row table:style-name="ro1">
          <table:table-cell office:value-type="string" calcext:value-type="string">
            <text:p>0x017d74b121c0161a09204b8112838fa55f6c7c28</text:p>
          </table:table-cell>
          <table:table-cell office:value-type="float" office:value="10749.08646374" calcext:value-type="float">
            <text:p>10749.08646374</text:p>
          </table:table-cell>
          <table:table-cell/>
        </table:table-row>
        <table:table-row table:style-name="ro1">
          <table:table-cell office:value-type="string" calcext:value-type="string">
            <text:p>0xde4c8857a3719127c8f8a771dbfc4d3aea2c58dc</text:p>
          </table:table-cell>
          <table:table-cell office:value-type="float" office:value="10703.13408212" calcext:value-type="float">
            <text:p>10703.13408212</text:p>
          </table:table-cell>
          <table:table-cell/>
        </table:table-row>
        <table:table-row table:style-name="ro1">
          <table:table-cell office:value-type="string" calcext:value-type="string">
            <text:p>0xad5e181159f73c6ab7b25255dc64daf79d69fac2</text:p>
          </table:table-cell>
          <table:table-cell office:value-type="float" office:value="10694.55496203" calcext:value-type="float">
            <text:p>10694.55496203</text:p>
          </table:table-cell>
          <table:table-cell/>
        </table:table-row>
        <table:table-row table:style-name="ro1">
          <table:table-cell office:value-type="string" calcext:value-type="string">
            <text:p>0x1c9a7432f4e09e1c0a639313ca63e9d4943b153f</text:p>
          </table:table-cell>
          <table:table-cell office:value-type="float" office:value="10472.67318295" calcext:value-type="float">
            <text:p>10472.67318295</text:p>
          </table:table-cell>
          <table:table-cell/>
        </table:table-row>
        <table:table-row table:style-name="ro1">
          <table:table-cell office:value-type="string" calcext:value-type="string">
            <text:p>0xc188225b5262e8bd35b107e046486fa116cfe831</text:p>
          </table:table-cell>
          <table:table-cell office:value-type="float" office:value="10395.87453891" calcext:value-type="float">
            <text:p>10395.87453891</text:p>
          </table:table-cell>
          <table:table-cell/>
        </table:table-row>
        <table:table-row table:style-name="ro1">
          <table:table-cell office:value-type="string" calcext:value-type="string">
            <text:p>0x84c2b1b60fe0d9fe69559657f0c2285be59748f3</text:p>
          </table:table-cell>
          <table:table-cell office:value-type="float" office:value="10234.63274737" calcext:value-type="float">
            <text:p>10234.63274737</text:p>
          </table:table-cell>
          <table:table-cell/>
        </table:table-row>
        <table:table-row table:style-name="ro1">
          <table:table-cell office:value-type="string" calcext:value-type="string">
            <text:p>0x0783a517311017241a3d7130cd088160dc5f6fb8</text:p>
          </table:table-cell>
          <table:table-cell office:value-type="float" office:value="10218.61096235" calcext:value-type="float">
            <text:p>10218.61096235</text:p>
          </table:table-cell>
          <table:table-cell/>
        </table:table-row>
        <table:table-row table:style-name="ro1">
          <table:table-cell office:value-type="string" calcext:value-type="string">
            <text:p>0x2756f213ab4de2e426eb4805462ccec88b994c4d</text:p>
          </table:table-cell>
          <table:table-cell office:value-type="float" office:value="10209.22988015" calcext:value-type="float">
            <text:p>10209.22988015</text:p>
          </table:table-cell>
          <table:table-cell/>
        </table:table-row>
        <table:table-row table:style-name="ro1">
          <table:table-cell office:value-type="string" calcext:value-type="string">
            <text:p>0xe3e5a431478b622826ceabed15f653cce86316dd</text:p>
          </table:table-cell>
          <table:table-cell office:value-type="float" office:value="10115" calcext:value-type="float">
            <text:p>10115</text:p>
          </table:table-cell>
          <table:table-cell/>
        </table:table-row>
        <table:table-row table:style-name="ro1">
          <table:table-cell office:value-type="string" calcext:value-type="string">
            <text:p>0xd702a4e40bb5c572a605d3fd57bcb6d90592ad80</text:p>
          </table:table-cell>
          <table:table-cell office:value-type="float" office:value="10029.11669696" calcext:value-type="float">
            <text:p>10029.11669696</text:p>
          </table:table-cell>
          <table:table-cell/>
        </table:table-row>
        <table:table-row table:style-name="ro1">
          <table:table-cell office:value-type="string" calcext:value-type="string">
            <text:p>0xe332eb2f5fa463c0ff5c733646327b6be7f870db</text:p>
          </table:table-cell>
          <table:table-cell office:value-type="float" office:value="10007.58113501" calcext:value-type="float">
            <text:p>10007.58113501</text:p>
          </table:table-cell>
          <table:table-cell/>
        </table:table-row>
        <table:table-row table:style-name="ro1">
          <table:table-cell office:value-type="string" calcext:value-type="string">
            <text:p>0x9d59659afc1399ee48fd974f102041710fe041af</text:p>
          </table:table-cell>
          <table:table-cell office:value-type="float" office:value="10005.7730973" calcext:value-type="float">
            <text:p>10005.7730973</text:p>
          </table:table-cell>
          <table:table-cell/>
        </table:table-row>
        <table:table-row table:style-name="ro1">
          <table:table-cell office:value-type="string" calcext:value-type="string">
            <text:p>0xc3bf837ab9779424c78385b9c843e74178693f17</text:p>
          </table:table-cell>
          <table:table-cell office:value-type="float" office:value="10000.0005694" calcext:value-type="float">
            <text:p>10000.0005694</text:p>
          </table:table-cell>
          <table:table-cell/>
        </table:table-row>
        <table:table-row table:style-name="ro1">
          <table:table-cell office:value-type="string" calcext:value-type="string">
            <text:p>0x74b39872dd7726964d571d54456760fa114061d7</text:p>
          </table:table-cell>
          <table:table-cell office:value-type="float" office:value="10000.00051946" calcext:value-type="float">
            <text:p>10000.00051946</text:p>
          </table:table-cell>
          <table:table-cell/>
        </table:table-row>
        <table:table-row table:style-name="ro1">
          <table:table-cell office:value-type="string" calcext:value-type="string">
            <text:p>0xcca057d1562decd2d5b82c8c630ee736e44b053f</text:p>
          </table:table-cell>
          <table:table-cell office:value-type="float" office:value="10000.00000885" calcext:value-type="float">
            <text:p>10000.00000885</text:p>
          </table:table-cell>
          <table:table-cell/>
        </table:table-row>
        <table:table-row table:style-name="ro1">
          <table:table-cell office:value-type="string" calcext:value-type="string">
            <text:p>0xd6617a60db2e819f691346164d1665415cc0253b</text:p>
          </table:table-cell>
          <table:table-cell office:value-type="float" office:value="10000.00000002" calcext:value-type="float">
            <text:p>10000.00000002</text:p>
          </table:table-cell>
          <table:table-cell/>
        </table:table-row>
        <table:table-row table:style-name="ro1">
          <table:table-cell office:value-type="string" calcext:value-type="string">
            <text:p>0x596511082a4475bf952cff3d11d0beacea09b566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0x5aa30e508d3dbb6ff7e7a81bdcbcdbfbd6877679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0x8c818772ca60070353f9788b677bfdb26c2b2dea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0xd187fbd33b44bd967ee252d1c178fb9d0e639d7b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0xca72fb5737de4e5ec8890839babbefacc5ce4d77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1">
          <table:table-cell office:value-type="string" calcext:value-type="string">
            <text:p>0x98e1d3b9153092ca5c5f2102741b950023bff0de</text:p>
          </table:table-cell>
          <table:table-cell office:value-type="float" office:value="9996.51846568" calcext:value-type="float">
            <text:p>9996.51846568</text:p>
          </table:table-cell>
          <table:table-cell/>
        </table:table-row>
        <table:table-row table:style-name="ro1">
          <table:table-cell office:value-type="string" calcext:value-type="string">
            <text:p>0x08a90c1b4f95c5383fc47e4edefc93bb9307f723</text:p>
          </table:table-cell>
          <table:table-cell office:value-type="float" office:value="9970" calcext:value-type="float">
            <text:p>9970</text:p>
          </table:table-cell>
          <table:table-cell/>
        </table:table-row>
        <table:table-row table:style-name="ro1">
          <table:table-cell office:value-type="string" calcext:value-type="string">
            <text:p>0x436328a0234fedb420C7693bB7C74f53393bc282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string" calcext:value-type="string">
            <text:p>0x3a1ee7978ceb279276ce79228e0802bc0407f507</text:p>
          </table:table-cell>
          <table:table-cell office:value-type="float" office:value="9880.53177256" calcext:value-type="float">
            <text:p>9880.53177256</text:p>
          </table:table-cell>
          <table:table-cell/>
        </table:table-row>
        <table:table-row table:style-name="ro1">
          <table:table-cell office:value-type="string" calcext:value-type="string">
            <text:p>0xa3a7b6f88361f48403514059f1f16c8e78d60eec</text:p>
          </table:table-cell>
          <table:table-cell office:value-type="float" office:value="9749.08398525" calcext:value-type="float">
            <text:p>9749.08398525</text:p>
          </table:table-cell>
          <table:table-cell/>
        </table:table-row>
        <table:table-row table:style-name="ro1">
          <table:table-cell office:value-type="string" calcext:value-type="string">
            <text:p>0xf4a5881b38d9e6bdb5b26fe31a0a8c3164c827a3</text:p>
          </table:table-cell>
          <table:table-cell office:value-type="float" office:value="9620" calcext:value-type="float">
            <text:p>9620</text:p>
          </table:table-cell>
          <table:table-cell/>
        </table:table-row>
        <table:table-row table:style-name="ro1">
          <table:table-cell office:value-type="string" calcext:value-type="string">
            <text:p>0xecbf8002841897401164e12cf93ab0d53b8e8b3c</text:p>
          </table:table-cell>
          <table:table-cell office:value-type="float" office:value="9591.97728755" calcext:value-type="float">
            <text:p>9591.97728755</text:p>
          </table:table-cell>
          <table:table-cell/>
        </table:table-row>
        <table:table-row table:style-name="ro1">
          <table:table-cell office:value-type="string" calcext:value-type="string">
            <text:p>0xa065525ad3cb0cdd4749cfe589ac1280bfd665e1</text:p>
          </table:table-cell>
          <table:table-cell office:value-type="float" office:value="9500" calcext:value-type="float">
            <text:p>9500</text:p>
          </table:table-cell>
          <table:table-cell/>
        </table:table-row>
        <table:table-row table:style-name="ro1">
          <table:table-cell office:value-type="string" calcext:value-type="string">
            <text:p>0x32c37496239e3f9d840fb9379208a8814118db53</text:p>
          </table:table-cell>
          <table:table-cell office:value-type="float" office:value="9452.88706091" calcext:value-type="float">
            <text:p>9452.88706091</text:p>
          </table:table-cell>
          <table:table-cell/>
        </table:table-row>
        <table:table-row table:style-name="ro1">
          <table:table-cell office:value-type="string" calcext:value-type="string">
            <text:p>0xbfb595963d5cac4296d86a32ce92102ea78c33cd</text:p>
          </table:table-cell>
          <table:table-cell office:value-type="float" office:value="9421" calcext:value-type="float">
            <text:p>9421</text:p>
          </table:table-cell>
          <table:table-cell/>
        </table:table-row>
        <table:table-row table:style-name="ro1">
          <table:table-cell office:value-type="string" calcext:value-type="string">
            <text:p>0x947381cee7c5a2e4d01c767ad86f97854b18f895</text:p>
          </table:table-cell>
          <table:table-cell office:value-type="float" office:value="9335" calcext:value-type="float">
            <text:p>9335</text:p>
          </table:table-cell>
          <table:table-cell/>
        </table:table-row>
        <table:table-row table:style-name="ro1">
          <table:table-cell office:value-type="string" calcext:value-type="string">
            <text:p>0xd43e068b6721bf3f2dd62a0d562d777a7fc48171</text:p>
          </table:table-cell>
          <table:table-cell office:value-type="float" office:value="9319.30186726" calcext:value-type="float">
            <text:p>9319.30186726</text:p>
          </table:table-cell>
          <table:table-cell/>
        </table:table-row>
        <table:table-row table:style-name="ro1">
          <table:table-cell office:value-type="string" calcext:value-type="string">
            <text:p>0x7749db3a5918b0bcd1a61cbf00b9e449533ce083</text:p>
          </table:table-cell>
          <table:table-cell office:value-type="float" office:value="9314.734" calcext:value-type="float">
            <text:p>9314.734</text:p>
          </table:table-cell>
          <table:table-cell/>
        </table:table-row>
        <table:table-row table:style-name="ro1">
          <table:table-cell office:value-type="string" calcext:value-type="string">
            <text:p>0x96a8c282cc5ac091540a5dda1509b76756641db7</text:p>
          </table:table-cell>
          <table:table-cell office:value-type="float" office:value="9267.34341084" calcext:value-type="float">
            <text:p>9267.34341084</text:p>
          </table:table-cell>
          <table:table-cell/>
        </table:table-row>
        <table:table-row table:style-name="ro1">
          <table:table-cell office:value-type="string" calcext:value-type="string">
            <text:p>0x57de0d94f85d9b8ed865131e2731ff86edc2a231</text:p>
          </table:table-cell>
          <table:table-cell office:value-type="float" office:value="9265" calcext:value-type="float">
            <text:p>9265</text:p>
          </table:table-cell>
          <table:table-cell/>
        </table:table-row>
        <table:table-row table:style-name="ro1">
          <table:table-cell office:value-type="string" calcext:value-type="string">
            <text:p>0xbfff0f780fbb7568b74c03a30d1d01e481c176e0</text:p>
          </table:table-cell>
          <table:table-cell office:value-type="float" office:value="9213" calcext:value-type="float">
            <text:p>9213</text:p>
          </table:table-cell>
          <table:table-cell/>
        </table:table-row>
        <table:table-row table:style-name="ro1">
          <table:table-cell office:value-type="string" calcext:value-type="string">
            <text:p>0x66ff763f177cf65e2aeffa4fd5afba547b588018</text:p>
          </table:table-cell>
          <table:table-cell office:value-type="float" office:value="9186.41596562" calcext:value-type="float">
            <text:p>9186.41596562</text:p>
          </table:table-cell>
          <table:table-cell/>
        </table:table-row>
        <table:table-row table:style-name="ro1">
          <table:table-cell office:value-type="string" calcext:value-type="string">
            <text:p>0x488cd56ab68fc8fe871b7e208321693c6f1fdd03</text:p>
          </table:table-cell>
          <table:table-cell office:value-type="float" office:value="9074.92952989" calcext:value-type="float">
            <text:p>9074.92952989</text:p>
          </table:table-cell>
          <table:table-cell/>
        </table:table-row>
        <table:table-row table:style-name="ro1">
          <table:table-cell office:value-type="string" calcext:value-type="string">
            <text:p>0x7c09ed1cf18f34bded7eecc31c078f9ac84f8bdd</text:p>
          </table:table-cell>
          <table:table-cell office:value-type="float" office:value="8800" calcext:value-type="float">
            <text:p>8800</text:p>
          </table:table-cell>
          <table:table-cell/>
        </table:table-row>
        <table:table-row table:style-name="ro1">
          <table:table-cell office:value-type="string" calcext:value-type="string">
            <text:p>0xe6755d6093ca30f99dc291c5b06c6b3cc407bca2</text:p>
          </table:table-cell>
          <table:table-cell office:value-type="float" office:value="8798" calcext:value-type="float">
            <text:p>8798</text:p>
          </table:table-cell>
          <table:table-cell/>
        </table:table-row>
        <table:table-row table:style-name="ro1">
          <table:table-cell office:value-type="string" calcext:value-type="string">
            <text:p>0xbc43d4ba301223315fa6c11722263c022ab92d05</text:p>
          </table:table-cell>
          <table:table-cell office:value-type="float" office:value="8797.9724328" calcext:value-type="float">
            <text:p>8797.9724328</text:p>
          </table:table-cell>
          <table:table-cell/>
        </table:table-row>
        <table:table-row table:style-name="ro1">
          <table:table-cell office:value-type="string" calcext:value-type="string">
            <text:p>0x8f3a73b2fef4678e010e21c01af72c1795ecee69</text:p>
          </table:table-cell>
          <table:table-cell office:value-type="float" office:value="8758.90145687" calcext:value-type="float">
            <text:p>8758.90145687</text:p>
          </table:table-cell>
          <table:table-cell/>
        </table:table-row>
        <table:table-row table:style-name="ro1">
          <table:table-cell office:value-type="string" calcext:value-type="string">
            <text:p>0x032f079f44142dd77b68fa912d9ec0f75d1d0f3b</text:p>
          </table:table-cell>
          <table:table-cell office:value-type="float" office:value="8657.84531061" calcext:value-type="float">
            <text:p>8657.84531061</text:p>
          </table:table-cell>
          <table:table-cell/>
        </table:table-row>
        <table:table-row table:style-name="ro1">
          <table:table-cell office:value-type="string" calcext:value-type="string">
            <text:p>0x65fa82f0c0137d0a350fead52ae6314d479651b6</text:p>
          </table:table-cell>
          <table:table-cell office:value-type="float" office:value="8498.11246115" calcext:value-type="float">
            <text:p>8498.11246115</text:p>
          </table:table-cell>
          <table:table-cell/>
        </table:table-row>
        <table:table-row table:style-name="ro1">
          <table:table-cell office:value-type="string" calcext:value-type="string">
            <text:p>0x835df8fd00c1b83e735f96cf1fe43ddf3eb5994e</text:p>
          </table:table-cell>
          <table:table-cell office:value-type="float" office:value="8483" calcext:value-type="float">
            <text:p>8483</text:p>
          </table:table-cell>
          <table:table-cell/>
        </table:table-row>
        <table:table-row table:style-name="ro1">
          <table:table-cell office:value-type="string" calcext:value-type="string">
            <text:p>0xd6ea2e7b3491807337c4d2e50c607492769dc568</text:p>
          </table:table-cell>
          <table:table-cell office:value-type="float" office:value="8408" calcext:value-type="float">
            <text:p>8408</text:p>
          </table:table-cell>
          <table:table-cell/>
        </table:table-row>
        <table:table-row table:style-name="ro1">
          <table:table-cell office:value-type="string" calcext:value-type="string">
            <text:p>0x02349f669910c5531ac5da683c276a6553d94ca2</text:p>
          </table:table-cell>
          <table:table-cell office:value-type="float" office:value="8346.01161102" calcext:value-type="float">
            <text:p>8346.01161102</text:p>
          </table:table-cell>
          <table:table-cell/>
        </table:table-row>
        <table:table-row table:style-name="ro1">
          <table:table-cell office:value-type="string" calcext:value-type="string">
            <text:p>0x53152987abb7eac993b7582398cf39e6988b6f36</text:p>
          </table:table-cell>
          <table:table-cell office:value-type="float" office:value="8317" calcext:value-type="float">
            <text:p>8317</text:p>
          </table:table-cell>
          <table:table-cell/>
        </table:table-row>
        <table:table-row table:style-name="ro1">
          <table:table-cell office:value-type="string" calcext:value-type="string">
            <text:p>0x2694b36a4db166457bc6311c16f3b9c6791c5a66</text:p>
          </table:table-cell>
          <table:table-cell office:value-type="float" office:value="8294.20368252" calcext:value-type="float">
            <text:p>8294.20368252</text:p>
          </table:table-cell>
          <table:table-cell/>
        </table:table-row>
        <table:table-row table:style-name="ro1">
          <table:table-cell office:value-type="string" calcext:value-type="string">
            <text:p>0xbf45f4280cfbe7c2d2515a7d984b8c71c15e82b7</text:p>
          </table:table-cell>
          <table:table-cell office:value-type="float" office:value="8266.76913364" calcext:value-type="float">
            <text:p>8266.76913364</text:p>
          </table:table-cell>
          <table:table-cell/>
        </table:table-row>
        <table:table-row table:style-name="ro1">
          <table:table-cell office:value-type="string" calcext:value-type="string">
            <text:p>0xcb29dfecb1f172189460df860ecaa603396e1157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string" calcext:value-type="string">
            <text:p>0xcfd5a36b74a4e9fb77d7ca40f5d5e53719f6a131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string" calcext:value-type="string">
            <text:p>0xe4a89d4031abc77b65a01bdae08b293a24f74007</text:p>
          </table:table-cell>
          <table:table-cell office:value-type="float" office:value="7999.58599115" calcext:value-type="float">
            <text:p>7999.58599115</text:p>
          </table:table-cell>
          <table:table-cell/>
        </table:table-row>
        <table:table-row table:style-name="ro1">
          <table:table-cell office:value-type="string" calcext:value-type="string">
            <text:p>0x0520adf656f32d5f20a77de2e978c4285ae6835b</text:p>
          </table:table-cell>
          <table:table-cell office:value-type="float" office:value="7968.21063595" calcext:value-type="float">
            <text:p>7968.21063595</text:p>
          </table:table-cell>
          <table:table-cell/>
        </table:table-row>
        <table:table-row table:style-name="ro1">
          <table:table-cell office:value-type="string" calcext:value-type="string">
            <text:p>0xa03a5926253d797eff9f8fe8ce4d7362e6fd84ca</text:p>
          </table:table-cell>
          <table:table-cell office:value-type="float" office:value="7945.78897121" calcext:value-type="float">
            <text:p>7945.78897121</text:p>
          </table:table-cell>
          <table:table-cell/>
        </table:table-row>
        <table:table-row table:style-name="ro1">
          <table:table-cell office:value-type="string" calcext:value-type="string">
            <text:p>0xff7c6977c5e9fb5607f80d7fc57632bea8d85191</text:p>
          </table:table-cell>
          <table:table-cell office:value-type="float" office:value="7746" calcext:value-type="float">
            <text:p>7746</text:p>
          </table:table-cell>
          <table:table-cell/>
        </table:table-row>
        <table:table-row table:style-name="ro1">
          <table:table-cell office:value-type="string" calcext:value-type="string">
            <text:p>0xd235e4a4459390671c150cffb8fae686924b655f</text:p>
          </table:table-cell>
          <table:table-cell office:value-type="float" office:value="7729.3574879" calcext:value-type="float">
            <text:p>7729.3574879</text:p>
          </table:table-cell>
          <table:table-cell/>
        </table:table-row>
        <table:table-row table:style-name="ro1">
          <table:table-cell office:value-type="string" calcext:value-type="string">
            <text:p>0x14eb3b15d90e2b088d91c11685de8671e7c01910</text:p>
          </table:table-cell>
          <table:table-cell office:value-type="float" office:value="7500" calcext:value-type="float">
            <text:p>7500</text:p>
          </table:table-cell>
          <table:table-cell/>
        </table:table-row>
        <table:table-row table:style-name="ro1">
          <table:table-cell office:value-type="string" calcext:value-type="string">
            <text:p>0x57addbcd0953ff2845537fb4b50fb6337d533964</text:p>
          </table:table-cell>
          <table:table-cell office:value-type="float" office:value="7489.70058262" calcext:value-type="float">
            <text:p>7489.70058262</text:p>
          </table:table-cell>
          <table:table-cell/>
        </table:table-row>
        <table:table-row table:style-name="ro1">
          <table:table-cell office:value-type="string" calcext:value-type="string">
            <text:p>0xbc2afab4013db187a33b1cc39a8de31947c0aecd</text:p>
          </table:table-cell>
          <table:table-cell office:value-type="float" office:value="7458.73220426" calcext:value-type="float">
            <text:p>7458.73220426</text:p>
          </table:table-cell>
          <table:table-cell/>
        </table:table-row>
        <table:table-row table:style-name="ro1">
          <table:table-cell office:value-type="string" calcext:value-type="string">
            <text:p>0x83907b1ad94a13e801bc16ec81fcf1d50da7066c</text:p>
          </table:table-cell>
          <table:table-cell office:value-type="float" office:value="7435.55963031" calcext:value-type="float">
            <text:p>7435.55963031</text:p>
          </table:table-cell>
          <table:table-cell/>
        </table:table-row>
        <table:table-row table:style-name="ro1">
          <table:table-cell office:value-type="string" calcext:value-type="string">
            <text:p>0xb0054354d20070fe4514a9591a4e7666c4c3d712</text:p>
          </table:table-cell>
          <table:table-cell office:value-type="float" office:value="7429.05872906" calcext:value-type="float">
            <text:p>7429.05872906</text:p>
          </table:table-cell>
          <table:table-cell/>
        </table:table-row>
        <table:table-row table:style-name="ro1">
          <table:table-cell office:value-type="string" calcext:value-type="string">
            <text:p>0x74e3dcb949bb8662f5fbeda762f939e7e546c463</text:p>
          </table:table-cell>
          <table:table-cell office:value-type="float" office:value="7420.96244384" calcext:value-type="float">
            <text:p>7420.96244384</text:p>
          </table:table-cell>
          <table:table-cell/>
        </table:table-row>
        <table:table-row table:style-name="ro1">
          <table:table-cell office:value-type="string" calcext:value-type="string">
            <text:p>0xff190a4cc92b154635140335791d3779f60dc311</text:p>
          </table:table-cell>
          <table:table-cell office:value-type="float" office:value="7374.85348" calcext:value-type="float">
            <text:p>7374.85348</text:p>
          </table:table-cell>
          <table:table-cell/>
        </table:table-row>
        <table:table-row table:style-name="ro1">
          <table:table-cell office:value-type="string" calcext:value-type="string">
            <text:p>0xb419903d76760b3192312b45e234cd624f767ead</text:p>
          </table:table-cell>
          <table:table-cell office:value-type="float" office:value="7348.11942585" calcext:value-type="float">
            <text:p>7348.11942585</text:p>
          </table:table-cell>
          <table:table-cell/>
        </table:table-row>
        <table:table-row table:style-name="ro1">
          <table:table-cell office:value-type="string" calcext:value-type="string">
            <text:p>0x31316c75768ca10f683e17882b34d13fc1caccb6</text:p>
          </table:table-cell>
          <table:table-cell office:value-type="float" office:value="7227" calcext:value-type="float">
            <text:p>7227</text:p>
          </table:table-cell>
          <table:table-cell/>
        </table:table-row>
        <table:table-row table:style-name="ro1">
          <table:table-cell office:value-type="string" calcext:value-type="string">
            <text:p>0xab96a6e4ce7c4cbbaf44d7955eaed799694b1275</text:p>
          </table:table-cell>
          <table:table-cell office:value-type="float" office:value="7203" calcext:value-type="float">
            <text:p>7203</text:p>
          </table:table-cell>
          <table:table-cell/>
        </table:table-row>
        <table:table-row table:style-name="ro1">
          <table:table-cell office:value-type="string" calcext:value-type="string">
            <text:p>0x6eedd4c25ce31d3f59142007f4f9ea85966baafa</text:p>
          </table:table-cell>
          <table:table-cell office:value-type="float" office:value="7166.09099581" calcext:value-type="float">
            <text:p>7166.09099581</text:p>
          </table:table-cell>
          <table:table-cell/>
        </table:table-row>
        <table:table-row table:style-name="ro1">
          <table:table-cell office:value-type="string" calcext:value-type="string">
            <text:p>0x4664cb59e7f8aa480a40166567e5eb4a54ba1cc4</text:p>
          </table:table-cell>
          <table:table-cell office:value-type="float" office:value="7112" calcext:value-type="float">
            <text:p>7112</text:p>
          </table:table-cell>
          <table:table-cell/>
        </table:table-row>
        <table:table-row table:style-name="ro1">
          <table:table-cell office:value-type="string" calcext:value-type="string">
            <text:p>0x56ef1c676af00d8cdc0be194c05eaa81fea08666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string" calcext:value-type="string">
            <text:p>0xdec5190d59ed370aeed30341dcda3a2b8888e9c2</text:p>
          </table:table-cell>
          <table:table-cell office:value-type="float" office:value="6996.8532128" calcext:value-type="float">
            <text:p>6996.8532128</text:p>
          </table:table-cell>
          <table:table-cell/>
        </table:table-row>
        <table:table-row table:style-name="ro1">
          <table:table-cell office:value-type="string" calcext:value-type="string">
            <text:p>0x2b8fb750759e26f80e0ca178729f01d6c81155dd</text:p>
          </table:table-cell>
          <table:table-cell office:value-type="float" office:value="6985.06" calcext:value-type="float">
            <text:p>6985.06</text:p>
          </table:table-cell>
          <table:table-cell/>
        </table:table-row>
        <table:table-row table:style-name="ro1">
          <table:table-cell office:value-type="string" calcext:value-type="string">
            <text:p>0xf5393a297faaa322b4a6adb34aef2fadf1cf4f3e</text:p>
          </table:table-cell>
          <table:table-cell office:value-type="float" office:value="6955.08361747" calcext:value-type="float">
            <text:p>6955.08361747</text:p>
          </table:table-cell>
          <table:table-cell/>
        </table:table-row>
        <table:table-row table:style-name="ro1">
          <table:table-cell office:value-type="string" calcext:value-type="string">
            <text:p>0x205d99ca45918540c1c13924fbaac387a14982cf</text:p>
          </table:table-cell>
          <table:table-cell office:value-type="float" office:value="6895.43021479" calcext:value-type="float">
            <text:p>6895.43021479</text:p>
          </table:table-cell>
          <table:table-cell/>
        </table:table-row>
        <table:table-row table:style-name="ro1">
          <table:table-cell office:value-type="string" calcext:value-type="string">
            <text:p>0xef6f4d006c30bed47b705e7ac6767c28ee58e972</text:p>
          </table:table-cell>
          <table:table-cell office:value-type="float" office:value="6830" calcext:value-type="float">
            <text:p>6830</text:p>
          </table:table-cell>
          <table:table-cell/>
        </table:table-row>
        <table:table-row table:style-name="ro1">
          <table:table-cell office:value-type="string" calcext:value-type="string">
            <text:p>0x7f5b06fa98bfa70893d2941fcdd1f24b6a631986</text:p>
          </table:table-cell>
          <table:table-cell office:value-type="float" office:value="6799" calcext:value-type="float">
            <text:p>6799</text:p>
          </table:table-cell>
          <table:table-cell/>
        </table:table-row>
        <table:table-row table:style-name="ro1">
          <table:table-cell office:value-type="string" calcext:value-type="string">
            <text:p>0x4dacba56b747b379b90c19bd751b5643e6ccf9f8</text:p>
          </table:table-cell>
          <table:table-cell office:value-type="float" office:value="6707.64822341" calcext:value-type="float">
            <text:p>6707.64822341</text:p>
          </table:table-cell>
          <table:table-cell/>
        </table:table-row>
        <table:table-row table:style-name="ro1">
          <table:table-cell office:value-type="string" calcext:value-type="string">
            <text:p>0x7910b8c00189a4d971b49a5c9c41e32cce4bd4ea</text:p>
          </table:table-cell>
          <table:table-cell office:value-type="float" office:value="6691.78876153" calcext:value-type="float">
            <text:p>6691.78876153</text:p>
          </table:table-cell>
          <table:table-cell/>
        </table:table-row>
        <table:table-row table:style-name="ro1">
          <table:table-cell office:value-type="string" calcext:value-type="string">
            <text:p>0x5f1d47144121163999ab22813702041e1b6bc35b</text:p>
          </table:table-cell>
          <table:table-cell office:value-type="float" office:value="6626.43" calcext:value-type="float">
            <text:p>6626.43</text:p>
          </table:table-cell>
          <table:table-cell/>
        </table:table-row>
        <table:table-row table:style-name="ro1">
          <table:table-cell office:value-type="string" calcext:value-type="string">
            <text:p>0x9d573aaed110bf68f2cadd91debf964ef788b342</text:p>
          </table:table-cell>
          <table:table-cell office:value-type="float" office:value="6571.97879852" calcext:value-type="float">
            <text:p>6571.97879852</text:p>
          </table:table-cell>
          <table:table-cell/>
        </table:table-row>
        <table:table-row table:style-name="ro1">
          <table:table-cell office:value-type="string" calcext:value-type="string">
            <text:p>0xa7ebf19d015a225a4bd2660fb9eafb8c8bf10059</text:p>
          </table:table-cell>
          <table:table-cell office:value-type="float" office:value="6518.13722403" calcext:value-type="float">
            <text:p>6518.13722403</text:p>
          </table:table-cell>
          <table:table-cell/>
        </table:table-row>
        <table:table-row table:style-name="ro1">
          <table:table-cell office:value-type="string" calcext:value-type="string">
            <text:p>0x296a3dba04ea8c8a4b330709754ea4cd10f38903</text:p>
          </table:table-cell>
          <table:table-cell office:value-type="float" office:value="6457" calcext:value-type="float">
            <text:p>6457</text:p>
          </table:table-cell>
          <table:table-cell/>
        </table:table-row>
        <table:table-row table:style-name="ro1">
          <table:table-cell office:value-type="string" calcext:value-type="string">
            <text:p>0x284c78734d21e76015befd12c9594e06854257a1</text:p>
          </table:table-cell>
          <table:table-cell office:value-type="float" office:value="6416" calcext:value-type="float">
            <text:p>6416</text:p>
          </table:table-cell>
          <table:table-cell/>
        </table:table-row>
        <table:table-row table:style-name="ro1">
          <table:table-cell office:value-type="string" calcext:value-type="string">
            <text:p>0xc0d39addc6e5bd78bddfacf8a1c7daa1d6834fc8</text:p>
          </table:table-cell>
          <table:table-cell office:value-type="float" office:value="6398.29500941" calcext:value-type="float">
            <text:p>6398.29500941</text:p>
          </table:table-cell>
          <table:table-cell/>
        </table:table-row>
        <table:table-row table:style-name="ro1">
          <table:table-cell office:value-type="string" calcext:value-type="string">
            <text:p>0x54ac281d84ae62822e4ad31410cd7292cdc90e35</text:p>
          </table:table-cell>
          <table:table-cell office:value-type="float" office:value="6363.15787738" calcext:value-type="float">
            <text:p>6363.15787738</text:p>
          </table:table-cell>
          <table:table-cell/>
        </table:table-row>
        <table:table-row table:style-name="ro1">
          <table:table-cell office:value-type="string" calcext:value-type="string">
            <text:p>0xf7acf85c77f0b2a0d75ea318be4bccd7d8e114b3</text:p>
          </table:table-cell>
          <table:table-cell office:value-type="float" office:value="6339.137" calcext:value-type="float">
            <text:p>6339.137</text:p>
          </table:table-cell>
          <table:table-cell/>
        </table:table-row>
        <table:table-row table:style-name="ro1">
          <table:table-cell office:value-type="string" calcext:value-type="string">
            <text:p>0x7631ea2f0bee018c51cc549a36e59de5524d6d4e</text:p>
          </table:table-cell>
          <table:table-cell office:value-type="float" office:value="6285.54072134" calcext:value-type="float">
            <text:p>6285.54072134</text:p>
          </table:table-cell>
          <table:table-cell/>
        </table:table-row>
        <table:table-row table:style-name="ro1">
          <table:table-cell office:value-type="string" calcext:value-type="string">
            <text:p>0x7e7e2bf7edc52322ee1d251432c248693ecd9e0f</text:p>
          </table:table-cell>
          <table:table-cell office:value-type="float" office:value="6251.08405267" calcext:value-type="float">
            <text:p>6251.08405267</text:p>
          </table:table-cell>
          <table:table-cell/>
        </table:table-row>
        <table:table-row table:style-name="ro1">
          <table:table-cell office:value-type="string" calcext:value-type="string">
            <text:p>0x4a0a126be7115ebe16db6785fedf2711b2d7eba4</text:p>
          </table:table-cell>
          <table:table-cell office:value-type="float" office:value="6178" calcext:value-type="float">
            <text:p>6178</text:p>
          </table:table-cell>
          <table:table-cell/>
        </table:table-row>
        <table:table-row table:style-name="ro1">
          <table:table-cell office:value-type="string" calcext:value-type="string">
            <text:p>0x72872d7cdbee062e01441b5e43cd0decd1100574</text:p>
          </table:table-cell>
          <table:table-cell office:value-type="float" office:value="6168" calcext:value-type="float">
            <text:p>6168</text:p>
          </table:table-cell>
          <table:table-cell/>
        </table:table-row>
        <table:table-row table:style-name="ro1">
          <table:table-cell office:value-type="string" calcext:value-type="string">
            <text:p>0x0d0d1745393aff2dacf1778702525a2b1162be5a</text:p>
          </table:table-cell>
          <table:table-cell office:value-type="float" office:value="6139.94163412" calcext:value-type="float">
            <text:p>6139.94163412</text:p>
          </table:table-cell>
          <table:table-cell/>
        </table:table-row>
        <table:table-row table:style-name="ro1">
          <table:table-cell office:value-type="string" calcext:value-type="string">
            <text:p>0x5b88d198211b60012b913b63f01a0bc3b4a96bc0</text:p>
          </table:table-cell>
          <table:table-cell office:value-type="float" office:value="6100" calcext:value-type="float">
            <text:p>6100</text:p>
          </table:table-cell>
          <table:table-cell/>
        </table:table-row>
        <table:table-row table:style-name="ro1">
          <table:table-cell office:value-type="string" calcext:value-type="string">
            <text:p>0x5c1ca5a34111c6f55c0778d149ebcc3c19264f7c</text:p>
          </table:table-cell>
          <table:table-cell office:value-type="float" office:value="6005.37978468" calcext:value-type="float">
            <text:p>6005.37978468</text:p>
          </table:table-cell>
          <table:table-cell/>
        </table:table-row>
        <table:table-row table:style-name="ro1">
          <table:table-cell office:value-type="string" calcext:value-type="string">
            <text:p>0x81bd29deae0021d3fd19353001df5de8c2d522cb</text:p>
          </table:table-cell>
          <table:table-cell office:value-type="float" office:value="6001.76683573" calcext:value-type="float">
            <text:p>6001.76683573</text:p>
          </table:table-cell>
          <table:table-cell/>
        </table:table-row>
        <table:table-row table:style-name="ro1">
          <table:table-cell office:value-type="string" calcext:value-type="string">
            <text:p>0xdc537e10a113ab0238970e86c9da85ecb97dfabb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0x7c22fa3d79646f3d48b467aaaae18c4a4712c215</text:p>
          </table:table-cell>
          <table:table-cell office:value-type="float" office:value="5988.5779063" calcext:value-type="float">
            <text:p>5988.5779063</text:p>
          </table:table-cell>
          <table:table-cell/>
        </table:table-row>
        <table:table-row table:style-name="ro1">
          <table:table-cell office:value-type="string" calcext:value-type="string">
            <text:p>0x2120bbc3763ab23bdcdd2d7dfcee1a7545ba6353</text:p>
          </table:table-cell>
          <table:table-cell office:value-type="float" office:value="5970.36456401" calcext:value-type="float">
            <text:p>5970.36456401</text:p>
          </table:table-cell>
          <table:table-cell/>
        </table:table-row>
        <table:table-row table:style-name="ro1">
          <table:table-cell office:value-type="string" calcext:value-type="string">
            <text:p>0x65d591d070366beca07976f07c1eb219854620cf</text:p>
          </table:table-cell>
          <table:table-cell office:value-type="float" office:value="5900" calcext:value-type="float">
            <text:p>5900</text:p>
          </table:table-cell>
          <table:table-cell/>
        </table:table-row>
        <table:table-row table:style-name="ro1">
          <table:table-cell office:value-type="string" calcext:value-type="string">
            <text:p>0xA3015196301963865e4df2ad681A7817C8Ff055a</text:p>
          </table:table-cell>
          <table:table-cell office:value-type="float" office:value="5850" calcext:value-type="float">
            <text:p>5850</text:p>
          </table:table-cell>
          <table:table-cell/>
        </table:table-row>
        <table:table-row table:style-name="ro1">
          <table:table-cell office:value-type="string" calcext:value-type="string">
            <text:p>0x7cfe1864f574b4e72827375ad38eafc21df3113b</text:p>
          </table:table-cell>
          <table:table-cell office:value-type="float" office:value="5741.41248335" calcext:value-type="float">
            <text:p>5741.41248335</text:p>
          </table:table-cell>
          <table:table-cell/>
        </table:table-row>
        <table:table-row table:style-name="ro1">
          <table:table-cell office:value-type="string" calcext:value-type="string">
            <text:p>0xbd6b376c884b600731bff0053eb5869587279e34</text:p>
          </table:table-cell>
          <table:table-cell office:value-type="float" office:value="5731.85749412" calcext:value-type="float">
            <text:p>5731.85749412</text:p>
          </table:table-cell>
          <table:table-cell/>
        </table:table-row>
        <table:table-row table:style-name="ro1">
          <table:table-cell office:value-type="string" calcext:value-type="string">
            <text:p>0x432a1671e5e2539d2fe2e76820b6a2192ba9bd00</text:p>
          </table:table-cell>
          <table:table-cell office:value-type="float" office:value="5727.793" calcext:value-type="float">
            <text:p>5727.793</text:p>
          </table:table-cell>
          <table:table-cell/>
        </table:table-row>
        <table:table-row table:style-name="ro1">
          <table:table-cell office:value-type="string" calcext:value-type="string">
            <text:p>0xb71d443730426450f59981a3ed0eb1d5050c36d3</text:p>
          </table:table-cell>
          <table:table-cell office:value-type="float" office:value="5654.29266344" calcext:value-type="float">
            <text:p>5654.29266344</text:p>
          </table:table-cell>
          <table:table-cell/>
        </table:table-row>
        <table:table-row table:style-name="ro1">
          <table:table-cell office:value-type="string" calcext:value-type="string">
            <text:p>0x58d995b6dfab4a82df05914c6031d59b96a3aa41</text:p>
          </table:table-cell>
          <table:table-cell office:value-type="float" office:value="5645.05849861" calcext:value-type="float">
            <text:p>5645.05849861</text:p>
          </table:table-cell>
          <table:table-cell/>
        </table:table-row>
        <table:table-row table:style-name="ro1">
          <table:table-cell office:value-type="string" calcext:value-type="string">
            <text:p>0x845aa68daecbd32efd3f3fb5cbdf6b9fb5bcc978</text:p>
          </table:table-cell>
          <table:table-cell office:value-type="float" office:value="5579" calcext:value-type="float">
            <text:p>5579</text:p>
          </table:table-cell>
          <table:table-cell/>
        </table:table-row>
        <table:table-row table:style-name="ro1">
          <table:table-cell office:value-type="string" calcext:value-type="string">
            <text:p>0xe04b7bc52e4ddf0b455238c22bcc357f06ff6a5a</text:p>
          </table:table-cell>
          <table:table-cell office:value-type="float" office:value="5558.15638737" calcext:value-type="float">
            <text:p>5558.15638737</text:p>
          </table:table-cell>
          <table:table-cell/>
        </table:table-row>
        <table:table-row table:style-name="ro1">
          <table:table-cell office:value-type="string" calcext:value-type="string">
            <text:p>0x249fcfeacd9f6b3824fdb110bca3c0a919bf67cc</text:p>
          </table:table-cell>
          <table:table-cell office:value-type="float" office:value="5524.91868149" calcext:value-type="float">
            <text:p>5524.91868149</text:p>
          </table:table-cell>
          <table:table-cell/>
        </table:table-row>
        <table:table-row table:style-name="ro1">
          <table:table-cell office:value-type="string" calcext:value-type="string">
            <text:p>0x385eb183223aaf5cda6022f6ed26faac1e3c0a47</text:p>
          </table:table-cell>
          <table:table-cell office:value-type="float" office:value="5485" calcext:value-type="float">
            <text:p>5485</text:p>
          </table:table-cell>
          <table:table-cell/>
        </table:table-row>
        <table:table-row table:style-name="ro1">
          <table:table-cell office:value-type="string" calcext:value-type="string">
            <text:p>0xa374ec7c9c3245b8a042f87fb15998ba0b79f571</text:p>
          </table:table-cell>
          <table:table-cell office:value-type="float" office:value="5472.8005822" calcext:value-type="float">
            <text:p>5472.8005822</text:p>
          </table:table-cell>
          <table:table-cell/>
        </table:table-row>
        <table:table-row table:style-name="ro1">
          <table:table-cell office:value-type="string" calcext:value-type="string">
            <text:p>0x03bc02a46c06ff1baf73190558f99ee076a900d5</text:p>
          </table:table-cell>
          <table:table-cell office:value-type="float" office:value="5458.57691662" calcext:value-type="float">
            <text:p>5458.57691662</text:p>
          </table:table-cell>
          <table:table-cell/>
        </table:table-row>
        <table:table-row table:style-name="ro1">
          <table:table-cell office:value-type="string" calcext:value-type="string">
            <text:p>0xd83776c240a165a3d330775e8d0a55622663b55b</text:p>
          </table:table-cell>
          <table:table-cell office:value-type="float" office:value="5326.5" calcext:value-type="float">
            <text:p>5326.5</text:p>
          </table:table-cell>
          <table:table-cell/>
        </table:table-row>
        <table:table-row table:style-name="ro1">
          <table:table-cell office:value-type="string" calcext:value-type="string">
            <text:p>0xaaf0773c77b03c87f105e29ddf835148701ceafe</text:p>
          </table:table-cell>
          <table:table-cell office:value-type="float" office:value="5311.79432668" calcext:value-type="float">
            <text:p>5311.79432668</text:p>
          </table:table-cell>
          <table:table-cell/>
        </table:table-row>
        <table:table-row table:style-name="ro1">
          <table:table-cell office:value-type="string" calcext:value-type="string">
            <text:p>0x91f93bc5053b4e1b1c2f56d6f4442c306ea65a94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1">
          <table:table-cell office:value-type="string" calcext:value-type="string">
            <text:p>0x856f6b6d542cdfcc5b8d6fb9a32c944b6c0f27bd</text:p>
          </table:table-cell>
          <table:table-cell office:value-type="float" office:value="5233.33273097" calcext:value-type="float">
            <text:p>5233.33273097</text:p>
          </table:table-cell>
          <table:table-cell/>
        </table:table-row>
        <table:table-row table:style-name="ro1">
          <table:table-cell office:value-type="string" calcext:value-type="string">
            <text:p>0x9dc446bf12c392e82862d564a6b3dd4adcb65d4f</text:p>
          </table:table-cell>
          <table:table-cell office:value-type="float" office:value="5085" calcext:value-type="float">
            <text:p>5085</text:p>
          </table:table-cell>
          <table:table-cell/>
        </table:table-row>
        <table:table-row table:style-name="ro1">
          <table:table-cell office:value-type="string" calcext:value-type="string">
            <text:p>0xa5d687fdcab26e0e6451cfa1dd2353fa3efb7e53</text:p>
          </table:table-cell>
          <table:table-cell office:value-type="float" office:value="5085" calcext:value-type="float">
            <text:p>5085</text:p>
          </table:table-cell>
          <table:table-cell/>
        </table:table-row>
        <table:table-row table:style-name="ro1">
          <table:table-cell office:value-type="string" calcext:value-type="string">
            <text:p>0xbd44b36ad14e7f49c20ba32128b6136ad63521be</text:p>
          </table:table-cell>
          <table:table-cell office:value-type="float" office:value="5085" calcext:value-type="float">
            <text:p>5085</text:p>
          </table:table-cell>
          <table:table-cell/>
        </table:table-row>
        <table:table-row table:style-name="ro1">
          <table:table-cell office:value-type="string" calcext:value-type="string">
            <text:p>0xc573c359fb77fd26f9107e3969674364315bb0a0</text:p>
          </table:table-cell>
          <table:table-cell office:value-type="float" office:value="5085" calcext:value-type="float">
            <text:p>5085</text:p>
          </table:table-cell>
          <table:table-cell/>
        </table:table-row>
        <table:table-row table:style-name="ro1">
          <table:table-cell office:value-type="string" calcext:value-type="string">
            <text:p>0x548c7a27c33f3e1d59fd9ee97b7d56a2e4a5139d</text:p>
          </table:table-cell>
          <table:table-cell office:value-type="float" office:value="5075" calcext:value-type="float">
            <text:p>5075</text:p>
          </table:table-cell>
          <table:table-cell/>
        </table:table-row>
        <table:table-row table:style-name="ro1">
          <table:table-cell office:value-type="string" calcext:value-type="string">
            <text:p>0xecaaeffeb31bc916f998efe5eac0985a3f37a6f8</text:p>
          </table:table-cell>
          <table:table-cell office:value-type="float" office:value="5050.45789194" calcext:value-type="float">
            <text:p>5050.45789194</text:p>
          </table:table-cell>
          <table:table-cell/>
        </table:table-row>
        <table:table-row table:style-name="ro1">
          <table:table-cell office:value-type="string" calcext:value-type="string">
            <text:p>0x43ccdf5edcfc63536d2e2e67ec8b89130358574c</text:p>
          </table:table-cell>
          <table:table-cell office:value-type="float" office:value="5013.9503012" calcext:value-type="float">
            <text:p>5013.9503012</text:p>
          </table:table-cell>
          <table:table-cell/>
        </table:table-row>
        <table:table-row table:style-name="ro1">
          <table:table-cell office:value-type="string" calcext:value-type="string">
            <text:p>0x0e5e85c17a95ba4c4db13cef478c31bbe5904f1c</text:p>
          </table:table-cell>
          <table:table-cell office:value-type="float" office:value="5000.6246775" calcext:value-type="float">
            <text:p>5000.6246775</text:p>
          </table:table-cell>
          <table:table-cell/>
        </table:table-row>
        <table:table-row table:style-name="ro1">
          <table:table-cell office:value-type="string" calcext:value-type="string">
            <text:p>0x158136112d8a2c70d3b60c4075a9dc30372e563c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4dc5cdfe21d0113d4a67123d6651f5cb949afaf4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52148dfb0546e28a50c5f4308cf8646d695ad51f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61385f4c311f689921b854ba500ffe7f4a9c2e45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68a4693a011d0b9e81e70fe4e0a98d75a243bfd3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933e7970b0cb7ecffded4e15a33a979e36853d0c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ae2a8e164a7814b4ee6eb7fa5be76546dcd029c9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b3b735e53f9e76e111e6c7e65154216fcc7cce87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d0ceba01c1fe7baaa068668d63593e835b2eff58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92ad3e907e7e4a160a551ae142eca634cbabfde4</text:p>
          </table:table-cell>
          <table:table-cell office:value-type="float" office:value="4999.99951122" calcext:value-type="float">
            <text:p>4999.99951122</text:p>
          </table:table-cell>
          <table:table-cell/>
        </table:table-row>
        <table:table-row table:style-name="ro1">
          <table:table-cell office:value-type="string" calcext:value-type="string">
            <text:p>0x3a82476127c5b248874cf6a346caa2215ed0a7b1</text:p>
          </table:table-cell>
          <table:table-cell office:value-type="float" office:value="4994.14520553" calcext:value-type="float">
            <text:p>4994.14520553</text:p>
          </table:table-cell>
          <table:table-cell/>
        </table:table-row>
        <table:table-row table:style-name="ro1">
          <table:table-cell office:value-type="string" calcext:value-type="string">
            <text:p>0x3a0d1c0b3552ee27cd4ade9683a21ec7b8537e59</text:p>
          </table:table-cell>
          <table:table-cell office:value-type="float" office:value="4962.04204858" calcext:value-type="float">
            <text:p>4962.04204858</text:p>
          </table:table-cell>
          <table:table-cell/>
        </table:table-row>
        <table:table-row table:style-name="ro1">
          <table:table-cell office:value-type="string" calcext:value-type="string">
            <text:p>0xee497da176c0bbcaeea42a383227e9d9bceee121</text:p>
          </table:table-cell>
          <table:table-cell office:value-type="float" office:value="4921.87502778" calcext:value-type="float">
            <text:p>4921.87502778</text:p>
          </table:table-cell>
          <table:table-cell/>
        </table:table-row>
        <table:table-row table:style-name="ro1">
          <table:table-cell office:value-type="string" calcext:value-type="string">
            <text:p>0x709e214D05c5F9e2cE8254B098C3ca8393090584</text:p>
          </table:table-cell>
          <table:table-cell office:value-type="float" office:value="4885.33492083" calcext:value-type="float">
            <text:p>4885.33492083</text:p>
          </table:table-cell>
          <table:table-cell/>
        </table:table-row>
        <table:table-row table:style-name="ro1">
          <table:table-cell office:value-type="string" calcext:value-type="string">
            <text:p>0x9b5194f5622319cc280d307d8a792a03e6f6b516</text:p>
          </table:table-cell>
          <table:table-cell office:value-type="float" office:value="4850" calcext:value-type="float">
            <text:p>4850</text:p>
          </table:table-cell>
          <table:table-cell/>
        </table:table-row>
        <table:table-row table:style-name="ro1">
          <table:table-cell office:value-type="string" calcext:value-type="string">
            <text:p>0x56680aab702829e2b45146d79f547c79e46ec861</text:p>
          </table:table-cell>
          <table:table-cell office:value-type="float" office:value="4818.3424626" calcext:value-type="float">
            <text:p>4818.3424626</text:p>
          </table:table-cell>
          <table:table-cell/>
        </table:table-row>
        <table:table-row table:style-name="ro1">
          <table:table-cell office:value-type="string" calcext:value-type="string">
            <text:p>0x3da339f504f182efd913d883e03c347b66c980a3</text:p>
          </table:table-cell>
          <table:table-cell office:value-type="float" office:value="4810.83821607" calcext:value-type="float">
            <text:p>4810.83821607</text:p>
          </table:table-cell>
          <table:table-cell/>
        </table:table-row>
        <table:table-row table:style-name="ro1">
          <table:table-cell office:value-type="string" calcext:value-type="string">
            <text:p>0x9c1b70db643d18ff4daca32fc04f9f552f185bba</text:p>
          </table:table-cell>
          <table:table-cell office:value-type="float" office:value="4789.34387911" calcext:value-type="float">
            <text:p>4789.34387911</text:p>
          </table:table-cell>
          <table:table-cell/>
        </table:table-row>
        <table:table-row table:style-name="ro1">
          <table:table-cell office:value-type="string" calcext:value-type="string">
            <text:p>0x5042c75965ee9ea84cfa3e4df93726cd1c36b117</text:p>
          </table:table-cell>
          <table:table-cell office:value-type="float" office:value="4776.80202054" calcext:value-type="float">
            <text:p>4776.80202054</text:p>
          </table:table-cell>
          <table:table-cell/>
        </table:table-row>
        <table:table-row table:style-name="ro1">
          <table:table-cell office:value-type="string" calcext:value-type="string">
            <text:p>0x500ee4df1a6760f44f64400985ecbf2e698316e5</text:p>
          </table:table-cell>
          <table:table-cell office:value-type="float" office:value="4775.97533821" calcext:value-type="float">
            <text:p>4775.97533821</text:p>
          </table:table-cell>
          <table:table-cell/>
        </table:table-row>
        <table:table-row table:style-name="ro1">
          <table:table-cell office:value-type="string" calcext:value-type="string">
            <text:p>0x1cd84ab8312475aa387260c0a1c8c9ecfd790832</text:p>
          </table:table-cell>
          <table:table-cell office:value-type="float" office:value="4774.86664449" calcext:value-type="float">
            <text:p>4774.86664449</text:p>
          </table:table-cell>
          <table:table-cell/>
        </table:table-row>
        <table:table-row table:style-name="ro1">
          <table:table-cell office:value-type="string" calcext:value-type="string">
            <text:p>0x20a505b63e1d0da8949bba0d18fd6e23cc89422a</text:p>
          </table:table-cell>
          <table:table-cell office:value-type="float" office:value="4750.53491897" calcext:value-type="float">
            <text:p>4750.53491897</text:p>
          </table:table-cell>
          <table:table-cell/>
        </table:table-row>
        <table:table-row table:style-name="ro1">
          <table:table-cell office:value-type="string" calcext:value-type="string">
            <text:p>0x1b57b6fc5c0c0008168ff651ebc9441a84ecb860</text:p>
          </table:table-cell>
          <table:table-cell office:value-type="float" office:value="4730" calcext:value-type="float">
            <text:p>4730</text:p>
          </table:table-cell>
          <table:table-cell/>
        </table:table-row>
        <table:table-row table:style-name="ro1">
          <table:table-cell office:value-type="string" calcext:value-type="string">
            <text:p>0xff1b0cd38f7f6811028b5caca3b332fc8183e849</text:p>
          </table:table-cell>
          <table:table-cell office:value-type="float" office:value="4692.19833864" calcext:value-type="float">
            <text:p>4692.19833864</text:p>
          </table:table-cell>
          <table:table-cell/>
        </table:table-row>
        <table:table-row table:style-name="ro1">
          <table:table-cell office:value-type="string" calcext:value-type="string">
            <text:p>0xf2b09726761a3ac43b6bb2e62f493bcf63596209</text:p>
          </table:table-cell>
          <table:table-cell office:value-type="float" office:value="4649.02920889" calcext:value-type="float">
            <text:p>4649.02920889</text:p>
          </table:table-cell>
          <table:table-cell/>
        </table:table-row>
        <table:table-row table:style-name="ro1">
          <table:table-cell office:value-type="string" calcext:value-type="string">
            <text:p>0x7c2583ba2d3867ae5e02acbc099715479f18b144</text:p>
          </table:table-cell>
          <table:table-cell office:value-type="float" office:value="4647.6977702" calcext:value-type="float">
            <text:p>4647.6977702</text:p>
          </table:table-cell>
          <table:table-cell/>
        </table:table-row>
        <table:table-row table:style-name="ro1">
          <table:table-cell office:value-type="string" calcext:value-type="string">
            <text:p>0x3757e81f5709c08fb073047a6b28a367b110c727</text:p>
          </table:table-cell>
          <table:table-cell office:value-type="float" office:value="4602.50525563" calcext:value-type="float">
            <text:p>4602.50525563</text:p>
          </table:table-cell>
          <table:table-cell/>
        </table:table-row>
        <table:table-row table:style-name="ro1">
          <table:table-cell office:value-type="string" calcext:value-type="string">
            <text:p>0x60b96ddb82de510d8f36f4cc50f158db10b7b7cb</text:p>
          </table:table-cell>
          <table:table-cell office:value-type="float" office:value="4487" calcext:value-type="float">
            <text:p>4487</text:p>
          </table:table-cell>
          <table:table-cell/>
        </table:table-row>
        <table:table-row table:style-name="ro1">
          <table:table-cell office:value-type="string" calcext:value-type="string">
            <text:p>0x2863cc17a7f120ec6fda10c21058acfeade38c52</text:p>
          </table:table-cell>
          <table:table-cell office:value-type="float" office:value="4458" calcext:value-type="float">
            <text:p>4458</text:p>
          </table:table-cell>
          <table:table-cell/>
        </table:table-row>
        <table:table-row table:style-name="ro1">
          <table:table-cell office:value-type="string" calcext:value-type="string">
            <text:p>0xb2dbfe83f4d2cb3259b59f7b37daa5b863bd4c1f</text:p>
          </table:table-cell>
          <table:table-cell office:value-type="float" office:value="4381.45598922" calcext:value-type="float">
            <text:p>4381.45598922</text:p>
          </table:table-cell>
          <table:table-cell/>
        </table:table-row>
        <table:table-row table:style-name="ro1">
          <table:table-cell office:value-type="string" calcext:value-type="string">
            <text:p>0x363b5534fb8b5f615583c7329c9ca8ce6edaf6e6</text:p>
          </table:table-cell>
          <table:table-cell office:value-type="float" office:value="4381.10724091" calcext:value-type="float">
            <text:p>4381.10724091</text:p>
          </table:table-cell>
          <table:table-cell/>
        </table:table-row>
        <table:table-row table:style-name="ro1">
          <table:table-cell office:value-type="string" calcext:value-type="string">
            <text:p>0xcb66ecdef1f33eea23566f8e58a4e1db37a6e814</text:p>
          </table:table-cell>
          <table:table-cell office:value-type="float" office:value="4365.44136192" calcext:value-type="float">
            <text:p>4365.44136192</text:p>
          </table:table-cell>
          <table:table-cell/>
        </table:table-row>
        <table:table-row table:style-name="ro1">
          <table:table-cell office:value-type="string" calcext:value-type="string">
            <text:p>0x5074dd9f5b85160a6da61ca308e5bc6825d7247c</text:p>
          </table:table-cell>
          <table:table-cell office:value-type="float" office:value="4352" calcext:value-type="float">
            <text:p>4352</text:p>
          </table:table-cell>
          <table:table-cell/>
        </table:table-row>
        <table:table-row table:style-name="ro1">
          <table:table-cell office:value-type="string" calcext:value-type="string">
            <text:p>0x2dd3ce6d874ae68f041db2cd38b29cf83e0eb677</text:p>
          </table:table-cell>
          <table:table-cell office:value-type="float" office:value="4350" calcext:value-type="float">
            <text:p>4350</text:p>
          </table:table-cell>
          <table:table-cell/>
        </table:table-row>
        <table:table-row table:style-name="ro1">
          <table:table-cell office:value-type="string" calcext:value-type="string">
            <text:p>0xf1afb2bd738618a7252e594760a58000bda35dad</text:p>
          </table:table-cell>
          <table:table-cell office:value-type="float" office:value="4330.32300966" calcext:value-type="float">
            <text:p>4330.32300966</text:p>
          </table:table-cell>
          <table:table-cell/>
        </table:table-row>
        <table:table-row table:style-name="ro1">
          <table:table-cell office:value-type="string" calcext:value-type="string">
            <text:p>0xaa754059e27d36c70a9f3c20646071c52e364809</text:p>
          </table:table-cell>
          <table:table-cell office:value-type="float" office:value="4219.36516939" calcext:value-type="float">
            <text:p>4219.36516939</text:p>
          </table:table-cell>
          <table:table-cell/>
        </table:table-row>
        <table:table-row table:style-name="ro1">
          <table:table-cell office:value-type="string" calcext:value-type="string">
            <text:p>0x99c9fc46f92e8a1c0dec1b1747d010903e884be1</text:p>
          </table:table-cell>
          <table:table-cell office:value-type="float" office:value="4173.72925982" calcext:value-type="float">
            <text:p>4173.72925982</text:p>
          </table:table-cell>
          <table:table-cell/>
        </table:table-row>
        <table:table-row table:style-name="ro1">
          <table:table-cell office:value-type="string" calcext:value-type="string">
            <text:p>0x0bf815975c7b1ab2c5ff2e30fd8e3bc4a4a67123</text:p>
          </table:table-cell>
          <table:table-cell office:value-type="float" office:value="4157.23740997" calcext:value-type="float">
            <text:p>4157.23740997</text:p>
          </table:table-cell>
          <table:table-cell/>
        </table:table-row>
        <table:table-row table:style-name="ro1">
          <table:table-cell office:value-type="string" calcext:value-type="string">
            <text:p>0x3d5a9e766ceb574b05b6f4ee4f55cffa174a0cbd</text:p>
          </table:table-cell>
          <table:table-cell office:value-type="float" office:value="4093.61159045" calcext:value-type="float">
            <text:p>4093.61159045</text:p>
          </table:table-cell>
          <table:table-cell/>
        </table:table-row>
        <table:table-row table:style-name="ro1">
          <table:table-cell office:value-type="string" calcext:value-type="string">
            <text:p>0x44a55008bd0431f257b1814ff8d6350b963a733d</text:p>
          </table:table-cell>
          <table:table-cell office:value-type="float" office:value="4084.55682471" calcext:value-type="float">
            <text:p>4084.55682471</text:p>
          </table:table-cell>
          <table:table-cell/>
        </table:table-row>
        <table:table-row table:style-name="ro1">
          <table:table-cell office:value-type="string" calcext:value-type="string">
            <text:p>0x12f982854b8fff3a8232f2a2d99ff358be58ac26</text:p>
          </table:table-cell>
          <table:table-cell office:value-type="float" office:value="4075.53554171" calcext:value-type="float">
            <text:p>4075.53554171</text:p>
          </table:table-cell>
          <table:table-cell/>
        </table:table-row>
        <table:table-row table:style-name="ro1">
          <table:table-cell office:value-type="string" calcext:value-type="string">
            <text:p>0xa0b825040cec051440b36d21321e3c1eb777d2fa</text:p>
          </table:table-cell>
          <table:table-cell office:value-type="float" office:value="4047.13409358" calcext:value-type="float">
            <text:p>4047.13409358</text:p>
          </table:table-cell>
          <table:table-cell/>
        </table:table-row>
        <table:table-row table:style-name="ro1">
          <table:table-cell office:value-type="string" calcext:value-type="string">
            <text:p>0x00d1d0426131c4f9388153cdf032cd7bc9d9ffaa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0x0e0dcded52abcf7affbc1983d697e2d78acd7183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0x421accbfa51efb529b6ba9a8393b61ea9ad46d20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0x6ae272e663b44a88286375cbe7889d970d71de52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0x6fee393fcaa84833fd41de8b34e6a47f954e41da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0x9f98cc2a69992668a62abe368df6b7ba14f61d1f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0xf0b37bb68a3ae98661de0751b60368f80f570a0c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0x47e8ae17ae2268f3ce46e1ed416ee4480013777d</text:p>
          </table:table-cell>
          <table:table-cell office:value-type="float" office:value="3960.94042798" calcext:value-type="float">
            <text:p>3960.94042798</text:p>
          </table:table-cell>
          <table:table-cell/>
        </table:table-row>
        <table:table-row table:style-name="ro1">
          <table:table-cell office:value-type="string" calcext:value-type="string">
            <text:p>0xfff72ee0dba7b9f8027cfe7bfed3f773d872f2fc</text:p>
          </table:table-cell>
          <table:table-cell office:value-type="float" office:value="3904.34779081" calcext:value-type="float">
            <text:p>3904.34779081</text:p>
          </table:table-cell>
          <table:table-cell/>
        </table:table-row>
        <table:table-row table:style-name="ro1">
          <table:table-cell office:value-type="string" calcext:value-type="string">
            <text:p>0xce2b69aa2f85253afe8b9f08c70748b0e6e5d005</text:p>
          </table:table-cell>
          <table:table-cell office:value-type="float" office:value="3868.72541526" calcext:value-type="float">
            <text:p>3868.72541526</text:p>
          </table:table-cell>
          <table:table-cell/>
        </table:table-row>
        <table:table-row table:style-name="ro1">
          <table:table-cell office:value-type="string" calcext:value-type="string">
            <text:p>0x00e87b69cf3686e028f96d14cd79ec30983e0f53</text:p>
          </table:table-cell>
          <table:table-cell office:value-type="float" office:value="3845.23175084" calcext:value-type="float">
            <text:p>3845.23175084</text:p>
          </table:table-cell>
          <table:table-cell/>
        </table:table-row>
        <table:table-row table:style-name="ro1">
          <table:table-cell office:value-type="string" calcext:value-type="string">
            <text:p>0xebe25eb7562f8a53ecd1f59e55470f47be58c58d</text:p>
          </table:table-cell>
          <table:table-cell office:value-type="float" office:value="3797.043887" calcext:value-type="float">
            <text:p>3797.043887</text:p>
          </table:table-cell>
          <table:table-cell/>
        </table:table-row>
        <table:table-row table:style-name="ro1">
          <table:table-cell office:value-type="string" calcext:value-type="string">
            <text:p>0x7441bdaae80b6c09d132f7f9390d09fc3591c813</text:p>
          </table:table-cell>
          <table:table-cell office:value-type="float" office:value="3754.26796503" calcext:value-type="float">
            <text:p>3754.26796503</text:p>
          </table:table-cell>
          <table:table-cell/>
        </table:table-row>
        <table:table-row table:style-name="ro1">
          <table:table-cell office:value-type="string" calcext:value-type="string">
            <text:p>0xbf7b83c6c7be79cbe167b636655c872dab68181c</text:p>
          </table:table-cell>
          <table:table-cell office:value-type="float" office:value="3718" calcext:value-type="float">
            <text:p>3718</text:p>
          </table:table-cell>
          <table:table-cell/>
        </table:table-row>
        <table:table-row table:style-name="ro1">
          <table:table-cell office:value-type="string" calcext:value-type="string">
            <text:p>0xb79ea77d08cc38c23a854f65252651ccaa4bf382</text:p>
          </table:table-cell>
          <table:table-cell office:value-type="float" office:value="3716.83689904" calcext:value-type="float">
            <text:p>3716.83689904</text:p>
          </table:table-cell>
          <table:table-cell/>
        </table:table-row>
        <table:table-row table:style-name="ro1">
          <table:table-cell office:value-type="string" calcext:value-type="string">
            <text:p>0x5b99de94ca5f893f1f0075f0a45c7dec6d48dad1</text:p>
          </table:table-cell>
          <table:table-cell office:value-type="float" office:value="3684.08688693" calcext:value-type="float">
            <text:p>3684.08688693</text:p>
          </table:table-cell>
          <table:table-cell/>
        </table:table-row>
        <table:table-row table:style-name="ro1">
          <table:table-cell office:value-type="string" calcext:value-type="string">
            <text:p>0x3f50f8f267b43509a327f864bcc79fe8a564977a</text:p>
          </table:table-cell>
          <table:table-cell office:value-type="float" office:value="3658.55115503" calcext:value-type="float">
            <text:p>3658.55115503</text:p>
          </table:table-cell>
          <table:table-cell/>
        </table:table-row>
        <table:table-row table:style-name="ro1">
          <table:table-cell office:value-type="string" calcext:value-type="string">
            <text:p>0x4168cdba17e697302199803310a08fc3a0871e14</text:p>
          </table:table-cell>
          <table:table-cell office:value-type="float" office:value="3634" calcext:value-type="float">
            <text:p>3634</text:p>
          </table:table-cell>
          <table:table-cell/>
        </table:table-row>
        <table:table-row table:style-name="ro1">
          <table:table-cell office:value-type="string" calcext:value-type="string">
            <text:p>0xfa5f9becd2da45c81a8e3b08fb337a19edeb54b6</text:p>
          </table:table-cell>
          <table:table-cell office:value-type="float" office:value="3632.47582907" calcext:value-type="float">
            <text:p>3632.47582907</text:p>
          </table:table-cell>
          <table:table-cell/>
        </table:table-row>
        <table:table-row table:style-name="ro1">
          <table:table-cell office:value-type="string" calcext:value-type="string">
            <text:p>0x65f2d179e14319d79bd702ab7d253d20320aefef</text:p>
          </table:table-cell>
          <table:table-cell office:value-type="float" office:value="3607.06009036" calcext:value-type="float">
            <text:p>3607.06009036</text:p>
          </table:table-cell>
          <table:table-cell/>
        </table:table-row>
        <table:table-row table:style-name="ro1">
          <table:table-cell office:value-type="string" calcext:value-type="string">
            <text:p>0x1a1e55d9272f77e1ebbde9a0d260b7d220ca18f3</text:p>
          </table:table-cell>
          <table:table-cell office:value-type="float" office:value="3594.83185237" calcext:value-type="float">
            <text:p>3594.83185237</text:p>
          </table:table-cell>
          <table:table-cell/>
        </table:table-row>
        <table:table-row table:style-name="ro1">
          <table:table-cell office:value-type="string" calcext:value-type="string">
            <text:p>0xefb3c82ae6e46cde0b89cf90aabd32ebc38e54f5</text:p>
          </table:table-cell>
          <table:table-cell office:value-type="float" office:value="3590.33123924" calcext:value-type="float">
            <text:p>3590.33123924</text:p>
          </table:table-cell>
          <table:table-cell/>
        </table:table-row>
        <table:table-row table:style-name="ro1">
          <table:table-cell office:value-type="string" calcext:value-type="string">
            <text:p>0x257d13eb0651843fbfd880754794f50ceaf4ce0c</text:p>
          </table:table-cell>
          <table:table-cell office:value-type="float" office:value="3535.0641097" calcext:value-type="float">
            <text:p>3535.0641097</text:p>
          </table:table-cell>
          <table:table-cell/>
        </table:table-row>
        <table:table-row table:style-name="ro1">
          <table:table-cell office:value-type="string" calcext:value-type="string">
            <text:p>0xa1d2bedcb5a210f28362292773014e13bb0e1f15</text:p>
          </table:table-cell>
          <table:table-cell office:value-type="float" office:value="3524.82062045" calcext:value-type="float">
            <text:p>3524.82062045</text:p>
          </table:table-cell>
          <table:table-cell/>
        </table:table-row>
        <table:table-row table:style-name="ro1">
          <table:table-cell office:value-type="string" calcext:value-type="string">
            <text:p>0x724c96cd00fd39da96b20b5ed8e6d628b690777e</text:p>
          </table:table-cell>
          <table:table-cell office:value-type="float" office:value="3511.46082141" calcext:value-type="float">
            <text:p>3511.46082141</text:p>
          </table:table-cell>
          <table:table-cell/>
        </table:table-row>
        <table:table-row table:style-name="ro1">
          <table:table-cell office:value-type="string" calcext:value-type="string">
            <text:p>0x5162450c381cea513219cfc76ea2ec449b2174e7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0xc98d27563b7f0dd9ead5e6504d2f39e5c22e42fa</text:p>
          </table:table-cell>
          <table:table-cell office:value-type="float" office:value="3479.50975591" calcext:value-type="float">
            <text:p>3479.50975591</text:p>
          </table:table-cell>
          <table:table-cell/>
        </table:table-row>
        <table:table-row table:style-name="ro1">
          <table:table-cell office:value-type="string" calcext:value-type="string">
            <text:p>0x878e9f7edaa90c37b6328af3510eb063a2b80927</text:p>
          </table:table-cell>
          <table:table-cell office:value-type="float" office:value="3448.42393539" calcext:value-type="float">
            <text:p>3448.42393539</text:p>
          </table:table-cell>
          <table:table-cell/>
        </table:table-row>
        <table:table-row table:style-name="ro1">
          <table:table-cell office:value-type="string" calcext:value-type="string">
            <text:p>0xf51fa6166221b1f5dabcd175e08da127fa774c65</text:p>
          </table:table-cell>
          <table:table-cell office:value-type="float" office:value="3428.01872267" calcext:value-type="float">
            <text:p>3428.01872267</text:p>
          </table:table-cell>
          <table:table-cell/>
        </table:table-row>
        <table:table-row table:style-name="ro1">
          <table:table-cell office:value-type="string" calcext:value-type="string">
            <text:p>0x16a0496cd7791579946c387c2930036480217be2</text:p>
          </table:table-cell>
          <table:table-cell office:value-type="float" office:value="3417.17317562" calcext:value-type="float">
            <text:p>3417.17317562</text:p>
          </table:table-cell>
          <table:table-cell/>
        </table:table-row>
        <table:table-row table:style-name="ro1">
          <table:table-cell office:value-type="string" calcext:value-type="string">
            <text:p>0xfee214ef3d5add3b0c1380c19871fb8e8c311291</text:p>
          </table:table-cell>
          <table:table-cell office:value-type="float" office:value="3338.29537369" calcext:value-type="float">
            <text:p>3338.29537369</text:p>
          </table:table-cell>
          <table:table-cell/>
        </table:table-row>
        <table:table-row table:style-name="ro1">
          <table:table-cell office:value-type="string" calcext:value-type="string">
            <text:p>0xdeef776959f81f63b0adecd379185e5921091608</text:p>
          </table:table-cell>
          <table:table-cell office:value-type="float" office:value="3320.23527681" calcext:value-type="float">
            <text:p>3320.23527681</text:p>
          </table:table-cell>
          <table:table-cell/>
        </table:table-row>
        <table:table-row table:style-name="ro1">
          <table:table-cell office:value-type="string" calcext:value-type="string">
            <text:p>0xf21540967dd41131bc58eec00af77fb1d20dfdeb</text:p>
          </table:table-cell>
          <table:table-cell office:value-type="float" office:value="3317.32045113" calcext:value-type="float">
            <text:p>3317.32045113</text:p>
          </table:table-cell>
          <table:table-cell/>
        </table:table-row>
        <table:table-row table:style-name="ro1">
          <table:table-cell office:value-type="string" calcext:value-type="string">
            <text:p>0x8b8f50386542bb72e3c16b57c49d146c195caf90</text:p>
          </table:table-cell>
          <table:table-cell office:value-type="float" office:value="3292.49722365" calcext:value-type="float">
            <text:p>3292.49722365</text:p>
          </table:table-cell>
          <table:table-cell/>
        </table:table-row>
        <table:table-row table:style-name="ro1">
          <table:table-cell office:value-type="string" calcext:value-type="string">
            <text:p>0xf8a9129ce7192dd885db14c2bef27151f77be18a</text:p>
          </table:table-cell>
          <table:table-cell office:value-type="float" office:value="3279.33097545" calcext:value-type="float">
            <text:p>3279.33097545</text:p>
          </table:table-cell>
          <table:table-cell/>
        </table:table-row>
        <table:table-row table:style-name="ro1">
          <table:table-cell office:value-type="string" calcext:value-type="string">
            <text:p>0x9284d2e8e31f68cc89859cfd14901a8d5074a500</text:p>
          </table:table-cell>
          <table:table-cell office:value-type="float" office:value="3275.35026972" calcext:value-type="float">
            <text:p>3275.35026972</text:p>
          </table:table-cell>
          <table:table-cell/>
        </table:table-row>
        <table:table-row table:style-name="ro1">
          <table:table-cell office:value-type="string" calcext:value-type="string">
            <text:p>0xb8a788df9e642213966aca3879e22e8d7f9f1abf</text:p>
          </table:table-cell>
          <table:table-cell office:value-type="float" office:value="3265.10975605" calcext:value-type="float">
            <text:p>3265.10975605</text:p>
          </table:table-cell>
          <table:table-cell/>
        </table:table-row>
        <table:table-row table:style-name="ro1">
          <table:table-cell office:value-type="string" calcext:value-type="string">
            <text:p>0x365f12e388edc73eb46926f9c7bc0e5c98c8db89</text:p>
          </table:table-cell>
          <table:table-cell office:value-type="float" office:value="3238.51494093" calcext:value-type="float">
            <text:p>3238.51494093</text:p>
          </table:table-cell>
          <table:table-cell/>
        </table:table-row>
        <table:table-row table:style-name="ro1">
          <table:table-cell office:value-type="string" calcext:value-type="string">
            <text:p>0x368c54973bb89c6419330020fa1a8d67b8c7c544</text:p>
          </table:table-cell>
          <table:table-cell office:value-type="float" office:value="3223.77172169" calcext:value-type="float">
            <text:p>3223.77172169</text:p>
          </table:table-cell>
          <table:table-cell/>
        </table:table-row>
        <table:table-row table:style-name="ro1">
          <table:table-cell office:value-type="string" calcext:value-type="string">
            <text:p>0x818cb6b953c834fa84318c1d1c48ba8750513b71</text:p>
          </table:table-cell>
          <table:table-cell office:value-type="float" office:value="3223" calcext:value-type="float">
            <text:p>3223</text:p>
          </table:table-cell>
          <table:table-cell/>
        </table:table-row>
        <table:table-row table:style-name="ro1">
          <table:table-cell office:value-type="string" calcext:value-type="string">
            <text:p>0xaa4dce781266c9c55979add1021289de2db78d80</text:p>
          </table:table-cell>
          <table:table-cell office:value-type="float" office:value="3207.86804316" calcext:value-type="float">
            <text:p>3207.86804316</text:p>
          </table:table-cell>
          <table:table-cell/>
        </table:table-row>
        <table:table-row table:style-name="ro1">
          <table:table-cell office:value-type="string" calcext:value-type="string">
            <text:p>0xea15cae6677958013d486e7f55a41ea499be40ef</text:p>
          </table:table-cell>
          <table:table-cell office:value-type="float" office:value="3201.9" calcext:value-type="float">
            <text:p>3201.9</text:p>
          </table:table-cell>
          <table:table-cell/>
        </table:table-row>
        <table:table-row table:style-name="ro1">
          <table:table-cell office:value-type="string" calcext:value-type="string">
            <text:p>0x6def006ca0ad75b535602f11de830b84aae610a2</text:p>
          </table:table-cell>
          <table:table-cell office:value-type="float" office:value="3106.10781353" calcext:value-type="float">
            <text:p>3106.10781353</text:p>
          </table:table-cell>
          <table:table-cell/>
        </table:table-row>
        <table:table-row table:style-name="ro1">
          <table:table-cell office:value-type="string" calcext:value-type="string">
            <text:p>0xbda7f39502c839d2aac5e92c61551e4cdf05d061</text:p>
          </table:table-cell>
          <table:table-cell office:value-type="float" office:value="3101.44328813" calcext:value-type="float">
            <text:p>3101.44328813</text:p>
          </table:table-cell>
          <table:table-cell/>
        </table:table-row>
        <table:table-row table:style-name="ro1">
          <table:table-cell office:value-type="string" calcext:value-type="string">
            <text:p>0xa8ce7b41ad6bd0d1b9b089d6895e58fe19929d09</text:p>
          </table:table-cell>
          <table:table-cell office:value-type="float" office:value="3085.29334041" calcext:value-type="float">
            <text:p>3085.29334041</text:p>
          </table:table-cell>
          <table:table-cell/>
        </table:table-row>
        <table:table-row table:style-name="ro1">
          <table:table-cell office:value-type="string" calcext:value-type="string">
            <text:p>0xc0f28df44e1547d8c139886af5cf69db1fc3f6c2</text:p>
          </table:table-cell>
          <table:table-cell office:value-type="float" office:value="3074.97908137" calcext:value-type="float">
            <text:p>3074.97908137</text:p>
          </table:table-cell>
          <table:table-cell/>
        </table:table-row>
        <table:table-row table:style-name="ro1">
          <table:table-cell office:value-type="string" calcext:value-type="string">
            <text:p>0xb30545153b8dfe38e091c69630292cb764ac862a</text:p>
          </table:table-cell>
          <table:table-cell office:value-type="float" office:value="3069.96074227" calcext:value-type="float">
            <text:p>3069.96074227</text:p>
          </table:table-cell>
          <table:table-cell/>
        </table:table-row>
        <table:table-row table:style-name="ro1">
          <table:table-cell office:value-type="string" calcext:value-type="string">
            <text:p>0x03ac4c72a6f6ad19a7f38a997c505870a8fb1874</text:p>
          </table:table-cell>
          <table:table-cell office:value-type="float" office:value="3069.4121873" calcext:value-type="float">
            <text:p>3069.4121873</text:p>
          </table:table-cell>
          <table:table-cell/>
        </table:table-row>
        <table:table-row table:style-name="ro1">
          <table:table-cell office:value-type="string" calcext:value-type="string">
            <text:p>0xd50cc43c038a9b5a8123a7edb4bdccd47bf95487</text:p>
          </table:table-cell>
          <table:table-cell office:value-type="float" office:value="3050.03723957" calcext:value-type="float">
            <text:p>3050.03723957</text:p>
          </table:table-cell>
          <table:table-cell/>
        </table:table-row>
        <table:table-row table:style-name="ro1">
          <table:table-cell office:value-type="string" calcext:value-type="string">
            <text:p>0x11a67796a849d19ad42be5c904f1f5bb068d066c</text:p>
          </table:table-cell>
          <table:table-cell office:value-type="float" office:value="3045.82035406" calcext:value-type="float">
            <text:p>3045.82035406</text:p>
          </table:table-cell>
          <table:table-cell/>
        </table:table-row>
        <table:table-row table:style-name="ro1">
          <table:table-cell office:value-type="string" calcext:value-type="string">
            <text:p>0x4e465c8a5c4400c136305689ae5bcfd7dcdee3ac</text:p>
          </table:table-cell>
          <table:table-cell office:value-type="float" office:value="3043.72" calcext:value-type="float">
            <text:p>3043.72</text:p>
          </table:table-cell>
          <table:table-cell/>
        </table:table-row>
        <table:table-row table:style-name="ro1">
          <table:table-cell office:value-type="string" calcext:value-type="string">
            <text:p>0xc888686179e68d3116e5333e41ee463882e9c0cd</text:p>
          </table:table-cell>
          <table:table-cell office:value-type="float" office:value="3034.27509036" calcext:value-type="float">
            <text:p>3034.27509036</text:p>
          </table:table-cell>
          <table:table-cell/>
        </table:table-row>
        <table:table-row table:style-name="ro1">
          <table:table-cell office:value-type="string" calcext:value-type="string">
            <text:p>0x9a4c9afe74d5b84f3f2a49a7c4b98788a4a397b4</text:p>
          </table:table-cell>
          <table:table-cell office:value-type="float" office:value="3030" calcext:value-type="float">
            <text:p>3030</text:p>
          </table:table-cell>
          <table:table-cell/>
        </table:table-row>
        <table:table-row table:style-name="ro1">
          <table:table-cell office:value-type="string" calcext:value-type="string">
            <text:p>0x810471ac4500bb496b3857d8efe70a2f93e639e0</text:p>
          </table:table-cell>
          <table:table-cell office:value-type="float" office:value="3017.01485559" calcext:value-type="float">
            <text:p>3017.01485559</text:p>
          </table:table-cell>
          <table:table-cell/>
        </table:table-row>
        <table:table-row table:style-name="ro1">
          <table:table-cell office:value-type="string" calcext:value-type="string">
            <text:p>0x4b63346836304a45b165923e3bda282a9a87ff85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0xc824831bb71495085b2b84d51c8b174012d649d8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0xfd27e34b202ca322b1c80431f6a75332e4779277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0xf89e3fc305dfe636a67a13c6f790b7e62bce8828</text:p>
          </table:table-cell>
          <table:table-cell office:value-type="float" office:value="2994.41016821" calcext:value-type="float">
            <text:p>2994.41016821</text:p>
          </table:table-cell>
          <table:table-cell/>
        </table:table-row>
        <table:table-row table:style-name="ro1">
          <table:table-cell office:value-type="string" calcext:value-type="string">
            <text:p>0x5e0b2816a2d6899a8054915d0719978ea9f62eb0</text:p>
          </table:table-cell>
          <table:table-cell office:value-type="float" office:value="2985.99410468" calcext:value-type="float">
            <text:p>2985.99410468</text:p>
          </table:table-cell>
          <table:table-cell/>
        </table:table-row>
        <table:table-row table:style-name="ro1">
          <table:table-cell office:value-type="string" calcext:value-type="string">
            <text:p>0xa388585123f7065cbdbd51745d3546ddf98bfea7</text:p>
          </table:table-cell>
          <table:table-cell office:value-type="float" office:value="2932.49978208" calcext:value-type="float">
            <text:p>2932.49978208</text:p>
          </table:table-cell>
          <table:table-cell/>
        </table:table-row>
        <table:table-row table:style-name="ro1">
          <table:table-cell office:value-type="string" calcext:value-type="string">
            <text:p>0xd3e89550444b7c84e18077b9cbe3d4e3920f257d</text:p>
          </table:table-cell>
          <table:table-cell office:value-type="float" office:value="2917.84380985" calcext:value-type="float">
            <text:p>2917.84380985</text:p>
          </table:table-cell>
          <table:table-cell/>
        </table:table-row>
        <table:table-row table:style-name="ro1">
          <table:table-cell office:value-type="string" calcext:value-type="string">
            <text:p>0xb29f8ddd1ade87ee93e7cc7497d4e65db46b8a20</text:p>
          </table:table-cell>
          <table:table-cell office:value-type="float" office:value="2903.57183818" calcext:value-type="float">
            <text:p>2903.57183818</text:p>
          </table:table-cell>
          <table:table-cell/>
        </table:table-row>
        <table:table-row table:style-name="ro1">
          <table:table-cell office:value-type="string" calcext:value-type="string">
            <text:p>0xdabed803f974b7eed315f060f899a2fb9758ae32</text:p>
          </table:table-cell>
          <table:table-cell office:value-type="float" office:value="2898.18" calcext:value-type="float">
            <text:p>2898.18</text:p>
          </table:table-cell>
          <table:table-cell/>
        </table:table-row>
        <table:table-row table:style-name="ro1">
          <table:table-cell office:value-type="string" calcext:value-type="string">
            <text:p>0xa1d23c4a43865160253a372b61802b02600dc918</text:p>
          </table:table-cell>
          <table:table-cell office:value-type="float" office:value="2892.18912544" calcext:value-type="float">
            <text:p>2892.18912544</text:p>
          </table:table-cell>
          <table:table-cell/>
        </table:table-row>
        <table:table-row table:style-name="ro1">
          <table:table-cell office:value-type="string" calcext:value-type="string">
            <text:p>0x21749e24ea7816e0a98d716d2783ad467e8a32d5</text:p>
          </table:table-cell>
          <table:table-cell office:value-type="float" office:value="2874.70868204" calcext:value-type="float">
            <text:p>2874.70868204</text:p>
          </table:table-cell>
          <table:table-cell/>
        </table:table-row>
        <table:table-row table:style-name="ro1">
          <table:table-cell office:value-type="string" calcext:value-type="string">
            <text:p>0x4ab8fd28f1fc1016e946a4828e2d074f53e9543d</text:p>
          </table:table-cell>
          <table:table-cell office:value-type="float" office:value="2862.51121277" calcext:value-type="float">
            <text:p>2862.51121277</text:p>
          </table:table-cell>
          <table:table-cell/>
        </table:table-row>
        <table:table-row table:style-name="ro1">
          <table:table-cell office:value-type="string" calcext:value-type="string">
            <text:p>0x204b63c632c623d10f6286b2c445429974afc738</text:p>
          </table:table-cell>
          <table:table-cell office:value-type="float" office:value="2822.38570794" calcext:value-type="float">
            <text:p>2822.38570794</text:p>
          </table:table-cell>
          <table:table-cell/>
        </table:table-row>
        <table:table-row table:style-name="ro1">
          <table:table-cell office:value-type="string" calcext:value-type="string">
            <text:p>0x2fa9fbe6eb3cc3a1fb482a47141b5c6eb12b5ef7</text:p>
          </table:table-cell>
          <table:table-cell office:value-type="float" office:value="2821.75404179" calcext:value-type="float">
            <text:p>2821.75404179</text:p>
          </table:table-cell>
          <table:table-cell/>
        </table:table-row>
        <table:table-row table:style-name="ro1">
          <table:table-cell office:value-type="string" calcext:value-type="string">
            <text:p>0xeac366f773678f94c44b56eb1acdb864a45ecbd2</text:p>
          </table:table-cell>
          <table:table-cell office:value-type="float" office:value="2821.65963616" calcext:value-type="float">
            <text:p>2821.65963616</text:p>
          </table:table-cell>
          <table:table-cell/>
        </table:table-row>
        <table:table-row table:style-name="ro1">
          <table:table-cell office:value-type="string" calcext:value-type="string">
            <text:p>0x94b010f4827e273d0b758f866fd68b2d20a907e1</text:p>
          </table:table-cell>
          <table:table-cell office:value-type="float" office:value="2789.02696187" calcext:value-type="float">
            <text:p>2789.02696187</text:p>
          </table:table-cell>
          <table:table-cell/>
        </table:table-row>
        <table:table-row table:style-name="ro1">
          <table:table-cell office:value-type="string" calcext:value-type="string">
            <text:p>0xb6ed7644c69416d67b522e20bc294a9a9b405b31</text:p>
          </table:table-cell>
          <table:table-cell office:value-type="float" office:value="2782.86035097" calcext:value-type="float">
            <text:p>2782.86035097</text:p>
          </table:table-cell>
          <table:table-cell/>
        </table:table-row>
        <table:table-row table:style-name="ro1">
          <table:table-cell office:value-type="string" calcext:value-type="string">
            <text:p>0xb05519e505236cbccc1783214cea1909b68e9efb</text:p>
          </table:table-cell>
          <table:table-cell office:value-type="float" office:value="2781.80422091" calcext:value-type="float">
            <text:p>2781.80422091</text:p>
          </table:table-cell>
          <table:table-cell/>
        </table:table-row>
        <table:table-row table:style-name="ro1">
          <table:table-cell office:value-type="string" calcext:value-type="string">
            <text:p>0x3f5ea9bc419b53ac1bef6a295237e8095278dbf0</text:p>
          </table:table-cell>
          <table:table-cell office:value-type="float" office:value="2778.56329494" calcext:value-type="float">
            <text:p>2778.56329494</text:p>
          </table:table-cell>
          <table:table-cell/>
        </table:table-row>
        <table:table-row table:style-name="ro1">
          <table:table-cell office:value-type="string" calcext:value-type="string">
            <text:p>0xe3d46bee88b013db9b0e7aabbe6af97e5f1f6c8a</text:p>
          </table:table-cell>
          <table:table-cell office:value-type="float" office:value="2774.91816011" calcext:value-type="float">
            <text:p>2774.91816011</text:p>
          </table:table-cell>
          <table:table-cell/>
        </table:table-row>
        <table:table-row table:style-name="ro1">
          <table:table-cell office:value-type="string" calcext:value-type="string">
            <text:p>0x1ce6f2ed6e3faedb0e8721206da2e5b370f460e0</text:p>
          </table:table-cell>
          <table:table-cell office:value-type="float" office:value="2773.42222847" calcext:value-type="float">
            <text:p>2773.42222847</text:p>
          </table:table-cell>
          <table:table-cell/>
        </table:table-row>
        <table:table-row table:style-name="ro1">
          <table:table-cell office:value-type="string" calcext:value-type="string">
            <text:p>0xc9b5f4f55c2cf976b7614c3efa612d02ca303852</text:p>
          </table:table-cell>
          <table:table-cell office:value-type="float" office:value="2765" calcext:value-type="float">
            <text:p>2765</text:p>
          </table:table-cell>
          <table:table-cell/>
        </table:table-row>
        <table:table-row table:style-name="ro1">
          <table:table-cell office:value-type="string" calcext:value-type="string">
            <text:p>0x0c9984e589c5ff422a1907f963f49d6542a6feb2</text:p>
          </table:table-cell>
          <table:table-cell office:value-type="float" office:value="2737.13643698" calcext:value-type="float">
            <text:p>2737.13643698</text:p>
          </table:table-cell>
          <table:table-cell/>
        </table:table-row>
        <table:table-row table:style-name="ro1">
          <table:table-cell office:value-type="string" calcext:value-type="string">
            <text:p>0xd12a9de417116cab284320e169523ccda74acd76</text:p>
          </table:table-cell>
          <table:table-cell office:value-type="float" office:value="2700.91435759" calcext:value-type="float">
            <text:p>2700.91435759</text:p>
          </table:table-cell>
          <table:table-cell/>
        </table:table-row>
        <table:table-row table:style-name="ro1">
          <table:table-cell office:value-type="string" calcext:value-type="string">
            <text:p>0x3e2d84d096de80f7595e4f55c31e1e9c107afc72</text:p>
          </table:table-cell>
          <table:table-cell office:value-type="float" office:value="2698.18213743" calcext:value-type="float">
            <text:p>2698.18213743</text:p>
          </table:table-cell>
          <table:table-cell/>
        </table:table-row>
        <table:table-row table:style-name="ro1">
          <table:table-cell office:value-type="string" calcext:value-type="string">
            <text:p>0x8ab316245834d9486a250e72e62bdd92b246e5cf</text:p>
          </table:table-cell>
          <table:table-cell office:value-type="float" office:value="2660.37025614" calcext:value-type="float">
            <text:p>2660.37025614</text:p>
          </table:table-cell>
          <table:table-cell/>
        </table:table-row>
        <table:table-row table:style-name="ro1">
          <table:table-cell office:value-type="string" calcext:value-type="string">
            <text:p>0xee658666344cc57da9c7d5fd569dba0f19b771a8</text:p>
          </table:table-cell>
          <table:table-cell office:value-type="float" office:value="2646.81153058" calcext:value-type="float">
            <text:p>2646.81153058</text:p>
          </table:table-cell>
          <table:table-cell/>
        </table:table-row>
        <table:table-row table:style-name="ro1">
          <table:table-cell office:value-type="string" calcext:value-type="string">
            <text:p>0x6059ea9546d6f14a31b5582fa0b95df8d45d62a0</text:p>
          </table:table-cell>
          <table:table-cell office:value-type="float" office:value="2623.16937855" calcext:value-type="float">
            <text:p>2623.16937855</text:p>
          </table:table-cell>
          <table:table-cell/>
        </table:table-row>
        <table:table-row table:style-name="ro1">
          <table:table-cell office:value-type="string" calcext:value-type="string">
            <text:p>0xaf67cec5d4c5baac8e6829e3924767948322305a</text:p>
          </table:table-cell>
          <table:table-cell office:value-type="float" office:value="2601" calcext:value-type="float">
            <text:p>2601</text:p>
          </table:table-cell>
          <table:table-cell/>
        </table:table-row>
        <table:table-row table:style-name="ro1">
          <table:table-cell office:value-type="string" calcext:value-type="string">
            <text:p>0xb05652142ff14f2dc53bdc89f6aeee98b5994fba</text:p>
          </table:table-cell>
          <table:table-cell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0x73baaf4f0036497a28e7e384cb769ad46baede4d</text:p>
          </table:table-cell>
          <table:table-cell office:value-type="float" office:value="2581.22544024" calcext:value-type="float">
            <text:p>2581.22544024</text:p>
          </table:table-cell>
          <table:table-cell/>
        </table:table-row>
        <table:table-row table:style-name="ro1">
          <table:table-cell office:value-type="string" calcext:value-type="string">
            <text:p>0xe6e89ac4cb1ff0760bb5d8e8e102e19313cfed3a</text:p>
          </table:table-cell>
          <table:table-cell office:value-type="float" office:value="2534.9" calcext:value-type="float">
            <text:p>2534.9</text:p>
          </table:table-cell>
          <table:table-cell/>
        </table:table-row>
        <table:table-row table:style-name="ro1">
          <table:table-cell office:value-type="string" calcext:value-type="string">
            <text:p>0x9d74ff93070a3c643bf05a101da6872176dfe3ad</text:p>
          </table:table-cell>
          <table:table-cell office:value-type="float" office:value="2500.25" calcext:value-type="float">
            <text:p>2500.25</text:p>
          </table:table-cell>
          <table:table-cell/>
        </table:table-row>
        <table:table-row table:style-name="ro1">
          <table:table-cell office:value-type="string" calcext:value-type="string">
            <text:p>0x0da9a6e7787e915f1dee54f6ab3a43949fa392be</text:p>
          </table:table-cell>
          <table:table-cell office:value-type="float" office:value="2498.10544234" calcext:value-type="float">
            <text:p>2498.10544234</text:p>
          </table:table-cell>
          <table:table-cell/>
        </table:table-row>
        <table:table-row table:style-name="ro1">
          <table:table-cell office:value-type="string" calcext:value-type="string">
            <text:p>0x2f8d05f3941b374f9d37ca8fd0c31ccedafed1d9</text:p>
          </table:table-cell>
          <table:table-cell office:value-type="float" office:value="2478.16866898" calcext:value-type="float">
            <text:p>2478.16866898</text:p>
          </table:table-cell>
          <table:table-cell/>
        </table:table-row>
        <table:table-row table:style-name="ro1">
          <table:table-cell office:value-type="string" calcext:value-type="string">
            <text:p>0x84f6451efe944ba67bedb8e0cf996fa1feb4031d</text:p>
          </table:table-cell>
          <table:table-cell office:value-type="float" office:value="2439.07368386" calcext:value-type="float">
            <text:p>2439.07368386</text:p>
          </table:table-cell>
          <table:table-cell/>
        </table:table-row>
        <table:table-row table:style-name="ro1">
          <table:table-cell office:value-type="string" calcext:value-type="string">
            <text:p>0xfc3318c9f21a37043de661142e461f8badd0ab8a</text:p>
          </table:table-cell>
          <table:table-cell office:value-type="float" office:value="2435.46327425" calcext:value-type="float">
            <text:p>2435.46327425</text:p>
          </table:table-cell>
          <table:table-cell/>
        </table:table-row>
        <table:table-row table:style-name="ro1">
          <table:table-cell office:value-type="string" calcext:value-type="string">
            <text:p>0x2f01871085ca0675f59c960ae9a10a3339b701c1</text:p>
          </table:table-cell>
          <table:table-cell office:value-type="float" office:value="2411.89673213" calcext:value-type="float">
            <text:p>2411.89673213</text:p>
          </table:table-cell>
          <table:table-cell/>
        </table:table-row>
        <table:table-row table:style-name="ro1">
          <table:table-cell office:value-type="string" calcext:value-type="string">
            <text:p>0x31d27085e20a0f41b18bd1ffd8c2821f14ed07e9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0xe988d96a2d431f3a0ca94f9fcb26208e16d1dc40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0xef6d0d883c596c7104f8ee639f30c64a2d9616b1</text:p>
          </table:table-cell>
          <table:table-cell office:value-type="float" office:value="2380.20905335" calcext:value-type="float">
            <text:p>2380.20905335</text:p>
          </table:table-cell>
          <table:table-cell/>
        </table:table-row>
        <table:table-row table:style-name="ro1">
          <table:table-cell office:value-type="string" calcext:value-type="string">
            <text:p>0x10faf5c2f24902c70f84d8d0ba5c27a3a3d0f5ef</text:p>
          </table:table-cell>
          <table:table-cell office:value-type="float" office:value="2334.5371926" calcext:value-type="float">
            <text:p>2334.5371926</text:p>
          </table:table-cell>
          <table:table-cell/>
        </table:table-row>
        <table:table-row table:style-name="ro1">
          <table:table-cell office:value-type="string" calcext:value-type="string">
            <text:p>0xdb20af7cf935dd164be14b921e63686b733bd33e</text:p>
          </table:table-cell>
          <table:table-cell office:value-type="float" office:value="2275.5" calcext:value-type="float">
            <text:p>2275.5</text:p>
          </table:table-cell>
          <table:table-cell/>
        </table:table-row>
        <table:table-row table:style-name="ro1">
          <table:table-cell office:value-type="string" calcext:value-type="string">
            <text:p>0xc0899145eb4ffdac8e8ee96e388ce03f01e900c1</text:p>
          </table:table-cell>
          <table:table-cell office:value-type="float" office:value="2266.992759" calcext:value-type="float">
            <text:p>2266.992759</text:p>
          </table:table-cell>
          <table:table-cell/>
        </table:table-row>
        <table:table-row table:style-name="ro1">
          <table:table-cell office:value-type="string" calcext:value-type="string">
            <text:p>0x5de2688b1b65dd8fe63fed420046bb56250da6aa</text:p>
          </table:table-cell>
          <table:table-cell office:value-type="float" office:value="2222.31704265" calcext:value-type="float">
            <text:p>2222.31704265</text:p>
          </table:table-cell>
          <table:table-cell/>
        </table:table-row>
        <table:table-row table:style-name="ro1">
          <table:table-cell office:value-type="string" calcext:value-type="string">
            <text:p>0xca5e1903211a4eec7c20902ca1d96da20e8b7c0d</text:p>
          </table:table-cell>
          <table:table-cell office:value-type="float" office:value="2221.99952452" calcext:value-type="float">
            <text:p>2221.99952452</text:p>
          </table:table-cell>
          <table:table-cell/>
        </table:table-row>
        <table:table-row table:style-name="ro1">
          <table:table-cell office:value-type="string" calcext:value-type="string">
            <text:p>0x6179dc12608597198454591f0b6dba2000279ff2</text:p>
          </table:table-cell>
          <table:table-cell office:value-type="float" office:value="2211.160542" calcext:value-type="float">
            <text:p>2211.160542</text:p>
          </table:table-cell>
          <table:table-cell/>
        </table:table-row>
        <table:table-row table:style-name="ro1">
          <table:table-cell office:value-type="string" calcext:value-type="string">
            <text:p>0x229e6feaa4e1764fc66732c291e8b389a501a22a</text:p>
          </table:table-cell>
          <table:table-cell office:value-type="float" office:value="2196.96186965" calcext:value-type="float">
            <text:p>2196.96186965</text:p>
          </table:table-cell>
          <table:table-cell/>
        </table:table-row>
        <table:table-row table:style-name="ro1">
          <table:table-cell office:value-type="string" calcext:value-type="string">
            <text:p>0xcfed8d831d5c1c674726999377823891ba8a7bae</text:p>
          </table:table-cell>
          <table:table-cell office:value-type="float" office:value="2150" calcext:value-type="float">
            <text:p>2150</text:p>
          </table:table-cell>
          <table:table-cell/>
        </table:table-row>
        <table:table-row table:style-name="ro1">
          <table:table-cell office:value-type="string" calcext:value-type="string">
            <text:p>0x6bf39b80109319880cf89d5c644a1930407d7146</text:p>
          </table:table-cell>
          <table:table-cell office:value-type="float" office:value="2139.66544782" calcext:value-type="float">
            <text:p>2139.66544782</text:p>
          </table:table-cell>
          <table:table-cell/>
        </table:table-row>
        <table:table-row table:style-name="ro1">
          <table:table-cell office:value-type="string" calcext:value-type="string">
            <text:p>0x64e406ce3ec032759e3b056ef3a3da4ea6289a7d</text:p>
          </table:table-cell>
          <table:table-cell office:value-type="float" office:value="2136.91698738" calcext:value-type="float">
            <text:p>2136.91698738</text:p>
          </table:table-cell>
          <table:table-cell/>
        </table:table-row>
        <table:table-row table:style-name="ro1">
          <table:table-cell office:value-type="string" calcext:value-type="string">
            <text:p>0xd7d49e6500ba3c2b8d348461973f0931de727af0</text:p>
          </table:table-cell>
          <table:table-cell office:value-type="float" office:value="2113" calcext:value-type="float">
            <text:p>2113</text:p>
          </table:table-cell>
          <table:table-cell/>
        </table:table-row>
        <table:table-row table:style-name="ro1">
          <table:table-cell office:value-type="string" calcext:value-type="string">
            <text:p>0x0f74cf4d2b0d2651a1377eabf8dc922b52dff619</text:p>
          </table:table-cell>
          <table:table-cell office:value-type="float" office:value="2089.91227723" calcext:value-type="float">
            <text:p>2089.91227723</text:p>
          </table:table-cell>
          <table:table-cell/>
        </table:table-row>
        <table:table-row table:style-name="ro1">
          <table:table-cell office:value-type="string" calcext:value-type="string">
            <text:p>0x9edc7aeda77078fd5f6bf2ea1a6c927a6de02054</text:p>
          </table:table-cell>
          <table:table-cell office:value-type="float" office:value="2081.59311717" calcext:value-type="float">
            <text:p>2081.59311717</text:p>
          </table:table-cell>
          <table:table-cell/>
        </table:table-row>
        <table:table-row table:style-name="ro1">
          <table:table-cell office:value-type="string" calcext:value-type="string">
            <text:p>0xceb6e77e24abcf4257d9d510eb3b09826d7c89aa</text:p>
          </table:table-cell>
          <table:table-cell office:value-type="float" office:value="2075" calcext:value-type="float">
            <text:p>2075</text:p>
          </table:table-cell>
          <table:table-cell/>
        </table:table-row>
        <table:table-row table:style-name="ro1">
          <table:table-cell office:value-type="string" calcext:value-type="string">
            <text:p>0xfa341bf0a8aa9ada1c5fddc55f7919cafc651bd5</text:p>
          </table:table-cell>
          <table:table-cell office:value-type="float" office:value="2029.11237164" calcext:value-type="float">
            <text:p>2029.11237164</text:p>
          </table:table-cell>
          <table:table-cell/>
        </table:table-row>
        <table:table-row table:style-name="ro1">
          <table:table-cell office:value-type="string" calcext:value-type="string">
            <text:p>0x9db2c8d4f583c5c07f63f347e9bfeeb1757c2920</text:p>
          </table:table-cell>
          <table:table-cell office:value-type="float" office:value="2023.98834233" calcext:value-type="float">
            <text:p>2023.98834233</text:p>
          </table:table-cell>
          <table:table-cell/>
        </table:table-row>
        <table:table-row table:style-name="ro1">
          <table:table-cell office:value-type="string" calcext:value-type="string">
            <text:p>0xd415f1414b95438ec3c2c9878ed0879b9d9a3ee4</text:p>
          </table:table-cell>
          <table:table-cell office:value-type="float" office:value="2011.10390723" calcext:value-type="float">
            <text:p>2011.10390723</text:p>
          </table:table-cell>
          <table:table-cell/>
        </table:table-row>
        <table:table-row table:style-name="ro1">
          <table:table-cell office:value-type="string" calcext:value-type="string">
            <text:p>0x58609f99da9f02409baa9e1d0cc6a1d6d17e0ae4</text:p>
          </table:table-cell>
          <table:table-cell office:value-type="float" office:value="2000.00091267" calcext:value-type="float">
            <text:p>2000.00091267</text:p>
          </table:table-cell>
          <table:table-cell/>
        </table:table-row>
        <table:table-row table:style-name="ro1">
          <table:table-cell office:value-type="string" calcext:value-type="string">
            <text:p>0xcbcf16be9cc17d656d6f6bc2ba39fc91b831258b</text:p>
          </table:table-cell>
          <table:table-cell office:value-type="float" office:value="2000.00000024" calcext:value-type="float">
            <text:p>2000.00000024</text:p>
          </table:table-cell>
          <table:table-cell/>
        </table:table-row>
        <table:table-row table:style-name="ro1">
          <table:table-cell office:value-type="string" calcext:value-type="string">
            <text:p>0x44581300c4b5e2e445ba7d02f2d5b557e4efff61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0x4850ad4d3bdb52fdbfb55c163ca6137883abc3bd</text:p>
          </table:table-cell>
          <table:table-cell office:value-type="float" office:value="1999.55520101" calcext:value-type="float">
            <text:p>1999.55520101</text:p>
          </table:table-cell>
          <table:table-cell/>
        </table:table-row>
        <table:table-row table:style-name="ro1">
          <table:table-cell office:value-type="string" calcext:value-type="string">
            <text:p>0x0055b0f53658d889e73e73b5e46a99dbd2694316</text:p>
          </table:table-cell>
          <table:table-cell office:value-type="float" office:value="1993.60344786" calcext:value-type="float">
            <text:p>1993.60344786</text:p>
          </table:table-cell>
          <table:table-cell/>
        </table:table-row>
        <table:table-row table:style-name="ro1">
          <table:table-cell office:value-type="string" calcext:value-type="string">
            <text:p>0x95590b304d6078516664137bc249bfbd1c931ad9</text:p>
          </table:table-cell>
          <table:table-cell office:value-type="float" office:value="1986.29108136" calcext:value-type="float">
            <text:p>1986.29108136</text:p>
          </table:table-cell>
          <table:table-cell/>
        </table:table-row>
        <table:table-row table:style-name="ro1">
          <table:table-cell office:value-type="string" calcext:value-type="string">
            <text:p>0x11ededebf63bef0ea2d2d071bdf88f71543ec6fb</text:p>
          </table:table-cell>
          <table:table-cell office:value-type="float" office:value="1985.62315913" calcext:value-type="float">
            <text:p>1985.62315913</text:p>
          </table:table-cell>
          <table:table-cell/>
        </table:table-row>
        <table:table-row table:style-name="ro1">
          <table:table-cell office:value-type="string" calcext:value-type="string">
            <text:p>0x08b0a627bf0239aba77f4c9687fcd296e649ee34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string" calcext:value-type="string">
            <text:p>0xb5a8e55ed9a8da6c43142405d6726a496d49cbbf</text:p>
          </table:table-cell>
          <table:table-cell office:value-type="float" office:value="1973.591538" calcext:value-type="float">
            <text:p>1973.591538</text:p>
          </table:table-cell>
          <table:table-cell/>
        </table:table-row>
        <table:table-row table:style-name="ro1">
          <table:table-cell office:value-type="string" calcext:value-type="string">
            <text:p>0xa8bb0426560742705a744a1146c7aba588a1cde5</text:p>
          </table:table-cell>
          <table:table-cell office:value-type="float" office:value="1966.18961984" calcext:value-type="float">
            <text:p>1966.18961984</text:p>
          </table:table-cell>
          <table:table-cell/>
        </table:table-row>
        <table:table-row table:style-name="ro1">
          <table:table-cell office:value-type="string" calcext:value-type="string">
            <text:p>0x8273cc19ad7c3a6fb1c462e0160543f406f87126</text:p>
          </table:table-cell>
          <table:table-cell office:value-type="float" office:value="1963.07573441" calcext:value-type="float">
            <text:p>1963.07573441</text:p>
          </table:table-cell>
          <table:table-cell/>
        </table:table-row>
        <table:table-row table:style-name="ro1">
          <table:table-cell office:value-type="string" calcext:value-type="string">
            <text:p>0xc6b52693025e3bc7295e1c47969291ab367582e5</text:p>
          </table:table-cell>
          <table:table-cell office:value-type="float" office:value="1962.87886148" calcext:value-type="float">
            <text:p>1962.87886148</text:p>
          </table:table-cell>
          <table:table-cell/>
        </table:table-row>
        <table:table-row table:style-name="ro1">
          <table:table-cell office:value-type="string" calcext:value-type="string">
            <text:p>0xf3243babf74ead828ac656877137df705868fd66</text:p>
          </table:table-cell>
          <table:table-cell office:value-type="float" office:value="1961.38681327" calcext:value-type="float">
            <text:p>1961.38681327</text:p>
          </table:table-cell>
          <table:table-cell/>
        </table:table-row>
        <table:table-row table:style-name="ro1">
          <table:table-cell office:value-type="string" calcext:value-type="string">
            <text:p>0xe414c1751743bf06203412448cee56742a87a62b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0xf3fec8efbe1a1c71e0cfb16ba9ccbbab3650672b</text:p>
          </table:table-cell>
          <table:table-cell office:value-type="float" office:value="1934.69465122" calcext:value-type="float">
            <text:p>1934.69465122</text:p>
          </table:table-cell>
          <table:table-cell/>
        </table:table-row>
        <table:table-row table:style-name="ro1">
          <table:table-cell office:value-type="string" calcext:value-type="string">
            <text:p>0x65d5f8e9d6a43ceeef0472a684b6bf78ab8ef56e</text:p>
          </table:table-cell>
          <table:table-cell office:value-type="float" office:value="1928.37843171" calcext:value-type="float">
            <text:p>1928.37843171</text:p>
          </table:table-cell>
          <table:table-cell/>
        </table:table-row>
        <table:table-row table:style-name="ro1">
          <table:table-cell office:value-type="string" calcext:value-type="string">
            <text:p>0x4398b458c8d1e57453fa73fea36cf6e0d3105aa9</text:p>
          </table:table-cell>
          <table:table-cell office:value-type="float" office:value="1926.267066" calcext:value-type="float">
            <text:p>1926.267066</text:p>
          </table:table-cell>
          <table:table-cell/>
        </table:table-row>
        <table:table-row table:style-name="ro1">
          <table:table-cell office:value-type="string" calcext:value-type="string">
            <text:p>0x2728d562d6409401fd5781c83ee21e1496647f1e</text:p>
          </table:table-cell>
          <table:table-cell office:value-type="float" office:value="1910.04568535" calcext:value-type="float">
            <text:p>1910.04568535</text:p>
          </table:table-cell>
          <table:table-cell/>
        </table:table-row>
        <table:table-row table:style-name="ro1">
          <table:table-cell office:value-type="string" calcext:value-type="string">
            <text:p>0x357c88fbb7dde437170380ebe56433b901c2469e</text:p>
          </table:table-cell>
          <table:table-cell office:value-type="float" office:value="1897.29112099" calcext:value-type="float">
            <text:p>1897.29112099</text:p>
          </table:table-cell>
          <table:table-cell/>
        </table:table-row>
        <table:table-row table:style-name="ro1">
          <table:table-cell office:value-type="string" calcext:value-type="string">
            <text:p>0x25d7cb2459dcb4479efd1925dad3546747d6d6b2</text:p>
          </table:table-cell>
          <table:table-cell office:value-type="float" office:value="1890.92963474" calcext:value-type="float">
            <text:p>1890.92963474</text:p>
          </table:table-cell>
          <table:table-cell/>
        </table:table-row>
        <table:table-row table:style-name="ro1">
          <table:table-cell office:value-type="string" calcext:value-type="string">
            <text:p>0xc0139ec9c798a48e16c332c470304bd3b4ca87d9</text:p>
          </table:table-cell>
          <table:table-cell office:value-type="float" office:value="1864.42418253" calcext:value-type="float">
            <text:p>1864.42418253</text:p>
          </table:table-cell>
          <table:table-cell/>
        </table:table-row>
        <table:table-row table:style-name="ro1">
          <table:table-cell office:value-type="string" calcext:value-type="string">
            <text:p>0x792da967bcb65933e3a4d09096142692159e06c3</text:p>
          </table:table-cell>
          <table:table-cell office:value-type="float" office:value="1851.10916332" calcext:value-type="float">
            <text:p>1851.10916332</text:p>
          </table:table-cell>
          <table:table-cell/>
        </table:table-row>
        <table:table-row table:style-name="ro1">
          <table:table-cell office:value-type="string" calcext:value-type="string">
            <text:p>0xe8141d12335edfb84dc0f2ea398605ba94afc256</text:p>
          </table:table-cell>
          <table:table-cell office:value-type="float" office:value="1825.46892213" calcext:value-type="float">
            <text:p>1825.46892213</text:p>
          </table:table-cell>
          <table:table-cell/>
        </table:table-row>
        <table:table-row table:style-name="ro1">
          <table:table-cell office:value-type="string" calcext:value-type="string">
            <text:p>0x5666b3d8d6bea8cd1fb4e631b3bdefa00ce7d3d2</text:p>
          </table:table-cell>
          <table:table-cell office:value-type="float" office:value="1823.03755997" calcext:value-type="float">
            <text:p>1823.03755997</text:p>
          </table:table-cell>
          <table:table-cell/>
        </table:table-row>
        <table:table-row table:style-name="ro1">
          <table:table-cell office:value-type="string" calcext:value-type="string">
            <text:p>0xfcba3790eb8865bd9a9e96c80fd251a3bc59993a</text:p>
          </table:table-cell>
          <table:table-cell office:value-type="float" office:value="1815.3803334" calcext:value-type="float">
            <text:p>1815.3803334</text:p>
          </table:table-cell>
          <table:table-cell/>
        </table:table-row>
        <table:table-row table:style-name="ro1">
          <table:table-cell office:value-type="string" calcext:value-type="string">
            <text:p>0x64ccff4b2de6347f16475b8c6b9bda655642fe19</text:p>
          </table:table-cell>
          <table:table-cell office:value-type="float" office:value="1815.22748654" calcext:value-type="float">
            <text:p>1815.22748654</text:p>
          </table:table-cell>
          <table:table-cell/>
        </table:table-row>
        <table:table-row table:style-name="ro1">
          <table:table-cell office:value-type="string" calcext:value-type="string">
            <text:p>0x5cd7c6de1c486ecc07cabc09298e801021d55b87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0xd3476faf7dfbf061bafc98c9ec1032da0ef966a4</text:p>
          </table:table-cell>
          <table:table-cell office:value-type="float" office:value="1796.5175017" calcext:value-type="float">
            <text:p>1796.5175017</text:p>
          </table:table-cell>
          <table:table-cell/>
        </table:table-row>
        <table:table-row table:style-name="ro1">
          <table:table-cell office:value-type="string" calcext:value-type="string">
            <text:p>0x4bedafef9de6c959d376310f45e5efc1cf7e30ff</text:p>
          </table:table-cell>
          <table:table-cell office:value-type="float" office:value="1784.162482" calcext:value-type="float">
            <text:p>1784.162482</text:p>
          </table:table-cell>
          <table:table-cell/>
        </table:table-row>
        <table:table-row table:style-name="ro1">
          <table:table-cell office:value-type="string" calcext:value-type="string">
            <text:p>0xc9132a3f53c1c80c87d5d645d8dafae9dd3b8981</text:p>
          </table:table-cell>
          <table:table-cell office:value-type="float" office:value="1783.63067387" calcext:value-type="float">
            <text:p>1783.63067387</text:p>
          </table:table-cell>
          <table:table-cell/>
        </table:table-row>
        <table:table-row table:style-name="ro1">
          <table:table-cell office:value-type="string" calcext:value-type="string">
            <text:p>0x729cc0cf5eb87d5c3f6bf92300e2b4e799b33c9b</text:p>
          </table:table-cell>
          <table:table-cell office:value-type="float" office:value="1775.25065413" calcext:value-type="float">
            <text:p>1775.25065413</text:p>
          </table:table-cell>
          <table:table-cell/>
        </table:table-row>
        <table:table-row table:style-name="ro1">
          <table:table-cell office:value-type="string" calcext:value-type="string">
            <text:p>0x137af1231abe9d1320c20201e3fdda68d20f2a66</text:p>
          </table:table-cell>
          <table:table-cell office:value-type="float" office:value="1754.0511982" calcext:value-type="float">
            <text:p>1754.0511982</text:p>
          </table:table-cell>
          <table:table-cell/>
        </table:table-row>
        <table:table-row table:style-name="ro1">
          <table:table-cell office:value-type="string" calcext:value-type="string">
            <text:p>0x9fdd0c914232a7433d69944853fdaa23c5ff9792</text:p>
          </table:table-cell>
          <table:table-cell office:value-type="float" office:value="1747.01747667" calcext:value-type="float">
            <text:p>1747.01747667</text:p>
          </table:table-cell>
          <table:table-cell/>
        </table:table-row>
        <table:table-row table:style-name="ro1">
          <table:table-cell office:value-type="string" calcext:value-type="string">
            <text:p>0xbe6acc2382211fade80a0aaf53bc11671cf19db6</text:p>
          </table:table-cell>
          <table:table-cell office:value-type="float" office:value="1725.52675776" calcext:value-type="float">
            <text:p>1725.52675776</text:p>
          </table:table-cell>
          <table:table-cell/>
        </table:table-row>
        <table:table-row table:style-name="ro1">
          <table:table-cell office:value-type="string" calcext:value-type="string">
            <text:p>0xb9a7440e9b68ec64cae8bca150af04f6449cce84</text:p>
          </table:table-cell>
          <table:table-cell office:value-type="float" office:value="1725.28837675" calcext:value-type="float">
            <text:p>1725.28837675</text:p>
          </table:table-cell>
          <table:table-cell/>
        </table:table-row>
        <table:table-row table:style-name="ro1">
          <table:table-cell office:value-type="string" calcext:value-type="string">
            <text:p>0xc9dc9d5faff0099137b62ba56643cc2dede8ce4d</text:p>
          </table:table-cell>
          <table:table-cell office:value-type="float" office:value="1719.95503695" calcext:value-type="float">
            <text:p>1719.95503695</text:p>
          </table:table-cell>
          <table:table-cell/>
        </table:table-row>
        <table:table-row table:style-name="ro1">
          <table:table-cell office:value-type="string" calcext:value-type="string">
            <text:p>0xa9bf1d45adeb2dd1098b283e5038efd33a942ac9</text:p>
          </table:table-cell>
          <table:table-cell office:value-type="float" office:value="1717.84971085" calcext:value-type="float">
            <text:p>1717.84971085</text:p>
          </table:table-cell>
          <table:table-cell/>
        </table:table-row>
        <table:table-row table:style-name="ro1">
          <table:table-cell office:value-type="string" calcext:value-type="string">
            <text:p>0x545c0fdef1e37253a67e7b5bc23fbb7366c9dc54</text:p>
          </table:table-cell>
          <table:table-cell office:value-type="float" office:value="1713.26259126" calcext:value-type="float">
            <text:p>1713.26259126</text:p>
          </table:table-cell>
          <table:table-cell/>
        </table:table-row>
        <table:table-row table:style-name="ro1">
          <table:table-cell office:value-type="string" calcext:value-type="string">
            <text:p>0xb2b00ef96e88b74e822765f0ad4d200c0ec8c99e</text:p>
          </table:table-cell>
          <table:table-cell office:value-type="float" office:value="1705.276418" calcext:value-type="float">
            <text:p>1705.276418</text:p>
          </table:table-cell>
          <table:table-cell/>
        </table:table-row>
        <table:table-row table:style-name="ro1">
          <table:table-cell office:value-type="string" calcext:value-type="string">
            <text:p>0x47ae951dc78568170ab4536613ee62a057740046</text:p>
          </table:table-cell>
          <table:table-cell office:value-type="float" office:value="1679.57337523" calcext:value-type="float">
            <text:p>1679.57337523</text:p>
          </table:table-cell>
          <table:table-cell/>
        </table:table-row>
        <table:table-row table:style-name="ro1">
          <table:table-cell office:value-type="string" calcext:value-type="string">
            <text:p>0x965c3229ce4d598ec58987f0d9269bc78334bb82</text:p>
          </table:table-cell>
          <table:table-cell office:value-type="float" office:value="1659.24247697" calcext:value-type="float">
            <text:p>1659.24247697</text:p>
          </table:table-cell>
          <table:table-cell/>
        </table:table-row>
        <table:table-row table:style-name="ro1">
          <table:table-cell office:value-type="string" calcext:value-type="string">
            <text:p>0xa75002dbe7474c9f51c5322c84d621a34d4cee1e</text:p>
          </table:table-cell>
          <table:table-cell office:value-type="float" office:value="1644" calcext:value-type="float">
            <text:p>1644</text:p>
          </table:table-cell>
          <table:table-cell/>
        </table:table-row>
        <table:table-row table:style-name="ro1">
          <table:table-cell office:value-type="string" calcext:value-type="string">
            <text:p>0x313a64abf5b503abc71bb8e7140c4314cd20d94e</text:p>
          </table:table-cell>
          <table:table-cell office:value-type="float" office:value="1641.3674668" calcext:value-type="float">
            <text:p>1641.3674668</text:p>
          </table:table-cell>
          <table:table-cell/>
        </table:table-row>
        <table:table-row table:style-name="ro1">
          <table:table-cell office:value-type="string" calcext:value-type="string">
            <text:p>0xe56ab0aa54a979b0435bdb962476efb65f9f57ff</text:p>
          </table:table-cell>
          <table:table-cell office:value-type="float" office:value="1632.47132427" calcext:value-type="float">
            <text:p>1632.47132427</text:p>
          </table:table-cell>
          <table:table-cell/>
        </table:table-row>
        <table:table-row table:style-name="ro1">
          <table:table-cell office:value-type="string" calcext:value-type="string">
            <text:p>0xee8707f9293c68797e69756120a519be49419192</text:p>
          </table:table-cell>
          <table:table-cell office:value-type="float" office:value="1629" calcext:value-type="float">
            <text:p>1629</text:p>
          </table:table-cell>
          <table:table-cell/>
        </table:table-row>
        <table:table-row table:style-name="ro1">
          <table:table-cell office:value-type="string" calcext:value-type="string">
            <text:p>0xf51d3d0ffa70341b617af7af88d1e4a716c0081a</text:p>
          </table:table-cell>
          <table:table-cell office:value-type="float" office:value="1616.87364355" calcext:value-type="float">
            <text:p>1616.87364355</text:p>
          </table:table-cell>
          <table:table-cell/>
        </table:table-row>
        <table:table-row table:style-name="ro1">
          <table:table-cell office:value-type="string" calcext:value-type="string">
            <text:p>0x12701a6fad5bbf94e632936b2f52a29860288298</text:p>
          </table:table-cell>
          <table:table-cell office:value-type="float" office:value="1616" calcext:value-type="float">
            <text:p>1616</text:p>
          </table:table-cell>
          <table:table-cell/>
        </table:table-row>
        <table:table-row table:style-name="ro1">
          <table:table-cell office:value-type="string" calcext:value-type="string">
            <text:p>0x2c04ca26541eac234ca93d6fc0ff788fbd553066</text:p>
          </table:table-cell>
          <table:table-cell office:value-type="float" office:value="1615.9205343" calcext:value-type="float">
            <text:p>1615.9205343</text:p>
          </table:table-cell>
          <table:table-cell/>
        </table:table-row>
        <table:table-row table:style-name="ro1">
          <table:table-cell office:value-type="string" calcext:value-type="string">
            <text:p>0x3dcb8273c23296654a4f372e8f8184ab2fc60fb0</text:p>
          </table:table-cell>
          <table:table-cell office:value-type="float" office:value="1602.15062004" calcext:value-type="float">
            <text:p>1602.15062004</text:p>
          </table:table-cell>
          <table:table-cell/>
        </table:table-row>
        <table:table-row table:style-name="ro1">
          <table:table-cell office:value-type="string" calcext:value-type="string">
            <text:p>0x56f1d6d5e77661e1ca10d270f6c8d4ec45ceea7e</text:p>
          </table:table-cell>
          <table:table-cell office:value-type="float" office:value="1601.39211002" calcext:value-type="float">
            <text:p>1601.39211002</text:p>
          </table:table-cell>
          <table:table-cell/>
        </table:table-row>
        <table:table-row table:style-name="ro1">
          <table:table-cell office:value-type="string" calcext:value-type="string">
            <text:p>0x0a03e53259d73ab1f4b86ef461aaa542e5f7516c</text:p>
          </table:table-cell>
          <table:table-cell office:value-type="float" office:value="1592.62148116" calcext:value-type="float">
            <text:p>1592.62148116</text:p>
          </table:table-cell>
          <table:table-cell/>
        </table:table-row>
        <table:table-row table:style-name="ro1">
          <table:table-cell office:value-type="string" calcext:value-type="string">
            <text:p>0x56d678b9588d34dcf579487fe3ea1c2ea879635d</text:p>
          </table:table-cell>
          <table:table-cell office:value-type="float" office:value="1571.79297878" calcext:value-type="float">
            <text:p>1571.79297878</text:p>
          </table:table-cell>
          <table:table-cell/>
        </table:table-row>
        <table:table-row table:style-name="ro1">
          <table:table-cell office:value-type="string" calcext:value-type="string">
            <text:p>0x07d03a3ed70f5c9e5a0b0d65fcfc027164ce75db</text:p>
          </table:table-cell>
          <table:table-cell office:value-type="float" office:value="1563.86181295" calcext:value-type="float">
            <text:p>1563.86181295</text:p>
          </table:table-cell>
          <table:table-cell/>
        </table:table-row>
        <table:table-row table:style-name="ro1">
          <table:table-cell office:value-type="string" calcext:value-type="string">
            <text:p>0x5f17f1fae4b77da30a4eade968eb8b88396bc8e0</text:p>
          </table:table-cell>
          <table:table-cell office:value-type="float" office:value="1554" calcext:value-type="float">
            <text:p>1554</text:p>
          </table:table-cell>
          <table:table-cell/>
        </table:table-row>
        <table:table-row table:style-name="ro1">
          <table:table-cell office:value-type="string" calcext:value-type="string">
            <text:p>0x8d2a9cc676553cfc007311b85ffc7c7957ffc33d</text:p>
          </table:table-cell>
          <table:table-cell office:value-type="float" office:value="1550" calcext:value-type="float">
            <text:p>1550</text:p>
          </table:table-cell>
          <table:table-cell/>
        </table:table-row>
        <table:table-row table:style-name="ro1">
          <table:table-cell office:value-type="string" calcext:value-type="string">
            <text:p>0xfd96da6b1918cdcc3c907269e823b13d52340a0f</text:p>
          </table:table-cell>
          <table:table-cell office:value-type="float" office:value="1547.19906638" calcext:value-type="float">
            <text:p>1547.19906638</text:p>
          </table:table-cell>
          <table:table-cell/>
        </table:table-row>
        <table:table-row table:style-name="ro1">
          <table:table-cell office:value-type="string" calcext:value-type="string">
            <text:p>0x7911670881a81f8410d06053d7b3c237ce77b9b4</text:p>
          </table:table-cell>
          <table:table-cell office:value-type="float" office:value="1523.04781284" calcext:value-type="float">
            <text:p>1523.04781284</text:p>
          </table:table-cell>
          <table:table-cell/>
        </table:table-row>
        <table:table-row table:style-name="ro1">
          <table:table-cell office:value-type="string" calcext:value-type="string">
            <text:p>0xfd59a0aa795be799afc9f7ef48a4c5edcc720c90</text:p>
          </table:table-cell>
          <table:table-cell office:value-type="float" office:value="1520.2268796" calcext:value-type="float">
            <text:p>1520.2268796</text:p>
          </table:table-cell>
          <table:table-cell/>
        </table:table-row>
        <table:table-row table:style-name="ro1">
          <table:table-cell office:value-type="string" calcext:value-type="string">
            <text:p>0x293be9563bffcd50bbc29b8d87fc5c54f90732e1</text:p>
          </table:table-cell>
          <table:table-cell office:value-type="float" office:value="1507.77648525" calcext:value-type="float">
            <text:p>1507.77648525</text:p>
          </table:table-cell>
          <table:table-cell/>
        </table:table-row>
        <table:table-row table:style-name="ro1">
          <table:table-cell office:value-type="string" calcext:value-type="string">
            <text:p>0x9aca810997cb30ff38f2d6e175347825e929ca4e</text:p>
          </table:table-cell>
          <table:table-cell office:value-type="float" office:value="1500.20160767" calcext:value-type="float">
            <text:p>1500.20160767</text:p>
          </table:table-cell>
          <table:table-cell/>
        </table:table-row>
        <table:table-row table:style-name="ro1">
          <table:table-cell office:value-type="string" calcext:value-type="string">
            <text:p>0x1d9eb6cc67618733dc7c4931d5b13d99c890aad4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0xb802c6eb4e1f17a4badfbd5fdfc18f0031c9002a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0x676eae0e4e671e4bf19b057a881e5ac9e28f615d</text:p>
          </table:table-cell>
          <table:table-cell office:value-type="float" office:value="1498" calcext:value-type="float">
            <text:p>1498</text:p>
          </table:table-cell>
          <table:table-cell/>
        </table:table-row>
        <table:table-row table:style-name="ro1">
          <table:table-cell office:value-type="string" calcext:value-type="string">
            <text:p>0x2e361f82edfc9debe8acaad20d8f75dcc56101b5</text:p>
          </table:table-cell>
          <table:table-cell office:value-type="float" office:value="1477.22547911" calcext:value-type="float">
            <text:p>1477.22547911</text:p>
          </table:table-cell>
          <table:table-cell/>
        </table:table-row>
        <table:table-row table:style-name="ro1">
          <table:table-cell office:value-type="string" calcext:value-type="string">
            <text:p>0x7fb0115a09ec231d7d78440db52e5a1779116496</text:p>
          </table:table-cell>
          <table:table-cell office:value-type="float" office:value="1475.86108707" calcext:value-type="float">
            <text:p>1475.86108707</text:p>
          </table:table-cell>
          <table:table-cell/>
        </table:table-row>
        <table:table-row table:style-name="ro1">
          <table:table-cell office:value-type="string" calcext:value-type="string">
            <text:p>0x9cadadb730a6aa6acbc2d24e4f4b943a61b7d317</text:p>
          </table:table-cell>
          <table:table-cell office:value-type="float" office:value="1475.51813459" calcext:value-type="float">
            <text:p>1475.51813459</text:p>
          </table:table-cell>
          <table:table-cell/>
        </table:table-row>
        <table:table-row table:style-name="ro1">
          <table:table-cell office:value-type="string" calcext:value-type="string">
            <text:p>0xa1777286ac7fe033b8a8b68c50f51ae55db58d6f</text:p>
          </table:table-cell>
          <table:table-cell office:value-type="float" office:value="1472" calcext:value-type="float">
            <text:p>1472</text:p>
          </table:table-cell>
          <table:table-cell/>
        </table:table-row>
        <table:table-row table:style-name="ro1">
          <table:table-cell office:value-type="string" calcext:value-type="string">
            <text:p>0xb7715b04fa53cff24ba12400be2b7843774f32f6</text:p>
          </table:table-cell>
          <table:table-cell office:value-type="float" office:value="1469.2432627" calcext:value-type="float">
            <text:p>1469.2432627</text:p>
          </table:table-cell>
          <table:table-cell/>
        </table:table-row>
        <table:table-row table:style-name="ro1">
          <table:table-cell office:value-type="string" calcext:value-type="string">
            <text:p>0x1eea9898f470782fd1ecb1b8162bb8f49dd5a8ee</text:p>
          </table:table-cell>
          <table:table-cell office:value-type="float" office:value="1468.3527254" calcext:value-type="float">
            <text:p>1468.3527254</text:p>
          </table:table-cell>
          <table:table-cell/>
        </table:table-row>
        <table:table-row table:style-name="ro1">
          <table:table-cell office:value-type="string" calcext:value-type="string">
            <text:p>0x748b6533a3566ff88877bd5230127768f70dd16f</text:p>
          </table:table-cell>
          <table:table-cell office:value-type="float" office:value="1465.69054205" calcext:value-type="float">
            <text:p>1465.69054205</text:p>
          </table:table-cell>
          <table:table-cell/>
        </table:table-row>
        <table:table-row table:style-name="ro1">
          <table:table-cell office:value-type="string" calcext:value-type="string">
            <text:p>0x6843291bd86857d97f0d269e698939fb10d60772</text:p>
          </table:table-cell>
          <table:table-cell office:value-type="float" office:value="1455.54228512" calcext:value-type="float">
            <text:p>1455.54228512</text:p>
          </table:table-cell>
          <table:table-cell/>
        </table:table-row>
        <table:table-row table:style-name="ro1">
          <table:table-cell office:value-type="string" calcext:value-type="string">
            <text:p>0x213c861bd0f02b1d10bdccf228bee18c124a77a2</text:p>
          </table:table-cell>
          <table:table-cell office:value-type="float" office:value="1450.61338788" calcext:value-type="float">
            <text:p>1450.61338788</text:p>
          </table:table-cell>
          <table:table-cell/>
        </table:table-row>
        <table:table-row table:style-name="ro1">
          <table:table-cell office:value-type="string" calcext:value-type="string">
            <text:p>0xca13b8e623bab51513c87089dc0a43b8fc1c4733</text:p>
          </table:table-cell>
          <table:table-cell office:value-type="float" office:value="1445.32585509" calcext:value-type="float">
            <text:p>1445.32585509</text:p>
          </table:table-cell>
          <table:table-cell/>
        </table:table-row>
        <table:table-row table:style-name="ro1">
          <table:table-cell office:value-type="string" calcext:value-type="string">
            <text:p>0x8bc713ae1abbde73ad15f64aff64f9b6094b2e8d</text:p>
          </table:table-cell>
          <table:table-cell office:value-type="float" office:value="1441.17594432" calcext:value-type="float">
            <text:p>1441.17594432</text:p>
          </table:table-cell>
          <table:table-cell/>
        </table:table-row>
        <table:table-row table:style-name="ro1">
          <table:table-cell office:value-type="string" calcext:value-type="string">
            <text:p>0x88ad09518695c6c3712ac10a214be5109a655671</text:p>
          </table:table-cell>
          <table:table-cell office:value-type="float" office:value="1438.70022772" calcext:value-type="float">
            <text:p>1438.70022772</text:p>
          </table:table-cell>
          <table:table-cell/>
        </table:table-row>
        <table:table-row table:style-name="ro1">
          <table:table-cell office:value-type="string" calcext:value-type="string">
            <text:p>0x0092832198ba0221dd8a26fae7d96a735f791914</text:p>
          </table:table-cell>
          <table:table-cell office:value-type="float" office:value="1435.83919647" calcext:value-type="float">
            <text:p>1435.83919647</text:p>
          </table:table-cell>
          <table:table-cell/>
        </table:table-row>
        <table:table-row table:style-name="ro1">
          <table:table-cell office:value-type="string" calcext:value-type="string">
            <text:p>0x093a3eb5c54722ccbb2cfbffcdb5b63c82f24218</text:p>
          </table:table-cell>
          <table:table-cell office:value-type="float" office:value="1434.76125489" calcext:value-type="float">
            <text:p>1434.76125489</text:p>
          </table:table-cell>
          <table:table-cell/>
        </table:table-row>
        <table:table-row table:style-name="ro1">
          <table:table-cell office:value-type="string" calcext:value-type="string">
            <text:p>0x42dc8ce6b998b2202f8f611748c19f1b71c81f8b</text:p>
          </table:table-cell>
          <table:table-cell office:value-type="float" office:value="1434.17996562" calcext:value-type="float">
            <text:p>1434.17996562</text:p>
          </table:table-cell>
          <table:table-cell/>
        </table:table-row>
        <table:table-row table:style-name="ro1">
          <table:table-cell office:value-type="string" calcext:value-type="string">
            <text:p>0x15044445b4491de2d555fe91a7347bbf4c0a41fa</text:p>
          </table:table-cell>
          <table:table-cell office:value-type="float" office:value="1416.93123311" calcext:value-type="float">
            <text:p>1416.93123311</text:p>
          </table:table-cell>
          <table:table-cell/>
        </table:table-row>
        <table:table-row table:style-name="ro1">
          <table:table-cell office:value-type="string" calcext:value-type="string">
            <text:p>0x8cc179fb0473fb6473a2e28b290c79a06e39db2d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string" calcext:value-type="string">
            <text:p>0x181194a1091ba7001351f3bf0b444818a051ee15</text:p>
          </table:table-cell>
          <table:table-cell office:value-type="float" office:value="1412.15114767" calcext:value-type="float">
            <text:p>1412.15114767</text:p>
          </table:table-cell>
          <table:table-cell/>
        </table:table-row>
        <table:table-row table:style-name="ro1">
          <table:table-cell office:value-type="string" calcext:value-type="string">
            <text:p>0x0d590eefb8703ad715648ce7e63afbf6ab4d9f53</text:p>
          </table:table-cell>
          <table:table-cell office:value-type="float" office:value="1407.08899854" calcext:value-type="float">
            <text:p>1407.08899854</text:p>
          </table:table-cell>
          <table:table-cell/>
        </table:table-row>
        <table:table-row table:style-name="ro1">
          <table:table-cell office:value-type="string" calcext:value-type="string">
            <text:p>0x72731d30a7062bef0b4f73510036bfc2fdbbc472</text:p>
          </table:table-cell>
          <table:table-cell office:value-type="float" office:value="1400.364291" calcext:value-type="float">
            <text:p>1400.364291</text:p>
          </table:table-cell>
          <table:table-cell/>
        </table:table-row>
        <table:table-row table:style-name="ro1">
          <table:table-cell office:value-type="string" calcext:value-type="string">
            <text:p>0x431eaeda48a07ce24a4baf4a37347bec6506c148</text:p>
          </table:table-cell>
          <table:table-cell office:value-type="float" office:value="1380.8440453" calcext:value-type="float">
            <text:p>1380.8440453</text:p>
          </table:table-cell>
          <table:table-cell/>
        </table:table-row>
        <table:table-row table:style-name="ro1">
          <table:table-cell office:value-type="string" calcext:value-type="string">
            <text:p>0xd88540831b8b37358b662e91680dea56bc835098</text:p>
          </table:table-cell>
          <table:table-cell office:value-type="float" office:value="1374.04" calcext:value-type="float">
            <text:p>1374.04</text:p>
          </table:table-cell>
          <table:table-cell/>
        </table:table-row>
        <table:table-row table:style-name="ro1">
          <table:table-cell office:value-type="string" calcext:value-type="string">
            <text:p>0x408774afaee1f00a3a477b5c7ed44e50801aa219</text:p>
          </table:table-cell>
          <table:table-cell office:value-type="float" office:value="1372.87260872" calcext:value-type="float">
            <text:p>1372.87260872</text:p>
          </table:table-cell>
          <table:table-cell/>
        </table:table-row>
        <table:table-row table:style-name="ro1">
          <table:table-cell office:value-type="string" calcext:value-type="string">
            <text:p>0xd4c380b12f2ee9569a025320ff20afb0809fdbb0</text:p>
          </table:table-cell>
          <table:table-cell office:value-type="float" office:value="1370.43035271" calcext:value-type="float">
            <text:p>1370.43035271</text:p>
          </table:table-cell>
          <table:table-cell/>
        </table:table-row>
        <table:table-row table:style-name="ro1">
          <table:table-cell office:value-type="string" calcext:value-type="string">
            <text:p>0x08f0ff955f4465fd92ede137c8bf9de81261bade</text:p>
          </table:table-cell>
          <table:table-cell office:value-type="float" office:value="1356.64030476" calcext:value-type="float">
            <text:p>1356.64030476</text:p>
          </table:table-cell>
          <table:table-cell/>
        </table:table-row>
        <table:table-row table:style-name="ro1">
          <table:table-cell office:value-type="string" calcext:value-type="string">
            <text:p>0xcb1593e7c2817b977db1669dadff1960838bc890</text:p>
          </table:table-cell>
          <table:table-cell office:value-type="float" office:value="1353.57325185" calcext:value-type="float">
            <text:p>1353.57325185</text:p>
          </table:table-cell>
          <table:table-cell/>
        </table:table-row>
        <table:table-row table:style-name="ro1">
          <table:table-cell office:value-type="string" calcext:value-type="string">
            <text:p>0x9b3862c03f57b0ad4909937664d7bdef2ef4b33c</text:p>
          </table:table-cell>
          <table:table-cell office:value-type="float" office:value="1350" calcext:value-type="float">
            <text:p>1350</text:p>
          </table:table-cell>
          <table:table-cell/>
        </table:table-row>
        <table:table-row table:style-name="ro1">
          <table:table-cell office:value-type="string" calcext:value-type="string">
            <text:p>0xd71a6b484e029b4376bed2c119d36ccf70614a7d</text:p>
          </table:table-cell>
          <table:table-cell office:value-type="float" office:value="1349.06967481" calcext:value-type="float">
            <text:p>1349.06967481</text:p>
          </table:table-cell>
          <table:table-cell/>
        </table:table-row>
        <table:table-row table:style-name="ro1">
          <table:table-cell office:value-type="string" calcext:value-type="string">
            <text:p>0x5b369c274f41ac281581005057d1619a384124ac</text:p>
          </table:table-cell>
          <table:table-cell office:value-type="float" office:value="1348.80365374" calcext:value-type="float">
            <text:p>1348.80365374</text:p>
          </table:table-cell>
          <table:table-cell/>
        </table:table-row>
        <table:table-row table:style-name="ro1">
          <table:table-cell office:value-type="string" calcext:value-type="string">
            <text:p>0x01612d2e5ccae8e588d476bd09df7185cdf4f7e4</text:p>
          </table:table-cell>
          <table:table-cell office:value-type="float" office:value="1348.08" calcext:value-type="float">
            <text:p>1348.08</text:p>
          </table:table-cell>
          <table:table-cell/>
        </table:table-row>
        <table:table-row table:style-name="ro1">
          <table:table-cell office:value-type="string" calcext:value-type="string">
            <text:p>0xb3abf9ae623a22ea952ca63f7d7e57ba1059ec2e</text:p>
          </table:table-cell>
          <table:table-cell office:value-type="float" office:value="1343.22308303" calcext:value-type="float">
            <text:p>1343.22308303</text:p>
          </table:table-cell>
          <table:table-cell/>
        </table:table-row>
        <table:table-row table:style-name="ro1">
          <table:table-cell office:value-type="string" calcext:value-type="string">
            <text:p>0x04922bdefcb9b400de010420d0f725c3447dd7d6</text:p>
          </table:table-cell>
          <table:table-cell office:value-type="float" office:value="1340.73709251" calcext:value-type="float">
            <text:p>1340.73709251</text:p>
          </table:table-cell>
          <table:table-cell/>
        </table:table-row>
        <table:table-row table:style-name="ro1">
          <table:table-cell office:value-type="string" calcext:value-type="string">
            <text:p>0x2a47f0c9ca2f1660289632ddebb93bb0323c963b</text:p>
          </table:table-cell>
          <table:table-cell office:value-type="float" office:value="1338.72758207" calcext:value-type="float">
            <text:p>1338.72758207</text:p>
          </table:table-cell>
          <table:table-cell/>
        </table:table-row>
        <table:table-row table:style-name="ro1">
          <table:table-cell office:value-type="string" calcext:value-type="string">
            <text:p>0x351944035eda16332797b9b2b7c1fd1e7cfbfc65</text:p>
          </table:table-cell>
          <table:table-cell office:value-type="float" office:value="1334.71395822" calcext:value-type="float">
            <text:p>1334.71395822</text:p>
          </table:table-cell>
          <table:table-cell/>
        </table:table-row>
        <table:table-row table:style-name="ro1">
          <table:table-cell office:value-type="string" calcext:value-type="string">
            <text:p>0xc8432eb54d94ecf2c3981c23ffb4bbd04370010c</text:p>
          </table:table-cell>
          <table:table-cell office:value-type="float" office:value="1327.1632064" calcext:value-type="float">
            <text:p>1327.1632064</text:p>
          </table:table-cell>
          <table:table-cell/>
        </table:table-row>
        <table:table-row table:style-name="ro1">
          <table:table-cell office:value-type="string" calcext:value-type="string">
            <text:p>0x218fe611296e57138cc001b07b571dffede7e5d4</text:p>
          </table:table-cell>
          <table:table-cell office:value-type="float" office:value="1319.35796611" calcext:value-type="float">
            <text:p>1319.35796611</text:p>
          </table:table-cell>
          <table:table-cell/>
        </table:table-row>
        <table:table-row table:style-name="ro1">
          <table:table-cell office:value-type="string" calcext:value-type="string">
            <text:p>0x572f2493734037380beca3e6b09d31e2a61832d6</text:p>
          </table:table-cell>
          <table:table-cell office:value-type="float" office:value="1312.24203618" calcext:value-type="float">
            <text:p>1312.24203618</text:p>
          </table:table-cell>
          <table:table-cell/>
        </table:table-row>
        <table:table-row table:style-name="ro1">
          <table:table-cell office:value-type="string" calcext:value-type="string">
            <text:p>0x50c95c94bb5fa3aa2f5b340fe6ac02ac6224cea7</text:p>
          </table:table-cell>
          <table:table-cell office:value-type="float" office:value="1310.68876988" calcext:value-type="float">
            <text:p>1310.68876988</text:p>
          </table:table-cell>
          <table:table-cell/>
        </table:table-row>
        <table:table-row table:style-name="ro1">
          <table:table-cell office:value-type="string" calcext:value-type="string">
            <text:p>0x0edb4659791d8f3c733dd35fe5dfe970e7dd8105</text:p>
          </table:table-cell>
          <table:table-cell office:value-type="float" office:value="1305.56003511" calcext:value-type="float">
            <text:p>1305.56003511</text:p>
          </table:table-cell>
          <table:table-cell/>
        </table:table-row>
        <table:table-row table:style-name="ro1">
          <table:table-cell office:value-type="string" calcext:value-type="string">
            <text:p>0x6c1118e73dec71ee3acec0f2f9ab382a4f2c6729</text:p>
          </table:table-cell>
          <table:table-cell office:value-type="float" office:value="1301.65357983" calcext:value-type="float">
            <text:p>1301.65357983</text:p>
          </table:table-cell>
          <table:table-cell/>
        </table:table-row>
        <table:table-row table:style-name="ro1">
          <table:table-cell office:value-type="string" calcext:value-type="string">
            <text:p>0x6d563083718ec8ca23937ded5356a96d3c6b4ca3</text:p>
          </table:table-cell>
          <table:table-cell office:value-type="float" office:value="1301.27687173" calcext:value-type="float">
            <text:p>1301.27687173</text:p>
          </table:table-cell>
          <table:table-cell/>
        </table:table-row>
        <table:table-row table:style-name="ro1">
          <table:table-cell office:value-type="string" calcext:value-type="string">
            <text:p>0x47ddaafb9c8d72c44e0e4278b57a22ba7494e81a</text:p>
          </table:table-cell>
          <table:table-cell office:value-type="float" office:value="1300.42781379" calcext:value-type="float">
            <text:p>1300.42781379</text:p>
          </table:table-cell>
          <table:table-cell/>
        </table:table-row>
        <table:table-row table:style-name="ro1">
          <table:table-cell office:value-type="string" calcext:value-type="string">
            <text:p>0xad483737bb59a329529bf098339aeca31d405cd7</text:p>
          </table:table-cell>
          <table:table-cell office:value-type="float" office:value="1298.33708586" calcext:value-type="float">
            <text:p>1298.33708586</text:p>
          </table:table-cell>
          <table:table-cell/>
        </table:table-row>
        <table:table-row table:style-name="ro1">
          <table:table-cell office:value-type="string" calcext:value-type="string">
            <text:p>0x9b0b3bbdf9b67a27e13bed44521a219b6f7ba392</text:p>
          </table:table-cell>
          <table:table-cell office:value-type="float" office:value="1279.76793998" calcext:value-type="float">
            <text:p>1279.76793998</text:p>
          </table:table-cell>
          <table:table-cell/>
        </table:table-row>
        <table:table-row table:style-name="ro1">
          <table:table-cell office:value-type="string" calcext:value-type="string">
            <text:p>0x47d8d883c6454f62ce9357cecba3389304ef25d2</text:p>
          </table:table-cell>
          <table:table-cell office:value-type="float" office:value="1279.46" calcext:value-type="float">
            <text:p>1279.46</text:p>
          </table:table-cell>
          <table:table-cell/>
        </table:table-row>
        <table:table-row table:style-name="ro1">
          <table:table-cell office:value-type="string" calcext:value-type="string">
            <text:p>0x48d64e106b3c331d82332720b533881b864c761e</text:p>
          </table:table-cell>
          <table:table-cell office:value-type="float" office:value="1273.04283502" calcext:value-type="float">
            <text:p>1273.04283502</text:p>
          </table:table-cell>
          <table:table-cell/>
        </table:table-row>
        <table:table-row table:style-name="ro1">
          <table:table-cell office:value-type="string" calcext:value-type="string">
            <text:p>0x38a6a3f769857cb6db04406d9f6c9604ee8e54df</text:p>
          </table:table-cell>
          <table:table-cell office:value-type="float" office:value="1263.48673227" calcext:value-type="float">
            <text:p>1263.48673227</text:p>
          </table:table-cell>
          <table:table-cell/>
        </table:table-row>
        <table:table-row table:style-name="ro1">
          <table:table-cell office:value-type="string" calcext:value-type="string">
            <text:p>0xbcc9399b28fda1d9a050174f792d85134af36681</text:p>
          </table:table-cell>
          <table:table-cell office:value-type="float" office:value="1261.35988177" calcext:value-type="float">
            <text:p>1261.35988177</text:p>
          </table:table-cell>
          <table:table-cell/>
        </table:table-row>
        <table:table-row table:style-name="ro1">
          <table:table-cell office:value-type="string" calcext:value-type="string">
            <text:p>0x5658e10bd669a89e03b7ac8dfe38b2af613b3818</text:p>
          </table:table-cell>
          <table:table-cell office:value-type="float" office:value="1261" calcext:value-type="float">
            <text:p>1261</text:p>
          </table:table-cell>
          <table:table-cell/>
        </table:table-row>
        <table:table-row table:style-name="ro1">
          <table:table-cell office:value-type="string" calcext:value-type="string">
            <text:p>0x9629081f579b4b6fc38198cf5798de53b82c6808</text:p>
          </table:table-cell>
          <table:table-cell office:value-type="float" office:value="1260.93697507" calcext:value-type="float">
            <text:p>1260.93697507</text:p>
          </table:table-cell>
          <table:table-cell/>
        </table:table-row>
        <table:table-row table:style-name="ro1">
          <table:table-cell office:value-type="string" calcext:value-type="string">
            <text:p>0x77ba6b59e27dff8fac459b6481b835c268898ef6</text:p>
          </table:table-cell>
          <table:table-cell office:value-type="float" office:value="1254.10509008" calcext:value-type="float">
            <text:p>1254.10509008</text:p>
          </table:table-cell>
          <table:table-cell/>
        </table:table-row>
        <table:table-row table:style-name="ro1">
          <table:table-cell office:value-type="string" calcext:value-type="string">
            <text:p>0xe39ed4490e7d7e7a112ea66efc5856d92c3b5db3</text:p>
          </table:table-cell>
          <table:table-cell office:value-type="float" office:value="1253.5" calcext:value-type="float">
            <text:p>1253.5</text:p>
          </table:table-cell>
          <table:table-cell/>
        </table:table-row>
        <table:table-row table:style-name="ro1">
          <table:table-cell office:value-type="string" calcext:value-type="string">
            <text:p>0xfb150f8c605e8ab2ced412138c33084278523f2d</text:p>
          </table:table-cell>
          <table:table-cell office:value-type="float" office:value="1251.57439071" calcext:value-type="float">
            <text:p>1251.57439071</text:p>
          </table:table-cell>
          <table:table-cell/>
        </table:table-row>
        <table:table-row table:style-name="ro1">
          <table:table-cell office:value-type="string" calcext:value-type="string">
            <text:p>0x239b5e380adb33ba9d926ef5bc7f5ec359691815</text:p>
          </table:table-cell>
          <table:table-cell office:value-type="float" office:value="1245.99466217" calcext:value-type="float">
            <text:p>1245.99466217</text:p>
          </table:table-cell>
          <table:table-cell/>
        </table:table-row>
        <table:table-row table:style-name="ro1">
          <table:table-cell office:value-type="string" calcext:value-type="string">
            <text:p>0x075a7bd0e241310ec8b106683f1ce4a0a7487580</text:p>
          </table:table-cell>
          <table:table-cell office:value-type="float" office:value="1231.98873762" calcext:value-type="float">
            <text:p>1231.98873762</text:p>
          </table:table-cell>
          <table:table-cell/>
        </table:table-row>
        <table:table-row table:style-name="ro1">
          <table:table-cell office:value-type="string" calcext:value-type="string">
            <text:p>0x292383d0acd81d1799fd3f2395c53ecba07ab93f</text:p>
          </table:table-cell>
          <table:table-cell office:value-type="float" office:value="1231.8739836" calcext:value-type="float">
            <text:p>1231.8739836</text:p>
          </table:table-cell>
          <table:table-cell/>
        </table:table-row>
        <table:table-row table:style-name="ro1">
          <table:table-cell office:value-type="string" calcext:value-type="string">
            <text:p>0xca26752ae9fb517c0e6c178bc8f00a61b935a9a7</text:p>
          </table:table-cell>
          <table:table-cell office:value-type="float" office:value="1228.96628309" calcext:value-type="float">
            <text:p>1228.96628309</text:p>
          </table:table-cell>
          <table:table-cell/>
        </table:table-row>
        <table:table-row table:style-name="ro1">
          <table:table-cell office:value-type="string" calcext:value-type="string">
            <text:p>0xd6ac607b4ff2d3516754dd9ff2a91b857e248a7a</text:p>
          </table:table-cell>
          <table:table-cell office:value-type="float" office:value="1228.21285161" calcext:value-type="float">
            <text:p>1228.21285161</text:p>
          </table:table-cell>
          <table:table-cell/>
        </table:table-row>
        <table:table-row table:style-name="ro1">
          <table:table-cell office:value-type="string" calcext:value-type="string">
            <text:p>0xcbd2e06776da1eb4e1ec7f5d6ee2ab9497f393ed</text:p>
          </table:table-cell>
          <table:table-cell office:value-type="float" office:value="1226.12052639" calcext:value-type="float">
            <text:p>1226.12052639</text:p>
          </table:table-cell>
          <table:table-cell/>
        </table:table-row>
        <table:table-row table:style-name="ro1">
          <table:table-cell office:value-type="string" calcext:value-type="string">
            <text:p>0xe715dab02768237d545ceb1cb3dc5bf47da7f492</text:p>
          </table:table-cell>
          <table:table-cell office:value-type="float" office:value="1223.04552136" calcext:value-type="float">
            <text:p>1223.04552136</text:p>
          </table:table-cell>
          <table:table-cell/>
        </table:table-row>
        <table:table-row table:style-name="ro1">
          <table:table-cell office:value-type="string" calcext:value-type="string">
            <text:p>0x9b0898ae1e24beaa26e50d438bdca7be882c0909</text:p>
          </table:table-cell>
          <table:table-cell office:value-type="float" office:value="1222.90951388" calcext:value-type="float">
            <text:p>1222.90951388</text:p>
          </table:table-cell>
          <table:table-cell/>
        </table:table-row>
        <table:table-row table:style-name="ro1">
          <table:table-cell office:value-type="string" calcext:value-type="string">
            <text:p>0x2c3156854d0136a0a3a38d5da9a7b0b0092b98c4</text:p>
          </table:table-cell>
          <table:table-cell office:value-type="float" office:value="1212.49647409" calcext:value-type="float">
            <text:p>1212.49647409</text:p>
          </table:table-cell>
          <table:table-cell/>
        </table:table-row>
        <table:table-row table:style-name="ro1">
          <table:table-cell office:value-type="string" calcext:value-type="string">
            <text:p>0x7b643fd027bd84db4837e387e98bbe5e70accdd7</text:p>
          </table:table-cell>
          <table:table-cell office:value-type="float" office:value="1212.20112055" calcext:value-type="float">
            <text:p>1212.20112055</text:p>
          </table:table-cell>
          <table:table-cell/>
        </table:table-row>
        <table:table-row table:style-name="ro1">
          <table:table-cell office:value-type="string" calcext:value-type="string">
            <text:p>0x3584efbb3dab1d249c635e53305b1fba77c723a5</text:p>
          </table:table-cell>
          <table:table-cell office:value-type="float" office:value="1208.00000002" calcext:value-type="float">
            <text:p>1208.00000002</text:p>
          </table:table-cell>
          <table:table-cell/>
        </table:table-row>
        <table:table-row table:style-name="ro1">
          <table:table-cell office:value-type="string" calcext:value-type="string">
            <text:p>0x248ba815eb297491cd8c712cf4e5cadec913050b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0xf76350a77a2b2a34395d3f50dd5c1f4ea2e7d6da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0x57868c49f58a0594794fb27902ee977ae94ca0ff</text:p>
          </table:table-cell>
          <table:table-cell office:value-type="float" office:value="1199.39427047" calcext:value-type="float">
            <text:p>1199.39427047</text:p>
          </table:table-cell>
          <table:table-cell/>
        </table:table-row>
        <table:table-row table:style-name="ro1">
          <table:table-cell office:value-type="string" calcext:value-type="string">
            <text:p>0x44fcbc53d0fa5d0b0fb7c03056348f8582b3ef8e</text:p>
          </table:table-cell>
          <table:table-cell office:value-type="float" office:value="1194.61318781" calcext:value-type="float">
            <text:p>1194.61318781</text:p>
          </table:table-cell>
          <table:table-cell/>
        </table:table-row>
        <table:table-row table:style-name="ro1">
          <table:table-cell office:value-type="string" calcext:value-type="string">
            <text:p>0x9dc77885fa54305949c63c216e633a1ff0a97550</text:p>
          </table:table-cell>
          <table:table-cell office:value-type="float" office:value="1193.12516573" calcext:value-type="float">
            <text:p>1193.12516573</text:p>
          </table:table-cell>
          <table:table-cell/>
        </table:table-row>
        <table:table-row table:style-name="ro1">
          <table:table-cell office:value-type="string" calcext:value-type="string">
            <text:p>0xea76e748d26b3e02eba65eccbd8fb240b7cfbee0</text:p>
          </table:table-cell>
          <table:table-cell office:value-type="float" office:value="1191.81769704" calcext:value-type="float">
            <text:p>1191.81769704</text:p>
          </table:table-cell>
          <table:table-cell/>
        </table:table-row>
        <table:table-row table:style-name="ro1">
          <table:table-cell office:value-type="string" calcext:value-type="string">
            <text:p>0xd28e65a2fd9166cbbcbf8d9225d33f1bdba5fc3a</text:p>
          </table:table-cell>
          <table:table-cell office:value-type="float" office:value="1189.80592373" calcext:value-type="float">
            <text:p>1189.80592373</text:p>
          </table:table-cell>
          <table:table-cell/>
        </table:table-row>
        <table:table-row table:style-name="ro1">
          <table:table-cell office:value-type="string" calcext:value-type="string">
            <text:p>0x88b54cade5ee85a671c2b7d8cc6cb1e88ceac4d4</text:p>
          </table:table-cell>
          <table:table-cell office:value-type="float" office:value="1187.33296808" calcext:value-type="float">
            <text:p>1187.33296808</text:p>
          </table:table-cell>
          <table:table-cell/>
        </table:table-row>
        <table:table-row table:style-name="ro1">
          <table:table-cell office:value-type="string" calcext:value-type="string">
            <text:p>0xf02158a00e9fdea27503402ced89f871be60fc4a</text:p>
          </table:table-cell>
          <table:table-cell office:value-type="float" office:value="1185.80960114" calcext:value-type="float">
            <text:p>1185.80960114</text:p>
          </table:table-cell>
          <table:table-cell/>
        </table:table-row>
        <table:table-row table:style-name="ro1">
          <table:table-cell office:value-type="string" calcext:value-type="string">
            <text:p>0x698957febef7720ee1c1f270aab80083c82ea289</text:p>
          </table:table-cell>
          <table:table-cell office:value-type="float" office:value="1184.97095305" calcext:value-type="float">
            <text:p>1184.97095305</text:p>
          </table:table-cell>
          <table:table-cell/>
        </table:table-row>
        <table:table-row table:style-name="ro1">
          <table:table-cell office:value-type="string" calcext:value-type="string">
            <text:p>0x25390d6248b64e47290375be12b18c238da43ad5</text:p>
          </table:table-cell>
          <table:table-cell office:value-type="float" office:value="1183.84086201" calcext:value-type="float">
            <text:p>1183.84086201</text:p>
          </table:table-cell>
          <table:table-cell/>
        </table:table-row>
        <table:table-row table:style-name="ro1">
          <table:table-cell office:value-type="string" calcext:value-type="string">
            <text:p>0x75fcd48fe936c95a31a769f68c1891e8c9d4d678</text:p>
          </table:table-cell>
          <table:table-cell office:value-type="float" office:value="1179.67844677" calcext:value-type="float">
            <text:p>1179.67844677</text:p>
          </table:table-cell>
          <table:table-cell/>
        </table:table-row>
        <table:table-row table:style-name="ro1">
          <table:table-cell office:value-type="string" calcext:value-type="string">
            <text:p>0x93cf4ce19c7bdf51cfed546cf776424859876aef</text:p>
          </table:table-cell>
          <table:table-cell office:value-type="float" office:value="1168.8411742" calcext:value-type="float">
            <text:p>1168.8411742</text:p>
          </table:table-cell>
          <table:table-cell/>
        </table:table-row>
        <table:table-row table:style-name="ro1">
          <table:table-cell office:value-type="string" calcext:value-type="string">
            <text:p>0x23febd22ed697cb72d29bd262504abe458a27def</text:p>
          </table:table-cell>
          <table:table-cell office:value-type="float" office:value="1165.23443158" calcext:value-type="float">
            <text:p>1165.23443158</text:p>
          </table:table-cell>
          <table:table-cell/>
        </table:table-row>
        <table:table-row table:style-name="ro1">
          <table:table-cell office:value-type="string" calcext:value-type="string">
            <text:p>0x86ad6cabaf5881c2464769402a5ceac8d0859bb8</text:p>
          </table:table-cell>
          <table:table-cell office:value-type="float" office:value="1162.93109665" calcext:value-type="float">
            <text:p>1162.93109665</text:p>
          </table:table-cell>
          <table:table-cell/>
        </table:table-row>
        <table:table-row table:style-name="ro1">
          <table:table-cell office:value-type="string" calcext:value-type="string">
            <text:p>0xb04adc19e5cf482b0ff8d32fc798737f172363ae</text:p>
          </table:table-cell>
          <table:table-cell office:value-type="float" office:value="1159.27356219" calcext:value-type="float">
            <text:p>1159.27356219</text:p>
          </table:table-cell>
          <table:table-cell/>
        </table:table-row>
        <table:table-row table:style-name="ro1">
          <table:table-cell office:value-type="string" calcext:value-type="string">
            <text:p>0x2d27129ca6fbd887ea525534b37dc9d8b92024f7</text:p>
          </table:table-cell>
          <table:table-cell office:value-type="float" office:value="1158.68639371" calcext:value-type="float">
            <text:p>1158.68639371</text:p>
          </table:table-cell>
          <table:table-cell/>
        </table:table-row>
        <table:table-row table:style-name="ro1">
          <table:table-cell office:value-type="string" calcext:value-type="string">
            <text:p>0xca7b19e6c4f0c65851f31ff1127b92c9763d396e</text:p>
          </table:table-cell>
          <table:table-cell office:value-type="float" office:value="1156.36547375" calcext:value-type="float">
            <text:p>1156.36547375</text:p>
          </table:table-cell>
          <table:table-cell/>
        </table:table-row>
        <table:table-row table:style-name="ro1">
          <table:table-cell office:value-type="string" calcext:value-type="string">
            <text:p>0x4fd5a56ffb130665bf6b0f41651a8976c1eb8c26</text:p>
          </table:table-cell>
          <table:table-cell office:value-type="float" office:value="1151.99985887" calcext:value-type="float">
            <text:p>1151.99985887</text:p>
          </table:table-cell>
          <table:table-cell/>
        </table:table-row>
        <table:table-row table:style-name="ro1">
          <table:table-cell office:value-type="string" calcext:value-type="string">
            <text:p>0x08168b5b9e621d5c3fd7aa60537afaff77c5b365</text:p>
          </table:table-cell>
          <table:table-cell office:value-type="float" office:value="1151.48671892" calcext:value-type="float">
            <text:p>1151.48671892</text:p>
          </table:table-cell>
          <table:table-cell/>
        </table:table-row>
        <table:table-row table:style-name="ro1">
          <table:table-cell office:value-type="string" calcext:value-type="string">
            <text:p>0xc056aa7923c353a94529dcd233871ca09cda6b4f</text:p>
          </table:table-cell>
          <table:table-cell office:value-type="float" office:value="1150" calcext:value-type="float">
            <text:p>1150</text:p>
          </table:table-cell>
          <table:table-cell/>
        </table:table-row>
        <table:table-row table:style-name="ro1">
          <table:table-cell office:value-type="string" calcext:value-type="string">
            <text:p>0x78d937f064d80485d979b59d84a9cdbb107a5283</text:p>
          </table:table-cell>
          <table:table-cell office:value-type="float" office:value="1148.83848455" calcext:value-type="float">
            <text:p>1148.83848455</text:p>
          </table:table-cell>
          <table:table-cell/>
        </table:table-row>
        <table:table-row table:style-name="ro1">
          <table:table-cell office:value-type="string" calcext:value-type="string">
            <text:p>0xcf8ef1bf5ccadb34d716a261ea55fec37a4aa592</text:p>
          </table:table-cell>
          <table:table-cell office:value-type="float" office:value="1140.52062295" calcext:value-type="float">
            <text:p>1140.52062295</text:p>
          </table:table-cell>
          <table:table-cell/>
        </table:table-row>
        <table:table-row table:style-name="ro1">
          <table:table-cell office:value-type="string" calcext:value-type="string">
            <text:p>0x3b783753acdd152a99404f31272052bc92c28510</text:p>
          </table:table-cell>
          <table:table-cell office:value-type="float" office:value="1138.8255455" calcext:value-type="float">
            <text:p>1138.8255455</text:p>
          </table:table-cell>
          <table:table-cell/>
        </table:table-row>
        <table:table-row table:style-name="ro1">
          <table:table-cell office:value-type="string" calcext:value-type="string">
            <text:p>0xe1c608ae303c8ebb40ecfb2f3ca4341d21ed76b0</text:p>
          </table:table-cell>
          <table:table-cell office:value-type="float" office:value="1138.54563814" calcext:value-type="float">
            <text:p>1138.54563814</text:p>
          </table:table-cell>
          <table:table-cell/>
        </table:table-row>
        <table:table-row table:style-name="ro1">
          <table:table-cell office:value-type="string" calcext:value-type="string">
            <text:p>0x2a8f3ad1a15d57f56b5788ee9c91565c4a3d3c2e</text:p>
          </table:table-cell>
          <table:table-cell office:value-type="float" office:value="1137.22591008" calcext:value-type="float">
            <text:p>1137.22591008</text:p>
          </table:table-cell>
          <table:table-cell/>
        </table:table-row>
        <table:table-row table:style-name="ro1">
          <table:table-cell office:value-type="string" calcext:value-type="string">
            <text:p>0x249a49d3201c1b92a1029aab1bc76a6ca8f5fff0</text:p>
          </table:table-cell>
          <table:table-cell office:value-type="float" office:value="1133.84748868" calcext:value-type="float">
            <text:p>1133.84748868</text:p>
          </table:table-cell>
          <table:table-cell/>
        </table:table-row>
        <table:table-row table:style-name="ro1">
          <table:table-cell office:value-type="string" calcext:value-type="string">
            <text:p>0x3a05a1f13c032694a98135aae4fbffb414a94e33</text:p>
          </table:table-cell>
          <table:table-cell office:value-type="float" office:value="1130.85158673" calcext:value-type="float">
            <text:p>1130.85158673</text:p>
          </table:table-cell>
          <table:table-cell/>
        </table:table-row>
        <table:table-row table:style-name="ro1">
          <table:table-cell office:value-type="string" calcext:value-type="string">
            <text:p>0x3fb27837240742b813801ba1405a1ab196896ace</text:p>
          </table:table-cell>
          <table:table-cell office:value-type="float" office:value="1124.44081731" calcext:value-type="float">
            <text:p>1124.44081731</text:p>
          </table:table-cell>
          <table:table-cell/>
        </table:table-row>
        <table:table-row table:style-name="ro1">
          <table:table-cell office:value-type="string" calcext:value-type="string">
            <text:p>0x3e42f16b1168c81bf551af953c23f03585fe89a6</text:p>
          </table:table-cell>
          <table:table-cell office:value-type="float" office:value="1115.4217589" calcext:value-type="float">
            <text:p>1115.4217589</text:p>
          </table:table-cell>
          <table:table-cell/>
        </table:table-row>
        <table:table-row table:style-name="ro1">
          <table:table-cell office:value-type="string" calcext:value-type="string">
            <text:p>0x174462a8d88d162c74d4ac6db1423951616333c6</text:p>
          </table:table-cell>
          <table:table-cell office:value-type="float" office:value="1107.94557613" calcext:value-type="float">
            <text:p>1107.94557613</text:p>
          </table:table-cell>
          <table:table-cell/>
        </table:table-row>
        <table:table-row table:style-name="ro1">
          <table:table-cell office:value-type="string" calcext:value-type="string">
            <text:p>0x7c4aadec857e13e4a5642b4041a2f36274ffe8ce</text:p>
          </table:table-cell>
          <table:table-cell office:value-type="float" office:value="1103.63846498" calcext:value-type="float">
            <text:p>1103.63846498</text:p>
          </table:table-cell>
          <table:table-cell/>
        </table:table-row>
        <table:table-row table:style-name="ro1">
          <table:table-cell office:value-type="string" calcext:value-type="string">
            <text:p>0x089d9d0e93ab7eb24ade623c93e1086746905e20</text:p>
          </table:table-cell>
          <table:table-cell office:value-type="float" office:value="1101.40141806" calcext:value-type="float">
            <text:p>1101.40141806</text:p>
          </table:table-cell>
          <table:table-cell/>
        </table:table-row>
        <table:table-row table:style-name="ro1">
          <table:table-cell office:value-type="string" calcext:value-type="string">
            <text:p>0x8df2be7a96c49aefa0f1fb9424524f40f48bff3b</text:p>
          </table:table-cell>
          <table:table-cell office:value-type="float" office:value="1100.7239808" calcext:value-type="float">
            <text:p>1100.7239808</text:p>
          </table:table-cell>
          <table:table-cell/>
        </table:table-row>
        <table:table-row table:style-name="ro1">
          <table:table-cell office:value-type="string" calcext:value-type="string">
            <text:p>0x9bac07a830218246038b389372997cb99c8ef82f</text:p>
          </table:table-cell>
          <table:table-cell office:value-type="float" office:value="1098.17154127" calcext:value-type="float">
            <text:p>1098.17154127</text:p>
          </table:table-cell>
          <table:table-cell/>
        </table:table-row>
        <table:table-row table:style-name="ro1">
          <table:table-cell office:value-type="string" calcext:value-type="string">
            <text:p>0x09e3822d9eae85e9e7e7af4fd5d63a263a5b90a6</text:p>
          </table:table-cell>
          <table:table-cell office:value-type="float" office:value="1097.65813178" calcext:value-type="float">
            <text:p>1097.65813178</text:p>
          </table:table-cell>
          <table:table-cell/>
        </table:table-row>
        <table:table-row table:style-name="ro1">
          <table:table-cell office:value-type="string" calcext:value-type="string">
            <text:p>0x22667fb14c52d6d781be9884296fb2345abb0697</text:p>
          </table:table-cell>
          <table:table-cell office:value-type="float" office:value="1096.25746874" calcext:value-type="float">
            <text:p>1096.25746874</text:p>
          </table:table-cell>
          <table:table-cell/>
        </table:table-row>
        <table:table-row table:style-name="ro1">
          <table:table-cell office:value-type="string" calcext:value-type="string">
            <text:p>0x1ecc520f29b76cfac5439ca42fc835dbe9cc2aa0</text:p>
          </table:table-cell>
          <table:table-cell office:value-type="float" office:value="1093" calcext:value-type="float">
            <text:p>1093</text:p>
          </table:table-cell>
          <table:table-cell/>
        </table:table-row>
        <table:table-row table:style-name="ro1">
          <table:table-cell office:value-type="string" calcext:value-type="string">
            <text:p>0xcc0e9702a1097f2da59a1de9da72491c2b305719</text:p>
          </table:table-cell>
          <table:table-cell office:value-type="float" office:value="1086.7034176" calcext:value-type="float">
            <text:p>1086.7034176</text:p>
          </table:table-cell>
          <table:table-cell/>
        </table:table-row>
        <table:table-row table:style-name="ro1">
          <table:table-cell office:value-type="string" calcext:value-type="string">
            <text:p>0x5e65355a033e3e3d931a2454c753b1e69c8bf45d</text:p>
          </table:table-cell>
          <table:table-cell office:value-type="float" office:value="1082.9610227" calcext:value-type="float">
            <text:p>1082.9610227</text:p>
          </table:table-cell>
          <table:table-cell/>
        </table:table-row>
        <table:table-row table:style-name="ro1">
          <table:table-cell office:value-type="string" calcext:value-type="string">
            <text:p>0x08d9bcfba42c5c2fc63a5d8b37591bfa6698384d</text:p>
          </table:table-cell>
          <table:table-cell office:value-type="float" office:value="1079.91871316" calcext:value-type="float">
            <text:p>1079.91871316</text:p>
          </table:table-cell>
          <table:table-cell/>
        </table:table-row>
        <table:table-row table:style-name="ro1">
          <table:table-cell office:value-type="string" calcext:value-type="string">
            <text:p>0xf0efdbd0c89fdc49d41279ac5a149f71b544d104</text:p>
          </table:table-cell>
          <table:table-cell office:value-type="float" office:value="1079.14904056" calcext:value-type="float">
            <text:p>1079.14904056</text:p>
          </table:table-cell>
          <table:table-cell/>
        </table:table-row>
        <table:table-row table:style-name="ro1">
          <table:table-cell office:value-type="string" calcext:value-type="string">
            <text:p>0x26e3e4356165cee6fbae013df305de9a7beab5ce</text:p>
          </table:table-cell>
          <table:table-cell office:value-type="float" office:value="1075.22776028" calcext:value-type="float">
            <text:p>1075.22776028</text:p>
          </table:table-cell>
          <table:table-cell/>
        </table:table-row>
        <table:table-row table:style-name="ro1">
          <table:table-cell office:value-type="string" calcext:value-type="string">
            <text:p>0x963566fa7cb9c8cab700502ebecb64428a6160cd</text:p>
          </table:table-cell>
          <table:table-cell office:value-type="float" office:value="1072.64037926" calcext:value-type="float">
            <text:p>1072.64037926</text:p>
          </table:table-cell>
          <table:table-cell/>
        </table:table-row>
        <table:table-row table:style-name="ro1">
          <table:table-cell office:value-type="string" calcext:value-type="string">
            <text:p>0x97be37418a0037c88df512760d8ab0c795217b37</text:p>
          </table:table-cell>
          <table:table-cell office:value-type="float" office:value="1072.52035127" calcext:value-type="float">
            <text:p>1072.52035127</text:p>
          </table:table-cell>
          <table:table-cell/>
        </table:table-row>
        <table:table-row table:style-name="ro1">
          <table:table-cell office:value-type="string" calcext:value-type="string">
            <text:p>0xb5e1745b6ce0d74669a3b4cfaf7bb1bb293e81de</text:p>
          </table:table-cell>
          <table:table-cell office:value-type="float" office:value="1072.03704003" calcext:value-type="float">
            <text:p>1072.03704003</text:p>
          </table:table-cell>
          <table:table-cell/>
        </table:table-row>
        <table:table-row table:style-name="ro1">
          <table:table-cell office:value-type="string" calcext:value-type="string">
            <text:p>0x19a668540a39cf9bc6b6809be129f57984a0d2b0</text:p>
          </table:table-cell>
          <table:table-cell office:value-type="float" office:value="1070.08449403" calcext:value-type="float">
            <text:p>1070.08449403</text:p>
          </table:table-cell>
          <table:table-cell/>
        </table:table-row>
        <table:table-row table:style-name="ro1">
          <table:table-cell office:value-type="string" calcext:value-type="string">
            <text:p>0x3002d0c2a309f7f13d45b11016528eba38e7655c</text:p>
          </table:table-cell>
          <table:table-cell office:value-type="float" office:value="1060.68850557" calcext:value-type="float">
            <text:p>1060.68850557</text:p>
          </table:table-cell>
          <table:table-cell/>
        </table:table-row>
        <table:table-row table:style-name="ro1">
          <table:table-cell office:value-type="string" calcext:value-type="string">
            <text:p>0x055c0061fe5db7feeb78b1b4bb6bb970f94086db</text:p>
          </table:table-cell>
          <table:table-cell office:value-type="float" office:value="1058.95163355" calcext:value-type="float">
            <text:p>1058.95163355</text:p>
          </table:table-cell>
          <table:table-cell/>
        </table:table-row>
        <table:table-row table:style-name="ro1">
          <table:table-cell office:value-type="string" calcext:value-type="string">
            <text:p>0x35d28772130c325403b5ed3cc591368f3baa8250</text:p>
          </table:table-cell>
          <table:table-cell office:value-type="float" office:value="1052.17580722" calcext:value-type="float">
            <text:p>1052.17580722</text:p>
          </table:table-cell>
          <table:table-cell/>
        </table:table-row>
        <table:table-row table:style-name="ro1">
          <table:table-cell office:value-type="string" calcext:value-type="string">
            <text:p>0x4ad610b4a338c9d1c4820ecc53ebc68d35b35962</text:p>
          </table:table-cell>
          <table:table-cell office:value-type="float" office:value="1050.21321942" calcext:value-type="float">
            <text:p>1050.21321942</text:p>
          </table:table-cell>
          <table:table-cell/>
        </table:table-row>
        <table:table-row table:style-name="ro1">
          <table:table-cell office:value-type="string" calcext:value-type="string">
            <text:p>0xc514c1557a5869b36412456412ab7953d2d71e8a</text:p>
          </table:table-cell>
          <table:table-cell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0xe92956d817678db6f1bf3d40b2b5b088ebab8ffc</text:p>
          </table:table-cell>
          <table:table-cell office:value-type="float" office:value="1046.54800064" calcext:value-type="float">
            <text:p>1046.54800064</text:p>
          </table:table-cell>
          <table:table-cell/>
        </table:table-row>
        <table:table-row table:style-name="ro1">
          <table:table-cell office:value-type="string" calcext:value-type="string">
            <text:p>0xc62ec4d91326aefb742863fa9434339f72699394</text:p>
          </table:table-cell>
          <table:table-cell office:value-type="float" office:value="1044.68854926" calcext:value-type="float">
            <text:p>1044.68854926</text:p>
          </table:table-cell>
          <table:table-cell/>
        </table:table-row>
        <table:table-row table:style-name="ro1">
          <table:table-cell office:value-type="string" calcext:value-type="string">
            <text:p>0x18c6386c688c5ec4a330ca598cba7a922ca24e69</text:p>
          </table:table-cell>
          <table:table-cell office:value-type="float" office:value="1041.30483329" calcext:value-type="float">
            <text:p>1041.30483329</text:p>
          </table:table-cell>
          <table:table-cell/>
        </table:table-row>
        <table:table-row table:style-name="ro1">
          <table:table-cell office:value-type="string" calcext:value-type="string">
            <text:p>0xff6e18566c66855719595d1dafe706e238c32e5a</text:p>
          </table:table-cell>
          <table:table-cell office:value-type="float" office:value="1034.30881552" calcext:value-type="float">
            <text:p>1034.30881552</text:p>
          </table:table-cell>
          <table:table-cell/>
        </table:table-row>
        <table:table-row table:style-name="ro1">
          <table:table-cell office:value-type="string" calcext:value-type="string">
            <text:p>0xd89c37fd7c0fa3b107b7e4a8731dd3aaec488954</text:p>
          </table:table-cell>
          <table:table-cell office:value-type="float" office:value="1033.80400002" calcext:value-type="float">
            <text:p>1033.80400002</text:p>
          </table:table-cell>
          <table:table-cell/>
        </table:table-row>
        <table:table-row table:style-name="ro1">
          <table:table-cell office:value-type="string" calcext:value-type="string">
            <text:p>0x1cd02349f3c081e648db360ea93f4d3901665718</text:p>
          </table:table-cell>
          <table:table-cell office:value-type="float" office:value="1032.30840975" calcext:value-type="float">
            <text:p>1032.30840975</text:p>
          </table:table-cell>
          <table:table-cell/>
        </table:table-row>
        <table:table-row table:style-name="ro1">
          <table:table-cell office:value-type="string" calcext:value-type="string">
            <text:p>0x425cc5dc03f7eea8d66a484cafd536c6a6ff1e2e</text:p>
          </table:table-cell>
          <table:table-cell office:value-type="float" office:value="1031.64609939" calcext:value-type="float">
            <text:p>1031.64609939</text:p>
          </table:table-cell>
          <table:table-cell/>
        </table:table-row>
        <table:table-row table:style-name="ro1">
          <table:table-cell office:value-type="string" calcext:value-type="string">
            <text:p>0x1cebf17e22883a2b47a88751cfd927041ee7f1b5</text:p>
          </table:table-cell>
          <table:table-cell office:value-type="float" office:value="1026.26919785" calcext:value-type="float">
            <text:p>1026.26919785</text:p>
          </table:table-cell>
          <table:table-cell/>
        </table:table-row>
        <table:table-row table:style-name="ro1">
          <table:table-cell office:value-type="string" calcext:value-type="string">
            <text:p>0xf0c2449f0d5199bfa4f63d3a61a7b63937e2a3d1</text:p>
          </table:table-cell>
          <table:table-cell office:value-type="float" office:value="1023.64500982" calcext:value-type="float">
            <text:p>1023.64500982</text:p>
          </table:table-cell>
          <table:table-cell/>
        </table:table-row>
        <table:table-row table:style-name="ro1">
          <table:table-cell office:value-type="string" calcext:value-type="string">
            <text:p>0x4fc5b45982280b19b376e284e1d9287763c41d81</text:p>
          </table:table-cell>
          <table:table-cell office:value-type="float" office:value="1022.431529" calcext:value-type="float">
            <text:p>1022.431529</text:p>
          </table:table-cell>
          <table:table-cell/>
        </table:table-row>
        <table:table-row table:style-name="ro1">
          <table:table-cell office:value-type="string" calcext:value-type="string">
            <text:p>0x57e2f7931928f06e576917ee135f382582ddb731</text:p>
          </table:table-cell>
          <table:table-cell office:value-type="float" office:value="1018.14571107" calcext:value-type="float">
            <text:p>1018.14571107</text:p>
          </table:table-cell>
          <table:table-cell/>
        </table:table-row>
        <table:table-row table:style-name="ro1">
          <table:table-cell office:value-type="string" calcext:value-type="string">
            <text:p>0xb59470f923b167e78839b64e78da1f8e8e9d8d0d</text:p>
          </table:table-cell>
          <table:table-cell office:value-type="float" office:value="1018.07444568" calcext:value-type="float">
            <text:p>1018.07444568</text:p>
          </table:table-cell>
          <table:table-cell/>
        </table:table-row>
        <table:table-row table:style-name="ro1">
          <table:table-cell office:value-type="string" calcext:value-type="string">
            <text:p>0x22a6dd81b69fab9b953fca5123b753bd29a61903</text:p>
          </table:table-cell>
          <table:table-cell office:value-type="float" office:value="1015.57019963" calcext:value-type="float">
            <text:p>1015.57019963</text:p>
          </table:table-cell>
          <table:table-cell/>
        </table:table-row>
        <table:table-row table:style-name="ro1">
          <table:table-cell office:value-type="string" calcext:value-type="string">
            <text:p>0x97ae2c1ba8a514d7f2c668005a07b2666613cdfb</text:p>
          </table:table-cell>
          <table:table-cell office:value-type="float" office:value="1013.79255137" calcext:value-type="float">
            <text:p>1013.79255137</text:p>
          </table:table-cell>
          <table:table-cell/>
        </table:table-row>
        <table:table-row table:style-name="ro1">
          <table:table-cell office:value-type="string" calcext:value-type="string">
            <text:p>0x3cccf05a3dd938f853f127240d42f5df0ca16066</text:p>
          </table:table-cell>
          <table:table-cell office:value-type="float" office:value="1010" calcext:value-type="float">
            <text:p>1010</text:p>
          </table:table-cell>
          <table:table-cell/>
        </table:table-row>
        <table:table-row table:style-name="ro1">
          <table:table-cell office:value-type="string" calcext:value-type="string">
            <text:p>0x37629ec5cd39f586bc09514574efcf5e615d7b79</text:p>
          </table:table-cell>
          <table:table-cell office:value-type="float" office:value="1001.64861335" calcext:value-type="float">
            <text:p>1001.64861335</text:p>
          </table:table-cell>
          <table:table-cell/>
        </table:table-row>
        <table:table-row table:style-name="ro1">
          <table:table-cell office:value-type="string" calcext:value-type="string">
            <text:p>0xc43fd3bb31faa74f59f6cc073cfd0a6b1c718aac</text:p>
          </table:table-cell>
          <table:table-cell office:value-type="float" office:value="1001.11311176" calcext:value-type="float">
            <text:p>1001.11311176</text:p>
          </table:table-cell>
          <table:table-cell/>
        </table:table-row>
        <table:table-row table:style-name="ro1">
          <table:table-cell office:value-type="string" calcext:value-type="string">
            <text:p>0xbbf2b9095758b53c5fb2f427f7e8f641a5e3f7b4</text:p>
          </table:table-cell>
          <table:table-cell office:value-type="float" office:value="1000.68093948" calcext:value-type="float">
            <text:p>1000.68093948</text:p>
          </table:table-cell>
          <table:table-cell/>
        </table:table-row>
        <table:table-row table:style-name="ro1">
          <table:table-cell office:value-type="string" calcext:value-type="string">
            <text:p>0x615e04540b65fa71c1be41b0f1d943b32a70c9aa</text:p>
          </table:table-cell>
          <table:table-cell office:value-type="float" office:value="1000.53597245" calcext:value-type="float">
            <text:p>1000.53597245</text:p>
          </table:table-cell>
          <table:table-cell/>
        </table:table-row>
        <table:table-row table:style-name="ro1">
          <table:table-cell office:value-type="string" calcext:value-type="string">
            <text:p>0x68c69121fc19593b02e43e7bb0b8a27c95ba26ad</text:p>
          </table:table-cell>
          <table:table-cell office:value-type="float" office:value="1000.47934874" calcext:value-type="float">
            <text:p>1000.47934874</text:p>
          </table:table-cell>
          <table:table-cell/>
        </table:table-row>
        <table:table-row table:style-name="ro1">
          <table:table-cell office:value-type="string" calcext:value-type="string">
            <text:p>0x94ebf0933d8109371c1b0d084a796df141096e3a</text:p>
          </table:table-cell>
          <table:table-cell office:value-type="float" office:value="1000.37621394" calcext:value-type="float">
            <text:p>1000.37621394</text:p>
          </table:table-cell>
          <table:table-cell/>
        </table:table-row>
        <table:table-row table:style-name="ro1">
          <table:table-cell office:value-type="string" calcext:value-type="string">
            <text:p>0x1a11f316bafb95e7ce3f4ae2cbce2a9b96ade7dc</text:p>
          </table:table-cell>
          <table:table-cell office:value-type="float" office:value="1000.29883147" calcext:value-type="float">
            <text:p>1000.29883147</text:p>
          </table:table-cell>
          <table:table-cell/>
        </table:table-row>
        <table:table-row table:style-name="ro1">
          <table:table-cell office:value-type="string" calcext:value-type="string">
            <text:p>0x23347e15495cbfb542c197393d1fc59680fd80df</text:p>
          </table:table-cell>
          <table:table-cell office:value-type="float" office:value="1000.01884429" calcext:value-type="float">
            <text:p>1000.01884429</text:p>
          </table:table-cell>
          <table:table-cell/>
        </table:table-row>
        <table:table-row table:style-name="ro1">
          <table:table-cell office:value-type="string" calcext:value-type="string">
            <text:p>0x3cbafb5dc1b98f09b33baedf5cf8d9f2b4d3c0fd</text:p>
          </table:table-cell>
          <table:table-cell office:value-type="float" office:value="1000.00054545" calcext:value-type="float">
            <text:p>1000.00054545</text:p>
          </table:table-cell>
          <table:table-cell/>
        </table:table-row>
        <table:table-row table:style-name="ro1">
          <table:table-cell office:value-type="string" calcext:value-type="string">
            <text:p>0x3dd55914bbab532bc0f797201a77b786f1f6fde8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458De35E5bC76802862DA179767f48425944AaeB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4e8a511f117c80b97db153fd0adf77986078e175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548242dcb854ed38e5fc2e1d34d3306fd417ef7f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55dd9b279dd99a95d763f9f5558abd5c9e9096c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5a5b4b5365f40b3d50a2123ab5c50551b4be7335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6445661084dfeec1d5367a6891f9e0eed72e5a4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64fc9fb880da7a8722a391c588d8800067612a4b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6853ad2e16ad14afe305a4d70a89e3808c7edfbf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77726c5a3dff708356aa355488b69eebd8490453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7f92c753000a6590990ce7ddac3333cc2918cebe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86024750f069e7d38284d367dd6180c73151b9bc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c4ff50f331682093c0f4532428410c84e91398e3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dd143beff1ab02b278abcd3045c779afd37e434b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0ae63abf7f2200308924cd3604fdb52bb5925c73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1">
          <table:table-cell office:value-type="string" calcext:value-type="string">
            <text:p>0x369c679f060c6ffef153c55e40f96e718c84c4ff</text:p>
          </table:table-cell>
          <table:table-cell office:value-type="float" office:value="998.40314811" calcext:value-type="float">
            <text:p>998.40314811</text:p>
          </table:table-cell>
          <table:table-cell/>
        </table:table-row>
        <table:table-row table:style-name="ro1">
          <table:table-cell office:value-type="string" calcext:value-type="string">
            <text:p>0x54f08106b804debb54ea565dd1fcabd26d0b4a6e</text:p>
          </table:table-cell>
          <table:table-cell office:value-type="float" office:value="10002.37337021" calcext:value-type="float">
            <text:p>10002.37337021</text:p>
          </table:table-cell>
          <table:table-cell/>
        </table:table-row>
        <table:table-row table:style-name="ro1">
          <table:table-cell office:value-type="string" calcext:value-type="string">
            <text:p>0x5570c4fc433c920b9d4759a1554f981628d25546</text:p>
          </table:table-cell>
          <table:table-cell office:value-type="float" office:value="10000.62369707" calcext:value-type="float">
            <text:p>10000.62369707</text:p>
          </table:table-cell>
          <table:table-cell/>
        </table:table-row>
        <table:table-row table:style-name="ro1">
          <table:table-cell office:value-type="string" calcext:value-type="string">
            <text:p>0xa20daf1401b5a3a86399fbd221d9cb6a94600556</text:p>
          </table:table-cell>
          <table:table-cell office:value-type="float" office:value="10000.41052356" calcext:value-type="float">
            <text:p>10000.41052356</text:p>
          </table:table-cell>
          <table:table-cell/>
        </table:table-row>
        <table:table-row table:style-name="ro1">
          <table:table-cell office:value-type="string" calcext:value-type="string">
            <text:p>0x3937d99af5cdfad3abcf574bbb3b7f159c8fed2c</text:p>
          </table:table-cell>
          <table:table-cell office:value-type="float" office:value="10000.00305607" calcext:value-type="float">
            <text:p>10000.00305607</text:p>
          </table:table-cell>
          <table:table-cell/>
        </table:table-row>
        <table:table-row table:style-name="ro1">
          <table:table-cell office:value-type="string" calcext:value-type="string">
            <text:p>0x423a89af69849f76354f5d103fd612453be4911a</text:p>
          </table:table-cell>
          <table:table-cell office:value-type="float" office:value="10000.00000577" calcext:value-type="float">
            <text:p>10000.00000577</text:p>
          </table:table-cell>
          <table:table-cell/>
        </table:table-row>
        <table:table-row table:style-name="ro1">
          <table:table-cell office:value-type="string" calcext:value-type="string">
            <text:p>0x13af9293dc06361733d907e2861002d5400fca8d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0x1a4db668ce97df80749918536367a31dacffdd1e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0xa1aF7BA7FCCEf28A1DC64FF6d6a91a32fff2628A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0x165dc7fef582fbc7fe422bc10ea5b32ceed0acfc</text:p>
          </table:table-cell>
          <table:table-cell office:value-type="float" office:value="9966.29833631" calcext:value-type="float">
            <text:p>9966.29833631</text:p>
          </table:table-cell>
          <table:table-cell/>
        </table:table-row>
        <table:table-row table:style-name="ro1">
          <table:table-cell office:value-type="string" calcext:value-type="string">
            <text:p>0xdf07e944b690098d09095d6e723e82d1c3de5f41</text:p>
          </table:table-cell>
          <table:table-cell office:value-type="float" office:value="9936.74997366" calcext:value-type="float">
            <text:p>9936.74997366</text:p>
          </table:table-cell>
          <table:table-cell/>
        </table:table-row>
        <table:table-row table:style-name="ro1">
          <table:table-cell office:value-type="string" calcext:value-type="string">
            <text:p>0x1733147826ab6d569e15e8418c1c3c99888bf365</text:p>
          </table:table-cell>
          <table:table-cell office:value-type="float" office:value="9911.65825742" calcext:value-type="float">
            <text:p>9911.65825742</text:p>
          </table:table-cell>
          <table:table-cell/>
        </table:table-row>
        <table:table-row table:style-name="ro1">
          <table:table-cell office:value-type="string" calcext:value-type="string">
            <text:p>0x23451c165285c08553c585ebf48834d05813fd65</text:p>
          </table:table-cell>
          <table:table-cell office:value-type="float" office:value="9701.44466735" calcext:value-type="float">
            <text:p>9701.44466735</text:p>
          </table:table-cell>
          <table:table-cell/>
        </table:table-row>
        <table:table-row table:style-name="ro1">
          <table:table-cell office:value-type="string" calcext:value-type="string">
            <text:p>0xa8a5315294a7c0a18c1a32bb73f43ea58414e8f8</text:p>
          </table:table-cell>
          <table:table-cell office:value-type="float" office:value="9542.43552641" calcext:value-type="float">
            <text:p>9542.43552641</text:p>
          </table:table-cell>
          <table:table-cell/>
        </table:table-row>
        <table:table-row table:style-name="ro1">
          <table:table-cell office:value-type="string" calcext:value-type="string">
            <text:p>0xc3bac6725a7608978381008ec83d0d6e63aeff07</text:p>
          </table:table-cell>
          <table:table-cell office:value-type="float" office:value="9515.14026954" calcext:value-type="float">
            <text:p>9515.14026954</text:p>
          </table:table-cell>
          <table:table-cell/>
        </table:table-row>
        <table:table-row table:style-name="ro1">
          <table:table-cell office:value-type="string" calcext:value-type="string">
            <text:p>0x191c8e794ea116fdcf4ab6e9b59a7e81ea02651c</text:p>
          </table:table-cell>
          <table:table-cell office:value-type="float" office:value="9500" calcext:value-type="float">
            <text:p>9500</text:p>
          </table:table-cell>
          <table:table-cell/>
        </table:table-row>
        <table:table-row table:style-name="ro1">
          <table:table-cell office:value-type="string" calcext:value-type="string">
            <text:p>0xe9c64c37cae6263b40f05ee07d55edaa7c5b6c56</text:p>
          </table:table-cell>
          <table:table-cell office:value-type="float" office:value="9371.27990771" calcext:value-type="float">
            <text:p>9371.27990771</text:p>
          </table:table-cell>
          <table:table-cell/>
        </table:table-row>
        <table:table-row table:style-name="ro1">
          <table:table-cell office:value-type="string" calcext:value-type="string">
            <text:p>0xc0da1682031ca96cc238702531a7862db149d0be</text:p>
          </table:table-cell>
          <table:table-cell office:value-type="float" office:value="9300" calcext:value-type="float">
            <text:p>9300</text:p>
          </table:table-cell>
          <table:table-cell/>
        </table:table-row>
        <table:table-row table:style-name="ro1">
          <table:table-cell office:value-type="string" calcext:value-type="string">
            <text:p>0x088302305324d242d16f26bb0bfb0fda7632f46b</text:p>
          </table:table-cell>
          <table:table-cell office:value-type="float" office:value="9152.13355412" calcext:value-type="float">
            <text:p>9152.13355412</text:p>
          </table:table-cell>
          <table:table-cell/>
        </table:table-row>
        <table:table-row table:style-name="ro1">
          <table:table-cell office:value-type="string" calcext:value-type="string">
            <text:p>0x793abd2b87dff99b6f682d21bd2b08c868e23d7a</text:p>
          </table:table-cell>
          <table:table-cell office:value-type="float" office:value="9074.61260578" calcext:value-type="float">
            <text:p>9074.61260578</text:p>
          </table:table-cell>
          <table:table-cell/>
        </table:table-row>
        <table:table-row table:style-name="ro1">
          <table:table-cell office:value-type="string" calcext:value-type="string">
            <text:p>0xf5a51c639d7163a5c10fdd6764d4f38e5938567a</text:p>
          </table:table-cell>
          <table:table-cell office:value-type="float" office:value="8839.40243831" calcext:value-type="float">
            <text:p>8839.40243831</text:p>
          </table:table-cell>
          <table:table-cell/>
        </table:table-row>
        <table:table-row table:style-name="ro1">
          <table:table-cell office:value-type="string" calcext:value-type="string">
            <text:p>0x6a6c73da8c71575be6411858cdc6b14f3a4d32dc</text:p>
          </table:table-cell>
          <table:table-cell office:value-type="float" office:value="8821.35262419" calcext:value-type="float">
            <text:p>8821.35262419</text:p>
          </table:table-cell>
          <table:table-cell/>
        </table:table-row>
        <table:table-row table:style-name="ro1">
          <table:table-cell office:value-type="string" calcext:value-type="string">
            <text:p>0x469ea67516a2b8b382fea1b5e9f4f0ad9efc7a44</text:p>
          </table:table-cell>
          <table:table-cell office:value-type="float" office:value="8811.83399234" calcext:value-type="float">
            <text:p>8811.83399234</text:p>
          </table:table-cell>
          <table:table-cell/>
        </table:table-row>
        <table:table-row table:style-name="ro1">
          <table:table-cell office:value-type="string" calcext:value-type="string">
            <text:p>0xe6c26637f59c99fb1b3326545abf4f8de8f8ff11</text:p>
          </table:table-cell>
          <table:table-cell office:value-type="float" office:value="8691.64449661" calcext:value-type="float">
            <text:p>8691.64449661</text:p>
          </table:table-cell>
          <table:table-cell/>
        </table:table-row>
        <table:table-row table:style-name="ro1">
          <table:table-cell office:value-type="string" calcext:value-type="string">
            <text:p>0x6a1e1d88e2c8117552efdfa987a417fd71d944b2</text:p>
          </table:table-cell>
          <table:table-cell office:value-type="float" office:value="8305.88605798" calcext:value-type="float">
            <text:p>8305.88605798</text:p>
          </table:table-cell>
          <table:table-cell/>
        </table:table-row>
        <table:table-row table:style-name="ro1">
          <table:table-cell office:value-type="string" calcext:value-type="string">
            <text:p>0xef0ab719eb6f7cc483e7e658660261d34d3f16c5</text:p>
          </table:table-cell>
          <table:table-cell office:value-type="float" office:value="8267.28956915" calcext:value-type="float">
            <text:p>8267.28956915</text:p>
          </table:table-cell>
          <table:table-cell/>
        </table:table-row>
        <table:table-row table:style-name="ro1">
          <table:table-cell office:value-type="string" calcext:value-type="string">
            <text:p>0x1d503dbca28e4a0e6b487a7cfd38a154b00d2eaf</text:p>
          </table:table-cell>
          <table:table-cell office:value-type="float" office:value="8120" calcext:value-type="float">
            <text:p>8120</text:p>
          </table:table-cell>
          <table:table-cell/>
        </table:table-row>
        <table:table-row table:style-name="ro1">
          <table:table-cell office:value-type="string" calcext:value-type="string">
            <text:p>0x58e2c6704b90ea2c87cae17636fe4655daa36e44</text:p>
          </table:table-cell>
          <table:table-cell office:value-type="float" office:value="8097.86549822" calcext:value-type="float">
            <text:p>8097.86549822</text:p>
          </table:table-cell>
          <table:table-cell/>
        </table:table-row>
        <table:table-row table:style-name="ro1">
          <table:table-cell office:value-type="string" calcext:value-type="string">
            <text:p>0xb65ca47cca439b329ffee02993d08f257292e847</text:p>
          </table:table-cell>
          <table:table-cell office:value-type="float" office:value="8068.12488411" calcext:value-type="float">
            <text:p>8068.12488411</text:p>
          </table:table-cell>
          <table:table-cell/>
        </table:table-row>
        <table:table-row table:style-name="ro1">
          <table:table-cell office:value-type="string" calcext:value-type="string">
            <text:p>0x36af8f35124277871e44893eea66f6a1fa357b12</text:p>
          </table:table-cell>
          <table:table-cell office:value-type="float" office:value="8006.94092773" calcext:value-type="float">
            <text:p>8006.94092773</text:p>
          </table:table-cell>
          <table:table-cell/>
        </table:table-row>
        <table:table-row table:style-name="ro1">
          <table:table-cell office:value-type="string" calcext:value-type="string">
            <text:p>0xdc3dae52763d7611c37c92eab0743ea99a44af39</text:p>
          </table:table-cell>
          <table:table-cell office:value-type="float" office:value="8003" calcext:value-type="float">
            <text:p>8003</text:p>
          </table:table-cell>
          <table:table-cell/>
        </table:table-row>
        <table:table-row table:style-name="ro1">
          <table:table-cell office:value-type="string" calcext:value-type="string">
            <text:p>0x296b9e2e0c130e30c7aec3d18fe5eacc86fdaeab</text:p>
          </table:table-cell>
          <table:table-cell office:value-type="float" office:value="8000.4378" calcext:value-type="float">
            <text:p>8000.4378</text:p>
          </table:table-cell>
          <table:table-cell/>
        </table:table-row>
        <table:table-row table:style-name="ro1">
          <table:table-cell office:value-type="string" calcext:value-type="string">
            <text:p>0x0b44636f8cb0e2a961f7cd9d02d9fdf46dfe8d5c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string" calcext:value-type="string">
            <text:p>0x75049975bd4efc14899c95d96e90a7be11c1de8d</text:p>
          </table:table-cell>
          <table:table-cell office:value-type="float" office:value="7961.95366271" calcext:value-type="float">
            <text:p>7961.95366271</text:p>
          </table:table-cell>
          <table:table-cell/>
        </table:table-row>
        <table:table-row table:style-name="ro1">
          <table:table-cell office:value-type="string" calcext:value-type="string">
            <text:p>0x23c4713dd13cb603ef0fa9b1dcfc6881a4e1fd90</text:p>
          </table:table-cell>
          <table:table-cell office:value-type="float" office:value="7957.2778646" calcext:value-type="float">
            <text:p>7957.2778646</text:p>
          </table:table-cell>
          <table:table-cell/>
        </table:table-row>
        <table:table-row table:style-name="ro1">
          <table:table-cell office:value-type="string" calcext:value-type="string">
            <text:p>0x31a303237533440e22bb05d39dba03e1e337edfb</text:p>
          </table:table-cell>
          <table:table-cell office:value-type="float" office:value="7937.4381078" calcext:value-type="float">
            <text:p>7937.4381078</text:p>
          </table:table-cell>
          <table:table-cell/>
        </table:table-row>
        <table:table-row table:style-name="ro1">
          <table:table-cell office:value-type="string" calcext:value-type="string">
            <text:p>0x8fba83e1171d1c6e824cc3a92ad96b2a008b80fc</text:p>
          </table:table-cell>
          <table:table-cell office:value-type="float" office:value="7900" calcext:value-type="float">
            <text:p>7900</text:p>
          </table:table-cell>
          <table:table-cell/>
        </table:table-row>
        <table:table-row table:style-name="ro1">
          <table:table-cell office:value-type="string" calcext:value-type="string">
            <text:p>0x45ec5dc04c9d6787b548683a658b41a28061c001</text:p>
          </table:table-cell>
          <table:table-cell office:value-type="float" office:value="7598.66948845" calcext:value-type="float">
            <text:p>7598.66948845</text:p>
          </table:table-cell>
          <table:table-cell/>
        </table:table-row>
        <table:table-row table:style-name="ro1">
          <table:table-cell office:value-type="string" calcext:value-type="string">
            <text:p>0x0114d28ca89c54a582c434a13c8ac176222801e3</text:p>
          </table:table-cell>
          <table:table-cell office:value-type="float" office:value="7574.47613448" calcext:value-type="float">
            <text:p>7574.47613448</text:p>
          </table:table-cell>
          <table:table-cell/>
        </table:table-row>
        <table:table-row table:style-name="ro1">
          <table:table-cell office:value-type="string" calcext:value-type="string">
            <text:p>0x1f2976cadf0a2164df505df9b9773b52c0f93a58</text:p>
          </table:table-cell>
          <table:table-cell office:value-type="float" office:value="7299.15689277" calcext:value-type="float">
            <text:p>7299.15689277</text:p>
          </table:table-cell>
          <table:table-cell/>
        </table:table-row>
        <table:table-row table:style-name="ro1">
          <table:table-cell office:value-type="string" calcext:value-type="string">
            <text:p>0xa32b644d1e05211af3f96ebe1a8f669e39b3ac11</text:p>
          </table:table-cell>
          <table:table-cell office:value-type="float" office:value="7233.21840548" calcext:value-type="float">
            <text:p>7233.21840548</text:p>
          </table:table-cell>
          <table:table-cell/>
        </table:table-row>
        <table:table-row table:style-name="ro1">
          <table:table-cell office:value-type="string" calcext:value-type="string">
            <text:p>0xde5eab68f6613faec78b769c730a213ed095bb97</text:p>
          </table:table-cell>
          <table:table-cell office:value-type="float" office:value="7214.692137" calcext:value-type="float">
            <text:p>7214.692137</text:p>
          </table:table-cell>
          <table:table-cell/>
        </table:table-row>
        <table:table-row table:style-name="ro1">
          <table:table-cell office:value-type="string" calcext:value-type="string">
            <text:p>0x751e47716f2a0aeed7fa24a77a7ac3d0a3296577</text:p>
          </table:table-cell>
          <table:table-cell office:value-type="float" office:value="7146.18762214" calcext:value-type="float">
            <text:p>7146.18762214</text:p>
          </table:table-cell>
          <table:table-cell/>
        </table:table-row>
        <table:table-row table:style-name="ro1">
          <table:table-cell office:value-type="string" calcext:value-type="string">
            <text:p>0x1b8e4ebf96d5688f226c0920bb287431ebd2227d</text:p>
          </table:table-cell>
          <table:table-cell office:value-type="float" office:value="7133.1909813" calcext:value-type="float">
            <text:p>7133.1909813</text:p>
          </table:table-cell>
          <table:table-cell/>
        </table:table-row>
        <table:table-row table:style-name="ro1">
          <table:table-cell office:value-type="string" calcext:value-type="string">
            <text:p>0x8177d1ea3fb5756a51182985acb188814eaf4bb5</text:p>
          </table:table-cell>
          <table:table-cell office:value-type="float" office:value="7101.95015251" calcext:value-type="float">
            <text:p>7101.95015251</text:p>
          </table:table-cell>
          <table:table-cell/>
        </table:table-row>
        <table:table-row table:style-name="ro1">
          <table:table-cell office:value-type="string" calcext:value-type="string">
            <text:p>0xcc92a3950cb2f8d1ec8e0d985cb136d63c8c8769</text:p>
          </table:table-cell>
          <table:table-cell office:value-type="float" office:value="7038.91568343" calcext:value-type="float">
            <text:p>7038.91568343</text:p>
          </table:table-cell>
          <table:table-cell/>
        </table:table-row>
        <table:table-row table:style-name="ro1">
          <table:table-cell office:value-type="string" calcext:value-type="string">
            <text:p>0xfa318913f583341eda42a334033164ffaa8e0cbc</text:p>
          </table:table-cell>
          <table:table-cell office:value-type="float" office:value="7033.16084502" calcext:value-type="float">
            <text:p>7033.16084502</text:p>
          </table:table-cell>
          <table:table-cell/>
        </table:table-row>
        <table:table-row table:style-name="ro1">
          <table:table-cell office:value-type="string" calcext:value-type="string">
            <text:p>0x880e803d6c5dc2e845beae7397f650b40c084d7c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string" calcext:value-type="string">
            <text:p>0x66a4916515686bbbd214b78a0adbff6d82d5f2eb</text:p>
          </table:table-cell>
          <table:table-cell office:value-type="float" office:value="6896.10130804" calcext:value-type="float">
            <text:p>6896.10130804</text:p>
          </table:table-cell>
          <table:table-cell/>
        </table:table-row>
        <table:table-row table:style-name="ro1">
          <table:table-cell office:value-type="string" calcext:value-type="string">
            <text:p>0xc4232c75acde28d6da70233c44c27e90c7353e72</text:p>
          </table:table-cell>
          <table:table-cell office:value-type="float" office:value="6793.74769854" calcext:value-type="float">
            <text:p>6793.74769854</text:p>
          </table:table-cell>
          <table:table-cell/>
        </table:table-row>
        <table:table-row table:style-name="ro1">
          <table:table-cell office:value-type="string" calcext:value-type="string">
            <text:p>0xc6d6f263425b12ef342ae3217e3023954a259192</text:p>
          </table:table-cell>
          <table:table-cell office:value-type="float" office:value="6772.49780233" calcext:value-type="float">
            <text:p>6772.49780233</text:p>
          </table:table-cell>
          <table:table-cell/>
        </table:table-row>
        <table:table-row table:style-name="ro1">
          <table:table-cell office:value-type="string" calcext:value-type="string">
            <text:p>0xf359d2eb5280bff61067350b847e99b8ec0eb378</text:p>
          </table:table-cell>
          <table:table-cell office:value-type="float" office:value="6566.63280507" calcext:value-type="float">
            <text:p>6566.63280507</text:p>
          </table:table-cell>
          <table:table-cell/>
        </table:table-row>
        <table:table-row table:style-name="ro1">
          <table:table-cell office:value-type="string" calcext:value-type="string">
            <text:p>0x48a468893f2b1e7ecbc400b9e7aeddff17c5eecc</text:p>
          </table:table-cell>
          <table:table-cell office:value-type="float" office:value="6452.96817007" calcext:value-type="float">
            <text:p>6452.96817007</text:p>
          </table:table-cell>
          <table:table-cell/>
        </table:table-row>
        <table:table-row table:style-name="ro1">
          <table:table-cell office:value-type="string" calcext:value-type="string">
            <text:p>0x9a24fa48db540bec59d4d48df5abc77031ffc28d</text:p>
          </table:table-cell>
          <table:table-cell office:value-type="float" office:value="6316.00200346" calcext:value-type="float">
            <text:p>6316.00200346</text:p>
          </table:table-cell>
          <table:table-cell/>
        </table:table-row>
        <table:table-row table:style-name="ro1">
          <table:table-cell office:value-type="string" calcext:value-type="string">
            <text:p>0x6ddcbc990355fc818dee3c34b71b95a1b1425852</text:p>
          </table:table-cell>
          <table:table-cell office:value-type="float" office:value="6255.14880306" calcext:value-type="float">
            <text:p>6255.14880306</text:p>
          </table:table-cell>
          <table:table-cell/>
        </table:table-row>
        <table:table-row table:style-name="ro1">
          <table:table-cell office:value-type="string" calcext:value-type="string">
            <text:p>0xda1a9b1203c3b7f5b156ae15037e1923a772898c</text:p>
          </table:table-cell>
          <table:table-cell office:value-type="float" office:value="6140.36775173" calcext:value-type="float">
            <text:p>6140.36775173</text:p>
          </table:table-cell>
          <table:table-cell/>
        </table:table-row>
        <table:table-row table:style-name="ro1">
          <table:table-cell office:value-type="string" calcext:value-type="string">
            <text:p>0x3cf4df1672335a124055e24bcdd2218b4896fb85</text:p>
          </table:table-cell>
          <table:table-cell office:value-type="float" office:value="6012.84321286" calcext:value-type="float">
            <text:p>6012.84321286</text:p>
          </table:table-cell>
          <table:table-cell/>
        </table:table-row>
        <table:table-row table:style-name="ro1">
          <table:table-cell office:value-type="string" calcext:value-type="string">
            <text:p>0x3e130fabb6405363d196d3a39d26743e32b38f52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0xf3438f40bb77bf0177dcc1aec7ebf78b6e95774f</text:p>
          </table:table-cell>
          <table:table-cell office:value-type="float" office:value="5989.47123312" calcext:value-type="float">
            <text:p>5989.47123312</text:p>
          </table:table-cell>
          <table:table-cell/>
        </table:table-row>
        <table:table-row table:style-name="ro1">
          <table:table-cell office:value-type="string" calcext:value-type="string">
            <text:p>0xce8cf3796985d818e8a9f3dd862be4f87aba6506</text:p>
          </table:table-cell>
          <table:table-cell office:value-type="float" office:value="5989.46775498" calcext:value-type="float">
            <text:p>5989.46775498</text:p>
          </table:table-cell>
          <table:table-cell/>
        </table:table-row>
        <table:table-row table:style-name="ro1">
          <table:table-cell office:value-type="string" calcext:value-type="string">
            <text:p>0x4c13134856ba791b29e2f1ec3821f3ddd9dbabd1</text:p>
          </table:table-cell>
          <table:table-cell office:value-type="float" office:value="5888" calcext:value-type="float">
            <text:p>5888</text:p>
          </table:table-cell>
          <table:table-cell/>
        </table:table-row>
        <table:table-row table:style-name="ro1">
          <table:table-cell office:value-type="string" calcext:value-type="string">
            <text:p>0xd446509f3d20c3e66665a65e8a95126e6924153e</text:p>
          </table:table-cell>
          <table:table-cell office:value-type="float" office:value="5884.7695" calcext:value-type="float">
            <text:p>5884.7695</text:p>
          </table:table-cell>
          <table:table-cell/>
        </table:table-row>
        <table:table-row table:style-name="ro1">
          <table:table-cell office:value-type="string" calcext:value-type="string">
            <text:p>0xa697cefc980ed4cf6a335100e80c56bb47017ae4</text:p>
          </table:table-cell>
          <table:table-cell office:value-type="float" office:value="5873.54844344" calcext:value-type="float">
            <text:p>5873.54844344</text:p>
          </table:table-cell>
          <table:table-cell/>
        </table:table-row>
        <table:table-row table:style-name="ro1">
          <table:table-cell office:value-type="string" calcext:value-type="string">
            <text:p>0x4ea887ac3bb37456aba309d8bbf4548d0c1f4d0a</text:p>
          </table:table-cell>
          <table:table-cell office:value-type="float" office:value="5856.38087673" calcext:value-type="float">
            <text:p>5856.38087673</text:p>
          </table:table-cell>
          <table:table-cell/>
        </table:table-row>
        <table:table-row table:style-name="ro1">
          <table:table-cell office:value-type="string" calcext:value-type="string">
            <text:p>0x72dcd806acd355a7be7d490d9228c6644bbaac92</text:p>
          </table:table-cell>
          <table:table-cell office:value-type="float" office:value="5783.13873324" calcext:value-type="float">
            <text:p>5783.13873324</text:p>
          </table:table-cell>
          <table:table-cell/>
        </table:table-row>
        <table:table-row table:style-name="ro1">
          <table:table-cell office:value-type="string" calcext:value-type="string">
            <text:p>0x6d8542207035e94955887d4c9e2f0c31af0432ba</text:p>
          </table:table-cell>
          <table:table-cell office:value-type="float" office:value="5750" calcext:value-type="float">
            <text:p>5750</text:p>
          </table:table-cell>
          <table:table-cell/>
        </table:table-row>
        <table:table-row table:style-name="ro1">
          <table:table-cell office:value-type="string" calcext:value-type="string">
            <text:p>0xacef8d8b3b90161c0fe43003d8974c5fcb8193ef</text:p>
          </table:table-cell>
          <table:table-cell office:value-type="float" office:value="5707.28857698" calcext:value-type="float">
            <text:p>5707.28857698</text:p>
          </table:table-cell>
          <table:table-cell/>
        </table:table-row>
        <table:table-row table:style-name="ro1">
          <table:table-cell office:value-type="string" calcext:value-type="string">
            <text:p>0x7e0a36dde2c64a0de0b293004a4e51640435dbe1</text:p>
          </table:table-cell>
          <table:table-cell office:value-type="float" office:value="5642.73363533" calcext:value-type="float">
            <text:p>5642.73363533</text:p>
          </table:table-cell>
          <table:table-cell/>
        </table:table-row>
        <table:table-row table:style-name="ro1">
          <table:table-cell office:value-type="string" calcext:value-type="string">
            <text:p>0x9edc7aeda77078fd5f6bf2ea1a6c927a6de02054</text:p>
          </table:table-cell>
          <table:table-cell office:value-type="float" office:value="5494.73965004" calcext:value-type="float">
            <text:p>5494.73965004</text:p>
          </table:table-cell>
          <table:table-cell/>
        </table:table-row>
        <table:table-row table:style-name="ro1">
          <table:table-cell office:value-type="string" calcext:value-type="string">
            <text:p>0xb709c5dd1a6643c62674297978e831b675087b37</text:p>
          </table:table-cell>
          <table:table-cell office:value-type="float" office:value="5491.39633712" calcext:value-type="float">
            <text:p>5491.39633712</text:p>
          </table:table-cell>
          <table:table-cell/>
        </table:table-row>
        <table:table-row table:style-name="ro1">
          <table:table-cell office:value-type="string" calcext:value-type="string">
            <text:p>0x184992b4edc830ae3447a2bb4c4cf4049059fd6e</text:p>
          </table:table-cell>
          <table:table-cell office:value-type="float" office:value="5451.09616726" calcext:value-type="float">
            <text:p>5451.09616726</text:p>
          </table:table-cell>
          <table:table-cell/>
        </table:table-row>
        <table:table-row table:style-name="ro1">
          <table:table-cell office:value-type="string" calcext:value-type="string">
            <text:p>0xf0061de882026e150803f3c4c3d7cced74dc3a2a</text:p>
          </table:table-cell>
          <table:table-cell office:value-type="float" office:value="5415.02164865" calcext:value-type="float">
            <text:p>5415.02164865</text:p>
          </table:table-cell>
          <table:table-cell/>
        </table:table-row>
        <table:table-row table:style-name="ro1">
          <table:table-cell office:value-type="string" calcext:value-type="string">
            <text:p>0xce6b740db90910574f05f955ea56b1f776595d67</text:p>
          </table:table-cell>
          <table:table-cell office:value-type="float" office:value="5382.55666148" calcext:value-type="float">
            <text:p>5382.55666148</text:p>
          </table:table-cell>
          <table:table-cell/>
        </table:table-row>
        <table:table-row table:style-name="ro1">
          <table:table-cell office:value-type="string" calcext:value-type="string">
            <text:p>0x82711e6c2d9afaa0536346356e8e66a01cf7cf44</text:p>
          </table:table-cell>
          <table:table-cell office:value-type="float" office:value="5372.06204164" calcext:value-type="float">
            <text:p>5372.06204164</text:p>
          </table:table-cell>
          <table:table-cell/>
        </table:table-row>
        <table:table-row table:style-name="ro1">
          <table:table-cell office:value-type="string" calcext:value-type="string">
            <text:p>0x62c99f140ec0bd8fdd3251f501bcdb06d588e6b3</text:p>
          </table:table-cell>
          <table:table-cell office:value-type="float" office:value="5328.93915402" calcext:value-type="float">
            <text:p>5328.93915402</text:p>
          </table:table-cell>
          <table:table-cell/>
        </table:table-row>
        <table:table-row table:style-name="ro1">
          <table:table-cell office:value-type="string" calcext:value-type="string">
            <text:p>0x1d799fd280f3d739c66df84f282dd36b3945dc09</text:p>
          </table:table-cell>
          <table:table-cell office:value-type="float" office:value="5310.37291028" calcext:value-type="float">
            <text:p>5310.37291028</text:p>
          </table:table-cell>
          <table:table-cell/>
        </table:table-row>
        <table:table-row table:style-name="ro1">
          <table:table-cell office:value-type="string" calcext:value-type="string">
            <text:p>0x92875b9d79ae811b203963564af46f686a854748</text:p>
          </table:table-cell>
          <table:table-cell office:value-type="float" office:value="5277.2385018" calcext:value-type="float">
            <text:p>5277.2385018</text:p>
          </table:table-cell>
          <table:table-cell/>
        </table:table-row>
        <table:table-row table:style-name="ro1">
          <table:table-cell office:value-type="string" calcext:value-type="string">
            <text:p>0x73a72873db58bc3295e88b3a51c90fb5cfd5fcad</text:p>
          </table:table-cell>
          <table:table-cell office:value-type="float" office:value="5262.4123999" calcext:value-type="float">
            <text:p>5262.4123999</text:p>
          </table:table-cell>
          <table:table-cell/>
        </table:table-row>
        <table:table-row table:style-name="ro1">
          <table:table-cell office:value-type="string" calcext:value-type="string">
            <text:p>0x8fb9c4103d24b19994edc0bf6d2d63a81ad57655</text:p>
          </table:table-cell>
          <table:table-cell office:value-type="float" office:value="5222.53441011" calcext:value-type="float">
            <text:p>5222.53441011</text:p>
          </table:table-cell>
          <table:table-cell/>
        </table:table-row>
        <table:table-row table:style-name="ro1">
          <table:table-cell office:value-type="string" calcext:value-type="string">
            <text:p>0x1256a83395bdbcb85f443a010c27698fc2039e46</text:p>
          </table:table-cell>
          <table:table-cell office:value-type="float" office:value="5200.00000325" calcext:value-type="float">
            <text:p>5200.00000325</text:p>
          </table:table-cell>
          <table:table-cell/>
        </table:table-row>
        <table:table-row table:style-name="ro1">
          <table:table-cell office:value-type="string" calcext:value-type="string">
            <text:p>0x19a681ac0c10678faa3525275db704f5af41c3b9</text:p>
          </table:table-cell>
          <table:table-cell office:value-type="float" office:value="5159.0091638" calcext:value-type="float">
            <text:p>5159.0091638</text:p>
          </table:table-cell>
          <table:table-cell/>
        </table:table-row>
        <table:table-row table:style-name="ro1">
          <table:table-cell office:value-type="string" calcext:value-type="string">
            <text:p>0xd210e0e9616447091ea11f91e3dc7b6ead614f3a</text:p>
          </table:table-cell>
          <table:table-cell office:value-type="float" office:value="5105.91970554" calcext:value-type="float">
            <text:p>5105.91970554</text:p>
          </table:table-cell>
          <table:table-cell/>
        </table:table-row>
        <table:table-row table:style-name="ro1">
          <table:table-cell office:value-type="string" calcext:value-type="string">
            <text:p>0xb2f58c59f6e6870d2c44def72acfcc016dfa3070</text:p>
          </table:table-cell>
          <table:table-cell office:value-type="float" office:value="5077.79171422" calcext:value-type="float">
            <text:p>5077.79171422</text:p>
          </table:table-cell>
          <table:table-cell/>
        </table:table-row>
        <table:table-row table:style-name="ro1">
          <table:table-cell office:value-type="string" calcext:value-type="string">
            <text:p>0xac683649a2d716112582297eee41b90d55be9c68</text:p>
          </table:table-cell>
          <table:table-cell office:value-type="float" office:value="5069.63782736" calcext:value-type="float">
            <text:p>5069.63782736</text:p>
          </table:table-cell>
          <table:table-cell/>
        </table:table-row>
        <table:table-row table:style-name="ro1">
          <table:table-cell office:value-type="string" calcext:value-type="string">
            <text:p>0xc8fd81c2f30fcd9e2b2f5d8395ddce55129bfeb3</text:p>
          </table:table-cell>
          <table:table-cell office:value-type="float" office:value="5000.45417912" calcext:value-type="float">
            <text:p>5000.45417912</text:p>
          </table:table-cell>
          <table:table-cell/>
        </table:table-row>
        <table:table-row table:style-name="ro1">
          <table:table-cell office:value-type="string" calcext:value-type="string">
            <text:p>0xcacee668a56a856b0ff9a77bfc3251061d431f0a</text:p>
          </table:table-cell>
          <table:table-cell office:value-type="float" office:value="5000.00991973" calcext:value-type="float">
            <text:p>5000.00991973</text:p>
          </table:table-cell>
          <table:table-cell/>
        </table:table-row>
        <table:table-row table:style-name="ro1">
          <table:table-cell office:value-type="string" calcext:value-type="string">
            <text:p>0x0f23d560d32fa4a82bcf907e12a60bb829698e44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2e7ee2c517910029baedfcb7b87361335bbb83ad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435d57528d03bf93ad2bdfaea0c3c5170ada9e7a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593c03783298b72a33c9e4f7f3a10e66734403fc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6d0ee0b3afeebdbb1ef054d06d7591a13f50c8b8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78550e0933023f9e15b46df52076baa0917ea528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82c699c3c43eb37e1e370985b948b2e6770332f0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dd914c7b55a3c9167db1fe4a9b4c29a2edae5011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dd9421e233eb0c89f738efc01a953266b11fb080</text:p>
          </table:table-cell>
          <table:table-cell office:value-type="float" office:value="4959.71831735" calcext:value-type="float">
            <text:p>4959.71831735</text:p>
          </table:table-cell>
          <table:table-cell/>
        </table:table-row>
        <table:table-row table:style-name="ro1">
          <table:table-cell office:value-type="string" calcext:value-type="string">
            <text:p>0x3972d6c419f90f34b211f43295de9b17e7229452</text:p>
          </table:table-cell>
          <table:table-cell office:value-type="float" office:value="4942.23214034" calcext:value-type="float">
            <text:p>4942.23214034</text:p>
          </table:table-cell>
          <table:table-cell/>
        </table:table-row>
        <table:table-row table:style-name="ro1">
          <table:table-cell office:value-type="string" calcext:value-type="string">
            <text:p>0x22f4a79c74bf1b73c76b4378ec551109b093b938</text:p>
          </table:table-cell>
          <table:table-cell office:value-type="float" office:value="4839.9433906" calcext:value-type="float">
            <text:p>4839.9433906</text:p>
          </table:table-cell>
          <table:table-cell/>
        </table:table-row>
        <table:table-row table:style-name="ro1">
          <table:table-cell office:value-type="string" calcext:value-type="string">
            <text:p>0xc0e3c70f0b348f45f4372b65d03c2a02ad524814</text:p>
          </table:table-cell>
          <table:table-cell office:value-type="float" office:value="4749.55584997" calcext:value-type="float">
            <text:p>4749.55584997</text:p>
          </table:table-cell>
          <table:table-cell/>
        </table:table-row>
        <table:table-row table:style-name="ro1">
          <table:table-cell office:value-type="string" calcext:value-type="string">
            <text:p>0xdd54d42dfbfaac178aacf230f4e6fa6d0678a057</text:p>
          </table:table-cell>
          <table:table-cell office:value-type="float" office:value="4716" calcext:value-type="float">
            <text:p>4716</text:p>
          </table:table-cell>
          <table:table-cell/>
        </table:table-row>
        <table:table-row table:style-name="ro1">
          <table:table-cell office:value-type="string" calcext:value-type="string">
            <text:p>0x628c2344576f20bd438a1a15ad4b0a1cb7cc484f</text:p>
          </table:table-cell>
          <table:table-cell office:value-type="float" office:value="4659.80214407" calcext:value-type="float">
            <text:p>4659.80214407</text:p>
          </table:table-cell>
          <table:table-cell/>
        </table:table-row>
        <table:table-row table:style-name="ro1">
          <table:table-cell office:value-type="string" calcext:value-type="string">
            <text:p>0x317aa35acaf8dc4f6766a21e6a43e123692f26db</text:p>
          </table:table-cell>
          <table:table-cell office:value-type="float" office:value="4645.85529453" calcext:value-type="float">
            <text:p>4645.85529453</text:p>
          </table:table-cell>
          <table:table-cell/>
        </table:table-row>
        <table:table-row table:style-name="ro1">
          <table:table-cell office:value-type="string" calcext:value-type="string">
            <text:p>0xa2ab1b3fee1f1d14a814dc771b8cc9525a82669d</text:p>
          </table:table-cell>
          <table:table-cell office:value-type="float" office:value="4540.05226564" calcext:value-type="float">
            <text:p>4540.05226564</text:p>
          </table:table-cell>
          <table:table-cell/>
        </table:table-row>
        <table:table-row table:style-name="ro1">
          <table:table-cell office:value-type="string" calcext:value-type="string">
            <text:p>0x5af7a27ee46aeaa561078a41372e37a0290aa6c2</text:p>
          </table:table-cell>
          <table:table-cell office:value-type="float" office:value="4447.29101721" calcext:value-type="float">
            <text:p>4447.29101721</text:p>
          </table:table-cell>
          <table:table-cell/>
        </table:table-row>
        <table:table-row table:style-name="ro1">
          <table:table-cell office:value-type="string" calcext:value-type="string">
            <text:p>0x823cf382b03a9a153d43aa11ef5ebf6e425dc7c3</text:p>
          </table:table-cell>
          <table:table-cell office:value-type="float" office:value="4428" calcext:value-type="float">
            <text:p>4428</text:p>
          </table:table-cell>
          <table:table-cell/>
        </table:table-row>
        <table:table-row table:style-name="ro1">
          <table:table-cell office:value-type="string" calcext:value-type="string">
            <text:p>0xe9ed459830ee2dc7e0b4a4f49b106229a3145dd7</text:p>
          </table:table-cell>
          <table:table-cell office:value-type="float" office:value="4400" calcext:value-type="float">
            <text:p>4400</text:p>
          </table:table-cell>
          <table:table-cell/>
        </table:table-row>
        <table:table-row table:style-name="ro1">
          <table:table-cell office:value-type="string" calcext:value-type="string">
            <text:p>0x689582b3f5532a9744126833c8dead8ebd5b1ed4</text:p>
          </table:table-cell>
          <table:table-cell office:value-type="float" office:value="4328.98625597" calcext:value-type="float">
            <text:p>4328.98625597</text:p>
          </table:table-cell>
          <table:table-cell/>
        </table:table-row>
        <table:table-row table:style-name="ro1">
          <table:table-cell office:value-type="string" calcext:value-type="string">
            <text:p>0x1762cf926eda454fdc5d772bfde459451e24935f</text:p>
          </table:table-cell>
          <table:table-cell office:value-type="float" office:value="4323.0269671" calcext:value-type="float">
            <text:p>4323.0269671</text:p>
          </table:table-cell>
          <table:table-cell/>
        </table:table-row>
        <table:table-row table:style-name="ro1">
          <table:table-cell office:value-type="string" calcext:value-type="string">
            <text:p>0xc4d6372cc0d07fe7bcd2307e46ff328205db3cfd</text:p>
          </table:table-cell>
          <table:table-cell office:value-type="float" office:value="4216.80441819" calcext:value-type="float">
            <text:p>4216.80441819</text:p>
          </table:table-cell>
          <table:table-cell/>
        </table:table-row>
        <table:table-row table:style-name="ro1">
          <table:table-cell office:value-type="string" calcext:value-type="string">
            <text:p>0x4ef905c65ab77bc2ef73b5c65427ffd2b5937ff5</text:p>
          </table:table-cell>
          <table:table-cell office:value-type="float" office:value="4204.31904861" calcext:value-type="float">
            <text:p>4204.31904861</text:p>
          </table:table-cell>
          <table:table-cell/>
        </table:table-row>
        <table:table-row table:style-name="ro1">
          <table:table-cell office:value-type="string" calcext:value-type="string">
            <text:p>0xc6ae6ff6925de5725273b280f45632bcc06baf9d</text:p>
          </table:table-cell>
          <table:table-cell office:value-type="float" office:value="4122.18388644" calcext:value-type="float">
            <text:p>4122.18388644</text:p>
          </table:table-cell>
          <table:table-cell/>
        </table:table-row>
        <table:table-row table:style-name="ro1">
          <table:table-cell office:value-type="string" calcext:value-type="string">
            <text:p>0xe79594e357079c8f07b71033bc3728d4a3171e8f</text:p>
          </table:table-cell>
          <table:table-cell office:value-type="float" office:value="4095.14269036" calcext:value-type="float">
            <text:p>4095.14269036</text:p>
          </table:table-cell>
          <table:table-cell/>
        </table:table-row>
        <table:table-row table:style-name="ro1">
          <table:table-cell office:value-type="string" calcext:value-type="string">
            <text:p>0xa0311447e2102455ad8a94848551fbed06b0526e</text:p>
          </table:table-cell>
          <table:table-cell office:value-type="float" office:value="4045.5111232" calcext:value-type="float">
            <text:p>4045.5111232</text:p>
          </table:table-cell>
          <table:table-cell/>
        </table:table-row>
        <table:table-row table:style-name="ro1">
          <table:table-cell office:value-type="string" calcext:value-type="string">
            <text:p>0xca1906be92cfe03eb6d156329ab11b4314c2e251</text:p>
          </table:table-cell>
          <table:table-cell office:value-type="float" office:value="4033.75882376" calcext:value-type="float">
            <text:p>4033.75882376</text:p>
          </table:table-cell>
          <table:table-cell/>
        </table:table-row>
        <table:table-row table:style-name="ro1">
          <table:table-cell office:value-type="string" calcext:value-type="string">
            <text:p>0x52c0bce0002fbc2e702947d5736942b95a01462d</text:p>
          </table:table-cell>
          <table:table-cell office:value-type="float" office:value="4020.76206885" calcext:value-type="float">
            <text:p>4020.76206885</text:p>
          </table:table-cell>
          <table:table-cell/>
        </table:table-row>
        <table:table-row table:style-name="ro1">
          <table:table-cell office:value-type="string" calcext:value-type="string">
            <text:p>0xf14b2a8d84c78fc13754b5491677d33da46cffa0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0xf9f5ac3efe1b9b1812c68d93063756bc95e8bf9c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0x1626ad97c4e15e8f965e8ab7e7408bc1d0395618</text:p>
          </table:table-cell>
          <table:table-cell office:value-type="float" office:value="3935.24197947" calcext:value-type="float">
            <text:p>3935.24197947</text:p>
          </table:table-cell>
          <table:table-cell/>
        </table:table-row>
        <table:table-row table:style-name="ro1">
          <table:table-cell office:value-type="string" calcext:value-type="string">
            <text:p>0x5cdfc1a4736820565f794e7d74195059818724d4</text:p>
          </table:table-cell>
          <table:table-cell office:value-type="float" office:value="3865.76097302" calcext:value-type="float">
            <text:p>3865.76097302</text:p>
          </table:table-cell>
          <table:table-cell/>
        </table:table-row>
        <table:table-row table:style-name="ro1">
          <table:table-cell office:value-type="string" calcext:value-type="string">
            <text:p>0x93118c995bb341dd081cc8b2fdea8501551f50ad</text:p>
          </table:table-cell>
          <table:table-cell office:value-type="float" office:value="3844.59627633" calcext:value-type="float">
            <text:p>3844.59627633</text:p>
          </table:table-cell>
          <table:table-cell/>
        </table:table-row>
        <table:table-row table:style-name="ro1">
          <table:table-cell office:value-type="string" calcext:value-type="string">
            <text:p>0xb718660c061cdec30f3bca6747e739e5856d86f6</text:p>
          </table:table-cell>
          <table:table-cell office:value-type="float" office:value="3842.04376462" calcext:value-type="float">
            <text:p>3842.04376462</text:p>
          </table:table-cell>
          <table:table-cell/>
        </table:table-row>
        <table:table-row table:style-name="ro1">
          <table:table-cell office:value-type="string" calcext:value-type="string">
            <text:p>0x96c7fe16f840e1efe4bf612e9f43448d1d98b29c</text:p>
          </table:table-cell>
          <table:table-cell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string" calcext:value-type="string">
            <text:p>0x69bbd9c7f5b108e9ccda5a6c5539939c19150419</text:p>
          </table:table-cell>
          <table:table-cell office:value-type="float" office:value="3727.70546257" calcext:value-type="float">
            <text:p>3727.70546257</text:p>
          </table:table-cell>
          <table:table-cell/>
        </table:table-row>
        <table:table-row table:style-name="ro1">
          <table:table-cell office:value-type="string" calcext:value-type="string">
            <text:p>0x16b1b0a66e3333520ebb756cd89c440ee57399fc</text:p>
          </table:table-cell>
          <table:table-cell office:value-type="float" office:value="3680.08395576" calcext:value-type="float">
            <text:p>3680.08395576</text:p>
          </table:table-cell>
          <table:table-cell/>
        </table:table-row>
        <table:table-row table:style-name="ro1">
          <table:table-cell office:value-type="string" calcext:value-type="string">
            <text:p>0x8ebe83a9d56d005142a1657c1e2a392b1c27ef9c</text:p>
          </table:table-cell>
          <table:table-cell office:value-type="float" office:value="3678.18511973" calcext:value-type="float">
            <text:p>3678.18511973</text:p>
          </table:table-cell>
          <table:table-cell/>
        </table:table-row>
        <table:table-row table:style-name="ro1">
          <table:table-cell office:value-type="string" calcext:value-type="string">
            <text:p>0x4ba082e0d5b25f62d8b9d672e722ece91938c8b3</text:p>
          </table:table-cell>
          <table:table-cell office:value-type="float" office:value="3609" calcext:value-type="float">
            <text:p>3609</text:p>
          </table:table-cell>
          <table:table-cell/>
        </table:table-row>
        <table:table-row table:style-name="ro1">
          <table:table-cell office:value-type="string" calcext:value-type="string">
            <text:p>0x34a1eccdc1de8ce05fb36fa99e361b1a6a134f2c</text:p>
          </table:table-cell>
          <table:table-cell office:value-type="float" office:value="3560" calcext:value-type="float">
            <text:p>3560</text:p>
          </table:table-cell>
          <table:table-cell/>
        </table:table-row>
        <table:table-row table:style-name="ro1">
          <table:table-cell office:value-type="string" calcext:value-type="string">
            <text:p>0xc462cca15785ad6e0a3c90ceb0fba46b27276bb9</text:p>
          </table:table-cell>
          <table:table-cell office:value-type="float" office:value="3502.72113609" calcext:value-type="float">
            <text:p>3502.72113609</text:p>
          </table:table-cell>
          <table:table-cell/>
        </table:table-row>
        <table:table-row table:style-name="ro1">
          <table:table-cell office:value-type="string" calcext:value-type="string">
            <text:p>0x742767506a1e8ea405bb1f4ac6ea3e8596935f68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0x5075a40a26146095d5256e9a47c091b7c0ea3e89</text:p>
          </table:table-cell>
          <table:table-cell office:value-type="float" office:value="3404.46419606" calcext:value-type="float">
            <text:p>3404.46419606</text:p>
          </table:table-cell>
          <table:table-cell/>
        </table:table-row>
        <table:table-row table:style-name="ro1">
          <table:table-cell office:value-type="string" calcext:value-type="string">
            <text:p>0xe2b0bd12ff675efcb59be4aabb121ec04f23c2d3</text:p>
          </table:table-cell>
          <table:table-cell office:value-type="float" office:value="3401.90125476" calcext:value-type="float">
            <text:p>3401.90125476</text:p>
          </table:table-cell>
          <table:table-cell/>
        </table:table-row>
        <table:table-row table:style-name="ro1">
          <table:table-cell office:value-type="string" calcext:value-type="string">
            <text:p>0x948523210de6e8d2719a219d0fa5501a93533bae</text:p>
          </table:table-cell>
          <table:table-cell office:value-type="float" office:value="3380.002" calcext:value-type="float">
            <text:p>3380.002</text:p>
          </table:table-cell>
          <table:table-cell/>
        </table:table-row>
        <table:table-row table:style-name="ro1">
          <table:table-cell office:value-type="string" calcext:value-type="string">
            <text:p>0x1ae8537afe4e8fc9fde383f955c0200e8c16e707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string" calcext:value-type="string">
            <text:p>0x7fae50e3d3e1d9d93ea3d670cb19e1feff901d3e</text:p>
          </table:table-cell>
          <table:table-cell office:value-type="float" office:value="3344.46348338" calcext:value-type="float">
            <text:p>3344.46348338</text:p>
          </table:table-cell>
          <table:table-cell/>
        </table:table-row>
        <table:table-row table:style-name="ro1">
          <table:table-cell office:value-type="string" calcext:value-type="string">
            <text:p>0x788aa129b7563ff2aa8842cba5f257faa5221ae3</text:p>
          </table:table-cell>
          <table:table-cell office:value-type="float" office:value="3324.07480104" calcext:value-type="float">
            <text:p>3324.07480104</text:p>
          </table:table-cell>
          <table:table-cell/>
        </table:table-row>
        <table:table-row table:style-name="ro1">
          <table:table-cell office:value-type="string" calcext:value-type="string">
            <text:p>0x89c1685298b032ea6166b5b938ce10cabfe65c8e</text:p>
          </table:table-cell>
          <table:table-cell office:value-type="float" office:value="3292.68518397" calcext:value-type="float">
            <text:p>3292.68518397</text:p>
          </table:table-cell>
          <table:table-cell/>
        </table:table-row>
        <table:table-row table:style-name="ro1">
          <table:table-cell office:value-type="string" calcext:value-type="string">
            <text:p>0xda42a87ff2e01dfc9dec51e742ebba186383e045</text:p>
          </table:table-cell>
          <table:table-cell office:value-type="float" office:value="3253" calcext:value-type="float">
            <text:p>3253</text:p>
          </table:table-cell>
          <table:table-cell/>
        </table:table-row>
        <table:table-row table:style-name="ro1">
          <table:table-cell office:value-type="string" calcext:value-type="string">
            <text:p>0xbb2f922391fc527d1fa8d27c322e216d67503f4e</text:p>
          </table:table-cell>
          <table:table-cell office:value-type="float" office:value="3251.29433878" calcext:value-type="float">
            <text:p>3251.29433878</text:p>
          </table:table-cell>
          <table:table-cell/>
        </table:table-row>
        <table:table-row table:style-name="ro1">
          <table:table-cell office:value-type="string" calcext:value-type="string">
            <text:p>0xd45d28ee893f63b32fa216cbc462892a7c8b72b3</text:p>
          </table:table-cell>
          <table:table-cell office:value-type="float" office:value="3250" calcext:value-type="float">
            <text:p>3250</text:p>
          </table:table-cell>
          <table:table-cell/>
        </table:table-row>
        <table:table-row table:style-name="ro1">
          <table:table-cell office:value-type="string" calcext:value-type="string">
            <text:p>0x1d53ec63ba090b0d4d673c19643b1b6233101205</text:p>
          </table:table-cell>
          <table:table-cell office:value-type="float" office:value="3216.94060945" calcext:value-type="float">
            <text:p>3216.94060945</text:p>
          </table:table-cell>
          <table:table-cell/>
        </table:table-row>
        <table:table-row table:style-name="ro1">
          <table:table-cell office:value-type="string" calcext:value-type="string">
            <text:p>0x5207732f594a4993bb37c6155f40f08da60e504d</text:p>
          </table:table-cell>
          <table:table-cell office:value-type="float" office:value="3148.53091269" calcext:value-type="float">
            <text:p>3148.53091269</text:p>
          </table:table-cell>
          <table:table-cell/>
        </table:table-row>
        <table:table-row table:style-name="ro1">
          <table:table-cell office:value-type="string" calcext:value-type="string">
            <text:p>0x5183b10b2078cf460d605b3ed7dba9c7f6d89a04</text:p>
          </table:table-cell>
          <table:table-cell office:value-type="float" office:value="3142.19322187" calcext:value-type="float">
            <text:p>3142.19322187</text:p>
          </table:table-cell>
          <table:table-cell/>
        </table:table-row>
        <table:table-row table:style-name="ro1">
          <table:table-cell office:value-type="string" calcext:value-type="string">
            <text:p>0x8049e881ac0bfb07b157abca51b90bc27bb6f5e5</text:p>
          </table:table-cell>
          <table:table-cell office:value-type="float" office:value="3127.19124088" calcext:value-type="float">
            <text:p>3127.19124088</text:p>
          </table:table-cell>
          <table:table-cell/>
        </table:table-row>
        <table:table-row table:style-name="ro1">
          <table:table-cell office:value-type="string" calcext:value-type="string">
            <text:p>0x11c3f4ce2557fdb335ff7622620cc57ee461433f</text:p>
          </table:table-cell>
          <table:table-cell office:value-type="float" office:value="3107.81875267" calcext:value-type="float">
            <text:p>3107.81875267</text:p>
          </table:table-cell>
          <table:table-cell/>
        </table:table-row>
        <table:table-row table:style-name="ro1">
          <table:table-cell office:value-type="string" calcext:value-type="string">
            <text:p>0xac365a14bdf50facfe9dea521b84e785d606a863</text:p>
          </table:table-cell>
          <table:table-cell office:value-type="float" office:value="3102.2" calcext:value-type="float">
            <text:p>3102.2</text:p>
          </table:table-cell>
          <table:table-cell/>
        </table:table-row>
        <table:table-row table:style-name="ro1">
          <table:table-cell office:value-type="string" calcext:value-type="string">
            <text:p>0x3971975b0167d3d9a70c955114475dd9e2ff2046</text:p>
          </table:table-cell>
          <table:table-cell office:value-type="float" office:value="3061.70514832" calcext:value-type="float">
            <text:p>3061.70514832</text:p>
          </table:table-cell>
          <table:table-cell/>
        </table:table-row>
        <table:table-row table:style-name="ro1">
          <table:table-cell office:value-type="string" calcext:value-type="string">
            <text:p>0x7b75872120845474346c88780c72a2b6dfead8ce</text:p>
          </table:table-cell>
          <table:table-cell office:value-type="float" office:value="3060.58081175" calcext:value-type="float">
            <text:p>3060.58081175</text:p>
          </table:table-cell>
          <table:table-cell/>
        </table:table-row>
        <table:table-row table:style-name="ro1">
          <table:table-cell office:value-type="string" calcext:value-type="string">
            <text:p>0x8a0faf129014dfbd929df843117175d6bd847ba9</text:p>
          </table:table-cell>
          <table:table-cell office:value-type="float" office:value="3060.56123976" calcext:value-type="float">
            <text:p>3060.56123976</text:p>
          </table:table-cell>
          <table:table-cell/>
        </table:table-row>
        <table:table-row table:style-name="ro1">
          <table:table-cell office:value-type="string" calcext:value-type="string">
            <text:p>0x2836225f3ebf428ce998449ec7306898a9c06da2</text:p>
          </table:table-cell>
          <table:table-cell office:value-type="float" office:value="3056.26162044" calcext:value-type="float">
            <text:p>3056.26162044</text:p>
          </table:table-cell>
          <table:table-cell/>
        </table:table-row>
        <table:table-row table:style-name="ro1">
          <table:table-cell office:value-type="string" calcext:value-type="string">
            <text:p>0x0f7273110dde795dee9915daca5af2d883832efd</text:p>
          </table:table-cell>
          <table:table-cell office:value-type="float" office:value="3008.34648364" calcext:value-type="float">
            <text:p>3008.34648364</text:p>
          </table:table-cell>
          <table:table-cell/>
        </table:table-row>
        <table:table-row table:style-name="ro1">
          <table:table-cell office:value-type="string" calcext:value-type="string">
            <text:p>0x2e434ab6a950d44ce0e8d42e4505d7eafbeceeef</text:p>
          </table:table-cell>
          <table:table-cell office:value-type="float" office:value="3000.99906636" calcext:value-type="float">
            <text:p>3000.99906636</text:p>
          </table:table-cell>
          <table:table-cell/>
        </table:table-row>
        <table:table-row table:style-name="ro1">
          <table:table-cell office:value-type="string" calcext:value-type="string">
            <text:p>0x1f88e0a994a8334d06298282d6499ea25225a6c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0x4044683208fd5bee29ce8bbb985fe4be74b3dbb2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0xb91b670cb11e2ece002f1c92a765420d8d24dcd7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0xc2a350b7e9660ac6f36f8b2dee29e32ce58a4704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0xfcab6d6c6a28422982bd5e2d26d0a924762399af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0x26f755908c957ace3d91f89d7c841e021ba1f838</text:p>
          </table:table-cell>
          <table:table-cell office:value-type="float" office:value="2971.32241138" calcext:value-type="float">
            <text:p>2971.32241138</text:p>
          </table:table-cell>
          <table:table-cell/>
        </table:table-row>
        <table:table-row table:style-name="ro1">
          <table:table-cell office:value-type="string" calcext:value-type="string">
            <text:p>0x77777793dda2211064c25a008ccba0aa8f931c5d</text:p>
          </table:table-cell>
          <table:table-cell office:value-type="float" office:value="2935.46709719" calcext:value-type="float">
            <text:p>2935.46709719</text:p>
          </table:table-cell>
          <table:table-cell/>
        </table:table-row>
        <table:table-row table:style-name="ro1">
          <table:table-cell office:value-type="string" calcext:value-type="string">
            <text:p>0xeae0274964fb59cc35bb6de5edbaccd2782e722b</text:p>
          </table:table-cell>
          <table:table-cell office:value-type="float" office:value="2935.31208561" calcext:value-type="float">
            <text:p>2935.31208561</text:p>
          </table:table-cell>
          <table:table-cell/>
        </table:table-row>
        <table:table-row table:style-name="ro1">
          <table:table-cell office:value-type="string" calcext:value-type="string">
            <text:p>0x516176db88eabbb3aed164c7ad60cb605d715ef7</text:p>
          </table:table-cell>
          <table:table-cell office:value-type="float" office:value="2920.43459436" calcext:value-type="float">
            <text:p>2920.43459436</text:p>
          </table:table-cell>
          <table:table-cell/>
        </table:table-row>
        <table:table-row table:style-name="ro1">
          <table:table-cell office:value-type="string" calcext:value-type="string">
            <text:p>0xb7df62f6be601eb5bf8a87f41599e7dd8c489691</text:p>
          </table:table-cell>
          <table:table-cell office:value-type="float" office:value="2919.02726836" calcext:value-type="float">
            <text:p>2919.02726836</text:p>
          </table:table-cell>
          <table:table-cell/>
        </table:table-row>
        <table:table-row table:style-name="ro1">
          <table:table-cell office:value-type="string" calcext:value-type="string">
            <text:p>0xad4eae1175a417e515280d0ef944b3128656a6aa</text:p>
          </table:table-cell>
          <table:table-cell office:value-type="float" office:value="2888" calcext:value-type="float">
            <text:p>2888</text:p>
          </table:table-cell>
          <table:table-cell/>
        </table:table-row>
        <table:table-row table:style-name="ro1">
          <table:table-cell office:value-type="string" calcext:value-type="string">
            <text:p>0x09e9a9527c9ab918631747c60811398a777673d2</text:p>
          </table:table-cell>
          <table:table-cell office:value-type="float" office:value="2875" calcext:value-type="float">
            <text:p>2875</text:p>
          </table:table-cell>
          <table:table-cell/>
        </table:table-row>
        <table:table-row table:style-name="ro1">
          <table:table-cell office:value-type="string" calcext:value-type="string">
            <text:p>0x09c97a23844fb3ac9fcacbe21acd222e3257c9e4</text:p>
          </table:table-cell>
          <table:table-cell office:value-type="float" office:value="2850" calcext:value-type="float">
            <text:p>2850</text:p>
          </table:table-cell>
          <table:table-cell/>
        </table:table-row>
        <table:table-row table:style-name="ro1">
          <table:table-cell office:value-type="string" calcext:value-type="string">
            <text:p>0x86f2753d0f03ac3c2819b71b061160f9dd088895</text:p>
          </table:table-cell>
          <table:table-cell office:value-type="float" office:value="2817.39179919" calcext:value-type="float">
            <text:p>2817.39179919</text:p>
          </table:table-cell>
          <table:table-cell/>
        </table:table-row>
        <table:table-row table:style-name="ro1">
          <table:table-cell office:value-type="string" calcext:value-type="string">
            <text:p>0x880dd3c3364c1960afb5d57a63746805eabda3f8</text:p>
          </table:table-cell>
          <table:table-cell office:value-type="float" office:value="2804.256154" calcext:value-type="float">
            <text:p>2804.256154</text:p>
          </table:table-cell>
          <table:table-cell/>
        </table:table-row>
        <table:table-row table:style-name="ro1">
          <table:table-cell office:value-type="string" calcext:value-type="string">
            <text:p>0x87582308c5647836067913f6be382c70d108110f</text:p>
          </table:table-cell>
          <table:table-cell office:value-type="float" office:value="2801.17143002" calcext:value-type="float">
            <text:p>2801.17143002</text:p>
          </table:table-cell>
          <table:table-cell/>
        </table:table-row>
        <table:table-row table:style-name="ro1">
          <table:table-cell office:value-type="string" calcext:value-type="string">
            <text:p>0xf861d51c274fc990c8ee04589bee841ec7a63a02</text:p>
          </table:table-cell>
          <table:table-cell office:value-type="float" office:value="2782.15447866" calcext:value-type="float">
            <text:p>2782.15447866</text:p>
          </table:table-cell>
          <table:table-cell/>
        </table:table-row>
        <table:table-row table:style-name="ro1">
          <table:table-cell office:value-type="string" calcext:value-type="string">
            <text:p>0xc853ed23b315c1978054286035a07c13f5946376</text:p>
          </table:table-cell>
          <table:table-cell office:value-type="float" office:value="2777" calcext:value-type="float">
            <text:p>2777</text:p>
          </table:table-cell>
          <table:table-cell/>
        </table:table-row>
        <table:table-row table:style-name="ro1">
          <table:table-cell office:value-type="string" calcext:value-type="string">
            <text:p>0xd19a18b1d0aeee10776f34f3610e375de81d816a</text:p>
          </table:table-cell>
          <table:table-cell office:value-type="float" office:value="2769.19199199" calcext:value-type="float">
            <text:p>2769.19199199</text:p>
          </table:table-cell>
          <table:table-cell/>
        </table:table-row>
        <table:table-row table:style-name="ro1">
          <table:table-cell office:value-type="string" calcext:value-type="string">
            <text:p>0x934662f95ad88e614f4c32417ee63353b7f29831</text:p>
          </table:table-cell>
          <table:table-cell office:value-type="float" office:value="2764.72137495" calcext:value-type="float">
            <text:p>2764.72137495</text:p>
          </table:table-cell>
          <table:table-cell/>
        </table:table-row>
        <table:table-row table:style-name="ro1">
          <table:table-cell office:value-type="string" calcext:value-type="string">
            <text:p>0xaa7d3ce012a83377db3ccc1ef905c26d2c38d39a</text:p>
          </table:table-cell>
          <table:table-cell office:value-type="float" office:value="2740.30795852" calcext:value-type="float">
            <text:p>2740.30795852</text:p>
          </table:table-cell>
          <table:table-cell/>
        </table:table-row>
        <table:table-row table:style-name="ro1">
          <table:table-cell office:value-type="string" calcext:value-type="string">
            <text:p>0x098d5db9045898f810967a5c15c39ca66b2166f9</text:p>
          </table:table-cell>
          <table:table-cell office:value-type="float" office:value="2734.60067041" calcext:value-type="float">
            <text:p>2734.60067041</text:p>
          </table:table-cell>
          <table:table-cell/>
        </table:table-row>
        <table:table-row table:style-name="ro1">
          <table:table-cell office:value-type="string" calcext:value-type="string">
            <text:p>0x4f4e25ef424851d22fbc5be2271e8c92880a4697</text:p>
          </table:table-cell>
          <table:table-cell office:value-type="float" office:value="2725.8200713" calcext:value-type="float">
            <text:p>2725.8200713</text:p>
          </table:table-cell>
          <table:table-cell/>
        </table:table-row>
        <table:table-row table:style-name="ro1">
          <table:table-cell office:value-type="string" calcext:value-type="string">
            <text:p>0x78def507f1dad90d2bc1c88ec40c68c0276eb637</text:p>
          </table:table-cell>
          <table:table-cell office:value-type="float" office:value="2701.21311769" calcext:value-type="float">
            <text:p>2701.21311769</text:p>
          </table:table-cell>
          <table:table-cell/>
        </table:table-row>
        <table:table-row table:style-name="ro1">
          <table:table-cell office:value-type="string" calcext:value-type="string">
            <text:p>0x527fa1837eea2e28298a6391f5f99daa88127e94</text:p>
          </table:table-cell>
          <table:table-cell office:value-type="float" office:value="2700.26708131" calcext:value-type="float">
            <text:p>2700.26708131</text:p>
          </table:table-cell>
          <table:table-cell/>
        </table:table-row>
        <table:table-row table:style-name="ro1">
          <table:table-cell office:value-type="string" calcext:value-type="string">
            <text:p>0x67e466a58720f443fccea6795674a56ba7a44140</text:p>
          </table:table-cell>
          <table:table-cell office:value-type="float" office:value="2689.7126429" calcext:value-type="float">
            <text:p>2689.7126429</text:p>
          </table:table-cell>
          <table:table-cell/>
        </table:table-row>
        <table:table-row table:style-name="ro1">
          <table:table-cell office:value-type="string" calcext:value-type="string">
            <text:p>0x2f42bdde6802f176d4142bcfd45d71aba65d6786</text:p>
          </table:table-cell>
          <table:table-cell office:value-type="float" office:value="2655.80746796" calcext:value-type="float">
            <text:p>2655.80746796</text:p>
          </table:table-cell>
          <table:table-cell/>
        </table:table-row>
        <table:table-row table:style-name="ro1">
          <table:table-cell office:value-type="string" calcext:value-type="string">
            <text:p>0x6b31548d8a07fa57d10e447fe4c21fb934d5ef9b</text:p>
          </table:table-cell>
          <table:table-cell office:value-type="float" office:value="2646.87572558" calcext:value-type="float">
            <text:p>2646.87572558</text:p>
          </table:table-cell>
          <table:table-cell/>
        </table:table-row>
        <table:table-row table:style-name="ro1">
          <table:table-cell office:value-type="string" calcext:value-type="string">
            <text:p>0x70e8fd24746b4c9089497cf4ea8903b1ac2ba25f</text:p>
          </table:table-cell>
          <table:table-cell office:value-type="float" office:value="2631.72090616" calcext:value-type="float">
            <text:p>2631.72090616</text:p>
          </table:table-cell>
          <table:table-cell/>
        </table:table-row>
        <table:table-row table:style-name="ro1">
          <table:table-cell office:value-type="string" calcext:value-type="string">
            <text:p>0x922f693d58a5bdf8d9e6f6d6cd6e39642cebad85</text:p>
          </table:table-cell>
          <table:table-cell office:value-type="float" office:value="2608.16871319" calcext:value-type="float">
            <text:p>2608.16871319</text:p>
          </table:table-cell>
          <table:table-cell/>
        </table:table-row>
        <table:table-row table:style-name="ro1">
          <table:table-cell office:value-type="string" calcext:value-type="string">
            <text:p>0x6bf412decdd33298bfb34999471fd3444fc2c930</text:p>
          </table:table-cell>
          <table:table-cell office:value-type="float" office:value="2586.8843732" calcext:value-type="float">
            <text:p>2586.8843732</text:p>
          </table:table-cell>
          <table:table-cell/>
        </table:table-row>
        <table:table-row table:style-name="ro1">
          <table:table-cell office:value-type="string" calcext:value-type="string">
            <text:p>0xe9ecc01f19a0ec1e2bd96675f779e04bd40f8bef</text:p>
          </table:table-cell>
          <table:table-cell office:value-type="float" office:value="2582.39308006" calcext:value-type="float">
            <text:p>2582.39308006</text:p>
          </table:table-cell>
          <table:table-cell/>
        </table:table-row>
        <table:table-row table:style-name="ro1">
          <table:table-cell office:value-type="string" calcext:value-type="string">
            <text:p>0x8f5f9424123a84a874181c1f433e4765eac0d1a7</text:p>
          </table:table-cell>
          <table:table-cell office:value-type="float" office:value="2529.61664679" calcext:value-type="float">
            <text:p>2529.61664679</text:p>
          </table:table-cell>
          <table:table-cell/>
        </table:table-row>
        <table:table-row table:style-name="ro1">
          <table:table-cell office:value-type="string" calcext:value-type="string">
            <text:p>0xfa2612160f5c707b8bce27e45d3d5885252faa28</text:p>
          </table:table-cell>
          <table:table-cell office:value-type="float" office:value="2469.79401707" calcext:value-type="float">
            <text:p>2469.79401707</text:p>
          </table:table-cell>
          <table:table-cell/>
        </table:table-row>
        <table:table-row table:style-name="ro1">
          <table:table-cell office:value-type="string" calcext:value-type="string">
            <text:p>0x1eb3ce206f7fa1303033fbe729838625534a0f24</text:p>
          </table:table-cell>
          <table:table-cell office:value-type="float" office:value="2451.27428571" calcext:value-type="float">
            <text:p>2451.27428571</text:p>
          </table:table-cell>
          <table:table-cell/>
        </table:table-row>
        <table:table-row table:style-name="ro1">
          <table:table-cell office:value-type="string" calcext:value-type="string">
            <text:p>0x2a2070315af250345d388bcc0efd616f74cd3c11</text:p>
          </table:table-cell>
          <table:table-cell office:value-type="float" office:value="2440.85596982" calcext:value-type="float">
            <text:p>2440.85596982</text:p>
          </table:table-cell>
          <table:table-cell/>
        </table:table-row>
        <table:table-row table:style-name="ro1">
          <table:table-cell office:value-type="string" calcext:value-type="string">
            <text:p>0x14480bcacdd15e72e5d921a5367e85b67d610ba9</text:p>
          </table:table-cell>
          <table:table-cell office:value-type="float" office:value="2424.51501358" calcext:value-type="float">
            <text:p>2424.51501358</text:p>
          </table:table-cell>
          <table:table-cell/>
        </table:table-row>
        <table:table-row table:style-name="ro1">
          <table:table-cell office:value-type="string" calcext:value-type="string">
            <text:p>0x253b9bb438a931c57c12d7bfeac84546e4914a6e</text:p>
          </table:table-cell>
          <table:table-cell office:value-type="float" office:value="2398.81080426" calcext:value-type="float">
            <text:p>2398.81080426</text:p>
          </table:table-cell>
          <table:table-cell/>
        </table:table-row>
        <table:table-row table:style-name="ro1">
          <table:table-cell office:value-type="string" calcext:value-type="string">
            <text:p>0xedb3979eaf03c63e74ebc2be8266a2e3ab26c76e</text:p>
          </table:table-cell>
          <table:table-cell office:value-type="float" office:value="2368.77025198" calcext:value-type="float">
            <text:p>2368.77025198</text:p>
          </table:table-cell>
          <table:table-cell/>
        </table:table-row>
        <table:table-row table:style-name="ro1">
          <table:table-cell office:value-type="string" calcext:value-type="string">
            <text:p>0xf2a8534780c1fa3a4a1072683145607f63ceafa9</text:p>
          </table:table-cell>
          <table:table-cell office:value-type="float" office:value="2352.46750165" calcext:value-type="float">
            <text:p>2352.46750165</text:p>
          </table:table-cell>
          <table:table-cell/>
        </table:table-row>
        <table:table-row table:style-name="ro1">
          <table:table-cell office:value-type="string" calcext:value-type="string">
            <text:p>0xbb099d9656cc954005b7f1a52e533c5da024898a</text:p>
          </table:table-cell>
          <table:table-cell office:value-type="float" office:value="2339.81831793" calcext:value-type="float">
            <text:p>2339.81831793</text:p>
          </table:table-cell>
          <table:table-cell/>
        </table:table-row>
        <table:table-row table:style-name="ro1">
          <table:table-cell office:value-type="string" calcext:value-type="string">
            <text:p>0x44c731030eeae3630e82441360b898fe02d800cb</text:p>
          </table:table-cell>
          <table:table-cell office:value-type="float" office:value="2314.78016971" calcext:value-type="float">
            <text:p>2314.78016971</text:p>
          </table:table-cell>
          <table:table-cell/>
        </table:table-row>
        <table:table-row table:style-name="ro1">
          <table:table-cell office:value-type="string" calcext:value-type="string">
            <text:p>0xf93fc1318ff2dfb437a29d75e1e07af3a83d560f</text:p>
          </table:table-cell>
          <table:table-cell office:value-type="float" office:value="2307.89748207" calcext:value-type="float">
            <text:p>2307.89748207</text:p>
          </table:table-cell>
          <table:table-cell/>
        </table:table-row>
        <table:table-row table:style-name="ro1">
          <table:table-cell office:value-type="string" calcext:value-type="string">
            <text:p>0x89772d58f3c77bc8856bd2fc961d332cf3fe4184</text:p>
          </table:table-cell>
          <table:table-cell office:value-type="float" office:value="2299.53426418" calcext:value-type="float">
            <text:p>2299.53426418</text:p>
          </table:table-cell>
          <table:table-cell/>
        </table:table-row>
        <table:table-row table:style-name="ro1">
          <table:table-cell office:value-type="string" calcext:value-type="string">
            <text:p>0xd1bb641c6e718b35cdc03c579c5fc4a72965e63e</text:p>
          </table:table-cell>
          <table:table-cell office:value-type="float" office:value="2297.93781241" calcext:value-type="float">
            <text:p>2297.93781241</text:p>
          </table:table-cell>
          <table:table-cell/>
        </table:table-row>
        <table:table-row table:style-name="ro1">
          <table:table-cell office:value-type="string" calcext:value-type="string">
            <text:p>0xa827ea8492f02bdb8de69534031d5a588e416b33</text:p>
          </table:table-cell>
          <table:table-cell office:value-type="float" office:value="2297.66976598" calcext:value-type="float">
            <text:p>2297.66976598</text:p>
          </table:table-cell>
          <table:table-cell/>
        </table:table-row>
        <table:table-row table:style-name="ro1">
          <table:table-cell office:value-type="string" calcext:value-type="string">
            <text:p>0x4c4c407297193aeabc0bc6f713dc80a4d6887d04</text:p>
          </table:table-cell>
          <table:table-cell office:value-type="float" office:value="2292.72318408" calcext:value-type="float">
            <text:p>2292.72318408</text:p>
          </table:table-cell>
          <table:table-cell/>
        </table:table-row>
        <table:table-row table:style-name="ro1">
          <table:table-cell office:value-type="string" calcext:value-type="string">
            <text:p>0x228bfa1c4728df13e7f4fbb96aab6e80c7130110</text:p>
          </table:table-cell>
          <table:table-cell office:value-type="float" office:value="2289.94331891" calcext:value-type="float">
            <text:p>2289.94331891</text:p>
          </table:table-cell>
          <table:table-cell/>
        </table:table-row>
        <table:table-row table:style-name="ro1">
          <table:table-cell office:value-type="string" calcext:value-type="string">
            <text:p>0x05ea385d3991cb94c68069a94ededada69ecf62c</text:p>
          </table:table-cell>
          <table:table-cell office:value-type="float" office:value="2286.39226442" calcext:value-type="float">
            <text:p>2286.39226442</text:p>
          </table:table-cell>
          <table:table-cell/>
        </table:table-row>
        <table:table-row table:style-name="ro1">
          <table:table-cell office:value-type="string" calcext:value-type="string">
            <text:p>0xb6adce99227f470ed0c6e0037d50f22bec93225b</text:p>
          </table:table-cell>
          <table:table-cell office:value-type="float" office:value="2266.07491088" calcext:value-type="float">
            <text:p>2266.07491088</text:p>
          </table:table-cell>
          <table:table-cell/>
        </table:table-row>
        <table:table-row table:style-name="ro1">
          <table:table-cell office:value-type="string" calcext:value-type="string">
            <text:p>0xc0a91e41347a7bc128a6603e2d8d28c981f49d60</text:p>
          </table:table-cell>
          <table:table-cell office:value-type="float" office:value="2258" calcext:value-type="float">
            <text:p>2258</text:p>
          </table:table-cell>
          <table:table-cell/>
        </table:table-row>
        <table:table-row table:style-name="ro1">
          <table:table-cell office:value-type="string" calcext:value-type="string">
            <text:p>0x7873ae43587b60c7121b352e19a57380b4b11c70</text:p>
          </table:table-cell>
          <table:table-cell office:value-type="float" office:value="2254.27457213" calcext:value-type="float">
            <text:p>2254.27457213</text:p>
          </table:table-cell>
          <table:table-cell/>
        </table:table-row>
        <table:table-row table:style-name="ro1">
          <table:table-cell office:value-type="string" calcext:value-type="string">
            <text:p>0x00d5d05a657417ac770f7c4dcbc10340842011ab</text:p>
          </table:table-cell>
          <table:table-cell office:value-type="float" office:value="2246.68248214" calcext:value-type="float">
            <text:p>2246.68248214</text:p>
          </table:table-cell>
          <table:table-cell/>
        </table:table-row>
        <table:table-row table:style-name="ro1">
          <table:table-cell office:value-type="string" calcext:value-type="string">
            <text:p>0xea9d63dd8230a0463d9e3f53f1b9859c1826eef2</text:p>
          </table:table-cell>
          <table:table-cell office:value-type="float" office:value="2233" calcext:value-type="float">
            <text:p>2233</text:p>
          </table:table-cell>
          <table:table-cell/>
        </table:table-row>
        <table:table-row table:style-name="ro1">
          <table:table-cell office:value-type="string" calcext:value-type="string">
            <text:p>0x01d0ab87a788bbf1377b35f21067e1b656277f81</text:p>
          </table:table-cell>
          <table:table-cell office:value-type="float" office:value="2228.09246501" calcext:value-type="float">
            <text:p>2228.09246501</text:p>
          </table:table-cell>
          <table:table-cell/>
        </table:table-row>
        <table:table-row table:style-name="ro1">
          <table:table-cell office:value-type="string" calcext:value-type="string">
            <text:p>0xad77027ca4461b1a532bc35cb798e70f957960fc</text:p>
          </table:table-cell>
          <table:table-cell office:value-type="float" office:value="2227.4289176" calcext:value-type="float">
            <text:p>2227.4289176</text:p>
          </table:table-cell>
          <table:table-cell/>
        </table:table-row>
        <table:table-row table:style-name="ro1">
          <table:table-cell office:value-type="string" calcext:value-type="string">
            <text:p>0x86b1357387b837393c2952de71ba82067782e02a</text:p>
          </table:table-cell>
          <table:table-cell office:value-type="float" office:value="2212.22302524" calcext:value-type="float">
            <text:p>2212.22302524</text:p>
          </table:table-cell>
          <table:table-cell/>
        </table:table-row>
        <table:table-row table:style-name="ro1">
          <table:table-cell office:value-type="string" calcext:value-type="string">
            <text:p>0xfe81b851e22568ce7483bb01e833cf6b1b3d1815</text:p>
          </table:table-cell>
          <table:table-cell office:value-type="float" office:value="2211" calcext:value-type="float">
            <text:p>2211</text:p>
          </table:table-cell>
          <table:table-cell/>
        </table:table-row>
        <table:table-row table:style-name="ro1">
          <table:table-cell office:value-type="string" calcext:value-type="string">
            <text:p>0x67859ebda8195b3081df2aec4941f6a7a2ce0426</text:p>
          </table:table-cell>
          <table:table-cell office:value-type="float" office:value="2200" calcext:value-type="float">
            <text:p>2200</text:p>
          </table:table-cell>
          <table:table-cell/>
        </table:table-row>
        <table:table-row table:style-name="ro1">
          <table:table-cell office:value-type="string" calcext:value-type="string">
            <text:p>0x5c120f12f22e178aa22b5e2b2dd28209aafcde54</text:p>
          </table:table-cell>
          <table:table-cell office:value-type="float" office:value="2183.58679618" calcext:value-type="float">
            <text:p>2183.58679618</text:p>
          </table:table-cell>
          <table:table-cell/>
        </table:table-row>
        <table:table-row table:style-name="ro1">
          <table:table-cell office:value-type="string" calcext:value-type="string">
            <text:p>0xaf720948993e0395340f8645548cfa5aaa5e9676</text:p>
          </table:table-cell>
          <table:table-cell office:value-type="float" office:value="2168.525476" calcext:value-type="float">
            <text:p>2168.525476</text:p>
          </table:table-cell>
          <table:table-cell/>
        </table:table-row>
        <table:table-row table:style-name="ro1">
          <table:table-cell office:value-type="string" calcext:value-type="string">
            <text:p>0xf01821fcbbd6699b14624805f95033cd076c997a</text:p>
          </table:table-cell>
          <table:table-cell office:value-type="float" office:value="2163.09072873" calcext:value-type="float">
            <text:p>2163.09072873</text:p>
          </table:table-cell>
          <table:table-cell/>
        </table:table-row>
        <table:table-row table:style-name="ro1">
          <table:table-cell office:value-type="string" calcext:value-type="string">
            <text:p>0x2186c9734d684525542ca4e3289d14fd5e72d007</text:p>
          </table:table-cell>
          <table:table-cell office:value-type="float" office:value="2153.79261327" calcext:value-type="float">
            <text:p>2153.79261327</text:p>
          </table:table-cell>
          <table:table-cell/>
        </table:table-row>
        <table:table-row table:style-name="ro1">
          <table:table-cell office:value-type="string" calcext:value-type="string">
            <text:p>0x2482327298b662deb9b77195240993d8589982f3</text:p>
          </table:table-cell>
          <table:table-cell office:value-type="float" office:value="2134.67454811" calcext:value-type="float">
            <text:p>2134.67454811</text:p>
          </table:table-cell>
          <table:table-cell/>
        </table:table-row>
        <table:table-row table:style-name="ro1">
          <table:table-cell office:value-type="string" calcext:value-type="string">
            <text:p>0x687dbcb708ac0522a7a60727719224c764d393c7</text:p>
          </table:table-cell>
          <table:table-cell office:value-type="float" office:value="2129.24087341" calcext:value-type="float">
            <text:p>2129.24087341</text:p>
          </table:table-cell>
          <table:table-cell/>
        </table:table-row>
        <table:table-row table:style-name="ro1">
          <table:table-cell office:value-type="string" calcext:value-type="string">
            <text:p>0x2e4c300d153fcbb0dfa06b248b326e148f58db1e</text:p>
          </table:table-cell>
          <table:table-cell office:value-type="float" office:value="2112.98769074" calcext:value-type="float">
            <text:p>2112.98769074</text:p>
          </table:table-cell>
          <table:table-cell/>
        </table:table-row>
        <table:table-row table:style-name="ro1">
          <table:table-cell office:value-type="string" calcext:value-type="string">
            <text:p>0xa8a6ceddbf0201fcc295ac12fc6616b421a90b49</text:p>
          </table:table-cell>
          <table:table-cell office:value-type="float" office:value="2107.66966387" calcext:value-type="float">
            <text:p>2107.66966387</text:p>
          </table:table-cell>
          <table:table-cell/>
        </table:table-row>
        <table:table-row table:style-name="ro1">
          <table:table-cell office:value-type="string" calcext:value-type="string">
            <text:p>0xffafdccd889302db68a3d3a4ceb762135d2fe406</text:p>
          </table:table-cell>
          <table:table-cell office:value-type="float" office:value="2104.59465417" calcext:value-type="float">
            <text:p>2104.59465417</text:p>
          </table:table-cell>
          <table:table-cell/>
        </table:table-row>
        <table:table-row table:style-name="ro1">
          <table:table-cell office:value-type="string" calcext:value-type="string">
            <text:p>0xad479fd0b4eb5597e2676ce2999b1deb51778f75</text:p>
          </table:table-cell>
          <table:table-cell office:value-type="float" office:value="2088.52397848" calcext:value-type="float">
            <text:p>2088.52397848</text:p>
          </table:table-cell>
          <table:table-cell/>
        </table:table-row>
        <table:table-row table:style-name="ro1">
          <table:table-cell office:value-type="string" calcext:value-type="string">
            <text:p>0x4d0447c447cf0e616685284804d4c8f908e048e9</text:p>
          </table:table-cell>
          <table:table-cell office:value-type="float" office:value="2085.30014405" calcext:value-type="float">
            <text:p>2085.30014405</text:p>
          </table:table-cell>
          <table:table-cell/>
        </table:table-row>
        <table:table-row table:style-name="ro1">
          <table:table-cell office:value-type="string" calcext:value-type="string">
            <text:p>0x54f312686204cb2da8d64d740394862867e3631c</text:p>
          </table:table-cell>
          <table:table-cell office:value-type="float" office:value="2070.98784923" calcext:value-type="float">
            <text:p>2070.98784923</text:p>
          </table:table-cell>
          <table:table-cell/>
        </table:table-row>
        <table:table-row table:style-name="ro1">
          <table:table-cell office:value-type="string" calcext:value-type="string">
            <text:p>0xb71e57d4643238ff1f5fbc284513dbcc68c7c4be</text:p>
          </table:table-cell>
          <table:table-cell office:value-type="float" office:value="2052.84816799" calcext:value-type="float">
            <text:p>2052.84816799</text:p>
          </table:table-cell>
          <table:table-cell/>
        </table:table-row>
        <table:table-row table:style-name="ro1">
          <table:table-cell office:value-type="string" calcext:value-type="string">
            <text:p>0x78e3227209a47781426285a141c01321bccaeb73</text:p>
          </table:table-cell>
          <table:table-cell office:value-type="float" office:value="2048.26372609" calcext:value-type="float">
            <text:p>2048.26372609</text:p>
          </table:table-cell>
          <table:table-cell/>
        </table:table-row>
        <table:table-row table:style-name="ro1">
          <table:table-cell office:value-type="string" calcext:value-type="string">
            <text:p>0x82c77dfdd357c2dbbdfe498d219091d0721513cd</text:p>
          </table:table-cell>
          <table:table-cell office:value-type="float" office:value="2030.99609478" calcext:value-type="float">
            <text:p>2030.99609478</text:p>
          </table:table-cell>
          <table:table-cell/>
        </table:table-row>
        <table:table-row table:style-name="ro1">
          <table:table-cell office:value-type="string" calcext:value-type="string">
            <text:p>0x2ccd2fb3de03fa100208f6b0a6f6e75fc8853238</text:p>
          </table:table-cell>
          <table:table-cell office:value-type="float" office:value="2025.14443857" calcext:value-type="float">
            <text:p>2025.14443857</text:p>
          </table:table-cell>
          <table:table-cell/>
        </table:table-row>
        <table:table-row table:style-name="ro1">
          <table:table-cell office:value-type="string" calcext:value-type="string">
            <text:p>0xc2a98e93f3ada1d1436d150936f6f5b2c3519a59</text:p>
          </table:table-cell>
          <table:table-cell office:value-type="float" office:value="2010.06858931" calcext:value-type="float">
            <text:p>2010.06858931</text:p>
          </table:table-cell>
          <table:table-cell/>
        </table:table-row>
        <table:table-row table:style-name="ro1">
          <table:table-cell office:value-type="string" calcext:value-type="string">
            <text:p>0x3651409dae36cac3659dcb3caf7f9a31b66ed0c1</text:p>
          </table:table-cell>
          <table:table-cell office:value-type="float" office:value="2003.63246729" calcext:value-type="float">
            <text:p>2003.63246729</text:p>
          </table:table-cell>
          <table:table-cell/>
        </table:table-row>
        <table:table-row table:style-name="ro1">
          <table:table-cell office:value-type="string" calcext:value-type="string">
            <text:p>0x3439ccc6b6fbbf3d3db4fb59f16e8c1c31ff142a</text:p>
          </table:table-cell>
          <table:table-cell office:value-type="float" office:value="2000.0046553" calcext:value-type="float">
            <text:p>2000.0046553</text:p>
          </table:table-cell>
          <table:table-cell/>
        </table:table-row>
        <table:table-row table:style-name="ro1">
          <table:table-cell office:value-type="string" calcext:value-type="string">
            <text:p>0x0d9f6ce7c2b7e1d3810c6fc09b1fac155823e631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0x200bbbf01c560c00b4aff41ea3afc01064b5c1c7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0x3235fed07ff6d9b3b86bf38014fbfb64fc1a304b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0x387019db67dd2bdfcb28466dac8a598565b0c47c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0x428668be3dc52783893e33d7fdd4e03e472dea55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0x9160c32eab6a0e8a28eeaf75b65ce8f770238c0c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0xe1700ba2d2baa784cb7aad718fcd52d0caa3d8a1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0xf3429748ab56474eed7a4ba6375f0f5be92a5f7f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0x3858de3db28e28e298c0667a19ea953ed78f92b2</text:p>
          </table:table-cell>
          <table:table-cell office:value-type="float" office:value="1996.58470303" calcext:value-type="float">
            <text:p>1996.58470303</text:p>
          </table:table-cell>
          <table:table-cell/>
        </table:table-row>
        <table:table-row table:style-name="ro1">
          <table:table-cell office:value-type="string" calcext:value-type="string">
            <text:p>0xb5cd36ed5e2d78057759d4d95e5e071ead3983df</text:p>
          </table:table-cell>
          <table:table-cell office:value-type="float" office:value="1994.62795481" calcext:value-type="float">
            <text:p>1994.62795481</text:p>
          </table:table-cell>
          <table:table-cell/>
        </table:table-row>
        <table:table-row table:style-name="ro1">
          <table:table-cell office:value-type="string" calcext:value-type="string">
            <text:p>0x053f362a312f09249c966ce4121f6d896c271f43</text:p>
          </table:table-cell>
          <table:table-cell office:value-type="float" office:value="1990.32106496" calcext:value-type="float">
            <text:p>1990.32106496</text:p>
          </table:table-cell>
          <table:table-cell/>
        </table:table-row>
        <table:table-row table:style-name="ro1">
          <table:table-cell office:value-type="string" calcext:value-type="string">
            <text:p>0x98468c0e9342d4e0ac3e09257251fab192992092</text:p>
          </table:table-cell>
          <table:table-cell office:value-type="float" office:value="1961.70736881" calcext:value-type="float">
            <text:p>1961.70736881</text:p>
          </table:table-cell>
          <table:table-cell/>
        </table:table-row>
        <table:table-row table:style-name="ro1">
          <table:table-cell office:value-type="string" calcext:value-type="string">
            <text:p>0xf56125bd77c33c73e81028e221d60ca83cba80a5</text:p>
          </table:table-cell>
          <table:table-cell office:value-type="float" office:value="1947.523014" calcext:value-type="float">
            <text:p>1947.523014</text:p>
          </table:table-cell>
          <table:table-cell/>
        </table:table-row>
        <table:table-row table:style-name="ro1">
          <table:table-cell office:value-type="string" calcext:value-type="string">
            <text:p>0x43a56e59f67e0cb689ee8a5d9a50df8231f0ad33</text:p>
          </table:table-cell>
          <table:table-cell office:value-type="float" office:value="1947.08440923" calcext:value-type="float">
            <text:p>1947.08440923</text:p>
          </table:table-cell>
          <table:table-cell/>
        </table:table-row>
        <table:table-row table:style-name="ro1">
          <table:table-cell office:value-type="string" calcext:value-type="string">
            <text:p>0xb8e09de4f64be89da6d36d6a57e430835ef5838d</text:p>
          </table:table-cell>
          <table:table-cell office:value-type="float" office:value="1944.77043149" calcext:value-type="float">
            <text:p>1944.77043149</text:p>
          </table:table-cell>
          <table:table-cell/>
        </table:table-row>
        <table:table-row table:style-name="ro1">
          <table:table-cell office:value-type="string" calcext:value-type="string">
            <text:p>0x194e9ef98ea15cc39547af183b27e4405cc2a7a5</text:p>
          </table:table-cell>
          <table:table-cell office:value-type="float" office:value="1918.63345785" calcext:value-type="float">
            <text:p>1918.63345785</text:p>
          </table:table-cell>
          <table:table-cell/>
        </table:table-row>
        <table:table-row table:style-name="ro1">
          <table:table-cell office:value-type="string" calcext:value-type="string">
            <text:p>0x948b36f8925ffa6421021a8399fdb00488cbd316</text:p>
          </table:table-cell>
          <table:table-cell office:value-type="float" office:value="1914.25858495" calcext:value-type="float">
            <text:p>1914.25858495</text:p>
          </table:table-cell>
          <table:table-cell/>
        </table:table-row>
        <table:table-row table:style-name="ro1">
          <table:table-cell office:value-type="string" calcext:value-type="string">
            <text:p>0x783afc4fed3e8cb0657fad39b6d5d7135df204fc</text:p>
          </table:table-cell>
          <table:table-cell office:value-type="float" office:value="1912.07856636" calcext:value-type="float">
            <text:p>1912.07856636</text:p>
          </table:table-cell>
          <table:table-cell/>
        </table:table-row>
        <table:table-row table:style-name="ro1">
          <table:table-cell office:value-type="string" calcext:value-type="string">
            <text:p>0x8c338f2cb3970f77f034475f4f562a44ed25688e</text:p>
          </table:table-cell>
          <table:table-cell office:value-type="float" office:value="1897.82525789" calcext:value-type="float">
            <text:p>1897.82525789</text:p>
          </table:table-cell>
          <table:table-cell/>
        </table:table-row>
        <table:table-row table:style-name="ro1">
          <table:table-cell office:value-type="string" calcext:value-type="string">
            <text:p>0xb39015f2c526ffde6bdbbf1cc698c94e12886f4c</text:p>
          </table:table-cell>
          <table:table-cell office:value-type="float" office:value="1879.03037806" calcext:value-type="float">
            <text:p>1879.03037806</text:p>
          </table:table-cell>
          <table:table-cell/>
        </table:table-row>
        <table:table-row table:style-name="ro1">
          <table:table-cell office:value-type="string" calcext:value-type="string">
            <text:p>0xe41806a2718a3c861691636d381660d3e283f86f</text:p>
          </table:table-cell>
          <table:table-cell office:value-type="float" office:value="1874.8962" calcext:value-type="float">
            <text:p>1874.8962</text:p>
          </table:table-cell>
          <table:table-cell/>
        </table:table-row>
        <table:table-row table:style-name="ro1">
          <table:table-cell office:value-type="string" calcext:value-type="string">
            <text:p>0x9cb93850800eb748bf5993b080a3a3e220c8eeec</text:p>
          </table:table-cell>
          <table:table-cell office:value-type="float" office:value="1870.70005179" calcext:value-type="float">
            <text:p>1870.70005179</text:p>
          </table:table-cell>
          <table:table-cell/>
        </table:table-row>
        <table:table-row table:style-name="ro1">
          <table:table-cell office:value-type="string" calcext:value-type="string">
            <text:p>0x10e0d53505035a74d5a449df7effa566d3dc9875</text:p>
          </table:table-cell>
          <table:table-cell office:value-type="float" office:value="1868.22602847" calcext:value-type="float">
            <text:p>1868.22602847</text:p>
          </table:table-cell>
          <table:table-cell/>
        </table:table-row>
        <table:table-row table:style-name="ro1">
          <table:table-cell office:value-type="string" calcext:value-type="string">
            <text:p>0x55a458b18791618090052d999a8c69063877bb5e</text:p>
          </table:table-cell>
          <table:table-cell office:value-type="float" office:value="1855.87120405" calcext:value-type="float">
            <text:p>1855.87120405</text:p>
          </table:table-cell>
          <table:table-cell/>
        </table:table-row>
        <table:table-row table:style-name="ro1">
          <table:table-cell office:value-type="string" calcext:value-type="string">
            <text:p>0xbcbf596f77e67385db0aadd68525068372529a94</text:p>
          </table:table-cell>
          <table:table-cell office:value-type="float" office:value="1849.45747297" calcext:value-type="float">
            <text:p>1849.45747297</text:p>
          </table:table-cell>
          <table:table-cell/>
        </table:table-row>
        <table:table-row table:style-name="ro1">
          <table:table-cell office:value-type="string" calcext:value-type="string">
            <text:p>0xb77e6cc3f4063296c3fd40f484c9c8320f635d22</text:p>
          </table:table-cell>
          <table:table-cell office:value-type="float" office:value="1839.02796033" calcext:value-type="float">
            <text:p>1839.02796033</text:p>
          </table:table-cell>
          <table:table-cell/>
        </table:table-row>
        <table:table-row table:style-name="ro1">
          <table:table-cell office:value-type="string" calcext:value-type="string">
            <text:p>0x240d19ab72e21b91e266af214e5f01d84efd0111</text:p>
          </table:table-cell>
          <table:table-cell office:value-type="float" office:value="1834.15079267" calcext:value-type="float">
            <text:p>1834.15079267</text:p>
          </table:table-cell>
          <table:table-cell/>
        </table:table-row>
        <table:table-row table:style-name="ro1">
          <table:table-cell office:value-type="string" calcext:value-type="string">
            <text:p>0x1a283a6ed73640fb06b7fbf0820cba4c1048fc12</text:p>
          </table:table-cell>
          <table:table-cell office:value-type="float" office:value="1800.80495501" calcext:value-type="float">
            <text:p>1800.80495501</text:p>
          </table:table-cell>
          <table:table-cell/>
        </table:table-row>
        <table:table-row table:style-name="ro1">
          <table:table-cell office:value-type="string" calcext:value-type="string">
            <text:p>0x62973d4126a51ce133b7c534304657b4153805fc</text:p>
          </table:table-cell>
          <table:table-cell office:value-type="float" office:value="1784.26786944" calcext:value-type="float">
            <text:p>1784.26786944</text:p>
          </table:table-cell>
          <table:table-cell/>
        </table:table-row>
        <table:table-row table:style-name="ro1">
          <table:table-cell office:value-type="string" calcext:value-type="string">
            <text:p>0x09f5fcb99a44d69ccab8e7b86ce0bc76a79bb01c</text:p>
          </table:table-cell>
          <table:table-cell office:value-type="float" office:value="1783.56361834" calcext:value-type="float">
            <text:p>1783.56361834</text:p>
          </table:table-cell>
          <table:table-cell/>
        </table:table-row>
        <table:table-row table:style-name="ro1">
          <table:table-cell office:value-type="string" calcext:value-type="string">
            <text:p>0xbe853158963e769c26541243050c933740567fe7</text:p>
          </table:table-cell>
          <table:table-cell office:value-type="float" office:value="1770.73356644" calcext:value-type="float">
            <text:p>1770.73356644</text:p>
          </table:table-cell>
          <table:table-cell/>
        </table:table-row>
        <table:table-row table:style-name="ro1">
          <table:table-cell office:value-type="string" calcext:value-type="string">
            <text:p>0x1514c0f87c16916e16a2c463514354c8de0d8763</text:p>
          </table:table-cell>
          <table:table-cell office:value-type="float" office:value="1765.55641413" calcext:value-type="float">
            <text:p>1765.55641413</text:p>
          </table:table-cell>
          <table:table-cell/>
        </table:table-row>
        <table:table-row table:style-name="ro1">
          <table:table-cell office:value-type="string" calcext:value-type="string">
            <text:p>0xfa3f2949cf448db129683c8aae915495204b9a94</text:p>
          </table:table-cell>
          <table:table-cell office:value-type="float" office:value="1757.95499409" calcext:value-type="float">
            <text:p>1757.95499409</text:p>
          </table:table-cell>
          <table:table-cell/>
        </table:table-row>
        <table:table-row table:style-name="ro1">
          <table:table-cell office:value-type="string" calcext:value-type="string">
            <text:p>0xa24122d010f46322e965ec0057e5162275a1f634</text:p>
          </table:table-cell>
          <table:table-cell office:value-type="float" office:value="1746.84992243" calcext:value-type="float">
            <text:p>1746.84992243</text:p>
          </table:table-cell>
          <table:table-cell/>
        </table:table-row>
        <table:table-row table:style-name="ro1">
          <table:table-cell office:value-type="string" calcext:value-type="string">
            <text:p>0xcf7c3925847af8a9168488f1ff7ef157629f1749</text:p>
          </table:table-cell>
          <table:table-cell office:value-type="float" office:value="1733.32924223" calcext:value-type="float">
            <text:p>1733.32924223</text:p>
          </table:table-cell>
          <table:table-cell/>
        </table:table-row>
        <table:table-row table:style-name="ro1">
          <table:table-cell office:value-type="string" calcext:value-type="string">
            <text:p>0x29dad4857a258cb17d92581c577467bdd407b4c0</text:p>
          </table:table-cell>
          <table:table-cell office:value-type="float" office:value="1728.91612959" calcext:value-type="float">
            <text:p>1728.91612959</text:p>
          </table:table-cell>
          <table:table-cell/>
        </table:table-row>
        <table:table-row table:style-name="ro1">
          <table:table-cell office:value-type="string" calcext:value-type="string">
            <text:p>0x347970031d191fa84c8cbba40861679343c046ef</text:p>
          </table:table-cell>
          <table:table-cell office:value-type="float" office:value="1722.22164081" calcext:value-type="float">
            <text:p>1722.22164081</text:p>
          </table:table-cell>
          <table:table-cell/>
        </table:table-row>
        <table:table-row table:style-name="ro1">
          <table:table-cell office:value-type="string" calcext:value-type="string">
            <text:p>0x5c602052b61110da490841e2b37514b9c4540845</text:p>
          </table:table-cell>
          <table:table-cell office:value-type="float" office:value="1715" calcext:value-type="float">
            <text:p>1715</text:p>
          </table:table-cell>
          <table:table-cell/>
        </table:table-row>
        <table:table-row table:style-name="ro1">
          <table:table-cell office:value-type="string" calcext:value-type="string">
            <text:p>0x1dd5ebe64d1f77c20160133ac00bd65fc868f916</text:p>
          </table:table-cell>
          <table:table-cell office:value-type="float" office:value="1706.74718719" calcext:value-type="float">
            <text:p>1706.74718719</text:p>
          </table:table-cell>
          <table:table-cell/>
        </table:table-row>
        <table:table-row table:style-name="ro1">
          <table:table-cell office:value-type="string" calcext:value-type="string">
            <text:p>0x4f4fc502fa6a74fa212be5045cb27500f73449bc</text:p>
          </table:table-cell>
          <table:table-cell office:value-type="float" office:value="1693" calcext:value-type="float">
            <text:p>1693</text:p>
          </table:table-cell>
          <table:table-cell/>
        </table:table-row>
        <table:table-row table:style-name="ro1">
          <table:table-cell office:value-type="string" calcext:value-type="string">
            <text:p>0xfb28f726f4c1f73b83dba60fa1dfc9731ef08ee6</text:p>
          </table:table-cell>
          <table:table-cell office:value-type="float" office:value="1688" calcext:value-type="float">
            <text:p>1688</text:p>
          </table:table-cell>
          <table:table-cell/>
        </table:table-row>
        <table:table-row table:style-name="ro1">
          <table:table-cell office:value-type="string" calcext:value-type="string">
            <text:p>0xb675442a995a0673ac7b150103f6efac177da8e8</text:p>
          </table:table-cell>
          <table:table-cell office:value-type="float" office:value="1659.01749" calcext:value-type="float">
            <text:p>1659.01749</text:p>
          </table:table-cell>
          <table:table-cell/>
        </table:table-row>
        <table:table-row table:style-name="ro1">
          <table:table-cell office:value-type="string" calcext:value-type="string">
            <text:p>0xdaa81e4e173d83a2ecdd108c49104a4d3d169fed</text:p>
          </table:table-cell>
          <table:table-cell office:value-type="float" office:value="1622.54733242" calcext:value-type="float">
            <text:p>1622.54733242</text:p>
          </table:table-cell>
          <table:table-cell/>
        </table:table-row>
        <table:table-row table:style-name="ro1">
          <table:table-cell office:value-type="string" calcext:value-type="string">
            <text:p>0x048e4b851623d58855cf8aca2442e239f6605e35</text:p>
          </table:table-cell>
          <table:table-cell office:value-type="float" office:value="1605.31271166" calcext:value-type="float">
            <text:p>1605.31271166</text:p>
          </table:table-cell>
          <table:table-cell/>
        </table:table-row>
        <table:table-row table:style-name="ro1">
          <table:table-cell office:value-type="string" calcext:value-type="string">
            <text:p>0x190411d0606770890773700be1e54735704f9b2e</text:p>
          </table:table-cell>
          <table:table-cell office:value-type="float" office:value="1602.79097368" calcext:value-type="float">
            <text:p>1602.79097368</text:p>
          </table:table-cell>
          <table:table-cell/>
        </table:table-row>
        <table:table-row table:style-name="ro1">
          <table:table-cell office:value-type="string" calcext:value-type="string">
            <text:p>0xdf9c3435e2c17a6e3a4cecfcb236d2bd4030ad28</text:p>
          </table:table-cell>
          <table:table-cell office:value-type="float" office:value="1601.39664707" calcext:value-type="float">
            <text:p>1601.39664707</text:p>
          </table:table-cell>
          <table:table-cell/>
        </table:table-row>
        <table:table-row table:style-name="ro1">
          <table:table-cell office:value-type="string" calcext:value-type="string">
            <text:p>0x374edc3378dfefe9fa905a5ff3959d268f1258f0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0xdfd64006a136c35f1356ca0ee3128a81aa559033</text:p>
          </table:table-cell>
          <table:table-cell office:value-type="float" office:value="1599.33749166" calcext:value-type="float">
            <text:p>1599.33749166</text:p>
          </table:table-cell>
          <table:table-cell/>
        </table:table-row>
        <table:table-row table:style-name="ro1">
          <table:table-cell office:value-type="string" calcext:value-type="string">
            <text:p>0xbcc1885c265e2400070d6a71fd7024a2f6075eee</text:p>
          </table:table-cell>
          <table:table-cell office:value-type="float" office:value="1586.78031633" calcext:value-type="float">
            <text:p>1586.78031633</text:p>
          </table:table-cell>
          <table:table-cell/>
        </table:table-row>
        <table:table-row table:style-name="ro1">
          <table:table-cell office:value-type="string" calcext:value-type="string">
            <text:p>0xeb52adc08e2d9828e4b156ad7d80678d99997a5e</text:p>
          </table:table-cell>
          <table:table-cell office:value-type="float" office:value="1581.88601066" calcext:value-type="float">
            <text:p>1581.88601066</text:p>
          </table:table-cell>
          <table:table-cell/>
        </table:table-row>
        <table:table-row table:style-name="ro1">
          <table:table-cell office:value-type="string" calcext:value-type="string">
            <text:p>0x056eec9612531ed4728cbae62914f5b90f9e8ede</text:p>
          </table:table-cell>
          <table:table-cell office:value-type="float" office:value="1571.03393652" calcext:value-type="float">
            <text:p>1571.03393652</text:p>
          </table:table-cell>
          <table:table-cell/>
        </table:table-row>
        <table:table-row table:style-name="ro1">
          <table:table-cell office:value-type="string" calcext:value-type="string">
            <text:p>0x62ea0d043b4344a7ff2da4bc7762d0731c9fd511</text:p>
          </table:table-cell>
          <table:table-cell office:value-type="float" office:value="1564.11897288" calcext:value-type="float">
            <text:p>1564.11897288</text:p>
          </table:table-cell>
          <table:table-cell/>
        </table:table-row>
        <table:table-row table:style-name="ro1">
          <table:table-cell office:value-type="string" calcext:value-type="string">
            <text:p>0x5e8f8ac46c1a77da44c5f479898a6063d3ef74f8</text:p>
          </table:table-cell>
          <table:table-cell office:value-type="float" office:value="1561.09949962" calcext:value-type="float">
            <text:p>1561.09949962</text:p>
          </table:table-cell>
          <table:table-cell/>
        </table:table-row>
        <table:table-row table:style-name="ro1">
          <table:table-cell office:value-type="string" calcext:value-type="string">
            <text:p>0x5fb20b7668798d19a1e78d04967a13faba85b83d</text:p>
          </table:table-cell>
          <table:table-cell office:value-type="float" office:value="1548.33479335" calcext:value-type="float">
            <text:p>1548.33479335</text:p>
          </table:table-cell>
          <table:table-cell/>
        </table:table-row>
        <table:table-row table:style-name="ro1">
          <table:table-cell office:value-type="string" calcext:value-type="string">
            <text:p>0x8e53470e26514c33cdf634ec571fe8513ca43d90</text:p>
          </table:table-cell>
          <table:table-cell office:value-type="float" office:value="1541.06982303" calcext:value-type="float">
            <text:p>1541.06982303</text:p>
          </table:table-cell>
          <table:table-cell/>
        </table:table-row>
        <table:table-row table:style-name="ro1">
          <table:table-cell office:value-type="string" calcext:value-type="string">
            <text:p>0x0ccaeaf7ea14463ab75ceac0ce87a24ad27ec606</text:p>
          </table:table-cell>
          <table:table-cell office:value-type="float" office:value="1539.82784779" calcext:value-type="float">
            <text:p>1539.82784779</text:p>
          </table:table-cell>
          <table:table-cell/>
        </table:table-row>
        <table:table-row table:style-name="ro1">
          <table:table-cell office:value-type="string" calcext:value-type="string">
            <text:p>0x44e8ca059c9e032bc559625b8ec034f16d4f8b0c</text:p>
          </table:table-cell>
          <table:table-cell office:value-type="float" office:value="1520.60119399" calcext:value-type="float">
            <text:p>1520.60119399</text:p>
          </table:table-cell>
          <table:table-cell/>
        </table:table-row>
        <table:table-row table:style-name="ro1">
          <table:table-cell office:value-type="string" calcext:value-type="string">
            <text:p>0x7d0340a579fb28b22670876eaa210fb74340d2a0</text:p>
          </table:table-cell>
          <table:table-cell office:value-type="float" office:value="1519.36845683" calcext:value-type="float">
            <text:p>1519.36845683</text:p>
          </table:table-cell>
          <table:table-cell/>
        </table:table-row>
        <table:table-row table:style-name="ro1">
          <table:table-cell office:value-type="string" calcext:value-type="string">
            <text:p>0x2d43060ada9c7454ae750040e4eed156dc82834a</text:p>
          </table:table-cell>
          <table:table-cell office:value-type="float" office:value="1515.7935" calcext:value-type="float">
            <text:p>1515.7935</text:p>
          </table:table-cell>
          <table:table-cell/>
        </table:table-row>
        <table:table-row table:style-name="ro1">
          <table:table-cell office:value-type="string" calcext:value-type="string">
            <text:p>0x2e0c32961b48d9a3fac372cdba0c6e2b758c0fa4</text:p>
          </table:table-cell>
          <table:table-cell office:value-type="float" office:value="1513.08657479" calcext:value-type="float">
            <text:p>1513.08657479</text:p>
          </table:table-cell>
          <table:table-cell/>
        </table:table-row>
        <table:table-row table:style-name="ro1">
          <table:table-cell office:value-type="string" calcext:value-type="string">
            <text:p>0x80f1ef3819a6567bf1e3348510da9669a0b9f7e2</text:p>
          </table:table-cell>
          <table:table-cell office:value-type="float" office:value="1506.02474266" calcext:value-type="float">
            <text:p>1506.02474266</text:p>
          </table:table-cell>
          <table:table-cell/>
        </table:table-row>
        <table:table-row table:style-name="ro1">
          <table:table-cell office:value-type="string" calcext:value-type="string">
            <text:p>0x93ab910a11c49dadc5ea86b8e9fdf1632e679cc1</text:p>
          </table:table-cell>
          <table:table-cell office:value-type="float" office:value="1500.5" calcext:value-type="float">
            <text:p>1500.5</text:p>
          </table:table-cell>
          <table:table-cell/>
        </table:table-row>
        <table:table-row table:style-name="ro1">
          <table:table-cell office:value-type="string" calcext:value-type="string">
            <text:p>0x22e9ad83a8fe0c65d2173be31c61639036f133e1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0x5102dae46bb73be3c5df4ebeebde03cd92e82b7f</text:p>
          </table:table-cell>
          <table:table-cell office:value-type="float" office:value="1496.10216249" calcext:value-type="float">
            <text:p>1496.10216249</text:p>
          </table:table-cell>
          <table:table-cell/>
        </table:table-row>
        <table:table-row table:style-name="ro1">
          <table:table-cell office:value-type="string" calcext:value-type="string">
            <text:p>0xda6f16134921d88643316ee080875a3c9fcab3d0</text:p>
          </table:table-cell>
          <table:table-cell office:value-type="float" office:value="1483.04714518" calcext:value-type="float">
            <text:p>1483.04714518</text:p>
          </table:table-cell>
          <table:table-cell/>
        </table:table-row>
        <table:table-row table:style-name="ro1">
          <table:table-cell office:value-type="string" calcext:value-type="string">
            <text:p>0xfdbc04c19bad98b1595d710af4bd55e388ae0748</text:p>
          </table:table-cell>
          <table:table-cell office:value-type="float" office:value="1482.39762682" calcext:value-type="float">
            <text:p>1482.39762682</text:p>
          </table:table-cell>
          <table:table-cell/>
        </table:table-row>
        <table:table-row table:style-name="ro1">
          <table:table-cell office:value-type="string" calcext:value-type="string">
            <text:p>0x3671304c9defb457579083ee84bdcfeb3b8244f8</text:p>
          </table:table-cell>
          <table:table-cell office:value-type="float" office:value="1480.55041834" calcext:value-type="float">
            <text:p>1480.55041834</text:p>
          </table:table-cell>
          <table:table-cell/>
        </table:table-row>
        <table:table-row table:style-name="ro1">
          <table:table-cell office:value-type="string" calcext:value-type="string">
            <text:p>0x7d4a4540f90cd3eb704c8685d7b7c8bf5a90cfde</text:p>
          </table:table-cell>
          <table:table-cell office:value-type="float" office:value="1477.61114978" calcext:value-type="float">
            <text:p>1477.61114978</text:p>
          </table:table-cell>
          <table:table-cell/>
        </table:table-row>
        <table:table-row table:style-name="ro1">
          <table:table-cell office:value-type="string" calcext:value-type="string">
            <text:p>0x882cbe6a43cd28d1f70e2a7815187de29e2782fd</text:p>
          </table:table-cell>
          <table:table-cell office:value-type="float" office:value="1457.59198644" calcext:value-type="float">
            <text:p>1457.59198644</text:p>
          </table:table-cell>
          <table:table-cell/>
        </table:table-row>
        <table:table-row table:style-name="ro1">
          <table:table-cell office:value-type="string" calcext:value-type="string">
            <text:p>0xe91681b7903d481f0002e5c1629d7621ef199b54</text:p>
          </table:table-cell>
          <table:table-cell office:value-type="float" office:value="1453.21298452" calcext:value-type="float">
            <text:p>1453.21298452</text:p>
          </table:table-cell>
          <table:table-cell/>
        </table:table-row>
        <table:table-row table:style-name="ro1">
          <table:table-cell office:value-type="string" calcext:value-type="string">
            <text:p>0xc905480fc8375e833664df97bb17af270ee5f760</text:p>
          </table:table-cell>
          <table:table-cell office:value-type="float" office:value="1450.87470728" calcext:value-type="float">
            <text:p>1450.87470728</text:p>
          </table:table-cell>
          <table:table-cell/>
        </table:table-row>
        <table:table-row table:style-name="ro1">
          <table:table-cell office:value-type="string" calcext:value-type="string">
            <text:p>0x59d666e56c48ce2c0159d0147be6cf510c8627e1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string" calcext:value-type="string">
            <text:p>0x83a29062a30b851a6ac211809147e98e73db2b18</text:p>
          </table:table-cell>
          <table:table-cell office:value-type="float" office:value="1436.65967452" calcext:value-type="float">
            <text:p>1436.65967452</text:p>
          </table:table-cell>
          <table:table-cell/>
        </table:table-row>
        <table:table-row table:style-name="ro1">
          <table:table-cell office:value-type="string" calcext:value-type="string">
            <text:p>0x5c23e2bed75d3d795ae0341303bf4cb00fc3e19a</text:p>
          </table:table-cell>
          <table:table-cell office:value-type="float" office:value="1436.40077127" calcext:value-type="float">
            <text:p>1436.40077127</text:p>
          </table:table-cell>
          <table:table-cell/>
        </table:table-row>
        <table:table-row table:style-name="ro1">
          <table:table-cell office:value-type="string" calcext:value-type="string">
            <text:p>0xd21e779a8ad34b55633ccaae96d985fae02a4b3d</text:p>
          </table:table-cell>
          <table:table-cell office:value-type="float" office:value="1435.34289689" calcext:value-type="float">
            <text:p>1435.34289689</text:p>
          </table:table-cell>
          <table:table-cell/>
        </table:table-row>
        <table:table-row table:style-name="ro1">
          <table:table-cell office:value-type="string" calcext:value-type="string">
            <text:p>0x739330819e6cc5ec6f2026d43190bfc19c582ccc</text:p>
          </table:table-cell>
          <table:table-cell office:value-type="float" office:value="1434.6608984" calcext:value-type="float">
            <text:p>1434.6608984</text:p>
          </table:table-cell>
          <table:table-cell/>
        </table:table-row>
        <table:table-row table:style-name="ro1">
          <table:table-cell office:value-type="string" calcext:value-type="string">
            <text:p>0xa498bc28479517bf24ad20e56ce178f23686aa88</text:p>
          </table:table-cell>
          <table:table-cell office:value-type="float" office:value="1427.48813281" calcext:value-type="float">
            <text:p>1427.48813281</text:p>
          </table:table-cell>
          <table:table-cell/>
        </table:table-row>
        <table:table-row table:style-name="ro1">
          <table:table-cell office:value-type="string" calcext:value-type="string">
            <text:p>0x0eb27e234ea6c948c68e9d89d49f63a26b91cb37</text:p>
          </table:table-cell>
          <table:table-cell office:value-type="float" office:value="1421.85514193" calcext:value-type="float">
            <text:p>1421.85514193</text:p>
          </table:table-cell>
          <table:table-cell/>
        </table:table-row>
        <table:table-row table:style-name="ro1">
          <table:table-cell office:value-type="string" calcext:value-type="string">
            <text:p>0xea102c5da55308681f80efe251cb785e456ab6da</text:p>
          </table:table-cell>
          <table:table-cell office:value-type="float" office:value="1420.7328735" calcext:value-type="float">
            <text:p>1420.7328735</text:p>
          </table:table-cell>
          <table:table-cell/>
        </table:table-row>
        <table:table-row table:style-name="ro1">
          <table:table-cell office:value-type="string" calcext:value-type="string">
            <text:p>0x84907c3945e91060fe7adcce001a5c48f20e1871</text:p>
          </table:table-cell>
          <table:table-cell office:value-type="float" office:value="1418.26035156" calcext:value-type="float">
            <text:p>1418.26035156</text:p>
          </table:table-cell>
          <table:table-cell/>
        </table:table-row>
        <table:table-row table:style-name="ro1">
          <table:table-cell office:value-type="string" calcext:value-type="string">
            <text:p>0x876f8899742c0fa0009e84688f69a00412afc4b5</text:p>
          </table:table-cell>
          <table:table-cell office:value-type="float" office:value="1411.52989104" calcext:value-type="float">
            <text:p>1411.52989104</text:p>
          </table:table-cell>
          <table:table-cell/>
        </table:table-row>
        <table:table-row table:style-name="ro1">
          <table:table-cell office:value-type="string" calcext:value-type="string">
            <text:p>0x5028127774c3cb12be6938ef76bbd8ed06a6db2a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0xabdc09c4eb27ce8a0fa04894a3f12745929456d6</text:p>
          </table:table-cell>
          <table:table-cell office:value-type="float" office:value="1406.50590661" calcext:value-type="float">
            <text:p>1406.50590661</text:p>
          </table:table-cell>
          <table:table-cell/>
        </table:table-row>
        <table:table-row table:style-name="ro1">
          <table:table-cell office:value-type="string" calcext:value-type="string">
            <text:p>0x12016b70277be76450bf1775881943369ba6803c</text:p>
          </table:table-cell>
          <table:table-cell office:value-type="float" office:value="1404.38417148" calcext:value-type="float">
            <text:p>1404.38417148</text:p>
          </table:table-cell>
          <table:table-cell/>
        </table:table-row>
        <table:table-row table:style-name="ro1">
          <table:table-cell office:value-type="string" calcext:value-type="string">
            <text:p>0x6ecd4d2770b6b365f8ede81f9d63b157b4ddd97d</text:p>
          </table:table-cell>
          <table:table-cell office:value-type="float" office:value="1400.54013967" calcext:value-type="float">
            <text:p>1400.54013967</text:p>
          </table:table-cell>
          <table:table-cell/>
        </table:table-row>
        <table:table-row table:style-name="ro1">
          <table:table-cell office:value-type="string" calcext:value-type="string">
            <text:p>0x302380cf390d95136ea80b5efe6366c11b32cb51</text:p>
          </table:table-cell>
          <table:table-cell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0xf0b205881d1399c26e21fb0a0da44b5bd64340c1</text:p>
          </table:table-cell>
          <table:table-cell office:value-type="float" office:value="1374.15041944" calcext:value-type="float">
            <text:p>1374.15041944</text:p>
          </table:table-cell>
          <table:table-cell/>
        </table:table-row>
        <table:table-row table:style-name="ro1">
          <table:table-cell office:value-type="string" calcext:value-type="string">
            <text:p>0xa38e50cc56c1da0350d7cd91ae51ba8d3483ff22</text:p>
          </table:table-cell>
          <table:table-cell office:value-type="float" office:value="1374.1033889" calcext:value-type="float">
            <text:p>1374.1033889</text:p>
          </table:table-cell>
          <table:table-cell/>
        </table:table-row>
        <table:table-row table:style-name="ro1">
          <table:table-cell office:value-type="string" calcext:value-type="string">
            <text:p>0xdaf4236aa61f6c7cc6a5a8bf11269a2159f13df2</text:p>
          </table:table-cell>
          <table:table-cell office:value-type="float" office:value="1373.538565" calcext:value-type="float">
            <text:p>1373.538565</text:p>
          </table:table-cell>
          <table:table-cell/>
        </table:table-row>
        <table:table-row table:style-name="ro1">
          <table:table-cell office:value-type="string" calcext:value-type="string">
            <text:p>0x5b1032ac48a0c07cc320ae331b0ef5de1f2b021d</text:p>
          </table:table-cell>
          <table:table-cell office:value-type="float" office:value="1370.3235903" calcext:value-type="float">
            <text:p>1370.3235903</text:p>
          </table:table-cell>
          <table:table-cell/>
        </table:table-row>
        <table:table-row table:style-name="ro1">
          <table:table-cell office:value-type="string" calcext:value-type="string">
            <text:p>0x7b39fb5c491f85d8a8cbff51733942506a253914</text:p>
          </table:table-cell>
          <table:table-cell office:value-type="float" office:value="1368.14673478" calcext:value-type="float">
            <text:p>1368.14673478</text:p>
          </table:table-cell>
          <table:table-cell/>
        </table:table-row>
        <table:table-row table:style-name="ro1">
          <table:table-cell office:value-type="string" calcext:value-type="string">
            <text:p>0x7d1a2c2e7a48ece2a8d33c2df92f5206dc6feef9</text:p>
          </table:table-cell>
          <table:table-cell office:value-type="float" office:value="1357.66671069" calcext:value-type="float">
            <text:p>1357.66671069</text:p>
          </table:table-cell>
          <table:table-cell/>
        </table:table-row>
        <table:table-row table:style-name="ro1">
          <table:table-cell office:value-type="string" calcext:value-type="string">
            <text:p>0x3fed572291940ddeaf663e4d13bde09d326974f5</text:p>
          </table:table-cell>
          <table:table-cell office:value-type="float" office:value="1351.33406723" calcext:value-type="float">
            <text:p>1351.33406723</text:p>
          </table:table-cell>
          <table:table-cell/>
        </table:table-row>
        <table:table-row table:style-name="ro1">
          <table:table-cell office:value-type="string" calcext:value-type="string">
            <text:p>0xcea7f848b417eca70ee8f9208e13caf53cbcb9d7</text:p>
          </table:table-cell>
          <table:table-cell office:value-type="float" office:value="1347.76510885" calcext:value-type="float">
            <text:p>1347.76510885</text:p>
          </table:table-cell>
          <table:table-cell/>
        </table:table-row>
        <table:table-row table:style-name="ro1">
          <table:table-cell office:value-type="string" calcext:value-type="string">
            <text:p>0xfd38dccecfac0b5a632c29dcb52070fff4044927</text:p>
          </table:table-cell>
          <table:table-cell office:value-type="float" office:value="1346.97358111" calcext:value-type="float">
            <text:p>1346.97358111</text:p>
          </table:table-cell>
          <table:table-cell/>
        </table:table-row>
        <table:table-row table:style-name="ro1">
          <table:table-cell office:value-type="string" calcext:value-type="string">
            <text:p>0x483229a2d1cd5511fa9740058d868f613c5e2521</text:p>
          </table:table-cell>
          <table:table-cell office:value-type="float" office:value="1320.71273801" calcext:value-type="float">
            <text:p>1320.71273801</text:p>
          </table:table-cell>
          <table:table-cell/>
        </table:table-row>
        <table:table-row table:style-name="ro1">
          <table:table-cell office:value-type="string" calcext:value-type="string">
            <text:p>0x3d5e9fe5f0cd0badf915998e90cd7ddc6fe7a895</text:p>
          </table:table-cell>
          <table:table-cell office:value-type="float" office:value="1311.8386708" calcext:value-type="float">
            <text:p>1311.8386708</text:p>
          </table:table-cell>
          <table:table-cell/>
        </table:table-row>
        <table:table-row table:style-name="ro1">
          <table:table-cell office:value-type="string" calcext:value-type="string">
            <text:p>0xdf2f3a4d1e1eccf9f67af78b8c4b388f41d17961</text:p>
          </table:table-cell>
          <table:table-cell office:value-type="float" office:value="1310.77375985" calcext:value-type="float">
            <text:p>1310.77375985</text:p>
          </table:table-cell>
          <table:table-cell/>
        </table:table-row>
        <table:table-row table:style-name="ro1">
          <table:table-cell office:value-type="string" calcext:value-type="string">
            <text:p>0xa3a13737dfdd1b38f3605edccc243ba65aede856</text:p>
          </table:table-cell>
          <table:table-cell office:value-type="float" office:value="1304.1274084" calcext:value-type="float">
            <text:p>1304.1274084</text:p>
          </table:table-cell>
          <table:table-cell/>
        </table:table-row>
        <table:table-row table:style-name="ro1">
          <table:table-cell office:value-type="string" calcext:value-type="string">
            <text:p>0x1dba930ed37f174d5bfb70778c73cb02446f4590</text:p>
          </table:table-cell>
          <table:table-cell office:value-type="float" office:value="1301.84023958" calcext:value-type="float">
            <text:p>1301.84023958</text:p>
          </table:table-cell>
          <table:table-cell/>
        </table:table-row>
        <table:table-row table:style-name="ro1">
          <table:table-cell office:value-type="string" calcext:value-type="string">
            <text:p>0xfd360aa397d798278724b64bad13dcc2818baf08</text:p>
          </table:table-cell>
          <table:table-cell office:value-type="float" office:value="1293.8373948" calcext:value-type="float">
            <text:p>1293.8373948</text:p>
          </table:table-cell>
          <table:table-cell/>
        </table:table-row>
        <table:table-row table:style-name="ro1">
          <table:table-cell office:value-type="string" calcext:value-type="string">
            <text:p>0xb53d9f31afbd63c06de38473f9778ec5c40f1664</text:p>
          </table:table-cell>
          <table:table-cell office:value-type="float" office:value="1285.8114013" calcext:value-type="float">
            <text:p>1285.8114013</text:p>
          </table:table-cell>
          <table:table-cell/>
        </table:table-row>
        <table:table-row table:style-name="ro1">
          <table:table-cell office:value-type="string" calcext:value-type="string">
            <text:p>0xb3a8d1a2443008bedabdeaf6049d396b0ded5e39</text:p>
          </table:table-cell>
          <table:table-cell office:value-type="float" office:value="1284.44193111" calcext:value-type="float">
            <text:p>1284.44193111</text:p>
          </table:table-cell>
          <table:table-cell/>
        </table:table-row>
        <table:table-row table:style-name="ro1">
          <table:table-cell office:value-type="string" calcext:value-type="string">
            <text:p>0xa33317721fd0c855fe0e2ed77a28292776999a4e</text:p>
          </table:table-cell>
          <table:table-cell office:value-type="float" office:value="1282.05418577" calcext:value-type="float">
            <text:p>1282.05418577</text:p>
          </table:table-cell>
          <table:table-cell/>
        </table:table-row>
        <table:table-row table:style-name="ro1">
          <table:table-cell office:value-type="string" calcext:value-type="string">
            <text:p>0x8958d00a668ef2e572c0d82ed6991663b4f54911</text:p>
          </table:table-cell>
          <table:table-cell office:value-type="float" office:value="1281.49625973" calcext:value-type="float">
            <text:p>1281.49625973</text:p>
          </table:table-cell>
          <table:table-cell/>
        </table:table-row>
        <table:table-row table:style-name="ro1">
          <table:table-cell office:value-type="string" calcext:value-type="string">
            <text:p>0xba086a145a96cc1516190ed8e93d500f3e2e080b</text:p>
          </table:table-cell>
          <table:table-cell office:value-type="float" office:value="1278.50616215" calcext:value-type="float">
            <text:p>1278.50616215</text:p>
          </table:table-cell>
          <table:table-cell/>
        </table:table-row>
        <table:table-row table:style-name="ro1">
          <table:table-cell office:value-type="string" calcext:value-type="string">
            <text:p>0xfa79b77fecdefc3c8fb06242889f751a5faa1f28</text:p>
          </table:table-cell>
          <table:table-cell office:value-type="float" office:value="1262.97137892" calcext:value-type="float">
            <text:p>1262.97137892</text:p>
          </table:table-cell>
          <table:table-cell/>
        </table:table-row>
        <table:table-row table:style-name="ro1">
          <table:table-cell office:value-type="string" calcext:value-type="string">
            <text:p>0x58e10f25388985ee898ef737c5245627c56c43f3</text:p>
          </table:table-cell>
          <table:table-cell office:value-type="float" office:value="1258.1077818" calcext:value-type="float">
            <text:p>1258.1077818</text:p>
          </table:table-cell>
          <table:table-cell/>
        </table:table-row>
        <table:table-row table:style-name="ro1">
          <table:table-cell office:value-type="string" calcext:value-type="string">
            <text:p>0xa4704de3de0cb8f83fdabf741f74cf26b64fd78c</text:p>
          </table:table-cell>
          <table:table-cell office:value-type="float" office:value="1257.69615594" calcext:value-type="float">
            <text:p>1257.69615594</text:p>
          </table:table-cell>
          <table:table-cell/>
        </table:table-row>
        <table:table-row table:style-name="ro1">
          <table:table-cell office:value-type="string" calcext:value-type="string">
            <text:p>0x891043ac26cc4e7b8481b953061d0aeecb08e0d4</text:p>
          </table:table-cell>
          <table:table-cell office:value-type="float" office:value="1251.42192643" calcext:value-type="float">
            <text:p>1251.42192643</text:p>
          </table:table-cell>
          <table:table-cell/>
        </table:table-row>
        <table:table-row table:style-name="ro1">
          <table:table-cell office:value-type="string" calcext:value-type="string">
            <text:p>0x7be0dedf6e79f02791937a5017a85512fb92597d</text:p>
          </table:table-cell>
          <table:table-cell office:value-type="float" office:value="1248.82930106" calcext:value-type="float">
            <text:p>1248.82930106</text:p>
          </table:table-cell>
          <table:table-cell/>
        </table:table-row>
        <table:table-row table:style-name="ro1">
          <table:table-cell office:value-type="string" calcext:value-type="string">
            <text:p>0x78ac79a7b89f972349297cd897b299608bd886fc</text:p>
          </table:table-cell>
          <table:table-cell office:value-type="float" office:value="1245.03786989" calcext:value-type="float">
            <text:p>1245.03786989</text:p>
          </table:table-cell>
          <table:table-cell/>
        </table:table-row>
        <table:table-row table:style-name="ro1">
          <table:table-cell office:value-type="string" calcext:value-type="string">
            <text:p>0x67a935594b8d25959bf360b660fdf4be888351bc</text:p>
          </table:table-cell>
          <table:table-cell office:value-type="float" office:value="1239.9842236" calcext:value-type="float">
            <text:p>1239.9842236</text:p>
          </table:table-cell>
          <table:table-cell/>
        </table:table-row>
        <table:table-row table:style-name="ro1">
          <table:table-cell office:value-type="string" calcext:value-type="string">
            <text:p>0x63244bfaa9bc0f9bf411d1a2bbb908807e9f4b6d</text:p>
          </table:table-cell>
          <table:table-cell office:value-type="float" office:value="1236.52" calcext:value-type="float">
            <text:p>1236.52</text:p>
          </table:table-cell>
          <table:table-cell/>
        </table:table-row>
        <table:table-row table:style-name="ro1">
          <table:table-cell office:value-type="string" calcext:value-type="string">
            <text:p>0x2d72f287951b0a58577e21e1446dc527399cdf8b</text:p>
          </table:table-cell>
          <table:table-cell office:value-type="float" office:value="1233.8160907" calcext:value-type="float">
            <text:p>1233.8160907</text:p>
          </table:table-cell>
          <table:table-cell/>
        </table:table-row>
        <table:table-row table:style-name="ro1">
          <table:table-cell office:value-type="string" calcext:value-type="string">
            <text:p>0x28bd96362de8d792a837f4e1dbc9b53fd90be7f4</text:p>
          </table:table-cell>
          <table:table-cell office:value-type="float" office:value="1233.38718871" calcext:value-type="float">
            <text:p>1233.38718871</text:p>
          </table:table-cell>
          <table:table-cell/>
        </table:table-row>
        <table:table-row table:style-name="ro1">
          <table:table-cell office:value-type="string" calcext:value-type="string">
            <text:p>0x9b73a7ba7d89aae8f9b7864ed99e405a93887e8e</text:p>
          </table:table-cell>
          <table:table-cell office:value-type="float" office:value="1216.04089791" calcext:value-type="float">
            <text:p>1216.04089791</text:p>
          </table:table-cell>
          <table:table-cell/>
        </table:table-row>
        <table:table-row table:style-name="ro1">
          <table:table-cell office:value-type="string" calcext:value-type="string">
            <text:p>0x9b205f2c19b7001e6f9d9eb130d6f392f99282c1</text:p>
          </table:table-cell>
          <table:table-cell office:value-type="float" office:value="1210.32271618" calcext:value-type="float">
            <text:p>1210.32271618</text:p>
          </table:table-cell>
          <table:table-cell/>
        </table:table-row>
        <table:table-row table:style-name="ro1">
          <table:table-cell office:value-type="string" calcext:value-type="string">
            <text:p>0xe21ae229b8b6c95d18344eb8fda801a8977a1c5f</text:p>
          </table:table-cell>
          <table:table-cell office:value-type="float" office:value="1208" calcext:value-type="float">
            <text:p>1208</text:p>
          </table:table-cell>
          <table:table-cell/>
        </table:table-row>
        <table:table-row table:style-name="ro1">
          <table:table-cell office:value-type="string" calcext:value-type="string">
            <text:p>0xb4da9e8dec54064ba6d1e38e82809624a868adf7</text:p>
          </table:table-cell>
          <table:table-cell office:value-type="float" office:value="1201.70145117" calcext:value-type="float">
            <text:p>1201.70145117</text:p>
          </table:table-cell>
          <table:table-cell/>
        </table:table-row>
        <table:table-row table:style-name="ro1">
          <table:table-cell office:value-type="string" calcext:value-type="string">
            <text:p>0xb7ced8b729725b0f168745c9924f85fe0fa42d77</text:p>
          </table:table-cell>
          <table:table-cell office:value-type="float" office:value="1200.15875469" calcext:value-type="float">
            <text:p>1200.15875469</text:p>
          </table:table-cell>
          <table:table-cell/>
        </table:table-row>
        <table:table-row table:style-name="ro1">
          <table:table-cell office:value-type="string" calcext:value-type="string">
            <text:p>0xc3e584d54bcb904da4181adcd66d9e9522bba141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0xf2f54018966b5603f2935732ce09a64409868b6e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0x053c85c60df60ef8e66c91beb99951511bd9a670</text:p>
          </table:table-cell>
          <table:table-cell office:value-type="float" office:value="1195.67762064" calcext:value-type="float">
            <text:p>1195.67762064</text:p>
          </table:table-cell>
          <table:table-cell/>
        </table:table-row>
        <table:table-row table:style-name="ro1">
          <table:table-cell office:value-type="string" calcext:value-type="string">
            <text:p>0xe0c2ca84b7d1116d92df1348ddb7f18126b3d7cf</text:p>
          </table:table-cell>
          <table:table-cell office:value-type="float" office:value="1182.21670443" calcext:value-type="float">
            <text:p>1182.21670443</text:p>
          </table:table-cell>
          <table:table-cell/>
        </table:table-row>
        <table:table-row table:style-name="ro1">
          <table:table-cell office:value-type="string" calcext:value-type="string">
            <text:p>0xa6a9f274213723d0c4106d3d3a09d2467ba218d3</text:p>
          </table:table-cell>
          <table:table-cell office:value-type="float" office:value="1179.92680878" calcext:value-type="float">
            <text:p>1179.92680878</text:p>
          </table:table-cell>
          <table:table-cell/>
        </table:table-row>
        <table:table-row table:style-name="ro1">
          <table:table-cell office:value-type="string" calcext:value-type="string">
            <text:p>0x85d7ca1215f78945669e42dc30b7723f732be319</text:p>
          </table:table-cell>
          <table:table-cell office:value-type="float" office:value="1179.79881382" calcext:value-type="float">
            <text:p>1179.79881382</text:p>
          </table:table-cell>
          <table:table-cell/>
        </table:table-row>
        <table:table-row table:style-name="ro1">
          <table:table-cell office:value-type="string" calcext:value-type="string">
            <text:p>0x57bbc0376ef33ffb26cffb641e33f019800588be</text:p>
          </table:table-cell>
          <table:table-cell office:value-type="float" office:value="1166.15724676" calcext:value-type="float">
            <text:p>1166.15724676</text:p>
          </table:table-cell>
          <table:table-cell/>
        </table:table-row>
        <table:table-row table:style-name="ro1">
          <table:table-cell office:value-type="string" calcext:value-type="string">
            <text:p>0x8a74d3a5e8c95bff22c30c8174b0a7e6d4f040af</text:p>
          </table:table-cell>
          <table:table-cell office:value-type="float" office:value="1148" calcext:value-type="float">
            <text:p>1148</text:p>
          </table:table-cell>
          <table:table-cell/>
        </table:table-row>
        <table:table-row table:style-name="ro1">
          <table:table-cell office:value-type="string" calcext:value-type="string">
            <text:p>0x98e5019491d2d548131eb06b90dfa18b971ff613</text:p>
          </table:table-cell>
          <table:table-cell office:value-type="float" office:value="1145.90444635" calcext:value-type="float">
            <text:p>1145.90444635</text:p>
          </table:table-cell>
          <table:table-cell/>
        </table:table-row>
        <table:table-row table:style-name="ro1">
          <table:table-cell office:value-type="string" calcext:value-type="string">
            <text:p>0xffb6d3c42b07c17ed0b6be1136d2ebc599b2562e</text:p>
          </table:table-cell>
          <table:table-cell office:value-type="float" office:value="1144.7286116" calcext:value-type="float">
            <text:p>1144.7286116</text:p>
          </table:table-cell>
          <table:table-cell/>
        </table:table-row>
        <table:table-row table:style-name="ro1">
          <table:table-cell office:value-type="string" calcext:value-type="string">
            <text:p>0xa44e940d72a64afd6771906bdd7b687b4804df15</text:p>
          </table:table-cell>
          <table:table-cell office:value-type="float" office:value="1141.81" calcext:value-type="float">
            <text:p>1141.81</text:p>
          </table:table-cell>
          <table:table-cell/>
        </table:table-row>
        <table:table-row table:style-name="ro1">
          <table:table-cell office:value-type="string" calcext:value-type="string">
            <text:p>0x64e18aa69ded43b7a804bd56fb35610798ec282d</text:p>
          </table:table-cell>
          <table:table-cell office:value-type="float" office:value="1138.55559663" calcext:value-type="float">
            <text:p>1138.55559663</text:p>
          </table:table-cell>
          <table:table-cell/>
        </table:table-row>
        <table:table-row table:style-name="ro1">
          <table:table-cell office:value-type="string" calcext:value-type="string">
            <text:p>0x603e2dada742e79a1d2cf73f4fe163859f08ddb7</text:p>
          </table:table-cell>
          <table:table-cell office:value-type="float" office:value="1137.7058383" calcext:value-type="float">
            <text:p>1137.7058383</text:p>
          </table:table-cell>
          <table:table-cell/>
        </table:table-row>
        <table:table-row table:style-name="ro1">
          <table:table-cell office:value-type="string" calcext:value-type="string">
            <text:p>0xd8d6e5cf508391561e81172060d32fea7baa1494</text:p>
          </table:table-cell>
          <table:table-cell office:value-type="float" office:value="1137.49765794" calcext:value-type="float">
            <text:p>1137.49765794</text:p>
          </table:table-cell>
          <table:table-cell/>
        </table:table-row>
        <table:table-row table:style-name="ro1">
          <table:table-cell office:value-type="string" calcext:value-type="string">
            <text:p>0xdf572cb71125e4fdb58ff41bd16b5630cd5cbe84</text:p>
          </table:table-cell>
          <table:table-cell office:value-type="float" office:value="1135.2460523" calcext:value-type="float">
            <text:p>1135.2460523</text:p>
          </table:table-cell>
          <table:table-cell/>
        </table:table-row>
        <table:table-row table:style-name="ro1">
          <table:table-cell office:value-type="string" calcext:value-type="string">
            <text:p>0xc6c98f2833bb5d38a8798d0ca28a502dbde1c33e</text:p>
          </table:table-cell>
          <table:table-cell office:value-type="float" office:value="1130.90082066" calcext:value-type="float">
            <text:p>1130.90082066</text:p>
          </table:table-cell>
          <table:table-cell/>
        </table:table-row>
        <table:table-row table:style-name="ro1">
          <table:table-cell office:value-type="string" calcext:value-type="string">
            <text:p>0xc6a0ac080999ad14e7b41e41534ac43a1e420a1b</text:p>
          </table:table-cell>
          <table:table-cell office:value-type="float" office:value="1116.43116702" calcext:value-type="float">
            <text:p>1116.43116702</text:p>
          </table:table-cell>
          <table:table-cell/>
        </table:table-row>
        <table:table-row table:style-name="ro1">
          <table:table-cell office:value-type="string" calcext:value-type="string">
            <text:p>0x549b538d0b5046e28d1f913660421e2fe1bbe480</text:p>
          </table:table-cell>
          <table:table-cell office:value-type="float" office:value="1113.20080061" calcext:value-type="float">
            <text:p>1113.20080061</text:p>
          </table:table-cell>
          <table:table-cell/>
        </table:table-row>
        <table:table-row table:style-name="ro1">
          <table:table-cell office:value-type="string" calcext:value-type="string">
            <text:p>0x7480dc1991464e36d0e4d6297dc0a7c445b76442</text:p>
          </table:table-cell>
          <table:table-cell office:value-type="float" office:value="1110.85433348" calcext:value-type="float">
            <text:p>1110.85433348</text:p>
          </table:table-cell>
          <table:table-cell/>
        </table:table-row>
        <table:table-row table:style-name="ro1">
          <table:table-cell office:value-type="string" calcext:value-type="string">
            <text:p>0x5586352eeecb6d340810eb67f961afcd02401077</text:p>
          </table:table-cell>
          <table:table-cell office:value-type="float" office:value="1110.41545668" calcext:value-type="float">
            <text:p>1110.41545668</text:p>
          </table:table-cell>
          <table:table-cell/>
        </table:table-row>
        <table:table-row table:style-name="ro1">
          <table:table-cell office:value-type="string" calcext:value-type="string">
            <text:p>0x2c836d5267c69b96a35303a45b9f8eb3e874d3dc</text:p>
          </table:table-cell>
          <table:table-cell office:value-type="float" office:value="1110.00571021" calcext:value-type="float">
            <text:p>1110.00571021</text:p>
          </table:table-cell>
          <table:table-cell/>
        </table:table-row>
        <table:table-row table:style-name="ro1">
          <table:table-cell office:value-type="string" calcext:value-type="string">
            <text:p>0x55e4e18868bed48930dfddece76048337c43c38d</text:p>
          </table:table-cell>
          <table:table-cell office:value-type="float" office:value="1106.98546303" calcext:value-type="float">
            <text:p>1106.98546303</text:p>
          </table:table-cell>
          <table:table-cell/>
        </table:table-row>
        <table:table-row table:style-name="ro1">
          <table:table-cell office:value-type="string" calcext:value-type="string">
            <text:p>0x423ae87fc695d5b83bba5b210981c4423b831f04</text:p>
          </table:table-cell>
          <table:table-cell office:value-type="float" office:value="1101.9876619" calcext:value-type="float">
            <text:p>1101.9876619</text:p>
          </table:table-cell>
          <table:table-cell/>
        </table:table-row>
        <table:table-row table:style-name="ro1">
          <table:table-cell office:value-type="string" calcext:value-type="string">
            <text:p>0x5474d30a4eacc13a960496e6ca12089ba2911ab9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string" calcext:value-type="string">
            <text:p>0xd0a2893016b557c83033d8f5cdaf392ee4e0643b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string" calcext:value-type="string">
            <text:p>0x821fb32c74afd6b966284c5885b2a27503fa6cc9</text:p>
          </table:table-cell>
          <table:table-cell office:value-type="float" office:value="1087.00295847" calcext:value-type="float">
            <text:p>1087.00295847</text:p>
          </table:table-cell>
          <table:table-cell/>
        </table:table-row>
        <table:table-row table:style-name="ro1">
          <table:table-cell office:value-type="string" calcext:value-type="string">
            <text:p>0xc93e27c867755fa41f07420f5cb0c11963b3ab69</text:p>
          </table:table-cell>
          <table:table-cell office:value-type="float" office:value="1086.66137529" calcext:value-type="float">
            <text:p>1086.66137529</text:p>
          </table:table-cell>
          <table:table-cell/>
        </table:table-row>
        <table:table-row table:style-name="ro1">
          <table:table-cell office:value-type="string" calcext:value-type="string">
            <text:p>0x21546e48a36afc27fcf5db5135b5ae20248f9165</text:p>
          </table:table-cell>
          <table:table-cell office:value-type="float" office:value="1085.60128634" calcext:value-type="float">
            <text:p>1085.60128634</text:p>
          </table:table-cell>
          <table:table-cell/>
        </table:table-row>
        <table:table-row table:style-name="ro1">
          <table:table-cell office:value-type="string" calcext:value-type="string">
            <text:p>0x3764363c388924523b337f92018752f60d4daf58</text:p>
          </table:table-cell>
          <table:table-cell office:value-type="float" office:value="1083.0378266" calcext:value-type="float">
            <text:p>1083.0378266</text:p>
          </table:table-cell>
          <table:table-cell/>
        </table:table-row>
        <table:table-row table:style-name="ro1">
          <table:table-cell office:value-type="string" calcext:value-type="string">
            <text:p>0x472a43558555011386ae490aeeffc0dfa45874ed</text:p>
          </table:table-cell>
          <table:table-cell office:value-type="float" office:value="1077.49145117" calcext:value-type="float">
            <text:p>1077.49145117</text:p>
          </table:table-cell>
          <table:table-cell/>
        </table:table-row>
        <table:table-row table:style-name="ro1">
          <table:table-cell office:value-type="string" calcext:value-type="string">
            <text:p>0xa451bf40db47713d2783fc36c013d35cb220f20f</text:p>
          </table:table-cell>
          <table:table-cell office:value-type="float" office:value="1075.62408735" calcext:value-type="float">
            <text:p>1075.62408735</text:p>
          </table:table-cell>
          <table:table-cell/>
        </table:table-row>
        <table:table-row table:style-name="ro1">
          <table:table-cell office:value-type="string" calcext:value-type="string">
            <text:p>0xbb888c25cdc8879d311c3367d3ea0454df19b23f</text:p>
          </table:table-cell>
          <table:table-cell office:value-type="float" office:value="1074.71390017" calcext:value-type="float">
            <text:p>1074.71390017</text:p>
          </table:table-cell>
          <table:table-cell/>
        </table:table-row>
        <table:table-row table:style-name="ro1">
          <table:table-cell office:value-type="string" calcext:value-type="string">
            <text:p>0xd48512e55f1248aaa57fbc1fcf870a51dd194f8f</text:p>
          </table:table-cell>
          <table:table-cell office:value-type="float" office:value="1074.23385664" calcext:value-type="float">
            <text:p>1074.23385664</text:p>
          </table:table-cell>
          <table:table-cell/>
        </table:table-row>
        <table:table-row table:style-name="ro1">
          <table:table-cell office:value-type="string" calcext:value-type="string">
            <text:p>0x3f2b22641e889dbb29454259ea6b07a646dd7468</text:p>
          </table:table-cell>
          <table:table-cell office:value-type="float" office:value="1070.88223506" calcext:value-type="float">
            <text:p>1070.88223506</text:p>
          </table:table-cell>
          <table:table-cell/>
        </table:table-row>
        <table:table-row table:style-name="ro1">
          <table:table-cell office:value-type="string" calcext:value-type="string">
            <text:p>0x1c8d8140e5b561299a028754fda6d1badc6fce9a</text:p>
          </table:table-cell>
          <table:table-cell office:value-type="float" office:value="1067.3632929" calcext:value-type="float">
            <text:p>1067.3632929</text:p>
          </table:table-cell>
          <table:table-cell/>
        </table:table-row>
        <table:table-row table:style-name="ro1">
          <table:table-cell office:value-type="string" calcext:value-type="string">
            <text:p>0x61773ebb855b5bc8ad2d5e19d1619cb39d289702</text:p>
          </table:table-cell>
          <table:table-cell office:value-type="float" office:value="1067.10351674" calcext:value-type="float">
            <text:p>1067.10351674</text:p>
          </table:table-cell>
          <table:table-cell/>
        </table:table-row>
        <table:table-row table:style-name="ro1">
          <table:table-cell office:value-type="string" calcext:value-type="string">
            <text:p>0x397e49cc60545ba1320002e7c8d1fc42eb52bb74</text:p>
          </table:table-cell>
          <table:table-cell office:value-type="float" office:value="1060.15261744" calcext:value-type="float">
            <text:p>1060.15261744</text:p>
          </table:table-cell>
          <table:table-cell/>
        </table:table-row>
        <table:table-row table:style-name="ro1">
          <table:table-cell office:value-type="string" calcext:value-type="string">
            <text:p>0x7cc49cf0af6252312016e5f0df33d5fc3f4ccb54</text:p>
          </table:table-cell>
          <table:table-cell office:value-type="float" office:value="1055.26425589" calcext:value-type="float">
            <text:p>1055.26425589</text:p>
          </table:table-cell>
          <table:table-cell/>
        </table:table-row>
        <table:table-row table:style-name="ro1">
          <table:table-cell office:value-type="string" calcext:value-type="string">
            <text:p>0x98e3dfb022686c2ebc8403f800bb36a2151d765b</text:p>
          </table:table-cell>
          <table:table-cell office:value-type="float" office:value="1050.87202038" calcext:value-type="float">
            <text:p>1050.87202038</text:p>
          </table:table-cell>
          <table:table-cell/>
        </table:table-row>
        <table:table-row table:style-name="ro1">
          <table:table-cell office:value-type="string" calcext:value-type="string">
            <text:p>0x4bd0e31ec3d39517bfaa368b80651111cadd3e1c</text:p>
          </table:table-cell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string" calcext:value-type="string">
            <text:p>0xd37abf47c1c93c267e41d5e493b6df9266eab183</text:p>
          </table:table-cell>
          <table:table-cell office:value-type="float" office:value="1039.1272844" calcext:value-type="float">
            <text:p>1039.1272844</text:p>
          </table:table-cell>
          <table:table-cell/>
        </table:table-row>
        <table:table-row table:style-name="ro1">
          <table:table-cell office:value-type="string" calcext:value-type="string">
            <text:p>0x0d4fc44992bedfeb997979ba630a5c98628dfeea</text:p>
          </table:table-cell>
          <table:table-cell office:value-type="float" office:value="1038.50813378" calcext:value-type="float">
            <text:p>1038.50813378</text:p>
          </table:table-cell>
          <table:table-cell/>
        </table:table-row>
        <table:table-row table:style-name="ro1">
          <table:table-cell office:value-type="string" calcext:value-type="string">
            <text:p>0x8e96f42a62018c50855ef71fb51a4d82532987e2</text:p>
          </table:table-cell>
          <table:table-cell office:value-type="float" office:value="1037.50566034" calcext:value-type="float">
            <text:p>1037.50566034</text:p>
          </table:table-cell>
          <table:table-cell/>
        </table:table-row>
        <table:table-row table:style-name="ro1">
          <table:table-cell office:value-type="string" calcext:value-type="string">
            <text:p>0x65270af08828f1720d7bd9be896918b4f081db41</text:p>
          </table:table-cell>
          <table:table-cell office:value-type="float" office:value="1035.58196849" calcext:value-type="float">
            <text:p>1035.58196849</text:p>
          </table:table-cell>
          <table:table-cell/>
        </table:table-row>
        <table:table-row table:style-name="ro1">
          <table:table-cell office:value-type="string" calcext:value-type="string">
            <text:p>0xac15ccfb305c81294e4313bab0f2e0cb63168866</text:p>
          </table:table-cell>
          <table:table-cell office:value-type="float" office:value="1030.92616652" calcext:value-type="float">
            <text:p>1030.92616652</text:p>
          </table:table-cell>
          <table:table-cell/>
        </table:table-row>
        <table:table-row table:style-name="ro1">
          <table:table-cell office:value-type="string" calcext:value-type="string">
            <text:p>0x37992fbfbe2f11379a8ac6195be38ba45864da6a</text:p>
          </table:table-cell>
          <table:table-cell office:value-type="float" office:value="1025.49474431" calcext:value-type="float">
            <text:p>1025.49474431</text:p>
          </table:table-cell>
          <table:table-cell/>
        </table:table-row>
        <table:table-row table:style-name="ro1">
          <table:table-cell office:value-type="string" calcext:value-type="string">
            <text:p>0xee879a493469ead2869a54486b778d4e2933435c</text:p>
          </table:table-cell>
          <table:table-cell office:value-type="float" office:value="1024.78916818" calcext:value-type="float">
            <text:p>1024.78916818</text:p>
          </table:table-cell>
          <table:table-cell/>
        </table:table-row>
        <table:table-row table:style-name="ro1">
          <table:table-cell office:value-type="string" calcext:value-type="string">
            <text:p>0x3c9dc2d96a5aa40399caffb6c105da3b3ae4224d</text:p>
          </table:table-cell>
          <table:table-cell office:value-type="float" office:value="1023.76523274" calcext:value-type="float">
            <text:p>1023.76523274</text:p>
          </table:table-cell>
          <table:table-cell/>
        </table:table-row>
        <table:table-row table:style-name="ro1">
          <table:table-cell office:value-type="string" calcext:value-type="string">
            <text:p>0xb50ed14c9fea9874ed11abe6926af6e6561e38de</text:p>
          </table:table-cell>
          <table:table-cell office:value-type="float" office:value="1022.02698447" calcext:value-type="float">
            <text:p>1022.02698447</text:p>
          </table:table-cell>
          <table:table-cell/>
        </table:table-row>
        <table:table-row table:style-name="ro1">
          <table:table-cell office:value-type="string" calcext:value-type="string">
            <text:p>0x47fd6ea9ccdecfa6ad5cebfadc1ec04845c31599</text:p>
          </table:table-cell>
          <table:table-cell office:value-type="float" office:value="1021.46774702" calcext:value-type="float">
            <text:p>1021.46774702</text:p>
          </table:table-cell>
          <table:table-cell/>
        </table:table-row>
        <table:table-row table:style-name="ro1">
          <table:table-cell office:value-type="string" calcext:value-type="string">
            <text:p>0xb4b82c70a6084b24c6ef8bca45c10113a6cd45f8</text:p>
          </table:table-cell>
          <table:table-cell office:value-type="float" office:value="1020.22378215" calcext:value-type="float">
            <text:p>1020.22378215</text:p>
          </table:table-cell>
          <table:table-cell/>
        </table:table-row>
        <table:table-row table:style-name="ro1">
          <table:table-cell office:value-type="string" calcext:value-type="string">
            <text:p>0xcb8192ca3cb0adaa0662af565dbdde5eaf7e5c60</text:p>
          </table:table-cell>
          <table:table-cell office:value-type="float" office:value="1019.78241805" calcext:value-type="float">
            <text:p>1019.78241805</text:p>
          </table:table-cell>
          <table:table-cell/>
        </table:table-row>
        <table:table-row table:style-name="ro1">
          <table:table-cell office:value-type="string" calcext:value-type="string">
            <text:p>0x11d39c07886f1fd05764409dfadfea96d54d1072</text:p>
          </table:table-cell>
          <table:table-cell office:value-type="float" office:value="1017.47908513" calcext:value-type="float">
            <text:p>1017.47908513</text:p>
          </table:table-cell>
          <table:table-cell/>
        </table:table-row>
        <table:table-row table:style-name="ro1">
          <table:table-cell office:value-type="string" calcext:value-type="string">
            <text:p>0xfde3f7b4afe548ac41013b4cce3fedf5632f6349</text:p>
          </table:table-cell>
          <table:table-cell office:value-type="float" office:value="1016.72757808" calcext:value-type="float">
            <text:p>1016.72757808</text:p>
          </table:table-cell>
          <table:table-cell/>
        </table:table-row>
        <table:table-row table:style-name="ro1">
          <table:table-cell office:value-type="string" calcext:value-type="string">
            <text:p>0xe57c27dbd60f8936e5e15d7901f10abeb30b8ea1</text:p>
          </table:table-cell>
          <table:table-cell office:value-type="float" office:value="1012.89745307" calcext:value-type="float">
            <text:p>1012.89745307</text:p>
          </table:table-cell>
          <table:table-cell/>
        </table:table-row>
        <table:table-row table:style-name="ro1">
          <table:table-cell office:value-type="string" calcext:value-type="string">
            <text:p>0x533cc1fc9014e37b11aab0d9e05baea961be275e</text:p>
          </table:table-cell>
          <table:table-cell office:value-type="float" office:value="1011.79803639" calcext:value-type="float">
            <text:p>1011.79803639</text:p>
          </table:table-cell>
          <table:table-cell/>
        </table:table-row>
        <table:table-row table:style-name="ro1">
          <table:table-cell office:value-type="string" calcext:value-type="string">
            <text:p>0x8efb1b1173cfeca1d9088528a02811ee42956b8d</text:p>
          </table:table-cell>
          <table:table-cell office:value-type="float" office:value="1010.79984544" calcext:value-type="float">
            <text:p>1010.79984544</text:p>
          </table:table-cell>
          <table:table-cell/>
        </table:table-row>
        <table:table-row table:style-name="ro1">
          <table:table-cell office:value-type="string" calcext:value-type="string">
            <text:p>0x2c387870aa4693db8e9726c6db9cf97090beea8c</text:p>
          </table:table-cell>
          <table:table-cell office:value-type="float" office:value="1010.14192764" calcext:value-type="float">
            <text:p>1010.14192764</text:p>
          </table:table-cell>
          <table:table-cell/>
        </table:table-row>
        <table:table-row table:style-name="ro1">
          <table:table-cell office:value-type="string" calcext:value-type="string">
            <text:p>0xff38c2dd762531ad0d550cfb9fb9f30e491661df</text:p>
          </table:table-cell>
          <table:table-cell office:value-type="float" office:value="1008.28390581" calcext:value-type="float">
            <text:p>1008.28390581</text:p>
          </table:table-cell>
          <table:table-cell/>
        </table:table-row>
        <table:table-row table:style-name="ro1">
          <table:table-cell office:value-type="string" calcext:value-type="string">
            <text:p>0xe885b6bd190a1edb9be5a4a24728f333abcab226</text:p>
          </table:table-cell>
          <table:table-cell office:value-type="float" office:value="1007.40085122" calcext:value-type="float">
            <text:p>1007.40085122</text:p>
          </table:table-cell>
          <table:table-cell/>
        </table:table-row>
        <table:table-row table:style-name="ro1">
          <table:table-cell office:value-type="string" calcext:value-type="string">
            <text:p>0x1baf6fdf69a750c6e73a8f23df2fd1e2a9b0f248</text:p>
          </table:table-cell>
          <table:table-cell office:value-type="float" office:value="1006.27876592" calcext:value-type="float">
            <text:p>1006.27876592</text:p>
          </table:table-cell>
          <table:table-cell/>
        </table:table-row>
        <table:table-row table:style-name="ro1">
          <table:table-cell office:value-type="string" calcext:value-type="string">
            <text:p>0xa3dbbe8f31bb017b0a0e91aa4e85f3e1ec467d6e</text:p>
          </table:table-cell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string" calcext:value-type="string">
            <text:p>0x0d88172cd443b3f16231aa84e6b6177c1ab46f56</text:p>
          </table:table-cell>
          <table:table-cell office:value-type="float" office:value="1003.77162088" calcext:value-type="float">
            <text:p>1003.77162088</text:p>
          </table:table-cell>
          <table:table-cell/>
        </table:table-row>
        <table:table-row table:style-name="ro1">
          <table:table-cell office:value-type="string" calcext:value-type="string">
            <text:p>0xde390f4b4a2abe9964acd891f29dfd466921d1bd</text:p>
          </table:table-cell>
          <table:table-cell office:value-type="float" office:value="1001.01701974" calcext:value-type="float">
            <text:p>1001.01701974</text:p>
          </table:table-cell>
          <table:table-cell/>
        </table:table-row>
        <table:table-row table:style-name="ro1">
          <table:table-cell office:value-type="string" calcext:value-type="string">
            <text:p>0x19b990acffdaea31169e518514017ee787e9eb4e</text:p>
          </table:table-cell>
          <table:table-cell office:value-type="float" office:value="1000.94522029" calcext:value-type="float">
            <text:p>1000.94522029</text:p>
          </table:table-cell>
          <table:table-cell/>
        </table:table-row>
        <table:table-row table:style-name="ro1">
          <table:table-cell office:value-type="string" calcext:value-type="string">
            <text:p>0x053fd69755e63f90045440edf0e38febeaa9ba01</text:p>
          </table:table-cell>
          <table:table-cell office:value-type="float" office:value="1000.37944212" calcext:value-type="float">
            <text:p>1000.37944212</text:p>
          </table:table-cell>
          <table:table-cell/>
        </table:table-row>
        <table:table-row table:style-name="ro1">
          <table:table-cell office:value-type="string" calcext:value-type="string">
            <text:p>0xa467a1b56bd324c4dd8c93c891c60716831ae38b</text:p>
          </table:table-cell>
          <table:table-cell office:value-type="float" office:value="1000.2552551" calcext:value-type="float">
            <text:p>1000.2552551</text:p>
          </table:table-cell>
          <table:table-cell/>
        </table:table-row>
        <table:table-row table:style-name="ro1">
          <table:table-cell office:value-type="string" calcext:value-type="string">
            <text:p>0x45d2fbfbe34bf300846c8b6d47159deecdf0f56a</text:p>
          </table:table-cell>
          <table:table-cell office:value-type="float" office:value="1000.2022963" calcext:value-type="float">
            <text:p>1000.2022963</text:p>
          </table:table-cell>
          <table:table-cell/>
        </table:table-row>
        <table:table-row table:style-name="ro1">
          <table:table-cell office:value-type="string" calcext:value-type="string">
            <text:p>0x28410caf22d3a0b5a85910ba8a995471ece4cade</text:p>
          </table:table-cell>
          <table:table-cell office:value-type="float" office:value="1000.1443895" calcext:value-type="float">
            <text:p>1000.1443895</text:p>
          </table:table-cell>
          <table:table-cell/>
        </table:table-row>
        <table:table-row table:style-name="ro1">
          <table:table-cell office:value-type="string" calcext:value-type="string">
            <text:p>0x43ca06c69cc01004786812741c839c17150c3038</text:p>
          </table:table-cell>
          <table:table-cell office:value-type="float" office:value="1000.0525625" calcext:value-type="float">
            <text:p>1000.0525625</text:p>
          </table:table-cell>
          <table:table-cell/>
        </table:table-row>
        <table:table-row table:style-name="ro1">
          <table:table-cell office:value-type="string" calcext:value-type="string">
            <text:p>0xe50b72c5702ab09512b6262cbd1a2ea39e0cb6a6</text:p>
          </table:table-cell>
          <table:table-cell office:value-type="float" office:value="1000.00051509" calcext:value-type="float">
            <text:p>1000.00051509</text:p>
          </table:table-cell>
          <table:table-cell/>
        </table:table-row>
        <table:table-row table:style-name="ro1">
          <table:table-cell office:value-type="string" calcext:value-type="string">
            <text:p>0x65805b6c2607d68ea9698bcd5460d6fd1bf72348</text:p>
          </table:table-cell>
          <table:table-cell office:value-type="float" office:value="1000.00000161" calcext:value-type="float">
            <text:p>1000.00000161</text:p>
          </table:table-cell>
          <table:table-cell/>
        </table:table-row>
        <table:table-row table:style-name="ro1">
          <table:table-cell office:value-type="string" calcext:value-type="string">
            <text:p>0x0f1a5aa525186a40d4e7cac94b31fc8d6a3a9adc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162a9669c0e162d9ef545efe37f70b010f4bed77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34efd6c4bbc7ec8e0e703d30f8ab6b16ea0d31a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3fd82895c00089e80995d2f57b956abe0b7c58b5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55b680346e79fb42b2326f5b1ee67c946368e813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58b13bfc5025cf3fdfadaf2595413526a3f0d811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63b092ae95f8043f4a017d60e92a69b1b4ba7954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8390ed7fb0e35e122baf5ab10f89c17f40b22a7a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e1fbc646c5de68b41433c8da96f03bfed9a05f2b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542b61a74c638a03c0fc24dee7a2c4d3df9cf351</text:p>
          </table:table-cell>
          <table:table-cell office:value-type="float" office:value="996.4963584" calcext:value-type="float">
            <text:p>996.4963584</text:p>
          </table:table-cell>
          <table:table-cell/>
        </table:table-row>
        <table:table-row table:style-name="ro1">
          <table:table-cell office:value-type="string" calcext:value-type="string">
            <text:p>0x7b83583bbe12bd271b9d59f9b76bd787a8bd579e</text:p>
          </table:table-cell>
          <table:table-cell office:value-type="float" office:value="987.36148026" calcext:value-type="float">
            <text:p>987.36148026</text:p>
          </table:table-cell>
          <table:table-cell/>
        </table:table-row>
        <table:table-row table:style-name="ro1">
          <table:table-cell office:value-type="string" calcext:value-type="string">
            <text:p>0xb6095b3014d448c5b876b4b959a300cc33404055</text:p>
          </table:table-cell>
          <table:table-cell office:value-type="float" office:value="978.70889344" calcext:value-type="float">
            <text:p>978.70889344</text:p>
          </table:table-cell>
          <table:table-cell/>
        </table:table-row>
        <table:table-row table:style-name="ro1">
          <table:table-cell office:value-type="string" calcext:value-type="string">
            <text:p>0xef37162e5336734c6e0b569c11d607409b6c7513</text:p>
          </table:table-cell>
          <table:table-cell office:value-type="float" office:value="975.98724474" calcext:value-type="float">
            <text:p>975.98724474</text:p>
          </table:table-cell>
          <table:table-cell/>
        </table:table-row>
        <table:table-row table:style-name="ro1">
          <table:table-cell office:value-type="string" calcext:value-type="string">
            <text:p>0x46d132fbb899dacdbb4d2704ebbd964c6d4a2974</text:p>
          </table:table-cell>
          <table:table-cell office:value-type="float" office:value="972.63222063" calcext:value-type="float">
            <text:p>972.63222063</text:p>
          </table:table-cell>
          <table:table-cell/>
        </table:table-row>
        <table:table-row table:style-name="ro1">
          <table:table-cell office:value-type="string" calcext:value-type="string">
            <text:p>0xa244af65d32c872ed40a23170398b49da82bdd6b</text:p>
          </table:table-cell>
          <table:table-cell office:value-type="float" office:value="972.19716388" calcext:value-type="float">
            <text:p>972.19716388</text:p>
          </table:table-cell>
          <table:table-cell/>
        </table:table-row>
        <table:table-row table:style-name="ro1">
          <table:table-cell office:value-type="string" calcext:value-type="string">
            <text:p>0x4539a78f79cce77cac3febc3e9807327f4f6f31e</text:p>
          </table:table-cell>
          <table:table-cell office:value-type="float" office:value="964.9425114" calcext:value-type="float">
            <text:p>964.9425114</text:p>
          </table:table-cell>
          <table:table-cell/>
        </table:table-row>
        <table:table-row table:style-name="ro1">
          <table:table-cell office:value-type="string" calcext:value-type="string">
            <text:p>0x23696edd6d093690942eddd02c13b4d25de71041</text:p>
          </table:table-cell>
          <table:table-cell office:value-type="float" office:value="961.65140364" calcext:value-type="float">
            <text:p>961.65140364</text:p>
          </table:table-cell>
          <table:table-cell/>
        </table:table-row>
        <table:table-row table:style-name="ro1">
          <table:table-cell office:value-type="string" calcext:value-type="string">
            <text:p>0xa18600b83f44285996ff5c92050f0cbfa20a7687</text:p>
          </table:table-cell>
          <table:table-cell office:value-type="float" office:value="961.32138595" calcext:value-type="float">
            <text:p>961.32138595</text:p>
          </table:table-cell>
          <table:table-cell/>
        </table:table-row>
        <table:table-row table:style-name="ro1">
          <table:table-cell office:value-type="string" calcext:value-type="string">
            <text:p>0x082789fffd9397332a89e5b2b80ebb85a3cc9f9c</text:p>
          </table:table-cell>
          <table:table-cell office:value-type="float" office:value="959.8777607" calcext:value-type="float">
            <text:p>959.8777607</text:p>
          </table:table-cell>
          <table:table-cell/>
        </table:table-row>
        <table:table-row table:style-name="ro1">
          <table:table-cell office:value-type="string" calcext:value-type="string">
            <text:p>0x0fb50728fbbe508f0414538b43a1dceb7268da6f</text:p>
          </table:table-cell>
          <table:table-cell office:value-type="float" office:value="959.69409585" calcext:value-type="float">
            <text:p>959.69409585</text:p>
          </table:table-cell>
          <table:table-cell/>
        </table:table-row>
        <table:table-row table:style-name="ro1">
          <table:table-cell office:value-type="string" calcext:value-type="string">
            <text:p>0xb0d169bdd27927950af1191abceca4a9e605ef29</text:p>
          </table:table-cell>
          <table:table-cell office:value-type="float" office:value="958.54090545" calcext:value-type="float">
            <text:p>958.54090545</text:p>
          </table:table-cell>
          <table:table-cell/>
        </table:table-row>
        <table:table-row table:style-name="ro1">
          <table:table-cell office:value-type="string" calcext:value-type="string">
            <text:p>0x41cd339eab51f6e69f1651459a4b5e0e994cc3e0</text:p>
          </table:table-cell>
          <table:table-cell office:value-type="float" office:value="952.32536817" calcext:value-type="float">
            <text:p>952.32536817</text:p>
          </table:table-cell>
          <table:table-cell/>
        </table:table-row>
        <table:table-row table:style-name="ro1">
          <table:table-cell office:value-type="string" calcext:value-type="string">
            <text:p>0x543ffadf33d8f441331776b7556704695a613dc2</text:p>
          </table:table-cell>
          <table:table-cell office:value-type="float" office:value="949.06635637" calcext:value-type="float">
            <text:p>949.06635637</text:p>
          </table:table-cell>
          <table:table-cell/>
        </table:table-row>
        <table:table-row table:style-name="ro1">
          <table:table-cell office:value-type="string" calcext:value-type="string">
            <text:p>0xd4b58041a4414c288840a7070850ed1b7ef591fc</text:p>
          </table:table-cell>
          <table:table-cell office:value-type="float" office:value="943.80192026" calcext:value-type="float">
            <text:p>943.80192026</text:p>
          </table:table-cell>
          <table:table-cell/>
        </table:table-row>
        <table:table-row table:style-name="ro1">
          <table:table-cell office:value-type="string" calcext:value-type="string">
            <text:p>0xd5f47d7344339785b4d9b34d33dd54367862a736</text:p>
          </table:table-cell>
          <table:table-cell office:value-type="float" office:value="943.56393313" calcext:value-type="float">
            <text:p>943.56393313</text:p>
          </table:table-cell>
          <table:table-cell/>
        </table:table-row>
        <table:table-row table:style-name="ro1">
          <table:table-cell office:value-type="string" calcext:value-type="string">
            <text:p>0xfea0c7d24e39e805fcd4cb7a7e12bb978dc13a49</text:p>
          </table:table-cell>
          <table:table-cell office:value-type="float" office:value="934.64932808" calcext:value-type="float">
            <text:p>934.64932808</text:p>
          </table:table-cell>
          <table:table-cell/>
        </table:table-row>
        <table:table-row table:style-name="ro1">
          <table:table-cell office:value-type="string" calcext:value-type="string">
            <text:p>0xc4019cd7f7795307b74a5e0bf5310343bc2b8588</text:p>
          </table:table-cell>
          <table:table-cell office:value-type="float" office:value="932.36962195" calcext:value-type="float">
            <text:p>932.36962195</text:p>
          </table:table-cell>
          <table:table-cell/>
        </table:table-row>
        <table:table-row table:style-name="ro1">
          <table:table-cell office:value-type="string" calcext:value-type="string">
            <text:p>0x043439a6a87a1db743056a3efdfdcec76cef55cb</text:p>
          </table:table-cell>
          <table:table-cell office:value-type="float" office:value="927.70473433" calcext:value-type="float">
            <text:p>927.70473433</text:p>
          </table:table-cell>
          <table:table-cell/>
        </table:table-row>
        <table:table-row table:style-name="ro1">
          <table:table-cell office:value-type="string" calcext:value-type="string">
            <text:p>0xe3a153f929b0c18ea02e60393fa20196215e6b31</text:p>
          </table:table-cell>
          <table:table-cell office:value-type="float" office:value="923.45275253" calcext:value-type="float">
            <text:p>923.45275253</text:p>
          </table:table-cell>
          <table:table-cell/>
        </table:table-row>
        <table:table-row table:style-name="ro1">
          <table:table-cell office:value-type="string" calcext:value-type="string">
            <text:p>0xd6ed7a9465d11e463cc20df1b0c436002a510e93</text:p>
          </table:table-cell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string" calcext:value-type="string">
            <text:p>0x3f199b047ed14e0b556b77274263d903f7096327</text:p>
          </table:table-cell>
          <table:table-cell office:value-type="float" office:value="915.89596955" calcext:value-type="float">
            <text:p>915.89596955</text:p>
          </table:table-cell>
          <table:table-cell/>
        </table:table-row>
        <table:table-row table:style-name="ro1">
          <table:table-cell office:value-type="string" calcext:value-type="string">
            <text:p>0x2bd6cdee229c250e59b53cd0cc24d824009d3300</text:p>
          </table:table-cell>
          <table:table-cell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string" calcext:value-type="string">
            <text:p>0x45ba319800fcb3ebd485fb969eab5e41c987bccf</text:p>
          </table:table-cell>
          <table:table-cell office:value-type="float" office:value="909.78321698" calcext:value-type="float">
            <text:p>909.78321698</text:p>
          </table:table-cell>
          <table:table-cell/>
        </table:table-row>
        <table:table-row table:style-name="ro1">
          <table:table-cell office:value-type="string" calcext:value-type="string">
            <text:p>0x97bbb144369cec524951607de02f78f7d4d107a1</text:p>
          </table:table-cell>
          <table:table-cell office:value-type="float" office:value="905.92706521" calcext:value-type="float">
            <text:p>905.92706521</text:p>
          </table:table-cell>
          <table:table-cell/>
        </table:table-row>
        <table:table-row table:style-name="ro1">
          <table:table-cell office:value-type="string" calcext:value-type="string">
            <text:p>0x8c6a242941b91f312ea038146038bf3d8fbd62b6</text:p>
          </table:table-cell>
          <table:table-cell office:value-type="float" office:value="904.0931167" calcext:value-type="float">
            <text:p>904.0931167</text:p>
          </table:table-cell>
          <table:table-cell/>
        </table:table-row>
        <table:table-row table:style-name="ro1">
          <table:table-cell office:value-type="string" calcext:value-type="string">
            <text:p>0xcd31ac69a9fb7e26bfaf2955e74babca4037eb58</text:p>
          </table:table-cell>
          <table:table-cell office:value-type="float" office:value="901.50869901" calcext:value-type="float">
            <text:p>901.50869901</text:p>
          </table:table-cell>
          <table:table-cell/>
        </table:table-row>
        <table:table-row table:style-name="ro1">
          <table:table-cell office:value-type="string" calcext:value-type="string">
            <text:p>0xb069e40a41427d06ff6af6040bf7466a2ee105d1</text:p>
          </table:table-cell>
          <table:table-cell office:value-type="float" office:value="892.5372451" calcext:value-type="float">
            <text:p>892.5372451</text:p>
          </table:table-cell>
          <table:table-cell/>
        </table:table-row>
        <table:table-row table:style-name="ro1">
          <table:table-cell office:value-type="string" calcext:value-type="string">
            <text:p>0x0612a0140d3a5539ab59983ca363c8d94e3e29a4</text:p>
          </table:table-cell>
          <table:table-cell office:value-type="float" office:value="892.26437445" calcext:value-type="float">
            <text:p>892.26437445</text:p>
          </table:table-cell>
          <table:table-cell/>
        </table:table-row>
        <table:table-row table:style-name="ro1">
          <table:table-cell office:value-type="string" calcext:value-type="string">
            <text:p>0x5864207441887f2a1304c47051bcc69c19b1a9b7</text:p>
          </table:table-cell>
          <table:table-cell office:value-type="float" office:value="888.77786895" calcext:value-type="float">
            <text:p>888.77786895</text:p>
          </table:table-cell>
          <table:table-cell/>
        </table:table-row>
        <table:table-row table:style-name="ro1">
          <table:table-cell office:value-type="string" calcext:value-type="string">
            <text:p>0xaabb7391c4e6e5acc3a37dad489a6895af11e396</text:p>
          </table:table-cell>
          <table:table-cell office:value-type="float" office:value="886.72572991" calcext:value-type="float">
            <text:p>886.72572991</text:p>
          </table:table-cell>
          <table:table-cell/>
        </table:table-row>
        <table:table-row table:style-name="ro1">
          <table:table-cell office:value-type="string" calcext:value-type="string">
            <text:p>0x81860c1e40bcc115051f628d126882b7f4d0f2ab</text:p>
          </table:table-cell>
          <table:table-cell office:value-type="float" office:value="879.108" calcext:value-type="float">
            <text:p>879.108</text:p>
          </table:table-cell>
          <table:table-cell/>
        </table:table-row>
        <table:table-row table:style-name="ro1">
          <table:table-cell office:value-type="string" calcext:value-type="string">
            <text:p>0xcef258f83750240562698165b74bf83d8207541e</text:p>
          </table:table-cell>
          <table:table-cell office:value-type="float" office:value="877.28962903" calcext:value-type="float">
            <text:p>877.28962903</text:p>
          </table:table-cell>
          <table:table-cell/>
        </table:table-row>
        <table:table-row table:style-name="ro1">
          <table:table-cell office:value-type="string" calcext:value-type="string">
            <text:p>0xcb4b4076fd5e4d4846268f3d92504faa9de57c5a</text:p>
          </table:table-cell>
          <table:table-cell office:value-type="float" office:value="875.38371406" calcext:value-type="float">
            <text:p>875.38371406</text:p>
          </table:table-cell>
          <table:table-cell/>
        </table:table-row>
        <table:table-row table:style-name="ro1">
          <table:table-cell office:value-type="string" calcext:value-type="string">
            <text:p>0x824b1b6cb9fb244297d280a2510395ed84a392ce</text:p>
          </table:table-cell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string" calcext:value-type="string">
            <text:p>0xae1c3ac564fb292662edc6f1470ed2d97eb9082d</text:p>
          </table:table-cell>
          <table:table-cell office:value-type="float" office:value="873.55518135" calcext:value-type="float">
            <text:p>873.55518135</text:p>
          </table:table-cell>
          <table:table-cell/>
        </table:table-row>
        <table:table-row table:style-name="ro1">
          <table:table-cell office:value-type="string" calcext:value-type="string">
            <text:p>0x34ba2d0350842d5e1e4a2dc1997ea920d91cd2d1</text:p>
          </table:table-cell>
          <table:table-cell office:value-type="float" office:value="868.53584058" calcext:value-type="float">
            <text:p>868.53584058</text:p>
          </table:table-cell>
          <table:table-cell/>
        </table:table-row>
        <table:table-row table:style-name="ro1">
          <table:table-cell office:value-type="string" calcext:value-type="string">
            <text:p>0x9b6786f7dcc87d7795f905eaab80556ab199d5b1</text:p>
          </table:table-cell>
          <table:table-cell office:value-type="float" office:value="867.16669712" calcext:value-type="float">
            <text:p>867.16669712</text:p>
          </table:table-cell>
          <table:table-cell/>
        </table:table-row>
        <table:table-row table:style-name="ro1">
          <table:table-cell office:value-type="string" calcext:value-type="string">
            <text:p>0x19fd7015287d053c68dc1cc66413703361099467</text:p>
          </table:table-cell>
          <table:table-cell office:value-type="float" office:value="865.96" calcext:value-type="float">
            <text:p>865.96</text:p>
          </table:table-cell>
          <table:table-cell/>
        </table:table-row>
        <table:table-row table:style-name="ro1">
          <table:table-cell office:value-type="string" calcext:value-type="string">
            <text:p>0xcc4534e5e75d606cf547840bc11c4c9a5a467987</text:p>
          </table:table-cell>
          <table:table-cell office:value-type="float" office:value="860.2907319" calcext:value-type="float">
            <text:p>860.2907319</text:p>
          </table:table-cell>
          <table:table-cell/>
        </table:table-row>
        <table:table-row table:style-name="ro1">
          <table:table-cell office:value-type="string" calcext:value-type="string">
            <text:p>0x9eed579dc09137f84178bd463a081befc5501eb5</text:p>
          </table:table-cell>
          <table:table-cell office:value-type="float" office:value="859.85266616" calcext:value-type="float">
            <text:p>859.85266616</text:p>
          </table:table-cell>
          <table:table-cell/>
        </table:table-row>
        <table:table-row table:style-name="ro1">
          <table:table-cell office:value-type="string" calcext:value-type="string">
            <text:p>0x215e1e1c7978fe3d6f90e2a264e1e3bcd4670557</text:p>
          </table:table-cell>
          <table:table-cell office:value-type="float" office:value="856.96587588" calcext:value-type="float">
            <text:p>856.96587588</text:p>
          </table:table-cell>
          <table:table-cell/>
        </table:table-row>
        <table:table-row table:style-name="ro1">
          <table:table-cell office:value-type="string" calcext:value-type="string">
            <text:p>0x27d95f7d34c843ff93e70b1be924593e0e7d8b4e</text:p>
          </table:table-cell>
          <table:table-cell office:value-type="float" office:value="854" calcext:value-type="float">
            <text:p>854</text:p>
          </table:table-cell>
          <table:table-cell/>
        </table:table-row>
        <table:table-row table:style-name="ro1">
          <table:table-cell office:value-type="string" calcext:value-type="string">
            <text:p>0xe954b3d130cb5e28212c4c97973d90b96c33cf9e</text:p>
          </table:table-cell>
          <table:table-cell office:value-type="float" office:value="851.95721063" calcext:value-type="float">
            <text:p>851.95721063</text:p>
          </table:table-cell>
          <table:table-cell/>
        </table:table-row>
        <table:table-row table:style-name="ro1">
          <table:table-cell office:value-type="string" calcext:value-type="string">
            <text:p>0x9bdee44d58cedc6110743bf7d4988a2ba0747192</text:p>
          </table:table-cell>
          <table:table-cell office:value-type="float" office:value="843.97804979" calcext:value-type="float">
            <text:p>843.97804979</text:p>
          </table:table-cell>
          <table:table-cell/>
        </table:table-row>
        <table:table-row table:style-name="ro1">
          <table:table-cell office:value-type="string" calcext:value-type="string">
            <text:p>0x6b370b9c70bce8bb83cb90a7f86c27bc423c02ed</text:p>
          </table:table-cell>
          <table:table-cell office:value-type="float" office:value="843.50891878" calcext:value-type="float">
            <text:p>843.50891878</text:p>
          </table:table-cell>
          <table:table-cell/>
        </table:table-row>
        <table:table-row table:style-name="ro1">
          <table:table-cell office:value-type="string" calcext:value-type="string">
            <text:p>0x6d5b3e66739c0ba45268cfcb262f57d75fdb16ae</text:p>
          </table:table-cell>
          <table:table-cell office:value-type="float" office:value="839.91733772" calcext:value-type="float">
            <text:p>839.91733772</text:p>
          </table:table-cell>
          <table:table-cell/>
        </table:table-row>
        <table:table-row table:style-name="ro1">
          <table:table-cell office:value-type="string" calcext:value-type="string">
            <text:p>0x4775bd50a1a47724f16e96f7fac201ddf2313bb9</text:p>
          </table:table-cell>
          <table:table-cell office:value-type="float" office:value="837.78508244" calcext:value-type="float">
            <text:p>837.78508244</text:p>
          </table:table-cell>
          <table:table-cell/>
        </table:table-row>
        <table:table-row table:style-name="ro1">
          <table:table-cell office:value-type="string" calcext:value-type="string">
            <text:p>0x67ad34e9401067088f0efa6c4acf804bf65b91e5</text:p>
          </table:table-cell>
          <table:table-cell office:value-type="float" office:value="837.6" calcext:value-type="float">
            <text:p>837.6</text:p>
          </table:table-cell>
          <table:table-cell/>
        </table:table-row>
        <table:table-row table:style-name="ro1">
          <table:table-cell office:value-type="string" calcext:value-type="string">
            <text:p>0xba9dd584d587b30607f202af04fcc35707ed98d4</text:p>
          </table:table-cell>
          <table:table-cell office:value-type="float" office:value="836.6846376" calcext:value-type="float">
            <text:p>836.6846376</text:p>
          </table:table-cell>
          <table:table-cell/>
        </table:table-row>
        <table:table-row table:style-name="ro1">
          <table:table-cell office:value-type="string" calcext:value-type="string">
            <text:p>0x0d7d4850e9016bbc91b29457d3dafdc3325c2fac</text:p>
          </table:table-cell>
          <table:table-cell office:value-type="float" office:value="832.40959159" calcext:value-type="float">
            <text:p>832.40959159</text:p>
          </table:table-cell>
          <table:table-cell/>
        </table:table-row>
        <table:table-row table:style-name="ro1">
          <table:table-cell office:value-type="string" calcext:value-type="string">
            <text:p>0x48c5ebf2b938a0ef97913930553217b9339cb637</text:p>
          </table:table-cell>
          <table:table-cell office:value-type="float" office:value="826.94724241" calcext:value-type="float">
            <text:p>826.94724241</text:p>
          </table:table-cell>
          <table:table-cell/>
        </table:table-row>
        <table:table-row table:style-name="ro1">
          <table:table-cell office:value-type="string" calcext:value-type="string">
            <text:p>0xf4601309e5f4799525651705bd8987ad6f5aeef8</text:p>
          </table:table-cell>
          <table:table-cell office:value-type="float" office:value="826.42206812" calcext:value-type="float">
            <text:p>826.42206812</text:p>
          </table:table-cell>
          <table:table-cell/>
        </table:table-row>
        <table:table-row table:style-name="ro1">
          <table:table-cell office:value-type="string" calcext:value-type="string">
            <text:p>0x6037d4f7ba7ef2c78c76b89bb9b785fa97818663</text:p>
          </table:table-cell>
          <table:table-cell office:value-type="float" office:value="825.25656565" calcext:value-type="float">
            <text:p>825.25656565</text:p>
          </table:table-cell>
          <table:table-cell/>
        </table:table-row>
        <table:table-row table:style-name="ro1">
          <table:table-cell office:value-type="string" calcext:value-type="string">
            <text:p>0x7acd119099810dd10d5f2de2e48b4f555bf9968e</text:p>
          </table:table-cell>
          <table:table-cell office:value-type="float" office:value="825.13561813" calcext:value-type="float">
            <text:p>825.13561813</text:p>
          </table:table-cell>
          <table:table-cell/>
        </table:table-row>
        <table:table-row table:style-name="ro1">
          <table:table-cell office:value-type="string" calcext:value-type="string">
            <text:p>0xb9b2998e0d05c961efb24ddf33c0437d4603b77f</text:p>
          </table:table-cell>
          <table:table-cell office:value-type="float" office:value="824.21363205" calcext:value-type="float">
            <text:p>824.21363205</text:p>
          </table:table-cell>
          <table:table-cell/>
        </table:table-row>
        <table:table-row table:style-name="ro1">
          <table:table-cell office:value-type="string" calcext:value-type="string">
            <text:p>0x9e76777be0048e2ebf543f2a81733f6d1f616888</text:p>
          </table:table-cell>
          <table:table-cell office:value-type="float" office:value="822.12834175" calcext:value-type="float">
            <text:p>822.12834175</text:p>
          </table:table-cell>
          <table:table-cell/>
        </table:table-row>
        <table:table-row table:style-name="ro1">
          <table:table-cell office:value-type="string" calcext:value-type="string">
            <text:p>0x5e7f1f423cd5d2ded1f57876a1448b811e78a857</text:p>
          </table:table-cell>
          <table:table-cell office:value-type="float" office:value="809.53781243" calcext:value-type="float">
            <text:p>809.53781243</text:p>
          </table:table-cell>
          <table:table-cell/>
        </table:table-row>
        <table:table-row table:style-name="ro1">
          <table:table-cell office:value-type="string" calcext:value-type="string">
            <text:p>0xec2029f921b8a55f31f1473e9cdae50e67afd3c8</text:p>
          </table:table-cell>
          <table:table-cell office:value-type="float" office:value="802.06778942" calcext:value-type="float">
            <text:p>802.06778942</text:p>
          </table:table-cell>
          <table:table-cell/>
        </table:table-row>
        <table:table-row table:style-name="ro1">
          <table:table-cell office:value-type="string" calcext:value-type="string">
            <text:p>0xb55accb8c32d0fd62afc02203e38d706389f805a</text:p>
          </table:table-cell>
          <table:table-cell office:value-type="float" office:value="800.37367891" calcext:value-type="float">
            <text:p>800.37367891</text:p>
          </table:table-cell>
          <table:table-cell/>
        </table:table-row>
        <table:table-row table:style-name="ro1">
          <table:table-cell office:value-type="string" calcext:value-type="string">
            <text:p>0x91a5b5b4509ad028a0cbea4aa46a63a3ac9f0bb5</text:p>
          </table:table-cell>
          <table:table-cell office:value-type="float" office:value="800.00079257" calcext:value-type="float">
            <text:p>800.00079257</text:p>
          </table:table-cell>
          <table:table-cell/>
        </table:table-row>
        <table:table-row table:style-name="ro1">
          <table:table-cell office:value-type="string" calcext:value-type="string">
            <text:p>0x1b6600b63ebe7211c4c69cead7a53a245e216e29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0x897c3036a6d66be1d0f8e5e0e3452f734b939988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0xdc70cc218fd807774d9c752eeeb565798f77fd5f</text:p>
          </table:table-cell>
          <table:table-cell office:value-type="float" office:value="799.72743825" calcext:value-type="float">
            <text:p>799.72743825</text:p>
          </table:table-cell>
          <table:table-cell/>
        </table:table-row>
        <table:table-row table:style-name="ro1">
          <table:table-cell office:value-type="string" calcext:value-type="string">
            <text:p>0xf6169e4ef52de2883c179c2fd528e60c3fb63748</text:p>
          </table:table-cell>
          <table:table-cell office:value-type="float" office:value="792.3207763" calcext:value-type="float">
            <text:p>792.3207763</text:p>
          </table:table-cell>
          <table:table-cell/>
        </table:table-row>
        <table:table-row table:style-name="ro1">
          <table:table-cell office:value-type="string" calcext:value-type="string">
            <text:p>0x236dc85a9c908bca3c7abb826f95b4408c0af39c</text:p>
          </table:table-cell>
          <table:table-cell office:value-type="float" office:value="784.82080415" calcext:value-type="float">
            <text:p>784.82080415</text:p>
          </table:table-cell>
          <table:table-cell/>
        </table:table-row>
        <table:table-row table:style-name="ro1">
          <table:table-cell office:value-type="string" calcext:value-type="string">
            <text:p>0x7306fe0101763332716407ec7be09c01c3a8bf30</text:p>
          </table:table-cell>
          <table:table-cell office:value-type="float" office:value="783.77062137" calcext:value-type="float">
            <text:p>783.77062137</text:p>
          </table:table-cell>
          <table:table-cell/>
        </table:table-row>
        <table:table-row table:style-name="ro1">
          <table:table-cell office:value-type="string" calcext:value-type="string">
            <text:p>0x5a1f95ca335cc79b11bbf46b57a67e7d7b5b0e24</text:p>
          </table:table-cell>
          <table:table-cell office:value-type="float" office:value="782.43500235" calcext:value-type="float">
            <text:p>782.43500235</text:p>
          </table:table-cell>
          <table:table-cell/>
        </table:table-row>
        <table:table-row table:style-name="ro1">
          <table:table-cell office:value-type="string" calcext:value-type="string">
            <text:p>0x0776f3d4b2eb6c21213ae74c4c21f21edcf02901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string" calcext:value-type="string">
            <text:p>0xe78b7c3fb007b76e965ed0d21c8bd1c7c55cafed</text:p>
          </table:table-cell>
          <table:table-cell office:value-type="float" office:value="779.74818339" calcext:value-type="float">
            <text:p>779.74818339</text:p>
          </table:table-cell>
          <table:table-cell/>
        </table:table-row>
        <table:table-row table:style-name="ro1">
          <table:table-cell office:value-type="string" calcext:value-type="string">
            <text:p>0xd683f195ad93b653a4db116ed37a11777be1680e</text:p>
          </table:table-cell>
          <table:table-cell office:value-type="float" office:value="779" calcext:value-type="float">
            <text:p>779</text:p>
          </table:table-cell>
          <table:table-cell/>
        </table:table-row>
        <table:table-row table:style-name="ro1">
          <table:table-cell office:value-type="string" calcext:value-type="string">
            <text:p>0x8b8868e2394a5040b263f44ead054f891164e9e9</text:p>
          </table:table-cell>
          <table:table-cell office:value-type="float" office:value="773.02765785" calcext:value-type="float">
            <text:p>773.02765785</text:p>
          </table:table-cell>
          <table:table-cell/>
        </table:table-row>
        <table:table-row table:style-name="ro1">
          <table:table-cell office:value-type="string" calcext:value-type="string">
            <text:p>0x5dfe4d134f2d3bc31689490f5832decc62087386</text:p>
          </table:table-cell>
          <table:table-cell office:value-type="float" office:value="772.63553813" calcext:value-type="float">
            <text:p>772.63553813</text:p>
          </table:table-cell>
          <table:table-cell/>
        </table:table-row>
        <table:table-row table:style-name="ro1">
          <table:table-cell office:value-type="string" calcext:value-type="string">
            <text:p>0xe5698ce34dc0f1814489bdfdddec964569ce79ab</text:p>
          </table:table-cell>
          <table:table-cell office:value-type="float" office:value="771.89458743" calcext:value-type="float">
            <text:p>771.89458743</text:p>
          </table:table-cell>
          <table:table-cell/>
        </table:table-row>
        <table:table-row table:style-name="ro1">
          <table:table-cell office:value-type="string" calcext:value-type="string">
            <text:p>0x9b0898ae1e24beaa26e50d438bdca7be882c0909</text:p>
          </table:table-cell>
          <table:table-cell office:value-type="float" office:value="767.54989462" calcext:value-type="float">
            <text:p>767.54989462</text:p>
          </table:table-cell>
          <table:table-cell/>
        </table:table-row>
        <table:table-row table:style-name="ro1">
          <table:table-cell office:value-type="string" calcext:value-type="string">
            <text:p>0xce62d12d3e9c49471293011df58ef95c99654d25</text:p>
          </table:table-cell>
          <table:table-cell office:value-type="float" office:value="765" calcext:value-type="float">
            <text:p>765</text:p>
          </table:table-cell>
          <table:table-cell/>
        </table:table-row>
        <table:table-row table:style-name="ro1">
          <table:table-cell office:value-type="string" calcext:value-type="string">
            <text:p>0x7320162984542d2057c47ae77cc1190783b2c84b</text:p>
          </table:table-cell>
          <table:table-cell office:value-type="float" office:value="757.65617563" calcext:value-type="float">
            <text:p>757.65617563</text:p>
          </table:table-cell>
          <table:table-cell/>
        </table:table-row>
        <table:table-row table:style-name="ro1">
          <table:table-cell office:value-type="string" calcext:value-type="string">
            <text:p>0x0fd339e7172f3844dc42bcda5ae0c1748bb4d162</text:p>
          </table:table-cell>
          <table:table-cell office:value-type="float" office:value="750.00031306" calcext:value-type="float">
            <text:p>750.00031306</text:p>
          </table:table-cell>
          <table:table-cell/>
        </table:table-row>
        <table:table-row table:style-name="ro1">
          <table:table-cell office:value-type="string" calcext:value-type="string">
            <text:p>0xb4316b152574819ee9f40ab32ace4d051d44ae6e</text:p>
          </table:table-cell>
          <table:table-cell office:value-type="float" office:value="750.0000005" calcext:value-type="float">
            <text:p>750.0000005</text:p>
          </table:table-cell>
          <table:table-cell/>
        </table:table-row>
        <table:table-row table:style-name="ro1">
          <table:table-cell office:value-type="string" calcext:value-type="string">
            <text:p>0xfd05d662b581c58ae90e21cf03c759bfe4537515</text:p>
          </table:table-cell>
          <table:table-cell office:value-type="float" office:value="748.51272274" calcext:value-type="float">
            <text:p>748.51272274</text:p>
          </table:table-cell>
          <table:table-cell/>
        </table:table-row>
        <table:table-row table:style-name="ro1">
          <table:table-cell office:value-type="string" calcext:value-type="string">
            <text:p>0xf74325a4514def75126928c028ed04c8cd6fa164</text:p>
          </table:table-cell>
          <table:table-cell office:value-type="float" office:value="747.49924997" calcext:value-type="float">
            <text:p>747.49924997</text:p>
          </table:table-cell>
          <table:table-cell/>
        </table:table-row>
        <table:table-row table:style-name="ro1">
          <table:table-cell office:value-type="string" calcext:value-type="string">
            <text:p>0x077c81e9869c74bc9ffa85d1f4f6dc9d9c786e31</text:p>
          </table:table-cell>
          <table:table-cell office:value-type="float" office:value="746.67377628" calcext:value-type="float">
            <text:p>746.67377628</text:p>
          </table:table-cell>
          <table:table-cell/>
        </table:table-row>
        <table:table-row table:style-name="ro1">
          <table:table-cell office:value-type="string" calcext:value-type="string">
            <text:p>0xd33f9383d3b3008e8ae1a3b4aa48120b459ac99d</text:p>
          </table:table-cell>
          <table:table-cell office:value-type="float" office:value="745.4017119" calcext:value-type="float">
            <text:p>745.4017119</text:p>
          </table:table-cell>
          <table:table-cell/>
        </table:table-row>
        <table:table-row table:style-name="ro1">
          <table:table-cell office:value-type="string" calcext:value-type="string">
            <text:p>0xdbeddfe35cd0d6e4c08d07485aa64cfce7205953</text:p>
          </table:table-cell>
          <table:table-cell office:value-type="float" office:value="745.32748156" calcext:value-type="float">
            <text:p>745.32748156</text:p>
          </table:table-cell>
          <table:table-cell/>
        </table:table-row>
        <table:table-row table:style-name="ro1">
          <table:table-cell office:value-type="string" calcext:value-type="string">
            <text:p>0x7c04fb3448a99adfac45b149e2a13e065e879d35</text:p>
          </table:table-cell>
          <table:table-cell office:value-type="float" office:value="741.5858745" calcext:value-type="float">
            <text:p>741.5858745</text:p>
          </table:table-cell>
          <table:table-cell/>
        </table:table-row>
        <table:table-row table:style-name="ro1">
          <table:table-cell office:value-type="string" calcext:value-type="string">
            <text:p>0xa407562d9a5b9bfd1f4ba320639789bab51e628f</text:p>
          </table:table-cell>
          <table:table-cell office:value-type="float" office:value="739.46644887" calcext:value-type="float">
            <text:p>739.46644887</text:p>
          </table:table-cell>
          <table:table-cell/>
        </table:table-row>
        <table:table-row table:style-name="ro1">
          <table:table-cell office:value-type="string" calcext:value-type="string">
            <text:p>0x67c7a4935d1698791f9f8539aab407807a495f26</text:p>
          </table:table-cell>
          <table:table-cell office:value-type="float" office:value="738.60208446" calcext:value-type="float">
            <text:p>738.60208446</text:p>
          </table:table-cell>
          <table:table-cell/>
        </table:table-row>
        <table:table-row table:style-name="ro1">
          <table:table-cell office:value-type="string" calcext:value-type="string">
            <text:p>0xf601dc0cf1764f402cdabcdf57b411a1dca6cb85</text:p>
          </table:table-cell>
          <table:table-cell office:value-type="float" office:value="738.47970501" calcext:value-type="float">
            <text:p>738.47970501</text:p>
          </table:table-cell>
          <table:table-cell/>
        </table:table-row>
        <table:table-row table:style-name="ro1">
          <table:table-cell office:value-type="string" calcext:value-type="string">
            <text:p>0x14929cf5b74f40acc81c90d002ce8951612e176d</text:p>
          </table:table-cell>
          <table:table-cell office:value-type="float" office:value="738.2816" calcext:value-type="float">
            <text:p>738.2816</text:p>
          </table:table-cell>
          <table:table-cell/>
        </table:table-row>
        <table:table-row table:style-name="ro1">
          <table:table-cell office:value-type="string" calcext:value-type="string">
            <text:p>0x30477c1b075ccf0ca6c2ba442971b7638d709762</text:p>
          </table:table-cell>
          <table:table-cell office:value-type="float" office:value="731.60843287" calcext:value-type="float">
            <text:p>731.60843287</text:p>
          </table:table-cell>
          <table:table-cell/>
        </table:table-row>
        <table:table-row table:style-name="ro1">
          <table:table-cell office:value-type="string" calcext:value-type="string">
            <text:p>0xc00001b4dbfc12bc3106be5ae1e52eae58a66d5b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0x8d29c1fc2d0813bf2d967323303e0be2601d532a</text:p>
          </table:table-cell>
          <table:table-cell office:value-type="float" office:value="725.30159435" calcext:value-type="float">
            <text:p>725.30159435</text:p>
          </table:table-cell>
          <table:table-cell/>
        </table:table-row>
        <table:table-row table:style-name="ro1">
          <table:table-cell office:value-type="string" calcext:value-type="string">
            <text:p>0x9592f59f8fe6cab034e527609bced159879fd0af</text:p>
          </table:table-cell>
          <table:table-cell office:value-type="float" office:value="723.69161105" calcext:value-type="float">
            <text:p>723.69161105</text:p>
          </table:table-cell>
          <table:table-cell/>
        </table:table-row>
        <table:table-row table:style-name="ro1">
          <table:table-cell office:value-type="string" calcext:value-type="string">
            <text:p>0x9fd826eb5b0860d6928b8b89e05d215eadd3a21a</text:p>
          </table:table-cell>
          <table:table-cell office:value-type="float" office:value="719.61454911" calcext:value-type="float">
            <text:p>719.61454911</text:p>
          </table:table-cell>
          <table:table-cell/>
        </table:table-row>
        <table:table-row table:style-name="ro1">
          <table:table-cell office:value-type="string" calcext:value-type="string">
            <text:p>0xbe04d923ec24de91cd6926dc086fe702b64a3070</text:p>
          </table:table-cell>
          <table:table-cell office:value-type="float" office:value="719.16450708" calcext:value-type="float">
            <text:p>719.16450708</text:p>
          </table:table-cell>
          <table:table-cell/>
        </table:table-row>
        <table:table-row table:style-name="ro1">
          <table:table-cell office:value-type="string" calcext:value-type="string">
            <text:p>0x2cc21d1bfdf6c336d10889386d8156e610971393</text:p>
          </table:table-cell>
          <table:table-cell office:value-type="float" office:value="717.51668428" calcext:value-type="float">
            <text:p>717.51668428</text:p>
          </table:table-cell>
          <table:table-cell/>
        </table:table-row>
        <table:table-row table:style-name="ro1">
          <table:table-cell office:value-type="string" calcext:value-type="string">
            <text:p>0x7f96788febbc7f2ad73e1b70cb240cc37e930428</text:p>
          </table:table-cell>
          <table:table-cell office:value-type="float" office:value="713.41226209" calcext:value-type="float">
            <text:p>713.41226209</text:p>
          </table:table-cell>
          <table:table-cell/>
        </table:table-row>
        <table:table-row table:style-name="ro1">
          <table:table-cell office:value-type="string" calcext:value-type="string">
            <text:p>0xfc37eaf75be4e0b419de6c5c1604f586e37ecffb</text:p>
          </table:table-cell>
          <table:table-cell office:value-type="float" office:value="710.42411768" calcext:value-type="float">
            <text:p>710.42411768</text:p>
          </table:table-cell>
          <table:table-cell/>
        </table:table-row>
        <table:table-row table:style-name="ro1">
          <table:table-cell office:value-type="string" calcext:value-type="string">
            <text:p>0x0e58906985235511e64c3865f414f89b72b4bc64</text:p>
          </table:table-cell>
          <table:table-cell office:value-type="float" office:value="703" calcext:value-type="float">
            <text:p>703</text:p>
          </table:table-cell>
          <table:table-cell/>
        </table:table-row>
        <table:table-row table:style-name="ro1">
          <table:table-cell office:value-type="string" calcext:value-type="string">
            <text:p>0x804f16337d0b67bd44513dbb2628a2306d1c1397</text:p>
          </table:table-cell>
          <table:table-cell office:value-type="float" office:value="700.0026407" calcext:value-type="float">
            <text:p>700.0026407</text:p>
          </table:table-cell>
          <table:table-cell/>
        </table:table-row>
        <table:table-row table:style-name="ro1">
          <table:table-cell office:value-type="string" calcext:value-type="string">
            <text:p>0x213fadbdb8b19596c37b5c697c9678e46c7c379a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0x8b255b240568fd268f342bf21fe4959f4a0613db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0x1c5e4a7c3629dec5aaca0c6162797fb866888888</text:p>
          </table:table-cell>
          <table:table-cell office:value-type="float" office:value="698.00427893" calcext:value-type="float">
            <text:p>698.00427893</text:p>
          </table:table-cell>
          <table:table-cell/>
        </table:table-row>
        <table:table-row table:style-name="ro1">
          <table:table-cell office:value-type="string" calcext:value-type="string">
            <text:p>0xb6b5c19e8352367d6dec327f767dc76c4f68f317</text:p>
          </table:table-cell>
          <table:table-cell office:value-type="float" office:value="696.87699051" calcext:value-type="float">
            <text:p>696.87699051</text:p>
          </table:table-cell>
          <table:table-cell/>
        </table:table-row>
        <table:table-row table:style-name="ro1">
          <table:table-cell office:value-type="string" calcext:value-type="string">
            <text:p>0x4b557bbda325fe4d80d2de36c99c21619661783c</text:p>
          </table:table-cell>
          <table:table-cell office:value-type="float" office:value="694.80955859" calcext:value-type="float">
            <text:p>694.80955859</text:p>
          </table:table-cell>
          <table:table-cell/>
        </table:table-row>
        <table:table-row table:style-name="ro1">
          <table:table-cell office:value-type="string" calcext:value-type="string">
            <text:p>0xd95b406ee85205124a3488e3d4c90f67acb33801</text:p>
          </table:table-cell>
          <table:table-cell office:value-type="float" office:value="687.7939917" calcext:value-type="float">
            <text:p>687.7939917</text:p>
          </table:table-cell>
          <table:table-cell/>
        </table:table-row>
        <table:table-row table:style-name="ro1">
          <table:table-cell office:value-type="string" calcext:value-type="string">
            <text:p>0xbb2268fdd30851e4865e46bb1769165abddf6440</text:p>
          </table:table-cell>
          <table:table-cell office:value-type="float" office:value="683.75406733" calcext:value-type="float">
            <text:p>683.75406733</text:p>
          </table:table-cell>
          <table:table-cell/>
        </table:table-row>
        <table:table-row table:style-name="ro1">
          <table:table-cell office:value-type="string" calcext:value-type="string">
            <text:p>0xb4bccbb5f891989ff9ba4ac07da5183db2e93527</text:p>
          </table:table-cell>
          <table:table-cell office:value-type="float" office:value="682.02594774" calcext:value-type="float">
            <text:p>682.02594774</text:p>
          </table:table-cell>
          <table:table-cell/>
        </table:table-row>
        <table:table-row table:style-name="ro1">
          <table:table-cell office:value-type="string" calcext:value-type="string">
            <text:p>0xca1682f8a3fed19d4e59f1cf265f62696c6c1336</text:p>
          </table:table-cell>
          <table:table-cell office:value-type="float" office:value="680.69906514" calcext:value-type="float">
            <text:p>680.69906514</text:p>
          </table:table-cell>
          <table:table-cell/>
        </table:table-row>
        <table:table-row table:style-name="ro1">
          <table:table-cell office:value-type="string" calcext:value-type="string">
            <text:p>0x14f96f50d505f33765f59d0365bc360804805e59</text:p>
          </table:table-cell>
          <table:table-cell office:value-type="float" office:value="679.27528266" calcext:value-type="float">
            <text:p>679.27528266</text:p>
          </table:table-cell>
          <table:table-cell/>
        </table:table-row>
        <table:table-row table:style-name="ro1">
          <table:table-cell office:value-type="string" calcext:value-type="string">
            <text:p>0x69f62af067f4fb085258aed40484ce4fe55e7773</text:p>
          </table:table-cell>
          <table:table-cell office:value-type="float" office:value="679.18695027" calcext:value-type="float">
            <text:p>679.18695027</text:p>
          </table:table-cell>
          <table:table-cell/>
        </table:table-row>
        <table:table-row table:style-name="ro1">
          <table:table-cell office:value-type="string" calcext:value-type="string">
            <text:p>0xed85d4b7a4feda4931cd6bb719434dd67effd718</text:p>
          </table:table-cell>
          <table:table-cell office:value-type="float" office:value="675.13410838" calcext:value-type="float">
            <text:p>675.13410838</text:p>
          </table:table-cell>
          <table:table-cell/>
        </table:table-row>
        <table:table-row table:style-name="ro1">
          <table:table-cell office:value-type="string" calcext:value-type="string">
            <text:p>0xce79f3f4a7f606fb081697bb6c7519c06a4e5e7c</text:p>
          </table:table-cell>
          <table:table-cell office:value-type="float" office:value="671.18506564" calcext:value-type="float">
            <text:p>671.18506564</text:p>
          </table:table-cell>
          <table:table-cell/>
        </table:table-row>
        <table:table-row table:style-name="ro1">
          <table:table-cell office:value-type="string" calcext:value-type="string">
            <text:p>0x32847e93eaa1868776e13100219923d2adabb6db</text:p>
          </table:table-cell>
          <table:table-cell office:value-type="float" office:value="670" calcext:value-type="float">
            <text:p>670</text:p>
          </table:table-cell>
          <table:table-cell/>
        </table:table-row>
        <table:table-row table:style-name="ro1">
          <table:table-cell office:value-type="string" calcext:value-type="string">
            <text:p>0x1b4dec246759d70dba4a267433272338f58a0d54</text:p>
          </table:table-cell>
          <table:table-cell office:value-type="float" office:value="667.90431334" calcext:value-type="float">
            <text:p>667.90431334</text:p>
          </table:table-cell>
          <table:table-cell/>
        </table:table-row>
        <table:table-row table:style-name="ro1">
          <table:table-cell office:value-type="string" calcext:value-type="string">
            <text:p>0xf22f7a4348bed2759a52a9190fc6b9a40641da0e</text:p>
          </table:table-cell>
          <table:table-cell office:value-type="float" office:value="666" calcext:value-type="float">
            <text:p>666</text:p>
          </table:table-cell>
          <table:table-cell/>
        </table:table-row>
        <table:table-row table:style-name="ro1">
          <table:table-cell office:value-type="string" calcext:value-type="string">
            <text:p>0x8b415a843f0126eb2ea7cbc36bfb07291d1cfcce</text:p>
          </table:table-cell>
          <table:table-cell office:value-type="float" office:value="665.37455682" calcext:value-type="float">
            <text:p>665.37455682</text:p>
          </table:table-cell>
          <table:table-cell/>
        </table:table-row>
        <table:table-row table:style-name="ro1">
          <table:table-cell office:value-type="string" calcext:value-type="string">
            <text:p>0xb21b2c0261c595780cc9b28ebcf11adb845e416f</text:p>
          </table:table-cell>
          <table:table-cell office:value-type="float" office:value="663.23526532" calcext:value-type="float">
            <text:p>663.23526532</text:p>
          </table:table-cell>
          <table:table-cell/>
        </table:table-row>
        <table:table-row table:style-name="ro1">
          <table:table-cell office:value-type="string" calcext:value-type="string">
            <text:p>0x682088a307b61a0c1feb60db589957f20f26fc2f</text:p>
          </table:table-cell>
          <table:table-cell office:value-type="float" office:value="661" calcext:value-type="float">
            <text:p>661</text:p>
          </table:table-cell>
          <table:table-cell/>
        </table:table-row>
        <table:table-row table:style-name="ro1">
          <table:table-cell office:value-type="string" calcext:value-type="string">
            <text:p>0xe7ff70a8826f1b51378c33d661150b2223a61642</text:p>
          </table:table-cell>
          <table:table-cell office:value-type="float" office:value="660.56156966" calcext:value-type="float">
            <text:p>660.56156966</text:p>
          </table:table-cell>
          <table:table-cell/>
        </table:table-row>
        <table:table-row table:style-name="ro1">
          <table:table-cell office:value-type="string" calcext:value-type="string">
            <text:p>0xf53c978198f7fdeb2186f38b9cad4142b21844fd</text:p>
          </table:table-cell>
          <table:table-cell office:value-type="float" office:value="653.45102173" calcext:value-type="float">
            <text:p>653.45102173</text:p>
          </table:table-cell>
          <table:table-cell/>
        </table:table-row>
        <table:table-row table:style-name="ro1">
          <table:table-cell office:value-type="string" calcext:value-type="string">
            <text:p>0x4e1db9ceabf3bd5b763d133b900e61c7abb307b1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1">
          <table:table-cell office:value-type="string" calcext:value-type="string">
            <text:p>0xeb3748d2068a74dbe0be9ec25f0070d10b69f7c9</text:p>
          </table:table-cell>
          <table:table-cell office:value-type="float" office:value="649.8741658" calcext:value-type="float">
            <text:p>649.8741658</text:p>
          </table:table-cell>
          <table:table-cell/>
        </table:table-row>
        <table:table-row table:style-name="ro1">
          <table:table-cell office:value-type="string" calcext:value-type="string">
            <text:p>0x6e474987c0f361375111f62bb95a1d200419ed5e</text:p>
          </table:table-cell>
          <table:table-cell office:value-type="float" office:value="649.53256381" calcext:value-type="float">
            <text:p>649.53256381</text:p>
          </table:table-cell>
          <table:table-cell/>
        </table:table-row>
        <table:table-row table:style-name="ro1">
          <table:table-cell office:value-type="string" calcext:value-type="string">
            <text:p>0x23febd22ed697cb72d29bd262504abe458a27def</text:p>
          </table:table-cell>
          <table:table-cell office:value-type="float" office:value="648.80475726" calcext:value-type="float">
            <text:p>648.80475726</text:p>
          </table:table-cell>
          <table:table-cell/>
        </table:table-row>
        <table:table-row table:style-name="ro1">
          <table:table-cell office:value-type="string" calcext:value-type="string">
            <text:p>0xde43c64f61313e82fd8b4a62779cc89c646789c8</text:p>
          </table:table-cell>
          <table:table-cell office:value-type="float" office:value="645.43608643" calcext:value-type="float">
            <text:p>645.43608643</text:p>
          </table:table-cell>
          <table:table-cell/>
        </table:table-row>
        <table:table-row table:style-name="ro1">
          <table:table-cell office:value-type="string" calcext:value-type="string">
            <text:p>0x97352064bbbca9330afddcca15c848f1f83541a7</text:p>
          </table:table-cell>
          <table:table-cell office:value-type="float" office:value="642.06029404" calcext:value-type="float">
            <text:p>642.06029404</text:p>
          </table:table-cell>
          <table:table-cell/>
        </table:table-row>
        <table:table-row table:style-name="ro1">
          <table:table-cell office:value-type="string" calcext:value-type="string">
            <text:p>0x12c7c7af2951297158ebe233a930f3e0d5503f86</text:p>
          </table:table-cell>
          <table:table-cell office:value-type="float" office:value="641.84664419" calcext:value-type="float">
            <text:p>641.84664419</text:p>
          </table:table-cell>
          <table:table-cell/>
        </table:table-row>
        <table:table-row table:style-name="ro1">
          <table:table-cell office:value-type="string" calcext:value-type="string">
            <text:p>0x9ac3770c7161222bbcbbd45fa26750b92373ca0f</text:p>
          </table:table-cell>
          <table:table-cell office:value-type="float" office:value="640.15119771" calcext:value-type="float">
            <text:p>640.15119771</text:p>
          </table:table-cell>
          <table:table-cell/>
        </table:table-row>
        <table:table-row table:style-name="ro1">
          <table:table-cell office:value-type="string" calcext:value-type="string">
            <text:p>0xee71dc9e4e99f35bf5e82f63d016d90c278f3fbf</text:p>
          </table:table-cell>
          <table:table-cell office:value-type="float" office:value="634.64459424" calcext:value-type="float">
            <text:p>634.64459424</text:p>
          </table:table-cell>
          <table:table-cell/>
        </table:table-row>
        <table:table-row table:style-name="ro1">
          <table:table-cell office:value-type="string" calcext:value-type="string">
            <text:p>0xac7fab64230e8bce28af336a57f40d793d3f490d</text:p>
          </table:table-cell>
          <table:table-cell office:value-type="float" office:value="633.84335812" calcext:value-type="float">
            <text:p>633.84335812</text:p>
          </table:table-cell>
          <table:table-cell/>
        </table:table-row>
        <table:table-row table:style-name="ro1">
          <table:table-cell office:value-type="string" calcext:value-type="string">
            <text:p>0x94b481fccd44b88e2993ae0eb42dedeb3ed7882a</text:p>
          </table:table-cell>
          <table:table-cell office:value-type="float" office:value="629.67255645" calcext:value-type="float">
            <text:p>629.67255645</text:p>
          </table:table-cell>
          <table:table-cell/>
        </table:table-row>
        <table:table-row table:style-name="ro1">
          <table:table-cell office:value-type="string" calcext:value-type="string">
            <text:p>0x70bb44a1aa133c3c5337ffe4cf8f2eb1b16349c0</text:p>
          </table:table-cell>
          <table:table-cell office:value-type="float" office:value="618.42544554" calcext:value-type="float">
            <text:p>618.42544554</text:p>
          </table:table-cell>
          <table:table-cell/>
        </table:table-row>
        <table:table-row table:style-name="ro1">
          <table:table-cell office:value-type="string" calcext:value-type="string">
            <text:p>0xec1283e385b568e4363fc238bd78fb744e0cfe52</text:p>
          </table:table-cell>
          <table:table-cell office:value-type="float" office:value="617.06432753" calcext:value-type="float">
            <text:p>617.06432753</text:p>
          </table:table-cell>
          <table:table-cell/>
        </table:table-row>
        <table:table-row table:style-name="ro1">
          <table:table-cell office:value-type="string" calcext:value-type="string">
            <text:p>0x41a0b6c292146c1b7aa782918ad31881d7c775a9</text:p>
          </table:table-cell>
          <table:table-cell office:value-type="float" office:value="616.08762817" calcext:value-type="float">
            <text:p>616.08762817</text:p>
          </table:table-cell>
          <table:table-cell/>
        </table:table-row>
        <table:table-row table:style-name="ro1">
          <table:table-cell office:value-type="string" calcext:value-type="string">
            <text:p>0xe3b8361a7689f277fa2a35d70cf57ccbd08d6652</text:p>
          </table:table-cell>
          <table:table-cell office:value-type="float" office:value="615.99651601" calcext:value-type="float">
            <text:p>615.99651601</text:p>
          </table:table-cell>
          <table:table-cell/>
        </table:table-row>
        <table:table-row table:style-name="ro1">
          <table:table-cell office:value-type="string" calcext:value-type="string">
            <text:p>0x38dd0824f9c5536b5f10aacb703a311e8cca29eb</text:p>
          </table:table-cell>
          <table:table-cell office:value-type="float" office:value="615.83900104" calcext:value-type="float">
            <text:p>615.83900104</text:p>
          </table:table-cell>
          <table:table-cell/>
        </table:table-row>
        <table:table-row table:style-name="ro1">
          <table:table-cell office:value-type="string" calcext:value-type="string">
            <text:p>0xe5f4497749861c9256264ba01da8b16f6df75b26</text:p>
          </table:table-cell>
          <table:table-cell office:value-type="float" office:value="614.6217291" calcext:value-type="float">
            <text:p>614.6217291</text:p>
          </table:table-cell>
          <table:table-cell/>
        </table:table-row>
        <table:table-row table:style-name="ro1">
          <table:table-cell office:value-type="string" calcext:value-type="string">
            <text:p>0xe8ea956d297318c932b10bd05c2d8fd40827a1db</text:p>
          </table:table-cell>
          <table:table-cell office:value-type="float" office:value="613.84665951" calcext:value-type="float">
            <text:p>613.84665951</text:p>
          </table:table-cell>
          <table:table-cell/>
        </table:table-row>
        <table:table-row table:style-name="ro1">
          <table:table-cell office:value-type="string" calcext:value-type="string">
            <text:p>0x42b0f87687aef52c9a199bc5bba81b93040b9724</text:p>
          </table:table-cell>
          <table:table-cell office:value-type="float" office:value="610.96364042" calcext:value-type="float">
            <text:p>610.96364042</text:p>
          </table:table-cell>
          <table:table-cell/>
        </table:table-row>
        <table:table-row table:style-name="ro1">
          <table:table-cell office:value-type="string" calcext:value-type="string">
            <text:p>0x6451f8ac36f67d912df5e2bbc118eb160824072f</text:p>
          </table:table-cell>
          <table:table-cell office:value-type="float" office:value="607.75659866" calcext:value-type="float">
            <text:p>607.75659866</text:p>
          </table:table-cell>
          <table:table-cell/>
        </table:table-row>
        <table:table-row table:style-name="ro1">
          <table:table-cell office:value-type="string" calcext:value-type="string">
            <text:p>0xc56144f145db19585820506cff060ee283354c1e</text:p>
          </table:table-cell>
          <table:table-cell office:value-type="float" office:value="607.25991964" calcext:value-type="float">
            <text:p>607.25991964</text:p>
          </table:table-cell>
          <table:table-cell/>
        </table:table-row>
        <table:table-row table:style-name="ro1">
          <table:table-cell office:value-type="string" calcext:value-type="string">
            <text:p>0xadf6bef41640b2ec08d9f679951f3083872ddc68</text:p>
          </table:table-cell>
          <table:table-cell office:value-type="float" office:value="602.12814843" calcext:value-type="float">
            <text:p>602.12814843</text:p>
          </table:table-cell>
          <table:table-cell/>
        </table:table-row>
        <table:table-row table:style-name="ro1">
          <table:table-cell office:value-type="string" calcext:value-type="string">
            <text:p>0x55ccdf97ce3215c8ebf4e0ae3cc98e5b02ea3e97</text:p>
          </table:table-cell>
          <table:table-cell office:value-type="float" office:value="601.08252056" calcext:value-type="float">
            <text:p>601.08252056</text:p>
          </table:table-cell>
          <table:table-cell/>
        </table:table-row>
        <table:table-row table:style-name="ro1">
          <table:table-cell office:value-type="string" calcext:value-type="string">
            <text:p>0x48844ef35c14749036bc8337b207ec37376e4102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0x515a51001dba6a2ae23001b3d077c4fa1ee8b902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0xcdd9c9e928ce4aea1ed4a96873c282ce774ac24b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0x5d2fe63ac2c0ad9bcc07bb61f4b1ca1060624ab2</text:p>
          </table:table-cell>
          <table:table-cell office:value-type="float" office:value="599.62396434" calcext:value-type="float">
            <text:p>599.62396434</text:p>
          </table:table-cell>
          <table:table-cell/>
        </table:table-row>
        <table:table-row table:style-name="ro1">
          <table:table-cell office:value-type="string" calcext:value-type="string">
            <text:p>0x62846c694535ffdb6fa6aeb9cac3a4616b309681</text:p>
          </table:table-cell>
          <table:table-cell office:value-type="float" office:value="599.05234991" calcext:value-type="float">
            <text:p>599.05234991</text:p>
          </table:table-cell>
          <table:table-cell/>
        </table:table-row>
        <table:table-row table:style-name="ro1">
          <table:table-cell office:value-type="string" calcext:value-type="string">
            <text:p>0x8861ef8665b7842be0b50f84623fa61ab1d5e72d</text:p>
          </table:table-cell>
          <table:table-cell office:value-type="float" office:value="598.54994227" calcext:value-type="float">
            <text:p>598.54994227</text:p>
          </table:table-cell>
          <table:table-cell/>
        </table:table-row>
        <table:table-row table:style-name="ro1">
          <table:table-cell office:value-type="string" calcext:value-type="string">
            <text:p>0x0fe149099bbcc19ed36bd8752dd4444afb277539</text:p>
          </table:table-cell>
          <table:table-cell office:value-type="float" office:value="597.20706461" calcext:value-type="float">
            <text:p>597.20706461</text:p>
          </table:table-cell>
          <table:table-cell/>
        </table:table-row>
        <table:table-row table:style-name="ro1">
          <table:table-cell office:value-type="string" calcext:value-type="string">
            <text:p>0xe7289e7de018d814a2ce75eae58a494d5b8493d5</text:p>
          </table:table-cell>
          <table:table-cell office:value-type="float" office:value="596.14765548" calcext:value-type="float">
            <text:p>596.14765548</text:p>
          </table:table-cell>
          <table:table-cell/>
        </table:table-row>
        <table:table-row table:style-name="ro1">
          <table:table-cell office:value-type="string" calcext:value-type="string">
            <text:p>0xce267f189e10ca10235e2de0dfe8e89885e14722</text:p>
          </table:table-cell>
          <table:table-cell office:value-type="float" office:value="592.85980333" calcext:value-type="float">
            <text:p>592.85980333</text:p>
          </table:table-cell>
          <table:table-cell/>
        </table:table-row>
        <table:table-row table:style-name="ro1">
          <table:table-cell office:value-type="string" calcext:value-type="string">
            <text:p>0xbadf19567e113c60b59eefe718356f3bcca4b9d6</text:p>
          </table:table-cell>
          <table:table-cell office:value-type="float" office:value="589.81268672" calcext:value-type="float">
            <text:p>589.81268672</text:p>
          </table:table-cell>
          <table:table-cell/>
        </table:table-row>
        <table:table-row table:style-name="ro1">
          <table:table-cell office:value-type="string" calcext:value-type="string">
            <text:p>0xbd35f1441d9e3db574f5bdf36169e2f01618566a</text:p>
          </table:table-cell>
          <table:table-cell office:value-type="float" office:value="583.8257504" calcext:value-type="float">
            <text:p>583.8257504</text:p>
          </table:table-cell>
          <table:table-cell/>
        </table:table-row>
        <table:table-row table:style-name="ro1">
          <table:table-cell office:value-type="string" calcext:value-type="string">
            <text:p>0x5ad6e5aaff96fbc8d43034300436c638b6d617a9</text:p>
          </table:table-cell>
          <table:table-cell office:value-type="float" office:value="583.54471447" calcext:value-type="float">
            <text:p>583.54471447</text:p>
          </table:table-cell>
          <table:table-cell/>
        </table:table-row>
        <table:table-row table:style-name="ro1">
          <table:table-cell office:value-type="string" calcext:value-type="string">
            <text:p>0x224ca3f4c8888e8aa9a4889fffaacb204f1534ac</text:p>
          </table:table-cell>
          <table:table-cell office:value-type="float" office:value="583.14754948" calcext:value-type="float">
            <text:p>583.14754948</text:p>
          </table:table-cell>
          <table:table-cell/>
        </table:table-row>
        <table:table-row table:style-name="ro1">
          <table:table-cell office:value-type="string" calcext:value-type="string">
            <text:p>0xd92637dea6a548f9508f5811ebb894887991297e</text:p>
          </table:table-cell>
          <table:table-cell office:value-type="float" office:value="581.62168477" calcext:value-type="float">
            <text:p>581.62168477</text:p>
          </table:table-cell>
          <table:table-cell/>
        </table:table-row>
        <table:table-row table:style-name="ro1">
          <table:table-cell office:value-type="string" calcext:value-type="string">
            <text:p>0x9f44e37998a45fa437dd50c1064740e1c1ff7964</text:p>
          </table:table-cell>
          <table:table-cell office:value-type="float" office:value="581.31832937" calcext:value-type="float">
            <text:p>581.31832937</text:p>
          </table:table-cell>
          <table:table-cell/>
        </table:table-row>
        <table:table-row table:style-name="ro1">
          <table:table-cell office:value-type="string" calcext:value-type="string">
            <text:p>0x6c4c6d84417f76a0127ae51992ca5b3fc9106f09</text:p>
          </table:table-cell>
          <table:table-cell office:value-type="float" office:value="580.17824961" calcext:value-type="float">
            <text:p>580.17824961</text:p>
          </table:table-cell>
          <table:table-cell/>
        </table:table-row>
        <table:table-row table:style-name="ro1">
          <table:table-cell office:value-type="string" calcext:value-type="string">
            <text:p>0x58a55eae5b2f642f4e24643faf510565e29a0646</text:p>
          </table:table-cell>
          <table:table-cell office:value-type="float" office:value="575.86998754" calcext:value-type="float">
            <text:p>575.86998754</text:p>
          </table:table-cell>
          <table:table-cell/>
        </table:table-row>
        <table:table-row table:style-name="ro1">
          <table:table-cell office:value-type="string" calcext:value-type="string">
            <text:p>0x7f3973bcb27ec661a384ea201234b38cd3fbc023</text:p>
          </table:table-cell>
          <table:table-cell office:value-type="float" office:value="575.50651458" calcext:value-type="float">
            <text:p>575.50651458</text:p>
          </table:table-cell>
          <table:table-cell/>
        </table:table-row>
        <table:table-row table:style-name="ro1">
          <table:table-cell office:value-type="string" calcext:value-type="string">
            <text:p>0x4b4d7dcb40f8c8ce89f6162689ae5dcf569571c0</text:p>
          </table:table-cell>
          <table:table-cell office:value-type="float" office:value="572.72358736" calcext:value-type="float">
            <text:p>572.72358736</text:p>
          </table:table-cell>
          <table:table-cell/>
        </table:table-row>
        <table:table-row table:style-name="ro1">
          <table:table-cell office:value-type="string" calcext:value-type="string">
            <text:p>0x7fe52a9161447730feb542ab57eb95891bb136f7</text:p>
          </table:table-cell>
          <table:table-cell office:value-type="float" office:value="568.16535666" calcext:value-type="float">
            <text:p>568.16535666</text:p>
          </table:table-cell>
          <table:table-cell/>
        </table:table-row>
        <table:table-row table:style-name="ro1">
          <table:table-cell office:value-type="string" calcext:value-type="string">
            <text:p>0x184ccf243bdfae22450525d10dfb724e0afd9610</text:p>
          </table:table-cell>
          <table:table-cell office:value-type="float" office:value="567.24834039" calcext:value-type="float">
            <text:p>567.24834039</text:p>
          </table:table-cell>
          <table:table-cell/>
        </table:table-row>
        <table:table-row table:style-name="ro1">
          <table:table-cell office:value-type="string" calcext:value-type="string">
            <text:p>0x4fe110b3a05d53e7f7f14080ebbc7284ce2e64a6</text:p>
          </table:table-cell>
          <table:table-cell office:value-type="float" office:value="567.1413642" calcext:value-type="float">
            <text:p>567.1413642</text:p>
          </table:table-cell>
          <table:table-cell/>
        </table:table-row>
        <table:table-row table:style-name="ro1">
          <table:table-cell office:value-type="string" calcext:value-type="string">
            <text:p>0x94a25759bb88bab4373d183145f05a86a45faef6</text:p>
          </table:table-cell>
          <table:table-cell office:value-type="float" office:value="566.39824884" calcext:value-type="float">
            <text:p>566.39824884</text:p>
          </table:table-cell>
          <table:table-cell/>
        </table:table-row>
        <table:table-row table:style-name="ro1">
          <table:table-cell office:value-type="string" calcext:value-type="string">
            <text:p>0xe9eba61bf9b9d7a76ecf8dea3d9412fa0c2497f0</text:p>
          </table:table-cell>
          <table:table-cell office:value-type="float" office:value="563.18968322" calcext:value-type="float">
            <text:p>563.18968322</text:p>
          </table:table-cell>
          <table:table-cell/>
        </table:table-row>
        <table:table-row table:style-name="ro1">
          <table:table-cell office:value-type="string" calcext:value-type="string">
            <text:p>0x4a0a59eb031fc01661390563cb2cf34348adcdbc</text:p>
          </table:table-cell>
          <table:table-cell office:value-type="float" office:value="561.49839276" calcext:value-type="float">
            <text:p>561.49839276</text:p>
          </table:table-cell>
          <table:table-cell/>
        </table:table-row>
        <table:table-row table:style-name="ro1">
          <table:table-cell office:value-type="string" calcext:value-type="string">
            <text:p>0xec4150384d4bfb4c3de8d9e731d9bf8b4824c04f</text:p>
          </table:table-cell>
          <table:table-cell office:value-type="float" office:value="558.60278482" calcext:value-type="float">
            <text:p>558.60278482</text:p>
          </table:table-cell>
          <table:table-cell/>
        </table:table-row>
        <table:table-row table:style-name="ro1">
          <table:table-cell office:value-type="string" calcext:value-type="string">
            <text:p>0x699fdb095a713e73d9787278a6bd2453e46cefcd</text:p>
          </table:table-cell>
          <table:table-cell office:value-type="float" office:value="558.39430217" calcext:value-type="float">
            <text:p>558.39430217</text:p>
          </table:table-cell>
          <table:table-cell/>
        </table:table-row>
        <table:table-row table:style-name="ro1">
          <table:table-cell office:value-type="string" calcext:value-type="string">
            <text:p>0x77c7381bc4f2aa33ba99842b6d6d0c1a3b713c55</text:p>
          </table:table-cell>
          <table:table-cell office:value-type="float" office:value="558.18824723" calcext:value-type="float">
            <text:p>558.18824723</text:p>
          </table:table-cell>
          <table:table-cell/>
        </table:table-row>
        <table:table-row table:style-name="ro1">
          <table:table-cell office:value-type="string" calcext:value-type="string">
            <text:p>0x57f3a9b4d1a918299bb3aba8e5e2f74dccbea7f4</text:p>
          </table:table-cell>
          <table:table-cell office:value-type="float" office:value="556.06482711" calcext:value-type="float">
            <text:p>556.06482711</text:p>
          </table:table-cell>
          <table:table-cell/>
        </table:table-row>
        <table:table-row table:style-name="ro1">
          <table:table-cell office:value-type="string" calcext:value-type="string">
            <text:p>0x6e75a6035f30fd24ee31247db62acc2337f7ccc5</text:p>
          </table:table-cell>
          <table:table-cell office:value-type="float" office:value="555.71483764" calcext:value-type="float">
            <text:p>555.71483764</text:p>
          </table:table-cell>
          <table:table-cell/>
        </table:table-row>
        <table:table-row table:style-name="ro1">
          <table:table-cell office:value-type="string" calcext:value-type="string">
            <text:p>0x217001af98e2a62af2e1e412277236bb1c8ce137</text:p>
          </table:table-cell>
          <table:table-cell office:value-type="float" office:value="555.19432005" calcext:value-type="float">
            <text:p>555.19432005</text:p>
          </table:table-cell>
          <table:table-cell/>
        </table:table-row>
        <table:table-row table:style-name="ro1">
          <table:table-cell office:value-type="string" calcext:value-type="string">
            <text:p>0xee17c6a8bcc2b2d937867c7841e54c1227e564d1</text:p>
          </table:table-cell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string" calcext:value-type="string">
            <text:p>0x8da67df8444802e6405efe2d279fd215654265af</text:p>
          </table:table-cell>
          <table:table-cell office:value-type="float" office:value="550.09494775" calcext:value-type="float">
            <text:p>550.09494775</text:p>
          </table:table-cell>
          <table:table-cell/>
        </table:table-row>
        <table:table-row table:style-name="ro1">
          <table:table-cell office:value-type="string" calcext:value-type="string">
            <text:p>0x43bc8111b41ff47c4a9b9c5618a3bb415fa89d65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0xe684700ba51280da463c1aa0f46ee52098b87538</text:p>
          </table:table-cell>
          <table:table-cell office:value-type="float" office:value="549.62560024" calcext:value-type="float">
            <text:p>549.62560024</text:p>
          </table:table-cell>
          <table:table-cell/>
        </table:table-row>
        <table:table-row table:style-name="ro1">
          <table:table-cell office:value-type="string" calcext:value-type="string">
            <text:p>0xa19477eaeaa1b384321d31d168ec59eab251a160</text:p>
          </table:table-cell>
          <table:table-cell office:value-type="float" office:value="546.81937994" calcext:value-type="float">
            <text:p>546.81937994</text:p>
          </table:table-cell>
          <table:table-cell/>
        </table:table-row>
        <table:table-row table:style-name="ro1">
          <table:table-cell office:value-type="string" calcext:value-type="string">
            <text:p>0x131dcee513df3d6351add442327e750a602cd5e9</text:p>
          </table:table-cell>
          <table:table-cell office:value-type="float" office:value="544.34030066" calcext:value-type="float">
            <text:p>544.34030066</text:p>
          </table:table-cell>
          <table:table-cell/>
        </table:table-row>
        <table:table-row table:style-name="ro1">
          <table:table-cell office:value-type="string" calcext:value-type="string">
            <text:p>0xb61eda8790a693dac57a46e947fedae92f3779a6</text:p>
          </table:table-cell>
          <table:table-cell office:value-type="float" office:value="540.43749495" calcext:value-type="float">
            <text:p>540.43749495</text:p>
          </table:table-cell>
          <table:table-cell/>
        </table:table-row>
        <table:table-row table:style-name="ro1">
          <table:table-cell office:value-type="string" calcext:value-type="string">
            <text:p>0x698bf6305b34ed32c10d28d7c506aa22fd8e04d1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0xb5d2b10068e696f961dc90caf52ab594dbe58df4</text:p>
          </table:table-cell>
          <table:table-cell office:value-type="float" office:value="537.76974364" calcext:value-type="float">
            <text:p>537.76974364</text:p>
          </table:table-cell>
          <table:table-cell/>
        </table:table-row>
        <table:table-row table:style-name="ro1">
          <table:table-cell office:value-type="string" calcext:value-type="string">
            <text:p>0x5f47cc818a134222736ca1a5108ff2d1ee780b5c</text:p>
          </table:table-cell>
          <table:table-cell office:value-type="float" office:value="537.63228751" calcext:value-type="float">
            <text:p>537.63228751</text:p>
          </table:table-cell>
          <table:table-cell/>
        </table:table-row>
        <table:table-row table:style-name="ro1">
          <table:table-cell office:value-type="string" calcext:value-type="string">
            <text:p>0x3a3fa4e1682b34501780ca04c6502ec6c007cb69</text:p>
          </table:table-cell>
          <table:table-cell office:value-type="float" office:value="536.25287939" calcext:value-type="float">
            <text:p>536.25287939</text:p>
          </table:table-cell>
          <table:table-cell/>
        </table:table-row>
        <table:table-row table:style-name="ro1">
          <table:table-cell office:value-type="string" calcext:value-type="string">
            <text:p>0x5208690bd77739895f0fed2740e9755076992dca</text:p>
          </table:table-cell>
          <table:table-cell office:value-type="float" office:value="531.33517969" calcext:value-type="float">
            <text:p>531.33517969</text:p>
          </table:table-cell>
          <table:table-cell/>
        </table:table-row>
        <table:table-row table:style-name="ro1">
          <table:table-cell office:value-type="string" calcext:value-type="string">
            <text:p>0x2e12fd37e367270b10d6f8f363e4b9c9b5973b61</text:p>
          </table:table-cell>
          <table:table-cell office:value-type="float" office:value="530.02210082" calcext:value-type="float">
            <text:p>530.02210082</text:p>
          </table:table-cell>
          <table:table-cell/>
        </table:table-row>
        <table:table-row table:style-name="ro1">
          <table:table-cell office:value-type="string" calcext:value-type="string">
            <text:p>0xf08f15ec4c399d946482d0bd006e6e5bf7646dc5</text:p>
          </table:table-cell>
          <table:table-cell office:value-type="float" office:value="527.36046041" calcext:value-type="float">
            <text:p>527.36046041</text:p>
          </table:table-cell>
          <table:table-cell/>
        </table:table-row>
        <table:table-row table:style-name="ro1">
          <table:table-cell office:value-type="string" calcext:value-type="string">
            <text:p>0x0f1bb476be3c5097812777777bbda048697f2ad3</text:p>
          </table:table-cell>
          <table:table-cell office:value-type="float" office:value="527.27414891" calcext:value-type="float">
            <text:p>527.27414891</text:p>
          </table:table-cell>
          <table:table-cell/>
        </table:table-row>
        <table:table-row table:style-name="ro1">
          <table:table-cell office:value-type="string" calcext:value-type="string">
            <text:p>0x0eee31534f30b40b53b78f95447042b53e2e8e10</text:p>
          </table:table-cell>
          <table:table-cell office:value-type="float" office:value="525.53534763" calcext:value-type="float">
            <text:p>525.53534763</text:p>
          </table:table-cell>
          <table:table-cell/>
        </table:table-row>
        <table:table-row table:style-name="ro1">
          <table:table-cell office:value-type="string" calcext:value-type="string">
            <text:p>0xac9c7fe20b085c6c7c5cfe12723d59132268ff2a</text:p>
          </table:table-cell>
          <table:table-cell office:value-type="float" office:value="524.75642319" calcext:value-type="float">
            <text:p>524.75642319</text:p>
          </table:table-cell>
          <table:table-cell/>
        </table:table-row>
        <table:table-row table:style-name="ro1">
          <table:table-cell office:value-type="string" calcext:value-type="string">
            <text:p>0xb4a26ac3f1ed02225ca57d879f6a9854acd7e829</text:p>
          </table:table-cell>
          <table:table-cell office:value-type="float" office:value="524.55019162" calcext:value-type="float">
            <text:p>524.55019162</text:p>
          </table:table-cell>
          <table:table-cell/>
        </table:table-row>
        <table:table-row table:style-name="ro1">
          <table:table-cell office:value-type="string" calcext:value-type="string">
            <text:p>0x69bf001c6da143c9e9c35bfb5691cb38787c5315</text:p>
          </table:table-cell>
          <table:table-cell office:value-type="float" office:value="521.5848772" calcext:value-type="float">
            <text:p>521.5848772</text:p>
          </table:table-cell>
          <table:table-cell/>
        </table:table-row>
        <table:table-row table:style-name="ro1">
          <table:table-cell office:value-type="string" calcext:value-type="string">
            <text:p>0x92d367a5e77eac41dcd05637a04bf09a2aba0b56</text:p>
          </table:table-cell>
          <table:table-cell office:value-type="float" office:value="521.1003437" calcext:value-type="float">
            <text:p>521.1003437</text:p>
          </table:table-cell>
          <table:table-cell/>
        </table:table-row>
        <table:table-row table:style-name="ro1">
          <table:table-cell office:value-type="string" calcext:value-type="string">
            <text:p>0xb2a2e9b746b34da737e42fcc91baa04558588fbc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0xc93ff0fb0d1be79021f6fc1f67ed32fc4cd5a0a3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0x806aa0bf767502556c1d4e309a0792c99dff0d87</text:p>
          </table:table-cell>
          <table:table-cell office:value-type="float" office:value="517.76754384" calcext:value-type="float">
            <text:p>517.76754384</text:p>
          </table:table-cell>
          <table:table-cell/>
        </table:table-row>
        <table:table-row table:style-name="ro1">
          <table:table-cell office:value-type="string" calcext:value-type="string">
            <text:p>0xa298d89fc8be8d5df3029c96be8658f4fa83ccd6</text:p>
          </table:table-cell>
          <table:table-cell office:value-type="float" office:value="516.6526031" calcext:value-type="float">
            <text:p>516.6526031</text:p>
          </table:table-cell>
          <table:table-cell/>
        </table:table-row>
        <table:table-row table:style-name="ro1">
          <table:table-cell office:value-type="string" calcext:value-type="string">
            <text:p>0x4e1a3a1c2f4405e44bfdd2874e0b1f0dbe49d998</text:p>
          </table:table-cell>
          <table:table-cell office:value-type="float" office:value="516.50136733" calcext:value-type="float">
            <text:p>516.50136733</text:p>
          </table:table-cell>
          <table:table-cell/>
        </table:table-row>
        <table:table-row table:style-name="ro1">
          <table:table-cell office:value-type="string" calcext:value-type="string">
            <text:p>0xbdb4219b52e88f797dbc9cf79f90d37bb33ca3a4</text:p>
          </table:table-cell>
          <table:table-cell office:value-type="float" office:value="516.32154789" calcext:value-type="float">
            <text:p>516.32154789</text:p>
          </table:table-cell>
          <table:table-cell/>
        </table:table-row>
        <table:table-row table:style-name="ro1">
          <table:table-cell office:value-type="string" calcext:value-type="string">
            <text:p>0x13a0ff36505d264ad006bda1ec400226388d1fa2</text:p>
          </table:table-cell>
          <table:table-cell office:value-type="float" office:value="513.69263756" calcext:value-type="float">
            <text:p>513.69263756</text:p>
          </table:table-cell>
          <table:table-cell/>
        </table:table-row>
        <table:table-row table:style-name="ro1">
          <table:table-cell office:value-type="string" calcext:value-type="string">
            <text:p>0x4f1415ba316d818a5313569d92bfc29a045a14a8</text:p>
          </table:table-cell>
          <table:table-cell office:value-type="float" office:value="511.31015627" calcext:value-type="float">
            <text:p>511.31015627</text:p>
          </table:table-cell>
          <table:table-cell/>
        </table:table-row>
        <table:table-row table:style-name="ro1">
          <table:table-cell office:value-type="string" calcext:value-type="string">
            <text:p>0x74d65795f8c6ed8a468739550f7e93caf3f0c77e</text:p>
          </table:table-cell>
          <table:table-cell office:value-type="float" office:value="510.12985601" calcext:value-type="float">
            <text:p>510.12985601</text:p>
          </table:table-cell>
          <table:table-cell/>
        </table:table-row>
        <table:table-row table:style-name="ro1">
          <table:table-cell office:value-type="string" calcext:value-type="string">
            <text:p>0x3eb1f72d497e544ddfcfa580cbd3dd85ce46273d</text:p>
          </table:table-cell>
          <table:table-cell office:value-type="float" office:value="508.31801582" calcext:value-type="float">
            <text:p>508.31801582</text:p>
          </table:table-cell>
          <table:table-cell/>
        </table:table-row>
        <table:table-row table:style-name="ro1">
          <table:table-cell office:value-type="string" calcext:value-type="string">
            <text:p>0xcdda2cc71af92f7399c783091f92ad53d5a0ecb1</text:p>
          </table:table-cell>
          <table:table-cell office:value-type="float" office:value="506.96503257" calcext:value-type="float">
            <text:p>506.96503257</text:p>
          </table:table-cell>
          <table:table-cell/>
        </table:table-row>
        <table:table-row table:style-name="ro1">
          <table:table-cell office:value-type="string" calcext:value-type="string">
            <text:p>0x3432a8aadcb2737473910e4a81bd58a3ee989141</text:p>
          </table:table-cell>
          <table:table-cell office:value-type="float" office:value="506.06022948" calcext:value-type="float">
            <text:p>506.06022948</text:p>
          </table:table-cell>
          <table:table-cell/>
        </table:table-row>
        <table:table-row table:style-name="ro1">
          <table:table-cell office:value-type="string" calcext:value-type="string">
            <text:p>0xc988f9233f6abee52776ede1f2adf35fe2c03329</text:p>
          </table:table-cell>
          <table:table-cell office:value-type="float" office:value="504.923803" calcext:value-type="float">
            <text:p>504.923803</text:p>
          </table:table-cell>
          <table:table-cell/>
        </table:table-row>
        <table:table-row table:style-name="ro1">
          <table:table-cell office:value-type="string" calcext:value-type="string">
            <text:p>0x71551e3f5cd89f76a7df988356c4dc5ebf670baa</text:p>
          </table:table-cell>
          <table:table-cell office:value-type="float" office:value="504.59343748" calcext:value-type="float">
            <text:p>504.59343748</text:p>
          </table:table-cell>
          <table:table-cell/>
        </table:table-row>
        <table:table-row table:style-name="ro1">
          <table:table-cell office:value-type="string" calcext:value-type="string">
            <text:p>0xd39248850b8b8552cace2ba4fc6f2a191abf697b</text:p>
          </table:table-cell>
          <table:table-cell office:value-type="float" office:value="504.01252892" calcext:value-type="float">
            <text:p>504.01252892</text:p>
          </table:table-cell>
          <table:table-cell/>
        </table:table-row>
        <table:table-row table:style-name="ro1">
          <table:table-cell office:value-type="string" calcext:value-type="string">
            <text:p>0xbb7485a2f083c3f6d08daafd3863c8de45422f80</text:p>
          </table:table-cell>
          <table:table-cell office:value-type="float" office:value="503.9925" calcext:value-type="float">
            <text:p>503.9925</text:p>
          </table:table-cell>
          <table:table-cell/>
        </table:table-row>
        <table:table-row table:style-name="ro1">
          <table:table-cell office:value-type="string" calcext:value-type="string">
            <text:p>0xbc05230d0dd068ab1cc59cb3d9bdd32893eabdc9</text:p>
          </table:table-cell>
          <table:table-cell office:value-type="float" office:value="503.38090279" calcext:value-type="float">
            <text:p>503.38090279</text:p>
          </table:table-cell>
          <table:table-cell/>
        </table:table-row>
        <table:table-row table:style-name="ro1">
          <table:table-cell office:value-type="string" calcext:value-type="string">
            <text:p>0xa5d7f2b554870c1151911e7f096aa7b01d14f356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0xdc3e095a1cc0de4e7220528743fcf42d1a771e52</text:p>
          </table:table-cell>
          <table:table-cell office:value-type="float" office:value="500.8789" calcext:value-type="float">
            <text:p>500.8789</text:p>
          </table:table-cell>
          <table:table-cell/>
        </table:table-row>
        <table:table-row table:style-name="ro1">
          <table:table-cell office:value-type="string" calcext:value-type="string">
            <text:p>0x97794429c0bc5f9d877140f70271e86764077632</text:p>
          </table:table-cell>
          <table:table-cell office:value-type="float" office:value="500.65984213" calcext:value-type="float">
            <text:p>500.65984213</text:p>
          </table:table-cell>
          <table:table-cell/>
        </table:table-row>
        <table:table-row table:style-name="ro1">
          <table:table-cell office:value-type="string" calcext:value-type="string">
            <text:p>0x652dfec43981649f60273f7f92779a6d47f97441</text:p>
          </table:table-cell>
          <table:table-cell office:value-type="float" office:value="500.28263564" calcext:value-type="float">
            <text:p>500.28263564</text:p>
          </table:table-cell>
          <table:table-cell/>
        </table:table-row>
        <table:table-row table:style-name="ro1">
          <table:table-cell office:value-type="string" calcext:value-type="string">
            <text:p>0x56a63680406f9adef02434ed18650780c77464b5</text:p>
          </table:table-cell>
          <table:table-cell office:value-type="float" office:value="500.15219618" calcext:value-type="float">
            <text:p>500.15219618</text:p>
          </table:table-cell>
          <table:table-cell/>
        </table:table-row>
        <table:table-row table:style-name="ro1">
          <table:table-cell office:value-type="string" calcext:value-type="string">
            <text:p>0x03850c161ffae9ebb9602bbade31922e6e7465c6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0x1840d1ce33847606ec8e46498bea47c48205d50a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0x678d84d1dd291d654ef916f0cbc07377b1f91fb2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0x8fd212378daab5d4f2694d276d10bc66e1a3dd1d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0x9f840a9f3b4ac3c38d32a97a5d455d5ad884bee2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0xa68b0118028db85efc906caf1c2d1b774d65d35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0xb2821d21c2fe2aec682ac2c269c999f6752cf1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0xcb5107896a608107f988f268a4aac55f58229517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0x5616184bde643d50cc0c61af8d6f0b191f17e39f</text:p>
          </table:table-cell>
          <table:table-cell office:value-type="float" office:value="499.5" calcext:value-type="float">
            <text:p>499.5</text:p>
          </table:table-cell>
          <table:table-cell/>
        </table:table-row>
        <table:table-row table:style-name="ro1">
          <table:table-cell office:value-type="string" calcext:value-type="string">
            <text:p>0x3c2b381b3598c91bc53730cdc9e7aeeb15c19ccd</text:p>
          </table:table-cell>
          <table:table-cell office:value-type="float" office:value="493.7397962" calcext:value-type="float">
            <text:p>493.7397962</text:p>
          </table:table-cell>
          <table:table-cell/>
        </table:table-row>
        <table:table-row table:style-name="ro1">
          <table:table-cell office:value-type="string" calcext:value-type="string">
            <text:p>0x9c36925f48127eb68dcf064e50df3e86713362c0</text:p>
          </table:table-cell>
          <table:table-cell office:value-type="float" office:value="492.78868275" calcext:value-type="float">
            <text:p>492.78868275</text:p>
          </table:table-cell>
          <table:table-cell/>
        </table:table-row>
        <table:table-row table:style-name="ro1">
          <table:table-cell office:value-type="string" calcext:value-type="string">
            <text:p>0xd2ce8f307afd143d1f7021147b945cf210da6b28</text:p>
          </table:table-cell>
          <table:table-cell office:value-type="float" office:value="492.69333996" calcext:value-type="float">
            <text:p>492.69333996</text:p>
          </table:table-cell>
          <table:table-cell/>
        </table:table-row>
        <table:table-row table:style-name="ro1">
          <table:table-cell office:value-type="string" calcext:value-type="string">
            <text:p>0xe56f6bdb58d6563d3e5df8175579cbbc9b7d943a</text:p>
          </table:table-cell>
          <table:table-cell office:value-type="float" office:value="490.99854207" calcext:value-type="float">
            <text:p>490.99854207</text:p>
          </table:table-cell>
          <table:table-cell/>
        </table:table-row>
        <table:table-row table:style-name="ro1">
          <table:table-cell office:value-type="string" calcext:value-type="string">
            <text:p>0x7e00ce47ffea823ae84bdfb68702744e94c3cf5b</text:p>
          </table:table-cell>
          <table:table-cell office:value-type="float" office:value="490.81507744" calcext:value-type="float">
            <text:p>490.81507744</text:p>
          </table:table-cell>
          <table:table-cell/>
        </table:table-row>
        <table:table-row table:style-name="ro1">
          <table:table-cell office:value-type="string" calcext:value-type="string">
            <text:p>0xa613f4a8518350e532be1947a81eba923bfd1c9d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string" calcext:value-type="string">
            <text:p>0x9930a2394501f94e97a439b8f3e9b3fdfb8bb69b</text:p>
          </table:table-cell>
          <table:table-cell office:value-type="float" office:value="488.42742817" calcext:value-type="float">
            <text:p>488.42742817</text:p>
          </table:table-cell>
          <table:table-cell/>
        </table:table-row>
        <table:table-row table:style-name="ro1">
          <table:table-cell office:value-type="string" calcext:value-type="string">
            <text:p>0x07e4afa170f0bb6b74134f53eb95ad91c3d586eb</text:p>
          </table:table-cell>
          <table:table-cell office:value-type="float" office:value="487.63149006" calcext:value-type="float">
            <text:p>487.63149006</text:p>
          </table:table-cell>
          <table:table-cell/>
        </table:table-row>
        <table:table-row table:style-name="ro1">
          <table:table-cell office:value-type="string" calcext:value-type="string">
            <text:p>0x949c8c80d2e2dd9fe0e60517831141d3e536a60b</text:p>
          </table:table-cell>
          <table:table-cell office:value-type="float" office:value="487.16123742" calcext:value-type="float">
            <text:p>487.16123742</text:p>
          </table:table-cell>
          <table:table-cell/>
        </table:table-row>
        <table:table-row table:style-name="ro1">
          <table:table-cell office:value-type="string" calcext:value-type="string">
            <text:p>0xa613c516b979fd1a321b1eee514f7c1d3865936d</text:p>
          </table:table-cell>
          <table:table-cell office:value-type="float" office:value="487.02218518" calcext:value-type="float">
            <text:p>487.02218518</text:p>
          </table:table-cell>
          <table:table-cell/>
        </table:table-row>
        <table:table-row table:style-name="ro1">
          <table:table-cell office:value-type="string" calcext:value-type="string">
            <text:p>0x50e24baeef561fea67fdf5f7fb10920c91338eef</text:p>
          </table:table-cell>
          <table:table-cell office:value-type="float" office:value="483.80418216" calcext:value-type="float">
            <text:p>483.80418216</text:p>
          </table:table-cell>
          <table:table-cell/>
        </table:table-row>
        <table:table-row table:style-name="ro1">
          <table:table-cell office:value-type="string" calcext:value-type="string">
            <text:p>0xfd318173d5f6838c12f9fb7deda8c26f5a0b41ea</text:p>
          </table:table-cell>
          <table:table-cell office:value-type="float" office:value="482.8708499" calcext:value-type="float">
            <text:p>482.8708499</text:p>
          </table:table-cell>
          <table:table-cell/>
        </table:table-row>
        <table:table-row table:style-name="ro1">
          <table:table-cell office:value-type="string" calcext:value-type="string">
            <text:p>0xb4f6ba15f82b095510e75db7a823ef1d4c9f04a2</text:p>
          </table:table-cell>
          <table:table-cell office:value-type="float" office:value="482.73850066" calcext:value-type="float">
            <text:p>482.73850066</text:p>
          </table:table-cell>
          <table:table-cell/>
        </table:table-row>
        <table:table-row table:style-name="ro1">
          <table:table-cell office:value-type="string" calcext:value-type="string">
            <text:p>0x96b7aa4eebb76b6cb462ed018b9beed8aa749ed0</text:p>
          </table:table-cell>
          <table:table-cell office:value-type="float" office:value="481.12281241" calcext:value-type="float">
            <text:p>481.12281241</text:p>
          </table:table-cell>
          <table:table-cell/>
        </table:table-row>
        <table:table-row table:style-name="ro1">
          <table:table-cell office:value-type="string" calcext:value-type="string">
            <text:p>0x1de77897b5300b4738601a457db78dab118997ef</text:p>
          </table:table-cell>
          <table:table-cell office:value-type="float" office:value="479.32599916" calcext:value-type="float">
            <text:p>479.32599916</text:p>
          </table:table-cell>
          <table:table-cell/>
        </table:table-row>
        <table:table-row table:style-name="ro1">
          <table:table-cell office:value-type="string" calcext:value-type="string">
            <text:p>0xb2fa7a26d3dc0f5fde49f4d314a304af0b8ebd79</text:p>
          </table:table-cell>
          <table:table-cell office:value-type="float" office:value="473.70786803" calcext:value-type="float">
            <text:p>473.70786803</text:p>
          </table:table-cell>
          <table:table-cell/>
        </table:table-row>
        <table:table-row table:style-name="ro1">
          <table:table-cell office:value-type="string" calcext:value-type="string">
            <text:p>0xe18d76c15f2d446dffc2e52bd254c8fe3b860396</text:p>
          </table:table-cell>
          <table:table-cell office:value-type="float" office:value="473.21194413" calcext:value-type="float">
            <text:p>473.21194413</text:p>
          </table:table-cell>
          <table:table-cell/>
        </table:table-row>
        <table:table-row table:style-name="ro1">
          <table:table-cell office:value-type="string" calcext:value-type="string">
            <text:p>0xc2a24e5ac7a541fdf9b2d1d9adee5b6346ee4b13</text:p>
          </table:table-cell>
          <table:table-cell office:value-type="float" office:value="473.15584994" calcext:value-type="float">
            <text:p>473.15584994</text:p>
          </table:table-cell>
          <table:table-cell/>
        </table:table-row>
        <table:table-row table:style-name="ro1">
          <table:table-cell office:value-type="string" calcext:value-type="string">
            <text:p>0x839928c9b2346aa942f990f0f8036e6f0ae4bb13</text:p>
          </table:table-cell>
          <table:table-cell office:value-type="float" office:value="472.5814342" calcext:value-type="float">
            <text:p>472.5814342</text:p>
          </table:table-cell>
          <table:table-cell/>
        </table:table-row>
        <table:table-row table:style-name="ro1">
          <table:table-cell office:value-type="string" calcext:value-type="string">
            <text:p>0x500dfd6a34168f2b7dc69e87506dc3aab8198475</text:p>
          </table:table-cell>
          <table:table-cell office:value-type="float" office:value="471.66094062" calcext:value-type="float">
            <text:p>471.66094062</text:p>
          </table:table-cell>
          <table:table-cell/>
        </table:table-row>
        <table:table-row table:style-name="ro1">
          <table:table-cell office:value-type="string" calcext:value-type="string">
            <text:p>0x2d5aaf7f10c8efea411a8494013af4c34ccad50d</text:p>
          </table:table-cell>
          <table:table-cell office:value-type="float" office:value="470.44400593" calcext:value-type="float">
            <text:p>470.44400593</text:p>
          </table:table-cell>
          <table:table-cell/>
        </table:table-row>
        <table:table-row table:style-name="ro1">
          <table:table-cell office:value-type="string" calcext:value-type="string">
            <text:p>0x453e094efa4402d43d86739fc253f3fab226872f</text:p>
          </table:table-cell>
          <table:table-cell office:value-type="float" office:value="470.30195613" calcext:value-type="float">
            <text:p>470.30195613</text:p>
          </table:table-cell>
          <table:table-cell/>
        </table:table-row>
        <table:table-row table:style-name="ro1">
          <table:table-cell office:value-type="string" calcext:value-type="string">
            <text:p>0x4a8380cbfa70cdc31020b178455b2e700f888888</text:p>
          </table:table-cell>
          <table:table-cell office:value-type="float" office:value="470.27493329" calcext:value-type="float">
            <text:p>470.27493329</text:p>
          </table:table-cell>
          <table:table-cell/>
        </table:table-row>
        <table:table-row table:style-name="ro1">
          <table:table-cell office:value-type="string" calcext:value-type="string">
            <text:p>0x9660711f1f85e528a34c05e9818b307b78641825</text:p>
          </table:table-cell>
          <table:table-cell office:value-type="float" office:value="469.49116126" calcext:value-type="float">
            <text:p>469.49116126</text:p>
          </table:table-cell>
          <table:table-cell/>
        </table:table-row>
        <table:table-row table:style-name="ro1">
          <table:table-cell office:value-type="string" calcext:value-type="string">
            <text:p>0xbdeb6a2567ce6498bad5a611b0efe999b2570a8a</text:p>
          </table:table-cell>
          <table:table-cell office:value-type="float" office:value="468.40512168" calcext:value-type="float">
            <text:p>468.40512168</text:p>
          </table:table-cell>
          <table:table-cell/>
        </table:table-row>
        <table:table-row table:style-name="ro1">
          <table:table-cell office:value-type="string" calcext:value-type="string">
            <text:p>0xad3d1942998f563f1175692384e7b3a7189a2b1b</text:p>
          </table:table-cell>
          <table:table-cell office:value-type="float" office:value="468.09302855" calcext:value-type="float">
            <text:p>468.09302855</text:p>
          </table:table-cell>
          <table:table-cell/>
        </table:table-row>
        <table:table-row table:style-name="ro1">
          <table:table-cell office:value-type="string" calcext:value-type="string">
            <text:p>0xa6a98a09f53a074926242009e90290013a44b7a4</text:p>
          </table:table-cell>
          <table:table-cell office:value-type="float" office:value="467.62101971" calcext:value-type="float">
            <text:p>467.62101971</text:p>
          </table:table-cell>
          <table:table-cell/>
        </table:table-row>
        <table:table-row table:style-name="ro1">
          <table:table-cell office:value-type="string" calcext:value-type="string">
            <text:p>0xb4d71337f922be114ccc7080e382264b5c94be17</text:p>
          </table:table-cell>
          <table:table-cell office:value-type="float" office:value="465.74837695" calcext:value-type="float">
            <text:p>465.74837695</text:p>
          </table:table-cell>
          <table:table-cell/>
        </table:table-row>
        <table:table-row table:style-name="ro1">
          <table:table-cell office:value-type="string" calcext:value-type="string">
            <text:p>0xfa5d2566c94cdae1e9041b1f4bd6f8cfab050d55</text:p>
          </table:table-cell>
          <table:table-cell office:value-type="float" office:value="462.80941272" calcext:value-type="float">
            <text:p>462.80941272</text:p>
          </table:table-cell>
          <table:table-cell/>
        </table:table-row>
        <table:table-row table:style-name="ro1">
          <table:table-cell office:value-type="string" calcext:value-type="string">
            <text:p>0x568b30c78165e35208d260d36774f648635dbfbb</text:p>
          </table:table-cell>
          <table:table-cell office:value-type="float" office:value="459.82200357" calcext:value-type="float">
            <text:p>459.82200357</text:p>
          </table:table-cell>
          <table:table-cell/>
        </table:table-row>
        <table:table-row table:style-name="ro1">
          <table:table-cell office:value-type="string" calcext:value-type="string">
            <text:p>0x72b0d61bdde4becf3e32f1ff9349552ac47a4650</text:p>
          </table:table-cell>
          <table:table-cell office:value-type="float" office:value="454.96737464" calcext:value-type="float">
            <text:p>454.96737464</text:p>
          </table:table-cell>
          <table:table-cell/>
        </table:table-row>
        <table:table-row table:style-name="ro1">
          <table:table-cell office:value-type="string" calcext:value-type="string">
            <text:p>0x5cd48606a51beb71d0c1df85775af62a68fae243</text:p>
          </table:table-cell>
          <table:table-cell office:value-type="float" office:value="451.78844591" calcext:value-type="float">
            <text:p>451.78844591</text:p>
          </table:table-cell>
          <table:table-cell/>
        </table:table-row>
        <table:table-row table:style-name="ro1">
          <table:table-cell office:value-type="string" calcext:value-type="string">
            <text:p>0xc6efe1bcbcc708d495dee2c9e6d702510dea9d0a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0xfcf87bc9e323e0bc657485c89f8e58a3e7147c1b</text:p>
          </table:table-cell>
          <table:table-cell office:value-type="float" office:value="448.74646857" calcext:value-type="float">
            <text:p>448.74646857</text:p>
          </table:table-cell>
          <table:table-cell/>
        </table:table-row>
        <table:table-row table:style-name="ro1">
          <table:table-cell office:value-type="string" calcext:value-type="string">
            <text:p>0x633ecbe1eadd67d25c1086f28f6ce43181e63036</text:p>
          </table:table-cell>
          <table:table-cell office:value-type="float" office:value="448.22651334" calcext:value-type="float">
            <text:p>448.22651334</text:p>
          </table:table-cell>
          <table:table-cell/>
        </table:table-row>
        <table:table-row table:style-name="ro1">
          <table:table-cell office:value-type="string" calcext:value-type="string">
            <text:p>0x185854ab796805f4c1a4780e71a225640771bd0a</text:p>
          </table:table-cell>
          <table:table-cell office:value-type="float" office:value="446.82163974" calcext:value-type="float">
            <text:p>446.82163974</text:p>
          </table:table-cell>
          <table:table-cell/>
        </table:table-row>
        <table:table-row table:style-name="ro1">
          <table:table-cell office:value-type="string" calcext:value-type="string">
            <text:p>0x0aaed49d6afb9cbd8490f516e11602b5e8fe12dc</text:p>
          </table:table-cell>
          <table:table-cell office:value-type="float" office:value="446.46266163" calcext:value-type="float">
            <text:p>446.46266163</text:p>
          </table:table-cell>
          <table:table-cell/>
        </table:table-row>
        <table:table-row table:style-name="ro1">
          <table:table-cell office:value-type="string" calcext:value-type="string">
            <text:p>0xec436095ae7d0966d1ba252c34dc2471a3414072</text:p>
          </table:table-cell>
          <table:table-cell office:value-type="float" office:value="445.88127213" calcext:value-type="float">
            <text:p>445.88127213</text:p>
          </table:table-cell>
          <table:table-cell/>
        </table:table-row>
        <table:table-row table:style-name="ro1">
          <table:table-cell office:value-type="string" calcext:value-type="string">
            <text:p>0x11c9f0cba3a52d5a2f87167cd3299841ec6454bb</text:p>
          </table:table-cell>
          <table:table-cell office:value-type="float" office:value="444.96689163" calcext:value-type="float">
            <text:p>444.96689163</text:p>
          </table:table-cell>
          <table:table-cell/>
        </table:table-row>
        <table:table-row table:style-name="ro1">
          <table:table-cell office:value-type="string" calcext:value-type="string">
            <text:p>0x4298745fadb457edbc1f785d12a713fef326eb28</text:p>
          </table:table-cell>
          <table:table-cell office:value-type="float" office:value="443.38278659" calcext:value-type="float">
            <text:p>443.38278659</text:p>
          </table:table-cell>
          <table:table-cell/>
        </table:table-row>
        <table:table-row table:style-name="ro1">
          <table:table-cell office:value-type="string" calcext:value-type="string">
            <text:p>0x8a7cc29dd3d964a3ff185480554f2d592a5d9dd8</text:p>
          </table:table-cell>
          <table:table-cell office:value-type="float" office:value="440.988941" calcext:value-type="float">
            <text:p>440.988941</text:p>
          </table:table-cell>
          <table:table-cell/>
        </table:table-row>
        <table:table-row table:style-name="ro1">
          <table:table-cell office:value-type="string" calcext:value-type="string">
            <text:p>0xf6edd31e1f4f59b74a3372fa45ba2d6556c598a3</text:p>
          </table:table-cell>
          <table:table-cell office:value-type="float" office:value="439.90594471" calcext:value-type="float">
            <text:p>439.90594471</text:p>
          </table:table-cell>
          <table:table-cell/>
        </table:table-row>
        <table:table-row table:style-name="ro1">
          <table:table-cell office:value-type="string" calcext:value-type="string">
            <text:p>0x4dd3ea7269636280f8f8514f4755eab2a809d9e0</text:p>
          </table:table-cell>
          <table:table-cell office:value-type="float" office:value="437.60369898" calcext:value-type="float">
            <text:p>437.60369898</text:p>
          </table:table-cell>
          <table:table-cell/>
        </table:table-row>
        <table:table-row table:style-name="ro1">
          <table:table-cell office:value-type="string" calcext:value-type="string">
            <text:p>0xfb20a121986c29a659e9f1fa7c5a14b150508069</text:p>
          </table:table-cell>
          <table:table-cell office:value-type="float" office:value="435.49050813" calcext:value-type="float">
            <text:p>435.49050813</text:p>
          </table:table-cell>
          <table:table-cell/>
        </table:table-row>
        <table:table-row table:style-name="ro1">
          <table:table-cell office:value-type="string" calcext:value-type="string">
            <text:p>0x0121f490c10c54e15234414b39dfde5f4cbd9e3f</text:p>
          </table:table-cell>
          <table:table-cell office:value-type="float" office:value="435.22579123" calcext:value-type="float">
            <text:p>435.22579123</text:p>
          </table:table-cell>
          <table:table-cell/>
        </table:table-row>
        <table:table-row table:style-name="ro1">
          <table:table-cell office:value-type="string" calcext:value-type="string">
            <text:p>0x738b189e91b1059fb913cedad64dd8efe9b18f2c</text:p>
          </table:table-cell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string" calcext:value-type="string">
            <text:p>0x5e004c5eec0c580d56e0ae6675196f04567e14ac</text:p>
          </table:table-cell>
          <table:table-cell office:value-type="float" office:value="434.25695413" calcext:value-type="float">
            <text:p>434.25695413</text:p>
          </table:table-cell>
          <table:table-cell/>
        </table:table-row>
        <table:table-row table:style-name="ro1">
          <table:table-cell office:value-type="string" calcext:value-type="string">
            <text:p>0x73fc9bd045f4f3f80b85bf54e6831f3bc5a19f54</text:p>
          </table:table-cell>
          <table:table-cell office:value-type="float" office:value="433.64866071" calcext:value-type="float">
            <text:p>433.64866071</text:p>
          </table:table-cell>
          <table:table-cell/>
        </table:table-row>
        <table:table-row table:style-name="ro1">
          <table:table-cell office:value-type="string" calcext:value-type="string">
            <text:p>0xedcaa8e7be9cc92238baf51fdbe52727c325dedf</text:p>
          </table:table-cell>
          <table:table-cell office:value-type="float" office:value="428.74216253" calcext:value-type="float">
            <text:p>428.74216253</text:p>
          </table:table-cell>
          <table:table-cell/>
        </table:table-row>
        <table:table-row table:style-name="ro1">
          <table:table-cell office:value-type="string" calcext:value-type="string">
            <text:p>0x5da11f785a1fa3deb01662998febf218cf264a83</text:p>
          </table:table-cell>
          <table:table-cell office:value-type="float" office:value="428.49597824" calcext:value-type="float">
            <text:p>428.49597824</text:p>
          </table:table-cell>
          <table:table-cell/>
        </table:table-row>
        <table:table-row table:style-name="ro1">
          <table:table-cell office:value-type="string" calcext:value-type="string">
            <text:p>0x9973470b05ff5ea06fcd9611bfe4ece787d7b99e</text:p>
          </table:table-cell>
          <table:table-cell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string" calcext:value-type="string">
            <text:p>0x6bf7ce87dfaaae62d2fb1f102eb00d4040d0463f</text:p>
          </table:table-cell>
          <table:table-cell office:value-type="float" office:value="427.13737233" calcext:value-type="float">
            <text:p>427.13737233</text:p>
          </table:table-cell>
          <table:table-cell/>
        </table:table-row>
        <table:table-row table:style-name="ro1">
          <table:table-cell office:value-type="string" calcext:value-type="string">
            <text:p>0xc31e2b6fc296c6785c34751c75c9fbdea7411a5e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string" calcext:value-type="string">
            <text:p>0xf406e8b7efe837ef6581670afdcee07350286150</text:p>
          </table:table-cell>
          <table:table-cell office:value-type="float" office:value="424.19992967" calcext:value-type="float">
            <text:p>424.19992967</text:p>
          </table:table-cell>
          <table:table-cell/>
        </table:table-row>
        <table:table-row table:style-name="ro1">
          <table:table-cell office:value-type="string" calcext:value-type="string">
            <text:p>0xf1102225c578bd1ac91581a664b3f7cf45cd91d0</text:p>
          </table:table-cell>
          <table:table-cell office:value-type="float" office:value="423.9206064" calcext:value-type="float">
            <text:p>423.9206064</text:p>
          </table:table-cell>
          <table:table-cell/>
        </table:table-row>
        <table:table-row table:style-name="ro1">
          <table:table-cell office:value-type="string" calcext:value-type="string">
            <text:p>0xdd1a6ee392dc02c8b47f009959aae0844265a460</text:p>
          </table:table-cell>
          <table:table-cell office:value-type="float" office:value="422.5" calcext:value-type="float">
            <text:p>422.5</text:p>
          </table:table-cell>
          <table:table-cell/>
        </table:table-row>
        <table:table-row table:style-name="ro1">
          <table:table-cell office:value-type="string" calcext:value-type="string">
            <text:p>0xc8806193987d1effd6598f0839d9150e3fd82c83</text:p>
          </table:table-cell>
          <table:table-cell office:value-type="float" office:value="422.26518717" calcext:value-type="float">
            <text:p>422.26518717</text:p>
          </table:table-cell>
          <table:table-cell/>
        </table:table-row>
        <table:table-row table:style-name="ro1">
          <table:table-cell office:value-type="string" calcext:value-type="string">
            <text:p>0x1ba1d2e03ffdf7a4d40ac04c7a0d8497fa650dd2</text:p>
          </table:table-cell>
          <table:table-cell office:value-type="float" office:value="421.79111385" calcext:value-type="float">
            <text:p>421.79111385</text:p>
          </table:table-cell>
          <table:table-cell/>
        </table:table-row>
        <table:table-row table:style-name="ro1">
          <table:table-cell office:value-type="string" calcext:value-type="string">
            <text:p>0x8fd936af6b93e1f1e6de79038d010a81ca397809</text:p>
          </table:table-cell>
          <table:table-cell office:value-type="float" office:value="420.58046947" calcext:value-type="float">
            <text:p>420.58046947</text:p>
          </table:table-cell>
          <table:table-cell/>
        </table:table-row>
        <table:table-row table:style-name="ro1">
          <table:table-cell office:value-type="string" calcext:value-type="string">
            <text:p>0x32ab87b966368ac0e90b0cd83a29e1882cfaf57e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0xdaea6232f91d703c28e208e622943a611bb950dc</text:p>
          </table:table-cell>
          <table:table-cell office:value-type="float" office:value="415.17846781" calcext:value-type="float">
            <text:p>415.17846781</text:p>
          </table:table-cell>
          <table:table-cell/>
        </table:table-row>
        <table:table-row table:style-name="ro1">
          <table:table-cell office:value-type="string" calcext:value-type="string">
            <text:p>0xa75f78799f45af97732ef872a7b4cd9da81acda7</text:p>
          </table:table-cell>
          <table:table-cell office:value-type="float" office:value="414.51835196" calcext:value-type="float">
            <text:p>414.51835196</text:p>
          </table:table-cell>
          <table:table-cell/>
        </table:table-row>
        <table:table-row table:style-name="ro1">
          <table:table-cell office:value-type="string" calcext:value-type="string">
            <text:p>0x7b8c5273786da487df451b776378c39dbdee407e</text:p>
          </table:table-cell>
          <table:table-cell office:value-type="float" office:value="412.52505458" calcext:value-type="float">
            <text:p>412.52505458</text:p>
          </table:table-cell>
          <table:table-cell/>
        </table:table-row>
        <table:table-row table:style-name="ro1">
          <table:table-cell office:value-type="string" calcext:value-type="string">
            <text:p>0x0f7335029d75ee659c17e201d19a0d00a099f513</text:p>
          </table:table-cell>
          <table:table-cell office:value-type="float" office:value="410.8485454" calcext:value-type="float">
            <text:p>410.8485454</text:p>
          </table:table-cell>
          <table:table-cell/>
        </table:table-row>
        <table:table-row table:style-name="ro1">
          <table:table-cell office:value-type="string" calcext:value-type="string">
            <text:p>0xd711742c3392789d34231b94387445f40ad7a923</text:p>
          </table:table-cell>
          <table:table-cell office:value-type="float" office:value="410.76529212" calcext:value-type="float">
            <text:p>410.76529212</text:p>
          </table:table-cell>
          <table:table-cell/>
        </table:table-row>
        <table:table-row table:style-name="ro1">
          <table:table-cell office:value-type="string" calcext:value-type="string">
            <text:p>0x24880604b6c125a8754c2f67764b0da1b0a19436</text:p>
          </table:table-cell>
          <table:table-cell office:value-type="float" office:value="410.35236723" calcext:value-type="float">
            <text:p>410.35236723</text:p>
          </table:table-cell>
          <table:table-cell/>
        </table:table-row>
        <table:table-row table:style-name="ro1">
          <table:table-cell office:value-type="string" calcext:value-type="string">
            <text:p>0xcec9f8d05e0bd81c6c2075eb18705925e593cf4e</text:p>
          </table:table-cell>
          <table:table-cell office:value-type="float" office:value="408.42315602" calcext:value-type="float">
            <text:p>408.42315602</text:p>
          </table:table-cell>
          <table:table-cell/>
        </table:table-row>
        <table:table-row table:style-name="ro1">
          <table:table-cell office:value-type="string" calcext:value-type="string">
            <text:p>0x96812fe91efde0fcc20ef8af2783edd126790d5f</text:p>
          </table:table-cell>
          <table:table-cell office:value-type="float" office:value="407.61241484" calcext:value-type="float">
            <text:p>407.61241484</text:p>
          </table:table-cell>
          <table:table-cell/>
        </table:table-row>
        <table:table-row table:style-name="ro1">
          <table:table-cell office:value-type="string" calcext:value-type="string">
            <text:p>0x7625aec98b40692ac83f4cff808e7f0b7d759841</text:p>
          </table:table-cell>
          <table:table-cell office:value-type="float" office:value="407.41909314" calcext:value-type="float">
            <text:p>407.41909314</text:p>
          </table:table-cell>
          <table:table-cell/>
        </table:table-row>
        <table:table-row table:style-name="ro1">
          <table:table-cell office:value-type="string" calcext:value-type="string">
            <text:p>0x4cc39e317c4f359765f1723645872354a3b29f81</text:p>
          </table:table-cell>
          <table:table-cell office:value-type="float" office:value="406.11958577" calcext:value-type="float">
            <text:p>406.11958577</text:p>
          </table:table-cell>
          <table:table-cell/>
        </table:table-row>
        <table:table-row table:style-name="ro1">
          <table:table-cell office:value-type="string" calcext:value-type="string">
            <text:p>0xc126e2496ec8924d92fac138653145622a05cd7e</text:p>
          </table:table-cell>
          <table:table-cell office:value-type="float" office:value="406.06285471" calcext:value-type="float">
            <text:p>406.06285471</text:p>
          </table:table-cell>
          <table:table-cell/>
        </table:table-row>
        <table:table-row table:style-name="ro1">
          <table:table-cell office:value-type="string" calcext:value-type="string">
            <text:p>0x68fad004c1d3936e7e3525098e12b759eac194db</text:p>
          </table:table-cell>
          <table:table-cell office:value-type="float" office:value="402.89621616" calcext:value-type="float">
            <text:p>402.89621616</text:p>
          </table:table-cell>
          <table:table-cell/>
        </table:table-row>
        <table:table-row table:style-name="ro1">
          <table:table-cell office:value-type="string" calcext:value-type="string">
            <text:p>0xdc84a4d8d60932aef8315c42f162e167351ab1c6</text:p>
          </table:table-cell>
          <table:table-cell office:value-type="float" office:value="400.83133848" calcext:value-type="float">
            <text:p>400.83133848</text:p>
          </table:table-cell>
          <table:table-cell/>
        </table:table-row>
        <table:table-row table:style-name="ro1">
          <table:table-cell office:value-type="string" calcext:value-type="string">
            <text:p>0xd9153ae6769a62aa1a03baf4930a43dc3d9f3391</text:p>
          </table:table-cell>
          <table:table-cell office:value-type="float" office:value="400.6288243" calcext:value-type="float">
            <text:p>400.6288243</text:p>
          </table:table-cell>
          <table:table-cell/>
        </table:table-row>
        <table:table-row table:style-name="ro1">
          <table:table-cell office:value-type="string" calcext:value-type="string">
            <text:p>0x03019140b77af64bc828a8f4df70ebac1cb23301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0x5af94a918287167153ede90d8aaa40bc92631abf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0x62a3a90e7d07a62a8c8000b621075fe7ced0afd9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0x706c961f9f856226c799dae80e3f85d2e993684c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0x7816ef6a2c9d14a9a80dd69385a198ca539d10ac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0xada7d03901eb31a3f6e5859d9b31a67276d59880</text:p>
          </table:table-cell>
          <table:table-cell office:value-type="float" office:value="399.22298938" calcext:value-type="float">
            <text:p>399.22298938</text:p>
          </table:table-cell>
          <table:table-cell/>
        </table:table-row>
        <table:table-row table:style-name="ro1">
          <table:table-cell office:value-type="string" calcext:value-type="string">
            <text:p>0x4c087f270b5df0c057b7f9854c46f41dc0675bbb</text:p>
          </table:table-cell>
          <table:table-cell office:value-type="float" office:value="394.69557259" calcext:value-type="float">
            <text:p>394.69557259</text:p>
          </table:table-cell>
          <table:table-cell/>
        </table:table-row>
        <table:table-row table:style-name="ro1">
          <table:table-cell office:value-type="string" calcext:value-type="string">
            <text:p>0x1c636d7ac4c84995d9ffd3c3ec694bb822cd4f42</text:p>
          </table:table-cell>
          <table:table-cell office:value-type="float" office:value="394.54464952" calcext:value-type="float">
            <text:p>394.54464952</text:p>
          </table:table-cell>
          <table:table-cell/>
        </table:table-row>
        <table:table-row table:style-name="ro1">
          <table:table-cell office:value-type="string" calcext:value-type="string">
            <text:p>0x1bb45ab9d1a9af4b7017889ab4f3ef9539d63514</text:p>
          </table:table-cell>
          <table:table-cell office:value-type="float" office:value="392.15497908" calcext:value-type="float">
            <text:p>392.15497908</text:p>
          </table:table-cell>
          <table:table-cell/>
        </table:table-row>
        <table:table-row table:style-name="ro1">
          <table:table-cell office:value-type="string" calcext:value-type="string">
            <text:p>0x3595248d46c04c2655333d3b3543f300bb7402e6</text:p>
          </table:table-cell>
          <table:table-cell office:value-type="float" office:value="391.98226697" calcext:value-type="float">
            <text:p>391.98226697</text:p>
          </table:table-cell>
          <table:table-cell/>
        </table:table-row>
        <table:table-row table:style-name="ro1">
          <table:table-cell office:value-type="string" calcext:value-type="string">
            <text:p>0x7d4db80101e6d9158434ee1f8e81465a5afe264c</text:p>
          </table:table-cell>
          <table:table-cell office:value-type="float" office:value="390.75745724" calcext:value-type="float">
            <text:p>390.75745724</text:p>
          </table:table-cell>
          <table:table-cell/>
        </table:table-row>
        <table:table-row table:style-name="ro1">
          <table:table-cell office:value-type="string" calcext:value-type="string">
            <text:p>0x24fce0f8c20bcc7a3dfa8e06cff86643c6a6da07</text:p>
          </table:table-cell>
          <table:table-cell office:value-type="float" office:value="390.71686662" calcext:value-type="float">
            <text:p>390.71686662</text:p>
          </table:table-cell>
          <table:table-cell/>
        </table:table-row>
        <table:table-row table:style-name="ro1">
          <table:table-cell office:value-type="string" calcext:value-type="string">
            <text:p>0x0d14a289104e2e2feaa0eb9e8751fbef1f4a3040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0x09d9f4aa8a0316e3f5dea710420528e3d064acd2</text:p>
          </table:table-cell>
          <table:table-cell office:value-type="float" office:value="388.87532142" calcext:value-type="float">
            <text:p>388.87532142</text:p>
          </table:table-cell>
          <table:table-cell/>
        </table:table-row>
        <table:table-row table:style-name="ro1">
          <table:table-cell office:value-type="string" calcext:value-type="string">
            <text:p>0xe282d28c488d9c8f2e4e6efc5db22d1d75dc9b50</text:p>
          </table:table-cell>
          <table:table-cell office:value-type="float" office:value="386.94345112" calcext:value-type="float">
            <text:p>386.94345112</text:p>
          </table:table-cell>
          <table:table-cell/>
        </table:table-row>
        <table:table-row table:style-name="ro1">
          <table:table-cell office:value-type="string" calcext:value-type="string">
            <text:p>0x523cba5d18add8f8ab52e9c3b8d511c5efa52110</text:p>
          </table:table-cell>
          <table:table-cell office:value-type="float" office:value="386.06481349" calcext:value-type="float">
            <text:p>386.06481349</text:p>
          </table:table-cell>
          <table:table-cell/>
        </table:table-row>
        <table:table-row table:style-name="ro1">
          <table:table-cell office:value-type="string" calcext:value-type="string">
            <text:p>0xa1ced9702e0384097a00d8e04b06788e24aa7c19</text:p>
          </table:table-cell>
          <table:table-cell office:value-type="float" office:value="385.1742688" calcext:value-type="float">
            <text:p>385.1742688</text:p>
          </table:table-cell>
          <table:table-cell/>
        </table:table-row>
        <table:table-row table:style-name="ro1">
          <table:table-cell office:value-type="string" calcext:value-type="string">
            <text:p>0xad3c18004367b9613ad86aa340584ad3fcb64454</text:p>
          </table:table-cell>
          <table:table-cell office:value-type="float" office:value="384.85678754" calcext:value-type="float">
            <text:p>384.85678754</text:p>
          </table:table-cell>
          <table:table-cell/>
        </table:table-row>
        <table:table-row table:style-name="ro1">
          <table:table-cell office:value-type="string" calcext:value-type="string">
            <text:p>0xb7a5803f7730de3669cb60e06a54934b205e688b</text:p>
          </table:table-cell>
          <table:table-cell office:value-type="float" office:value="382.80403023" calcext:value-type="float">
            <text:p>382.80403023</text:p>
          </table:table-cell>
          <table:table-cell/>
        </table:table-row>
        <table:table-row table:style-name="ro1">
          <table:table-cell office:value-type="string" calcext:value-type="string">
            <text:p>0xa39eefb335df4efb5246a92805dc4a982943d9f9</text:p>
          </table:table-cell>
          <table:table-cell office:value-type="float" office:value="381.15616308" calcext:value-type="float">
            <text:p>381.15616308</text:p>
          </table:table-cell>
          <table:table-cell/>
        </table:table-row>
        <table:table-row table:style-name="ro1">
          <table:table-cell office:value-type="string" calcext:value-type="string">
            <text:p>0xa3870e499a0630072f101b6d090ae6c8223176af</text:p>
          </table:table-cell>
          <table:table-cell office:value-type="float" office:value="380.55860214" calcext:value-type="float">
            <text:p>380.55860214</text:p>
          </table:table-cell>
          <table:table-cell/>
        </table:table-row>
        <table:table-row table:style-name="ro1">
          <table:table-cell office:value-type="string" calcext:value-type="string">
            <text:p>0x71fedbcb6c57a4cf12398b5bd82957e44b17e598</text:p>
          </table:table-cell>
          <table:table-cell office:value-type="float" office:value="379.97297579" calcext:value-type="float">
            <text:p>379.97297579</text:p>
          </table:table-cell>
          <table:table-cell/>
        </table:table-row>
        <table:table-row table:style-name="ro1">
          <table:table-cell office:value-type="string" calcext:value-type="string">
            <text:p>0x26cb1978d67942e21cb01dd3211942b4d06b1b31</text:p>
          </table:table-cell>
          <table:table-cell office:value-type="float" office:value="379.02456399" calcext:value-type="float">
            <text:p>379.02456399</text:p>
          </table:table-cell>
          <table:table-cell/>
        </table:table-row>
        <table:table-row table:style-name="ro1">
          <table:table-cell office:value-type="string" calcext:value-type="string">
            <text:p>0x6c6cfd7dbd9ff0d68a85d5819338a399e765733f</text:p>
          </table:table-cell>
          <table:table-cell office:value-type="float" office:value="377.8820468" calcext:value-type="float">
            <text:p>377.8820468</text:p>
          </table:table-cell>
          <table:table-cell/>
        </table:table-row>
        <table:table-row table:style-name="ro1">
          <table:table-cell office:value-type="string" calcext:value-type="string">
            <text:p>0xaebd74376cbf5fb55cffce80fde68bf7c5af9c62</text:p>
          </table:table-cell>
          <table:table-cell office:value-type="float" office:value="377.40752153" calcext:value-type="float">
            <text:p>377.40752153</text:p>
          </table:table-cell>
          <table:table-cell/>
        </table:table-row>
        <table:table-row table:style-name="ro1">
          <table:table-cell office:value-type="string" calcext:value-type="string">
            <text:p>0xd1f6fe2691eeb4f1d22e4361ecb9847a1a198446</text:p>
          </table:table-cell>
          <table:table-cell office:value-type="float" office:value="377.20398623" calcext:value-type="float">
            <text:p>377.20398623</text:p>
          </table:table-cell>
          <table:table-cell/>
        </table:table-row>
        <table:table-row table:style-name="ro1">
          <table:table-cell office:value-type="string" calcext:value-type="string">
            <text:p>0xbd6b402187290b680e33c3590b1322019cf2d47d</text:p>
          </table:table-cell>
          <table:table-cell office:value-type="float" office:value="374.93639774" calcext:value-type="float">
            <text:p>374.93639774</text:p>
          </table:table-cell>
          <table:table-cell/>
        </table:table-row>
        <table:table-row table:style-name="ro1">
          <table:table-cell office:value-type="string" calcext:value-type="string">
            <text:p>0xf28d179e4a8da3e790ac26e2bda0e7acd8e2ee49</text:p>
          </table:table-cell>
          <table:table-cell office:value-type="float" office:value="373.94863681" calcext:value-type="float">
            <text:p>373.94863681</text:p>
          </table:table-cell>
          <table:table-cell/>
        </table:table-row>
        <table:table-row table:style-name="ro1">
          <table:table-cell office:value-type="string" calcext:value-type="string">
            <text:p>0xd9370487e63c5aea5849a2099c7dedac7c7946da</text:p>
          </table:table-cell>
          <table:table-cell office:value-type="float" office:value="371.72561376" calcext:value-type="float">
            <text:p>371.72561376</text:p>
          </table:table-cell>
          <table:table-cell/>
        </table:table-row>
        <table:table-row table:style-name="ro1">
          <table:table-cell office:value-type="string" calcext:value-type="string">
            <text:p>0xa8a91217640ec5c2f0e0a3c6c34683d9cd7b6e22</text:p>
          </table:table-cell>
          <table:table-cell office:value-type="float" office:value="371.03713949" calcext:value-type="float">
            <text:p>371.03713949</text:p>
          </table:table-cell>
          <table:table-cell/>
        </table:table-row>
        <table:table-row table:style-name="ro1">
          <table:table-cell office:value-type="string" calcext:value-type="string">
            <text:p>0x458244954c1f3a7794898b299e837f9ffa0f53e7</text:p>
          </table:table-cell>
          <table:table-cell office:value-type="float" office:value="370.65541938" calcext:value-type="float">
            <text:p>370.65541938</text:p>
          </table:table-cell>
          <table:table-cell/>
        </table:table-row>
        <table:table-row table:style-name="ro1">
          <table:table-cell office:value-type="string" calcext:value-type="string">
            <text:p>0x5054d2a4cc4f9b2da2968172e37983dd0c57c4b3</text:p>
          </table:table-cell>
          <table:table-cell office:value-type="float" office:value="369.08673152" calcext:value-type="float">
            <text:p>369.08673152</text:p>
          </table:table-cell>
          <table:table-cell/>
        </table:table-row>
        <table:table-row table:style-name="ro1">
          <table:table-cell office:value-type="string" calcext:value-type="string">
            <text:p>0x43dea02cb4b3bf3412b5d92e9df6afcd386d3c89</text:p>
          </table:table-cell>
          <table:table-cell office:value-type="float" office:value="368.95007592" calcext:value-type="float">
            <text:p>368.95007592</text:p>
          </table:table-cell>
          <table:table-cell/>
        </table:table-row>
        <table:table-row table:style-name="ro1">
          <table:table-cell office:value-type="string" calcext:value-type="string">
            <text:p>0xec8ae2648be81c2041afc41878f252987093e332</text:p>
          </table:table-cell>
          <table:table-cell office:value-type="float" office:value="367.81102343" calcext:value-type="float">
            <text:p>367.81102343</text:p>
          </table:table-cell>
          <table:table-cell/>
        </table:table-row>
        <table:table-row table:style-name="ro1">
          <table:table-cell office:value-type="string" calcext:value-type="string">
            <text:p>0xf2dccf60072ef9e8c90b613117b613e63600d630</text:p>
          </table:table-cell>
          <table:table-cell office:value-type="float" office:value="367.74832233" calcext:value-type="float">
            <text:p>367.74832233</text:p>
          </table:table-cell>
          <table:table-cell/>
        </table:table-row>
        <table:table-row table:style-name="ro1">
          <table:table-cell office:value-type="string" calcext:value-type="string">
            <text:p>0x832b44b40d44ba1879975096d19a7229e36c8dca</text:p>
          </table:table-cell>
          <table:table-cell office:value-type="float" office:value="367.19999197" calcext:value-type="float">
            <text:p>367.19999197</text:p>
          </table:table-cell>
          <table:table-cell/>
        </table:table-row>
        <table:table-row table:style-name="ro1">
          <table:table-cell office:value-type="string" calcext:value-type="string">
            <text:p>0x927ac94bbdd69d9a9e6fae1b04cfa1cced54ffb4</text:p>
          </table:table-cell>
          <table:table-cell office:value-type="float" office:value="366.71672454" calcext:value-type="float">
            <text:p>366.71672454</text:p>
          </table:table-cell>
          <table:table-cell/>
        </table:table-row>
        <table:table-row table:style-name="ro1">
          <table:table-cell office:value-type="string" calcext:value-type="string">
            <text:p>0x7780a30b2f2f21f3fe033eda6f2a45ecc00d2f3f</text:p>
          </table:table-cell>
          <table:table-cell office:value-type="float" office:value="364.84566218" calcext:value-type="float">
            <text:p>364.84566218</text:p>
          </table:table-cell>
          <table:table-cell/>
        </table:table-row>
        <table:table-row table:style-name="ro1">
          <table:table-cell office:value-type="string" calcext:value-type="string">
            <text:p>0x797c2ff4c7168188552334a558ccf98b03e7631b</text:p>
          </table:table-cell>
          <table:table-cell office:value-type="float" office:value="364.48491432" calcext:value-type="float">
            <text:p>364.48491432</text:p>
          </table:table-cell>
          <table:table-cell/>
        </table:table-row>
        <table:table-row table:style-name="ro1">
          <table:table-cell office:value-type="string" calcext:value-type="string">
            <text:p>0xb489e2c972d611e5835a09c583902e7140075dfe</text:p>
          </table:table-cell>
          <table:table-cell office:value-type="float" office:value="363.84708045" calcext:value-type="float">
            <text:p>363.84708045</text:p>
          </table:table-cell>
          <table:table-cell/>
        </table:table-row>
        <table:table-row table:style-name="ro1">
          <table:table-cell office:value-type="string" calcext:value-type="string">
            <text:p>0x6fc9e57413d7e5d0250580118d580368d848fc20</text:p>
          </table:table-cell>
          <table:table-cell office:value-type="float" office:value="363.53360916" calcext:value-type="float">
            <text:p>363.53360916</text:p>
          </table:table-cell>
          <table:table-cell/>
        </table:table-row>
        <table:table-row table:style-name="ro1">
          <table:table-cell office:value-type="string" calcext:value-type="string">
            <text:p>0xe44df8f8f454d9d7fd53fc423a3b3c48fd89cc5b</text:p>
          </table:table-cell>
          <table:table-cell office:value-type="float" office:value="360.66287086" calcext:value-type="float">
            <text:p>360.66287086</text:p>
          </table:table-cell>
          <table:table-cell/>
        </table:table-row>
        <table:table-row table:style-name="ro1">
          <table:table-cell office:value-type="string" calcext:value-type="string">
            <text:p>0xd08ddcf49d2a627ac0278df0c2f676fdf3bb6c5c</text:p>
          </table:table-cell>
          <table:table-cell office:value-type="float" office:value="360.21710634" calcext:value-type="float">
            <text:p>360.21710634</text:p>
          </table:table-cell>
          <table:table-cell/>
        </table:table-row>
        <table:table-row table:style-name="ro1">
          <table:table-cell office:value-type="string" calcext:value-type="string">
            <text:p>0x914d7ff3b73b47909b98a8989d01ef59ed9e4ec3</text:p>
          </table:table-cell>
          <table:table-cell office:value-type="float" office:value="355.13321421" calcext:value-type="float">
            <text:p>355.13321421</text:p>
          </table:table-cell>
          <table:table-cell/>
        </table:table-row>
        <table:table-row table:style-name="ro1">
          <table:table-cell office:value-type="string" calcext:value-type="string">
            <text:p>0x67d7a8c97becce20ecfdaa14e7d289e0b9d5c217</text:p>
          </table:table-cell>
          <table:table-cell office:value-type="float" office:value="354.86952236" calcext:value-type="float">
            <text:p>354.86952236</text:p>
          </table:table-cell>
          <table:table-cell/>
        </table:table-row>
        <table:table-row table:style-name="ro1">
          <table:table-cell office:value-type="string" calcext:value-type="string">
            <text:p>0x17a659aa5d23940241c581f6870bb1b8ebe8928e</text:p>
          </table:table-cell>
          <table:table-cell office:value-type="float" office:value="353.91068111" calcext:value-type="float">
            <text:p>353.91068111</text:p>
          </table:table-cell>
          <table:table-cell/>
        </table:table-row>
        <table:table-row table:style-name="ro1">
          <table:table-cell office:value-type="string" calcext:value-type="string">
            <text:p>0x2d9eb22e2c63c55ff396cb4417139d528aaa40d2</text:p>
          </table:table-cell>
          <table:table-cell office:value-type="float" office:value="352.97891596" calcext:value-type="float">
            <text:p>352.97891596</text:p>
          </table:table-cell>
          <table:table-cell/>
        </table:table-row>
        <table:table-row table:style-name="ro1">
          <table:table-cell office:value-type="string" calcext:value-type="string">
            <text:p>0x1792803b2d47b386f0c15aefb5a1690f7aa878f2</text:p>
          </table:table-cell>
          <table:table-cell office:value-type="float" office:value="350.6748458" calcext:value-type="float">
            <text:p>350.6748458</text:p>
          </table:table-cell>
          <table:table-cell/>
        </table:table-row>
        <table:table-row table:style-name="ro1">
          <table:table-cell office:value-type="string" calcext:value-type="string">
            <text:p>0x019f57567db38ba98acb3d4290250051d63322fe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0x0a39c305de9bdadb201fc07aadce5f7fb0f3a195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0x43c62164ca0b3cc4475bb411c0c5e7314aeeeb13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0xca3be77c856e3d5d171de5ab104f47db3709a95e</text:p>
          </table:table-cell>
          <table:table-cell office:value-type="float" office:value="347.65396612" calcext:value-type="float">
            <text:p>347.65396612</text:p>
          </table:table-cell>
          <table:table-cell/>
        </table:table-row>
        <table:table-row table:style-name="ro1">
          <table:table-cell office:value-type="string" calcext:value-type="string">
            <text:p>0x43bf470a1a083d834602140f9442f6d7f2f2527b</text:p>
          </table:table-cell>
          <table:table-cell office:value-type="float" office:value="346.76560514" calcext:value-type="float">
            <text:p>346.76560514</text:p>
          </table:table-cell>
          <table:table-cell/>
        </table:table-row>
        <table:table-row table:style-name="ro1">
          <table:table-cell office:value-type="string" calcext:value-type="string">
            <text:p>0xbfe429b1cf78f9ac3ba59a84b59c4a9ef78a4546</text:p>
          </table:table-cell>
          <table:table-cell office:value-type="float" office:value="346.10127725" calcext:value-type="float">
            <text:p>346.10127725</text:p>
          </table:table-cell>
          <table:table-cell/>
        </table:table-row>
        <table:table-row table:style-name="ro1">
          <table:table-cell office:value-type="string" calcext:value-type="string">
            <text:p>0x12fd3b3bcc9aeb5ebf7857cfc0b70eaf6a3524f1</text:p>
          </table:table-cell>
          <table:table-cell office:value-type="float" office:value="345.9106588" calcext:value-type="float">
            <text:p>345.9106588</text:p>
          </table:table-cell>
          <table:table-cell/>
        </table:table-row>
        <table:table-row table:style-name="ro1">
          <table:table-cell office:value-type="string" calcext:value-type="string">
            <text:p>0xff161685a252141d3f82df92e53f99050abf2033</text:p>
          </table:table-cell>
          <table:table-cell office:value-type="float" office:value="343.70136685" calcext:value-type="float">
            <text:p>343.70136685</text:p>
          </table:table-cell>
          <table:table-cell/>
        </table:table-row>
        <table:table-row table:style-name="ro1">
          <table:table-cell office:value-type="string" calcext:value-type="string">
            <text:p>0x4c3387b08b0ffc39380edec230c17ac3ee97423d</text:p>
          </table:table-cell>
          <table:table-cell office:value-type="float" office:value="343.3838649" calcext:value-type="float">
            <text:p>343.3838649</text:p>
          </table:table-cell>
          <table:table-cell/>
        </table:table-row>
        <table:table-row table:style-name="ro1">
          <table:table-cell office:value-type="string" calcext:value-type="string">
            <text:p>0x5bd124518cda4a96b13c6240fcc350b5900fb843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0x07dc6ff327e5b325b4583d50fcb77798615ceb3e</text:p>
          </table:table-cell>
          <table:table-cell office:value-type="float" office:value="339.75662832" calcext:value-type="float">
            <text:p>339.75662832</text:p>
          </table:table-cell>
          <table:table-cell/>
        </table:table-row>
        <table:table-row table:style-name="ro1">
          <table:table-cell office:value-type="string" calcext:value-type="string">
            <text:p>0x027ea4af6bd4b1138a970bfb9e7865f7aeee7c39</text:p>
          </table:table-cell>
          <table:table-cell office:value-type="float" office:value="338.75782521" calcext:value-type="float">
            <text:p>338.75782521</text:p>
          </table:table-cell>
          <table:table-cell/>
        </table:table-row>
        <table:table-row table:style-name="ro1">
          <table:table-cell office:value-type="string" calcext:value-type="string">
            <text:p>0x5f2fdf4ca30a691c8ff2bff95fec5cb2f46fe770</text:p>
          </table:table-cell>
          <table:table-cell office:value-type="float" office:value="337.72772654" calcext:value-type="float">
            <text:p>337.72772654</text:p>
          </table:table-cell>
          <table:table-cell/>
        </table:table-row>
        <table:table-row table:style-name="ro1">
          <table:table-cell office:value-type="string" calcext:value-type="string">
            <text:p>0x1e30bdf17269784e0e77a8c64186c7843d658bbf</text:p>
          </table:table-cell>
          <table:table-cell office:value-type="float" office:value="335.52349844" calcext:value-type="float">
            <text:p>335.52349844</text:p>
          </table:table-cell>
          <table:table-cell/>
        </table:table-row>
        <table:table-row table:style-name="ro1">
          <table:table-cell office:value-type="string" calcext:value-type="string">
            <text:p>0xc51d0f06b767c6cc7b7fa7e9963b9192e81c1f64</text:p>
          </table:table-cell>
          <table:table-cell office:value-type="float" office:value="335.42117448" calcext:value-type="float">
            <text:p>335.42117448</text:p>
          </table:table-cell>
          <table:table-cell/>
        </table:table-row>
        <table:table-row table:style-name="ro1">
          <table:table-cell office:value-type="string" calcext:value-type="string">
            <text:p>0xc4a91ee2ba6f3aae8c9bfa07cf22d0c31bdce351</text:p>
          </table:table-cell>
          <table:table-cell office:value-type="float" office:value="334.25910677" calcext:value-type="float">
            <text:p>334.25910677</text:p>
          </table:table-cell>
          <table:table-cell/>
        </table:table-row>
        <table:table-row table:style-name="ro1">
          <table:table-cell office:value-type="string" calcext:value-type="string">
            <text:p>0xafb87dee8af54f309c397adf270fba4cc9c986c4</text:p>
          </table:table-cell>
          <table:table-cell office:value-type="float" office:value="333.27841888" calcext:value-type="float">
            <text:p>333.27841888</text:p>
          </table:table-cell>
          <table:table-cell/>
        </table:table-row>
        <table:table-row table:style-name="ro1">
          <table:table-cell office:value-type="string" calcext:value-type="string">
            <text:p>0xb90f2fd5f0f3024ecbcc343dc282a685a2251efb</text:p>
          </table:table-cell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string" calcext:value-type="string">
            <text:p>0x20cd3360db7bdd9d47883c7d6030f1e07363d1c8</text:p>
          </table:table-cell>
          <table:table-cell office:value-type="float" office:value="331.51" calcext:value-type="float">
            <text:p>331.51</text:p>
          </table:table-cell>
          <table:table-cell/>
        </table:table-row>
        <table:table-row table:style-name="ro1">
          <table:table-cell office:value-type="string" calcext:value-type="string">
            <text:p>0xb484a1792bf66aa2a95541499ea9cb51e8d4d8d8</text:p>
          </table:table-cell>
          <table:table-cell office:value-type="float" office:value="331.39970652" calcext:value-type="float">
            <text:p>331.39970652</text:p>
          </table:table-cell>
          <table:table-cell/>
        </table:table-row>
        <table:table-row table:style-name="ro1">
          <table:table-cell office:value-type="string" calcext:value-type="string">
            <text:p>0x143ab472de6cdcea44bce3f99b009368f24fe9c9</text:p>
          </table:table-cell>
          <table:table-cell office:value-type="float" office:value="328.82829047" calcext:value-type="float">
            <text:p>328.82829047</text:p>
          </table:table-cell>
          <table:table-cell/>
        </table:table-row>
        <table:table-row table:style-name="ro1">
          <table:table-cell office:value-type="string" calcext:value-type="string">
            <text:p>0x61b2af4d2b5306f9876e0211719976f1bd798268</text:p>
          </table:table-cell>
          <table:table-cell office:value-type="float" office:value="328.5157958" calcext:value-type="float">
            <text:p>328.5157958</text:p>
          </table:table-cell>
          <table:table-cell/>
        </table:table-row>
        <table:table-row table:style-name="ro1">
          <table:table-cell office:value-type="string" calcext:value-type="string">
            <text:p>0xb63149536be323ad44cd49a5ea05d6f4382a69e5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0xc9eb9ae9b4ab81659d15d1d7876c0e15c749ab42</text:p>
          </table:table-cell>
          <table:table-cell office:value-type="float" office:value="327.9026499" calcext:value-type="float">
            <text:p>327.9026499</text:p>
          </table:table-cell>
          <table:table-cell/>
        </table:table-row>
        <table:table-row table:style-name="ro1">
          <table:table-cell office:value-type="string" calcext:value-type="string">
            <text:p>0x76df270f8bc3ea6c00e5eb3a90182d1401b4c029</text:p>
          </table:table-cell>
          <table:table-cell office:value-type="float" office:value="326.84053081" calcext:value-type="float">
            <text:p>326.84053081</text:p>
          </table:table-cell>
          <table:table-cell/>
        </table:table-row>
        <table:table-row table:style-name="ro1">
          <table:table-cell office:value-type="string" calcext:value-type="string">
            <text:p>0x8e4f0ee68f678ca7bd7e54d1476fda2c06e62a01</text:p>
          </table:table-cell>
          <table:table-cell office:value-type="float" office:value="325.99196447" calcext:value-type="float">
            <text:p>325.99196447</text:p>
          </table:table-cell>
          <table:table-cell/>
        </table:table-row>
        <table:table-row table:style-name="ro1">
          <table:table-cell office:value-type="string" calcext:value-type="string">
            <text:p>0xa6688b8e7eae2e2d4592a09266286daa23b8d47a</text:p>
          </table:table-cell>
          <table:table-cell office:value-type="float" office:value="325.3103887" calcext:value-type="float">
            <text:p>325.3103887</text:p>
          </table:table-cell>
          <table:table-cell/>
        </table:table-row>
        <table:table-row table:style-name="ro1">
          <table:table-cell office:value-type="string" calcext:value-type="string">
            <text:p>0xc6cb140e2767c092bd779a52ccbcf06da3e9a8a5</text:p>
          </table:table-cell>
          <table:table-cell office:value-type="float" office:value="325.03742555" calcext:value-type="float">
            <text:p>325.03742555</text:p>
          </table:table-cell>
          <table:table-cell/>
        </table:table-row>
        <table:table-row table:style-name="ro1">
          <table:table-cell office:value-type="string" calcext:value-type="string">
            <text:p>0x176b247f19cbb605c81132cd348c121e5b72c891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string" calcext:value-type="string">
            <text:p>0xf9514b9a7f39b68e5586ff7e16f9d05c15ec0c0b</text:p>
          </table:table-cell>
          <table:table-cell office:value-type="float" office:value="324.76245588" calcext:value-type="float">
            <text:p>324.76245588</text:p>
          </table:table-cell>
          <table:table-cell/>
        </table:table-row>
        <table:table-row table:style-name="ro1">
          <table:table-cell office:value-type="string" calcext:value-type="string">
            <text:p>0xf24b4d95870d79ae990867a2a3d243a740aba7c3</text:p>
          </table:table-cell>
          <table:table-cell office:value-type="float" office:value="323.48314057" calcext:value-type="float">
            <text:p>323.48314057</text:p>
          </table:table-cell>
          <table:table-cell/>
        </table:table-row>
        <table:table-row table:style-name="ro1">
          <table:table-cell office:value-type="string" calcext:value-type="string">
            <text:p>0x9169a4c8085d1eecb1374956a3e4c4618c245019</text:p>
          </table:table-cell>
          <table:table-cell office:value-type="float" office:value="323.46980172" calcext:value-type="float">
            <text:p>323.46980172</text:p>
          </table:table-cell>
          <table:table-cell/>
        </table:table-row>
        <table:table-row table:style-name="ro1">
          <table:table-cell office:value-type="string" calcext:value-type="string">
            <text:p>0x057f353aa65590be6162ecd3b314eada4904e9de</text:p>
          </table:table-cell>
          <table:table-cell office:value-type="float" office:value="322.72802002" calcext:value-type="float">
            <text:p>322.72802002</text:p>
          </table:table-cell>
          <table:table-cell/>
        </table:table-row>
        <table:table-row table:style-name="ro1">
          <table:table-cell office:value-type="string" calcext:value-type="string">
            <text:p>0x1a39ecd70bef5aaeba1f5b58c6dd754e37a3c0ed</text:p>
          </table:table-cell>
          <table:table-cell office:value-type="float" office:value="321.55436017" calcext:value-type="float">
            <text:p>321.55436017</text:p>
          </table:table-cell>
          <table:table-cell/>
        </table:table-row>
        <table:table-row table:style-name="ro1">
          <table:table-cell office:value-type="string" calcext:value-type="string">
            <text:p>0x7cced166fbf722e15852699cfeb32cc1adc6205c</text:p>
          </table:table-cell>
          <table:table-cell office:value-type="float" office:value="321.06615328" calcext:value-type="float">
            <text:p>321.06615328</text:p>
          </table:table-cell>
          <table:table-cell/>
        </table:table-row>
        <table:table-row table:style-name="ro1">
          <table:table-cell office:value-type="string" calcext:value-type="string">
            <text:p>0xd40ce9445cab750e93b242d8c17bbaed140da556</text:p>
          </table:table-cell>
          <table:table-cell office:value-type="float" office:value="320.61466526" calcext:value-type="float">
            <text:p>320.61466526</text:p>
          </table:table-cell>
          <table:table-cell/>
        </table:table-row>
        <table:table-row table:style-name="ro1">
          <table:table-cell office:value-type="string" calcext:value-type="string">
            <text:p>0xc425f89b1441494b9c10372066fb1b077fa18ff7</text:p>
          </table:table-cell>
          <table:table-cell office:value-type="float" office:value="317.1914589" calcext:value-type="float">
            <text:p>317.1914589</text:p>
          </table:table-cell>
          <table:table-cell/>
        </table:table-row>
        <table:table-row table:style-name="ro1">
          <table:table-cell office:value-type="string" calcext:value-type="string">
            <text:p>0x9f0c891ecbae471ec131626fa712553ec5f9d64e</text:p>
          </table:table-cell>
          <table:table-cell office:value-type="float" office:value="315.64498625" calcext:value-type="float">
            <text:p>315.64498625</text:p>
          </table:table-cell>
          <table:table-cell/>
        </table:table-row>
        <table:table-row table:style-name="ro1">
          <table:table-cell office:value-type="string" calcext:value-type="string">
            <text:p>0xcde4d43d42f882f57b509c2fad7a5644662d6c43</text:p>
          </table:table-cell>
          <table:table-cell office:value-type="float" office:value="314.84603717" calcext:value-type="float">
            <text:p>314.84603717</text:p>
          </table:table-cell>
          <table:table-cell/>
        </table:table-row>
        <table:table-row table:style-name="ro1">
          <table:table-cell office:value-type="string" calcext:value-type="string">
            <text:p>0x86ee9affe56b4f3d877db2dc6dd7279f0b25b026</text:p>
          </table:table-cell>
          <table:table-cell office:value-type="float" office:value="313.6819765" calcext:value-type="float">
            <text:p>313.6819765</text:p>
          </table:table-cell>
          <table:table-cell/>
        </table:table-row>
        <table:table-row table:style-name="ro1">
          <table:table-cell office:value-type="string" calcext:value-type="string">
            <text:p>0xb78c25771150db743150669245ae4fb900600ee6</text:p>
          </table:table-cell>
          <table:table-cell office:value-type="float" office:value="313.41782568" calcext:value-type="float">
            <text:p>313.41782568</text:p>
          </table:table-cell>
          <table:table-cell/>
        </table:table-row>
        <table:table-row table:style-name="ro1">
          <table:table-cell office:value-type="string" calcext:value-type="string">
            <text:p>0xa0e4c72b237c3c142f2c8feee78995f704fde9cc</text:p>
          </table:table-cell>
          <table:table-cell office:value-type="float" office:value="313.06231184" calcext:value-type="float">
            <text:p>313.06231184</text:p>
          </table:table-cell>
          <table:table-cell/>
        </table:table-row>
        <table:table-row table:style-name="ro1">
          <table:table-cell office:value-type="string" calcext:value-type="string">
            <text:p>0x89ee5caf1dbfbf9cd6851675fe01c65717d0baa0</text:p>
          </table:table-cell>
          <table:table-cell office:value-type="float" office:value="312.75934836" calcext:value-type="float">
            <text:p>312.75934836</text:p>
          </table:table-cell>
          <table:table-cell/>
        </table:table-row>
        <table:table-row table:style-name="ro1">
          <table:table-cell office:value-type="string" calcext:value-type="string">
            <text:p>0x4e07dd59a6bcd3981734911374b07332da87c130</text:p>
          </table:table-cell>
          <table:table-cell office:value-type="float" office:value="312.4294075" calcext:value-type="float">
            <text:p>312.4294075</text:p>
          </table:table-cell>
          <table:table-cell/>
        </table:table-row>
        <table:table-row table:style-name="ro1">
          <table:table-cell office:value-type="string" calcext:value-type="string">
            <text:p>0x978c718ad68d482b5bdfdf22f2a988fc078fa8d0</text:p>
          </table:table-cell>
          <table:table-cell office:value-type="float" office:value="311.39491819" calcext:value-type="float">
            <text:p>311.39491819</text:p>
          </table:table-cell>
          <table:table-cell/>
        </table:table-row>
        <table:table-row table:style-name="ro1">
          <table:table-cell office:value-type="string" calcext:value-type="string">
            <text:p>0x102307a8b66465348f397cdcff208dde8c9149f1</text:p>
          </table:table-cell>
          <table:table-cell office:value-type="float" office:value="311.242576" calcext:value-type="float">
            <text:p>311.242576</text:p>
          </table:table-cell>
          <table:table-cell/>
        </table:table-row>
        <table:table-row table:style-name="ro1">
          <table:table-cell office:value-type="string" calcext:value-type="string">
            <text:p>0xa6e006f86af740e647b86bb513e512507fcaeef0</text:p>
          </table:table-cell>
          <table:table-cell office:value-type="float" office:value="310.86543239" calcext:value-type="float">
            <text:p>310.86543239</text:p>
          </table:table-cell>
          <table:table-cell/>
        </table:table-row>
        <table:table-row table:style-name="ro1">
          <table:table-cell office:value-type="string" calcext:value-type="string">
            <text:p>0x186633bb948ff3cb33ff64566431906c548a7fed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string" calcext:value-type="string">
            <text:p>0x6ede05afb40d28ad7a081e14f20b11c79b9ceee6</text:p>
          </table:table-cell>
          <table:table-cell office:value-type="float" office:value="309.88759528" calcext:value-type="float">
            <text:p>309.88759528</text:p>
          </table:table-cell>
          <table:table-cell/>
        </table:table-row>
        <table:table-row table:style-name="ro1">
          <table:table-cell office:value-type="string" calcext:value-type="string">
            <text:p>0xfeba586c544ff6ae5d0d5ed0309516a1cb63ac6b</text:p>
          </table:table-cell>
          <table:table-cell office:value-type="float" office:value="309.49943465" calcext:value-type="float">
            <text:p>309.49943465</text:p>
          </table:table-cell>
          <table:table-cell/>
        </table:table-row>
        <table:table-row table:style-name="ro1">
          <table:table-cell office:value-type="string" calcext:value-type="string">
            <text:p>0xe0de3e9e57c9bc4932a664ef3985023f9366af75</text:p>
          </table:table-cell>
          <table:table-cell office:value-type="float" office:value="308.8751874" calcext:value-type="float">
            <text:p>308.8751874</text:p>
          </table:table-cell>
          <table:table-cell/>
        </table:table-row>
        <table:table-row table:style-name="ro1">
          <table:table-cell office:value-type="string" calcext:value-type="string">
            <text:p>0x2c9e093f0f75c37cb1a150e4dc72cfb4db7b472a</text:p>
          </table:table-cell>
          <table:table-cell office:value-type="float" office:value="308.71845536" calcext:value-type="float">
            <text:p>308.71845536</text:p>
          </table:table-cell>
          <table:table-cell/>
        </table:table-row>
        <table:table-row table:style-name="ro1">
          <table:table-cell office:value-type="string" calcext:value-type="string">
            <text:p>0x47eb0bc914e43d697cb3b324a20d47c7da505eae</text:p>
          </table:table-cell>
          <table:table-cell office:value-type="float" office:value="306.63817598" calcext:value-type="float">
            <text:p>306.63817598</text:p>
          </table:table-cell>
          <table:table-cell/>
        </table:table-row>
        <table:table-row table:style-name="ro1">
          <table:table-cell office:value-type="string" calcext:value-type="string">
            <text:p>0xb24968836cebf2103df6efc83500ab9e331b5cfd</text:p>
          </table:table-cell>
          <table:table-cell office:value-type="float" office:value="306.20220931" calcext:value-type="float">
            <text:p>306.20220931</text:p>
          </table:table-cell>
          <table:table-cell/>
        </table:table-row>
        <table:table-row table:style-name="ro1">
          <table:table-cell office:value-type="string" calcext:value-type="string">
            <text:p>0x7681a811907088711f60c6faea00fdf23eea1cfc</text:p>
          </table:table-cell>
          <table:table-cell office:value-type="float" office:value="305.73184783" calcext:value-type="float">
            <text:p>305.73184783</text:p>
          </table:table-cell>
          <table:table-cell/>
        </table:table-row>
        <table:table-row table:style-name="ro1">
          <table:table-cell office:value-type="string" calcext:value-type="string">
            <text:p>0x4368b8f072cbd62c4c112f0a902a4ef64d2f5095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0x86fc772643fc6bf1b8cfc9079b310ee2f377839f</text:p>
          </table:table-cell>
          <table:table-cell office:value-type="float" office:value="301.32873456" calcext:value-type="float">
            <text:p>301.32873456</text:p>
          </table:table-cell>
          <table:table-cell/>
        </table:table-row>
        <table:table-row table:style-name="ro1">
          <table:table-cell office:value-type="string" calcext:value-type="string">
            <text:p>0x11ededebf63bef0ea2d2d071bdf88f71543ec6fb</text:p>
          </table:table-cell>
          <table:table-cell office:value-type="float" office:value="301.03532356" calcext:value-type="float">
            <text:p>301.03532356</text:p>
          </table:table-cell>
          <table:table-cell/>
        </table:table-row>
        <table:table-row table:style-name="ro1">
          <table:table-cell office:value-type="string" calcext:value-type="string">
            <text:p>0xd6b75364bf160aec30b1592d41ebdf8c93ece296</text:p>
          </table:table-cell>
          <table:table-cell office:value-type="float" office:value="300.79406007" calcext:value-type="float">
            <text:p>300.79406007</text:p>
          </table:table-cell>
          <table:table-cell/>
        </table:table-row>
        <table:table-row table:style-name="ro1">
          <table:table-cell office:value-type="string" calcext:value-type="string">
            <text:p>0x1b66c4bf7c7f5f05ee967561f2fdb849f2990e6d</text:p>
          </table:table-cell>
          <table:table-cell office:value-type="float" office:value="300.17003283" calcext:value-type="float">
            <text:p>300.17003283</text:p>
          </table:table-cell>
          <table:table-cell/>
        </table:table-row>
        <table:table-row table:style-name="ro1">
          <table:table-cell office:value-type="string" calcext:value-type="string">
            <text:p>0x104f572490c111f8dfba59c1bbbe6a05ebdd447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0x58d5ebb5a7667feb53e676efcb60e2a1acd1a66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0x64da7cd3eee5ba5a173eea9a2d52aa47df872b7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0x9719d420a09cbe5ff198b9c6d366d339484ca07d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0xa0b9e726b166dbf03593095c80070f575dde19b8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0xc80def921683a102cd7ca8b2dec49328eb0df264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0xe5b1ac8e4f04eb2247ece0fefcaf41e7e0bbdd5b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0xf6d74491291a0b88751b65dfe7e975d051c9564a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0xbc53f1d87ea7efb3a3e78e0b181932a6e2752f13</text:p>
          </table:table-cell>
          <table:table-cell office:value-type="float" office:value="299.82238848" calcext:value-type="float">
            <text:p>299.82238848</text:p>
          </table:table-cell>
          <table:table-cell/>
        </table:table-row>
        <table:table-row table:style-name="ro1">
          <table:table-cell office:value-type="string" calcext:value-type="string">
            <text:p>0x922ec0dffe0db6c73e58fe0bf80314e695094538</text:p>
          </table:table-cell>
          <table:table-cell office:value-type="float" office:value="299.40616428" calcext:value-type="float">
            <text:p>299.40616428</text:p>
          </table:table-cell>
          <table:table-cell/>
        </table:table-row>
        <table:table-row table:style-name="ro1">
          <table:table-cell office:value-type="string" calcext:value-type="string">
            <text:p>0x245a6d8ee78567de4f7bd771c561889da44422bb</text:p>
          </table:table-cell>
          <table:table-cell office:value-type="float" office:value="298.81243233" calcext:value-type="float">
            <text:p>298.81243233</text:p>
          </table:table-cell>
          <table:table-cell/>
        </table:table-row>
        <table:table-row table:style-name="ro1">
          <table:table-cell office:value-type="string" calcext:value-type="string">
            <text:p>0x06cc18bb9a8d28785ca87b2392d8fb1891116a3e</text:p>
          </table:table-cell>
          <table:table-cell office:value-type="float" office:value="297.14836203" calcext:value-type="float">
            <text:p>297.14836203</text:p>
          </table:table-cell>
          <table:table-cell/>
        </table:table-row>
        <table:table-row table:style-name="ro1">
          <table:table-cell office:value-type="string" calcext:value-type="string">
            <text:p>0xa0b2dd5fcbb465883e78b9b5b3c369370069f0dc</text:p>
          </table:table-cell>
          <table:table-cell office:value-type="float" office:value="296.34703373" calcext:value-type="float">
            <text:p>296.34703373</text:p>
          </table:table-cell>
          <table:table-cell/>
        </table:table-row>
        <table:table-row table:style-name="ro1">
          <table:table-cell office:value-type="string" calcext:value-type="string">
            <text:p>0x9e60d7e4a7f89b5c3f1ac5c7acff5c4f505889dc</text:p>
          </table:table-cell>
          <table:table-cell office:value-type="float" office:value="295.99199004" calcext:value-type="float">
            <text:p>295.99199004</text:p>
          </table:table-cell>
          <table:table-cell/>
        </table:table-row>
        <table:table-row table:style-name="ro1">
          <table:table-cell office:value-type="string" calcext:value-type="string">
            <text:p>0x49d5d399f164e8a7082f3e9f35eb27b5d16181bc</text:p>
          </table:table-cell>
          <table:table-cell office:value-type="float" office:value="295.5585924" calcext:value-type="float">
            <text:p>295.5585924</text:p>
          </table:table-cell>
          <table:table-cell/>
        </table:table-row>
        <table:table-row table:style-name="ro1">
          <table:table-cell office:value-type="string" calcext:value-type="string">
            <text:p>0x853ce050df8ce18b9dd899d9dc10fdce85639150</text:p>
          </table:table-cell>
          <table:table-cell office:value-type="float" office:value="294.73221366" calcext:value-type="float">
            <text:p>294.73221366</text:p>
          </table:table-cell>
          <table:table-cell/>
        </table:table-row>
        <table:table-row table:style-name="ro1">
          <table:table-cell office:value-type="string" calcext:value-type="string">
            <text:p>0x8db7867d9a4c5ff490f6e38172bba6e30730c50b</text:p>
          </table:table-cell>
          <table:table-cell office:value-type="float" office:value="293.51833902" calcext:value-type="float">
            <text:p>293.51833902</text:p>
          </table:table-cell>
          <table:table-cell/>
        </table:table-row>
        <table:table-row table:style-name="ro1">
          <table:table-cell office:value-type="string" calcext:value-type="string">
            <text:p>0xcb37b6eafb43fb52650230bc3f3027cc4966041a</text:p>
          </table:table-cell>
          <table:table-cell office:value-type="float" office:value="293.29584612" calcext:value-type="float">
            <text:p>293.29584612</text:p>
          </table:table-cell>
          <table:table-cell/>
        </table:table-row>
        <table:table-row table:style-name="ro1">
          <table:table-cell office:value-type="string" calcext:value-type="string">
            <text:p>0x4ae09832ef7fa8d033437507f47280a38af807d0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0xc1499af6948914803e65afc1305276fafb21b9cc</text:p>
          </table:table-cell>
          <table:table-cell office:value-type="float" office:value="289.16033179" calcext:value-type="float">
            <text:p>289.16033179</text:p>
          </table:table-cell>
          <table:table-cell/>
        </table:table-row>
        <table:table-row table:style-name="ro1">
          <table:table-cell office:value-type="string" calcext:value-type="string">
            <text:p>0x69349f451dc6f807841a8f686236ac01cea6c917</text:p>
          </table:table-cell>
          <table:table-cell office:value-type="float" office:value="289.08621974" calcext:value-type="float">
            <text:p>289.08621974</text:p>
          </table:table-cell>
          <table:table-cell/>
        </table:table-row>
        <table:table-row table:style-name="ro1">
          <table:table-cell office:value-type="string" calcext:value-type="string">
            <text:p>0x4d71749b5cba5f4ca891d2fc054d5d1624602efd</text:p>
          </table:table-cell>
          <table:table-cell office:value-type="float" office:value="286.59423466" calcext:value-type="float">
            <text:p>286.59423466</text:p>
          </table:table-cell>
          <table:table-cell/>
        </table:table-row>
        <table:table-row table:style-name="ro1">
          <table:table-cell office:value-type="string" calcext:value-type="string">
            <text:p>0x54fbff9ac16051dff2007314421e407c9fa2a649</text:p>
          </table:table-cell>
          <table:table-cell office:value-type="float" office:value="286.58599349" calcext:value-type="float">
            <text:p>286.58599349</text:p>
          </table:table-cell>
          <table:table-cell/>
        </table:table-row>
        <table:table-row table:style-name="ro1">
          <table:table-cell office:value-type="string" calcext:value-type="string">
            <text:p>0x23e061ef7c40e0717708f8618bbf2047cbe17713</text:p>
          </table:table-cell>
          <table:table-cell office:value-type="float" office:value="285.85114958" calcext:value-type="float">
            <text:p>285.85114958</text:p>
          </table:table-cell>
          <table:table-cell/>
        </table:table-row>
        <table:table-row table:style-name="ro1">
          <table:table-cell office:value-type="string" calcext:value-type="string">
            <text:p>0xcca2f3b3d6cf54574198baba56327a4194a995ae</text:p>
          </table:table-cell>
          <table:table-cell office:value-type="float" office:value="285.6670696" calcext:value-type="float">
            <text:p>285.6670696</text:p>
          </table:table-cell>
          <table:table-cell/>
        </table:table-row>
        <table:table-row table:style-name="ro1">
          <table:table-cell office:value-type="string" calcext:value-type="string">
            <text:p>0x3bada06873dce392ec4ba561640f493d096b3851</text:p>
          </table:table-cell>
          <table:table-cell office:value-type="float" office:value="285.60913508" calcext:value-type="float">
            <text:p>285.60913508</text:p>
          </table:table-cell>
          <table:table-cell/>
        </table:table-row>
        <table:table-row table:style-name="ro1">
          <table:table-cell office:value-type="string" calcext:value-type="string">
            <text:p>0xb8e229713086948e523878118aa91d6620965b75</text:p>
          </table:table-cell>
          <table:table-cell office:value-type="float" office:value="283.17729613" calcext:value-type="float">
            <text:p>283.17729613</text:p>
          </table:table-cell>
          <table:table-cell/>
        </table:table-row>
        <table:table-row table:style-name="ro1">
          <table:table-cell office:value-type="string" calcext:value-type="string">
            <text:p>0xfdc43c805d902d4fc9c1b21d04609281a60aa468</text:p>
          </table:table-cell>
          <table:table-cell office:value-type="float" office:value="282.94058053" calcext:value-type="float">
            <text:p>282.94058053</text:p>
          </table:table-cell>
          <table:table-cell/>
        </table:table-row>
        <table:table-row table:style-name="ro1">
          <table:table-cell office:value-type="string" calcext:value-type="string">
            <text:p>0x46908629d63d9a623736aff57273f9d9f9c4c788</text:p>
          </table:table-cell>
          <table:table-cell office:value-type="float" office:value="282.16698275" calcext:value-type="float">
            <text:p>282.16698275</text:p>
          </table:table-cell>
          <table:table-cell/>
        </table:table-row>
        <table:table-row table:style-name="ro1">
          <table:table-cell office:value-type="string" calcext:value-type="string">
            <text:p>0x7a6207d199db9714d244b7e31c3d19ff38e298ff</text:p>
          </table:table-cell>
          <table:table-cell office:value-type="float" office:value="281.81705893" calcext:value-type="float">
            <text:p>281.81705893</text:p>
          </table:table-cell>
          <table:table-cell/>
        </table:table-row>
        <table:table-row table:style-name="ro1">
          <table:table-cell office:value-type="string" calcext:value-type="string">
            <text:p>0x8d9c40b51748a2109b5a19fd33dacbe3e90236f2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0xf158892464ab2a3ed2a1e06e7634dc2b726bf23e</text:p>
          </table:table-cell>
          <table:table-cell office:value-type="float" office:value="277.80897744" calcext:value-type="float">
            <text:p>277.80897744</text:p>
          </table:table-cell>
          <table:table-cell/>
        </table:table-row>
        <table:table-row table:style-name="ro1">
          <table:table-cell office:value-type="string" calcext:value-type="string">
            <text:p>0x7d725d189cb937a982390c9c15fb657d6535177c</text:p>
          </table:table-cell>
          <table:table-cell office:value-type="float" office:value="276.7025482" calcext:value-type="float">
            <text:p>276.7025482</text:p>
          </table:table-cell>
          <table:table-cell/>
        </table:table-row>
        <table:table-row table:style-name="ro1">
          <table:table-cell office:value-type="string" calcext:value-type="string">
            <text:p>0x09031e9ea3fdfadf40cdad28f52c026c3df7c827</text:p>
          </table:table-cell>
          <table:table-cell office:value-type="float" office:value="274.6816211" calcext:value-type="float">
            <text:p>274.6816211</text:p>
          </table:table-cell>
          <table:table-cell/>
        </table:table-row>
        <table:table-row table:style-name="ro1">
          <table:table-cell office:value-type="string" calcext:value-type="string">
            <text:p>0xcbb5d268d1e9597a66c68a05da207921df7fbe63</text:p>
          </table:table-cell>
          <table:table-cell office:value-type="float" office:value="274.14152598" calcext:value-type="float">
            <text:p>274.14152598</text:p>
          </table:table-cell>
          <table:table-cell/>
        </table:table-row>
        <table:table-row table:style-name="ro1">
          <table:table-cell office:value-type="string" calcext:value-type="string">
            <text:p>0x013cead87e96c30e61777ed203062b9d375d0985</text:p>
          </table:table-cell>
          <table:table-cell office:value-type="float" office:value="273.98600784" calcext:value-type="float">
            <text:p>273.98600784</text:p>
          </table:table-cell>
          <table:table-cell/>
        </table:table-row>
        <table:table-row table:style-name="ro1">
          <table:table-cell office:value-type="string" calcext:value-type="string">
            <text:p>0x374c26af7e17e0c97d8824fa8bc1f365248c2d79</text:p>
          </table:table-cell>
          <table:table-cell office:value-type="float" office:value="273.90609203" calcext:value-type="float">
            <text:p>273.90609203</text:p>
          </table:table-cell>
          <table:table-cell/>
        </table:table-row>
        <table:table-row table:style-name="ro1">
          <table:table-cell office:value-type="string" calcext:value-type="string">
            <text:p>0x11805b645fb4c23491d596433a819fa64354014f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0x8af904b391034be6e6d5bf381365a83467714832</text:p>
          </table:table-cell>
          <table:table-cell office:value-type="float" office:value="269.95931005" calcext:value-type="float">
            <text:p>269.95931005</text:p>
          </table:table-cell>
          <table:table-cell/>
        </table:table-row>
        <table:table-row table:style-name="ro1">
          <table:table-cell office:value-type="string" calcext:value-type="string">
            <text:p>0x79fb0a4b565b92c439c31ff6f1e22ca527ccaf12</text:p>
          </table:table-cell>
          <table:table-cell office:value-type="float" office:value="266.71101534" calcext:value-type="float">
            <text:p>266.71101534</text:p>
          </table:table-cell>
          <table:table-cell/>
        </table:table-row>
        <table:table-row table:style-name="ro1">
          <table:table-cell office:value-type="string" calcext:value-type="string">
            <text:p>0x7f68c7067161bd3c38917ce6adbcd1fcf55616f0</text:p>
          </table:table-cell>
          <table:table-cell office:value-type="float" office:value="266.17755258" calcext:value-type="float">
            <text:p>266.17755258</text:p>
          </table:table-cell>
          <table:table-cell/>
        </table:table-row>
        <table:table-row table:style-name="ro1">
          <table:table-cell office:value-type="string" calcext:value-type="string">
            <text:p>0xa20ea29f1bd1a31232963e3455bde4f46a28dee3</text:p>
          </table:table-cell>
          <table:table-cell office:value-type="float" office:value="265.74359759" calcext:value-type="float">
            <text:p>265.74359759</text:p>
          </table:table-cell>
          <table:table-cell/>
        </table:table-row>
        <table:table-row table:style-name="ro1">
          <table:table-cell office:value-type="string" calcext:value-type="string">
            <text:p>0x9b8a0e113933472d0f0c23b44a52667e0ed91f1b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string" calcext:value-type="string">
            <text:p>0x08b02c70ba5c4054580d78385b00a245fefe2b4c</text:p>
          </table:table-cell>
          <table:table-cell office:value-type="float" office:value="263.91843394" calcext:value-type="float">
            <text:p>263.91843394</text:p>
          </table:table-cell>
          <table:table-cell/>
        </table:table-row>
        <table:table-row table:style-name="ro1">
          <table:table-cell office:value-type="string" calcext:value-type="string">
            <text:p>0xba0c6e6aa812f27eb96884e08bf04f30d46fd0f8</text:p>
          </table:table-cell>
          <table:table-cell office:value-type="float" office:value="262.98344763" calcext:value-type="float">
            <text:p>262.98344763</text:p>
          </table:table-cell>
          <table:table-cell/>
        </table:table-row>
        <table:table-row table:style-name="ro1">
          <table:table-cell office:value-type="string" calcext:value-type="string">
            <text:p>0x6e6f1e33215f2fc1fd0bd47e71c32b53925f3b7e</text:p>
          </table:table-cell>
          <table:table-cell office:value-type="float" office:value="262.85217345" calcext:value-type="float">
            <text:p>262.85217345</text:p>
          </table:table-cell>
          <table:table-cell/>
        </table:table-row>
        <table:table-row table:style-name="ro1">
          <table:table-cell office:value-type="string" calcext:value-type="string">
            <text:p>0xb01f73ece4f6dcd701b0fd86d29375d7804eec34</text:p>
          </table:table-cell>
          <table:table-cell office:value-type="float" office:value="262.49443841" calcext:value-type="float">
            <text:p>262.49443841</text:p>
          </table:table-cell>
          <table:table-cell/>
        </table:table-row>
        <table:table-row table:style-name="ro1">
          <table:table-cell office:value-type="string" calcext:value-type="string">
            <text:p>0x49713a5ec69f8e7433987d1489a9d07ba0dd0d59</text:p>
          </table:table-cell>
          <table:table-cell office:value-type="float" office:value="261.38441314" calcext:value-type="float">
            <text:p>261.38441314</text:p>
          </table:table-cell>
          <table:table-cell/>
        </table:table-row>
        <table:table-row table:style-name="ro1">
          <table:table-cell office:value-type="string" calcext:value-type="string">
            <text:p>0x3cba952f63e38393fd55c2ebf03ff096c490cb7b</text:p>
          </table:table-cell>
          <table:table-cell office:value-type="float" office:value="260.84414172" calcext:value-type="float">
            <text:p>260.84414172</text:p>
          </table:table-cell>
          <table:table-cell/>
        </table:table-row>
        <table:table-row table:style-name="ro1">
          <table:table-cell office:value-type="string" calcext:value-type="string">
            <text:p>0xad455ad10331b652789cf7c6d46d873f85f733d8</text:p>
          </table:table-cell>
          <table:table-cell office:value-type="float" office:value="260.4700189" calcext:value-type="float">
            <text:p>260.4700189</text:p>
          </table:table-cell>
          <table:table-cell/>
        </table:table-row>
        <table:table-row table:style-name="ro1">
          <table:table-cell office:value-type="string" calcext:value-type="string">
            <text:p>0x975f94c216ab0e0c25f311107819cb6c6b845244</text:p>
          </table:table-cell>
          <table:table-cell office:value-type="float" office:value="260.03102135" calcext:value-type="float">
            <text:p>260.03102135</text:p>
          </table:table-cell>
          <table:table-cell/>
        </table:table-row>
        <table:table-row table:style-name="ro1">
          <table:table-cell office:value-type="string" calcext:value-type="string">
            <text:p>0xae287bb6f6bc6ce7ed6dc23a8c1aba63e7f3e9b5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0x75c6ee1d6a8da4fe7858915537ceca4086035162</text:p>
          </table:table-cell>
          <table:table-cell office:value-type="float" office:value="258.78312211" calcext:value-type="float">
            <text:p>258.78312211</text:p>
          </table:table-cell>
          <table:table-cell/>
        </table:table-row>
        <table:table-row table:style-name="ro1">
          <table:table-cell office:value-type="string" calcext:value-type="string">
            <text:p>0x83e5ddc4414a4e83d07c0a58874e46fa12f7329d</text:p>
          </table:table-cell>
          <table:table-cell office:value-type="float" office:value="258.23381484" calcext:value-type="float">
            <text:p>258.23381484</text:p>
          </table:table-cell>
          <table:table-cell/>
        </table:table-row>
        <table:table-row table:style-name="ro1">
          <table:table-cell office:value-type="string" calcext:value-type="string">
            <text:p>0xb1443dfb8ecd9fb890749d3eca8ebefeda08beea</text:p>
          </table:table-cell>
          <table:table-cell office:value-type="float" office:value="258.11104183" calcext:value-type="float">
            <text:p>258.11104183</text:p>
          </table:table-cell>
          <table:table-cell/>
        </table:table-row>
        <table:table-row table:style-name="ro1">
          <table:table-cell office:value-type="string" calcext:value-type="string">
            <text:p>0x34e86ef8206a2723ba9ed1df156898acdb2240e5</text:p>
          </table:table-cell>
          <table:table-cell office:value-type="float" office:value="257.65567283" calcext:value-type="float">
            <text:p>257.65567283</text:p>
          </table:table-cell>
          <table:table-cell/>
        </table:table-row>
        <table:table-row table:style-name="ro1">
          <table:table-cell office:value-type="string" calcext:value-type="string">
            <text:p>0x50a55768a2b0734e7278c6226f6b9ef6ffa286f9</text:p>
          </table:table-cell>
          <table:table-cell office:value-type="float" office:value="257.48692161" calcext:value-type="float">
            <text:p>257.48692161</text:p>
          </table:table-cell>
          <table:table-cell/>
        </table:table-row>
        <table:table-row table:style-name="ro1">
          <table:table-cell office:value-type="string" calcext:value-type="string">
            <text:p>0x5106b3af15d4ce8f4dc0e9c1968872cb889b63a9</text:p>
          </table:table-cell>
          <table:table-cell office:value-type="float" office:value="256.75475977" calcext:value-type="float">
            <text:p>256.75475977</text:p>
          </table:table-cell>
          <table:table-cell/>
        </table:table-row>
        <table:table-row table:style-name="ro1">
          <table:table-cell office:value-type="string" calcext:value-type="string">
            <text:p>0x35b7ccb860ecc90c460bfe76a0cdd3acf88b0e23</text:p>
          </table:table-cell>
          <table:table-cell office:value-type="float" office:value="256.18158963" calcext:value-type="float">
            <text:p>256.18158963</text:p>
          </table:table-cell>
          <table:table-cell/>
        </table:table-row>
        <table:table-row table:style-name="ro1">
          <table:table-cell office:value-type="string" calcext:value-type="string">
            <text:p>0xbe697fd74d13863bdaac6b6ebd9fe990de13bc27</text:p>
          </table:table-cell>
          <table:table-cell office:value-type="float" office:value="255.57325567" calcext:value-type="float">
            <text:p>255.57325567</text:p>
          </table:table-cell>
          <table:table-cell/>
        </table:table-row>
        <table:table-row table:style-name="ro1">
          <table:table-cell office:value-type="string" calcext:value-type="string">
            <text:p>0x696186508bbde7676c689085445ae5db3f3326ec</text:p>
          </table:table-cell>
          <table:table-cell office:value-type="float" office:value="255.46920994" calcext:value-type="float">
            <text:p>255.46920994</text:p>
          </table:table-cell>
          <table:table-cell/>
        </table:table-row>
        <table:table-row table:style-name="ro1">
          <table:table-cell office:value-type="string" calcext:value-type="string">
            <text:p>0x9c1e68f0dabd6b252db7fb5f72e9ded2738f7d91</text:p>
          </table:table-cell>
          <table:table-cell office:value-type="float" office:value="255.1402259" calcext:value-type="float">
            <text:p>255.1402259</text:p>
          </table:table-cell>
          <table:table-cell/>
        </table:table-row>
        <table:table-row table:style-name="ro1">
          <table:table-cell office:value-type="string" calcext:value-type="string">
            <text:p>0x5086193d981e97af957f8dab97b035f5da543be2</text:p>
          </table:table-cell>
          <table:table-cell office:value-type="float" office:value="253.14405436" calcext:value-type="float">
            <text:p>253.14405436</text:p>
          </table:table-cell>
          <table:table-cell/>
        </table:table-row>
        <table:table-row table:style-name="ro1">
          <table:table-cell office:value-type="string" calcext:value-type="string">
            <text:p>0x6ce15384ade20ee7c2f2f6accb2ac4fd6712fa9a</text:p>
          </table:table-cell>
          <table:table-cell office:value-type="float" office:value="9200" calcext:value-type="float">
            <text:p>9200</text:p>
          </table:table-cell>
          <table:table-cell/>
        </table:table-row>
        <table:table-row table:style-name="ro1">
          <table:table-cell office:value-type="string" calcext:value-type="string">
            <text:p>0xab08013e542aaab36fbd0caaf9455c730fbfc138</text:p>
          </table:table-cell>
          <table:table-cell office:value-type="float" office:value="9050" calcext:value-type="float">
            <text:p>9050</text:p>
          </table:table-cell>
          <table:table-cell/>
        </table:table-row>
        <table:table-row table:style-name="ro1">
          <table:table-cell office:value-type="string" calcext:value-type="string">
            <text:p>0xb81a0e6c38c3fec8a171cfe9631f60127a0c5bfd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0x74549dab942fb69ae9deac4d658f73af1ce3dd24</text:p>
          </table:table-cell>
          <table:table-cell office:value-type="float" office:value="8687.55054961851" calcext:value-type="float">
            <text:p>8687.55054961851</text:p>
          </table:table-cell>
          <table:table-cell/>
        </table:table-row>
        <table:table-row table:style-name="ro1">
          <table:table-cell office:value-type="string" calcext:value-type="string">
            <text:p>0x545c2af1ef41074fcdfe314a82ec87179c4c2e2a</text:p>
          </table:table-cell>
          <table:table-cell office:value-type="float" office:value="8158.90771038172" calcext:value-type="float">
            <text:p>8158.90771038172</text:p>
          </table:table-cell>
          <table:table-cell/>
        </table:table-row>
        <table:table-row table:style-name="ro1">
          <table:table-cell office:value-type="string" calcext:value-type="string">
            <text:p>0x7693819165eab057e4b7db5de184491b1b83b9e2</text:p>
          </table:table-cell>
          <table:table-cell office:value-type="float" office:value="8011.71481412973" calcext:value-type="float">
            <text:p>8011.71481412973</text:p>
          </table:table-cell>
          <table:table-cell/>
        </table:table-row>
        <table:table-row table:style-name="ro1">
          <table:table-cell office:value-type="string" calcext:value-type="string">
            <text:p>0x1fbc877c0deb4eee6fd7aa1580712bd839426351</text:p>
          </table:table-cell>
          <table:table-cell office:value-type="float" office:value="7199.988967" calcext:value-type="float">
            <text:p>7199.988967</text:p>
          </table:table-cell>
          <table:table-cell/>
        </table:table-row>
        <table:table-row table:style-name="ro1">
          <table:table-cell office:value-type="string" calcext:value-type="string">
            <text:p>0x6d5b6f46265e63691a2e0a3ad0881b08dec96ae5</text:p>
          </table:table-cell>
          <table:table-cell office:value-type="float" office:value="6998.2885106" calcext:value-type="float">
            <text:p>6998.2885106</text:p>
          </table:table-cell>
          <table:table-cell/>
        </table:table-row>
        <table:table-row table:style-name="ro1">
          <table:table-cell office:value-type="string" calcext:value-type="string">
            <text:p>0x4e9bb3dd9cb7d7b38e5de748e7b0444ddf10889c</text:p>
          </table:table-cell>
          <table:table-cell office:value-type="float" office:value="6912.582" calcext:value-type="float">
            <text:p>6912.582</text:p>
          </table:table-cell>
          <table:table-cell/>
        </table:table-row>
        <table:table-row table:style-name="ro1">
          <table:table-cell office:value-type="string" calcext:value-type="string">
            <text:p>0xfe35526c2cdce9adde3ec953ca3d213ccbbba25f</text:p>
          </table:table-cell>
          <table:table-cell office:value-type="float" office:value="6870.02648101298" calcext:value-type="float">
            <text:p>6870.02648101298</text:p>
          </table:table-cell>
          <table:table-cell/>
        </table:table-row>
        <table:table-row table:style-name="ro1">
          <table:table-cell office:value-type="string" calcext:value-type="string">
            <text:p>0x1125917201ed36700f86c3cecec8c5dafae280d1</text:p>
          </table:table-cell>
          <table:table-cell office:value-type="float" office:value="6694.48283108624" calcext:value-type="float">
            <text:p>6694.48283108624</text:p>
          </table:table-cell>
          <table:table-cell/>
        </table:table-row>
        <table:table-row table:style-name="ro1">
          <table:table-cell office:value-type="string" calcext:value-type="string">
            <text:p>0xfe4c3eda478addf0bd8e364ad12d057f2c1e1004</text:p>
          </table:table-cell>
          <table:table-cell office:value-type="float" office:value="6601.26575012428" calcext:value-type="float">
            <text:p>6601.26575012428</text:p>
          </table:table-cell>
          <table:table-cell/>
        </table:table-row>
        <table:table-row table:style-name="ro1">
          <table:table-cell office:value-type="string" calcext:value-type="string">
            <text:p>0xd18dba78410de47cd2e27da8de48d164950ece3b</text:p>
          </table:table-cell>
          <table:table-cell office:value-type="float" office:value="6571.68528108419" calcext:value-type="float">
            <text:p>6571.68528108419</text:p>
          </table:table-cell>
          <table:table-cell/>
        </table:table-row>
        <table:table-row table:style-name="ro1">
          <table:table-cell office:value-type="string" calcext:value-type="string">
            <text:p>0x93dac4a21556610d2c1ff1cc7cb4476ccb75f252</text:p>
          </table:table-cell>
          <table:table-cell office:value-type="float" office:value="6378.361" calcext:value-type="float">
            <text:p>6378.361</text:p>
          </table:table-cell>
          <table:table-cell/>
        </table:table-row>
        <table:table-row table:style-name="ro1">
          <table:table-cell office:value-type="string" calcext:value-type="string">
            <text:p>0x71566509d58be5865b80b9ef338e8ef48a7331ae</text:p>
          </table:table-cell>
          <table:table-cell office:value-type="float" office:value="6240.274" calcext:value-type="float">
            <text:p>6240.274</text:p>
          </table:table-cell>
          <table:table-cell/>
        </table:table-row>
        <table:table-row table:style-name="ro1">
          <table:table-cell office:value-type="string" calcext:value-type="string">
            <text:p>0xfe93042afac81fc15dff43007d4dbd005f1f5ba2</text:p>
          </table:table-cell>
          <table:table-cell office:value-type="float" office:value="6223.96275520506" calcext:value-type="float">
            <text:p>6223.96275520506</text:p>
          </table:table-cell>
          <table:table-cell/>
        </table:table-row>
        <table:table-row table:style-name="ro1">
          <table:table-cell office:value-type="string" calcext:value-type="string">
            <text:p>0x3827e2ddf5e448fad782d8b7a8ccd738b05fca1c</text:p>
          </table:table-cell>
          <table:table-cell office:value-type="float" office:value="6003.219812" calcext:value-type="float">
            <text:p>6003.219812</text:p>
          </table:table-cell>
          <table:table-cell/>
        </table:table-row>
        <table:table-row table:style-name="ro1">
          <table:table-cell office:value-type="string" calcext:value-type="string">
            <text:p>0x47b4c9e0c15b36011f6fe188052c3c93eef48d2e</text:p>
          </table:table-cell>
          <table:table-cell office:value-type="float" office:value="6000.48187580306" calcext:value-type="float">
            <text:p>6000.48187580306</text:p>
          </table:table-cell>
          <table:table-cell/>
        </table:table-row>
        <table:table-row table:style-name="ro1">
          <table:table-cell office:value-type="string" calcext:value-type="string">
            <text:p>0xe2e1cfafdb8f12b7ea71f1d73f47e59d7a74fa44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0xd70cecee4d8f3fba6ade115e5b1b8bb36f857a0f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0x44d89eea5482643fe6f1308b7e4b8033645d8272</text:p>
          </table:table-cell>
          <table:table-cell office:value-type="float" office:value="5704.27423624315" calcext:value-type="float">
            <text:p>5704.27423624315</text:p>
          </table:table-cell>
          <table:table-cell/>
        </table:table-row>
        <table:table-row table:style-name="ro1">
          <table:table-cell office:value-type="string" calcext:value-type="string">
            <text:p>0x44b5f2be03c8aead6a33a183ea603e4442ccff24</text:p>
          </table:table-cell>
          <table:table-cell office:value-type="float" office:value="5600.36" calcext:value-type="float">
            <text:p>5600.36</text:p>
          </table:table-cell>
          <table:table-cell/>
        </table:table-row>
        <table:table-row table:style-name="ro1">
          <table:table-cell office:value-type="string" calcext:value-type="string">
            <text:p>0x0742defeec99a66e17b2180e3df24b296bcd6a70</text:p>
          </table:table-cell>
          <table:table-cell office:value-type="float" office:value="5553.868" calcext:value-type="float">
            <text:p>5553.868</text:p>
          </table:table-cell>
          <table:table-cell/>
        </table:table-row>
        <table:table-row table:style-name="ro1">
          <table:table-cell office:value-type="string" calcext:value-type="string">
            <text:p>0xa81011ae274ef6debd3bdab634102c7b6c2c452d</text:p>
          </table:table-cell>
          <table:table-cell office:value-type="float" office:value="5467.14488868795" calcext:value-type="float">
            <text:p>5467.14488868795</text:p>
          </table:table-cell>
          <table:table-cell/>
        </table:table-row>
        <table:table-row table:style-name="ro1">
          <table:table-cell office:value-type="string" calcext:value-type="string">
            <text:p>0xb5358f49f1d19b0267141694e1968cad74547455</text:p>
          </table:table-cell>
          <table:table-cell office:value-type="float" office:value="5424" calcext:value-type="float">
            <text:p>5424</text:p>
          </table:table-cell>
          <table:table-cell/>
        </table:table-row>
        <table:table-row table:style-name="ro1">
          <table:table-cell office:value-type="string" calcext:value-type="string">
            <text:p>0x3e7aa069b179ceb803d2c63b32532d8936545caa</text:p>
          </table:table-cell>
          <table:table-cell office:value-type="float" office:value="5374.11284458298" calcext:value-type="float">
            <text:p>5374.11284458298</text:p>
          </table:table-cell>
          <table:table-cell/>
        </table:table-row>
        <table:table-row table:style-name="ro1">
          <table:table-cell office:value-type="string" calcext:value-type="string">
            <text:p>0xa8a06ea399895a86d73bc2b725bab4b3c6453a83</text:p>
          </table:table-cell>
          <table:table-cell office:value-type="float" office:value="5136.76023650507" calcext:value-type="float">
            <text:p>5136.76023650507</text:p>
          </table:table-cell>
          <table:table-cell/>
        </table:table-row>
        <table:table-row table:style-name="ro1">
          <table:table-cell office:value-type="string" calcext:value-type="string">
            <text:p>0x5afb3b6bdaa180efca85136bb06024c512fa53f6</text:p>
          </table:table-cell>
          <table:table-cell office:value-type="float" office:value="5125.75369295333" calcext:value-type="float">
            <text:p>5125.75369295333</text:p>
          </table:table-cell>
          <table:table-cell/>
        </table:table-row>
        <table:table-row table:style-name="ro1">
          <table:table-cell office:value-type="string" calcext:value-type="string">
            <text:p>0x06e0fa04df2be7d53bd667789140b89582a62082</text:p>
          </table:table-cell>
          <table:table-cell office:value-type="float" office:value="5124.24575489857" calcext:value-type="float">
            <text:p>5124.24575489857</text:p>
          </table:table-cell>
          <table:table-cell/>
        </table:table-row>
        <table:table-row table:style-name="ro1">
          <table:table-cell office:value-type="string" calcext:value-type="string">
            <text:p>0x15092dd802a221aeb8f5958a44e0253fcc03d7f4</text:p>
          </table:table-cell>
          <table:table-cell office:value-type="float" office:value="5025.37" calcext:value-type="float">
            <text:p>5025.37</text:p>
          </table:table-cell>
          <table:table-cell/>
        </table:table-row>
        <table:table-row table:style-name="ro1">
          <table:table-cell office:value-type="string" calcext:value-type="string">
            <text:p>0x8628d73d3f950abde99739ef34b6cfa10394f579</text:p>
          </table:table-cell>
          <table:table-cell office:value-type="float" office:value="5000.00002697778" calcext:value-type="float">
            <text:p>5000.00002697778</text:p>
          </table:table-cell>
          <table:table-cell/>
        </table:table-row>
        <table:table-row table:style-name="ro1">
          <table:table-cell office:value-type="string" calcext:value-type="string">
            <text:p>0xfd74d5542362309bf121b47d2aad4c9fe1e3743a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3834725e981e19f4042eb355f4b31fc76ecb6c1d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eed9bf4bdcada1d14a5bb887961dd7736fde4a89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c7476fe5ce21078cf7a9b8aaadb0cdc26aacd9fe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81dce06f6cffe261d757d2aa86cd9e97845f67fe</text:p>
          </table:table-cell>
          <table:table-cell office:value-type="float" office:value="4774.982" calcext:value-type="float">
            <text:p>4774.982</text:p>
          </table:table-cell>
          <table:table-cell/>
        </table:table-row>
        <table:table-row table:style-name="ro1">
          <table:table-cell office:value-type="string" calcext:value-type="string">
            <text:p>0xfd0ae03b4acfab07b145f4bee0f90fa1c642987f</text:p>
          </table:table-cell>
          <table:table-cell office:value-type="float" office:value="4665.85477127072" calcext:value-type="float">
            <text:p>4665.85477127072</text:p>
          </table:table-cell>
          <table:table-cell/>
        </table:table-row>
        <table:table-row table:style-name="ro1">
          <table:table-cell office:value-type="string" calcext:value-type="string">
            <text:p>0x1ca9fff5693230919cd8507892645e42f6b7a5d1</text:p>
          </table:table-cell>
          <table:table-cell office:value-type="float" office:value="4587.84929173841" calcext:value-type="float">
            <text:p>4587.84929173841</text:p>
          </table:table-cell>
          <table:table-cell/>
        </table:table-row>
        <table:table-row table:style-name="ro1">
          <table:table-cell office:value-type="string" calcext:value-type="string">
            <text:p>0xa7cb26b0e7fc7a1d2099cdf38100f5f4361a4e4b</text:p>
          </table:table-cell>
          <table:table-cell office:value-type="float" office:value="4380" calcext:value-type="float">
            <text:p>4380</text:p>
          </table:table-cell>
          <table:table-cell/>
        </table:table-row>
        <table:table-row table:style-name="ro1">
          <table:table-cell office:value-type="string" calcext:value-type="string">
            <text:p>0xc25d3e8a7ec9635ac1af6e2ee29dbd94cfb4c983</text:p>
          </table:table-cell>
          <table:table-cell office:value-type="float" office:value="4363.369" calcext:value-type="float">
            <text:p>4363.369</text:p>
          </table:table-cell>
          <table:table-cell/>
        </table:table-row>
        <table:table-row table:style-name="ro1">
          <table:table-cell office:value-type="string" calcext:value-type="string">
            <text:p>0x5c27deeb173bcbcf88c9d4faf3c6d5e4bf109fc4</text:p>
          </table:table-cell>
          <table:table-cell office:value-type="float" office:value="4300" calcext:value-type="float">
            <text:p>4300</text:p>
          </table:table-cell>
          <table:table-cell/>
        </table:table-row>
        <table:table-row table:style-name="ro1">
          <table:table-cell office:value-type="string" calcext:value-type="string">
            <text:p>0xd525c786512d239c0ef641d5cd9f9d1daa6f8358</text:p>
          </table:table-cell>
          <table:table-cell office:value-type="float" office:value="4055.32364921181" calcext:value-type="float">
            <text:p>4055.32364921181</text:p>
          </table:table-cell>
          <table:table-cell/>
        </table:table-row>
        <table:table-row table:style-name="ro1">
          <table:table-cell office:value-type="string" calcext:value-type="string">
            <text:p>0x7e523513d0f5ee34098f3d7ed73c8508ccb991d1</text:p>
          </table:table-cell>
          <table:table-cell office:value-type="float" office:value="4039.01933042302" calcext:value-type="float">
            <text:p>4039.01933042302</text:p>
          </table:table-cell>
          <table:table-cell/>
        </table:table-row>
        <table:table-row table:style-name="ro1">
          <table:table-cell office:value-type="string" calcext:value-type="string">
            <text:p>0x25c9a73baa2b9d015a5efab3a890e9310b4cb348</text:p>
          </table:table-cell>
          <table:table-cell office:value-type="float" office:value="4004.251352594" calcext:value-type="float">
            <text:p>4004.251352594</text:p>
          </table:table-cell>
          <table:table-cell/>
        </table:table-row>
        <table:table-row table:style-name="ro1">
          <table:table-cell office:value-type="string" calcext:value-type="string">
            <text:p>0xe87847042435f43da551065340c8ed5b4e32107e</text:p>
          </table:table-cell>
          <table:table-cell office:value-type="float" office:value="4000.74300164044" calcext:value-type="float">
            <text:p>4000.74300164044</text:p>
          </table:table-cell>
          <table:table-cell/>
        </table:table-row>
        <table:table-row table:style-name="ro1">
          <table:table-cell office:value-type="string" calcext:value-type="string">
            <text:p>0xf6e94759d859741ba039a4592ae0cf2ad3877839</text:p>
          </table:table-cell>
          <table:table-cell office:value-type="float" office:value="4000.4" calcext:value-type="float">
            <text:p>4000.4</text:p>
          </table:table-cell>
          <table:table-cell/>
        </table:table-row>
        <table:table-row table:style-name="ro1">
          <table:table-cell office:value-type="string" calcext:value-type="string">
            <text:p>0xdae48d7b5c73a95f74caae08f7f92d3b7927f449</text:p>
          </table:table-cell>
          <table:table-cell office:value-type="float" office:value="4000.00000001995" calcext:value-type="float">
            <text:p>4000.00000001995</text:p>
          </table:table-cell>
          <table:table-cell/>
        </table:table-row>
        <table:table-row table:style-name="ro1">
          <table:table-cell office:value-type="string" calcext:value-type="string">
            <text:p>0xbfbdbe80674c5fe7fd16765230e70fb3af3da654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0x76d7872fc681ab2da0dea7aa4997b0aa4ef740d3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0x949fc57e99efb72e8b663c33cdf9a69cdbda3188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0x718fdf375e1930ba386852e35f5bafc31df3ae66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0x5e396df616806f6e08bc2ff8beeebf93a2276d93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0x003351028cb506c85676227d280dd02bc2858483</text:p>
          </table:table-cell>
          <table:table-cell office:value-type="float" office:value="3999.78392934522" calcext:value-type="float">
            <text:p>3999.78392934522</text:p>
          </table:table-cell>
          <table:table-cell/>
        </table:table-row>
        <table:table-row table:style-name="ro1">
          <table:table-cell office:value-type="string" calcext:value-type="string">
            <text:p>0xca87987947b9c68df6bcae1f33958e40ad773ffc</text:p>
          </table:table-cell>
          <table:table-cell office:value-type="float" office:value="3999" calcext:value-type="float">
            <text:p>3999</text:p>
          </table:table-cell>
          <table:table-cell/>
        </table:table-row>
        <table:table-row table:style-name="ro1">
          <table:table-cell office:value-type="string" calcext:value-type="string">
            <text:p>0xfe4594e6c7ae9e2b6d119c093a407aa66f5de989</text:p>
          </table:table-cell>
          <table:table-cell office:value-type="float" office:value="3865.88841083417" calcext:value-type="float">
            <text:p>3865.88841083417</text:p>
          </table:table-cell>
          <table:table-cell/>
        </table:table-row>
        <table:table-row table:style-name="ro1">
          <table:table-cell office:value-type="string" calcext:value-type="string">
            <text:p>0x45158fab0a55a654009cb6c4e1f8891bad8473c9</text:p>
          </table:table-cell>
          <table:table-cell office:value-type="float" office:value="3740" calcext:value-type="float">
            <text:p>3740</text:p>
          </table:table-cell>
          <table:table-cell/>
        </table:table-row>
        <table:table-row table:style-name="ro1">
          <table:table-cell office:value-type="string" calcext:value-type="string">
            <text:p>0x156dfdb8d1265c273ae6d0d6d2d014950a088e05</text:p>
          </table:table-cell>
          <table:table-cell office:value-type="float" office:value="3577.31361412714" calcext:value-type="float">
            <text:p>3577.31361412714</text:p>
          </table:table-cell>
          <table:table-cell/>
        </table:table-row>
        <table:table-row table:style-name="ro1">
          <table:table-cell office:value-type="string" calcext:value-type="string">
            <text:p>0xaa88622cbcd009976d25f36c6bd8715978d07957</text:p>
          </table:table-cell>
          <table:table-cell office:value-type="float" office:value="3489.762" calcext:value-type="float">
            <text:p>3489.762</text:p>
          </table:table-cell>
          <table:table-cell/>
        </table:table-row>
        <table:table-row table:style-name="ro1">
          <table:table-cell office:value-type="string" calcext:value-type="string">
            <text:p>0x0e5c99b60bf8a3de3e797db930b5704bcae5bc57</text:p>
          </table:table-cell>
          <table:table-cell office:value-type="float" office:value="3477.022" calcext:value-type="float">
            <text:p>3477.022</text:p>
          </table:table-cell>
          <table:table-cell/>
        </table:table-row>
        <table:table-row table:style-name="ro1">
          <table:table-cell office:value-type="string" calcext:value-type="string">
            <text:p>0x7e3dc9f40e7ff9db80c3c7a1847cb95f861b3aef</text:p>
          </table:table-cell>
          <table:table-cell office:value-type="float" office:value="3449.56502987465" calcext:value-type="float">
            <text:p>3449.56502987465</text:p>
          </table:table-cell>
          <table:table-cell/>
        </table:table-row>
        <table:table-row table:style-name="ro1">
          <table:table-cell office:value-type="string" calcext:value-type="string">
            <text:p>0xcf1107f9b1d708606bf9a66dce958e45ee9cebac</text:p>
          </table:table-cell>
          <table:table-cell office:value-type="float" office:value="3422.07" calcext:value-type="float">
            <text:p>3422.07</text:p>
          </table:table-cell>
          <table:table-cell/>
        </table:table-row>
        <table:table-row table:style-name="ro1">
          <table:table-cell office:value-type="string" calcext:value-type="string">
            <text:p>0x070bec8bdfbd085fd5017c7f3d79da7d86d02011</text:p>
          </table:table-cell>
          <table:table-cell office:value-type="float" office:value="3410.836502" calcext:value-type="float">
            <text:p>3410.836502</text:p>
          </table:table-cell>
          <table:table-cell/>
        </table:table-row>
        <table:table-row table:style-name="ro1">
          <table:table-cell office:value-type="string" calcext:value-type="string">
            <text:p>0x3734ac31544d081b78503c6348d6dc310c7dadc7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string" calcext:value-type="string">
            <text:p>0x514b47b2ffec227b36b9381b3729b82d1461b9f1</text:p>
          </table:table-cell>
          <table:table-cell office:value-type="float" office:value="3166.66350448537" calcext:value-type="float">
            <text:p>3166.66350448537</text:p>
          </table:table-cell>
          <table:table-cell/>
        </table:table-row>
        <table:table-row table:style-name="ro1">
          <table:table-cell office:value-type="string" calcext:value-type="string">
            <text:p>0x8e5218786f34813ba6fb4f85e473267a688be556</text:p>
          </table:table-cell>
          <table:table-cell office:value-type="float" office:value="3100" calcext:value-type="float">
            <text:p>3100</text:p>
          </table:table-cell>
          <table:table-cell/>
        </table:table-row>
        <table:table-row table:style-name="ro1">
          <table:table-cell office:value-type="string" calcext:value-type="string">
            <text:p>0x30d68f18963ec6b40553a2e053bfbc797054c207</text:p>
          </table:table-cell>
          <table:table-cell office:value-type="float" office:value="3055.524567647" calcext:value-type="float">
            <text:p>3055.524567647</text:p>
          </table:table-cell>
          <table:table-cell/>
        </table:table-row>
        <table:table-row table:style-name="ro1">
          <table:table-cell office:value-type="string" calcext:value-type="string">
            <text:p>0xd5fda805ff27942da5b6b27884255bf7bfdc6f4f</text:p>
          </table:table-cell>
          <table:table-cell office:value-type="float" office:value="3000.9992634832" calcext:value-type="float">
            <text:p>3000.9992634832</text:p>
          </table:table-cell>
          <table:table-cell/>
        </table:table-row>
        <table:table-row table:style-name="ro1">
          <table:table-cell office:value-type="string" calcext:value-type="string">
            <text:p>0x77da7db2740c5b25a568b37247c42319a311f6ce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0xfab1ed72a7236a6b34f47ee7ed103d6cd448c441</text:p>
          </table:table-cell>
          <table:table-cell office:value-type="float" office:value="2900" calcext:value-type="float">
            <text:p>2900</text:p>
          </table:table-cell>
          <table:table-cell/>
        </table:table-row>
        <table:table-row table:style-name="ro1">
          <table:table-cell office:value-type="string" calcext:value-type="string">
            <text:p>0x926e8910b14a28286d415f66d8bb6800cefb115b</text:p>
          </table:table-cell>
          <table:table-cell office:value-type="float" office:value="2890" calcext:value-type="float">
            <text:p>2890</text:p>
          </table:table-cell>
          <table:table-cell/>
        </table:table-row>
        <table:table-row table:style-name="ro1">
          <table:table-cell office:value-type="string" calcext:value-type="string">
            <text:p>0x958423d06795d7fb64fef7202dfd8ccaac4c803c</text:p>
          </table:table-cell>
          <table:table-cell office:value-type="float" office:value="2889.85940537845" calcext:value-type="float">
            <text:p>2889.85940537845</text:p>
          </table:table-cell>
          <table:table-cell/>
        </table:table-row>
        <table:table-row table:style-name="ro1">
          <table:table-cell office:value-type="string" calcext:value-type="string">
            <text:p>0x24775c76b9ba4f1135b9a20d97e8f54e6e0e3807</text:p>
          </table:table-cell>
          <table:table-cell office:value-type="float" office:value="2865.12660040141" calcext:value-type="float">
            <text:p>2865.12660040141</text:p>
          </table:table-cell>
          <table:table-cell/>
        </table:table-row>
        <table:table-row table:style-name="ro1">
          <table:table-cell office:value-type="string" calcext:value-type="string">
            <text:p>0x0fa5a018897b81d22ecf79726382726ea4aa5ac8</text:p>
          </table:table-cell>
          <table:table-cell office:value-type="float" office:value="2838.25341929442" calcext:value-type="float">
            <text:p>2838.25341929442</text:p>
          </table:table-cell>
          <table:table-cell/>
        </table:table-row>
        <table:table-row table:style-name="ro1">
          <table:table-cell office:value-type="string" calcext:value-type="string">
            <text:p>0x9d38f0cb995905c426c395222c47325a5545e292</text:p>
          </table:table-cell>
          <table:table-cell office:value-type="float" office:value="2610.57391459953" calcext:value-type="float">
            <text:p>2610.57391459953</text:p>
          </table:table-cell>
          <table:table-cell/>
        </table:table-row>
        <table:table-row table:style-name="ro1">
          <table:table-cell office:value-type="string" calcext:value-type="string">
            <text:p>0x52c0b8c0d5fbaad0e7893a9963cf666a8354a1cd</text:p>
          </table:table-cell>
          <table:table-cell office:value-type="float" office:value="2548.51" calcext:value-type="float">
            <text:p>2548.51</text:p>
          </table:table-cell>
          <table:table-cell/>
        </table:table-row>
        <table:table-row table:style-name="ro1">
          <table:table-cell office:value-type="string" calcext:value-type="string">
            <text:p>0x933a230cb72a8e34932e943518616bd09f0a8f00</text:p>
          </table:table-cell>
          <table:table-cell office:value-type="float" office:value="2528.309" calcext:value-type="float">
            <text:p>2528.309</text:p>
          </table:table-cell>
          <table:table-cell/>
        </table:table-row>
        <table:table-row table:style-name="ro1">
          <table:table-cell office:value-type="string" calcext:value-type="string">
            <text:p>0xdfdfb39532d6fb89a7efaa41b8d35c0c3285b196</text:p>
          </table:table-cell>
          <table:table-cell office:value-type="float" office:value="2522.27357681188" calcext:value-type="float">
            <text:p>2522.27357681188</text:p>
          </table:table-cell>
          <table:table-cell/>
        </table:table-row>
        <table:table-row table:style-name="ro1">
          <table:table-cell office:value-type="string" calcext:value-type="string">
            <text:p>0x7a649cb463dcbecef08dec62f7532ece73a09c40</text:p>
          </table:table-cell>
          <table:table-cell office:value-type="float" office:value="2505" calcext:value-type="float">
            <text:p>2505</text:p>
          </table:table-cell>
          <table:table-cell/>
        </table:table-row>
        <table:table-row table:style-name="ro1">
          <table:table-cell office:value-type="string" calcext:value-type="string">
            <text:p>0xea5a8786e0d86892519750d9766775462c9a7523</text:p>
          </table:table-cell>
          <table:table-cell office:value-type="float" office:value="2500.00000000762" calcext:value-type="float">
            <text:p>2500.00000000762</text:p>
          </table:table-cell>
          <table:table-cell/>
        </table:table-row>
        <table:table-row table:style-name="ro1">
          <table:table-cell office:value-type="string" calcext:value-type="string">
            <text:p>0xd695a030cd9874f538a75514e235b0743f06a9e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0x26e850e94b0b7b672544a5b60ac3463957a817ba</text:p>
          </table:table-cell>
          <table:table-cell office:value-type="float" office:value="2485.44" calcext:value-type="float">
            <text:p>2485.44</text:p>
          </table:table-cell>
          <table:table-cell/>
        </table:table-row>
        <table:table-row table:style-name="ro1">
          <table:table-cell office:value-type="string" calcext:value-type="string">
            <text:p>0x9b312a3cfc3ded4310d93ae43091bffed2ba970b</text:p>
          </table:table-cell>
          <table:table-cell office:value-type="float" office:value="2450" calcext:value-type="float">
            <text:p>2450</text:p>
          </table:table-cell>
          <table:table-cell/>
        </table:table-row>
        <table:table-row table:style-name="ro1">
          <table:table-cell office:value-type="string" calcext:value-type="string">
            <text:p>0xc6156b9baefeadf41fe89d2bdd9382ebd42f1334</text:p>
          </table:table-cell>
          <table:table-cell office:value-type="float" office:value="2365.5438528063" calcext:value-type="float">
            <text:p>2365.5438528063</text:p>
          </table:table-cell>
          <table:table-cell/>
        </table:table-row>
        <table:table-row table:style-name="ro1">
          <table:table-cell office:value-type="string" calcext:value-type="string">
            <text:p>0xb87a0afadffbadd213471e827e51878915b9a0e1</text:p>
          </table:table-cell>
          <table:table-cell office:value-type="float" office:value="2335.06594556874" calcext:value-type="float">
            <text:p>2335.06594556874</text:p>
          </table:table-cell>
          <table:table-cell/>
        </table:table-row>
        <table:table-row table:style-name="ro1">
          <table:table-cell office:value-type="string" calcext:value-type="string">
            <text:p>0xf21540967dd41131bc58eec00af77fb1d20dfdeb</text:p>
          </table:table-cell>
          <table:table-cell office:value-type="float" office:value="2293.61852680697" calcext:value-type="float">
            <text:p>2293.61852680697</text:p>
          </table:table-cell>
          <table:table-cell/>
        </table:table-row>
        <table:table-row table:style-name="ro1">
          <table:table-cell office:value-type="string" calcext:value-type="string">
            <text:p>0x6947cd8d98b7115a1e2dd4e6913ace2197de51d1</text:p>
          </table:table-cell>
          <table:table-cell office:value-type="float" office:value="2287" calcext:value-type="float">
            <text:p>2287</text:p>
          </table:table-cell>
          <table:table-cell/>
        </table:table-row>
        <table:table-row table:style-name="ro1">
          <table:table-cell office:value-type="string" calcext:value-type="string">
            <text:p>0xc38b99e0d32ba335b747d78d73d31f33e89d7920</text:p>
          </table:table-cell>
          <table:table-cell office:value-type="float" office:value="2273.57080703035" calcext:value-type="float">
            <text:p>2273.57080703035</text:p>
          </table:table-cell>
          <table:table-cell/>
        </table:table-row>
        <table:table-row table:style-name="ro1">
          <table:table-cell office:value-type="string" calcext:value-type="string">
            <text:p>0xfcb82291a6b9965da53cfe78ad32489706ffcb96</text:p>
          </table:table-cell>
          <table:table-cell office:value-type="float" office:value="2267.48" calcext:value-type="float">
            <text:p>2267.48</text:p>
          </table:table-cell>
          <table:table-cell/>
        </table:table-row>
        <table:table-row table:style-name="ro1">
          <table:table-cell office:value-type="string" calcext:value-type="string">
            <text:p>0x731c7903b4fb5153bc1bef72f6c24f551abf2eca</text:p>
          </table:table-cell>
          <table:table-cell office:value-type="float" office:value="2240.97" calcext:value-type="float">
            <text:p>2240.97</text:p>
          </table:table-cell>
          <table:table-cell/>
        </table:table-row>
        <table:table-row table:style-name="ro1">
          <table:table-cell office:value-type="string" calcext:value-type="string">
            <text:p>0x4501205a75f3e6a99f1320b802fda91fb5499b11</text:p>
          </table:table-cell>
          <table:table-cell office:value-type="float" office:value="2234.43" calcext:value-type="float">
            <text:p>2234.43</text:p>
          </table:table-cell>
          <table:table-cell/>
        </table:table-row>
        <table:table-row table:style-name="ro1">
          <table:table-cell office:value-type="string" calcext:value-type="string">
            <text:p>0xc3025c1a031c34e7ddf47192b8266a6cc8852835</text:p>
          </table:table-cell>
          <table:table-cell office:value-type="float" office:value="2225" calcext:value-type="float">
            <text:p>2225</text:p>
          </table:table-cell>
          <table:table-cell/>
        </table:table-row>
        <table:table-row table:style-name="ro1">
          <table:table-cell office:value-type="string" calcext:value-type="string">
            <text:p>0x44ec35435a06fd6eb3b8bcda6ce864b2cc25acfe</text:p>
          </table:table-cell>
          <table:table-cell office:value-type="float" office:value="2220.95232749462" calcext:value-type="float">
            <text:p>2220.95232749462</text:p>
          </table:table-cell>
          <table:table-cell/>
        </table:table-row>
        <table:table-row table:style-name="ro1">
          <table:table-cell office:value-type="string" calcext:value-type="string">
            <text:p>0x03c322db3f0d92ccdf6f8b6effd4031c94bed1ab</text:p>
          </table:table-cell>
          <table:table-cell office:value-type="float" office:value="2209.77" calcext:value-type="float">
            <text:p>2209.77</text:p>
          </table:table-cell>
          <table:table-cell/>
        </table:table-row>
        <table:table-row table:style-name="ro1">
          <table:table-cell office:value-type="string" calcext:value-type="string">
            <text:p>0x4b37e5f0f85baeaec85e0c6fc477f41e264e6c41</text:p>
          </table:table-cell>
          <table:table-cell office:value-type="float" office:value="2200" calcext:value-type="float">
            <text:p>2200</text:p>
          </table:table-cell>
          <table:table-cell/>
        </table:table-row>
        <table:table-row table:style-name="ro1">
          <table:table-cell office:value-type="string" calcext:value-type="string">
            <text:p>0xc13703fabf107980f4e5e43145fdc7b02a2a348b</text:p>
          </table:table-cell>
          <table:table-cell office:value-type="float" office:value="2147.48740395587" calcext:value-type="float">
            <text:p>2147.48740395587</text:p>
          </table:table-cell>
          <table:table-cell/>
        </table:table-row>
        <table:table-row table:style-name="ro1">
          <table:table-cell office:value-type="string" calcext:value-type="string">
            <text:p>0x00f2383317ed3ae77a237e293e519822f438f5b3</text:p>
          </table:table-cell>
          <table:table-cell office:value-type="float" office:value="2131.59936198294" calcext:value-type="float">
            <text:p>2131.59936198294</text:p>
          </table:table-cell>
          <table:table-cell/>
        </table:table-row>
        <table:table-row table:style-name="ro1">
          <table:table-cell office:value-type="string" calcext:value-type="string">
            <text:p>0x1d32bc42fb0286d19074a3694df581d6572b85a6</text:p>
          </table:table-cell>
          <table:table-cell office:value-type="float" office:value="2122.13645739491" calcext:value-type="float">
            <text:p>2122.13645739491</text:p>
          </table:table-cell>
          <table:table-cell/>
        </table:table-row>
        <table:table-row table:style-name="ro1">
          <table:table-cell office:value-type="string" calcext:value-type="string">
            <text:p>0x2004d1da83720fb0681454bd2d729461d21ee2c8</text:p>
          </table:table-cell>
          <table:table-cell office:value-type="float" office:value="2120.69200664242" calcext:value-type="float">
            <text:p>2120.69200664242</text:p>
          </table:table-cell>
          <table:table-cell/>
        </table:table-row>
        <table:table-row table:style-name="ro1">
          <table:table-cell office:value-type="string" calcext:value-type="string">
            <text:p>0x07ca0ca7d03c9f9451306b3a6d848b29d5d457f0</text:p>
          </table:table-cell>
          <table:table-cell office:value-type="float" office:value="2113.10380554051" calcext:value-type="float">
            <text:p>2113.10380554051</text:p>
          </table:table-cell>
          <table:table-cell/>
        </table:table-row>
        <table:table-row table:style-name="ro1">
          <table:table-cell office:value-type="string" calcext:value-type="string">
            <text:p>0x7482af17addb64eefd0e46a2ca988aed9d882307</text:p>
          </table:table-cell>
          <table:table-cell office:value-type="float" office:value="2080" calcext:value-type="float">
            <text:p>2080</text:p>
          </table:table-cell>
          <table:table-cell/>
        </table:table-row>
        <table:table-row table:style-name="ro1">
          <table:table-cell office:value-type="string" calcext:value-type="string">
            <text:p>0xdf942763c93290314d3785109f2ed2651f06c90d</text:p>
          </table:table-cell>
          <table:table-cell office:value-type="float" office:value="2065.605" calcext:value-type="float">
            <text:p>2065.605</text:p>
          </table:table-cell>
          <table:table-cell/>
        </table:table-row>
        <table:table-row table:style-name="ro1">
          <table:table-cell office:value-type="string" calcext:value-type="string">
            <text:p>0xd03fabb53a386057b78bdf4f74376e8992954427</text:p>
          </table:table-cell>
          <table:table-cell office:value-type="float" office:value="2065.46586" calcext:value-type="float">
            <text:p>2065.46586</text:p>
          </table:table-cell>
          <table:table-cell/>
        </table:table-row>
        <table:table-row table:style-name="ro1">
          <table:table-cell office:value-type="string" calcext:value-type="string">
            <text:p>0xee7063160f39b4c1b73228b5292919dcae9f8bc5</text:p>
          </table:table-cell>
          <table:table-cell office:value-type="float" office:value="2050" calcext:value-type="float">
            <text:p>2050</text:p>
          </table:table-cell>
          <table:table-cell/>
        </table:table-row>
        <table:table-row table:style-name="ro1">
          <table:table-cell office:value-type="string" calcext:value-type="string">
            <text:p>0x0d22c6f7f72bbb8b6f5e603e4f04148622108e2a</text:p>
          </table:table-cell>
          <table:table-cell office:value-type="float" office:value="2020.413" calcext:value-type="float">
            <text:p>2020.413</text:p>
          </table:table-cell>
          <table:table-cell/>
        </table:table-row>
        <table:table-row table:style-name="ro1">
          <table:table-cell office:value-type="string" calcext:value-type="string">
            <text:p>0x8a504fd47efdfb43c1efbb9778f7e1a59048c90c</text:p>
          </table:table-cell>
          <table:table-cell office:value-type="float" office:value="2002.73981304612" calcext:value-type="float">
            <text:p>2002.73981304612</text:p>
          </table:table-cell>
          <table:table-cell/>
        </table:table-row>
        <table:table-row table:style-name="ro1">
          <table:table-cell office:value-type="string" calcext:value-type="string">
            <text:p>0x86aa797ea825cdd57bb0340fa65e263a86603d9c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0xbeddae4ab6082315f278cd671c58aa49c9cfd391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0x751495761d5d59feb1fa1c4a436a4f8f0ca1feeb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0x2cab4d881962d247218356b32abc4aa5c46ba0d2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0x3da391f38ca4c93f6ca16f26e32f9e1f0751439e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0xa8086ef8a2dc06fbe85509d2be06732564b749c2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0x987df3e2f9a8937f941da80392549d7afb0a356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0xbb4dd9a13969d0aea9751ef068418b9472d749e7</text:p>
          </table:table-cell>
          <table:table-cell office:value-type="float" office:value="1994.39011197823" calcext:value-type="float">
            <text:p>1994.39011197823</text:p>
          </table:table-cell>
          <table:table-cell/>
        </table:table-row>
        <table:table-row table:style-name="ro1">
          <table:table-cell office:value-type="string" calcext:value-type="string">
            <text:p>0xb4c7fd23843d6a58cec1bbdbc50eab4404a842e4</text:p>
          </table:table-cell>
          <table:table-cell office:value-type="float" office:value="1988.94218415418" calcext:value-type="float">
            <text:p>1988.94218415418</text:p>
          </table:table-cell>
          <table:table-cell/>
        </table:table-row>
        <table:table-row table:style-name="ro1">
          <table:table-cell office:value-type="string" calcext:value-type="string">
            <text:p>0xdf51edd6132837611eff1f14122091d345f8a892</text:p>
          </table:table-cell>
          <table:table-cell office:value-type="float" office:value="1968.171" calcext:value-type="float">
            <text:p>1968.171</text:p>
          </table:table-cell>
          <table:table-cell/>
        </table:table-row>
        <table:table-row table:style-name="ro1">
          <table:table-cell office:value-type="string" calcext:value-type="string">
            <text:p>0x4438767155537c3ed7696aeea2c758f9cf1da82d</text:p>
          </table:table-cell>
          <table:table-cell office:value-type="float" office:value="1956.63546297516" calcext:value-type="float">
            <text:p>1956.63546297516</text:p>
          </table:table-cell>
          <table:table-cell/>
        </table:table-row>
        <table:table-row table:style-name="ro1">
          <table:table-cell office:value-type="string" calcext:value-type="string">
            <text:p>0x67b84fc1b67fecec6a070a202a64a2694c59a109</text:p>
          </table:table-cell>
          <table:table-cell office:value-type="float" office:value="1953.707" calcext:value-type="float">
            <text:p>1953.707</text:p>
          </table:table-cell>
          <table:table-cell/>
        </table:table-row>
        <table:table-row table:style-name="ro1">
          <table:table-cell office:value-type="string" calcext:value-type="string">
            <text:p>0xcdde28834d97bc23946325375baa0ab74464ee60</text:p>
          </table:table-cell>
          <table:table-cell office:value-type="float" office:value="1903.952" calcext:value-type="float">
            <text:p>1903.952</text:p>
          </table:table-cell>
          <table:table-cell/>
        </table:table-row>
        <table:table-row table:style-name="ro1">
          <table:table-cell office:value-type="string" calcext:value-type="string">
            <text:p>0x29a8458b43eff9eca4509a50b5767ab272e5c0a1</text:p>
          </table:table-cell>
          <table:table-cell office:value-type="float" office:value="1870.996" calcext:value-type="float">
            <text:p>1870.996</text:p>
          </table:table-cell>
          <table:table-cell/>
        </table:table-row>
        <table:table-row table:style-name="ro1">
          <table:table-cell office:value-type="string" calcext:value-type="string">
            <text:p>0x4f9003111540745fe23cb397759a39c757ac7c92</text:p>
          </table:table-cell>
          <table:table-cell office:value-type="float" office:value="1763.00457984381" calcext:value-type="float">
            <text:p>1763.00457984381</text:p>
          </table:table-cell>
          <table:table-cell/>
        </table:table-row>
        <table:table-row table:style-name="ro1">
          <table:table-cell office:value-type="string" calcext:value-type="string">
            <text:p>0xb585f6647ee6d16e9527eab7417e220f748a93e7</text:p>
          </table:table-cell>
          <table:table-cell office:value-type="float" office:value="1755.105" calcext:value-type="float">
            <text:p>1755.105</text:p>
          </table:table-cell>
          <table:table-cell/>
        </table:table-row>
        <table:table-row table:style-name="ro1">
          <table:table-cell office:value-type="string" calcext:value-type="string">
            <text:p>0x789fff7333139e54f58c365babade5cb8c02c9f4</text:p>
          </table:table-cell>
          <table:table-cell office:value-type="float" office:value="1682.5023966" calcext:value-type="float">
            <text:p>1682.5023966</text:p>
          </table:table-cell>
          <table:table-cell/>
        </table:table-row>
        <table:table-row table:style-name="ro1">
          <table:table-cell office:value-type="string" calcext:value-type="string">
            <text:p>0x21d0d2216fd306803260abd43367dac2f36003b6</text:p>
          </table:table-cell>
          <table:table-cell office:value-type="float" office:value="1682" calcext:value-type="float">
            <text:p>1682</text:p>
          </table:table-cell>
          <table:table-cell/>
        </table:table-row>
        <table:table-row table:style-name="ro1">
          <table:table-cell office:value-type="string" calcext:value-type="string">
            <text:p>0x264f73353f51d5d2b6c4bb6391ec5029a01320c5</text:p>
          </table:table-cell>
          <table:table-cell office:value-type="float" office:value="1648.43316973931" calcext:value-type="float">
            <text:p>1648.43316973931</text:p>
          </table:table-cell>
          <table:table-cell/>
        </table:table-row>
        <table:table-row table:style-name="ro1">
          <table:table-cell office:value-type="string" calcext:value-type="string">
            <text:p>0xfd068adad3a8ca5ffa620c59708ce0fd276f1b2b</text:p>
          </table:table-cell>
          <table:table-cell office:value-type="float" office:value="1629.497" calcext:value-type="float">
            <text:p>1629.497</text:p>
          </table:table-cell>
          <table:table-cell/>
        </table:table-row>
        <table:table-row table:style-name="ro1">
          <table:table-cell office:value-type="string" calcext:value-type="string">
            <text:p>0x07b51911c61294dfbbf26005eca4bbf47bab3274</text:p>
          </table:table-cell>
          <table:table-cell office:value-type="float" office:value="1586.28445552882" calcext:value-type="float">
            <text:p>1586.28445552882</text:p>
          </table:table-cell>
          <table:table-cell/>
        </table:table-row>
        <table:table-row table:style-name="ro1">
          <table:table-cell office:value-type="string" calcext:value-type="string">
            <text:p>0x00b144c669f4ddd2aa862895656e42f6eb3c4c21</text:p>
          </table:table-cell>
          <table:table-cell office:value-type="float" office:value="1573.618" calcext:value-type="float">
            <text:p>1573.618</text:p>
          </table:table-cell>
          <table:table-cell/>
        </table:table-row>
        <table:table-row table:style-name="ro1">
          <table:table-cell office:value-type="string" calcext:value-type="string">
            <text:p>0x88a41fd5e5878b021c4ca5297ee0625afade68a1</text:p>
          </table:table-cell>
          <table:table-cell office:value-type="float" office:value="1562.99956254063" calcext:value-type="float">
            <text:p>1562.99956254063</text:p>
          </table:table-cell>
          <table:table-cell/>
        </table:table-row>
        <table:table-row table:style-name="ro1">
          <table:table-cell office:value-type="string" calcext:value-type="string">
            <text:p>0xacf908c957816a5e98285119b1e3ec0c9dad389e</text:p>
          </table:table-cell>
          <table:table-cell office:value-type="float" office:value="1530.9934553688" calcext:value-type="float">
            <text:p>1530.9934553688</text:p>
          </table:table-cell>
          <table:table-cell/>
        </table:table-row>
        <table:table-row table:style-name="ro1">
          <table:table-cell office:value-type="string" calcext:value-type="string">
            <text:p>0x5b362419fce92ae770d12405266b0c262e1e1d5e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0x9bb3e06a6667e896c0339172c9dfd7b9660b3c02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0x3e6e01bef81d7aa769fa8eb955a733fcd8ae6812</text:p>
          </table:table-cell>
          <table:table-cell office:value-type="float" office:value="1468.55849463393" calcext:value-type="float">
            <text:p>1468.55849463393</text:p>
          </table:table-cell>
          <table:table-cell/>
        </table:table-row>
        <table:table-row table:style-name="ro1">
          <table:table-cell office:value-type="string" calcext:value-type="string">
            <text:p>0x3d37fa80a4e7a3d12ba26009a35d1ef0db7ac533</text:p>
          </table:table-cell>
          <table:table-cell office:value-type="float" office:value="1405.2" calcext:value-type="float">
            <text:p>1405.2</text:p>
          </table:table-cell>
          <table:table-cell/>
        </table:table-row>
        <table:table-row table:style-name="ro1">
          <table:table-cell office:value-type="string" calcext:value-type="string">
            <text:p>0xa481be102fb796d3c8a15750ef9c69667fbda742</text:p>
          </table:table-cell>
          <table:table-cell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0x250270230c9a1bf4c5aa6d487965e1f3f95069c1</text:p>
          </table:table-cell>
          <table:table-cell office:value-type="float" office:value="1380" calcext:value-type="float">
            <text:p>1380</text:p>
          </table:table-cell>
          <table:table-cell/>
        </table:table-row>
        <table:table-row table:style-name="ro1">
          <table:table-cell office:value-type="string" calcext:value-type="string">
            <text:p>0x696f712798447d163933d489cd13ab2bafe4b597</text:p>
          </table:table-cell>
          <table:table-cell office:value-type="float" office:value="1375.518" calcext:value-type="float">
            <text:p>1375.518</text:p>
          </table:table-cell>
          <table:table-cell/>
        </table:table-row>
        <table:table-row table:style-name="ro1">
          <table:table-cell office:value-type="string" calcext:value-type="string">
            <text:p>0x83fa80b202af802c51bbdbfe5ec8fd9727720e20</text:p>
          </table:table-cell>
          <table:table-cell office:value-type="float" office:value="1353.5773853477" calcext:value-type="float">
            <text:p>1353.5773853477</text:p>
          </table:table-cell>
          <table:table-cell/>
        </table:table-row>
        <table:table-row table:style-name="ro1">
          <table:table-cell office:value-type="string" calcext:value-type="string">
            <text:p>0x2ccabb21023a7f1f63787b5b91979429951a076e</text:p>
          </table:table-cell>
          <table:table-cell office:value-type="float" office:value="1337.24615420878" calcext:value-type="float">
            <text:p>1337.24615420878</text:p>
          </table:table-cell>
          <table:table-cell/>
        </table:table-row>
        <table:table-row table:style-name="ro1">
          <table:table-cell office:value-type="string" calcext:value-type="string">
            <text:p>0xe50fda549363898499a88f7182f3b609612ca968</text:p>
          </table:table-cell>
          <table:table-cell office:value-type="float" office:value="1329.22" calcext:value-type="float">
            <text:p>1329.22</text:p>
          </table:table-cell>
          <table:table-cell/>
        </table:table-row>
        <table:table-row table:style-name="ro1">
          <table:table-cell office:value-type="string" calcext:value-type="string">
            <text:p>0x4d3d4760dd0fa4db3e456f5288f6bfbc64e3187f</text:p>
          </table:table-cell>
          <table:table-cell office:value-type="float" office:value="1322.37580044289" calcext:value-type="float">
            <text:p>1322.37580044289</text:p>
          </table:table-cell>
          <table:table-cell/>
        </table:table-row>
        <table:table-row table:style-name="ro1">
          <table:table-cell office:value-type="string" calcext:value-type="string">
            <text:p>0x8c296682ef412c12e3f0912f10e1ba6ad49827ce</text:p>
          </table:table-cell>
          <table:table-cell office:value-type="float" office:value="1300.1332296" calcext:value-type="float">
            <text:p>1300.1332296</text:p>
          </table:table-cell>
          <table:table-cell/>
        </table:table-row>
        <table:table-row table:style-name="ro1">
          <table:table-cell office:value-type="string" calcext:value-type="string">
            <text:p>0x2e2db3fcfa16d60d99aa6bbc206e6e7f51a1e8ea</text:p>
          </table:table-cell>
          <table:table-cell office:value-type="float" office:value="1299.9999730013" calcext:value-type="float">
            <text:p>1299.9999730013</text:p>
          </table:table-cell>
          <table:table-cell/>
        </table:table-row>
        <table:table-row table:style-name="ro1">
          <table:table-cell office:value-type="string" calcext:value-type="string">
            <text:p>0x94413624987a901e618fbc39db5aa4649f9a169e</text:p>
          </table:table-cell>
          <table:table-cell office:value-type="float" office:value="1280.013" calcext:value-type="float">
            <text:p>1280.013</text:p>
          </table:table-cell>
          <table:table-cell/>
        </table:table-row>
        <table:table-row table:style-name="ro1">
          <table:table-cell office:value-type="string" calcext:value-type="string">
            <text:p>0x32ffb785a1a660d689c6a86bf78f23fe1b6eaf65</text:p>
          </table:table-cell>
          <table:table-cell office:value-type="float" office:value="1255.22060047981" calcext:value-type="float">
            <text:p>1255.22060047981</text:p>
          </table:table-cell>
          <table:table-cell/>
        </table:table-row>
        <table:table-row table:style-name="ro1">
          <table:table-cell office:value-type="string" calcext:value-type="string">
            <text:p>0x128d0fd0c33b12c206c5856c75c85ddabc4126fc</text:p>
          </table:table-cell>
          <table:table-cell office:value-type="float" office:value="1250.07" calcext:value-type="float">
            <text:p>1250.07</text:p>
          </table:table-cell>
          <table:table-cell/>
        </table:table-row>
        <table:table-row table:style-name="ro1">
          <table:table-cell office:value-type="string" calcext:value-type="string">
            <text:p>0x51d3a7abc1916d35a571854efd70c1b0975c054e</text:p>
          </table:table-cell>
          <table:table-cell office:value-type="float" office:value="1217.696" calcext:value-type="float">
            <text:p>1217.696</text:p>
          </table:table-cell>
          <table:table-cell/>
        </table:table-row>
        <table:table-row table:style-name="ro1">
          <table:table-cell office:value-type="string" calcext:value-type="string">
            <text:p>0x1817dc42552e24927951ab03e9cd140beffb7e38</text:p>
          </table:table-cell>
          <table:table-cell office:value-type="float" office:value="1206.536" calcext:value-type="float">
            <text:p>1206.536</text:p>
          </table:table-cell>
          <table:table-cell/>
        </table:table-row>
        <table:table-row table:style-name="ro1">
          <table:table-cell office:value-type="string" calcext:value-type="string">
            <text:p>0xc58ed30b2097a95adf8d87ca7459f9012e39ef69</text:p>
          </table:table-cell>
          <table:table-cell office:value-type="float" office:value="1173.525" calcext:value-type="float">
            <text:p>1173.525</text:p>
          </table:table-cell>
          <table:table-cell/>
        </table:table-row>
        <table:table-row table:style-name="ro1">
          <table:table-cell office:value-type="string" calcext:value-type="string">
            <text:p>0x2926661b5c32f3b2a41b4e8c4faa03c960cc88d7</text:p>
          </table:table-cell>
          <table:table-cell office:value-type="float" office:value="1160" calcext:value-type="float">
            <text:p>1160</text:p>
          </table:table-cell>
          <table:table-cell/>
        </table:table-row>
        <table:table-row table:style-name="ro1">
          <table:table-cell office:value-type="string" calcext:value-type="string">
            <text:p>0x39b71fd10dfb189344f302ce3d9994e276a5d2e8</text:p>
          </table:table-cell>
          <table:table-cell office:value-type="float" office:value="1150.672928" calcext:value-type="float">
            <text:p>1150.672928</text:p>
          </table:table-cell>
          <table:table-cell/>
        </table:table-row>
        <table:table-row table:style-name="ro1">
          <table:table-cell office:value-type="string" calcext:value-type="string">
            <text:p>0xb24fdb7367b9826979b3ef4223acafce9bc1907a</text:p>
          </table:table-cell>
          <table:table-cell office:value-type="float" office:value="1130.79" calcext:value-type="float">
            <text:p>1130.79</text:p>
          </table:table-cell>
          <table:table-cell/>
        </table:table-row>
        <table:table-row table:style-name="ro1">
          <table:table-cell office:value-type="string" calcext:value-type="string">
            <text:p>0xc6940b2c1d86287064079ecda14e11a61ca5d134</text:p>
          </table:table-cell>
          <table:table-cell office:value-type="float" office:value="1122.89692254013" calcext:value-type="float">
            <text:p>1122.89692254013</text:p>
          </table:table-cell>
          <table:table-cell/>
        </table:table-row>
        <table:table-row table:style-name="ro1">
          <table:table-cell office:value-type="string" calcext:value-type="string">
            <text:p>0xcbcdca647cfda9283992193604f8718a910b42fc</text:p>
          </table:table-cell>
          <table:table-cell office:value-type="float" office:value="1108.16431157267" calcext:value-type="float">
            <text:p>1108.16431157267</text:p>
          </table:table-cell>
          <table:table-cell/>
        </table:table-row>
        <table:table-row table:style-name="ro1">
          <table:table-cell office:value-type="string" calcext:value-type="string">
            <text:p>0x218883973072298f4a1b18e5306c385a91bce351</text:p>
          </table:table-cell>
          <table:table-cell office:value-type="float" office:value="1102.67" calcext:value-type="float">
            <text:p>1102.67</text:p>
          </table:table-cell>
          <table:table-cell/>
        </table:table-row>
        <table:table-row table:style-name="ro1">
          <table:table-cell office:value-type="string" calcext:value-type="string">
            <text:p>0x242f6d039e8e70452cfc0b72639be841a5269c99</text:p>
          </table:table-cell>
          <table:table-cell office:value-type="float" office:value="1064.82" calcext:value-type="float">
            <text:p>1064.82</text:p>
          </table:table-cell>
          <table:table-cell/>
        </table:table-row>
        <table:table-row table:style-name="ro1">
          <table:table-cell office:value-type="string" calcext:value-type="string">
            <text:p>0xc213112a4371f0db05d0dcdf79fcfd1820bf758f</text:p>
          </table:table-cell>
          <table:table-cell office:value-type="float" office:value="1057.0069949389" calcext:value-type="float">
            <text:p>1057.0069949389</text:p>
          </table:table-cell>
          <table:table-cell/>
        </table:table-row>
        <table:table-row table:style-name="ro1">
          <table:table-cell office:value-type="string" calcext:value-type="string">
            <text:p>0x9a7f5de6b6156f329622df9d23c121e500f7232a</text:p>
          </table:table-cell>
          <table:table-cell office:value-type="float" office:value="1025.641" calcext:value-type="float">
            <text:p>1025.641</text:p>
          </table:table-cell>
          <table:table-cell/>
        </table:table-row>
        <table:table-row table:style-name="ro1">
          <table:table-cell office:value-type="string" calcext:value-type="string">
            <text:p>0xa84d235b1f6036f06593972b2880c848c1077693</text:p>
          </table:table-cell>
          <table:table-cell office:value-type="float" office:value="1022.04380203182" calcext:value-type="float">
            <text:p>1022.04380203182</text:p>
          </table:table-cell>
          <table:table-cell/>
        </table:table-row>
        <table:table-row table:style-name="ro1">
          <table:table-cell office:value-type="string" calcext:value-type="string">
            <text:p>0xda5b6b3b58e246ff2df4974d0ae0ab02fed94718</text:p>
          </table:table-cell>
          <table:table-cell office:value-type="float" office:value="1016.5" calcext:value-type="float">
            <text:p>1016.5</text:p>
          </table:table-cell>
          <table:table-cell/>
        </table:table-row>
        <table:table-row table:style-name="ro1">
          <table:table-cell office:value-type="string" calcext:value-type="string">
            <text:p>0xf4773e458b747664112d5dd522b4a3a5c417a376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string" calcext:value-type="string">
            <text:p>0xc43fd3bb31faa74f59f6cc073cfd0a6b1c718aac</text:p>
          </table:table-cell>
          <table:table-cell office:value-type="float" office:value="1004.681" calcext:value-type="float">
            <text:p>1004.681</text:p>
          </table:table-cell>
          <table:table-cell/>
        </table:table-row>
        <table:table-row table:style-name="ro1">
          <table:table-cell office:value-type="string" calcext:value-type="string">
            <text:p>0xd24472d246f08f4425095b1b38bfe2b716b03140</text:p>
          </table:table-cell>
          <table:table-cell office:value-type="float" office:value="1002.26342279493" calcext:value-type="float">
            <text:p>1002.26342279493</text:p>
          </table:table-cell>
          <table:table-cell/>
        </table:table-row>
        <table:table-row table:style-name="ro1">
          <table:table-cell office:value-type="string" calcext:value-type="string">
            <text:p>0x89560c2b6b343ad4f6e47b19b9577bfce938ce98</text:p>
          </table:table-cell>
          <table:table-cell office:value-type="float" office:value="1001.04" calcext:value-type="float">
            <text:p>1001.04</text:p>
          </table:table-cell>
          <table:table-cell/>
        </table:table-row>
        <table:table-row table:style-name="ro1">
          <table:table-cell office:value-type="string" calcext:value-type="string">
            <text:p>0x04b32c2afe197878460a034a7798fa6c509c19d0</text:p>
          </table:table-cell>
          <table:table-cell office:value-type="float" office:value="1000.00015169749" calcext:value-type="float">
            <text:p>1000.00015169749</text:p>
          </table:table-cell>
          <table:table-cell/>
        </table:table-row>
        <table:table-row table:style-name="ro1">
          <table:table-cell office:value-type="string" calcext:value-type="string">
            <text:p>0x2511a8a4223333d730ecbb3e45d88e86d7f14bde</text:p>
          </table:table-cell>
          <table:table-cell office:value-type="float" office:value="1000.00011883308" calcext:value-type="float">
            <text:p>1000.00011883308</text:p>
          </table:table-cell>
          <table:table-cell/>
        </table:table-row>
        <table:table-row table:style-name="ro1">
          <table:table-cell office:value-type="string" calcext:value-type="string">
            <text:p>0x0bbf7380d83e921775111a4f90dd01fa740243b3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1b1c368395f3db0a794abe201fd43a0effe25e19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e83c750b2708320bb134796c555b80df39a3d97b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4a2f4d00b9e774bba92bd510b40e70235d1e2677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43780a28a8d97448c7da355cb6686199451baf63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ee7da102fd38bc0b709904af2e79efb1e8e7c69f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5b46c5131d3a661f6b734f4cc21d0127b23e6503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335c96f982df8cddf14f3bfe83f88fa7b45ae76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a2dffc197986ec9bf77bd13511d9a2563b9acef3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65ad9ee048f0900b776164d60b928019319f92b8</text:p>
          </table:table-cell>
          <table:table-cell office:value-type="float" office:value="999.46586" calcext:value-type="float">
            <text:p>999.46586</text:p>
          </table:table-cell>
          <table:table-cell/>
        </table:table-row>
        <table:table-row table:style-name="ro1">
          <table:table-cell office:value-type="string" calcext:value-type="string">
            <text:p>0xf95e5ac30eab67ac43f667d9fb44f0f475a26429</text:p>
          </table:table-cell>
          <table:table-cell office:value-type="float" office:value="998.2751" calcext:value-type="float">
            <text:p>998.2751</text:p>
          </table:table-cell>
          <table:table-cell/>
        </table:table-row>
        <table:table-row table:style-name="ro1">
          <table:table-cell office:value-type="string" calcext:value-type="string">
            <text:p>0x9b2c106c752aea56550ca5454c066099406a825c</text:p>
          </table:table-cell>
          <table:table-cell office:value-type="float" office:value="995.4178" calcext:value-type="float">
            <text:p>995.4178</text:p>
          </table:table-cell>
          <table:table-cell/>
        </table:table-row>
        <table:table-row table:style-name="ro1">
          <table:table-cell office:value-type="string" calcext:value-type="string">
            <text:p>0x80b31a6b5dc8980e926f86d3ca0899b91bb473fb</text:p>
          </table:table-cell>
          <table:table-cell office:value-type="float" office:value="957.620797445711" calcext:value-type="float">
            <text:p>957.620797445711</text:p>
          </table:table-cell>
          <table:table-cell/>
        </table:table-row>
        <table:table-row table:style-name="ro1">
          <table:table-cell office:value-type="string" calcext:value-type="string">
            <text:p>0x1e0cabef79e70ddaca8859e9a33b306de1a368f9</text:p>
          </table:table-cell>
          <table:table-cell office:value-type="float" office:value="936" calcext:value-type="float">
            <text:p>936</text:p>
          </table:table-cell>
          <table:table-cell/>
        </table:table-row>
        <table:table-row table:style-name="ro1">
          <table:table-cell office:value-type="string" calcext:value-type="string">
            <text:p>0x488c0585379ec86a5ce9e37edd83b7196b54337c</text:p>
          </table:table-cell>
          <table:table-cell office:value-type="float" office:value="910.1" calcext:value-type="float">
            <text:p>910.1</text:p>
          </table:table-cell>
          <table:table-cell/>
        </table:table-row>
        <table:table-row table:style-name="ro1">
          <table:table-cell office:value-type="string" calcext:value-type="string">
            <text:p>0x140f9f5e267b1551894a7b6f6c5b12979654cf4d</text:p>
          </table:table-cell>
          <table:table-cell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string" calcext:value-type="string">
            <text:p>0xf11d6fcaa45b36e22a688d2edfe0b443b404d890</text:p>
          </table:table-cell>
          <table:table-cell office:value-type="float" office:value="909.68" calcext:value-type="float">
            <text:p>909.68</text:p>
          </table:table-cell>
          <table:table-cell/>
        </table:table-row>
        <table:table-row table:style-name="ro1">
          <table:table-cell office:value-type="string" calcext:value-type="string">
            <text:p>0x4e4d047ca7da11e22ff5630acedae3eb2588d7e9</text:p>
          </table:table-cell>
          <table:table-cell office:value-type="float" office:value="899.895" calcext:value-type="float">
            <text:p>899.895</text:p>
          </table:table-cell>
          <table:table-cell/>
        </table:table-row>
        <table:table-row table:style-name="ro1">
          <table:table-cell office:value-type="string" calcext:value-type="string">
            <text:p>0xa299df99b3dcf81d850ae8f7be17e661451b9d87</text:p>
          </table:table-cell>
          <table:table-cell office:value-type="float" office:value="892.406" calcext:value-type="float">
            <text:p>892.406</text:p>
          </table:table-cell>
          <table:table-cell/>
        </table:table-row>
        <table:table-row table:style-name="ro1">
          <table:table-cell office:value-type="string" calcext:value-type="string">
            <text:p>0x960bcc673fda4803f562f7d90296703bb801cee7</text:p>
          </table:table-cell>
          <table:table-cell office:value-type="float" office:value="889.615123075805" calcext:value-type="float">
            <text:p>889.615123075805</text:p>
          </table:table-cell>
          <table:table-cell/>
        </table:table-row>
        <table:table-row table:style-name="ro1">
          <table:table-cell office:value-type="string" calcext:value-type="string">
            <text:p>0xef8833bb566bd0c24d97a0a751df0f87fbcb7f74</text:p>
          </table:table-cell>
          <table:table-cell office:value-type="float" office:value="882.287110183094" calcext:value-type="float">
            <text:p>882.287110183094</text:p>
          </table:table-cell>
          <table:table-cell/>
        </table:table-row>
        <table:table-row table:style-name="ro1">
          <table:table-cell office:value-type="string" calcext:value-type="string">
            <text:p>0x9c7b37a3776e9cf9bc8b60c5348b9f4eb3f2e2c0</text:p>
          </table:table-cell>
          <table:table-cell office:value-type="float" office:value="879" calcext:value-type="float">
            <text:p>879</text:p>
          </table:table-cell>
          <table:table-cell/>
        </table:table-row>
        <table:table-row table:style-name="ro1">
          <table:table-cell office:value-type="string" calcext:value-type="string">
            <text:p>0xb7c9c72ea6e079776369485b54d3e3ee3147426a</text:p>
          </table:table-cell>
          <table:table-cell office:value-type="float" office:value="869.118614342958" calcext:value-type="float">
            <text:p>869.118614342958</text:p>
          </table:table-cell>
          <table:table-cell/>
        </table:table-row>
        <table:table-row table:style-name="ro1">
          <table:table-cell office:value-type="string" calcext:value-type="string">
            <text:p>0x83d610c75750caa589beb9210e9b3933630464b8</text:p>
          </table:table-cell>
          <table:table-cell office:value-type="float" office:value="866.023344873279" calcext:value-type="float">
            <text:p>866.023344873279</text:p>
          </table:table-cell>
          <table:table-cell/>
        </table:table-row>
        <table:table-row table:style-name="ro1">
          <table:table-cell office:value-type="string" calcext:value-type="string">
            <text:p>0x96770c63d24eca7f75a49faf688c336d90fcb348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string" calcext:value-type="string">
            <text:p>0xd4aaaf6c44649f14cdcd72c780298c5812cbc9b1</text:p>
          </table:table-cell>
          <table:table-cell office:value-type="float" office:value="856.884" calcext:value-type="float">
            <text:p>856.884</text:p>
          </table:table-cell>
          <table:table-cell/>
        </table:table-row>
        <table:table-row table:style-name="ro1">
          <table:table-cell office:value-type="string" calcext:value-type="string">
            <text:p>0x97978f48bd8ba64c71599557dab93ef8662c0c43</text:p>
          </table:table-cell>
          <table:table-cell office:value-type="float" office:value="854.712633396866" calcext:value-type="float">
            <text:p>854.712633396866</text:p>
          </table:table-cell>
          <table:table-cell/>
        </table:table-row>
        <table:table-row table:style-name="ro1">
          <table:table-cell office:value-type="string" calcext:value-type="string">
            <text:p>0x1f2625b51813530cd61a9be45f306872e7f3815d</text:p>
          </table:table-cell>
          <table:table-cell office:value-type="float" office:value="844.97467908577" calcext:value-type="float">
            <text:p>844.97467908577</text:p>
          </table:table-cell>
          <table:table-cell/>
        </table:table-row>
        <table:table-row table:style-name="ro1">
          <table:table-cell office:value-type="string" calcext:value-type="string">
            <text:p>0x47781e61eaac1d67f9443a984161153660d49d8a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0xc1355333eca4327a5a21c79730b7b5770f76894e</text:p>
          </table:table-cell>
          <table:table-cell office:value-type="float" office:value="830" calcext:value-type="float">
            <text:p>830</text:p>
          </table:table-cell>
          <table:table-cell/>
        </table:table-row>
        <table:table-row table:style-name="ro1">
          <table:table-cell office:value-type="string" calcext:value-type="string">
            <text:p>0xf9e6eeb0f65fc7769f0dd7c1320a6b90d4fe4a4b</text:p>
          </table:table-cell>
          <table:table-cell office:value-type="float" office:value="814.487" calcext:value-type="float">
            <text:p>814.487</text:p>
          </table:table-cell>
          <table:table-cell/>
        </table:table-row>
        <table:table-row table:style-name="ro1">
          <table:table-cell office:value-type="string" calcext:value-type="string">
            <text:p>0x0afd97d30fe997ea4417c53a4d78fc978469dd83</text:p>
          </table:table-cell>
          <table:table-cell office:value-type="float" office:value="809.207718497043" calcext:value-type="float">
            <text:p>809.207718497043</text:p>
          </table:table-cell>
          <table:table-cell/>
        </table:table-row>
        <table:table-row table:style-name="ro1">
          <table:table-cell office:value-type="string" calcext:value-type="string">
            <text:p>0x4062227ceb1014273d4179ed2197b65ae2c3ac5c</text:p>
          </table:table-cell>
          <table:table-cell office:value-type="float" office:value="809" calcext:value-type="float">
            <text:p>809</text:p>
          </table:table-cell>
          <table:table-cell/>
        </table:table-row>
        <table:table-row table:style-name="ro1">
          <table:table-cell office:value-type="string" calcext:value-type="string">
            <text:p>0x69fb3a0c8097a1f3ddf5dfa565903161231818f8</text:p>
          </table:table-cell>
          <table:table-cell office:value-type="float" office:value="802.559720535472" calcext:value-type="float">
            <text:p>802.559720535472</text:p>
          </table:table-cell>
          <table:table-cell/>
        </table:table-row>
        <table:table-row table:style-name="ro1">
          <table:table-cell office:value-type="string" calcext:value-type="string">
            <text:p>0x7edda4e802b9769519ee071882aad7ce904d9c9d</text:p>
          </table:table-cell>
          <table:table-cell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string" calcext:value-type="string">
            <text:p>0x8547be1d328c6592486682e33e781845055f6c34</text:p>
          </table:table-cell>
          <table:table-cell office:value-type="float" office:value="800.278" calcext:value-type="float">
            <text:p>800.278</text:p>
          </table:table-cell>
          <table:table-cell/>
        </table:table-row>
        <table:table-row table:style-name="ro1">
          <table:table-cell office:value-type="string" calcext:value-type="string">
            <text:p>0x0da88c88c689dcc93c7b8fad1573dfdbf710cde4</text:p>
          </table:table-cell>
          <table:table-cell office:value-type="float" office:value="783.21032092616" calcext:value-type="float">
            <text:p>783.21032092616</text:p>
          </table:table-cell>
          <table:table-cell/>
        </table:table-row>
        <table:table-row table:style-name="ro1">
          <table:table-cell office:value-type="string" calcext:value-type="string">
            <text:p>0x5086ec77c19093711da68e5a257f5f35e9390a83</text:p>
          </table:table-cell>
          <table:table-cell office:value-type="float" office:value="781.941" calcext:value-type="float">
            <text:p>781.941</text:p>
          </table:table-cell>
          <table:table-cell/>
        </table:table-row>
        <table:table-row table:style-name="ro1">
          <table:table-cell office:value-type="string" calcext:value-type="string">
            <text:p>0x947b352092c9804777a537838e825fdf2596257e</text:p>
          </table:table-cell>
          <table:table-cell office:value-type="float" office:value="777" calcext:value-type="float">
            <text:p>777</text:p>
          </table:table-cell>
          <table:table-cell/>
        </table:table-row>
        <table:table-row table:style-name="ro1">
          <table:table-cell office:value-type="string" calcext:value-type="string">
            <text:p>0x2aa98e09d39a19ad08c0cfa9ca1e69572e60392e</text:p>
          </table:table-cell>
          <table:table-cell office:value-type="float" office:value="772.7" calcext:value-type="float">
            <text:p>772.7</text:p>
          </table:table-cell>
          <table:table-cell/>
        </table:table-row>
        <table:table-row table:style-name="ro1">
          <table:table-cell office:value-type="string" calcext:value-type="string">
            <text:p>0x5582ef1846f5233c718e37d217f9b661673d5626</text:p>
          </table:table-cell>
          <table:table-cell office:value-type="float" office:value="763.75" calcext:value-type="float">
            <text:p>763.75</text:p>
          </table:table-cell>
          <table:table-cell/>
        </table:table-row>
        <table:table-row table:style-name="ro1">
          <table:table-cell office:value-type="string" calcext:value-type="string">
            <text:p>0x5f04349a8b7bb627ff03f3597cdf02eabecd4887</text:p>
          </table:table-cell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string" calcext:value-type="string">
            <text:p>0x05968773b424a28b4e155f831189a586a456552a</text:p>
          </table:table-cell>
          <table:table-cell office:value-type="float" office:value="742.009071877181" calcext:value-type="float">
            <text:p>742.009071877181</text:p>
          </table:table-cell>
          <table:table-cell/>
        </table:table-row>
        <table:table-row table:style-name="ro1">
          <table:table-cell office:value-type="string" calcext:value-type="string">
            <text:p>0xf4346366f0f6dc343e2f60c037afcf00d7e33fb9</text:p>
          </table:table-cell>
          <table:table-cell office:value-type="float" office:value="740.690752943162" calcext:value-type="float">
            <text:p>740.690752943162</text:p>
          </table:table-cell>
          <table:table-cell/>
        </table:table-row>
        <table:table-row table:style-name="ro1">
          <table:table-cell office:value-type="string" calcext:value-type="string">
            <text:p>0x9995cdf443e34e9b657640610c1cd32f6bf48ac5</text:p>
          </table:table-cell>
          <table:table-cell office:value-type="float" office:value="739.748" calcext:value-type="float">
            <text:p>739.748</text:p>
          </table:table-cell>
          <table:table-cell/>
        </table:table-row>
        <table:table-row table:style-name="ro1">
          <table:table-cell office:value-type="string" calcext:value-type="string">
            <text:p>0x4c45b3cbf457d56cf45e619e8ba3e59e897108ee</text:p>
          </table:table-cell>
          <table:table-cell office:value-type="float" office:value="723.411" calcext:value-type="float">
            <text:p>723.411</text:p>
          </table:table-cell>
          <table:table-cell/>
        </table:table-row>
        <table:table-row table:style-name="ro1">
          <table:table-cell office:value-type="string" calcext:value-type="string">
            <text:p>0x4dd917c5513ce7141f14e413a63964c94f048d39</text:p>
          </table:table-cell>
          <table:table-cell office:value-type="float" office:value="718.953" calcext:value-type="float">
            <text:p>718.953</text:p>
          </table:table-cell>
          <table:table-cell/>
        </table:table-row>
        <table:table-row table:style-name="ro1">
          <table:table-cell office:value-type="string" calcext:value-type="string">
            <text:p>0x14957bf87c116ef6e5cfbe75c023d39badae1aa2</text:p>
          </table:table-cell>
          <table:table-cell office:value-type="float" office:value="716.762955597948" calcext:value-type="float">
            <text:p>716.762955597948</text:p>
          </table:table-cell>
          <table:table-cell/>
        </table:table-row>
        <table:table-row table:style-name="ro1">
          <table:table-cell office:value-type="string" calcext:value-type="string">
            <text:p>0x6c9f7971b3088b038ec332e571da4fc4b6628491</text:p>
          </table:table-cell>
          <table:table-cell office:value-type="float" office:value="715.225" calcext:value-type="float">
            <text:p>715.225</text:p>
          </table:table-cell>
          <table:table-cell/>
        </table:table-row>
        <table:table-row table:style-name="ro1">
          <table:table-cell office:value-type="string" calcext:value-type="string">
            <text:p>0xb6391755ab98674b616eecbff8c3aa6953f04794</text:p>
          </table:table-cell>
          <table:table-cell office:value-type="float" office:value="708.754298597749" calcext:value-type="float">
            <text:p>708.754298597749</text:p>
          </table:table-cell>
          <table:table-cell/>
        </table:table-row>
        <table:table-row table:style-name="ro1">
          <table:table-cell office:value-type="string" calcext:value-type="string">
            <text:p>0x09b166df8407fa7abba1131121ad1f2a456b989b</text:p>
          </table:table-cell>
          <table:table-cell office:value-type="float" office:value="701.660366137136" calcext:value-type="float">
            <text:p>701.660366137136</text:p>
          </table:table-cell>
          <table:table-cell/>
        </table:table-row>
        <table:table-row table:style-name="ro1">
          <table:table-cell office:value-type="string" calcext:value-type="string">
            <text:p>0x002fabc95252aa7c70112dfd86c8ffc6510f2ced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0xa0037b4a2b3ba4fa1e830f31cd3e5f9913cf8499</text:p>
          </table:table-cell>
          <table:table-cell office:value-type="float" office:value="682.9996108065" calcext:value-type="float">
            <text:p>682.9996108065</text:p>
          </table:table-cell>
          <table:table-cell/>
        </table:table-row>
        <table:table-row table:style-name="ro1">
          <table:table-cell office:value-type="string" calcext:value-type="string">
            <text:p>0x1d7647e2a0e9cdbedc774ed493ab9b7773982911</text:p>
          </table:table-cell>
          <table:table-cell office:value-type="float" office:value="674" calcext:value-type="float">
            <text:p>674</text:p>
          </table:table-cell>
          <table:table-cell/>
        </table:table-row>
        <table:table-row table:style-name="ro1">
          <table:table-cell office:value-type="string" calcext:value-type="string">
            <text:p>0x28f62ba5ce4ce816fc312497e3ee660d2b843a19</text:p>
          </table:table-cell>
          <table:table-cell office:value-type="float" office:value="671.68" calcext:value-type="float">
            <text:p>671.68</text:p>
          </table:table-cell>
          <table:table-cell/>
        </table:table-row>
        <table:table-row table:style-name="ro1">
          <table:table-cell office:value-type="string" calcext:value-type="string">
            <text:p>0x1c02a7a59dfacaad10ad3202b41fc830a3416e71</text:p>
          </table:table-cell>
          <table:table-cell office:value-type="float" office:value="663.56" calcext:value-type="float">
            <text:p>663.56</text:p>
          </table:table-cell>
          <table:table-cell/>
        </table:table-row>
        <table:table-row table:style-name="ro1">
          <table:table-cell office:value-type="string" calcext:value-type="string">
            <text:p>0x850b57fa5e6cf7dd624ac9287a2c7c79b342d7a8</text:p>
          </table:table-cell>
          <table:table-cell office:value-type="float" office:value="661.932662690401" calcext:value-type="float">
            <text:p>661.932662690401</text:p>
          </table:table-cell>
          <table:table-cell/>
        </table:table-row>
        <table:table-row table:style-name="ro1">
          <table:table-cell office:value-type="string" calcext:value-type="string">
            <text:p>0x0ab54e471f4463bd987cf372b1d08c3415c5629f</text:p>
          </table:table-cell>
          <table:table-cell office:value-type="float" office:value="653.4735860832" calcext:value-type="float">
            <text:p>653.4735860832</text:p>
          </table:table-cell>
          <table:table-cell/>
        </table:table-row>
        <table:table-row table:style-name="ro1">
          <table:table-cell office:value-type="string" calcext:value-type="string">
            <text:p>0x4c026e38bfcb56424eb528ff1d7bc65d868b52f2</text:p>
          </table:table-cell>
          <table:table-cell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string" calcext:value-type="string">
            <text:p>0xdff8a4470aaabcfb6d24fb797bd2de292639892f</text:p>
          </table:table-cell>
          <table:table-cell office:value-type="float" office:value="634.895" calcext:value-type="float">
            <text:p>634.895</text:p>
          </table:table-cell>
          <table:table-cell/>
        </table:table-row>
        <table:table-row table:style-name="ro1">
          <table:table-cell office:value-type="string" calcext:value-type="string">
            <text:p>0x1ffce080248ac918d14f354bf9021dde54ba34c7</text:p>
          </table:table-cell>
          <table:table-cell office:value-type="float" office:value="628.0471122" calcext:value-type="float">
            <text:p>628.0471122</text:p>
          </table:table-cell>
          <table:table-cell/>
        </table:table-row>
        <table:table-row table:style-name="ro1">
          <table:table-cell office:value-type="string" calcext:value-type="string">
            <text:p>0x688a64116fc3b97ae1a574087fd2954b4947eeff</text:p>
          </table:table-cell>
          <table:table-cell office:value-type="float" office:value="625.43" calcext:value-type="float">
            <text:p>625.43</text:p>
          </table:table-cell>
          <table:table-cell/>
        </table:table-row>
        <table:table-row table:style-name="ro1">
          <table:table-cell office:value-type="string" calcext:value-type="string">
            <text:p>0xf90a0dc63f21e47e08349bc7736293d99135328f</text:p>
          </table:table-cell>
          <table:table-cell office:value-type="float" office:value="622.171" calcext:value-type="float">
            <text:p>622.171</text:p>
          </table:table-cell>
          <table:table-cell/>
        </table:table-row>
        <table:table-row table:style-name="ro1">
          <table:table-cell office:value-type="string" calcext:value-type="string">
            <text:p>0x993e92684e0133c7d8db48858d777b56a5a2728f</text:p>
          </table:table-cell>
          <table:table-cell office:value-type="float" office:value="612.673101725475" calcext:value-type="float">
            <text:p>612.673101725475</text:p>
          </table:table-cell>
          <table:table-cell/>
        </table:table-row>
        <table:table-row table:style-name="ro1">
          <table:table-cell office:value-type="string" calcext:value-type="string">
            <text:p>0x6fef7e9db505159fb05808c9ac9ef4993d4a54ab</text:p>
          </table:table-cell>
          <table:table-cell office:value-type="float" office:value="610.22" calcext:value-type="float">
            <text:p>610.22</text:p>
          </table:table-cell>
          <table:table-cell/>
        </table:table-row>
        <table:table-row table:style-name="ro1">
          <table:table-cell office:value-type="string" calcext:value-type="string">
            <text:p>0x395a3bd9c8073b4ecab591308d7b06c4bdadf020</text:p>
          </table:table-cell>
          <table:table-cell office:value-type="float" office:value="605.2678" calcext:value-type="float">
            <text:p>605.2678</text:p>
          </table:table-cell>
          <table:table-cell/>
        </table:table-row>
        <table:table-row table:style-name="ro1">
          <table:table-cell office:value-type="string" calcext:value-type="string">
            <text:p>0x221c00219db54293970dfe3fbcdc8f00c98e2f81</text:p>
          </table:table-cell>
          <table:table-cell office:value-type="float" office:value="605.099824543914" calcext:value-type="float">
            <text:p>605.099824543914</text:p>
          </table:table-cell>
          <table:table-cell/>
        </table:table-row>
        <table:table-row table:style-name="ro1">
          <table:table-cell office:value-type="string" calcext:value-type="string">
            <text:p>0x70c2cfe30d1951e7ace29b86c8b5d2d4e8e8b6bf</text:p>
          </table:table-cell>
          <table:table-cell office:value-type="float" office:value="600.119" calcext:value-type="float">
            <text:p>600.119</text:p>
          </table:table-cell>
          <table:table-cell/>
        </table:table-row>
        <table:table-row table:style-name="ro1">
          <table:table-cell office:value-type="string" calcext:value-type="string">
            <text:p>0x1225b4cf33c226ad9baf32d7cb18737871a9e8c4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0x12e24c2a9cbeaa80c5d7d7392ce70a056c2ebf9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0x00dc0c5913a45049f43a23a31502777109bda9b9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string" calcext:value-type="string">
            <text:p>0xb641025e19356c754a32bd0cd124a730046e73a2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string" calcext:value-type="string">
            <text:p>0x128a0e588ea30dacc771225a43780a4c83aa22a1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string" calcext:value-type="string">
            <text:p>0x29f0908d99c7cc8d660036e9513078cd19e9bdb6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string" calcext:value-type="string">
            <text:p>0x18a897bb5d682be6920f432585e0de5948f79bf7</text:p>
          </table:table-cell>
          <table:table-cell office:value-type="float" office:value="579.92" calcext:value-type="float">
            <text:p>579.92</text:p>
          </table:table-cell>
          <table:table-cell/>
        </table:table-row>
        <table:table-row table:style-name="ro1">
          <table:table-cell office:value-type="string" calcext:value-type="string">
            <text:p>0x094030259c27e6a9c525321c5170c0524f5ec129</text:p>
          </table:table-cell>
          <table:table-cell office:value-type="float" office:value="577.921649776857" calcext:value-type="float">
            <text:p>577.921649776857</text:p>
          </table:table-cell>
          <table:table-cell/>
        </table:table-row>
        <table:table-row table:style-name="ro1">
          <table:table-cell office:value-type="string" calcext:value-type="string">
            <text:p>0x580a986b101a9bed1283bfc7040f1153112b6c42</text:p>
          </table:table-cell>
          <table:table-cell office:value-type="float" office:value="576.244353206538" calcext:value-type="float">
            <text:p>576.244353206538</text:p>
          </table:table-cell>
          <table:table-cell/>
        </table:table-row>
        <table:table-row table:style-name="ro1">
          <table:table-cell office:value-type="string" calcext:value-type="string">
            <text:p>0x756a83a8753700c6ea52f093a23f426adf7e1046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string" calcext:value-type="string">
            <text:p>0x8162ea7961b90f1985dfbcfa587cb1880bfd36c8</text:p>
          </table:table-cell>
          <table:table-cell office:value-type="float" office:value="564.170904536198" calcext:value-type="float">
            <text:p>564.170904536198</text:p>
          </table:table-cell>
          <table:table-cell/>
        </table:table-row>
        <table:table-row table:style-name="ro1">
          <table:table-cell office:value-type="string" calcext:value-type="string">
            <text:p>0x7b8df8904efc7fdcc724b029708368a89a20bd72</text:p>
          </table:table-cell>
          <table:table-cell office:value-type="float" office:value="563.691" calcext:value-type="float">
            <text:p>563.691</text:p>
          </table:table-cell>
          <table:table-cell/>
        </table:table-row>
        <table:table-row table:style-name="ro1">
          <table:table-cell office:value-type="string" calcext:value-type="string">
            <text:p>0x028ccbca42a1a34515703e61c70c42b7aa4eab6c</text:p>
          </table:table-cell>
          <table:table-cell office:value-type="float" office:value="561.970931172959" calcext:value-type="float">
            <text:p>561.970931172959</text:p>
          </table:table-cell>
          <table:table-cell/>
        </table:table-row>
        <table:table-row table:style-name="ro1">
          <table:table-cell office:value-type="string" calcext:value-type="string">
            <text:p>0xb04fb0b56e16a410d408ad97f86943616f434280</text:p>
          </table:table-cell>
          <table:table-cell office:value-type="float" office:value="559" calcext:value-type="float">
            <text:p>559</text:p>
          </table:table-cell>
          <table:table-cell/>
        </table:table-row>
        <table:table-row table:style-name="ro1">
          <table:table-cell office:value-type="string" calcext:value-type="string">
            <text:p>0xa062b81db27bc1941c6ab9530a048fa8c74952e8</text:p>
          </table:table-cell>
          <table:table-cell office:value-type="float" office:value="556.43708" calcext:value-type="float">
            <text:p>556.43708</text:p>
          </table:table-cell>
          <table:table-cell/>
        </table:table-row>
        <table:table-row table:style-name="ro1">
          <table:table-cell office:value-type="string" calcext:value-type="string">
            <text:p>0x50c2c5c803e0fb68a4c85f6a7ca50ebb4f7ea1ee</text:p>
          </table:table-cell>
          <table:table-cell office:value-type="float" office:value="551.29" calcext:value-type="float">
            <text:p>551.29</text:p>
          </table:table-cell>
          <table:table-cell/>
        </table:table-row>
        <table:table-row table:style-name="ro1">
          <table:table-cell office:value-type="string" calcext:value-type="string">
            <text:p>0x95e759f93f687fa1f28973295332f377b3028844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0xb3e084d2de3ff9be4a352e164a722d19d64179c3</text:p>
          </table:table-cell>
          <table:table-cell office:value-type="float" office:value="535.72" calcext:value-type="float">
            <text:p>535.72</text:p>
          </table:table-cell>
          <table:table-cell/>
        </table:table-row>
        <table:table-row table:style-name="ro1">
          <table:table-cell office:value-type="string" calcext:value-type="string">
            <text:p>0x50adfa7c21b7b2f60e31a2ce863298962f19a6bc</text:p>
          </table:table-cell>
          <table:table-cell office:value-type="float" office:value="523.581376150647" calcext:value-type="float">
            <text:p>523.581376150647</text:p>
          </table:table-cell>
          <table:table-cell/>
        </table:table-row>
        <table:table-row table:style-name="ro1">
          <table:table-cell office:value-type="string" calcext:value-type="string">
            <text:p>0xbedf3f5f8e75bbb19d5d9198247ecd73e1e2c3e9</text:p>
          </table:table-cell>
          <table:table-cell office:value-type="float" office:value="522.601191735507" calcext:value-type="float">
            <text:p>522.601191735507</text:p>
          </table:table-cell>
          <table:table-cell/>
        </table:table-row>
        <table:table-row table:style-name="ro1">
          <table:table-cell office:value-type="string" calcext:value-type="string">
            <text:p>0x16d538e0e362ba6579f3a1c2d505011b813b8ddf</text:p>
          </table:table-cell>
          <table:table-cell office:value-type="float" office:value="516.527562376018" calcext:value-type="float">
            <text:p>516.527562376018</text:p>
          </table:table-cell>
          <table:table-cell/>
        </table:table-row>
        <table:table-row table:style-name="ro1">
          <table:table-cell office:value-type="string" calcext:value-type="string">
            <text:p>0xd5c6a12708abd74749497d3e09b756943afff0c1</text:p>
          </table:table-cell>
          <table:table-cell office:value-type="float" office:value="515.395" calcext:value-type="float">
            <text:p>515.395</text:p>
          </table:table-cell>
          <table:table-cell/>
        </table:table-row>
        <table:table-row table:style-name="ro1">
          <table:table-cell office:value-type="string" calcext:value-type="string">
            <text:p>0x7bbd854e1cc7a762ffa19dff07da7e68d997bfa2</text:p>
          </table:table-cell>
          <table:table-cell office:value-type="float" office:value="508.46" calcext:value-type="float">
            <text:p>508.46</text:p>
          </table:table-cell>
          <table:table-cell/>
        </table:table-row>
        <table:table-row table:style-name="ro1">
          <table:table-cell office:value-type="string" calcext:value-type="string">
            <text:p>0x1756334206b2d3432744fbcc7c1477af7261eb92</text:p>
          </table:table-cell>
          <table:table-cell office:value-type="float" office:value="504.138" calcext:value-type="float">
            <text:p>504.138</text:p>
          </table:table-cell>
          <table:table-cell/>
        </table:table-row>
        <table:table-row table:style-name="ro1">
          <table:table-cell office:value-type="string" calcext:value-type="string">
            <text:p>0x23637f739ac062e9e531227edee2fb637d35c32d</text:p>
          </table:table-cell>
          <table:table-cell office:value-type="float" office:value="500.613" calcext:value-type="float">
            <text:p>500.613</text:p>
          </table:table-cell>
          <table:table-cell/>
        </table:table-row>
        <table:table-row table:style-name="ro1">
          <table:table-cell office:value-type="string" calcext:value-type="string">
            <text:p>0x83368d7032f1e7d1dfc99187fc1daa97e3cea39f</text:p>
          </table:table-cell>
          <table:table-cell office:value-type="float" office:value="500.053763319951" calcext:value-type="float">
            <text:p>500.053763319951</text:p>
          </table:table-cell>
          <table:table-cell/>
        </table:table-row>
        <table:table-row table:style-name="ro1">
          <table:table-cell office:value-type="string" calcext:value-type="string">
            <text:p>0x10b2aa6240760df12e9d76e3676434fd10d06ecd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0x9b7510bc12a81bd7aa0c87d0c709dcac230a488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0xcd843ab1a178fa8816791cbeab7c3a5fe39b9f7a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0xcdadfe2122da0179087b63a9abed965788f6eda7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0x431f07a4553313920336df6745bb71b849c2964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0x98a7a7b4d10d406210ad3042bae595c9d4cf04e1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0x77ffdc41ef1945a773e81722307ee29703cbb99f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0xe5ffdc54f0248cb79db5f4162ae2f9002b08d3f6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0x70a7ddb6895f4c200a97a371a65d7c9b5228fdf0</text:p>
          </table:table-cell>
          <table:table-cell office:value-type="float" office:value="499.485856730245" calcext:value-type="float">
            <text:p>499.485856730245</text:p>
          </table:table-cell>
          <table:table-cell/>
        </table:table-row>
        <table:table-row table:style-name="ro1">
          <table:table-cell office:value-type="string" calcext:value-type="string">
            <text:p>0x0fee9101e40787e64107c3dc585937c9f3ddb3a6</text:p>
          </table:table-cell>
          <table:table-cell office:value-type="float" office:value="498.953743867416" calcext:value-type="float">
            <text:p>498.953743867416</text:p>
          </table:table-cell>
          <table:table-cell/>
        </table:table-row>
        <table:table-row table:style-name="ro1">
          <table:table-cell office:value-type="string" calcext:value-type="string">
            <text:p>0x43b2e9dd7a97698936f062f145147ee8b692eed9</text:p>
          </table:table-cell>
          <table:table-cell office:value-type="float" office:value="498.454790123549" calcext:value-type="float">
            <text:p>498.454790123549</text:p>
          </table:table-cell>
          <table:table-cell/>
        </table:table-row>
        <table:table-row table:style-name="ro1">
          <table:table-cell office:value-type="string" calcext:value-type="string">
            <text:p>0x5aedb674019119349abc2e44fb6a9624ff9d1757</text:p>
          </table:table-cell>
          <table:table-cell office:value-type="float" office:value="495.81" calcext:value-type="float">
            <text:p>495.81</text:p>
          </table:table-cell>
          <table:table-cell/>
        </table:table-row>
        <table:table-row table:style-name="ro1">
          <table:table-cell office:value-type="string" calcext:value-type="string">
            <text:p>0xe392c56815709d47a34002f31ba2328de4ba3828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string" calcext:value-type="string">
            <text:p>0x58ef8b8289f8894d52a662ddec121ef77960a82d</text:p>
          </table:table-cell>
          <table:table-cell office:value-type="float" office:value="472.123" calcext:value-type="float">
            <text:p>472.123</text:p>
          </table:table-cell>
          <table:table-cell/>
        </table:table-row>
        <table:table-row table:style-name="ro1">
          <table:table-cell office:value-type="string" calcext:value-type="string">
            <text:p>0x3674b957fe2d2840431c0ef1f525959fdde5dc9a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string" calcext:value-type="string">
            <text:p>0xe2b567279c9ce0efd760dfb38190f23eb4c732b8</text:p>
          </table:table-cell>
          <table:table-cell office:value-type="float" office:value="466.04" calcext:value-type="float">
            <text:p>466.04</text:p>
          </table:table-cell>
          <table:table-cell/>
        </table:table-row>
        <table:table-row table:style-name="ro1">
          <table:table-cell office:value-type="string" calcext:value-type="string">
            <text:p>0x80eab60223a4a6be90686d14b3133aa11759d02d</text:p>
          </table:table-cell>
          <table:table-cell office:value-type="float" office:value="464.108767041028" calcext:value-type="float">
            <text:p>464.108767041028</text:p>
          </table:table-cell>
          <table:table-cell/>
        </table:table-row>
        <table:table-row table:style-name="ro1">
          <table:table-cell office:value-type="string" calcext:value-type="string">
            <text:p>0xc9a221a1b8be4499275b3dc0630223c0cf5e3d33</text:p>
          </table:table-cell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string" calcext:value-type="string">
            <text:p>0xbafa1c4b7a1aeb1ca51b0a58576dacef90f2c7e8</text:p>
          </table:table-cell>
          <table:table-cell office:value-type="float" office:value="452.94" calcext:value-type="float">
            <text:p>452.94</text:p>
          </table:table-cell>
          <table:table-cell/>
        </table:table-row>
        <table:table-row table:style-name="ro1">
          <table:table-cell office:value-type="string" calcext:value-type="string">
            <text:p>0x4c8981d5b40c7e7a62baee91faf0249a284086c2</text:p>
          </table:table-cell>
          <table:table-cell office:value-type="float" office:value="450.609551443317" calcext:value-type="float">
            <text:p>450.609551443317</text:p>
          </table:table-cell>
          <table:table-cell/>
        </table:table-row>
        <table:table-row table:style-name="ro1">
          <table:table-cell office:value-type="string" calcext:value-type="string">
            <text:p>0xd305d7dcfae44842d99def9d1aabfdde4491f8db</text:p>
          </table:table-cell>
          <table:table-cell office:value-type="float" office:value="435.621168110192" calcext:value-type="float">
            <text:p>435.621168110192</text:p>
          </table:table-cell>
          <table:table-cell/>
        </table:table-row>
        <table:table-row table:style-name="ro1">
          <table:table-cell office:value-type="string" calcext:value-type="string">
            <text:p>0x81bdd96dc0751acc9f3600838818f3291f25d3ab</text:p>
          </table:table-cell>
          <table:table-cell office:value-type="float" office:value="433.07" calcext:value-type="float">
            <text:p>433.07</text:p>
          </table:table-cell>
          <table:table-cell/>
        </table:table-row>
        <table:table-row table:style-name="ro1">
          <table:table-cell office:value-type="string" calcext:value-type="string">
            <text:p>0x77be862ea49482321d6166303f640f15d066a3b0</text:p>
          </table:table-cell>
          <table:table-cell office:value-type="float" office:value="431.498" calcext:value-type="float">
            <text:p>431.498</text:p>
          </table:table-cell>
          <table:table-cell/>
        </table:table-row>
        <table:table-row table:style-name="ro1">
          <table:table-cell office:value-type="string" calcext:value-type="string">
            <text:p>0xa2e2ee7696781d555af12fb5c034a30feec08b08</text:p>
          </table:table-cell>
          <table:table-cell office:value-type="float" office:value="429.034111210406" calcext:value-type="float">
            <text:p>429.034111210406</text:p>
          </table:table-cell>
          <table:table-cell/>
        </table:table-row>
        <table:table-row table:style-name="ro1">
          <table:table-cell office:value-type="string" calcext:value-type="string">
            <text:p>0x7e0638644197458f908583bbd4f691a088e4ab19</text:p>
          </table:table-cell>
          <table:table-cell office:value-type="float" office:value="427.3" calcext:value-type="float">
            <text:p>427.3</text:p>
          </table:table-cell>
          <table:table-cell/>
        </table:table-row>
        <table:table-row table:style-name="ro1">
          <table:table-cell office:value-type="string" calcext:value-type="string">
            <text:p>0x2d2ed814ce5109867f2b78c4f6fd215ea4f3c2b2</text:p>
          </table:table-cell>
          <table:table-cell office:value-type="float" office:value="421.019" calcext:value-type="float">
            <text:p>421.019</text:p>
          </table:table-cell>
          <table:table-cell/>
        </table:table-row>
        <table:table-row table:style-name="ro1">
          <table:table-cell office:value-type="string" calcext:value-type="string">
            <text:p>0xac39ef191a1f82f6155a792631a456eab15d514a</text:p>
          </table:table-cell>
          <table:table-cell office:value-type="float" office:value="420.643792901068" calcext:value-type="float">
            <text:p>420.643792901068</text:p>
          </table:table-cell>
          <table:table-cell/>
        </table:table-row>
        <table:table-row table:style-name="ro1">
          <table:table-cell office:value-type="string" calcext:value-type="string">
            <text:p>0x6b6a26bbd837334506da201ff544963cf0c377e7</text:p>
          </table:table-cell>
          <table:table-cell office:value-type="float" office:value="420.2" calcext:value-type="float">
            <text:p>420.2</text:p>
          </table:table-cell>
          <table:table-cell/>
        </table:table-row>
        <table:table-row table:style-name="ro1">
          <table:table-cell office:value-type="string" calcext:value-type="string">
            <text:p>0x4cbb5e2670ec356cf2e41619c3df8f5183092b87</text:p>
          </table:table-cell>
          <table:table-cell office:value-type="float" office:value="412.1" calcext:value-type="float">
            <text:p>412.1</text:p>
          </table:table-cell>
          <table:table-cell/>
        </table:table-row>
        <table:table-row table:style-name="ro1">
          <table:table-cell office:value-type="string" calcext:value-type="string">
            <text:p>0x7ed1e469fcb3ee19c0366d829e291451be638e59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string" calcext:value-type="string">
            <text:p>0x537bf75de19f3d229e3a9018ee1a23c0c9c7d39c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0x459dc83b7c03c414c7210a53b9c8a4a918a5e4d4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0xadca89013dc82f3785fa58f2fd9287887aeafe7e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0x1361814d08b30eed0d8a47e6dab4362c219b95f8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0x5f39ae63c2f9e0bae1ecafb001b98f026170462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0x987fb1d0e725621e2a3ce4c2ef3cbf9d04022fd6</text:p>
          </table:table-cell>
          <table:table-cell office:value-type="float" office:value="399.8432588" calcext:value-type="float">
            <text:p>399.8432588</text:p>
          </table:table-cell>
          <table:table-cell/>
        </table:table-row>
        <table:table-row table:style-name="ro1">
          <table:table-cell office:value-type="string" calcext:value-type="string">
            <text:p>0x3d2e20c14fd33d7764dd7be8de6e4318607aefea</text:p>
          </table:table-cell>
          <table:table-cell office:value-type="float" office:value="398.9139" calcext:value-type="float">
            <text:p>398.9139</text:p>
          </table:table-cell>
          <table:table-cell/>
        </table:table-row>
        <table:table-row table:style-name="ro1">
          <table:table-cell office:value-type="string" calcext:value-type="string">
            <text:p>0xecd03d7ac4aaa11a2fb28e317e285327b8c7c792</text:p>
          </table:table-cell>
          <table:table-cell office:value-type="float" office:value="398.763832120427" calcext:value-type="float">
            <text:p>398.763832120427</text:p>
          </table:table-cell>
          <table:table-cell/>
        </table:table-row>
        <table:table-row table:style-name="ro1">
          <table:table-cell office:value-type="string" calcext:value-type="string">
            <text:p>0x4cc34cc03fb09119bef8e9c49e6a95b3f70608be</text:p>
          </table:table-cell>
          <table:table-cell office:value-type="float" office:value="395.000027590617" calcext:value-type="float">
            <text:p>395.000027590617</text:p>
          </table:table-cell>
          <table:table-cell/>
        </table:table-row>
        <table:table-row table:style-name="ro1">
          <table:table-cell office:value-type="string" calcext:value-type="string">
            <text:p>0x19846952f3a55301e21cd84f30254f1ca48f923f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0x53ec751286784431a2df20219d7b48671d8dc717</text:p>
          </table:table-cell>
          <table:table-cell office:value-type="float" office:value="383.68" calcext:value-type="float">
            <text:p>383.68</text:p>
          </table:table-cell>
          <table:table-cell/>
        </table:table-row>
        <table:table-row table:style-name="ro1">
          <table:table-cell office:value-type="string" calcext:value-type="string">
            <text:p>0x9f34ca05d3c6802e3d60a5757ee1741b18f8b853</text:p>
          </table:table-cell>
          <table:table-cell office:value-type="float" office:value="383.169" calcext:value-type="float">
            <text:p>383.169</text:p>
          </table:table-cell>
          <table:table-cell/>
        </table:table-row>
        <table:table-row table:style-name="ro1">
          <table:table-cell office:value-type="string" calcext:value-type="string">
            <text:p>0x867e2be18c1a885787acea504752418f8879d9a5</text:p>
          </table:table-cell>
          <table:table-cell office:value-type="float" office:value="382.937949029752" calcext:value-type="float">
            <text:p>382.937949029752</text:p>
          </table:table-cell>
          <table:table-cell/>
        </table:table-row>
        <table:table-row table:style-name="ro1">
          <table:table-cell office:value-type="string" calcext:value-type="string">
            <text:p>0xb7ddaba243659e42d2813fcb9f30aca983478b5c</text:p>
          </table:table-cell>
          <table:table-cell office:value-type="float" office:value="382.857142857143" calcext:value-type="float">
            <text:p>382.857142857143</text:p>
          </table:table-cell>
          <table:table-cell/>
        </table:table-row>
        <table:table-row table:style-name="ro1">
          <table:table-cell office:value-type="string" calcext:value-type="string">
            <text:p>0x2955ee647f3b06b1c961fcf4e0a61df00ecd5b5b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0xf6791cb4a2037ddb58221b84678a6ba992cda11d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0xff0d6cc886e8b4df5e00c4063dec37858490c741</text:p>
          </table:table-cell>
          <table:table-cell office:value-type="float" office:value="374.95" calcext:value-type="float">
            <text:p>374.95</text:p>
          </table:table-cell>
          <table:table-cell/>
        </table:table-row>
        <table:table-row table:style-name="ro1">
          <table:table-cell office:value-type="string" calcext:value-type="string">
            <text:p>0x258395811d31171bb4588bac00f10029f3952f31</text:p>
          </table:table-cell>
          <table:table-cell office:value-type="float" office:value="374.851" calcext:value-type="float">
            <text:p>374.851</text:p>
          </table:table-cell>
          <table:table-cell/>
        </table:table-row>
        <table:table-row table:style-name="ro1">
          <table:table-cell office:value-type="string" calcext:value-type="string">
            <text:p>0x0450ab3b20c6bb7379d8e47f3692111d69b2fb34</text:p>
          </table:table-cell>
          <table:table-cell office:value-type="float" office:value="367.87" calcext:value-type="float">
            <text:p>367.87</text:p>
          </table:table-cell>
          <table:table-cell/>
        </table:table-row>
        <table:table-row table:style-name="ro1">
          <table:table-cell office:value-type="string" calcext:value-type="string">
            <text:p>0x4446239cf0b326a8330867b7a0bce5e233cf00ab</text:p>
          </table:table-cell>
          <table:table-cell office:value-type="float" office:value="367.783597757264" calcext:value-type="float">
            <text:p>367.783597757264</text:p>
          </table:table-cell>
          <table:table-cell/>
        </table:table-row>
        <table:table-row table:style-name="ro1">
          <table:table-cell office:value-type="string" calcext:value-type="string">
            <text:p>0xefce62431cc66fac8b445f742e0064f2dc968aac</text:p>
          </table:table-cell>
          <table:table-cell office:value-type="float" office:value="365.432992383641" calcext:value-type="float">
            <text:p>365.432992383641</text:p>
          </table:table-cell>
          <table:table-cell/>
        </table:table-row>
        <table:table-row table:style-name="ro1">
          <table:table-cell office:value-type="string" calcext:value-type="string">
            <text:p>0xe1779c9d409b2ab99a10433dc1f1394127732a1a</text:p>
          </table:table-cell>
          <table:table-cell office:value-type="float" office:value="357.95" calcext:value-type="float">
            <text:p>357.95</text:p>
          </table:table-cell>
          <table:table-cell/>
        </table:table-row>
        <table:table-row table:style-name="ro1">
          <table:table-cell office:value-type="string" calcext:value-type="string">
            <text:p>0xc75343214e43c475108e8cb94fe18753dc6d0f0d</text:p>
          </table:table-cell>
          <table:table-cell office:value-type="float" office:value="355.000489027522" calcext:value-type="float">
            <text:p>355.000489027522</text:p>
          </table:table-cell>
          <table:table-cell/>
        </table:table-row>
        <table:table-row table:style-name="ro1">
          <table:table-cell office:value-type="string" calcext:value-type="string">
            <text:p>0x029b7e6c8a68133cb24173e857fd820993fc2a76</text:p>
          </table:table-cell>
          <table:table-cell office:value-type="float" office:value="351.014655014689" calcext:value-type="float">
            <text:p>351.014655014689</text:p>
          </table:table-cell>
          <table:table-cell/>
        </table:table-row>
        <table:table-row table:style-name="ro1">
          <table:table-cell office:value-type="string" calcext:value-type="string">
            <text:p>0xf45204345fdf02086b962e568b7f4f6dc2e3ea4e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0xd8350662a2982ed979831cb532c3481e494ac8c4</text:p>
          </table:table-cell>
          <table:table-cell office:value-type="float" office:value="344.688308" calcext:value-type="float">
            <text:p>344.688308</text:p>
          </table:table-cell>
          <table:table-cell/>
        </table:table-row>
        <table:table-row table:style-name="ro1">
          <table:table-cell office:value-type="string" calcext:value-type="string">
            <text:p>0xf52bcec76b036631c1da51b513d6c3e763c1a509</text:p>
          </table:table-cell>
          <table:table-cell office:value-type="float" office:value="340.026" calcext:value-type="float">
            <text:p>340.026</text:p>
          </table:table-cell>
          <table:table-cell/>
        </table:table-row>
        <table:table-row table:style-name="ro1">
          <table:table-cell office:value-type="string" calcext:value-type="string">
            <text:p>0x59a5208b32e627891c389ebafc644145224006e8</text:p>
          </table:table-cell>
          <table:table-cell office:value-type="float" office:value="335.108915552755" calcext:value-type="float">
            <text:p>335.108915552755</text:p>
          </table:table-cell>
          <table:table-cell/>
        </table:table-row>
        <table:table-row table:style-name="ro1">
          <table:table-cell office:value-type="string" calcext:value-type="string">
            <text:p>0xbab3ee935a59105dc8348db64cac9db8881d8bb3</text:p>
          </table:table-cell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string" calcext:value-type="string">
            <text:p>0xb4033ff97ee4ad546ed292f138e13b35f70bcd9a</text:p>
          </table:table-cell>
          <table:table-cell office:value-type="float" office:value="331.138666666667" calcext:value-type="float">
            <text:p>331.138666666667</text:p>
          </table:table-cell>
          <table:table-cell/>
        </table:table-row>
        <table:table-row table:style-name="ro1">
          <table:table-cell office:value-type="string" calcext:value-type="string">
            <text:p>0xdf7d4b58e5f133150f7a871e8344dbf4f7fe0b4d</text:p>
          </table:table-cell>
          <table:table-cell office:value-type="float" office:value="331.1" calcext:value-type="float">
            <text:p>331.1</text:p>
          </table:table-cell>
          <table:table-cell/>
        </table:table-row>
        <table:table-row table:style-name="ro1">
          <table:table-cell office:value-type="string" calcext:value-type="string">
            <text:p>0x5e36818f14e672ddd980bc522d2c1744cf06f422</text:p>
          </table:table-cell>
          <table:table-cell office:value-type="float" office:value="316.479482336948" calcext:value-type="float">
            <text:p>316.479482336948</text:p>
          </table:table-cell>
          <table:table-cell/>
        </table:table-row>
        <table:table-row table:style-name="ro1">
          <table:table-cell office:value-type="string" calcext:value-type="string">
            <text:p>0xe58ab931adbc0da3abc065c06dd8d988244538c4</text:p>
          </table:table-cell>
          <table:table-cell office:value-type="float" office:value="306.0446" calcext:value-type="float">
            <text:p>306.0446</text:p>
          </table:table-cell>
          <table:table-cell/>
        </table:table-row>
        <table:table-row table:style-name="ro1">
          <table:table-cell office:value-type="string" calcext:value-type="string">
            <text:p>0x874709751321a3a5ec792aaf82650182cbbda73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0x46710487d3581743347fdffa808d72be57c84682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0xc527e2e563ccc29a860a3a16dd33452f71f7220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0x44710d42e6235a0da0c49b326ff28f8d81af8810</text:p>
          </table:table-cell>
          <table:table-cell office:value-type="float" office:value="299.905907625434" calcext:value-type="float">
            <text:p>299.905907625434</text:p>
          </table:table-cell>
          <table:table-cell/>
        </table:table-row>
        <table:table-row table:style-name="ro1">
          <table:table-cell office:value-type="string" calcext:value-type="string">
            <text:p>0x0b0523786585a432d6607a0fb0d9157997c87e9d</text:p>
          </table:table-cell>
          <table:table-cell office:value-type="float" office:value="299.702874521517" calcext:value-type="float">
            <text:p>299.702874521517</text:p>
          </table:table-cell>
          <table:table-cell/>
        </table:table-row>
        <table:table-row table:style-name="ro1">
          <table:table-cell office:value-type="string" calcext:value-type="string">
            <text:p>0x3c92866c0c54a6dc81b194ce49f2ab72e8c12dc1</text:p>
          </table:table-cell>
          <table:table-cell office:value-type="float" office:value="299.68" calcext:value-type="float">
            <text:p>299.68</text:p>
          </table:table-cell>
          <table:table-cell/>
        </table:table-row>
        <table:table-row table:style-name="ro1">
          <table:table-cell office:value-type="string" calcext:value-type="string">
            <text:p>0xdf350ff8e368c9fafe0c6b3113920923567f68c6</text:p>
          </table:table-cell>
          <table:table-cell office:value-type="float" office:value="298.6443332" calcext:value-type="float">
            <text:p>298.6443332</text:p>
          </table:table-cell>
          <table:table-cell/>
        </table:table-row>
        <table:table-row table:style-name="ro1">
          <table:table-cell office:value-type="string" calcext:value-type="string">
            <text:p>0x51ab3b30b854723c2edd992d1d2216d04b491070</text:p>
          </table:table-cell>
          <table:table-cell office:value-type="float" office:value="298.469" calcext:value-type="float">
            <text:p>298.469</text:p>
          </table:table-cell>
          <table:table-cell/>
        </table:table-row>
        <table:table-row table:style-name="ro1">
          <table:table-cell office:value-type="string" calcext:value-type="string">
            <text:p>0x6025d96932d378be7d0a46343b437678a126ecca</text:p>
          </table:table-cell>
          <table:table-cell office:value-type="float" office:value="298.36" calcext:value-type="float">
            <text:p>298.36</text:p>
          </table:table-cell>
          <table:table-cell/>
        </table:table-row>
        <table:table-row table:style-name="ro1">
          <table:table-cell office:value-type="string" calcext:value-type="string">
            <text:p>0xd33e8d06eb42555a8424f187bcc26060a830c181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string" calcext:value-type="string">
            <text:p>0x16f212c33845d26501876165ca57125a23adde63</text:p>
          </table:table-cell>
          <table:table-cell office:value-type="float" office:value="285.2" calcext:value-type="float">
            <text:p>285.2</text:p>
          </table:table-cell>
          <table:table-cell/>
        </table:table-row>
        <table:table-row table:style-name="ro1">
          <table:table-cell office:value-type="string" calcext:value-type="string">
            <text:p>0x2e071d2966aa7d8decb1005885ba1977d6038a65</text:p>
          </table:table-cell>
          <table:table-cell office:value-type="float" office:value="284.359000198825" calcext:value-type="float">
            <text:p>284.359000198825</text:p>
          </table:table-cell>
          <table:table-cell/>
        </table:table-row>
        <table:table-row table:style-name="ro1">
          <table:table-cell office:value-type="string" calcext:value-type="string">
            <text:p>0xa35158e80b8b529741fdef753279fcec06e3d337</text:p>
          </table:table-cell>
          <table:table-cell office:value-type="float" office:value="281.619575619059" calcext:value-type="float">
            <text:p>281.619575619059</text:p>
          </table:table-cell>
          <table:table-cell/>
        </table:table-row>
        <table:table-row table:style-name="ro1">
          <table:table-cell office:value-type="string" calcext:value-type="string">
            <text:p>0xe55c5b5f824e925cbb5e9acdd9d0144e7e7c4b91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0xf7459cb2a7f9655e52f0082e65c70c4646efd833</text:p>
          </table:table-cell>
          <table:table-cell office:value-type="float" office:value="279.31671831089" calcext:value-type="float">
            <text:p>279.31671831089</text:p>
          </table:table-cell>
          <table:table-cell/>
        </table:table-row>
        <table:table-row table:style-name="ro1">
          <table:table-cell office:value-type="string" calcext:value-type="string">
            <text:p>0x8d1c36de39da44f4aaf9ae582b1a5d6a83e1984e</text:p>
          </table:table-cell>
          <table:table-cell office:value-type="float" office:value="278.77" calcext:value-type="float">
            <text:p>278.77</text:p>
          </table:table-cell>
          <table:table-cell/>
        </table:table-row>
        <table:table-row table:style-name="ro1">
          <table:table-cell office:value-type="string" calcext:value-type="string">
            <text:p>0x15c6ffc3a49f0851dac1e1609e066495935479a8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0x8662efb54521840f29946bc0d3b462ed638e46a0</text:p>
          </table:table-cell>
          <table:table-cell office:value-type="float" office:value="276.714" calcext:value-type="float">
            <text:p>276.714</text:p>
          </table:table-cell>
          <table:table-cell/>
        </table:table-row>
        <table:table-row table:style-name="ro1">
          <table:table-cell office:value-type="string" calcext:value-type="string">
            <text:p>0x75a28bff85c845a59297cab7b3cc5686554914a5</text:p>
          </table:table-cell>
          <table:table-cell office:value-type="float" office:value="275.208439568925" calcext:value-type="float">
            <text:p>275.208439568925</text:p>
          </table:table-cell>
          <table:table-cell/>
        </table:table-row>
        <table:table-row table:style-name="ro1">
          <table:table-cell office:value-type="string" calcext:value-type="string">
            <text:p>0x35af51f52f1ca6d23e4bb9b27bef0b2fb17f3bb1</text:p>
          </table:table-cell>
          <table:table-cell office:value-type="float" office:value="271.940111781029" calcext:value-type="float">
            <text:p>271.940111781029</text:p>
          </table:table-cell>
          <table:table-cell/>
        </table:table-row>
        <table:table-row table:style-name="ro1">
          <table:table-cell office:value-type="string" calcext:value-type="string">
            <text:p>0x01f1b9709a10e7c5beb2c97ed2d6e8eba2a44e12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0xc2906825ac513ad84cadde408ea1eeb08c15098f</text:p>
          </table:table-cell>
          <table:table-cell office:value-type="float" office:value="260.828" calcext:value-type="float">
            <text:p>260.828</text:p>
          </table:table-cell>
          <table:table-cell/>
        </table:table-row>
        <table:table-row table:style-name="ro1">
          <table:table-cell office:value-type="string" calcext:value-type="string">
            <text:p>0x09c017439f38c7a970d743f2c187bcbfdecfd61b</text:p>
          </table:table-cell>
          <table:table-cell office:value-type="float" office:value="258.326" calcext:value-type="float">
            <text:p>258.326</text:p>
          </table:table-cell>
          <table:table-cell/>
        </table:table-row>
        <table:table-row table:style-name="ro1">
          <table:table-cell office:value-type="string" calcext:value-type="string">
            <text:p>0x706123c5a3c3947099dba65d46eaf5dced99ae38</text:p>
          </table:table-cell>
          <table:table-cell office:value-type="float" office:value="253.481" calcext:value-type="float">
            <text:p>253.481</text:p>
          </table:table-cell>
          <table:table-cell/>
        </table:table-row>
        <table:table-row table:style-name="ro1">
          <table:table-cell office:value-type="string" calcext:value-type="string">
            <text:p>0x767399d747f54b1618e4aa7309be194a25fc1545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0x5b93df01d0662499a86994d4145d064342bd1d6e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0xda30e5e5b838133b2cd7525318e3655c0a2cd424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0x4be98da0b9f76396980d964026b62c3b3d304699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0x13d0f371978803154fe5b1e438fd68b2b4bc1476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0xdaaaf301ec40799131dcfb45d155803d4dba8fd7</text:p>
          </table:table-cell>
          <table:table-cell office:value-type="float" office:value="249.798593919625" calcext:value-type="float">
            <text:p>249.798593919625</text:p>
          </table:table-cell>
          <table:table-cell/>
        </table:table-row>
        <table:table-row table:style-name="ro1">
          <table:table-cell office:value-type="string" calcext:value-type="string">
            <text:p>0x7aed22b4183a92d596ec9c28c6d85878585b9437</text:p>
          </table:table-cell>
          <table:table-cell office:value-type="float" office:value="249.68" calcext:value-type="float">
            <text:p>249.68</text:p>
          </table:table-cell>
          <table:table-cell/>
        </table:table-row>
        <table:table-row table:style-name="ro1">
          <table:table-cell office:value-type="string" calcext:value-type="string">
            <text:p>0x4a35cf50ce3847b45e5bd5891dcdf07953e72a1d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0x0cea15da1f26638bcfa1272d89ce09f62c85f9f4</text:p>
          </table:table-cell>
          <table:table-cell office:value-type="float" office:value="247.68" calcext:value-type="float">
            <text:p>247.68</text:p>
          </table:table-cell>
          <table:table-cell/>
        </table:table-row>
        <table:table-row table:style-name="ro1">
          <table:table-cell office:value-type="string" calcext:value-type="string">
            <text:p>0xcee9a2dd9d9fd67c268e53c20402f4eb9d7730d7</text:p>
          </table:table-cell>
          <table:table-cell office:value-type="float" office:value="247.650193811188" calcext:value-type="float">
            <text:p>247.650193811188</text:p>
          </table:table-cell>
          <table:table-cell/>
        </table:table-row>
        <table:table-row table:style-name="ro1">
          <table:table-cell office:value-type="string" calcext:value-type="string">
            <text:p>0xe3908a7cde5fd5a3c379d08c2c9360862251964f</text:p>
          </table:table-cell>
          <table:table-cell office:value-type="float" office:value="244.62" calcext:value-type="float">
            <text:p>244.62</text:p>
          </table:table-cell>
          <table:table-cell/>
        </table:table-row>
        <table:table-row table:style-name="ro1">
          <table:table-cell office:value-type="string" calcext:value-type="string">
            <text:p>0x1f34e3eaaae2c6d4009e3bec3d505a2fa61d945a</text:p>
          </table:table-cell>
          <table:table-cell office:value-type="float" office:value="241.5" calcext:value-type="float">
            <text:p>241.5</text:p>
          </table:table-cell>
          <table:table-cell/>
        </table:table-row>
        <table:table-row table:style-name="ro1">
          <table:table-cell office:value-type="string" calcext:value-type="string">
            <text:p>0x5f26f237cbbf89f42b84ca50c4bb5d54157391c2</text:p>
          </table:table-cell>
          <table:table-cell office:value-type="float" office:value="237.69" calcext:value-type="float">
            <text:p>237.69</text:p>
          </table:table-cell>
          <table:table-cell/>
        </table:table-row>
        <table:table-row table:style-name="ro1">
          <table:table-cell office:value-type="string" calcext:value-type="string">
            <text:p>0xa7adcb82c3fca00e501e70868b92948fc8f5f100</text:p>
          </table:table-cell>
          <table:table-cell office:value-type="float" office:value="234.224999484921" calcext:value-type="float">
            <text:p>234.224999484921</text:p>
          </table:table-cell>
          <table:table-cell/>
        </table:table-row>
        <table:table-row table:style-name="ro1">
          <table:table-cell office:value-type="string" calcext:value-type="string">
            <text:p>0x8ab967459cf259d5637c2237c4362bdb7ab25d54</text:p>
          </table:table-cell>
          <table:table-cell office:value-type="float" office:value="233.658" calcext:value-type="float">
            <text:p>233.658</text:p>
          </table:table-cell>
          <table:table-cell/>
        </table:table-row>
        <table:table-row table:style-name="ro1">
          <table:table-cell office:value-type="string" calcext:value-type="string">
            <text:p>0xc47db7c4f16849dfc6941f1c9784aafeecbe4e97</text:p>
          </table:table-cell>
          <table:table-cell office:value-type="float" office:value="233.375906411334" calcext:value-type="float">
            <text:p>233.375906411334</text:p>
          </table:table-cell>
          <table:table-cell/>
        </table:table-row>
        <table:table-row table:style-name="ro1">
          <table:table-cell office:value-type="string" calcext:value-type="string">
            <text:p>0x72cb441b43b2972ef93e8d84c04b7b8e42dfeded</text:p>
          </table:table-cell>
          <table:table-cell office:value-type="float" office:value="233.367" calcext:value-type="float">
            <text:p>233.367</text:p>
          </table:table-cell>
          <table:table-cell/>
        </table:table-row>
        <table:table-row table:style-name="ro1">
          <table:table-cell office:value-type="string" calcext:value-type="string">
            <text:p>0x5024c7fb7c2a1a2c3bd01f09f89f5aa142e5faad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string" calcext:value-type="string">
            <text:p>0x3a0f02cfc0af785787d2907a7cc4ac2d81c077cb</text:p>
          </table:table-cell>
          <table:table-cell office:value-type="float" office:value="230.074938819676" calcext:value-type="float">
            <text:p>230.074938819676</text:p>
          </table:table-cell>
          <table:table-cell/>
        </table:table-row>
        <table:table-row table:style-name="ro1">
          <table:table-cell office:value-type="string" calcext:value-type="string">
            <text:p>0xd4f27e4e2250c77775213a6a1d96a5be9877ee64</text:p>
          </table:table-cell>
          <table:table-cell office:value-type="float" office:value="228.214795555573" calcext:value-type="float">
            <text:p>228.214795555573</text:p>
          </table:table-cell>
          <table:table-cell/>
        </table:table-row>
        <table:table-row table:style-name="ro1">
          <table:table-cell office:value-type="string" calcext:value-type="string">
            <text:p>0xac5316acffced9654dd8b7c498484df97d5cae0c</text:p>
          </table:table-cell>
          <table:table-cell office:value-type="float" office:value="225.4776026" calcext:value-type="float">
            <text:p>225.4776026</text:p>
          </table:table-cell>
          <table:table-cell/>
        </table:table-row>
        <table:table-row table:style-name="ro1">
          <table:table-cell office:value-type="string" calcext:value-type="string">
            <text:p>0x48db199821bbd5be47c29bb242e3cdf1ef099d7e</text:p>
          </table:table-cell>
          <table:table-cell office:value-type="float" office:value="221.733" calcext:value-type="float">
            <text:p>221.733</text:p>
          </table:table-cell>
          <table:table-cell/>
        </table:table-row>
        <table:table-row table:style-name="ro1">
          <table:table-cell office:value-type="string" calcext:value-type="string">
            <text:p>0xd59e2f587eb4e4593b0fda21c37ed5dfec831d36</text:p>
          </table:table-cell>
          <table:table-cell office:value-type="float" office:value="221.084570587" calcext:value-type="float">
            <text:p>221.084570587</text:p>
          </table:table-cell>
          <table:table-cell/>
        </table:table-row>
        <table:table-row table:style-name="ro1">
          <table:table-cell office:value-type="string" calcext:value-type="string">
            <text:p>0xdb64528be70e4195b59a208f4752a6981f540283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string" calcext:value-type="string">
            <text:p>0x3f27d57fb3e82375bbd5051141d7eae8ad45ec2a</text:p>
          </table:table-cell>
          <table:table-cell office:value-type="float" office:value="207.831179302153" calcext:value-type="float">
            <text:p>207.831179302153</text:p>
          </table:table-cell>
          <table:table-cell/>
        </table:table-row>
        <table:table-row table:style-name="ro1">
          <table:table-cell office:value-type="string" calcext:value-type="string">
            <text:p>0x9c1a9ef283918dc086eb8ea9cfce12953bcb2b86</text:p>
          </table:table-cell>
          <table:table-cell office:value-type="float" office:value="207.73" calcext:value-type="float">
            <text:p>207.73</text:p>
          </table:table-cell>
          <table:table-cell/>
        </table:table-row>
        <table:table-row table:style-name="ro1">
          <table:table-cell office:value-type="string" calcext:value-type="string">
            <text:p>0x559c90ccb7dc1940adef4e7d40fbbe10d7092520</text:p>
          </table:table-cell>
          <table:table-cell office:value-type="float" office:value="207.20511600653" calcext:value-type="float">
            <text:p>207.20511600653</text:p>
          </table:table-cell>
          <table:table-cell/>
        </table:table-row>
        <table:table-row table:style-name="ro1">
          <table:table-cell office:value-type="string" calcext:value-type="string">
            <text:p>0x6be16313643ebc91ff9bb1a2e116b854ea933a45</text:p>
          </table:table-cell>
          <table:table-cell office:value-type="float" office:value="206.326" calcext:value-type="float">
            <text:p>206.326</text:p>
          </table:table-cell>
          <table:table-cell/>
        </table:table-row>
        <table:table-row table:style-name="ro1">
          <table:table-cell office:value-type="string" calcext:value-type="string">
            <text:p>0x5a1b03f5d71ac0a8451af97d79df1bc870a9fe59</text:p>
          </table:table-cell>
          <table:table-cell office:value-type="float" office:value="204.41" calcext:value-type="float">
            <text:p>204.41</text:p>
          </table:table-cell>
          <table:table-cell/>
        </table:table-row>
        <table:table-row table:style-name="ro1">
          <table:table-cell office:value-type="string" calcext:value-type="string">
            <text:p>0xdf9c6c6db6922f78ab990d0836503587815e5ebc</text:p>
          </table:table-cell>
          <table:table-cell office:value-type="float" office:value="201.17881639022" calcext:value-type="float">
            <text:p>201.17881639022</text:p>
          </table:table-cell>
          <table:table-cell/>
        </table:table-row>
        <table:table-row table:style-name="ro1">
          <table:table-cell office:value-type="string" calcext:value-type="string">
            <text:p>0xf373867d050dccae040b195474c3ed39e2d08582</text:p>
          </table:table-cell>
          <table:table-cell office:value-type="float" office:value="200.906569255048" calcext:value-type="float">
            <text:p>200.906569255048</text:p>
          </table:table-cell>
          <table:table-cell/>
        </table:table-row>
        <table:table-row table:style-name="ro1">
          <table:table-cell office:value-type="string" calcext:value-type="string">
            <text:p>0xa245a41a1eb3df32c2ecf485bbbbde84a21e1215</text:p>
          </table:table-cell>
          <table:table-cell office:value-type="float" office:value="200.771" calcext:value-type="float">
            <text:p>200.771</text:p>
          </table:table-cell>
          <table:table-cell/>
        </table:table-row>
        <table:table-row table:style-name="ro1">
          <table:table-cell office:value-type="string" calcext:value-type="string">
            <text:p>0xbd2f73315df5cf48aa5eeb31ca0da3efd6204f1b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b9f93e4de4f314354e573381b74c7e86523e2b2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cd39ca4ff8fd6e14913400987cf9ea0205913e2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4557d3697bb216a29b5ac46585cbe5491dc3eaa7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acd38d18fccd9e7f60f9618ecfea8b3cc62bb5ce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b45cd57648fcc6eb1f18c5e22d30e19e70117ae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0b41309a96a3442c726e3d4db69d05b2dc544976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73bd8afc638bc656b7512b35cc9db783e44e17e1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0x87120f3b3eacc4f9a8a98952c7bfaa62f934d9fe</text:p>
          </table:table-cell>
          <table:table-cell office:value-type="float" office:value="197.786860731732" calcext:value-type="float">
            <text:p>197.786860731732</text:p>
          </table:table-cell>
          <table:table-cell/>
        </table:table-row>
        <table:table-row table:style-name="ro1">
          <table:table-cell office:value-type="string" calcext:value-type="string">
            <text:p>0xfdc2a989c67ba6657ad15d1c5d44cc3f941caf24</text:p>
          </table:table-cell>
          <table:table-cell office:value-type="float" office:value="194.885" calcext:value-type="float">
            <text:p>194.885</text:p>
          </table:table-cell>
          <table:table-cell/>
        </table:table-row>
        <table:table-row table:style-name="ro1">
          <table:table-cell office:value-type="string" calcext:value-type="string">
            <text:p>0x0a4274515cff1c35ec5d084007bcb5bbfb28ca13</text:p>
          </table:table-cell>
          <table:table-cell office:value-type="float" office:value="194.08" calcext:value-type="float">
            <text:p>194.08</text:p>
          </table:table-cell>
          <table:table-cell/>
        </table:table-row>
        <table:table-row table:style-name="ro1">
          <table:table-cell office:value-type="string" calcext:value-type="string">
            <text:p>0xb0a8161d093299700e15e89ecc32ce5f713df7cc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0x637c5ccf0cb553e6f9f2757744fa297c6d8f7d1a</text:p>
          </table:table-cell>
          <table:table-cell office:value-type="float" office:value="193.132391685774" calcext:value-type="float">
            <text:p>193.132391685774</text:p>
          </table:table-cell>
          <table:table-cell/>
        </table:table-row>
        <table:table-row table:style-name="ro1">
          <table:table-cell office:value-type="string" calcext:value-type="string">
            <text:p>0xaac6fa44d791eb310dd395db1181a1b8aa33834b</text:p>
          </table:table-cell>
          <table:table-cell office:value-type="float" office:value="192.365" calcext:value-type="float">
            <text:p>192.365</text:p>
          </table:table-cell>
          <table:table-cell/>
        </table:table-row>
        <table:table-row table:style-name="ro1">
          <table:table-cell office:value-type="string" calcext:value-type="string">
            <text:p>0xf359416cf606cf293f55748813b84c74fd6fa58f</text:p>
          </table:table-cell>
          <table:table-cell office:value-type="float" office:value="191.2" calcext:value-type="float">
            <text:p>191.2</text:p>
          </table:table-cell>
          <table:table-cell/>
        </table:table-row>
        <table:table-row table:style-name="ro1">
          <table:table-cell office:value-type="string" calcext:value-type="string">
            <text:p>0x60f72dbfa15f5d95fb10d0ef1367c1ca7947566f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string" calcext:value-type="string">
            <text:p>0x7ba6db4a8ad48d3adfc8214e8c3fb86a60621f6d</text:p>
          </table:table-cell>
          <table:table-cell office:value-type="float" office:value="189.888963261508" calcext:value-type="float">
            <text:p>189.888963261508</text:p>
          </table:table-cell>
          <table:table-cell/>
        </table:table-row>
        <table:table-row table:style-name="ro1">
          <table:table-cell office:value-type="string" calcext:value-type="string">
            <text:p>0x0e213e92b62ec91a597318e69c04ca94553f4fa3</text:p>
          </table:table-cell>
          <table:table-cell office:value-type="float" office:value="189.671010894663" calcext:value-type="float">
            <text:p>189.671010894663</text:p>
          </table:table-cell>
          <table:table-cell/>
        </table:table-row>
        <table:table-row table:style-name="ro1">
          <table:table-cell office:value-type="string" calcext:value-type="string">
            <text:p>0x9268b1f0c120434405df5ba0042a9ddebe052cce</text:p>
          </table:table-cell>
          <table:table-cell office:value-type="float" office:value="188.519736232782" calcext:value-type="float">
            <text:p>188.519736232782</text:p>
          </table:table-cell>
          <table:table-cell/>
        </table:table-row>
        <table:table-row table:style-name="ro1">
          <table:table-cell office:value-type="string" calcext:value-type="string">
            <text:p>0xb598be36c1c4e07d9ba4b1b2d9cfd825623e05de</text:p>
          </table:table-cell>
          <table:table-cell office:value-type="float" office:value="187.025590240352" calcext:value-type="float">
            <text:p>187.025590240352</text:p>
          </table:table-cell>
          <table:table-cell/>
        </table:table-row>
        <table:table-row table:style-name="ro1">
          <table:table-cell office:value-type="string" calcext:value-type="string">
            <text:p>0x15b7fec273f6f09786ae3efc6e0aa9ea33f56508</text:p>
          </table:table-cell>
          <table:table-cell office:value-type="float" office:value="185.647976823571" calcext:value-type="float">
            <text:p>185.647976823571</text:p>
          </table:table-cell>
          <table:table-cell/>
        </table:table-row>
        <table:table-row table:style-name="ro1">
          <table:table-cell office:value-type="string" calcext:value-type="string">
            <text:p>0xac034b19d43fe8bfe31c61e13072e6ca6c7cbf20</text:p>
          </table:table-cell>
          <table:table-cell office:value-type="float" office:value="185.001" calcext:value-type="float">
            <text:p>185.001</text:p>
          </table:table-cell>
          <table:table-cell/>
        </table:table-row>
        <table:table-row table:style-name="ro1">
          <table:table-cell office:value-type="string" calcext:value-type="string">
            <text:p>0x02c7ebb161380ae163a18e9c736b2b33309d7102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0xe715dab02768237d545ceb1cb3dc5bf47da7f49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be381052b68f458183d1599d672860d6b3aaa644</text:p>
          </table:table-cell>
          <table:table-cell office:value-type="float" office:value="86.307691" calcext:value-type="float">
            <text:p>86.307691</text:p>
          </table:table-cell>
          <table:table-cell/>
        </table:table-row>
        <table:table-row table:style-name="ro1">
          <table:table-cell office:value-type="string" calcext:value-type="string">
            <text:p>0x9c88335b6d34db051ed5748bda10efb22732f16c</text:p>
          </table:table-cell>
          <table:table-cell office:value-type="float" office:value="13.51406809" calcext:value-type="float">
            <text:p>13.51406809</text:p>
          </table:table-cell>
          <table:table-cell/>
        </table:table-row>
        <table:table-row table:style-name="ro1">
          <table:table-cell office:value-type="string" calcext:value-type="string">
            <text:p>0xaad92392e4c7734e0843921a9bd33a952df8c3b5</text:p>
          </table:table-cell>
          <table:table-cell office:value-type="float" office:value="12.94721818" calcext:value-type="float">
            <text:p>12.94721818</text:p>
          </table:table-cell>
          <table:table-cell/>
        </table:table-row>
        <table:table-row table:style-name="ro1">
          <table:table-cell office:value-type="string" calcext:value-type="string">
            <text:p>0x20b6818b49637077172cd7283f676bc45345e950</text:p>
          </table:table-cell>
          <table:table-cell office:value-type="float" office:value="521178.88256594" calcext:value-type="float">
            <text:p>521178.88256594</text:p>
          </table:table-cell>
          <table:table-cell/>
        </table:table-row>
        <table:table-row table:style-name="ro1">
          <table:table-cell office:value-type="string" calcext:value-type="string">
            <text:p>0x4e1844195e1619188bfcd469a9f2bd0871827f1f</text:p>
          </table:table-cell>
          <table:table-cell office:value-type="float" office:value="514242.55918285" calcext:value-type="float">
            <text:p>514242.55918285</text:p>
          </table:table-cell>
          <table:table-cell/>
        </table:table-row>
        <table:table-row table:style-name="ro1">
          <table:table-cell office:value-type="string" calcext:value-type="string">
            <text:p>0x19d3fa634e91a3a62ce18596718a23d526ad1606</text:p>
          </table:table-cell>
          <table:table-cell office:value-type="float" office:value="510000" calcext:value-type="float">
            <text:p>510000</text:p>
          </table:table-cell>
          <table:table-cell/>
        </table:table-row>
        <table:table-row table:style-name="ro1">
          <table:table-cell office:value-type="string" calcext:value-type="string">
            <text:p>0xf21f468c31b1742d23fa47bd172e0bf48a2b5d8b</text:p>
          </table:table-cell>
          <table:table-cell office:value-type="float" office:value="506635.40621866" calcext:value-type="float">
            <text:p>506635.40621866</text:p>
          </table:table-cell>
          <table:table-cell/>
        </table:table-row>
        <table:table-row table:style-name="ro1">
          <table:table-cell office:value-type="string" calcext:value-type="string">
            <text:p>0x293be9563bffcd50bbc29b8d87fc5c54f90732e1</text:p>
          </table:table-cell>
          <table:table-cell office:value-type="float" office:value="500000" calcext:value-type="float">
            <text:p>500000</text:p>
          </table:table-cell>
          <table:table-cell/>
        </table:table-row>
        <table:table-row table:style-name="ro1">
          <table:table-cell office:value-type="string" calcext:value-type="string">
            <text:p>0x6b12b657fef6b3174af8e3a65187b4fb3031745b</text:p>
          </table:table-cell>
          <table:table-cell office:value-type="float" office:value="490000" calcext:value-type="float">
            <text:p>490000</text:p>
          </table:table-cell>
          <table:table-cell/>
        </table:table-row>
        <table:table-row table:style-name="ro1">
          <table:table-cell office:value-type="string" calcext:value-type="string">
            <text:p>0xbb6c5713119d7dfdb09188d5944b9258f4f408d8</text:p>
          </table:table-cell>
          <table:table-cell office:value-type="float" office:value="482672.72522439" calcext:value-type="float">
            <text:p>482672.72522439</text:p>
          </table:table-cell>
          <table:table-cell/>
        </table:table-row>
        <table:table-row table:style-name="ro1">
          <table:table-cell office:value-type="string" calcext:value-type="string">
            <text:p>0xdb3a2fae6a1fc34af5d6bfd5e09d5dc9f83e4d8b</text:p>
          </table:table-cell>
          <table:table-cell office:value-type="float" office:value="480775" calcext:value-type="float">
            <text:p>480775</text:p>
          </table:table-cell>
          <table:table-cell/>
        </table:table-row>
        <table:table-row table:style-name="ro1">
          <table:table-cell office:value-type="string" calcext:value-type="string">
            <text:p>0x8b8f50386542bb72e3c16b57c49d146c195caf90</text:p>
          </table:table-cell>
          <table:table-cell office:value-type="float" office:value="470000" calcext:value-type="float">
            <text:p>470000</text:p>
          </table:table-cell>
          <table:table-cell/>
        </table:table-row>
        <table:table-row table:style-name="ro1">
          <table:table-cell office:value-type="string" calcext:value-type="string">
            <text:p>0xe9c3482a0b8026cdaa723d74b5d8e6e7ce00cf70</text:p>
          </table:table-cell>
          <table:table-cell office:value-type="float" office:value="465000" calcext:value-type="float">
            <text:p>465000</text:p>
          </table:table-cell>
          <table:table-cell/>
        </table:table-row>
        <table:table-row table:style-name="ro1">
          <table:table-cell office:value-type="string" calcext:value-type="string">
            <text:p>0x1e74b36ef64af81f354215493e6ef2a35e7cd34f</text:p>
          </table:table-cell>
          <table:table-cell office:value-type="float" office:value="450000" calcext:value-type="float">
            <text:p>450000</text:p>
          </table:table-cell>
          <table:table-cell/>
        </table:table-row>
        <table:table-row table:style-name="ro1">
          <table:table-cell office:value-type="string" calcext:value-type="string">
            <text:p>0xec97cdcb49729af40ebe48e87ca08a45ae03921f</text:p>
          </table:table-cell>
          <table:table-cell office:value-type="float" office:value="450000" calcext:value-type="float">
            <text:p>450000</text:p>
          </table:table-cell>
          <table:table-cell/>
        </table:table-row>
        <table:table-row table:style-name="ro1">
          <table:table-cell office:value-type="string" calcext:value-type="string">
            <text:p>0x3236cc7a1d439d9753a396940b0b42eacfbf40c2</text:p>
          </table:table-cell>
          <table:table-cell office:value-type="float" office:value="425000" calcext:value-type="float">
            <text:p>425000</text:p>
          </table:table-cell>
          <table:table-cell/>
        </table:table-row>
        <table:table-row table:style-name="ro1">
          <table:table-cell office:value-type="string" calcext:value-type="string">
            <text:p>0x7cb565383ea14eaeb92c1d47ef4e6c18d0140e83</text:p>
          </table:table-cell>
          <table:table-cell office:value-type="float" office:value="410000" calcext:value-type="float">
            <text:p>410000</text:p>
          </table:table-cell>
          <table:table-cell/>
        </table:table-row>
        <table:table-row table:style-name="ro1">
          <table:table-cell office:value-type="string" calcext:value-type="string">
            <text:p>0x2bf91c18cd4ae9c2f2858ef9fe518180f7b5096d</text:p>
          </table:table-cell>
          <table:table-cell office:value-type="float" office:value="400000" calcext:value-type="float">
            <text:p>400000</text:p>
          </table:table-cell>
          <table:table-cell/>
        </table:table-row>
        <table:table-row table:style-name="ro1">
          <table:table-cell office:value-type="string" calcext:value-type="string">
            <text:p>0xc14a5376c9c5b09b84ed5d687e4cf074518b2271</text:p>
          </table:table-cell>
          <table:table-cell office:value-type="float" office:value="400000" calcext:value-type="float">
            <text:p>400000</text:p>
          </table:table-cell>
          <table:table-cell/>
        </table:table-row>
        <table:table-row table:style-name="ro1">
          <table:table-cell office:value-type="string" calcext:value-type="string">
            <text:p>0x7d57b7ffa6200f80c6181b2177aef59e980949aa</text:p>
          </table:table-cell>
          <table:table-cell office:value-type="float" office:value="399509.89428209" calcext:value-type="float">
            <text:p>399509.89428209</text:p>
          </table:table-cell>
          <table:table-cell/>
        </table:table-row>
        <table:table-row table:style-name="ro1">
          <table:table-cell office:value-type="string" calcext:value-type="string">
            <text:p>0x9567be7ca71b0f5a0a9aa1ecb943b60a00a98398</text:p>
          </table:table-cell>
          <table:table-cell office:value-type="float" office:value="390000" calcext:value-type="float">
            <text:p>390000</text:p>
          </table:table-cell>
          <table:table-cell/>
        </table:table-row>
        <table:table-row table:style-name="ro1">
          <table:table-cell office:value-type="string" calcext:value-type="string">
            <text:p>0xe0261acfdd10508c75b6a60b1534c8386c4daa52</text:p>
          </table:table-cell>
          <table:table-cell office:value-type="float" office:value="380000" calcext:value-type="float">
            <text:p>380000</text:p>
          </table:table-cell>
          <table:table-cell/>
        </table:table-row>
        <table:table-row table:style-name="ro1">
          <table:table-cell office:value-type="string" calcext:value-type="string">
            <text:p>0x380e9dccd45c09f1d9949158171af86061e8febe</text:p>
          </table:table-cell>
          <table:table-cell office:value-type="float" office:value="367549.43175486" calcext:value-type="float">
            <text:p>367549.43175486</text:p>
          </table:table-cell>
          <table:table-cell/>
        </table:table-row>
        <table:table-row table:style-name="ro1">
          <table:table-cell office:value-type="string" calcext:value-type="string">
            <text:p>0xbba39ae38ce4e1d6cf72d74f8e2089304f89bb24</text:p>
          </table:table-cell>
          <table:table-cell office:value-type="float" office:value="331641.68947453" calcext:value-type="float">
            <text:p>331641.68947453</text:p>
          </table:table-cell>
          <table:table-cell/>
        </table:table-row>
        <table:table-row table:style-name="ro1">
          <table:table-cell office:value-type="string" calcext:value-type="string">
            <text:p>0xac8f6f90ac21f520761f042c48a9f31d808ef65d</text:p>
          </table:table-cell>
          <table:table-cell office:value-type="float" office:value="309373.778" calcext:value-type="float">
            <text:p>309373.778</text:p>
          </table:table-cell>
          <table:table-cell/>
        </table:table-row>
        <table:table-row table:style-name="ro1">
          <table:table-cell office:value-type="string" calcext:value-type="string">
            <text:p>0xaac82cd21d7b93b15887e24f0a519e1afb7c1459</text:p>
          </table:table-cell>
          <table:table-cell office:value-type="float" office:value="306766.35367475" calcext:value-type="float">
            <text:p>306766.35367475</text:p>
          </table:table-cell>
          <table:table-cell/>
        </table:table-row>
        <table:table-row table:style-name="ro1">
          <table:table-cell office:value-type="string" calcext:value-type="string">
            <text:p>0xd32a9a3b3301ac82381d56cd0febff1105e33988</text:p>
          </table:table-cell>
          <table:table-cell office:value-type="float" office:value="305311.72320035" calcext:value-type="float">
            <text:p>305311.72320035</text:p>
          </table:table-cell>
          <table:table-cell/>
        </table:table-row>
        <table:table-row table:style-name="ro1">
          <table:table-cell office:value-type="string" calcext:value-type="string">
            <text:p>0x26b8c7606e828a509bbb208a0322cf960c17b225</text:p>
          </table:table-cell>
          <table:table-cell office:value-type="float" office:value="305020.75452262" calcext:value-type="float">
            <text:p>305020.75452262</text:p>
          </table:table-cell>
          <table:table-cell/>
        </table:table-row>
        <table:table-row table:style-name="ro1">
          <table:table-cell office:value-type="string" calcext:value-type="string">
            <text:p>0x9f7f1a8b5894a3fb92ab2640dcbb164ed24a97fa</text:p>
          </table:table-cell>
          <table:table-cell office:value-type="float" office:value="301303.80280008" calcext:value-type="float">
            <text:p>301303.80280008</text:p>
          </table:table-cell>
          <table:table-cell/>
        </table:table-row>
        <table:table-row table:style-name="ro1">
          <table:table-cell office:value-type="string" calcext:value-type="string">
            <text:p>0x4c812b1a348e9bf5fde2c95168486d780a00a429</text:p>
          </table:table-cell>
          <table:table-cell office:value-type="float" office:value="300786.85821467" calcext:value-type="float">
            <text:p>300786.85821467</text:p>
          </table:table-cell>
          <table:table-cell/>
        </table:table-row>
        <table:table-row table:style-name="ro1">
          <table:table-cell office:value-type="string" calcext:value-type="string">
            <text:p>0xb614d78f6936e35f4179f6d1b32806c5cb639a67</text:p>
          </table:table-cell>
          <table:table-cell office:value-type="float" office:value="299400" calcext:value-type="float">
            <text:p>299400</text:p>
          </table:table-cell>
          <table:table-cell/>
        </table:table-row>
        <table:table-row table:style-name="ro1">
          <table:table-cell office:value-type="string" calcext:value-type="string">
            <text:p>0xd01494c358ffe4ed798126ea8a6ef2cefec1e303</text:p>
          </table:table-cell>
          <table:table-cell office:value-type="float" office:value="292600" calcext:value-type="float">
            <text:p>292600</text:p>
          </table:table-cell>
          <table:table-cell/>
        </table:table-row>
        <table:table-row table:style-name="ro1">
          <table:table-cell office:value-type="string" calcext:value-type="string">
            <text:p>0xfc6ab870c2f77530ce8ba06bbf61d99d5fd410cb</text:p>
          </table:table-cell>
          <table:table-cell office:value-type="float" office:value="292523.6606289" calcext:value-type="float">
            <text:p>292523.6606289</text:p>
          </table:table-cell>
          <table:table-cell/>
        </table:table-row>
        <table:table-row table:style-name="ro1">
          <table:table-cell office:value-type="string" calcext:value-type="string">
            <text:p>0x5409e9e2f6cc8340d307FA15E0728AdAd54D6e8C</text:p>
          </table:table-cell>
          <table:table-cell office:value-type="float" office:value="285065.2709721" calcext:value-type="float">
            <text:p>285065.2709721</text:p>
          </table:table-cell>
          <table:table-cell/>
        </table:table-row>
        <table:table-row table:style-name="ro1">
          <table:table-cell office:value-type="string" calcext:value-type="string">
            <text:p>0x97d0ac717310060dd93eda2c92ad5696b95ea8c9</text:p>
          </table:table-cell>
          <table:table-cell office:value-type="float" office:value="275000" calcext:value-type="float">
            <text:p>275000</text:p>
          </table:table-cell>
          <table:table-cell/>
        </table:table-row>
        <table:table-row table:style-name="ro1">
          <table:table-cell office:value-type="string" calcext:value-type="string">
            <text:p>0x00de4b13153673bcae2616b67bf822500d325fc3</text:p>
          </table:table-cell>
          <table:table-cell office:value-type="float" office:value="265000" calcext:value-type="float">
            <text:p>265000</text:p>
          </table:table-cell>
          <table:table-cell/>
        </table:table-row>
        <table:table-row table:style-name="ro1">
          <table:table-cell office:value-type="string" calcext:value-type="string">
            <text:p>0x41f77e202a79c7da308f9e490d6d22d63489416f</text:p>
          </table:table-cell>
          <table:table-cell office:value-type="float" office:value="265000" calcext:value-type="float">
            <text:p>265000</text:p>
          </table:table-cell>
          <table:table-cell/>
        </table:table-row>
        <table:table-row table:style-name="ro1">
          <table:table-cell office:value-type="string" calcext:value-type="string">
            <text:p>0x4383142d085a072a4dcc7dea2427a0ecd47c95a0</text:p>
          </table:table-cell>
          <table:table-cell office:value-type="float" office:value="250000" calcext:value-type="float">
            <text:p>250000</text:p>
          </table:table-cell>
          <table:table-cell/>
        </table:table-row>
        <table:table-row table:style-name="ro1">
          <table:table-cell office:value-type="string" calcext:value-type="string">
            <text:p>0x7381d09a8bde146c2472500203fd924fac0669a9</text:p>
          </table:table-cell>
          <table:table-cell office:value-type="float" office:value="250000" calcext:value-type="float">
            <text:p>250000</text:p>
          </table:table-cell>
          <table:table-cell/>
        </table:table-row>
        <table:table-row table:style-name="ro1">
          <table:table-cell office:value-type="string" calcext:value-type="string">
            <text:p>0xf444abe7c5ff0e24bb6a62f8ef619e16214da948</text:p>
          </table:table-cell>
          <table:table-cell office:value-type="float" office:value="250000" calcext:value-type="float">
            <text:p>250000</text:p>
          </table:table-cell>
          <table:table-cell/>
        </table:table-row>
        <table:table-row table:style-name="ro1">
          <table:table-cell office:value-type="string" calcext:value-type="string">
            <text:p>0x9dab67105be4211424dcce45412e161197503e8b</text:p>
          </table:table-cell>
          <table:table-cell office:value-type="float" office:value="249552.99984939" calcext:value-type="float">
            <text:p>249552.99984939</text:p>
          </table:table-cell>
          <table:table-cell/>
        </table:table-row>
        <table:table-row table:style-name="ro1">
          <table:table-cell office:value-type="string" calcext:value-type="string">
            <text:p>0x404074d8958664f24ca5e1914d179187605661a3</text:p>
          </table:table-cell>
          <table:table-cell office:value-type="float" office:value="245000" calcext:value-type="float">
            <text:p>245000</text:p>
          </table:table-cell>
          <table:table-cell/>
        </table:table-row>
        <table:table-row table:style-name="ro1">
          <table:table-cell office:value-type="string" calcext:value-type="string">
            <text:p>0x393fb512432f459f8af0d2714440968dd5df5513</text:p>
          </table:table-cell>
          <table:table-cell office:value-type="float" office:value="244000" calcext:value-type="float">
            <text:p>244000</text:p>
          </table:table-cell>
          <table:table-cell/>
        </table:table-row>
        <table:table-row table:style-name="ro1">
          <table:table-cell office:value-type="string" calcext:value-type="string">
            <text:p>0x525f94485486b506fe2db50e815d4eb95fb54cef</text:p>
          </table:table-cell>
          <table:table-cell office:value-type="float" office:value="243918.37026531" calcext:value-type="float">
            <text:p>243918.37026531</text:p>
          </table:table-cell>
          <table:table-cell/>
        </table:table-row>
        <table:table-row table:style-name="ro1">
          <table:table-cell office:value-type="string" calcext:value-type="string">
            <text:p>0x6958857279a32d0edbae46304df2bdeb582596e4</text:p>
          </table:table-cell>
          <table:table-cell office:value-type="float" office:value="238500" calcext:value-type="float">
            <text:p>238500</text:p>
          </table:table-cell>
          <table:table-cell/>
        </table:table-row>
        <table:table-row table:style-name="ro1">
          <table:table-cell office:value-type="string" calcext:value-type="string">
            <text:p>0xd6f63739791bf1b895f9e11e03efb252fcab962e</text:p>
          </table:table-cell>
          <table:table-cell office:value-type="float" office:value="235172.27607079" calcext:value-type="float">
            <text:p>235172.27607079</text:p>
          </table:table-cell>
          <table:table-cell/>
        </table:table-row>
        <table:table-row table:style-name="ro1">
          <table:table-cell office:value-type="string" calcext:value-type="string">
            <text:p>0x85d66f3a8da35f47e03d6bb51f51c2d70a61e12e</text:p>
          </table:table-cell>
          <table:table-cell office:value-type="float" office:value="225031.41928259" calcext:value-type="float">
            <text:p>225031.41928259</text:p>
          </table:table-cell>
          <table:table-cell/>
        </table:table-row>
        <table:table-row table:style-name="ro1">
          <table:table-cell office:value-type="string" calcext:value-type="string">
            <text:p>0xaa4dce781266c9c55979add1021289de2db78d80</text:p>
          </table:table-cell>
          <table:table-cell office:value-type="float" office:value="222194.68998427" calcext:value-type="float">
            <text:p>222194.68998427</text:p>
          </table:table-cell>
          <table:table-cell/>
        </table:table-row>
        <table:table-row table:style-name="ro1">
          <table:table-cell office:value-type="string" calcext:value-type="string">
            <text:p>0xf3662a9a136a5c2054219ce1e11f4386c3290b7f</text:p>
          </table:table-cell>
          <table:table-cell office:value-type="float" office:value="216624.68570356" calcext:value-type="float">
            <text:p>216624.68570356</text:p>
          </table:table-cell>
          <table:table-cell/>
        </table:table-row>
        <table:table-row table:style-name="ro1">
          <table:table-cell office:value-type="string" calcext:value-type="string">
            <text:p>0x762f360af9550e979eeac84cc150e3f84f700f4a</text:p>
          </table:table-cell>
          <table:table-cell office:value-type="float" office:value="211319.95638204" calcext:value-type="float">
            <text:p>211319.95638204</text:p>
          </table:table-cell>
          <table:table-cell/>
        </table:table-row>
        <table:table-row table:style-name="ro1">
          <table:table-cell office:value-type="string" calcext:value-type="string">
            <text:p>0xe6e7edb278f6e032293f9ac473ff1d81e6ef563b</text:p>
          </table:table-cell>
          <table:table-cell office:value-type="float" office:value="207175.57975082" calcext:value-type="float">
            <text:p>207175.57975082</text:p>
          </table:table-cell>
          <table:table-cell/>
        </table:table-row>
        <table:table-row table:style-name="ro1">
          <table:table-cell office:value-type="string" calcext:value-type="string">
            <text:p>0x8bf9f06ef7cd5c1bcf782b81af2d70f9d9377c49</text:p>
          </table:table-cell>
          <table:table-cell office:value-type="float" office:value="205000" calcext:value-type="float">
            <text:p>205000</text:p>
          </table:table-cell>
          <table:table-cell/>
        </table:table-row>
        <table:table-row table:style-name="ro1">
          <table:table-cell office:value-type="string" calcext:value-type="string">
            <text:p>0x376db065f73a905fe78d5e4280e286419651d296</text:p>
          </table:table-cell>
          <table:table-cell office:value-type="float" office:value="203787.85984776" calcext:value-type="float">
            <text:p>203787.85984776</text:p>
          </table:table-cell>
          <table:table-cell/>
        </table:table-row>
        <table:table-row table:style-name="ro1">
          <table:table-cell office:value-type="string" calcext:value-type="string">
            <text:p>0x02405316c8a87ecae726b19a4603839bba6d440a</text:p>
          </table:table-cell>
          <table:table-cell office:value-type="float" office:value="200000" calcext:value-type="float">
            <text:p>200000</text:p>
          </table:table-cell>
          <table:table-cell/>
        </table:table-row>
        <table:table-row table:style-name="ro1">
          <table:table-cell office:value-type="string" calcext:value-type="string">
            <text:p>0x06B90B0fEC533149FCD9Ab28616c3c1ddA768B57</text:p>
          </table:table-cell>
          <table:table-cell office:value-type="float" office:value="200000" calcext:value-type="float">
            <text:p>200000</text:p>
          </table:table-cell>
          <table:table-cell/>
        </table:table-row>
        <table:table-row table:style-name="ro1">
          <table:table-cell office:value-type="string" calcext:value-type="string">
            <text:p>0x78d26fb5799cf0cd292bddd1de91387b2a61b521</text:p>
          </table:table-cell>
          <table:table-cell office:value-type="float" office:value="200000" calcext:value-type="float">
            <text:p>200000</text:p>
          </table:table-cell>
          <table:table-cell/>
        </table:table-row>
        <table:table-row table:style-name="ro1">
          <table:table-cell office:value-type="string" calcext:value-type="string">
            <text:p>0xa25a7d581e10b316d346790e277d7b955b82e107</text:p>
          </table:table-cell>
          <table:table-cell office:value-type="float" office:value="198470.36972816" calcext:value-type="float">
            <text:p>198470.36972816</text:p>
          </table:table-cell>
          <table:table-cell/>
        </table:table-row>
        <table:table-row table:style-name="ro1">
          <table:table-cell office:value-type="string" calcext:value-type="string">
            <text:p>0x27e92e05dd950e786cab98945a5e64abf7584cc7</text:p>
          </table:table-cell>
          <table:table-cell office:value-type="float" office:value="194576.82252608" calcext:value-type="float">
            <text:p>194576.82252608</text:p>
          </table:table-cell>
          <table:table-cell/>
        </table:table-row>
        <table:table-row table:style-name="ro1">
          <table:table-cell office:value-type="string" calcext:value-type="string">
            <text:p>0x267e3c6e3ab499c3edc4854f77288083f8849805</text:p>
          </table:table-cell>
          <table:table-cell office:value-type="float" office:value="192874.48694984" calcext:value-type="float">
            <text:p>192874.48694984</text:p>
          </table:table-cell>
          <table:table-cell/>
        </table:table-row>
        <table:table-row table:style-name="ro1">
          <table:table-cell office:value-type="string" calcext:value-type="string">
            <text:p>0xd3be9bc780a558739d14ecfebbe6d940aa2ffbfa</text:p>
          </table:table-cell>
          <table:table-cell office:value-type="float" office:value="192846.84698296" calcext:value-type="float">
            <text:p>192846.84698296</text:p>
          </table:table-cell>
          <table:table-cell/>
        </table:table-row>
        <table:table-row table:style-name="ro1">
          <table:table-cell office:value-type="string" calcext:value-type="string">
            <text:p>0x73196b340a9fa2693d50f8205a5116436ded0c3c</text:p>
          </table:table-cell>
          <table:table-cell office:value-type="float" office:value="191032.16557435" calcext:value-type="float">
            <text:p>191032.16557435</text:p>
          </table:table-cell>
          <table:table-cell/>
        </table:table-row>
        <table:table-row table:style-name="ro1">
          <table:table-cell office:value-type="string" calcext:value-type="string">
            <text:p>0x0a30d3aa8407c985dd2326c3fa2911170f708dfc</text:p>
          </table:table-cell>
          <table:table-cell office:value-type="float" office:value="190000" calcext:value-type="float">
            <text:p>190000</text:p>
          </table:table-cell>
          <table:table-cell/>
        </table:table-row>
        <table:table-row table:style-name="ro1">
          <table:table-cell office:value-type="string" calcext:value-type="string">
            <text:p>0x47935018db801c28a79c1fdcdcc5ea65b8b5778f</text:p>
          </table:table-cell>
          <table:table-cell office:value-type="float" office:value="189577.57698878" calcext:value-type="float">
            <text:p>189577.57698878</text:p>
          </table:table-cell>
          <table:table-cell/>
        </table:table-row>
        <table:table-row table:style-name="ro1">
          <table:table-cell office:value-type="string" calcext:value-type="string">
            <text:p>0xa0162cbdd8c60b65e2a99610cc2cae9f62d5dd54</text:p>
          </table:table-cell>
          <table:table-cell office:value-type="float" office:value="187415.85425596" calcext:value-type="float">
            <text:p>187415.85425596</text:p>
          </table:table-cell>
          <table:table-cell/>
        </table:table-row>
        <table:table-row table:style-name="ro1">
          <table:table-cell office:value-type="string" calcext:value-type="string">
            <text:p>0xcbd2e06776da1eb4e1ec7f5d6ee2ab9497f393ed</text:p>
          </table:table-cell>
          <table:table-cell office:value-type="float" office:value="186753.73134374" calcext:value-type="float">
            <text:p>186753.73134374</text:p>
          </table:table-cell>
          <table:table-cell/>
        </table:table-row>
        <table:table-row table:style-name="ro1">
          <table:table-cell office:value-type="string" calcext:value-type="string">
            <text:p>0xa8b8ea4c083890833f24817b4657888431486444</text:p>
          </table:table-cell>
          <table:table-cell office:value-type="float" office:value="185580.5970111" calcext:value-type="float">
            <text:p>185580.5970111</text:p>
          </table:table-cell>
          <table:table-cell/>
        </table:table-row>
        <table:table-row table:style-name="ro1">
          <table:table-cell office:value-type="string" calcext:value-type="string">
            <text:p>0x44e544fb3c521efe531aa564dd55a55eec177528</text:p>
          </table:table-cell>
          <table:table-cell office:value-type="float" office:value="185217.18182431" calcext:value-type="float">
            <text:p>185217.18182431</text:p>
          </table:table-cell>
          <table:table-cell/>
        </table:table-row>
        <table:table-row table:style-name="ro1">
          <table:table-cell office:value-type="string" calcext:value-type="string">
            <text:p>0xc66b108fd8021194aac90ce4f9fd45af21da89de</text:p>
          </table:table-cell>
          <table:table-cell office:value-type="float" office:value="176120.24974939" calcext:value-type="float">
            <text:p>176120.24974939</text:p>
          </table:table-cell>
          <table:table-cell/>
        </table:table-row>
        <table:table-row table:style-name="ro1">
          <table:table-cell office:value-type="string" calcext:value-type="string">
            <text:p>0x121e3e617cefd9cf0aff3efb9d066bdea187c293</text:p>
          </table:table-cell>
          <table:table-cell office:value-type="float" office:value="161549.30187754" calcext:value-type="float">
            <text:p>161549.30187754</text:p>
          </table:table-cell>
          <table:table-cell/>
        </table:table-row>
        <table:table-row table:style-name="ro1">
          <table:table-cell office:value-type="string" calcext:value-type="string">
            <text:p>0x35fb3a7d9224fb6f85c789f0fcc92ce0eb886e19</text:p>
          </table:table-cell>
          <table:table-cell office:value-type="float" office:value="158901.37672645" calcext:value-type="float">
            <text:p>158901.37672645</text:p>
          </table:table-cell>
          <table:table-cell/>
        </table:table-row>
        <table:table-row table:style-name="ro1">
          <table:table-cell office:value-type="string" calcext:value-type="string">
            <text:p>0x8c5b7574dfbdce88d8fd87cf46df7ba5fa27b82c</text:p>
          </table:table-cell>
          <table:table-cell office:value-type="float" office:value="155000" calcext:value-type="float">
            <text:p>155000</text:p>
          </table:table-cell>
          <table:table-cell/>
        </table:table-row>
        <table:table-row table:style-name="ro1">
          <table:table-cell office:value-type="string" calcext:value-type="string">
            <text:p>0x0fda4ac09a12c10fae30e429f4d6b47c9a83c87e</text:p>
          </table:table-cell>
          <table:table-cell office:value-type="float" office:value="150000" calcext:value-type="float">
            <text:p>150000</text:p>
          </table:table-cell>
          <table:table-cell/>
        </table:table-row>
        <table:table-row table:style-name="ro1">
          <table:table-cell office:value-type="string" calcext:value-type="string">
            <text:p>0x1b24e7484cff7860307bdd9e50f1f6a8440ff221</text:p>
          </table:table-cell>
          <table:table-cell office:value-type="float" office:value="150000" calcext:value-type="float">
            <text:p>150000</text:p>
          </table:table-cell>
          <table:table-cell/>
        </table:table-row>
        <table:table-row table:style-name="ro1">
          <table:table-cell office:value-type="string" calcext:value-type="string">
            <text:p>0x75cc8db78d0ea491fdf2f254adaafcb46bbede13</text:p>
          </table:table-cell>
          <table:table-cell office:value-type="float" office:value="148800" calcext:value-type="float">
            <text:p>148800</text:p>
          </table:table-cell>
          <table:table-cell/>
        </table:table-row>
        <table:table-row table:style-name="ro1">
          <table:table-cell office:value-type="string" calcext:value-type="string">
            <text:p>0x121043346976686d95b45a11d4162c392246e614</text:p>
          </table:table-cell>
          <table:table-cell office:value-type="float" office:value="140000" calcext:value-type="float">
            <text:p>140000</text:p>
          </table:table-cell>
          <table:table-cell/>
        </table:table-row>
        <table:table-row table:style-name="ro1">
          <table:table-cell office:value-type="string" calcext:value-type="string">
            <text:p>0xa2bcc58facd02cb4524c6f534d4fdd5c188332ab</text:p>
          </table:table-cell>
          <table:table-cell office:value-type="float" office:value="135450.88163904" calcext:value-type="float">
            <text:p>135450.88163904</text:p>
          </table:table-cell>
          <table:table-cell/>
        </table:table-row>
        <table:table-row table:style-name="ro1">
          <table:table-cell office:value-type="string" calcext:value-type="string">
            <text:p>0xb77eb1348c4b2946f80314e446d0678604488456</text:p>
          </table:table-cell>
          <table:table-cell office:value-type="float" office:value="135239.45814638" calcext:value-type="float">
            <text:p>135239.45814638</text:p>
          </table:table-cell>
          <table:table-cell/>
        </table:table-row>
        <table:table-row table:style-name="ro1">
          <table:table-cell office:value-type="string" calcext:value-type="string">
            <text:p>0x2cf8f4c81617cb319a0be5589a303ddd5ec43333</text:p>
          </table:table-cell>
          <table:table-cell office:value-type="float" office:value="133000" calcext:value-type="float">
            <text:p>133000</text:p>
          </table:table-cell>
          <table:table-cell/>
        </table:table-row>
        <table:table-row table:style-name="ro1">
          <table:table-cell office:value-type="string" calcext:value-type="string">
            <text:p>0xf66bf3e5ee9fd20a710b8bb7b938d1982e75f110</text:p>
          </table:table-cell>
          <table:table-cell office:value-type="float" office:value="129690.45926419" calcext:value-type="float">
            <text:p>129690.45926419</text:p>
          </table:table-cell>
          <table:table-cell/>
        </table:table-row>
        <table:table-row table:style-name="ro1">
          <table:table-cell office:value-type="string" calcext:value-type="string">
            <text:p>0xd7ae5de2f4373b6ef31d1c18096629cbfa6fda47</text:p>
          </table:table-cell>
          <table:table-cell office:value-type="float" office:value="129021.71433134" calcext:value-type="float">
            <text:p>129021.71433134</text:p>
          </table:table-cell>
          <table:table-cell/>
        </table:table-row>
        <table:table-row table:style-name="ro1">
          <table:table-cell office:value-type="string" calcext:value-type="string">
            <text:p>0x35e28645fb019d5a759db1b016f4890e930c9e3c</text:p>
          </table:table-cell>
          <table:table-cell office:value-type="float" office:value="128690.26417478" calcext:value-type="float">
            <text:p>128690.26417478</text:p>
          </table:table-cell>
          <table:table-cell/>
        </table:table-row>
        <table:table-row table:style-name="ro1">
          <table:table-cell office:value-type="string" calcext:value-type="string">
            <text:p>0x0e7b52b895e3322ef341004dc6cb5c63e1d9b1c5</text:p>
          </table:table-cell>
          <table:table-cell office:value-type="float" office:value="127368.44769236" calcext:value-type="float">
            <text:p>127368.44769236</text:p>
          </table:table-cell>
          <table:table-cell/>
        </table:table-row>
        <table:table-row table:style-name="ro1">
          <table:table-cell office:value-type="string" calcext:value-type="string">
            <text:p>0x63a63f2cad45fee80b242436ba71e0f462a4178e</text:p>
          </table:table-cell>
          <table:table-cell office:value-type="float" office:value="125159.19436374" calcext:value-type="float">
            <text:p>125159.19436374</text:p>
          </table:table-cell>
          <table:table-cell/>
        </table:table-row>
        <table:table-row table:style-name="ro1">
          <table:table-cell office:value-type="string" calcext:value-type="string">
            <text:p>0x17e79b1b38f1c64dfbe104b8e7f417a67e421874</text:p>
          </table:table-cell>
          <table:table-cell office:value-type="float" office:value="123553.026777" calcext:value-type="float">
            <text:p>123553.026777</text:p>
          </table:table-cell>
          <table:table-cell/>
        </table:table-row>
        <table:table-row table:style-name="ro1">
          <table:table-cell office:value-type="string" calcext:value-type="string">
            <text:p>0xfe9f2085236be588d7f0ea87107595c2d0633162</text:p>
          </table:table-cell>
          <table:table-cell office:value-type="float" office:value="120059.34265009" calcext:value-type="float">
            <text:p>120059.34265009</text:p>
          </table:table-cell>
          <table:table-cell/>
        </table:table-row>
        <table:table-row table:style-name="ro1">
          <table:table-cell office:value-type="string" calcext:value-type="string">
            <text:p>0x90f8725c932a24262e48bd9abe8dff268a655e55</text:p>
          </table:table-cell>
          <table:table-cell office:value-type="float" office:value="120010.34550489" calcext:value-type="float">
            <text:p>120010.34550489</text:p>
          </table:table-cell>
          <table:table-cell/>
        </table:table-row>
        <table:table-row table:style-name="ro1">
          <table:table-cell office:value-type="string" calcext:value-type="string">
            <text:p>0xf5d5f3b1f0ded314838936ec90465c2764703428</text:p>
          </table:table-cell>
          <table:table-cell office:value-type="float" office:value="111772.4637681" calcext:value-type="float">
            <text:p>111772.4637681</text:p>
          </table:table-cell>
          <table:table-cell/>
        </table:table-row>
        <table:table-row table:style-name="ro1">
          <table:table-cell office:value-type="string" calcext:value-type="string">
            <text:p>0x597976bea5f0e02979c9210de7227ed6c944b3fb</text:p>
          </table:table-cell>
          <table:table-cell office:value-type="float" office:value="110000" calcext:value-type="float">
            <text:p>110000</text:p>
          </table:table-cell>
          <table:table-cell/>
        </table:table-row>
        <table:table-row table:style-name="ro1">
          <table:table-cell office:value-type="string" calcext:value-type="string">
            <text:p>0x69b43e96d895798ddfbdfdfe5e23b9eeb013cb59</text:p>
          </table:table-cell>
          <table:table-cell office:value-type="float" office:value="110000" calcext:value-type="float">
            <text:p>110000</text:p>
          </table:table-cell>
          <table:table-cell/>
        </table:table-row>
        <table:table-row table:style-name="ro1">
          <table:table-cell office:value-type="string" calcext:value-type="string">
            <text:p>0x12383ff8f1712043f111802d519240b993a6855e</text:p>
          </table:table-cell>
          <table:table-cell office:value-type="float" office:value="108725.16665581" calcext:value-type="float">
            <text:p>108725.16665581</text:p>
          </table:table-cell>
          <table:table-cell/>
        </table:table-row>
        <table:table-row table:style-name="ro1">
          <table:table-cell office:value-type="string" calcext:value-type="string">
            <text:p>0x1d23b448eac9ae9a553859c27af5bfd48bc4cd39</text:p>
          </table:table-cell>
          <table:table-cell office:value-type="float" office:value="107361.04897778" calcext:value-type="float">
            <text:p>107361.04897778</text:p>
          </table:table-cell>
          <table:table-cell/>
        </table:table-row>
        <table:table-row table:style-name="ro1">
          <table:table-cell office:value-type="string" calcext:value-type="string">
            <text:p>0x26647cba8c8c727e46277e910303a9ec72b9890a</text:p>
          </table:table-cell>
          <table:table-cell office:value-type="float" office:value="105833.66978918" calcext:value-type="float">
            <text:p>105833.66978918</text:p>
          </table:table-cell>
          <table:table-cell/>
        </table:table-row>
        <table:table-row table:style-name="ro1">
          <table:table-cell office:value-type="string" calcext:value-type="string">
            <text:p>0x829173230dedca039711c8b286c3ce10761dc6c2</text:p>
          </table:table-cell>
          <table:table-cell office:value-type="float" office:value="105000" calcext:value-type="float">
            <text:p>105000</text:p>
          </table:table-cell>
          <table:table-cell/>
        </table:table-row>
        <table:table-row table:style-name="ro1">
          <table:table-cell office:value-type="string" calcext:value-type="string">
            <text:p>0x72523a3e15a85222c30ee6f069338c448ecade2a</text:p>
          </table:table-cell>
          <table:table-cell office:value-type="float" office:value="104835.96642063" calcext:value-type="float">
            <text:p>104835.96642063</text:p>
          </table:table-cell>
          <table:table-cell/>
        </table:table-row>
        <table:table-row table:style-name="ro1">
          <table:table-cell office:value-type="string" calcext:value-type="string">
            <text:p>0x2af47a65da8cd66729b4209c22017d6a5c2d2400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0x3120670b117855b54306c548216a4c25dc704982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0x317d034c6a628108cb72429fd59c2605e0ee1b72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0x555b1a3719ba3e7049d96778492eadba6c8d1efc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0x8fa52df588036144de2bbf76582e653b24fcc401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0x9d5ca91d76cbd55dea0d3e81c20bb495b13d4d41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0xc67e0d364ff029f3002807fc2cd3843948d620af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0xc8e7899015a5b5dad834b8753a4d825d492f9b58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0x015bf68ef11bd55e43a119b5752c4b3becae7f24</text:p>
          </table:table-cell>
          <table:table-cell office:value-type="float" office:value="95000" calcext:value-type="float">
            <text:p>95000</text:p>
          </table:table-cell>
          <table:table-cell/>
        </table:table-row>
        <table:table-row table:style-name="ro1">
          <table:table-cell office:value-type="string" calcext:value-type="string">
            <text:p>0x1d00ffffb205cc0c5a51e7c77a7668a8b90bbb90</text:p>
          </table:table-cell>
          <table:table-cell office:value-type="float" office:value="93411.7093362" calcext:value-type="float">
            <text:p>93411.7093362</text:p>
          </table:table-cell>
          <table:table-cell/>
        </table:table-row>
        <table:table-row table:style-name="ro1">
          <table:table-cell office:value-type="string" calcext:value-type="string">
            <text:p>0x042a475ff2af4eb4f0d15c830a0271b76c09a2c3</text:p>
          </table:table-cell>
          <table:table-cell office:value-type="float" office:value="90000" calcext:value-type="float">
            <text:p>90000</text:p>
          </table:table-cell>
          <table:table-cell/>
        </table:table-row>
        <table:table-row table:style-name="ro1">
          <table:table-cell office:value-type="string" calcext:value-type="string">
            <text:p>0x76f75ce224571e84fb14e88591f40cdb8e934840</text:p>
          </table:table-cell>
          <table:table-cell office:value-type="float" office:value="90000" calcext:value-type="float">
            <text:p>90000</text:p>
          </table:table-cell>
          <table:table-cell/>
        </table:table-row>
        <table:table-row table:style-name="ro1">
          <table:table-cell office:value-type="string" calcext:value-type="string">
            <text:p>0x287c68fc4dc5a3f5cebc174f27ffaee9103f3acf</text:p>
          </table:table-cell>
          <table:table-cell office:value-type="float" office:value="85899.50743341" calcext:value-type="float">
            <text:p>85899.50743341</text:p>
          </table:table-cell>
          <table:table-cell/>
        </table:table-row>
        <table:table-row table:style-name="ro1">
          <table:table-cell office:value-type="string" calcext:value-type="string">
            <text:p>0x2755865624377194e5e10934bfd3c6d9265c7e2b</text:p>
          </table:table-cell>
          <table:table-cell office:value-type="float" office:value="83696.73299054" calcext:value-type="float">
            <text:p>83696.73299054</text:p>
          </table:table-cell>
          <table:table-cell/>
        </table:table-row>
        <table:table-row table:style-name="ro1">
          <table:table-cell office:value-type="string" calcext:value-type="string">
            <text:p>0x64e94278c8ba35ab0ff6d480ced2605d16fa517a</text:p>
          </table:table-cell>
          <table:table-cell office:value-type="float" office:value="83249.43456845" calcext:value-type="float">
            <text:p>83249.43456845</text:p>
          </table:table-cell>
          <table:table-cell/>
        </table:table-row>
        <table:table-row table:style-name="ro1">
          <table:table-cell office:value-type="string" calcext:value-type="string">
            <text:p>0xbf68fd9ba875514472306a8d135d4fe984f1cd2e</text:p>
          </table:table-cell>
          <table:table-cell office:value-type="float" office:value="81808.56964854" calcext:value-type="float">
            <text:p>81808.56964854</text:p>
          </table:table-cell>
          <table:table-cell/>
        </table:table-row>
        <table:table-row table:style-name="ro1">
          <table:table-cell office:value-type="string" calcext:value-type="string">
            <text:p>0xf69b525cac81f6fe8504650788c1c259ce29193f</text:p>
          </table:table-cell>
          <table:table-cell office:value-type="float" office:value="80442.7543908" calcext:value-type="float">
            <text:p>80442.7543908</text:p>
          </table:table-cell>
          <table:table-cell/>
        </table:table-row>
        <table:table-row table:style-name="ro1">
          <table:table-cell office:value-type="string" calcext:value-type="string">
            <text:p>0x3d06dfd6416e8707cabb1bb9f116affc4d9521ee</text:p>
          </table:table-cell>
          <table:table-cell office:value-type="float" office:value="80377.72014659" calcext:value-type="float">
            <text:p>80377.72014659</text:p>
          </table:table-cell>
          <table:table-cell/>
        </table:table-row>
        <table:table-row table:style-name="ro1">
          <table:table-cell office:value-type="string" calcext:value-type="string">
            <text:p>0x67219271123ff8aa89de3245f023e7f9fc2aff97</text:p>
          </table:table-cell>
          <table:table-cell office:value-type="float" office:value="80000" calcext:value-type="float">
            <text:p>80000</text:p>
          </table:table-cell>
          <table:table-cell/>
        </table:table-row>
        <table:table-row table:style-name="ro1">
          <table:table-cell office:value-type="string" calcext:value-type="string">
            <text:p>0xa9f3304c9b8e79bab8448f2881d9877f9a022fa9</text:p>
          </table:table-cell>
          <table:table-cell office:value-type="float" office:value="76589.3061094" calcext:value-type="float">
            <text:p>76589.3061094</text:p>
          </table:table-cell>
          <table:table-cell/>
        </table:table-row>
        <table:table-row table:style-name="ro1">
          <table:table-cell office:value-type="string" calcext:value-type="string">
            <text:p>0x677c17445d9f1a1707d8c5c51b3d332d05e8f5a5</text:p>
          </table:table-cell>
          <table:table-cell office:value-type="float" office:value="75000" calcext:value-type="float">
            <text:p>75000</text:p>
          </table:table-cell>
          <table:table-cell/>
        </table:table-row>
        <table:table-row table:style-name="ro1">
          <table:table-cell office:value-type="string" calcext:value-type="string">
            <text:p>0x5b3256965e7c3cf26e11fcaf296dfc8807c01073</text:p>
          </table:table-cell>
          <table:table-cell office:value-type="float" office:value="72600" calcext:value-type="float">
            <text:p>72600</text:p>
          </table:table-cell>
          <table:table-cell/>
        </table:table-row>
        <table:table-row table:style-name="ro1">
          <table:table-cell office:value-type="string" calcext:value-type="string">
            <text:p>0x6b8a581902478d73d8617dc0fd4a0f8180224dfc</text:p>
          </table:table-cell>
          <table:table-cell office:value-type="float" office:value="70970.50238582" calcext:value-type="float">
            <text:p>70970.50238582</text:p>
          </table:table-cell>
          <table:table-cell/>
        </table:table-row>
        <table:table-row table:style-name="ro1">
          <table:table-cell office:value-type="string" calcext:value-type="string">
            <text:p>0xbc16242c47905a9cdf8700a7d002cadcc69335aa</text:p>
          </table:table-cell>
          <table:table-cell office:value-type="float" office:value="70796.57591119" calcext:value-type="float">
            <text:p>70796.57591119</text:p>
          </table:table-cell>
          <table:table-cell/>
        </table:table-row>
        <table:table-row table:style-name="ro1">
          <table:table-cell office:value-type="string" calcext:value-type="string">
            <text:p>0x4ff0d71c32b5c282e038a6f1f05f1962b203290f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 office:value-type="string" calcext:value-type="string">
            <text:p>0x57bdd6aa2c1bedd11bddd7e9726c4b7f435d880a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 office:value-type="string" calcext:value-type="string">
            <text:p>0x8d4033a48e5a8ab2ca2d3fef3265c47791e89505</text:p>
          </table:table-cell>
          <table:table-cell office:value-type="float" office:value="67523.045142" calcext:value-type="float">
            <text:p>67523.045142</text:p>
          </table:table-cell>
          <table:table-cell/>
        </table:table-row>
        <table:table-row table:style-name="ro1">
          <table:table-cell office:value-type="string" calcext:value-type="string">
            <text:p>0xdce61eaffeccd40a64fd747de09f5e829dc39ea4</text:p>
          </table:table-cell>
          <table:table-cell office:value-type="float" office:value="66935.0799518" calcext:value-type="float">
            <text:p>66935.0799518</text:p>
          </table:table-cell>
          <table:table-cell/>
        </table:table-row>
        <table:table-row table:style-name="ro1">
          <table:table-cell office:value-type="string" calcext:value-type="string">
            <text:p>0x438bab3c37a910e2262f0b580580925f142ebe65</text:p>
          </table:table-cell>
          <table:table-cell office:value-type="float" office:value="65093.62287608" calcext:value-type="float">
            <text:p>65093.62287608</text:p>
          </table:table-cell>
          <table:table-cell/>
        </table:table-row>
        <table:table-row table:style-name="ro1">
          <table:table-cell office:value-type="string" calcext:value-type="string">
            <text:p>0xa7389bdae0be73c10f5fdd429d2ba5258e5cd3ec</text:p>
          </table:table-cell>
          <table:table-cell office:value-type="float" office:value="65000" calcext:value-type="float">
            <text:p>65000</text:p>
          </table:table-cell>
          <table:table-cell/>
        </table:table-row>
        <table:table-row table:style-name="ro1">
          <table:table-cell office:value-type="string" calcext:value-type="string">
            <text:p>0xEA20cc794bb7B4fBEeeDA8756320693c44fd4731</text:p>
          </table:table-cell>
          <table:table-cell office:value-type="float" office:value="65000" calcext:value-type="float">
            <text:p>65000</text:p>
          </table:table-cell>
          <table:table-cell/>
        </table:table-row>
        <table:table-row table:style-name="ro1">
          <table:table-cell office:value-type="string" calcext:value-type="string">
            <text:p>0xe4aa9ef72ed8b16e21b808eb4eda8a3169cbdc60</text:p>
          </table:table-cell>
          <table:table-cell office:value-type="float" office:value="62493.88875019" calcext:value-type="float">
            <text:p>62493.88875019</text:p>
          </table:table-cell>
          <table:table-cell/>
        </table:table-row>
        <table:table-row table:style-name="ro1">
          <table:table-cell office:value-type="string" calcext:value-type="string">
            <text:p>0x8409d635f7c2260976c2ab84b18cdbcaa94cf76c</text:p>
          </table:table-cell>
          <table:table-cell office:value-type="float" office:value="61955.91604493" calcext:value-type="float">
            <text:p>61955.91604493</text:p>
          </table:table-cell>
          <table:table-cell/>
        </table:table-row>
        <table:table-row table:style-name="ro1">
          <table:table-cell office:value-type="string" calcext:value-type="string">
            <text:p>0x49bc0ef81f11316a3f3090f56330b89667a634b5</text:p>
          </table:table-cell>
          <table:table-cell office:value-type="float" office:value="60904.43705302" calcext:value-type="float">
            <text:p>60904.43705302</text:p>
          </table:table-cell>
          <table:table-cell/>
        </table:table-row>
        <table:table-row table:style-name="ro1">
          <table:table-cell office:value-type="string" calcext:value-type="string">
            <text:p>0xe1ab135ca2f903a47be8803afb90f5b0f04d855a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string" calcext:value-type="string">
            <text:p>0x7bf86001b557a8bf6f19fe0d9a9082704697a0ea</text:p>
          </table:table-cell>
          <table:table-cell office:value-type="float" office:value="59454.45134573" calcext:value-type="float">
            <text:p>59454.45134573</text:p>
          </table:table-cell>
          <table:table-cell/>
        </table:table-row>
        <table:table-row table:style-name="ro1">
          <table:table-cell office:value-type="string" calcext:value-type="string">
            <text:p>0x3f467783eca1ca8adec910b2d6e5f5ae76c70705</text:p>
          </table:table-cell>
          <table:table-cell office:value-type="float" office:value="58200" calcext:value-type="float">
            <text:p>58200</text:p>
          </table:table-cell>
          <table:table-cell/>
        </table:table-row>
        <table:table-row table:style-name="ro1">
          <table:table-cell office:value-type="string" calcext:value-type="string">
            <text:p>0x722c7207ca852a62745b2e029d6f513304b6cd1b</text:p>
          </table:table-cell>
          <table:table-cell office:value-type="float" office:value="57727.17273708" calcext:value-type="float">
            <text:p>57727.17273708</text:p>
          </table:table-cell>
          <table:table-cell/>
        </table:table-row>
        <table:table-row table:style-name="ro1">
          <table:table-cell office:value-type="string" calcext:value-type="string">
            <text:p>0x4a2cab08f08e779ac473500abf28d477ed1cad49</text:p>
          </table:table-cell>
          <table:table-cell office:value-type="float" office:value="56301.46928066" calcext:value-type="float">
            <text:p>56301.46928066</text:p>
          </table:table-cell>
          <table:table-cell/>
        </table:table-row>
        <table:table-row table:style-name="ro1">
          <table:table-cell office:value-type="string" calcext:value-type="string">
            <text:p>0x76d2f1fe9fb8f69e8c2695aaba1392a6c16ca11b</text:p>
          </table:table-cell>
          <table:table-cell office:value-type="float" office:value="55000" calcext:value-type="float">
            <text:p>55000</text:p>
          </table:table-cell>
          <table:table-cell/>
        </table:table-row>
        <table:table-row table:style-name="ro1">
          <table:table-cell office:value-type="string" calcext:value-type="string">
            <text:p>0x9de7deff31d2a3f19012219b2928e28be53edbfb</text:p>
          </table:table-cell>
          <table:table-cell office:value-type="float" office:value="55000" calcext:value-type="float">
            <text:p>55000</text:p>
          </table:table-cell>
          <table:table-cell/>
        </table:table-row>
        <table:table-row table:style-name="ro1">
          <table:table-cell office:value-type="string" calcext:value-type="string">
            <text:p>0x99a7e5777b711ff23e2b6961232a4009f7cec1b0</text:p>
          </table:table-cell>
          <table:table-cell office:value-type="float" office:value="54620.75916379" calcext:value-type="float">
            <text:p>54620.75916379</text:p>
          </table:table-cell>
          <table:table-cell/>
        </table:table-row>
        <table:table-row table:style-name="ro1">
          <table:table-cell office:value-type="string" calcext:value-type="string">
            <text:p>0x800f66512d24afc421e27d3c86510aa64e8fa3dd</text:p>
          </table:table-cell>
          <table:table-cell office:value-type="float" office:value="54500" calcext:value-type="float">
            <text:p>54500</text:p>
          </table:table-cell>
          <table:table-cell/>
        </table:table-row>
        <table:table-row table:style-name="ro1">
          <table:table-cell office:value-type="string" calcext:value-type="string">
            <text:p>0x11ededebf63bef0ea2d2d071bdf88f71543ec6fb</text:p>
          </table:table-cell>
          <table:table-cell office:value-type="float" office:value="53720.71129138" calcext:value-type="float">
            <text:p>53720.71129138</text:p>
          </table:table-cell>
          <table:table-cell/>
        </table:table-row>
        <table:table-row table:style-name="ro1">
          <table:table-cell office:value-type="string" calcext:value-type="string">
            <text:p>0x27a0660fb6d599482b96ed7ddf97b5265710d6fa</text:p>
          </table:table-cell>
          <table:table-cell office:value-type="float" office:value="50896.04681667" calcext:value-type="float">
            <text:p>50896.04681667</text:p>
          </table:table-cell>
          <table:table-cell/>
        </table:table-row>
        <table:table-row table:style-name="ro1">
          <table:table-cell office:value-type="string" calcext:value-type="string">
            <text:p>0xd12e0f334f63cfc1cd4e50ca6cd77a416dc46f6d</text:p>
          </table:table-cell>
          <table:table-cell office:value-type="float" office:value="50398.90347999" calcext:value-type="float">
            <text:p>50398.90347999</text:p>
          </table:table-cell>
          <table:table-cell/>
        </table:table-row>
        <table:table-row table:style-name="ro1">
          <table:table-cell office:value-type="string" calcext:value-type="string">
            <text:p>0x6ecbfd2967ccc00377ffee7322f027505550ce9b</text:p>
          </table:table-cell>
          <table:table-cell office:value-type="float" office:value="50392.53495802" calcext:value-type="float">
            <text:p>50392.53495802</text:p>
          </table:table-cell>
          <table:table-cell/>
        </table:table-row>
        <table:table-row table:style-name="ro1">
          <table:table-cell office:value-type="string" calcext:value-type="string">
            <text:p>0x9d3d9c7296130DaadaDa6f1ddE8BD19946E0d3D2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string" calcext:value-type="string">
            <text:p>0xf598357df553c2fe0e3f85a9444556cb410e6d89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string" calcext:value-type="string">
            <text:p>0xf7781fa2c9d253c2b8c988bb8cc7603a307f7e1f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string" calcext:value-type="string">
            <text:p>0xfbd59ed5efdc8bdb6e946b008b1230cea4992476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string" calcext:value-type="string">
            <text:p>0x62f1bb70eb382524cf1f7c2af954eaedd2a21098</text:p>
          </table:table-cell>
          <table:table-cell office:value-type="float" office:value="49079" calcext:value-type="float">
            <text:p>49079</text:p>
          </table:table-cell>
          <table:table-cell/>
        </table:table-row>
        <table:table-row table:style-name="ro1">
          <table:table-cell office:value-type="string" calcext:value-type="string">
            <text:p>0x98b22fd2cbc9489df079c37f5a8938062010fd73</text:p>
          </table:table-cell>
          <table:table-cell office:value-type="float" office:value="46967.36" calcext:value-type="float">
            <text:p>46967.36</text:p>
          </table:table-cell>
          <table:table-cell/>
        </table:table-row>
        <table:table-row table:style-name="ro1">
          <table:table-cell office:value-type="string" calcext:value-type="string">
            <text:p>0xb2cf3a438acf46275839a38db7594065f64151d3</text:p>
          </table:table-cell>
          <table:table-cell office:value-type="float" office:value="45342.35345454" calcext:value-type="float">
            <text:p>45342.35345454</text:p>
          </table:table-cell>
          <table:table-cell/>
        </table:table-row>
        <table:table-row table:style-name="ro1">
          <table:table-cell office:value-type="string" calcext:value-type="string">
            <text:p>0x3b0289c5b4d1a81552a14c3c171a0dc849922190</text:p>
          </table:table-cell>
          <table:table-cell office:value-type="float" office:value="45000" calcext:value-type="float">
            <text:p>45000</text:p>
          </table:table-cell>
          <table:table-cell/>
        </table:table-row>
        <table:table-row table:style-name="ro1">
          <table:table-cell office:value-type="string" calcext:value-type="string">
            <text:p>0x896F2D6B2307B4354a75558FDdF664A7CE6F98E7</text:p>
          </table:table-cell>
          <table:table-cell office:value-type="float" office:value="45000" calcext:value-type="float">
            <text:p>45000</text:p>
          </table:table-cell>
          <table:table-cell/>
        </table:table-row>
        <table:table-row table:style-name="ro1">
          <table:table-cell office:value-type="string" calcext:value-type="string">
            <text:p>0xbf5310fae4d7a0c6df0452bcda09aefa2748ad59</text:p>
          </table:table-cell>
          <table:table-cell office:value-type="float" office:value="45000" calcext:value-type="float">
            <text:p>45000</text:p>
          </table:table-cell>
          <table:table-cell/>
        </table:table-row>
        <table:table-row table:style-name="ro1">
          <table:table-cell office:value-type="string" calcext:value-type="string">
            <text:p>0xf7f2dc00650311c39a24877691c5a63717be6670</text:p>
          </table:table-cell>
          <table:table-cell office:value-type="float" office:value="44000" calcext:value-type="float">
            <text:p>44000</text:p>
          </table:table-cell>
          <table:table-cell/>
        </table:table-row>
        <table:table-row table:style-name="ro1">
          <table:table-cell office:value-type="string" calcext:value-type="string">
            <text:p>0x22ef324a534ba9aa0d060c92294fdd0fc4aca065</text:p>
          </table:table-cell>
          <table:table-cell office:value-type="float" office:value="43858.09716658" calcext:value-type="float">
            <text:p>43858.09716658</text:p>
          </table:table-cell>
          <table:table-cell/>
        </table:table-row>
        <table:table-row table:style-name="ro1">
          <table:table-cell office:value-type="string" calcext:value-type="string">
            <text:p>0x4b993d57e365a499f85f14d8457453b25574243f</text:p>
          </table:table-cell>
          <table:table-cell office:value-type="float" office:value="42637.08186052" calcext:value-type="float">
            <text:p>42637.08186052</text:p>
          </table:table-cell>
          <table:table-cell/>
        </table:table-row>
        <table:table-row table:style-name="ro1">
          <table:table-cell office:value-type="string" calcext:value-type="string">
            <text:p>0x24547e0a468e84adb2a06c42f7aa5bf39d675142</text:p>
          </table:table-cell>
          <table:table-cell office:value-type="float" office:value="40277.15465434" calcext:value-type="float">
            <text:p>40277.15465434</text:p>
          </table:table-cell>
          <table:table-cell/>
        </table:table-row>
        <table:table-row table:style-name="ro1">
          <table:table-cell office:value-type="string" calcext:value-type="string">
            <text:p>0xd6adc903fc6130071ef0172d4f9454cd0dfe33a4</text:p>
          </table:table-cell>
          <table:table-cell office:value-type="float" office:value="39979.53142338" calcext:value-type="float">
            <text:p>39979.53142338</text:p>
          </table:table-cell>
          <table:table-cell/>
        </table:table-row>
        <table:table-row table:style-name="ro1">
          <table:table-cell office:value-type="string" calcext:value-type="string">
            <text:p>0xa89f4fa461f23edfe6b39750fcd86cff5c87ce23</text:p>
          </table:table-cell>
          <table:table-cell office:value-type="float" office:value="39296.74124811" calcext:value-type="float">
            <text:p>39296.74124811</text:p>
          </table:table-cell>
          <table:table-cell/>
        </table:table-row>
        <table:table-row table:style-name="ro1">
          <table:table-cell office:value-type="string" calcext:value-type="string">
            <text:p>0x10d0391cbd8032eec59aa2aef285182865b3dff7</text:p>
          </table:table-cell>
          <table:table-cell office:value-type="float" office:value="37302.21575367" calcext:value-type="float">
            <text:p>37302.21575367</text:p>
          </table:table-cell>
          <table:table-cell/>
        </table:table-row>
        <table:table-row table:style-name="ro1">
          <table:table-cell office:value-type="string" calcext:value-type="string">
            <text:p>0x1a1d58eea29bd919027673f7a718237de44a3543</text:p>
          </table:table-cell>
          <table:table-cell office:value-type="float" office:value="35326.08695652" calcext:value-type="float">
            <text:p>35326.08695652</text:p>
          </table:table-cell>
          <table:table-cell/>
        </table:table-row>
        <table:table-row table:style-name="ro1">
          <table:table-cell office:value-type="string" calcext:value-type="string">
            <text:p>0x00801fcb3792228b6a0d2b50b4b27fb47eab085d</text:p>
          </table:table-cell>
          <table:table-cell office:value-type="float" office:value="35000" calcext:value-type="float">
            <text:p>35000</text:p>
          </table:table-cell>
          <table:table-cell/>
        </table:table-row>
        <table:table-row table:style-name="ro1">
          <table:table-cell office:value-type="string" calcext:value-type="string">
            <text:p>0x465f98b975e591556894c72ce792720d82ddac46</text:p>
          </table:table-cell>
          <table:table-cell office:value-type="float" office:value="35000" calcext:value-type="float">
            <text:p>35000</text:p>
          </table:table-cell>
          <table:table-cell/>
        </table:table-row>
        <table:table-row table:style-name="ro1">
          <table:table-cell office:value-type="string" calcext:value-type="string">
            <text:p>0x4bd666a70767bec4c7fee6d6d50e65e1bfbfcd24</text:p>
          </table:table-cell>
          <table:table-cell office:value-type="float" office:value="35000" calcext:value-type="float">
            <text:p>35000</text:p>
          </table:table-cell>
          <table:table-cell/>
        </table:table-row>
        <table:table-row table:style-name="ro1">
          <table:table-cell office:value-type="string" calcext:value-type="string">
            <text:p>0x5eb332c0979e13e6fa9c2614b984d32c8c0d199b</text:p>
          </table:table-cell>
          <table:table-cell office:value-type="float" office:value="35000" calcext:value-type="float">
            <text:p>35000</text:p>
          </table:table-cell>
          <table:table-cell/>
        </table:table-row>
        <table:table-row table:style-name="ro1">
          <table:table-cell office:value-type="string" calcext:value-type="string">
            <text:p>0x620610e07e0bec33b338f702f900bbe7e177367a</text:p>
          </table:table-cell>
          <table:table-cell office:value-type="float" office:value="35000" calcext:value-type="float">
            <text:p>35000</text:p>
          </table:table-cell>
          <table:table-cell/>
        </table:table-row>
        <table:table-row table:style-name="ro1">
          <table:table-cell office:value-type="string" calcext:value-type="string">
            <text:p>0x6b29b784dd6a73e3cd0404ae4b347923c2806181</text:p>
          </table:table-cell>
          <table:table-cell office:value-type="float" office:value="35000" calcext:value-type="float">
            <text:p>35000</text:p>
          </table:table-cell>
          <table:table-cell/>
        </table:table-row>
        <table:table-row table:style-name="ro1">
          <table:table-cell office:value-type="string" calcext:value-type="string">
            <text:p>0x8704C3A8Fb3f9A53fB254cD589F86f976eEfE6F5</text:p>
          </table:table-cell>
          <table:table-cell office:value-type="float" office:value="35000" calcext:value-type="float">
            <text:p>35000</text:p>
          </table:table-cell>
          <table:table-cell/>
        </table:table-row>
        <table:table-row table:style-name="ro1">
          <table:table-cell office:value-type="string" calcext:value-type="string">
            <text:p>0xbadc136f870d23d0da416b33847b678978a4eed0</text:p>
          </table:table-cell>
          <table:table-cell office:value-type="float" office:value="35000" calcext:value-type="float">
            <text:p>35000</text:p>
          </table:table-cell>
          <table:table-cell/>
        </table:table-row>
        <table:table-row table:style-name="ro1">
          <table:table-cell office:value-type="string" calcext:value-type="string">
            <text:p>0xc705d5ccae2782902179f407894cb714d4ceab30</text:p>
          </table:table-cell>
          <table:table-cell office:value-type="float" office:value="35000" calcext:value-type="float">
            <text:p>35000</text:p>
          </table:table-cell>
          <table:table-cell/>
        </table:table-row>
        <table:table-row table:style-name="ro1">
          <table:table-cell office:value-type="string" calcext:value-type="string">
            <text:p>0xcba015cd454c104123c10e017993816f2a2cd543</text:p>
          </table:table-cell>
          <table:table-cell office:value-type="float" office:value="35000" calcext:value-type="float">
            <text:p>35000</text:p>
          </table:table-cell>
          <table:table-cell/>
        </table:table-row>
        <table:table-row table:style-name="ro1">
          <table:table-cell office:value-type="string" calcext:value-type="string">
            <text:p>0xfd7a470001364d707c81074142b6ac9248b0b0cc</text:p>
          </table:table-cell>
          <table:table-cell office:value-type="float" office:value="35000" calcext:value-type="float">
            <text:p>35000</text:p>
          </table:table-cell>
          <table:table-cell/>
        </table:table-row>
        <table:table-row table:style-name="ro1">
          <table:table-cell office:value-type="string" calcext:value-type="string">
            <text:p>0xfc2aa358c98d12f33b85b35c5976091e00929edb</text:p>
          </table:table-cell>
          <table:table-cell office:value-type="float" office:value="34424.61743054" calcext:value-type="float">
            <text:p>34424.61743054</text:p>
          </table:table-cell>
          <table:table-cell/>
        </table:table-row>
        <table:table-row table:style-name="ro1">
          <table:table-cell office:value-type="string" calcext:value-type="string">
            <text:p>0xa45c4a45e16200316a8a99004ff707d8f0214729</text:p>
          </table:table-cell>
          <table:table-cell office:value-type="float" office:value="33880.77877766" calcext:value-type="float">
            <text:p>33880.77877766</text:p>
          </table:table-cell>
          <table:table-cell/>
        </table:table-row>
        <table:table-row table:style-name="ro1">
          <table:table-cell office:value-type="string" calcext:value-type="string">
            <text:p>0x0bf16c34b38648bb08deacf4dd4b239c44bb33c1</text:p>
          </table:table-cell>
          <table:table-cell office:value-type="float" office:value="33288.78175203" calcext:value-type="float">
            <text:p>33288.78175203</text:p>
          </table:table-cell>
          <table:table-cell/>
        </table:table-row>
        <table:table-row table:style-name="ro1">
          <table:table-cell office:value-type="string" calcext:value-type="string">
            <text:p>0xc27f277e35ef7fc37414002d1e5a04e8087ef6b6</text:p>
          </table:table-cell>
          <table:table-cell office:value-type="float" office:value="32124.1452993" calcext:value-type="float">
            <text:p>32124.1452993</text:p>
          </table:table-cell>
          <table:table-cell/>
        </table:table-row>
        <table:table-row table:style-name="ro1">
          <table:table-cell office:value-type="string" calcext:value-type="string">
            <text:p>0x21a6043877a0ac376b7ca91195521de88d440eba</text:p>
          </table:table-cell>
          <table:table-cell office:value-type="float" office:value="31785.97634806" calcext:value-type="float">
            <text:p>31785.97634806</text:p>
          </table:table-cell>
          <table:table-cell/>
        </table:table-row>
        <table:table-row table:style-name="ro1">
          <table:table-cell office:value-type="string" calcext:value-type="string">
            <text:p>0x1471e69c7371a9ef3f1874614171f51e1cc6f147</text:p>
          </table:table-cell>
          <table:table-cell office:value-type="float" office:value="29487.59093743" calcext:value-type="float">
            <text:p>29487.59093743</text:p>
          </table:table-cell>
          <table:table-cell/>
        </table:table-row>
        <table:table-row table:style-name="ro1">
          <table:table-cell office:value-type="string" calcext:value-type="string">
            <text:p>0x913334d8e836a866067bdb4b178078ef568cb6da</text:p>
          </table:table-cell>
          <table:table-cell office:value-type="float" office:value="28264.06868899" calcext:value-type="float">
            <text:p>28264.06868899</text:p>
          </table:table-cell>
          <table:table-cell/>
        </table:table-row>
        <table:table-row table:style-name="ro1">
          <table:table-cell office:value-type="string" calcext:value-type="string">
            <text:p>0xc4d1c292ba95c9ed0b68326648ce97b2b1980f96</text:p>
          </table:table-cell>
          <table:table-cell office:value-type="float" office:value="28096.50097468" calcext:value-type="float">
            <text:p>28096.50097468</text:p>
          </table:table-cell>
          <table:table-cell/>
        </table:table-row>
        <table:table-row table:style-name="ro1">
          <table:table-cell office:value-type="string" calcext:value-type="string">
            <text:p>0x29124cf705348784ea61094afa7a63ef0e977803</text:p>
          </table:table-cell>
          <table:table-cell office:value-type="float" office:value="28000" calcext:value-type="float">
            <text:p>28000</text:p>
          </table:table-cell>
          <table:table-cell/>
        </table:table-row>
        <table:table-row table:style-name="ro1">
          <table:table-cell office:value-type="string" calcext:value-type="string">
            <text:p>0xe8983bac056f0999166b8db035ddb1c39c16928b</text:p>
          </table:table-cell>
          <table:table-cell office:value-type="float" office:value="27265.30222199" calcext:value-type="float">
            <text:p>27265.30222199</text:p>
          </table:table-cell>
          <table:table-cell/>
        </table:table-row>
        <table:table-row table:style-name="ro1">
          <table:table-cell office:value-type="string" calcext:value-type="string">
            <text:p>0x9592b5cf0a5ce73594f3990f5db48749de52065e</text:p>
          </table:table-cell>
          <table:table-cell office:value-type="float" office:value="26710.70492237" calcext:value-type="float">
            <text:p>26710.70492237</text:p>
          </table:table-cell>
          <table:table-cell/>
        </table:table-row>
        <table:table-row table:style-name="ro1">
          <table:table-cell office:value-type="string" calcext:value-type="string">
            <text:p>0x2220dc644cff22b06d481b732c71f8f4291cc463</text:p>
          </table:table-cell>
          <table:table-cell office:value-type="float" office:value="25213.99212263" calcext:value-type="float">
            <text:p>25213.99212263</text:p>
          </table:table-cell>
          <table:table-cell/>
        </table:table-row>
        <table:table-row table:style-name="ro1">
          <table:table-cell office:value-type="string" calcext:value-type="string">
            <text:p>0x7ab98cd1cf7c1e0af80d25092237443bef706ba8</text:p>
          </table:table-cell>
          <table:table-cell office:value-type="float" office:value="25149.86849902" calcext:value-type="float">
            <text:p>25149.86849902</text:p>
          </table:table-cell>
          <table:table-cell/>
        </table:table-row>
        <table:table-row table:style-name="ro1">
          <table:table-cell office:value-type="string" calcext:value-type="string">
            <text:p>0x46ede9657f86f9a9407281e1ce20c7f3c81ecaca</text:p>
          </table:table-cell>
          <table:table-cell office:value-type="float" office:value="25000" calcext:value-type="float">
            <text:p>25000</text:p>
          </table:table-cell>
          <table:table-cell/>
        </table:table-row>
        <table:table-row table:style-name="ro1">
          <table:table-cell office:value-type="string" calcext:value-type="string">
            <text:p>0xc1ca6c37f711e73df9e5ad1e8dad6edeb7417be1</text:p>
          </table:table-cell>
          <table:table-cell office:value-type="float" office:value="25000" calcext:value-type="float">
            <text:p>25000</text:p>
          </table:table-cell>
          <table:table-cell/>
        </table:table-row>
        <table:table-row table:style-name="ro1">
          <table:table-cell office:value-type="string" calcext:value-type="string">
            <text:p>0xdc75632b141e2bdee5dac373d383e3c6a0be53de</text:p>
          </table:table-cell>
          <table:table-cell office:value-type="float" office:value="25000" calcext:value-type="float">
            <text:p>25000</text:p>
          </table:table-cell>
          <table:table-cell/>
        </table:table-row>
        <table:table-row table:style-name="ro1">
          <table:table-cell office:value-type="string" calcext:value-type="string">
            <text:p>0x5c59e4873a1ff9e4f0e6c8b3e87e7d22fb0363bc</text:p>
          </table:table-cell>
          <table:table-cell office:value-type="float" office:value="24753.92148306" calcext:value-type="float">
            <text:p>24753.92148306</text:p>
          </table:table-cell>
          <table:table-cell/>
        </table:table-row>
        <table:table-row table:style-name="ro1">
          <table:table-cell office:value-type="string" calcext:value-type="string">
            <text:p>0x72fe8912a54e2000583047fe434c100f61d59034</text:p>
          </table:table-cell>
          <table:table-cell office:value-type="float" office:value="23028.77411863" calcext:value-type="float">
            <text:p>23028.77411863</text:p>
          </table:table-cell>
          <table:table-cell/>
        </table:table-row>
        <table:table-row table:style-name="ro1">
          <table:table-cell office:value-type="string" calcext:value-type="string">
            <text:p>0xac1b8f8844ff803da50ef4f77ccd56bf8bbaaae9</text:p>
          </table:table-cell>
          <table:table-cell office:value-type="float" office:value="22875.97199612" calcext:value-type="float">
            <text:p>22875.97199612</text:p>
          </table:table-cell>
          <table:table-cell/>
        </table:table-row>
        <table:table-row table:style-name="ro1">
          <table:table-cell office:value-type="string" calcext:value-type="string">
            <text:p>0xce5483f2a4566a074d167c2bae77db2cf6535a1d</text:p>
          </table:table-cell>
          <table:table-cell office:value-type="float" office:value="21926.0085866" calcext:value-type="float">
            <text:p>21926.0085866</text:p>
          </table:table-cell>
          <table:table-cell/>
        </table:table-row>
        <table:table-row table:style-name="ro1">
          <table:table-cell office:value-type="string" calcext:value-type="string">
            <text:p>0xdcb48866a5cf353aca79467eff1e0ffb2ec9a1ee</text:p>
          </table:table-cell>
          <table:table-cell office:value-type="float" office:value="21646.1358255" calcext:value-type="float">
            <text:p>21646.1358255</text:p>
          </table:table-cell>
          <table:table-cell/>
        </table:table-row>
        <table:table-row table:style-name="ro1">
          <table:table-cell office:value-type="string" calcext:value-type="string">
            <text:p>0xc9e00446941ddb279a6512267ad51409ea25d4f0</text:p>
          </table:table-cell>
          <table:table-cell office:value-type="float" office:value="20975.54250143" calcext:value-type="float">
            <text:p>20975.54250143</text:p>
          </table:table-cell>
          <table:table-cell/>
        </table:table-row>
        <table:table-row table:style-name="ro1">
          <table:table-cell office:value-type="string" calcext:value-type="string">
            <text:p>0x111fd8a12981d1174cfa8eef3b0141b3d5d4e5b3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string" calcext:value-type="string">
            <text:p>0xe0abe761735cf3c8049445e7c65108a37f143cb8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string" calcext:value-type="string">
            <text:p>0x4ebff141b8d323d5a0aa255261967fa314302fae</text:p>
          </table:table-cell>
          <table:table-cell office:value-type="float" office:value="18757.49084658" calcext:value-type="float">
            <text:p>18757.49084658</text:p>
          </table:table-cell>
          <table:table-cell/>
        </table:table-row>
        <table:table-row table:style-name="ro1">
          <table:table-cell office:value-type="string" calcext:value-type="string">
            <text:p>0x196c8fdbf17469f9b8a79cc912f2539bf696bb20</text:p>
          </table:table-cell>
          <table:table-cell office:value-type="float" office:value="18000" calcext:value-type="float">
            <text:p>18000</text:p>
          </table:table-cell>
          <table:table-cell/>
        </table:table-row>
        <table:table-row table:style-name="ro1">
          <table:table-cell office:value-type="string" calcext:value-type="string">
            <text:p>0x684bccb903009bb25c968f3c28c40927a1525225</text:p>
          </table:table-cell>
          <table:table-cell office:value-type="float" office:value="17537.48790067" calcext:value-type="float">
            <text:p>17537.48790067</text:p>
          </table:table-cell>
          <table:table-cell/>
        </table:table-row>
        <table:table-row table:style-name="ro1">
          <table:table-cell office:value-type="string" calcext:value-type="string">
            <text:p>0x9868dc17112e4f9d8458c883d489edaa5ad79645</text:p>
          </table:table-cell>
          <table:table-cell office:value-type="float" office:value="16042.5098275" calcext:value-type="float">
            <text:p>16042.5098275</text:p>
          </table:table-cell>
          <table:table-cell/>
        </table:table-row>
        <table:table-row table:style-name="ro1">
          <table:table-cell office:value-type="string" calcext:value-type="string">
            <text:p>0xc8c1b41713761281a520b7ad81544197bc85a4ce</text:p>
          </table:table-cell>
          <table:table-cell office:value-type="float" office:value="16000" calcext:value-type="float">
            <text:p>16000</text:p>
          </table:table-cell>
          <table:table-cell/>
        </table:table-row>
        <table:table-row table:style-name="ro1">
          <table:table-cell office:value-type="string" calcext:value-type="string">
            <text:p>0x1b1d41d9b46045f07afd7a513bb9d5aafe3bf288</text:p>
          </table:table-cell>
          <table:table-cell office:value-type="float" office:value="15904.60909138" calcext:value-type="float">
            <text:p>15904.60909138</text:p>
          </table:table-cell>
          <table:table-cell/>
        </table:table-row>
        <table:table-row table:style-name="ro1">
          <table:table-cell office:value-type="string" calcext:value-type="string">
            <text:p>0x861a4de0c451245b5f852bbba692dd2c1407873a</text:p>
          </table:table-cell>
          <table:table-cell office:value-type="float" office:value="15011" calcext:value-type="float">
            <text:p>15011</text:p>
          </table:table-cell>
          <table:table-cell/>
        </table:table-row>
        <table:table-row table:style-name="ro1">
          <table:table-cell office:value-type="string" calcext:value-type="string">
            <text:p>0xc1f8e20b6d13f23f93382b16c745a2849220f3c2</text:p>
          </table:table-cell>
          <table:table-cell office:value-type="float" office:value="15009.86123774" calcext:value-type="float">
            <text:p>15009.86123774</text:p>
          </table:table-cell>
          <table:table-cell/>
        </table:table-row>
        <table:table-row table:style-name="ro1">
          <table:table-cell office:value-type="string" calcext:value-type="string">
            <text:p>0xb25f188721c16e742b067dbbb355f01cf2d87c0e</text:p>
          </table:table-cell>
          <table:table-cell office:value-type="float" office:value="14677.22240026" calcext:value-type="float">
            <text:p>14677.22240026</text:p>
          </table:table-cell>
          <table:table-cell/>
        </table:table-row>
        <table:table-row table:style-name="ro1">
          <table:table-cell office:value-type="string" calcext:value-type="string">
            <text:p>0xf36b6126f792098d91e9a9c24a6d93a3c2d8510b</text:p>
          </table:table-cell>
          <table:table-cell office:value-type="float" office:value="14136.82027912" calcext:value-type="float">
            <text:p>14136.82027912</text:p>
          </table:table-cell>
          <table:table-cell/>
        </table:table-row>
        <table:table-row table:style-name="ro1">
          <table:table-cell office:value-type="string" calcext:value-type="string">
            <text:p>0xd3d74b500ea00fed85bdc2c28e62f44f85d7dc6f</text:p>
          </table:table-cell>
          <table:table-cell office:value-type="float" office:value="11707.94764643" calcext:value-type="float">
            <text:p>11707.94764643</text:p>
          </table:table-cell>
          <table:table-cell/>
        </table:table-row>
        <table:table-row table:style-name="ro1">
          <table:table-cell office:value-type="string" calcext:value-type="string">
            <text:p>0xf0b1d7c1150e088c6e6a2ce53ba7b16f3c8c2162</text:p>
          </table:table-cell>
          <table:table-cell office:value-type="float" office:value="11666.2744174" calcext:value-type="float">
            <text:p>11666.2744174</text:p>
          </table:table-cell>
          <table:table-cell/>
        </table:table-row>
        <table:table-row table:style-name="ro1">
          <table:table-cell office:value-type="string" calcext:value-type="string">
            <text:p>0xfec55e783595682141c4b5e6ad9ea605f1683844</text:p>
          </table:table-cell>
          <table:table-cell office:value-type="float" office:value="11318.90799929" calcext:value-type="float">
            <text:p>11318.90799929</text:p>
          </table:table-cell>
          <table:table-cell/>
        </table:table-row>
        <table:table-row table:style-name="ro1">
          <table:table-cell office:value-type="string" calcext:value-type="string">
            <text:p>0xab32d56375be98eccee8222fa4d563a91ade52f5</text:p>
          </table:table-cell>
          <table:table-cell office:value-type="float" office:value="11283.87875548" calcext:value-type="float">
            <text:p>11283.87875548</text:p>
          </table:table-cell>
          <table:table-cell/>
        </table:table-row>
        <table:table-row table:style-name="ro1">
          <table:table-cell office:value-type="string" calcext:value-type="string">
            <text:p>0x67f943ddfca290d1721460e69987f9a2b3ec8295</text:p>
          </table:table-cell>
          <table:table-cell office:value-type="float" office:value="11135.40831219" calcext:value-type="float">
            <text:p>11135.40831219</text:p>
          </table:table-cell>
          <table:table-cell/>
        </table:table-row>
        <table:table-row table:style-name="ro1">
          <table:table-cell office:value-type="string" calcext:value-type="string">
            <text:p>0xb3336843a629e98e36e2c70ddcb027af0d329233</text:p>
          </table:table-cell>
          <table:table-cell office:value-type="float" office:value="10948.30074873" calcext:value-type="float">
            <text:p>10948.30074873</text:p>
          </table:table-cell>
          <table:table-cell/>
        </table:table-row>
        <table:table-row table:style-name="ro1">
          <table:table-cell office:value-type="string" calcext:value-type="string">
            <text:p>0xd3a33c73f218e1d88691e314469e6789397b52bb</text:p>
          </table:table-cell>
          <table:table-cell office:value-type="float" office:value="10527.1841294" calcext:value-type="float">
            <text:p>10527.1841294</text:p>
          </table:table-cell>
          <table:table-cell/>
        </table:table-row>
        <table:table-row table:style-name="ro1">
          <table:table-cell office:value-type="string" calcext:value-type="string">
            <text:p>0x371e31169df00563eafab334c738e66dd0476a8f</text:p>
          </table:table-cell>
          <table:table-cell office:value-type="float" office:value="10187.3086014" calcext:value-type="float">
            <text:p>10187.3086014</text:p>
          </table:table-cell>
          <table:table-cell/>
        </table:table-row>
        <table:table-row table:style-name="ro1">
          <table:table-cell office:value-type="string" calcext:value-type="string">
            <text:p>0x080cc7fd577c649169305284e68bdf0e9b95cc44</text:p>
          </table:table-cell>
          <table:table-cell office:value-type="float" office:value="10102.82460033" calcext:value-type="float">
            <text:p>10102.82460033</text:p>
          </table:table-cell>
          <table:table-cell/>
        </table:table-row>
        <table:table-row table:style-name="ro1">
          <table:table-cell office:value-type="string" calcext:value-type="string">
            <text:p>0x923d2f38fd86bc66478b990168b8e0d4d64d1fc8</text:p>
          </table:table-cell>
          <table:table-cell office:value-type="float" office:value="10101" calcext:value-type="float">
            <text:p>10101</text:p>
          </table:table-cell>
          <table:table-cell/>
        </table:table-row>
        <table:table-row table:style-name="ro1">
          <table:table-cell office:value-type="string" calcext:value-type="string">
            <text:p>0x36bc3b87ba6b4636a96aef8b0058856d05cf5e68</text:p>
          </table:table-cell>
          <table:table-cell office:value-type="float" office:value="10000.13938159" calcext:value-type="float">
            <text:p>10000.13938159</text:p>
          </table:table-cell>
          <table:table-cell/>
        </table:table-row>
        <table:table-row table:style-name="ro1">
          <table:table-cell office:value-type="string" calcext:value-type="string">
            <text:p>0x19d59bdb7f4ddf961dcd0592c3fc85df6e9a2066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0x3209a4e5dad2410bf617d93ad2ef03faeee44a84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0x5200935a946dd46722367755021b8c9c0de716c1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0x5d62db704b87d5bda2d545337062edf3ae4ce653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0x5de1af41b47b980cb2a34ab8bb18ac6522fe7c53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0x6e424687d8a746aa58bcd4e38fc56b6b1b5d70c6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0x9f1cd7b961d6dad9d6d4d29a8746a77a821bdecd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0xcb36fc8101443fb29f7d43f779c23e52a0b76404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0xaa6d33a1993b01db9e03289470f82df7769dbbed</text:p>
          </table:table-cell>
          <table:table-cell office:value-type="float" office:value="8931" calcext:value-type="float">
            <text:p>8931</text:p>
          </table:table-cell>
          <table:table-cell/>
        </table:table-row>
        <table:table-row table:style-name="ro1">
          <table:table-cell office:value-type="string" calcext:value-type="string">
            <text:p>0x9b814233894cd227f561b78cc65891aa55c62ad2</text:p>
          </table:table-cell>
          <table:table-cell office:value-type="float" office:value="8537.5" calcext:value-type="float">
            <text:p>8537.5</text:p>
          </table:table-cell>
          <table:table-cell/>
        </table:table-row>
        <table:table-row table:style-name="ro1">
          <table:table-cell office:value-type="string" calcext:value-type="string">
            <text:p>0xfcafea7cd243dfc677356d221dc9fe2bc43d0ca5</text:p>
          </table:table-cell>
          <table:table-cell office:value-type="float" office:value="7777" calcext:value-type="float">
            <text:p>7777</text:p>
          </table:table-cell>
          <table:table-cell/>
        </table:table-row>
        <table:table-row table:style-name="ro1">
          <table:table-cell office:value-type="string" calcext:value-type="string">
            <text:p>0x73bd511b7f2c251d065214bfecc352ff3bc64784</text:p>
          </table:table-cell>
          <table:table-cell office:value-type="float" office:value="7553.16299861" calcext:value-type="float">
            <text:p>7553.16299861</text:p>
          </table:table-cell>
          <table:table-cell/>
        </table:table-row>
        <table:table-row table:style-name="ro1">
          <table:table-cell office:value-type="string" calcext:value-type="string">
            <text:p>0xae5ed3d5ab788878e63777ed4c41a0c34c8b60e8</text:p>
          </table:table-cell>
          <table:table-cell office:value-type="float" office:value="6789" calcext:value-type="float">
            <text:p>6789</text:p>
          </table:table-cell>
          <table:table-cell/>
        </table:table-row>
        <table:table-row table:style-name="ro1">
          <table:table-cell office:value-type="string" calcext:value-type="string">
            <text:p>0xcb105b4ab909f4755338fcd6a6e01521c1c9bf90</text:p>
          </table:table-cell>
          <table:table-cell office:value-type="float" office:value="6671.85208855" calcext:value-type="float">
            <text:p>6671.85208855</text:p>
          </table:table-cell>
          <table:table-cell/>
        </table:table-row>
        <table:table-row table:style-name="ro1">
          <table:table-cell office:value-type="string" calcext:value-type="string">
            <text:p>0x35aea488405fc4a82a9d40ff3e0e923d59afa348</text:p>
          </table:table-cell>
          <table:table-cell office:value-type="float" office:value="6185.92884788" calcext:value-type="float">
            <text:p>6185.92884788</text:p>
          </table:table-cell>
          <table:table-cell/>
        </table:table-row>
        <table:table-row table:style-name="ro1">
          <table:table-cell office:value-type="string" calcext:value-type="string">
            <text:p>0x3d48587aa16d91a2e37198b5b428674bdaddf038</text:p>
          </table:table-cell>
          <table:table-cell office:value-type="float" office:value="5975.26365028" calcext:value-type="float">
            <text:p>5975.26365028</text:p>
          </table:table-cell>
          <table:table-cell/>
        </table:table-row>
        <table:table-row table:style-name="ro1">
          <table:table-cell office:value-type="string" calcext:value-type="string">
            <text:p>0x00d5d894b59bb0de122643a9a540a52d37e753b4</text:p>
          </table:table-cell>
          <table:table-cell office:value-type="float" office:value="5700" calcext:value-type="float">
            <text:p>5700</text:p>
          </table:table-cell>
          <table:table-cell/>
        </table:table-row>
        <table:table-row table:style-name="ro1">
          <table:table-cell office:value-type="string" calcext:value-type="string">
            <text:p>0x5a7a64d175aca716375c31b5d30a33297d0f14db</text:p>
          </table:table-cell>
          <table:table-cell office:value-type="float" office:value="5389.25488701" calcext:value-type="float">
            <text:p>5389.25488701</text:p>
          </table:table-cell>
          <table:table-cell/>
        </table:table-row>
        <table:table-row table:style-name="ro1">
          <table:table-cell office:value-type="string" calcext:value-type="string">
            <text:p>0xd2a596eb2d5a5d728d46ea024d3286b8b54d3731</text:p>
          </table:table-cell>
          <table:table-cell office:value-type="float" office:value="5364.8813263" calcext:value-type="float">
            <text:p>5364.8813263</text:p>
          </table:table-cell>
          <table:table-cell/>
        </table:table-row>
        <table:table-row table:style-name="ro1">
          <table:table-cell office:value-type="string" calcext:value-type="string">
            <text:p>0x5265bde27f57e738be6c1f6ab3544e82cdc92a8f</text:p>
          </table:table-cell>
          <table:table-cell office:value-type="float" office:value="5200" calcext:value-type="float">
            <text:p>5200</text:p>
          </table:table-cell>
          <table:table-cell/>
        </table:table-row>
        <table:table-row table:style-name="ro1">
          <table:table-cell office:value-type="string" calcext:value-type="string">
            <text:p>0x3bd56f97876d3af248b1fe92e361c05038c74c27</text:p>
          </table:table-cell>
          <table:table-cell office:value-type="float" office:value="5089.79746549" calcext:value-type="float">
            <text:p>5089.79746549</text:p>
          </table:table-cell>
          <table:table-cell/>
        </table:table-row>
        <table:table-row table:style-name="ro1">
          <table:table-cell office:value-type="string" calcext:value-type="string">
            <text:p>0x0451611635db4a436f04a7929ea8d07e2fb51789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2559cb3dd9a4ab411a9f507ea700efe5eae7eecb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3121a1a397b24758213cf44e4c35e402fd516393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32200d7859d28e568c8655dc4b8c6258338a98c2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7b7a1d5a0dce20a8defe6edc687b2342e0c40945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82ec76b6e9251c1795f8ad79f33f29d3fe15c177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c2c0c17fcb617052445f85afb8c4a8fc245ddabd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2d9edb9767ed6531f6bc4cb55b1fd9c9ea1dae35</text:p>
          </table:table-cell>
          <table:table-cell office:value-type="float" office:value="88.08193265" calcext:value-type="float">
            <text:p>88.08193265</text:p>
          </table:table-cell>
          <table:table-cell/>
        </table:table-row>
        <table:table-row table:style-name="ro1">
          <table:table-cell office:value-type="string" calcext:value-type="string">
            <text:p>0x5ea708b53be0b8c72e64e4e7eba3999ce34d67d1</text:p>
          </table:table-cell>
          <table:table-cell office:value-type="float" office:value="87.79183735" calcext:value-type="float">
            <text:p>87.79183735</text:p>
          </table:table-cell>
          <table:table-cell/>
        </table:table-row>
        <table:table-row table:style-name="ro1">
          <table:table-cell office:value-type="string" calcext:value-type="string">
            <text:p>0x65f714e075d590fb39b8e2d7eb4ad89e7fdf7ab5</text:p>
          </table:table-cell>
          <table:table-cell office:value-type="float" office:value="82.35324386" calcext:value-type="float">
            <text:p>82.35324386</text:p>
          </table:table-cell>
          <table:table-cell/>
        </table:table-row>
        <table:table-row table:style-name="ro1">
          <table:table-cell office:value-type="string" calcext:value-type="string">
            <text:p>0x5061f271a0a1d2f0617ac350fc44cd37fdb80651</text:p>
          </table:table-cell>
          <table:table-cell office:value-type="float" office:value="82.10755748" calcext:value-type="float">
            <text:p>82.10755748</text:p>
          </table:table-cell>
          <table:table-cell/>
        </table:table-row>
        <table:table-row table:style-name="ro1">
          <table:table-cell office:value-type="string" calcext:value-type="string">
            <text:p>0xcaf94d7aa8007436d83ddfd8239ca6e69f6579a8</text:p>
          </table:table-cell>
          <table:table-cell office:value-type="float" office:value="79.99668673" calcext:value-type="float">
            <text:p>79.99668673</text:p>
          </table:table-cell>
          <table:table-cell/>
        </table:table-row>
        <table:table-row table:style-name="ro1">
          <table:table-cell office:value-type="string" calcext:value-type="string">
            <text:p>0xf51d3d0ffa70341b617af7af88d1e4a716c0081a</text:p>
          </table:table-cell>
          <table:table-cell office:value-type="float" office:value="79.56166295" calcext:value-type="float">
            <text:p>79.56166295</text:p>
          </table:table-cell>
          <table:table-cell/>
        </table:table-row>
        <table:table-row table:style-name="ro1">
          <table:table-cell office:value-type="string" calcext:value-type="string">
            <text:p>0x9775fa4782578651106dd1765c9b023a37d4dbb1</text:p>
          </table:table-cell>
          <table:table-cell office:value-type="float" office:value="78.87109472" calcext:value-type="float">
            <text:p>78.87109472</text:p>
          </table:table-cell>
          <table:table-cell/>
        </table:table-row>
        <table:table-row table:style-name="ro1">
          <table:table-cell office:value-type="string" calcext:value-type="string">
            <text:p>0x22667fb14c52d6d781be9884296fb2345abb0697</text:p>
          </table:table-cell>
          <table:table-cell office:value-type="float" office:value="75.1068224" calcext:value-type="float">
            <text:p>75.1068224</text:p>
          </table:table-cell>
          <table:table-cell/>
        </table:table-row>
        <table:table-row table:style-name="ro1">
          <table:table-cell office:value-type="string" calcext:value-type="string">
            <text:p>0xbba5301df69a3fa347cd6d96ee9d0396d5db360b</text:p>
          </table:table-cell>
          <table:table-cell office:value-type="float" office:value="74.78641667" calcext:value-type="float">
            <text:p>74.78641667</text:p>
          </table:table-cell>
          <table:table-cell/>
        </table:table-row>
        <table:table-row table:style-name="ro1">
          <table:table-cell office:value-type="string" calcext:value-type="string">
            <text:p>0x95f6acee31baaa407022f897e0320b2419379af1</text:p>
          </table:table-cell>
          <table:table-cell office:value-type="float" office:value="70.05128659" calcext:value-type="float">
            <text:p>70.05128659</text:p>
          </table:table-cell>
          <table:table-cell/>
        </table:table-row>
        <table:table-row table:style-name="ro1">
          <table:table-cell office:value-type="string" calcext:value-type="string">
            <text:p>0x7f1a60c27d197672f1de8ef08561a0d4dfd77da4</text:p>
          </table:table-cell>
          <table:table-cell office:value-type="float" office:value="69.41935307" calcext:value-type="float">
            <text:p>69.41935307</text:p>
          </table:table-cell>
          <table:table-cell/>
        </table:table-row>
        <table:table-row table:style-name="ro1">
          <table:table-cell office:value-type="string" calcext:value-type="string">
            <text:p>0xf4dcc8993d097093303e3e50d7a27e36fb1a6eb5</text:p>
          </table:table-cell>
          <table:table-cell office:value-type="float" office:value="69.055389" calcext:value-type="float">
            <text:p>69.055389</text:p>
          </table:table-cell>
          <table:table-cell/>
        </table:table-row>
        <table:table-row table:style-name="ro1">
          <table:table-cell office:value-type="string" calcext:value-type="string">
            <text:p>0xe444e367fa4b9da0cbdf98013a2871f053b95de7</text:p>
          </table:table-cell>
          <table:table-cell office:value-type="float" office:value="67.86332503" calcext:value-type="float">
            <text:p>67.86332503</text:p>
          </table:table-cell>
          <table:table-cell/>
        </table:table-row>
        <table:table-row table:style-name="ro1">
          <table:table-cell office:value-type="string" calcext:value-type="string">
            <text:p>0xfa9f785b31fe96008aaea94e0358136d5566135c</text:p>
          </table:table-cell>
          <table:table-cell office:value-type="float" office:value="67.47289564" calcext:value-type="float">
            <text:p>67.47289564</text:p>
          </table:table-cell>
          <table:table-cell/>
        </table:table-row>
        <table:table-row table:style-name="ro1">
          <table:table-cell office:value-type="string" calcext:value-type="string">
            <text:p>0xb867a46027cd96227154bf9bd3b7c185d0573deb</text:p>
          </table:table-cell>
          <table:table-cell office:value-type="float" office:value="67.08122055" calcext:value-type="float">
            <text:p>67.08122055</text:p>
          </table:table-cell>
          <table:table-cell/>
        </table:table-row>
        <table:table-row table:style-name="ro1">
          <table:table-cell office:value-type="string" calcext:value-type="string">
            <text:p>0x5ad92e4388df537bd7d40abf20c6730658410824</text:p>
          </table:table-cell>
          <table:table-cell office:value-type="float" office:value="62.1994649" calcext:value-type="float">
            <text:p>62.1994649</text:p>
          </table:table-cell>
          <table:table-cell/>
        </table:table-row>
        <table:table-row table:style-name="ro1">
          <table:table-cell office:value-type="string" calcext:value-type="string">
            <text:p>0xc91ae26ddf41624f02fb9c91541989ddbf7bead2</text:p>
          </table:table-cell>
          <table:table-cell office:value-type="float" office:value="61.75181761" calcext:value-type="float">
            <text:p>61.75181761</text:p>
          </table:table-cell>
          <table:table-cell/>
        </table:table-row>
        <table:table-row table:style-name="ro1">
          <table:table-cell office:value-type="string" calcext:value-type="string">
            <text:p>0x49d5d399f164e8a7082f3e9f35eb27b5d16181bc</text:p>
          </table:table-cell>
          <table:table-cell office:value-type="float" office:value="61.50191252" calcext:value-type="float">
            <text:p>61.50191252</text:p>
          </table:table-cell>
          <table:table-cell/>
        </table:table-row>
        <table:table-row table:style-name="ro1">
          <table:table-cell office:value-type="string" calcext:value-type="string">
            <text:p>0x676ed048330a3e0acedbbd24bf2f7b9fe9a43e15</text:p>
          </table:table-cell>
          <table:table-cell office:value-type="float" office:value="60.18865969" calcext:value-type="float">
            <text:p>60.18865969</text:p>
          </table:table-cell>
          <table:table-cell/>
        </table:table-row>
        <table:table-row table:style-name="ro1">
          <table:table-cell office:value-type="string" calcext:value-type="string">
            <text:p>0x0710bf55c2ef24061124576004e1147e9bcebe6c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x7400b548c0681be20e04361e942bb48d40992128</text:p>
          </table:table-cell>
          <table:table-cell office:value-type="float" office:value="58.30619071" calcext:value-type="float">
            <text:p>58.30619071</text:p>
          </table:table-cell>
          <table:table-cell/>
        </table:table-row>
        <table:table-row table:style-name="ro1">
          <table:table-cell office:value-type="string" calcext:value-type="string">
            <text:p>0x90d95788fb1342c73c28690bf3e790049d659db1</text:p>
          </table:table-cell>
          <table:table-cell office:value-type="float" office:value="56.71505857" calcext:value-type="float">
            <text:p>56.71505857</text:p>
          </table:table-cell>
          <table:table-cell/>
        </table:table-row>
        <table:table-row table:style-name="ro1">
          <table:table-cell office:value-type="string" calcext:value-type="string">
            <text:p>0x54cb2987964349f60675e8cb3b0c7f368717178f</text:p>
          </table:table-cell>
          <table:table-cell office:value-type="float" office:value="56.3441629" calcext:value-type="float">
            <text:p>56.3441629</text:p>
          </table:table-cell>
          <table:table-cell/>
        </table:table-row>
        <table:table-row table:style-name="ro1">
          <table:table-cell office:value-type="string" calcext:value-type="string">
            <text:p>0xba3f197d0ca1d85ef8a3a4ef721bd4ddea0a76b0</text:p>
          </table:table-cell>
          <table:table-cell office:value-type="float" office:value="54.55324516" calcext:value-type="float">
            <text:p>54.55324516</text:p>
          </table:table-cell>
          <table:table-cell/>
        </table:table-row>
        <table:table-row table:style-name="ro1">
          <table:table-cell office:value-type="string" calcext:value-type="string">
            <text:p>0x1d75bfa0d228faac0aaf8caeb0cbd0f2e1e0138c</text:p>
          </table:table-cell>
          <table:table-cell office:value-type="float" office:value="53.00763966" calcext:value-type="float">
            <text:p>53.00763966</text:p>
          </table:table-cell>
          <table:table-cell/>
        </table:table-row>
        <table:table-row table:style-name="ro1">
          <table:table-cell office:value-type="string" calcext:value-type="string">
            <text:p>0x0ae63abf7f2200308924cd3604fdb52bb5925c73</text:p>
          </table:table-cell>
          <table:table-cell office:value-type="float" office:value="51.72897198" calcext:value-type="float">
            <text:p>51.72897198</text:p>
          </table:table-cell>
          <table:table-cell/>
        </table:table-row>
        <table:table-row table:style-name="ro1">
          <table:table-cell office:value-type="string" calcext:value-type="string">
            <text:p>0x02c7ebb161380ae163a18e9c736b2b33309d7102</text:p>
          </table:table-cell>
          <table:table-cell office:value-type="float" office:value="51.67029617" calcext:value-type="float">
            <text:p>51.67029617</text:p>
          </table:table-cell>
          <table:table-cell/>
        </table:table-row>
        <table:table-row table:style-name="ro1">
          <table:table-cell office:value-type="string" calcext:value-type="string">
            <text:p>0x11ededebf63bef0ea2d2d071bdf88f71543ec6fb</text:p>
          </table:table-cell>
          <table:table-cell office:value-type="float" office:value="51.31800289" calcext:value-type="float">
            <text:p>51.31800289</text:p>
          </table:table-cell>
          <table:table-cell/>
        </table:table-row>
        <table:table-row table:style-name="ro1">
          <table:table-cell office:value-type="string" calcext:value-type="string">
            <text:p>0x64af1b02c5c82738f5958c3bc8140bd9662674c6</text:p>
          </table:table-cell>
          <table:table-cell office:value-type="float" office:value="50.71104629" calcext:value-type="float">
            <text:p>50.71104629</text:p>
          </table:table-cell>
          <table:table-cell/>
        </table:table-row>
        <table:table-row table:style-name="ro1">
          <table:table-cell office:value-type="string" calcext:value-type="string">
            <text:p>0x21c7f1f68ca41d954cd15274e370318dce6bf5de</text:p>
          </table:table-cell>
          <table:table-cell office:value-type="float" office:value="50.22313764" calcext:value-type="float">
            <text:p>50.22313764</text:p>
          </table:table-cell>
          <table:table-cell/>
        </table:table-row>
        <table:table-row table:style-name="ro1">
          <table:table-cell office:value-type="string" calcext:value-type="string">
            <text:p>0x7c01113403508e3d1825fa059e9a94c93ba95b2b</text:p>
          </table:table-cell>
          <table:table-cell office:value-type="float" office:value="50.12400576" calcext:value-type="float">
            <text:p>50.12400576</text:p>
          </table:table-cell>
          <table:table-cell/>
        </table:table-row>
        <table:table-row table:style-name="ro1">
          <table:table-cell office:value-type="string" calcext:value-type="string">
            <text:p>0x376ee9b0974f8dc88549c737ba38a7a04909ce9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7864ad52e1f3475205bd8cb3206055a2580c81b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bb39e0fb323d8b11c0717101bee2eaec3806fb7a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a6c3143712c659729c209f875eb5d06fa63c8b54</text:p>
          </table:table-cell>
          <table:table-cell office:value-type="float" office:value="48.98489377" calcext:value-type="float">
            <text:p>48.98489377</text:p>
          </table:table-cell>
          <table:table-cell/>
        </table:table-row>
        <table:table-row table:style-name="ro1">
          <table:table-cell office:value-type="string" calcext:value-type="string">
            <text:p>0x74fe2ea44ace1aeee9937a2fdc7554cfc9288964</text:p>
          </table:table-cell>
          <table:table-cell office:value-type="float" office:value="47.81374316" calcext:value-type="float">
            <text:p>47.81374316</text:p>
          </table:table-cell>
          <table:table-cell/>
        </table:table-row>
        <table:table-row table:style-name="ro1">
          <table:table-cell office:value-type="string" calcext:value-type="string">
            <text:p>0x86ab846eab1db8ed6f410cbc7c5497de0b7b4536</text:p>
          </table:table-cell>
          <table:table-cell office:value-type="float" office:value="47.63729388" calcext:value-type="float">
            <text:p>47.63729388</text:p>
          </table:table-cell>
          <table:table-cell/>
        </table:table-row>
        <table:table-row table:style-name="ro1">
          <table:table-cell office:value-type="string" calcext:value-type="string">
            <text:p>0x4c53188b9173fe2b80025f31181d63f62916aa39</text:p>
          </table:table-cell>
          <table:table-cell office:value-type="float" office:value="46.49154597" calcext:value-type="float">
            <text:p>46.49154597</text:p>
          </table:table-cell>
          <table:table-cell/>
        </table:table-row>
        <table:table-row table:style-name="ro1">
          <table:table-cell office:value-type="string" calcext:value-type="string">
            <text:p>0x97980f792c36fc34bb6859eb87ebe791582a70cb</text:p>
          </table:table-cell>
          <table:table-cell office:value-type="float" office:value="46.48343436" calcext:value-type="float">
            <text:p>46.48343436</text:p>
          </table:table-cell>
          <table:table-cell/>
        </table:table-row>
        <table:table-row table:style-name="ro1">
          <table:table-cell office:value-type="string" calcext:value-type="string">
            <text:p>0x2852f4f1d6b8d5741cf6c39c4129197f29836720</text:p>
          </table:table-cell>
          <table:table-cell office:value-type="float" office:value="45.66156238" calcext:value-type="float">
            <text:p>45.66156238</text:p>
          </table:table-cell>
          <table:table-cell/>
        </table:table-row>
        <table:table-row table:style-name="ro1">
          <table:table-cell office:value-type="string" calcext:value-type="string">
            <text:p>0x7aaeae6a283a8aca1f5e6a22673f5970569313e7</text:p>
          </table:table-cell>
          <table:table-cell office:value-type="float" office:value="45.64717476" calcext:value-type="float">
            <text:p>45.64717476</text:p>
          </table:table-cell>
          <table:table-cell/>
        </table:table-row>
        <table:table-row table:style-name="ro1">
          <table:table-cell office:value-type="string" calcext:value-type="string">
            <text:p>0x7a744cc8999f260a38e3be3a25009cdb36652fcc</text:p>
          </table:table-cell>
          <table:table-cell office:value-type="float" office:value="45.15072326" calcext:value-type="float">
            <text:p>45.15072326</text:p>
          </table:table-cell>
          <table:table-cell/>
        </table:table-row>
        <table:table-row table:style-name="ro1">
          <table:table-cell office:value-type="string" calcext:value-type="string">
            <text:p>0x2ee2f3b51cb3913437fe28646082d800b9339c9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0xda1a9b1203c3b7f5b156ae15037e1923a772898c</text:p>
          </table:table-cell>
          <table:table-cell office:value-type="float" office:value="44.54290025" calcext:value-type="float">
            <text:p>44.54290025</text:p>
          </table:table-cell>
          <table:table-cell/>
        </table:table-row>
        <table:table-row table:style-name="ro1">
          <table:table-cell office:value-type="string" calcext:value-type="string">
            <text:p>0x753aec7c6085daacb91f575eda8dbd34fd7251a7</text:p>
          </table:table-cell>
          <table:table-cell office:value-type="float" office:value="44.02105303" calcext:value-type="float">
            <text:p>44.02105303</text:p>
          </table:table-cell>
          <table:table-cell/>
        </table:table-row>
        <table:table-row table:style-name="ro1">
          <table:table-cell office:value-type="string" calcext:value-type="string">
            <text:p>0xcc976465b6ee79b86e6033d427bbd49e92716b60</text:p>
          </table:table-cell>
          <table:table-cell office:value-type="float" office:value="42.32915574" calcext:value-type="float">
            <text:p>42.32915574</text:p>
          </table:table-cell>
          <table:table-cell/>
        </table:table-row>
        <table:table-row table:style-name="ro1">
          <table:table-cell office:value-type="string" calcext:value-type="string">
            <text:p>0x8f30bf4d093a9285b650f44a30dae143e058d99b</text:p>
          </table:table-cell>
          <table:table-cell office:value-type="float" office:value="41.87669873" calcext:value-type="float">
            <text:p>41.87669873</text:p>
          </table:table-cell>
          <table:table-cell/>
        </table:table-row>
        <table:table-row table:style-name="ro1">
          <table:table-cell office:value-type="string" calcext:value-type="string">
            <text:p>0xc0f5fd0e0acd39a42771f0916df95280eaa9d623</text:p>
          </table:table-cell>
          <table:table-cell office:value-type="float" office:value="41.12921048" calcext:value-type="float">
            <text:p>41.12921048</text:p>
          </table:table-cell>
          <table:table-cell/>
        </table:table-row>
        <table:table-row table:style-name="ro1">
          <table:table-cell office:value-type="string" calcext:value-type="string">
            <text:p>0xba641e534038d8ccdf76c6a5f7419100ce24852a</text:p>
          </table:table-cell>
          <table:table-cell office:value-type="float" office:value="40.28687581" calcext:value-type="float">
            <text:p>40.28687581</text:p>
          </table:table-cell>
          <table:table-cell/>
        </table:table-row>
        <table:table-row table:style-name="ro1">
          <table:table-cell office:value-type="string" calcext:value-type="string">
            <text:p>0x8fa8c59041bea75d601f17ee2f6fd2bdd8c05dd9</text:p>
          </table:table-cell>
          <table:table-cell office:value-type="float" office:value="40.11726966" calcext:value-type="float">
            <text:p>40.11726966</text:p>
          </table:table-cell>
          <table:table-cell/>
        </table:table-row>
        <table:table-row table:style-name="ro1">
          <table:table-cell office:value-type="string" calcext:value-type="string">
            <text:p>0x3972d6c419f90f34b211f43295de9b17e7229452</text:p>
          </table:table-cell>
          <table:table-cell office:value-type="float" office:value="40.09855074" calcext:value-type="float">
            <text:p>40.09855074</text:p>
          </table:table-cell>
          <table:table-cell/>
        </table:table-row>
        <table:table-row table:style-name="ro1">
          <table:table-cell office:value-type="string" calcext:value-type="string">
            <text:p>0xf2bb0169f7a3582946697474c546af70e96623eb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0xa6a1539ac96d8917f70190379a4e6fa8a1ce7a50</text:p>
          </table:table-cell>
          <table:table-cell office:value-type="float" office:value="39.71042563" calcext:value-type="float">
            <text:p>39.71042563</text:p>
          </table:table-cell>
          <table:table-cell/>
        </table:table-row>
        <table:table-row table:style-name="ro1">
          <table:table-cell office:value-type="string" calcext:value-type="string">
            <text:p>0xb643a7f0e0ed4471142a0338c9fbc34d86abec5b</text:p>
          </table:table-cell>
          <table:table-cell office:value-type="float" office:value="39.56373988" calcext:value-type="float">
            <text:p>39.56373988</text:p>
          </table:table-cell>
          <table:table-cell/>
        </table:table-row>
        <table:table-row table:style-name="ro1">
          <table:table-cell office:value-type="string" calcext:value-type="string">
            <text:p>0xe1a2492b3c6d7f08b876ea959572c9f4f9100279</text:p>
          </table:table-cell>
          <table:table-cell office:value-type="float" office:value="39.00355221" calcext:value-type="float">
            <text:p>39.00355221</text:p>
          </table:table-cell>
          <table:table-cell/>
        </table:table-row>
        <table:table-row table:style-name="ro1">
          <table:table-cell office:value-type="string" calcext:value-type="string">
            <text:p>0x5042c75965ee9ea84cfa3e4df93726cd1c36b117</text:p>
          </table:table-cell>
          <table:table-cell office:value-type="float" office:value="38.77688051" calcext:value-type="float">
            <text:p>38.77688051</text:p>
          </table:table-cell>
          <table:table-cell/>
        </table:table-row>
        <table:table-row table:style-name="ro1">
          <table:table-cell office:value-type="string" calcext:value-type="string">
            <text:p>0x2454ada690899813e63739aa8fc6cec93acebbe6</text:p>
          </table:table-cell>
          <table:table-cell office:value-type="float" office:value="38.07377143" calcext:value-type="float">
            <text:p>38.07377143</text:p>
          </table:table-cell>
          <table:table-cell/>
        </table:table-row>
        <table:table-row table:style-name="ro1">
          <table:table-cell office:value-type="string" calcext:value-type="string">
            <text:p>0x6702a9fe02e90eee75846d23ba66aea09f28c208</text:p>
          </table:table-cell>
          <table:table-cell office:value-type="float" office:value="38.02376173" calcext:value-type="float">
            <text:p>38.02376173</text:p>
          </table:table-cell>
          <table:table-cell/>
        </table:table-row>
        <table:table-row table:style-name="ro1">
          <table:table-cell office:value-type="string" calcext:value-type="string">
            <text:p>0x05ea385d3991cb94c68069a94ededada69ecf62c</text:p>
          </table:table-cell>
          <table:table-cell office:value-type="float" office:value="37.87046455" calcext:value-type="float">
            <text:p>37.87046455</text:p>
          </table:table-cell>
          <table:table-cell/>
        </table:table-row>
        <table:table-row table:style-name="ro1">
          <table:table-cell office:value-type="string" calcext:value-type="string">
            <text:p>0x86db3ca5205f64f41de251aeb279e75f1e35be71</text:p>
          </table:table-cell>
          <table:table-cell office:value-type="float" office:value="37.52963132" calcext:value-type="float">
            <text:p>37.52963132</text:p>
          </table:table-cell>
          <table:table-cell/>
        </table:table-row>
        <table:table-row table:style-name="ro1">
          <table:table-cell office:value-type="string" calcext:value-type="string">
            <text:p>0x8dded803fac53b80276414b300de3f71eef2bc04</text:p>
          </table:table-cell>
          <table:table-cell office:value-type="float" office:value="36.60926631" calcext:value-type="float">
            <text:p>36.60926631</text:p>
          </table:table-cell>
          <table:table-cell/>
        </table:table-row>
        <table:table-row table:style-name="ro1">
          <table:table-cell office:value-type="string" calcext:value-type="string">
            <text:p>0xeefa50abbef3701d402c15d1dd269026d11150a2</text:p>
          </table:table-cell>
          <table:table-cell office:value-type="float" office:value="36.07764966" calcext:value-type="float">
            <text:p>36.07764966</text:p>
          </table:table-cell>
          <table:table-cell/>
        </table:table-row>
        <table:table-row table:style-name="ro1">
          <table:table-cell office:value-type="string" calcext:value-type="string">
            <text:p>0x23febd22ed697cb72d29bd262504abe458a27def</text:p>
          </table:table-cell>
          <table:table-cell office:value-type="float" office:value="35.88654228" calcext:value-type="float">
            <text:p>35.88654228</text:p>
          </table:table-cell>
          <table:table-cell/>
        </table:table-row>
        <table:table-row table:style-name="ro1">
          <table:table-cell office:value-type="string" calcext:value-type="string">
            <text:p>0xe6dde2c2cc13bc3e7c0f7c3a1a0bee351114701f</text:p>
          </table:table-cell>
          <table:table-cell office:value-type="float" office:value="35.05926477" calcext:value-type="float">
            <text:p>35.05926477</text:p>
          </table:table-cell>
          <table:table-cell/>
        </table:table-row>
        <table:table-row table:style-name="ro1">
          <table:table-cell office:value-type="string" calcext:value-type="string">
            <text:p>0xa9d21bff817f26301e0de6b7fdfa0287edcd622c</text:p>
          </table:table-cell>
          <table:table-cell office:value-type="float" office:value="34.40711662" calcext:value-type="float">
            <text:p>34.40711662</text:p>
          </table:table-cell>
          <table:table-cell/>
        </table:table-row>
        <table:table-row table:style-name="ro1">
          <table:table-cell office:value-type="string" calcext:value-type="string">
            <text:p>0x840ea8ae9a73a848aee01cf90b6b80df61eadf2a</text:p>
          </table:table-cell>
          <table:table-cell office:value-type="float" office:value="34.09961782" calcext:value-type="float">
            <text:p>34.09961782</text:p>
          </table:table-cell>
          <table:table-cell/>
        </table:table-row>
        <table:table-row table:style-name="ro1">
          <table:table-cell office:value-type="string" calcext:value-type="string">
            <text:p>0x5103bb66a5a7df1bf2eb7f6aee8568fdfee75e81</text:p>
          </table:table-cell>
          <table:table-cell office:value-type="float" office:value="33.52516084" calcext:value-type="float">
            <text:p>33.52516084</text:p>
          </table:table-cell>
          <table:table-cell/>
        </table:table-row>
        <table:table-row table:style-name="ro1">
          <table:table-cell office:value-type="string" calcext:value-type="string">
            <text:p>0xe1a7414b12ceb512987c07d96f50b543841a6659</text:p>
          </table:table-cell>
          <table:table-cell office:value-type="float" office:value="33.25379007" calcext:value-type="float">
            <text:p>33.25379007</text:p>
          </table:table-cell>
          <table:table-cell/>
        </table:table-row>
        <table:table-row table:style-name="ro1">
          <table:table-cell office:value-type="string" calcext:value-type="string">
            <text:p>0xaa2feec488ddad1f5142b84bb1d7d0090b7c1e74</text:p>
          </table:table-cell>
          <table:table-cell office:value-type="float" office:value="33.24690557" calcext:value-type="float">
            <text:p>33.24690557</text:p>
          </table:table-cell>
          <table:table-cell/>
        </table:table-row>
        <table:table-row table:style-name="ro1">
          <table:table-cell office:value-type="string" calcext:value-type="string">
            <text:p>0x22560577ab4bfef76056b766dea08c2c7e89c83b</text:p>
          </table:table-cell>
          <table:table-cell office:value-type="float" office:value="32.94230674" calcext:value-type="float">
            <text:p>32.94230674</text:p>
          </table:table-cell>
          <table:table-cell/>
        </table:table-row>
        <table:table-row table:style-name="ro1">
          <table:table-cell office:value-type="string" calcext:value-type="string">
            <text:p>0xd320fd10dd2546ccd1673dbb5bb120bb326d6d88</text:p>
          </table:table-cell>
          <table:table-cell office:value-type="float" office:value="32.79060977" calcext:value-type="float">
            <text:p>32.79060977</text:p>
          </table:table-cell>
          <table:table-cell/>
        </table:table-row>
        <table:table-row table:style-name="ro1">
          <table:table-cell office:value-type="string" calcext:value-type="string">
            <text:p>0x60662f562f0f06aff461a14526cf3b9344a947d2</text:p>
          </table:table-cell>
          <table:table-cell office:value-type="float" office:value="32.3881484" calcext:value-type="float">
            <text:p>32.3881484</text:p>
          </table:table-cell>
          <table:table-cell/>
        </table:table-row>
        <table:table-row table:style-name="ro1">
          <table:table-cell office:value-type="string" calcext:value-type="string">
            <text:p>0x91f261afa48ce7fe3d1a4a406a582e12ba08b840</text:p>
          </table:table-cell>
          <table:table-cell office:value-type="float" office:value="31.63940358" calcext:value-type="float">
            <text:p>31.63940358</text:p>
          </table:table-cell>
          <table:table-cell/>
        </table:table-row>
        <table:table-row table:style-name="ro1">
          <table:table-cell office:value-type="string" calcext:value-type="string">
            <text:p>0xdc54276915b56e644b17cca81298417d4be1969c</text:p>
          </table:table-cell>
          <table:table-cell office:value-type="float" office:value="31.03803119" calcext:value-type="float">
            <text:p>31.03803119</text:p>
          </table:table-cell>
          <table:table-cell/>
        </table:table-row>
        <table:table-row table:style-name="ro1">
          <table:table-cell office:value-type="string" calcext:value-type="string">
            <text:p>0x5a4723e2df865a418db016f769246d2f152b063f</text:p>
          </table:table-cell>
          <table:table-cell office:value-type="float" office:value="30.95909877" calcext:value-type="float">
            <text:p>30.95909877</text:p>
          </table:table-cell>
          <table:table-cell/>
        </table:table-row>
        <table:table-row table:style-name="ro1">
          <table:table-cell office:value-type="string" calcext:value-type="string">
            <text:p>0x130aefeed3cc97f61d045ecee9a50bf364d7ffd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58d995b6dfab4a82df05914c6031d59b96a3aa4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c888686179e68d3116e5333e41ee463882e9c0cd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daa5a23321796eefb563bd6a970c1695cc1af22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ea310c966d3ff5e09c65487f1763b21361eb71ef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19fcfd016a5fa35286c1fbb3f96fe9b3ff44530e</text:p>
          </table:table-cell>
          <table:table-cell office:value-type="float" office:value="29.94897376" calcext:value-type="float">
            <text:p>29.94897376</text:p>
          </table:table-cell>
          <table:table-cell/>
        </table:table-row>
        <table:table-row table:style-name="ro1">
          <table:table-cell office:value-type="string" calcext:value-type="string">
            <text:p>0x71b8da97aa2a6cb69432ae005ba7930053e66668</text:p>
          </table:table-cell>
          <table:table-cell office:value-type="float" office:value="29.37983546" calcext:value-type="float">
            <text:p>29.37983546</text:p>
          </table:table-cell>
          <table:table-cell/>
        </table:table-row>
        <table:table-row table:style-name="ro1">
          <table:table-cell office:value-type="string" calcext:value-type="string">
            <text:p>0xf96dbccc20c1b45909e6576d4b228d91a0eb6e13</text:p>
          </table:table-cell>
          <table:table-cell office:value-type="float" office:value="28.73546088" calcext:value-type="float">
            <text:p>28.73546088</text:p>
          </table:table-cell>
          <table:table-cell/>
        </table:table-row>
        <table:table-row table:style-name="ro1">
          <table:table-cell office:value-type="string" calcext:value-type="string">
            <text:p>0x7f223ed507886b4946a0919d9e8c8b61d3ab89da</text:p>
          </table:table-cell>
          <table:table-cell office:value-type="float" office:value="28.06337825" calcext:value-type="float">
            <text:p>28.06337825</text:p>
          </table:table-cell>
          <table:table-cell/>
        </table:table-row>
        <table:table-row table:style-name="ro1">
          <table:table-cell office:value-type="string" calcext:value-type="string">
            <text:p>0x15256df5d2d2e2f7e0a083a1e5776bf072b73ad9</text:p>
          </table:table-cell>
          <table:table-cell office:value-type="float" office:value="28.05783296" calcext:value-type="float">
            <text:p>28.05783296</text:p>
          </table:table-cell>
          <table:table-cell/>
        </table:table-row>
        <table:table-row table:style-name="ro1">
          <table:table-cell office:value-type="string" calcext:value-type="string">
            <text:p>0x941051f6c06c72c2906896ff4716f4dd34b4cdad</text:p>
          </table:table-cell>
          <table:table-cell office:value-type="float" office:value="28.00994101" calcext:value-type="float">
            <text:p>28.00994101</text:p>
          </table:table-cell>
          <table:table-cell/>
        </table:table-row>
        <table:table-row table:style-name="ro1">
          <table:table-cell office:value-type="string" calcext:value-type="string">
            <text:p>0x426312a85bdc8cb828de2fc6be0391ae8ba8e834</text:p>
          </table:table-cell>
          <table:table-cell office:value-type="float" office:value="27.91735049" calcext:value-type="float">
            <text:p>27.91735049</text:p>
          </table:table-cell>
          <table:table-cell/>
        </table:table-row>
        <table:table-row table:style-name="ro1">
          <table:table-cell office:value-type="string" calcext:value-type="string">
            <text:p>0xfa067527feb151b315c69535fb571e0deddc18f5</text:p>
          </table:table-cell>
          <table:table-cell office:value-type="float" office:value="26.02298863" calcext:value-type="float">
            <text:p>26.02298863</text:p>
          </table:table-cell>
          <table:table-cell/>
        </table:table-row>
        <table:table-row table:style-name="ro1">
          <table:table-cell office:value-type="string" calcext:value-type="string">
            <text:p>0x8b5b9be8a143ee5d08c923e436fa160cd8e69ba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0x19192f2059c881af6231f0969a0da2da9e8c09e8</text:p>
          </table:table-cell>
          <table:table-cell office:value-type="float" office:value="25.7042561" calcext:value-type="float">
            <text:p>25.7042561</text:p>
          </table:table-cell>
          <table:table-cell/>
        </table:table-row>
        <table:table-row table:style-name="ro1">
          <table:table-cell office:value-type="string" calcext:value-type="string">
            <text:p>0x20d9e428e9b917cb5764b9e619d15074bb8f1de4</text:p>
          </table:table-cell>
          <table:table-cell office:value-type="float" office:value="25.3927659" calcext:value-type="float">
            <text:p>25.3927659</text:p>
          </table:table-cell>
          <table:table-cell/>
        </table:table-row>
        <table:table-row table:style-name="ro1">
          <table:table-cell office:value-type="string" calcext:value-type="string">
            <text:p>0x5406cdc0efccda549681c16c8530259608ca0df3</text:p>
          </table:table-cell>
          <table:table-cell office:value-type="float" office:value="25.05951068" calcext:value-type="float">
            <text:p>25.05951068</text:p>
          </table:table-cell>
          <table:table-cell/>
        </table:table-row>
        <table:table-row table:style-name="ro1">
          <table:table-cell office:value-type="string" calcext:value-type="string">
            <text:p>0x38a584203c3a043f67e25c70279d759ce3343ab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0x97e1fc3a4814e017dfa10319427e8c19fedcf03a</text:p>
          </table:table-cell>
          <table:table-cell office:value-type="float" office:value="24.56477698" calcext:value-type="float">
            <text:p>24.56477698</text:p>
          </table:table-cell>
          <table:table-cell/>
        </table:table-row>
        <table:table-row table:style-name="ro1">
          <table:table-cell office:value-type="string" calcext:value-type="string">
            <text:p>0xcdb4a1e73709ab9206d591021669d927dcc11dc7</text:p>
          </table:table-cell>
          <table:table-cell office:value-type="float" office:value="24.54480672" calcext:value-type="float">
            <text:p>24.54480672</text:p>
          </table:table-cell>
          <table:table-cell/>
        </table:table-row>
        <table:table-row table:style-name="ro1">
          <table:table-cell office:value-type="string" calcext:value-type="string">
            <text:p>0x61baf3ae1e4bd32e851f38a2d063767790783e3b</text:p>
          </table:table-cell>
          <table:table-cell office:value-type="float" office:value="22.99767005" calcext:value-type="float">
            <text:p>22.99767005</text:p>
          </table:table-cell>
          <table:table-cell/>
        </table:table-row>
        <table:table-row table:style-name="ro1">
          <table:table-cell office:value-type="string" calcext:value-type="string">
            <text:p>0xbdd659d850bded4eafc67b7cda90975982f16b79</text:p>
          </table:table-cell>
          <table:table-cell office:value-type="float" office:value="22.45201394" calcext:value-type="float">
            <text:p>22.45201394</text:p>
          </table:table-cell>
          <table:table-cell/>
        </table:table-row>
        <table:table-row table:style-name="ro1">
          <table:table-cell office:value-type="string" calcext:value-type="string">
            <text:p>0x983cd449a4728944ff6f9b5fe10ffc218258422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0xa8a4a16cbacdd48b7eb75de400a2f5b1ed62a8f2</text:p>
          </table:table-cell>
          <table:table-cell office:value-type="float" office:value="21.32753555" calcext:value-type="float">
            <text:p>21.32753555</text:p>
          </table:table-cell>
          <table:table-cell/>
        </table:table-row>
        <table:table-row table:style-name="ro1">
          <table:table-cell office:value-type="string" calcext:value-type="string">
            <text:p>0xfa0fb239bbe4ca75e9ec640d352151bead0fcad4</text:p>
          </table:table-cell>
          <table:table-cell office:value-type="float" office:value="21.29208718" calcext:value-type="float">
            <text:p>21.29208718</text:p>
          </table:table-cell>
          <table:table-cell/>
        </table:table-row>
        <table:table-row table:style-name="ro1">
          <table:table-cell office:value-type="string" calcext:value-type="string">
            <text:p>0xdb131c83b44a055750b49107031aa77b633148ab</text:p>
          </table:table-cell>
          <table:table-cell office:value-type="float" office:value="21.13259438" calcext:value-type="float">
            <text:p>21.13259438</text:p>
          </table:table-cell>
          <table:table-cell/>
        </table:table-row>
        <table:table-row table:style-name="ro1">
          <table:table-cell office:value-type="string" calcext:value-type="string">
            <text:p>0xb8760891cc0ada4bb72308cc777321a0102cb0d4</text:p>
          </table:table-cell>
          <table:table-cell office:value-type="float" office:value="21.04209428" calcext:value-type="float">
            <text:p>21.04209428</text:p>
          </table:table-cell>
          <table:table-cell/>
        </table:table-row>
        <table:table-row table:style-name="ro1">
          <table:table-cell office:value-type="string" calcext:value-type="string">
            <text:p>0x0d1e0d078c86b6299c7c7504a4538ec9dbae8df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0x8778f4a70a9249701471a8d81b8b0983c9f4cac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0xf5a8e355621e487c1e2f2d55f0070a084427661f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0xf0b205881d1399c26e21fb0a0da44b5bd64340c1</text:p>
          </table:table-cell>
          <table:table-cell office:value-type="float" office:value="20.92266294" calcext:value-type="float">
            <text:p>20.92266294</text:p>
          </table:table-cell>
          <table:table-cell/>
        </table:table-row>
        <table:table-row table:style-name="ro1">
          <table:table-cell office:value-type="string" calcext:value-type="string">
            <text:p>0x86f4434dedec8712a247bb29edb0c9d1ef488dfd</text:p>
          </table:table-cell>
          <table:table-cell office:value-type="float" office:value="19.95094272" calcext:value-type="float">
            <text:p>19.95094272</text:p>
          </table:table-cell>
          <table:table-cell/>
        </table:table-row>
        <table:table-row table:style-name="ro1">
          <table:table-cell office:value-type="string" calcext:value-type="string">
            <text:p>0x8e415c28064db50212ac652366789d9c2fbcf5f3</text:p>
          </table:table-cell>
          <table:table-cell office:value-type="float" office:value="19.43360118" calcext:value-type="float">
            <text:p>19.43360118</text:p>
          </table:table-cell>
          <table:table-cell/>
        </table:table-row>
        <table:table-row table:style-name="ro1">
          <table:table-cell office:value-type="string" calcext:value-type="string">
            <text:p>0x09e6892cd35ace205c2858036f321bf1abd69485</text:p>
          </table:table-cell>
          <table:table-cell office:value-type="float" office:value="18.5116988" calcext:value-type="float">
            <text:p>18.5116988</text:p>
          </table:table-cell>
          <table:table-cell/>
        </table:table-row>
        <table:table-row table:style-name="ro1">
          <table:table-cell office:value-type="string" calcext:value-type="string">
            <text:p>0xa8508aa080901f82a80ded35814441e6248ee55b</text:p>
          </table:table-cell>
          <table:table-cell office:value-type="float" office:value="18.05012971" calcext:value-type="float">
            <text:p>18.05012971</text:p>
          </table:table-cell>
          <table:table-cell/>
        </table:table-row>
        <table:table-row table:style-name="ro1">
          <table:table-cell office:value-type="string" calcext:value-type="string">
            <text:p>0xb5e20941a1fec1d339c79b8bbe0cb8d64f9f280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0x3e0cf03f718520f30300266dcf4db50ba12d3331</text:p>
          </table:table-cell>
          <table:table-cell office:value-type="float" office:value="17.75110193" calcext:value-type="float">
            <text:p>17.75110193</text:p>
          </table:table-cell>
          <table:table-cell/>
        </table:table-row>
        <table:table-row table:style-name="ro1">
          <table:table-cell office:value-type="string" calcext:value-type="string">
            <text:p>0x396718124277451318b878d6b68705a0d64c6a0f</text:p>
          </table:table-cell>
          <table:table-cell office:value-type="float" office:value="17.7017331" calcext:value-type="float">
            <text:p>17.7017331</text:p>
          </table:table-cell>
          <table:table-cell/>
        </table:table-row>
        <table:table-row table:style-name="ro1">
          <table:table-cell office:value-type="string" calcext:value-type="string">
            <text:p>0x053f362a312f09249c966ce4121f6d896c271f43</text:p>
          </table:table-cell>
          <table:table-cell office:value-type="float" office:value="17.64079221" calcext:value-type="float">
            <text:p>17.64079221</text:p>
          </table:table-cell>
          <table:table-cell/>
        </table:table-row>
        <table:table-row table:style-name="ro1">
          <table:table-cell office:value-type="string" calcext:value-type="string">
            <text:p>0x5aa0820ea5d4bfb7197d1dcca2bde940a122ddf7</text:p>
          </table:table-cell>
          <table:table-cell office:value-type="float" office:value="17.56876694" calcext:value-type="float">
            <text:p>17.56876694</text:p>
          </table:table-cell>
          <table:table-cell/>
        </table:table-row>
        <table:table-row table:style-name="ro1">
          <table:table-cell office:value-type="string" calcext:value-type="string">
            <text:p>0x4c62029d16ae7409b121a1c88bba22517cb8a43a</text:p>
          </table:table-cell>
          <table:table-cell office:value-type="float" office:value="17.06253752" calcext:value-type="float">
            <text:p>17.06253752</text:p>
          </table:table-cell>
          <table:table-cell/>
        </table:table-row>
        <table:table-row table:style-name="ro1">
          <table:table-cell office:value-type="string" calcext:value-type="string">
            <text:p>0x393f7932cce3d0881e1f73b2b35599a3a3acab15</text:p>
          </table:table-cell>
          <table:table-cell office:value-type="float" office:value="17.06142311" calcext:value-type="float">
            <text:p>17.06142311</text:p>
          </table:table-cell>
          <table:table-cell/>
        </table:table-row>
        <table:table-row table:style-name="ro1">
          <table:table-cell office:value-type="string" calcext:value-type="string">
            <text:p>0x452c98de1cac761a3107f79c34fc730be1c06943</text:p>
          </table:table-cell>
          <table:table-cell office:value-type="float" office:value="17.02955667" calcext:value-type="float">
            <text:p>17.02955667</text:p>
          </table:table-cell>
          <table:table-cell/>
        </table:table-row>
        <table:table-row table:style-name="ro1">
          <table:table-cell office:value-type="string" calcext:value-type="string">
            <text:p>0x1fc97dcdae377e5d5f4d4463ad38ec373a6039be</text:p>
          </table:table-cell>
          <table:table-cell office:value-type="float" office:value="16.04263001" calcext:value-type="float">
            <text:p>16.04263001</text:p>
          </table:table-cell>
          <table:table-cell/>
        </table:table-row>
        <table:table-row table:style-name="ro1">
          <table:table-cell office:value-type="string" calcext:value-type="string">
            <text:p>0xb34860f27167ed8110991e04e3e7177a58c74401</text:p>
          </table:table-cell>
          <table:table-cell office:value-type="float" office:value="15.54849501" calcext:value-type="float">
            <text:p>15.54849501</text:p>
          </table:table-cell>
          <table:table-cell/>
        </table:table-row>
        <table:table-row table:style-name="ro1">
          <table:table-cell office:value-type="string" calcext:value-type="string">
            <text:p>0x5a5b4b5365f40b3d50a2123ab5c50551b4be7335</text:p>
          </table:table-cell>
          <table:table-cell office:value-type="float" office:value="15.51052665" calcext:value-type="float">
            <text:p>15.51052665</text:p>
          </table:table-cell>
          <table:table-cell/>
        </table:table-row>
        <table:table-row table:style-name="ro1">
          <table:table-cell office:value-type="string" calcext:value-type="string">
            <text:p>0x0055b0f53658d889e73e73b5e46a99dbd2694316</text:p>
          </table:table-cell>
          <table:table-cell office:value-type="float" office:value="15.50819603" calcext:value-type="float">
            <text:p>15.50819603</text:p>
          </table:table-cell>
          <table:table-cell/>
        </table:table-row>
        <table:table-row table:style-name="ro1">
          <table:table-cell office:value-type="string" calcext:value-type="string">
            <text:p>0x53ddaab4c89772357e62572367b3bbba230a9d94</text:p>
          </table:table-cell>
          <table:table-cell office:value-type="float" office:value="15.18500053" calcext:value-type="float">
            <text:p>15.18500053</text:p>
          </table:table-cell>
          <table:table-cell/>
        </table:table-row>
        <table:table-row table:style-name="ro1">
          <table:table-cell office:value-type="string" calcext:value-type="string">
            <text:p>0x2fe1a475256a94666796d6a0fda0f39a66c9081f</text:p>
          </table:table-cell>
          <table:table-cell office:value-type="float" office:value="15.03897022" calcext:value-type="float">
            <text:p>15.03897022</text:p>
          </table:table-cell>
          <table:table-cell/>
        </table:table-row>
        <table:table-row table:style-name="ro1">
          <table:table-cell office:value-type="string" calcext:value-type="string">
            <text:p>0x47e8fddac31134471ce60b39a3dfe1462ee724be</text:p>
          </table:table-cell>
          <table:table-cell office:value-type="float" office:value="15.01121147" calcext:value-type="float">
            <text:p>15.01121147</text:p>
          </table:table-cell>
          <table:table-cell/>
        </table:table-row>
        <table:table-row table:style-name="ro1">
          <table:table-cell office:value-type="string" calcext:value-type="string">
            <text:p>0xa4e5f2425f615ff5f99e221b7a77817b04015081</text:p>
          </table:table-cell>
          <table:table-cell office:value-type="float" office:value="14.90733813" calcext:value-type="float">
            <text:p>14.90733813</text:p>
          </table:table-cell>
          <table:table-cell/>
        </table:table-row>
        <table:table-row table:style-name="ro1">
          <table:table-cell office:value-type="string" calcext:value-type="string">
            <text:p>0xd3d465eb6ad80a1ed4e2a131f088c6632bdf0170</text:p>
          </table:table-cell>
          <table:table-cell office:value-type="float" office:value="14.04523076" calcext:value-type="float">
            <text:p>14.04523076</text:p>
          </table:table-cell>
          <table:table-cell/>
        </table:table-row>
        <table:table-row table:style-name="ro1">
          <table:table-cell office:value-type="string" calcext:value-type="string">
            <text:p>0x7d1742dbe7fec50ce516a3df7431ff2073ae2056</text:p>
          </table:table-cell>
          <table:table-cell office:value-type="float" office:value="14.01464406" calcext:value-type="float">
            <text:p>14.01464406</text:p>
          </table:table-cell>
          <table:table-cell/>
        </table:table-row>
        <table:table-row table:style-name="ro1">
          <table:table-cell office:value-type="string" calcext:value-type="string">
            <text:p>0xe24441ec464ecc9084c7ef09b495ee1ed00af68a</text:p>
          </table:table-cell>
          <table:table-cell office:value-type="float" office:value="13.39745562" calcext:value-type="float">
            <text:p>13.39745562</text:p>
          </table:table-cell>
          <table:table-cell/>
        </table:table-row>
        <table:table-row table:style-name="ro1">
          <table:table-cell office:value-type="string" calcext:value-type="string">
            <text:p>0xcb1a14b824de50480c97b5808b8c3b7184168073</text:p>
          </table:table-cell>
          <table:table-cell office:value-type="float" office:value="13.34615411" calcext:value-type="float">
            <text:p>13.34615411</text:p>
          </table:table-cell>
          <table:table-cell/>
        </table:table-row>
        <table:table-row table:style-name="ro1">
          <table:table-cell office:value-type="string" calcext:value-type="string">
            <text:p>0xb41d9d085eb142c8a371a5f0c725dcdc3d109cbf</text:p>
          </table:table-cell>
          <table:table-cell office:value-type="float" office:value="13.03891457" calcext:value-type="float">
            <text:p>13.03891457</text:p>
          </table:table-cell>
          <table:table-cell/>
        </table:table-row>
        <table:table-row table:style-name="ro1">
          <table:table-cell office:value-type="string" calcext:value-type="string">
            <text:p>0xbb2f922391fc527d1fa8d27c322e216d67503f4e</text:p>
          </table:table-cell>
          <table:table-cell office:value-type="float" office:value="13.00533276" calcext:value-type="float">
            <text:p>13.00533276</text:p>
          </table:table-cell>
          <table:table-cell/>
        </table:table-row>
        <table:table-row table:style-name="ro1">
          <table:table-cell office:value-type="string" calcext:value-type="string">
            <text:p>0x73c50e1e3bb81d983390cce4b86cdd0e30288678</text:p>
          </table:table-cell>
          <table:table-cell office:value-type="float" office:value="13.00330363" calcext:value-type="float">
            <text:p>13.00330363</text:p>
          </table:table-cell>
          <table:table-cell/>
        </table:table-row>
        <table:table-row table:style-name="ro1">
          <table:table-cell office:value-type="string" calcext:value-type="string">
            <text:p>0xa804e933301aa2c919d3a9834082cddda877c205</text:p>
          </table:table-cell>
          <table:table-cell office:value-type="float" office:value="12.24595617" calcext:value-type="float">
            <text:p>12.24595617</text:p>
          </table:table-cell>
          <table:table-cell/>
        </table:table-row>
        <table:table-row table:style-name="ro1">
          <table:table-cell office:value-type="string" calcext:value-type="string">
            <text:p>0x3880fd2daf37598ceaee7779cf1576a3e11556a6</text:p>
          </table:table-cell>
          <table:table-cell office:value-type="float" office:value="12.169845" calcext:value-type="float">
            <text:p>12.169845</text:p>
          </table:table-cell>
          <table:table-cell/>
        </table:table-row>
        <table:table-row table:style-name="ro1">
          <table:table-cell office:value-type="string" calcext:value-type="string">
            <text:p>0x27a7852cb8d61f247d67de55a6bd42dcef2ca44c</text:p>
          </table:table-cell>
          <table:table-cell office:value-type="float" office:value="12.00689548" calcext:value-type="float">
            <text:p>12.00689548</text:p>
          </table:table-cell>
          <table:table-cell/>
        </table:table-row>
        <table:table-row table:style-name="ro1">
          <table:table-cell office:value-type="string" calcext:value-type="string">
            <text:p>0x9d4c5d73d38122df3b8f5f590c2c1f0dbbac6fca</text:p>
          </table:table-cell>
          <table:table-cell office:value-type="float" office:value="11.66891294" calcext:value-type="float">
            <text:p>11.66891294</text:p>
          </table:table-cell>
          <table:table-cell/>
        </table:table-row>
        <table:table-row table:style-name="ro1">
          <table:table-cell office:value-type="string" calcext:value-type="string">
            <text:p>0x7b916db14d2d761e4852b6789f1efcd91d9921ed</text:p>
          </table:table-cell>
          <table:table-cell office:value-type="float" office:value="11.5559344" calcext:value-type="float">
            <text:p>11.5559344</text:p>
          </table:table-cell>
          <table:table-cell/>
        </table:table-row>
        <table:table-row table:style-name="ro1">
          <table:table-cell office:value-type="string" calcext:value-type="string">
            <text:p>0x75fda0be41f97cd9ab0f521ce28857b70286be88</text:p>
          </table:table-cell>
          <table:table-cell office:value-type="float" office:value="11.5366033" calcext:value-type="float">
            <text:p>11.5366033</text:p>
          </table:table-cell>
          <table:table-cell/>
        </table:table-row>
        <table:table-row table:style-name="ro1">
          <table:table-cell office:value-type="string" calcext:value-type="string">
            <text:p>0x68f8a35c6c9dcbdd0fa35a1a3d168cbf97d5e9ac</text:p>
          </table:table-cell>
          <table:table-cell office:value-type="float" office:value="11.50500985" calcext:value-type="float">
            <text:p>11.50500985</text:p>
          </table:table-cell>
          <table:table-cell/>
        </table:table-row>
        <table:table-row table:style-name="ro1">
          <table:table-cell office:value-type="string" calcext:value-type="string">
            <text:p>0xf9b2cba5b177d7264d2d85f1c5542ee2e3867d3e</text:p>
          </table:table-cell>
          <table:table-cell office:value-type="float" office:value="11.05880366" calcext:value-type="float">
            <text:p>11.05880366</text:p>
          </table:table-cell>
          <table:table-cell/>
        </table:table-row>
        <table:table-row table:style-name="ro1">
          <table:table-cell office:value-type="string" calcext:value-type="string">
            <text:p>0xcc99c47cc7f7fc5207751a37a0480fa311a96f57</text:p>
          </table:table-cell>
          <table:table-cell office:value-type="float" office:value="11.00704353" calcext:value-type="float">
            <text:p>11.00704353</text:p>
          </table:table-cell>
          <table:table-cell/>
        </table:table-row>
        <table:table-row table:style-name="ro1">
          <table:table-cell office:value-type="string" calcext:value-type="string">
            <text:p>0x3e904229236a93e5ac6ed5bcd2dbca5378e8d80a</text:p>
          </table:table-cell>
          <table:table-cell office:value-type="float" office:value="10.88044547" calcext:value-type="float">
            <text:p>10.88044547</text:p>
          </table:table-cell>
          <table:table-cell/>
        </table:table-row>
        <table:table-row table:style-name="ro1">
          <table:table-cell office:value-type="string" calcext:value-type="string">
            <text:p>0xfcc07c21992f5161a686b36e3a34fc3d1a337519</text:p>
          </table:table-cell>
          <table:table-cell office:value-type="float" office:value="10.85140558" calcext:value-type="float">
            <text:p>10.85140558</text:p>
          </table:table-cell>
          <table:table-cell/>
        </table:table-row>
        <table:table-row table:style-name="ro1">
          <table:table-cell office:value-type="string" calcext:value-type="string">
            <text:p>0xdfeee6c31c179f48e0b2fc353c68d858cbbfa8aa</text:p>
          </table:table-cell>
          <table:table-cell office:value-type="float" office:value="10.52063577" calcext:value-type="float">
            <text:p>10.52063577</text:p>
          </table:table-cell>
          <table:table-cell/>
        </table:table-row>
        <table:table-row table:style-name="ro1">
          <table:table-cell office:value-type="string" calcext:value-type="string">
            <text:p>0x54024f4c51cb84a94378109ef03ffb8128f4d08b</text:p>
          </table:table-cell>
          <table:table-cell office:value-type="float" office:value="10.51526755" calcext:value-type="float">
            <text:p>10.51526755</text:p>
          </table:table-cell>
          <table:table-cell/>
        </table:table-row>
        <table:table-row table:style-name="ro1">
          <table:table-cell office:value-type="string" calcext:value-type="string">
            <text:p>0xcf2214247670862252f6cc06cb6a2a9850f6a6be</text:p>
          </table:table-cell>
          <table:table-cell office:value-type="float" office:value="10.35389819" calcext:value-type="float">
            <text:p>10.35389819</text:p>
          </table:table-cell>
          <table:table-cell/>
        </table:table-row>
        <table:table-row table:style-name="ro1">
          <table:table-cell office:value-type="string" calcext:value-type="string">
            <text:p>0x8d98fe010fcf92d36043b1d56d820dbfcc327cae</text:p>
          </table:table-cell>
          <table:table-cell office:value-type="float" office:value="10.32649314" calcext:value-type="float">
            <text:p>10.32649314</text:p>
          </table:table-cell>
          <table:table-cell/>
        </table:table-row>
        <table:table-row table:style-name="ro1">
          <table:table-cell office:value-type="string" calcext:value-type="string">
            <text:p>0x390d727c1fa341f9933bb795e89a9d0376811842</text:p>
          </table:table-cell>
          <table:table-cell office:value-type="float" office:value="10.25299737" calcext:value-type="float">
            <text:p>10.25299737</text:p>
          </table:table-cell>
          <table:table-cell/>
        </table:table-row>
        <table:table-row table:style-name="ro1">
          <table:table-cell office:value-type="string" calcext:value-type="string">
            <text:p>0xa7cc8da2a472612aeb25218a4fb9d995fa3472a6</text:p>
          </table:table-cell>
          <table:table-cell office:value-type="float" office:value="10.02098861" calcext:value-type="float">
            <text:p>10.02098861</text:p>
          </table:table-cell>
          <table:table-cell/>
        </table:table-row>
        <table:table-row table:style-name="ro1">
          <table:table-cell office:value-type="string" calcext:value-type="string">
            <text:p>0x27b9e289251bf21ecb0e2b6359afa173452a6d85</text:p>
          </table:table-cell>
          <table:table-cell office:value-type="float" office:value="10.002" calcext:value-type="float">
            <text:p>10.002</text:p>
          </table:table-cell>
          <table:table-cell/>
        </table:table-row>
        <table:table-row table:style-name="ro1">
          <table:table-cell office:value-type="string" calcext:value-type="string">
            <text:p>0x8b8229d15423fc7dc00a0a23f29c086737e36931</text:p>
          </table:table-cell>
          <table:table-cell office:value-type="float" office:value="11963" calcext:value-type="float">
            <text:p>11963</text:p>
          </table:table-cell>
          <table:table-cell/>
        </table:table-row>
        <table:table-row table:style-name="ro1">
          <table:table-cell office:value-type="string" calcext:value-type="string">
            <text:p>0x21df8180c33c871daf2da5621a4555439972f82f</text:p>
          </table:table-cell>
          <table:table-cell office:value-type="float" office:value="11794.47" calcext:value-type="float">
            <text:p>11794.47</text:p>
          </table:table-cell>
          <table:table-cell/>
        </table:table-row>
        <table:table-row table:style-name="ro1">
          <table:table-cell office:value-type="string" calcext:value-type="string">
            <text:p>0xf072549a014ba1e8b8782fcf0853ec8400cf5ec2</text:p>
          </table:table-cell>
          <table:table-cell office:value-type="float" office:value="11708.77847459" calcext:value-type="float">
            <text:p>11708.77847459</text:p>
          </table:table-cell>
          <table:table-cell/>
        </table:table-row>
        <table:table-row table:style-name="ro1">
          <table:table-cell office:value-type="string" calcext:value-type="string">
            <text:p>0x02aee0ce756fa0157294ff3ff48c1dd02adccf04</text:p>
          </table:table-cell>
          <table:table-cell office:value-type="float" office:value="11639.10174136" calcext:value-type="float">
            <text:p>11639.10174136</text:p>
          </table:table-cell>
          <table:table-cell/>
        </table:table-row>
        <table:table-row table:style-name="ro1">
          <table:table-cell office:value-type="string" calcext:value-type="string">
            <text:p>0x0bb21edce13500147ed84dc7d3ba47bcbc6dacfa</text:p>
          </table:table-cell>
          <table:table-cell office:value-type="float" office:value="11575.1836127" calcext:value-type="float">
            <text:p>11575.1836127</text:p>
          </table:table-cell>
          <table:table-cell/>
        </table:table-row>
        <table:table-row table:style-name="ro1">
          <table:table-cell office:value-type="string" calcext:value-type="string">
            <text:p>0xcce2dc44adad4204d4bea0fb5f29f97e34d12c6f</text:p>
          </table:table-cell>
          <table:table-cell office:value-type="float" office:value="11489.14" calcext:value-type="float">
            <text:p>11489.14</text:p>
          </table:table-cell>
          <table:table-cell/>
        </table:table-row>
        <table:table-row table:style-name="ro1">
          <table:table-cell office:value-type="string" calcext:value-type="string">
            <text:p>0x56dbd44a75587eeca2348aa755abdbec48e0eae8</text:p>
          </table:table-cell>
          <table:table-cell office:value-type="float" office:value="10602.37" calcext:value-type="float">
            <text:p>10602.37</text:p>
          </table:table-cell>
          <table:table-cell/>
        </table:table-row>
        <table:table-row table:style-name="ro1">
          <table:table-cell office:value-type="string" calcext:value-type="string">
            <text:p>0x2aeb5d96375aef339cc3c1f0b1c70c3df9cb38cb</text:p>
          </table:table-cell>
          <table:table-cell office:value-type="float" office:value="10434.93999999" calcext:value-type="float">
            <text:p>10434.93999999</text:p>
          </table:table-cell>
          <table:table-cell/>
        </table:table-row>
        <table:table-row table:style-name="ro1">
          <table:table-cell office:value-type="string" calcext:value-type="string">
            <text:p>0x20b5f69d108dfc446f64e7393ff4ffd5130ed268</text:p>
          </table:table-cell>
          <table:table-cell office:value-type="float" office:value="10374.14" calcext:value-type="float">
            <text:p>10374.14</text:p>
          </table:table-cell>
          <table:table-cell/>
        </table:table-row>
        <table:table-row table:style-name="ro1">
          <table:table-cell office:value-type="string" calcext:value-type="string">
            <text:p>0x5cd77042eeb184536957cf48aed43924267cd647</text:p>
          </table:table-cell>
          <table:table-cell office:value-type="float" office:value="10363.15" calcext:value-type="float">
            <text:p>10363.15</text:p>
          </table:table-cell>
          <table:table-cell/>
        </table:table-row>
        <table:table-row table:style-name="ro1">
          <table:table-cell office:value-type="string" calcext:value-type="string">
            <text:p>0x6f3614bffc496cad242a02ae0a40f5b4717e2a35</text:p>
          </table:table-cell>
          <table:table-cell office:value-type="float" office:value="10251.82999999" calcext:value-type="float">
            <text:p>10251.82999999</text:p>
          </table:table-cell>
          <table:table-cell/>
        </table:table-row>
        <table:table-row table:style-name="ro1">
          <table:table-cell office:value-type="string" calcext:value-type="string">
            <text:p>0xb6f9f5181a229de5aae22acd437bb50305a65d62</text:p>
          </table:table-cell>
          <table:table-cell office:value-type="float" office:value="10058.1" calcext:value-type="float">
            <text:p>10058.1</text:p>
          </table:table-cell>
          <table:table-cell/>
        </table:table-row>
        <table:table-row table:style-name="ro1">
          <table:table-cell office:value-type="string" calcext:value-type="string">
            <text:p>0x9e7b74aa3cd1bedeea476578ad401bf43e31c932</text:p>
          </table:table-cell>
          <table:table-cell office:value-type="float" office:value="9524.58709326" calcext:value-type="float">
            <text:p>9524.58709326</text:p>
          </table:table-cell>
          <table:table-cell/>
        </table:table-row>
        <table:table-row table:style-name="ro1">
          <table:table-cell office:value-type="string" calcext:value-type="string">
            <text:p>0xaca056daaa8241843a2d90057272024e9583de93</text:p>
          </table:table-cell>
          <table:table-cell office:value-type="float" office:value="9227.81" calcext:value-type="float">
            <text:p>9227.81</text:p>
          </table:table-cell>
          <table:table-cell/>
        </table:table-row>
        <table:table-row table:style-name="ro1">
          <table:table-cell office:value-type="string" calcext:value-type="string">
            <text:p>0x93aef073b3139c26312de0bb1b302609eb3bf5ce</text:p>
          </table:table-cell>
          <table:table-cell office:value-type="float" office:value="9090" calcext:value-type="float">
            <text:p>9090</text:p>
          </table:table-cell>
          <table:table-cell/>
        </table:table-row>
        <table:table-row table:style-name="ro1">
          <table:table-cell office:value-type="string" calcext:value-type="string">
            <text:p>0xcb22b0c59ffb2e68bb259de8020fa5c1965ebf4e</text:p>
          </table:table-cell>
          <table:table-cell office:value-type="float" office:value="9090" calcext:value-type="float">
            <text:p>9090</text:p>
          </table:table-cell>
          <table:table-cell/>
        </table:table-row>
        <table:table-row table:style-name="ro1">
          <table:table-cell office:value-type="string" calcext:value-type="string">
            <text:p>0x545ef32d5167113ff24bb132197e799bb289fd24</text:p>
          </table:table-cell>
          <table:table-cell office:value-type="float" office:value="8906.06999999" calcext:value-type="float">
            <text:p>8906.06999999</text:p>
          </table:table-cell>
          <table:table-cell/>
        </table:table-row>
        <table:table-row table:style-name="ro1">
          <table:table-cell office:value-type="string" calcext:value-type="string">
            <text:p>0xce59ecede4ddf6a716b2df5f79f66b22d5c12135</text:p>
          </table:table-cell>
          <table:table-cell office:value-type="float" office:value="8799" calcext:value-type="float">
            <text:p>8799</text:p>
          </table:table-cell>
          <table:table-cell/>
        </table:table-row>
        <table:table-row table:style-name="ro1">
          <table:table-cell office:value-type="string" calcext:value-type="string">
            <text:p>0x9edc7aeda77078fd5f6bf2ea1a6c927a6de02054</text:p>
          </table:table-cell>
          <table:table-cell office:value-type="float" office:value="8453.54905742" calcext:value-type="float">
            <text:p>8453.54905742</text:p>
          </table:table-cell>
          <table:table-cell/>
        </table:table-row>
        <table:table-row table:style-name="ro1">
          <table:table-cell office:value-type="string" calcext:value-type="string">
            <text:p>0xf7f1aa94ba7529521c902e8a1c4d1b85dbbc063b</text:p>
          </table:table-cell>
          <table:table-cell office:value-type="float" office:value="8425.08" calcext:value-type="float">
            <text:p>8425.08</text:p>
          </table:table-cell>
          <table:table-cell/>
        </table:table-row>
        <table:table-row table:style-name="ro1">
          <table:table-cell office:value-type="string" calcext:value-type="string">
            <text:p>0x035ab8781bc5478ad2c053a8243108003fe3dbe9</text:p>
          </table:table-cell>
          <table:table-cell office:value-type="float" office:value="8406.7939159" calcext:value-type="float">
            <text:p>8406.7939159</text:p>
          </table:table-cell>
          <table:table-cell/>
        </table:table-row>
        <table:table-row table:style-name="ro1">
          <table:table-cell office:value-type="string" calcext:value-type="string">
            <text:p>0x1c056665b9b82c16b7221c22047db3b73a506bf1</text:p>
          </table:table-cell>
          <table:table-cell office:value-type="float" office:value="8370.85999999" calcext:value-type="float">
            <text:p>8370.85999999</text:p>
          </table:table-cell>
          <table:table-cell/>
        </table:table-row>
        <table:table-row table:style-name="ro1">
          <table:table-cell office:value-type="string" calcext:value-type="string">
            <text:p>0x1900b7059e50334bd7dc679404018b185b360d3c</text:p>
          </table:table-cell>
          <table:table-cell office:value-type="float" office:value="7521.67" calcext:value-type="float">
            <text:p>7521.67</text:p>
          </table:table-cell>
          <table:table-cell/>
        </table:table-row>
        <table:table-row table:style-name="ro1">
          <table:table-cell office:value-type="string" calcext:value-type="string">
            <text:p>0x7f662122d3149aefad4d4ba5222a77314af0c2c1</text:p>
          </table:table-cell>
          <table:table-cell office:value-type="float" office:value="7153.72665035" calcext:value-type="float">
            <text:p>7153.72665035</text:p>
          </table:table-cell>
          <table:table-cell/>
        </table:table-row>
        <table:table-row table:style-name="ro1">
          <table:table-cell office:value-type="string" calcext:value-type="string">
            <text:p>0xb3787aef40a0c4884f4803b2337a0e96896f4410</text:p>
          </table:table-cell>
          <table:table-cell office:value-type="float" office:value="7074.92270402" calcext:value-type="float">
            <text:p>7074.92270402</text:p>
          </table:table-cell>
          <table:table-cell/>
        </table:table-row>
        <table:table-row table:style-name="ro1">
          <table:table-cell office:value-type="string" calcext:value-type="string">
            <text:p>0xd9cc93af3954f352cda20137a7702de8acc70774</text:p>
          </table:table-cell>
          <table:table-cell office:value-type="float" office:value="6757.70311473" calcext:value-type="float">
            <text:p>6757.70311473</text:p>
          </table:table-cell>
          <table:table-cell/>
        </table:table-row>
        <table:table-row table:style-name="ro1">
          <table:table-cell office:value-type="string" calcext:value-type="string">
            <text:p>0x42af29e15210706406cb326c256f8fe1bc14e7c5</text:p>
          </table:table-cell>
          <table:table-cell office:value-type="float" office:value="6741.17" calcext:value-type="float">
            <text:p>6741.17</text:p>
          </table:table-cell>
          <table:table-cell/>
        </table:table-row>
        <table:table-row table:style-name="ro1">
          <table:table-cell office:value-type="string" calcext:value-type="string">
            <text:p>0x9f5f1dfdcfcf2a372ed8b3cda388d27c664454c1</text:p>
          </table:table-cell>
          <table:table-cell office:value-type="float" office:value="6469.35004183" calcext:value-type="float">
            <text:p>6469.35004183</text:p>
          </table:table-cell>
          <table:table-cell/>
        </table:table-row>
        <table:table-row table:style-name="ro1">
          <table:table-cell office:value-type="string" calcext:value-type="string">
            <text:p>0x4d71749b5cba5f4ca891d2fc054d5d1624602efd</text:p>
          </table:table-cell>
          <table:table-cell office:value-type="float" office:value="6360.95428161" calcext:value-type="float">
            <text:p>6360.95428161</text:p>
          </table:table-cell>
          <table:table-cell/>
        </table:table-row>
        <table:table-row table:style-name="ro1">
          <table:table-cell office:value-type="string" calcext:value-type="string">
            <text:p>0x05ea385d3991cb94c68069a94ededada69ecf62c</text:p>
          </table:table-cell>
          <table:table-cell office:value-type="float" office:value="6186.13917875" calcext:value-type="float">
            <text:p>6186.13917875</text:p>
          </table:table-cell>
          <table:table-cell/>
        </table:table-row>
        <table:table-row table:style-name="ro1">
          <table:table-cell office:value-type="string" calcext:value-type="string">
            <text:p>0x36bc3b87ba6b4636a96aef8b0058856d05cf5e68</text:p>
          </table:table-cell>
          <table:table-cell office:value-type="float" office:value="6157.59999999" calcext:value-type="float">
            <text:p>6157.59999999</text:p>
          </table:table-cell>
          <table:table-cell/>
        </table:table-row>
        <table:table-row table:style-name="ro1">
          <table:table-cell office:value-type="string" calcext:value-type="string">
            <text:p>0x92b01a421771f0e8558bac24307fc8d25f88818d</text:p>
          </table:table-cell>
          <table:table-cell office:value-type="float" office:value="5799.53999999" calcext:value-type="float">
            <text:p>5799.53999999</text:p>
          </table:table-cell>
          <table:table-cell/>
        </table:table-row>
        <table:table-row table:style-name="ro1">
          <table:table-cell office:value-type="string" calcext:value-type="string">
            <text:p>0x209fa252bfc56993897923757262b9a8c2a379fc</text:p>
          </table:table-cell>
          <table:table-cell office:value-type="float" office:value="5482.40000918" calcext:value-type="float">
            <text:p>5482.40000918</text:p>
          </table:table-cell>
          <table:table-cell/>
        </table:table-row>
        <table:table-row table:style-name="ro1">
          <table:table-cell office:value-type="string" calcext:value-type="string">
            <text:p>0x153990eef6eeac56df5ac8ae3e6c85c8c33e9d58</text:p>
          </table:table-cell>
          <table:table-cell office:value-type="float" office:value="5348.89889999" calcext:value-type="float">
            <text:p>5348.89889999</text:p>
          </table:table-cell>
          <table:table-cell/>
        </table:table-row>
        <table:table-row table:style-name="ro1">
          <table:table-cell office:value-type="string" calcext:value-type="string">
            <text:p>0x207bb29d5d4bb9c3ede0747306a1fad6fd8567e2</text:p>
          </table:table-cell>
          <table:table-cell office:value-type="float" office:value="5104.3" calcext:value-type="float">
            <text:p>5104.3</text:p>
          </table:table-cell>
          <table:table-cell/>
        </table:table-row>
        <table:table-row table:style-name="ro1">
          <table:table-cell office:value-type="string" calcext:value-type="string">
            <text:p>0x4d7a0acc25cb4d79143da1f4e45e5879297d73bb</text:p>
          </table:table-cell>
          <table:table-cell office:value-type="float" office:value="4997" calcext:value-type="float">
            <text:p>4997</text:p>
          </table:table-cell>
          <table:table-cell/>
        </table:table-row>
        <table:table-row table:style-name="ro1">
          <table:table-cell office:value-type="string" calcext:value-type="string">
            <text:p>0x438e9e6e3dee8935d0124f92b0f8dc260c557c44</text:p>
          </table:table-cell>
          <table:table-cell office:value-type="float" office:value="4912.44999999" calcext:value-type="float">
            <text:p>4912.44999999</text:p>
          </table:table-cell>
          <table:table-cell/>
        </table:table-row>
        <table:table-row table:style-name="ro1">
          <table:table-cell office:value-type="string" calcext:value-type="string">
            <text:p>0xbd4ae0dc3c0fa45e0119d3c108acde1dad5e7825</text:p>
          </table:table-cell>
          <table:table-cell office:value-type="float" office:value="4856.39642585" calcext:value-type="float">
            <text:p>4856.39642585</text:p>
          </table:table-cell>
          <table:table-cell/>
        </table:table-row>
        <table:table-row table:style-name="ro1">
          <table:table-cell office:value-type="string" calcext:value-type="string">
            <text:p>0xad56392157e27c5ffaedc1a33111dc2781f55893</text:p>
          </table:table-cell>
          <table:table-cell office:value-type="float" office:value="4708.03" calcext:value-type="float">
            <text:p>4708.03</text:p>
          </table:table-cell>
          <table:table-cell/>
        </table:table-row>
        <table:table-row table:style-name="ro1">
          <table:table-cell office:value-type="string" calcext:value-type="string">
            <text:p>0xfdbc04c19bad98b1595d710af4bd55e388ae0748</text:p>
          </table:table-cell>
          <table:table-cell office:value-type="float" office:value="4642.46025732" calcext:value-type="float">
            <text:p>4642.46025732</text:p>
          </table:table-cell>
          <table:table-cell/>
        </table:table-row>
        <table:table-row table:style-name="ro1">
          <table:table-cell office:value-type="string" calcext:value-type="string">
            <text:p>0x25d3d0b2a0802ba9a7333c40eeaaa0a889d2aeec</text:p>
          </table:table-cell>
          <table:table-cell office:value-type="float" office:value="4579.98999999" calcext:value-type="float">
            <text:p>4579.98999999</text:p>
          </table:table-cell>
          <table:table-cell/>
        </table:table-row>
        <table:table-row table:style-name="ro1">
          <table:table-cell office:value-type="string" calcext:value-type="string">
            <text:p>0x3591d261da9ca19d83de5028d4caa02f22aaf9ee</text:p>
          </table:table-cell>
          <table:table-cell office:value-type="float" office:value="4553.80495137" calcext:value-type="float">
            <text:p>4553.80495137</text:p>
          </table:table-cell>
          <table:table-cell/>
        </table:table-row>
        <table:table-row table:style-name="ro1">
          <table:table-cell office:value-type="string" calcext:value-type="string">
            <text:p>0xa26ab77b69be05210ea1aec5993c53c0a2162fe5</text:p>
          </table:table-cell>
          <table:table-cell office:value-type="float" office:value="4481.40230298" calcext:value-type="float">
            <text:p>4481.40230298</text:p>
          </table:table-cell>
          <table:table-cell/>
        </table:table-row>
        <table:table-row table:style-name="ro1">
          <table:table-cell office:value-type="string" calcext:value-type="string">
            <text:p>0xf10092d96a600fbb6b5d2107db4492e9456a446d</text:p>
          </table:table-cell>
          <table:table-cell office:value-type="float" office:value="4178.27" calcext:value-type="float">
            <text:p>4178.27</text:p>
          </table:table-cell>
          <table:table-cell/>
        </table:table-row>
        <table:table-row table:style-name="ro1">
          <table:table-cell office:value-type="string" calcext:value-type="string">
            <text:p>0xf56f8863d724bf2cd97763a915fce64a3a45cc67</text:p>
          </table:table-cell>
          <table:table-cell office:value-type="float" office:value="4099.38" calcext:value-type="float">
            <text:p>4099.38</text:p>
          </table:table-cell>
          <table:table-cell/>
        </table:table-row>
        <table:table-row table:style-name="ro1">
          <table:table-cell office:value-type="string" calcext:value-type="string">
            <text:p>0x384b356a24c73c8318301a0c4faf26406db9ad3c</text:p>
          </table:table-cell>
          <table:table-cell office:value-type="float" office:value="4000.4" calcext:value-type="float">
            <text:p>4000.4</text:p>
          </table:table-cell>
          <table:table-cell/>
        </table:table-row>
        <table:table-row table:style-name="ro1">
          <table:table-cell office:value-type="string" calcext:value-type="string">
            <text:p>0x8b093abdd03fc1abf25ed20973c1feb45856b0e8</text:p>
          </table:table-cell>
          <table:table-cell office:value-type="float" office:value="3660.66999995" calcext:value-type="float">
            <text:p>3660.66999995</text:p>
          </table:table-cell>
          <table:table-cell/>
        </table:table-row>
        <table:table-row table:style-name="ro1">
          <table:table-cell office:value-type="string" calcext:value-type="string">
            <text:p>0x5f2b0d9c8d30d9f1b5116091c48dcdfc2508760d</text:p>
          </table:table-cell>
          <table:table-cell office:value-type="float" office:value="3625.35907874" calcext:value-type="float">
            <text:p>3625.35907874</text:p>
          </table:table-cell>
          <table:table-cell/>
        </table:table-row>
        <table:table-row table:style-name="ro1">
          <table:table-cell office:value-type="string" calcext:value-type="string">
            <text:p>0x39e2649c0540a9b4ca9b1272137e8d06bd1d750b</text:p>
          </table:table-cell>
          <table:table-cell office:value-type="float" office:value="3567.57" calcext:value-type="float">
            <text:p>3567.57</text:p>
          </table:table-cell>
          <table:table-cell/>
        </table:table-row>
        <table:table-row table:style-name="ro1">
          <table:table-cell office:value-type="string" calcext:value-type="string">
            <text:p>0xa6a114027c602ad5b3f78bf9da23274a38b5b0d5</text:p>
          </table:table-cell>
          <table:table-cell office:value-type="float" office:value="3399.19999999" calcext:value-type="float">
            <text:p>3399.19999999</text:p>
          </table:table-cell>
          <table:table-cell/>
        </table:table-row>
        <table:table-row table:style-name="ro1">
          <table:table-cell office:value-type="string" calcext:value-type="string">
            <text:p>0xe1cda441ffa203eca692e3398f3c3346ee2b786e</text:p>
          </table:table-cell>
          <table:table-cell office:value-type="float" office:value="3374.19999999" calcext:value-type="float">
            <text:p>3374.19999999</text:p>
          </table:table-cell>
          <table:table-cell/>
        </table:table-row>
        <table:table-row table:style-name="ro1">
          <table:table-cell office:value-type="string" calcext:value-type="string">
            <text:p>0x06a96909dce73b0bd4fd0b6ce0996cc483e0a18e</text:p>
          </table:table-cell>
          <table:table-cell office:value-type="float" office:value="3370.19999999" calcext:value-type="float">
            <text:p>3370.19999999</text:p>
          </table:table-cell>
          <table:table-cell/>
        </table:table-row>
        <table:table-row table:style-name="ro1">
          <table:table-cell office:value-type="string" calcext:value-type="string">
            <text:p>0xa1ee9c66944f14df1015f79497a634685fac848a</text:p>
          </table:table-cell>
          <table:table-cell office:value-type="float" office:value="3370.19999999" calcext:value-type="float">
            <text:p>3370.19999999</text:p>
          </table:table-cell>
          <table:table-cell/>
        </table:table-row>
        <table:table-row table:style-name="ro1">
          <table:table-cell office:value-type="string" calcext:value-type="string">
            <text:p>0x0da11a54acc0189f182029dd804d356b2106317f</text:p>
          </table:table-cell>
          <table:table-cell office:value-type="float" office:value="3231.45871157" calcext:value-type="float">
            <text:p>3231.45871157</text:p>
          </table:table-cell>
          <table:table-cell/>
        </table:table-row>
        <table:table-row table:style-name="ro1">
          <table:table-cell office:value-type="string" calcext:value-type="string">
            <text:p>0x1c8faa756493e2678bed8d8b8b4df1090d17aa05</text:p>
          </table:table-cell>
          <table:table-cell office:value-type="float" office:value="3211.40686874" calcext:value-type="float">
            <text:p>3211.40686874</text:p>
          </table:table-cell>
          <table:table-cell/>
        </table:table-row>
        <table:table-row table:style-name="ro1">
          <table:table-cell office:value-type="string" calcext:value-type="string">
            <text:p>0x523e099ecf075cb42fb2bb54d9b95eb15e63af83</text:p>
          </table:table-cell>
          <table:table-cell office:value-type="float" office:value="3161" calcext:value-type="float">
            <text:p>3161</text:p>
          </table:table-cell>
          <table:table-cell/>
        </table:table-row>
        <table:table-row table:style-name="ro1">
          <table:table-cell office:value-type="string" calcext:value-type="string">
            <text:p>0xe7561ef0e66b62576a3c9e6eaf8fbae0b15069d7</text:p>
          </table:table-cell>
          <table:table-cell office:value-type="float" office:value="3053.86830185" calcext:value-type="float">
            <text:p>3053.86830185</text:p>
          </table:table-cell>
          <table:table-cell/>
        </table:table-row>
        <table:table-row table:style-name="ro1">
          <table:table-cell office:value-type="string" calcext:value-type="string">
            <text:p>0x31311f2afd442b33e7b9ffbec8860e955f3b7eab</text:p>
          </table:table-cell>
          <table:table-cell office:value-type="float" office:value="3026.26999999" calcext:value-type="float">
            <text:p>3026.26999999</text:p>
          </table:table-cell>
          <table:table-cell/>
        </table:table-row>
        <table:table-row table:style-name="ro1">
          <table:table-cell office:value-type="string" calcext:value-type="string">
            <text:p>0x1c03373f0e76c9fb3460dbcd1ae7add0280abc6c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0xd79b2ef83c4370f274faa6d622cc3f88a8b615cb</text:p>
          </table:table-cell>
          <table:table-cell office:value-type="float" office:value="2982.06012009" calcext:value-type="float">
            <text:p>2982.06012009</text:p>
          </table:table-cell>
          <table:table-cell/>
        </table:table-row>
        <table:table-row table:style-name="ro1">
          <table:table-cell office:value-type="string" calcext:value-type="string">
            <text:p>0x0e43c3fd7714c18ebb026990cca1b2ac408ee5c5</text:p>
          </table:table-cell>
          <table:table-cell office:value-type="float" office:value="2908.98813261" calcext:value-type="float">
            <text:p>2908.98813261</text:p>
          </table:table-cell>
          <table:table-cell/>
        </table:table-row>
        <table:table-row table:style-name="ro1">
          <table:table-cell office:value-type="string" calcext:value-type="string">
            <text:p>0x917e1d4dfa3fd2cbe6fd4f7440feda71be8ee7cc</text:p>
          </table:table-cell>
          <table:table-cell office:value-type="float" office:value="2837.60999999" calcext:value-type="float">
            <text:p>2837.60999999</text:p>
          </table:table-cell>
          <table:table-cell/>
        </table:table-row>
        <table:table-row table:style-name="ro1">
          <table:table-cell office:value-type="string" calcext:value-type="string">
            <text:p>0x31c670aa531a7136b0bc4042252b21ebe92a0304</text:p>
          </table:table-cell>
          <table:table-cell office:value-type="float" office:value="2765.89999999" calcext:value-type="float">
            <text:p>2765.89999999</text:p>
          </table:table-cell>
          <table:table-cell/>
        </table:table-row>
        <table:table-row table:style-name="ro1">
          <table:table-cell office:value-type="string" calcext:value-type="string">
            <text:p>0xc155506590ad13c69c91e0807ece204a2e696de7</text:p>
          </table:table-cell>
          <table:table-cell office:value-type="float" office:value="2681.55" calcext:value-type="float">
            <text:p>2681.55</text:p>
          </table:table-cell>
          <table:table-cell/>
        </table:table-row>
        <table:table-row table:style-name="ro1">
          <table:table-cell office:value-type="string" calcext:value-type="string">
            <text:p>0x137a51e188057f09a289d17ae4ba4ac6b586c139</text:p>
          </table:table-cell>
          <table:table-cell office:value-type="float" office:value="2656.46999999" calcext:value-type="float">
            <text:p>2656.46999999</text:p>
          </table:table-cell>
          <table:table-cell/>
        </table:table-row>
        <table:table-row table:style-name="ro1">
          <table:table-cell office:value-type="string" calcext:value-type="string">
            <text:p>0xb69a3d06844cef471e8c13365d8e4b90e0667125</text:p>
          </table:table-cell>
          <table:table-cell office:value-type="float" office:value="2653.38999999" calcext:value-type="float">
            <text:p>2653.38999999</text:p>
          </table:table-cell>
          <table:table-cell/>
        </table:table-row>
        <table:table-row table:style-name="ro1">
          <table:table-cell office:value-type="string" calcext:value-type="string">
            <text:p>0x37f4450f24425e7addc5e3c76531ce42b595b059</text:p>
          </table:table-cell>
          <table:table-cell office:value-type="float" office:value="2546.00999999" calcext:value-type="float">
            <text:p>2546.00999999</text:p>
          </table:table-cell>
          <table:table-cell/>
        </table:table-row>
        <table:table-row table:style-name="ro1">
          <table:table-cell office:value-type="string" calcext:value-type="string">
            <text:p>0x28a3e472ed5358bb250c855efdb6abef6c8fac51</text:p>
          </table:table-cell>
          <table:table-cell office:value-type="float" office:value="2537.45999999" calcext:value-type="float">
            <text:p>2537.45999999</text:p>
          </table:table-cell>
          <table:table-cell/>
        </table:table-row>
        <table:table-row table:style-name="ro1">
          <table:table-cell office:value-type="string" calcext:value-type="string">
            <text:p>0x666b83789c697ccb72898e35589775ab1764aed8</text:p>
          </table:table-cell>
          <table:table-cell office:value-type="float" office:value="2487.21135987" calcext:value-type="float">
            <text:p>2487.21135987</text:p>
          </table:table-cell>
          <table:table-cell/>
        </table:table-row>
        <table:table-row table:style-name="ro1">
          <table:table-cell office:value-type="string" calcext:value-type="string">
            <text:p>0xcfb2c37ec5b09143a67fa03783d699c05cf74078</text:p>
          </table:table-cell>
          <table:table-cell office:value-type="float" office:value="2460.7" calcext:value-type="float">
            <text:p>2460.7</text:p>
          </table:table-cell>
          <table:table-cell/>
        </table:table-row>
        <table:table-row table:style-name="ro1">
          <table:table-cell office:value-type="string" calcext:value-type="string">
            <text:p>0xe7321ad51a43d5bf4dbf593dba0f5c7848ea1328</text:p>
          </table:table-cell>
          <table:table-cell office:value-type="float" office:value="2458.82182507" calcext:value-type="float">
            <text:p>2458.82182507</text:p>
          </table:table-cell>
          <table:table-cell/>
        </table:table-row>
        <table:table-row table:style-name="ro1">
          <table:table-cell office:value-type="string" calcext:value-type="string">
            <text:p>0x35b83e091bcab2074ff4ce07821e2d2600488fbe</text:p>
          </table:table-cell>
          <table:table-cell office:value-type="float" office:value="2371.21" calcext:value-type="float">
            <text:p>2371.21</text:p>
          </table:table-cell>
          <table:table-cell/>
        </table:table-row>
        <table:table-row table:style-name="ro1">
          <table:table-cell office:value-type="string" calcext:value-type="string">
            <text:p>0x968466085e989bbceba589149e3a4fabb82df3fa</text:p>
          </table:table-cell>
          <table:table-cell office:value-type="float" office:value="2297.63999999" calcext:value-type="float">
            <text:p>2297.63999999</text:p>
          </table:table-cell>
          <table:table-cell/>
        </table:table-row>
        <table:table-row table:style-name="ro1">
          <table:table-cell office:value-type="string" calcext:value-type="string">
            <text:p>0xc64b7cfb7aa39b9678e173304f305b9c2d002241</text:p>
          </table:table-cell>
          <table:table-cell office:value-type="float" office:value="2236.62" calcext:value-type="float">
            <text:p>2236.62</text:p>
          </table:table-cell>
          <table:table-cell/>
        </table:table-row>
        <table:table-row table:style-name="ro1">
          <table:table-cell office:value-type="string" calcext:value-type="string">
            <text:p>0x53a0438335c5dda434133d07d7cf3fa4be93c027</text:p>
          </table:table-cell>
          <table:table-cell office:value-type="float" office:value="2137.29" calcext:value-type="float">
            <text:p>2137.29</text:p>
          </table:table-cell>
          <table:table-cell/>
        </table:table-row>
        <table:table-row table:style-name="ro1">
          <table:table-cell office:value-type="string" calcext:value-type="string">
            <text:p>0x5ab7f53fb3204fb935f4677bc86a384a3590b13b</text:p>
          </table:table-cell>
          <table:table-cell office:value-type="float" office:value="2093.68000741" calcext:value-type="float">
            <text:p>2093.68000741</text:p>
          </table:table-cell>
          <table:table-cell/>
        </table:table-row>
        <table:table-row table:style-name="ro1">
          <table:table-cell office:value-type="string" calcext:value-type="string">
            <text:p>0x34b456e8587a21ac29aab1cd60cadf178c3d91f6</text:p>
          </table:table-cell>
          <table:table-cell office:value-type="float" office:value="2036.40463469" calcext:value-type="float">
            <text:p>2036.40463469</text:p>
          </table:table-cell>
          <table:table-cell/>
        </table:table-row>
        <table:table-row table:style-name="ro1">
          <table:table-cell office:value-type="string" calcext:value-type="string">
            <text:p>0xb1d50ae56a9a5264adf4d1aa45d0c43b8d395adc</text:p>
          </table:table-cell>
          <table:table-cell office:value-type="float" office:value="2035" calcext:value-type="float">
            <text:p>2035</text:p>
          </table:table-cell>
          <table:table-cell/>
        </table:table-row>
        <table:table-row table:style-name="ro1">
          <table:table-cell office:value-type="string" calcext:value-type="string">
            <text:p>0x758694bc27bf4b3574640fed1ed22a87901857d0</text:p>
          </table:table-cell>
          <table:table-cell office:value-type="float" office:value="2028.81999999" calcext:value-type="float">
            <text:p>2028.81999999</text:p>
          </table:table-cell>
          <table:table-cell/>
        </table:table-row>
        <table:table-row table:style-name="ro1">
          <table:table-cell office:value-type="string" calcext:value-type="string">
            <text:p>0x48fa0a283f0325b1f150d9e88cbdeb15f82af947</text:p>
          </table:table-cell>
          <table:table-cell office:value-type="float" office:value="2000.66" calcext:value-type="float">
            <text:p>2000.66</text:p>
          </table:table-cell>
          <table:table-cell/>
        </table:table-row>
        <table:table-row table:style-name="ro1">
          <table:table-cell office:value-type="string" calcext:value-type="string">
            <text:p>0xb00d2cc3663af399fafa64cb7a09e62f267ab27f</text:p>
          </table:table-cell>
          <table:table-cell office:value-type="float" office:value="1964.69" calcext:value-type="float">
            <text:p>1964.69</text:p>
          </table:table-cell>
          <table:table-cell/>
        </table:table-row>
        <table:table-row table:style-name="ro1">
          <table:table-cell office:value-type="string" calcext:value-type="string">
            <text:p>0x80e7135bd2c4235330a696c38dbf51abf5c3e51c</text:p>
          </table:table-cell>
          <table:table-cell office:value-type="float" office:value="1962.85999999" calcext:value-type="float">
            <text:p>1962.85999999</text:p>
          </table:table-cell>
          <table:table-cell/>
        </table:table-row>
        <table:table-row table:style-name="ro1">
          <table:table-cell office:value-type="string" calcext:value-type="string">
            <text:p>0x2a07674a6a2e127ad59967d7c83ddf6a35a24787</text:p>
          </table:table-cell>
          <table:table-cell office:value-type="float" office:value="1906.26999999" calcext:value-type="float">
            <text:p>1906.26999999</text:p>
          </table:table-cell>
          <table:table-cell/>
        </table:table-row>
        <table:table-row table:style-name="ro1">
          <table:table-cell office:value-type="string" calcext:value-type="string">
            <text:p>0xe652a2592d7dbaee2d644c6114b6bc2371c9cc7b</text:p>
          </table:table-cell>
          <table:table-cell office:value-type="float" office:value="1875.90048948" calcext:value-type="float">
            <text:p>1875.90048948</text:p>
          </table:table-cell>
          <table:table-cell/>
        </table:table-row>
        <table:table-row table:style-name="ro1">
          <table:table-cell office:value-type="string" calcext:value-type="string">
            <text:p>0x55d2157a2312f911a1bcb80da48483d81c20e957</text:p>
          </table:table-cell>
          <table:table-cell office:value-type="float" office:value="1857.32999999" calcext:value-type="float">
            <text:p>1857.32999999</text:p>
          </table:table-cell>
          <table:table-cell/>
        </table:table-row>
        <table:table-row table:style-name="ro1">
          <table:table-cell office:value-type="string" calcext:value-type="string">
            <text:p>0x90436c0e09bcc1ac2360b79f08c996f26c291864</text:p>
          </table:table-cell>
          <table:table-cell office:value-type="float" office:value="1796.49999999" calcext:value-type="float">
            <text:p>1796.49999999</text:p>
          </table:table-cell>
          <table:table-cell/>
        </table:table-row>
        <table:table-row table:style-name="ro1">
          <table:table-cell office:value-type="string" calcext:value-type="string">
            <text:p>0x95f2196342551cf829ff9d9fa311caabdf55993b</text:p>
          </table:table-cell>
          <table:table-cell office:value-type="float" office:value="1783.60000791" calcext:value-type="float">
            <text:p>1783.60000791</text:p>
          </table:table-cell>
          <table:table-cell/>
        </table:table-row>
        <table:table-row table:style-name="ro1">
          <table:table-cell office:value-type="string" calcext:value-type="string">
            <text:p>0xe72a45b888b0f0c7ddc4726e496f716451e0020b</text:p>
          </table:table-cell>
          <table:table-cell office:value-type="float" office:value="1713.12848602" calcext:value-type="float">
            <text:p>1713.12848602</text:p>
          </table:table-cell>
          <table:table-cell/>
        </table:table-row>
        <table:table-row table:style-name="ro1">
          <table:table-cell office:value-type="string" calcext:value-type="string">
            <text:p>0x1ca4ec590fd04ff5d72fd53832fb20f1dd63e5a0</text:p>
          </table:table-cell>
          <table:table-cell office:value-type="float" office:value="1673.99999999" calcext:value-type="float">
            <text:p>1673.99999999</text:p>
          </table:table-cell>
          <table:table-cell/>
        </table:table-row>
        <table:table-row table:style-name="ro1">
          <table:table-cell office:value-type="string" calcext:value-type="string">
            <text:p>0x13208199b17a47734f208986e34519b6bedfbf96</text:p>
          </table:table-cell>
          <table:table-cell office:value-type="float" office:value="1665.51000153" calcext:value-type="float">
            <text:p>1665.51000153</text:p>
          </table:table-cell>
          <table:table-cell/>
        </table:table-row>
        <table:table-row table:style-name="ro1">
          <table:table-cell office:value-type="string" calcext:value-type="string">
            <text:p>0x5ac14ea37a13e76fcfc9540746d9d30d1e13042a</text:p>
          </table:table-cell>
          <table:table-cell office:value-type="float" office:value="1651.70442608" calcext:value-type="float">
            <text:p>1651.70442608</text:p>
          </table:table-cell>
          <table:table-cell/>
        </table:table-row>
        <table:table-row table:style-name="ro1">
          <table:table-cell office:value-type="string" calcext:value-type="string">
            <text:p>0x5fb7792a560d8d60fa24d19168adcb05372dba94</text:p>
          </table:table-cell>
          <table:table-cell office:value-type="float" office:value="1650.8847072" calcext:value-type="float">
            <text:p>1650.8847072</text:p>
          </table:table-cell>
          <table:table-cell/>
        </table:table-row>
        <table:table-row table:style-name="ro1">
          <table:table-cell office:value-type="string" calcext:value-type="string">
            <text:p>0xedbfe1c3301db312e271238bb38fef764457e766</text:p>
          </table:table-cell>
          <table:table-cell office:value-type="float" office:value="1650.74999999" calcext:value-type="float">
            <text:p>1650.74999999</text:p>
          </table:table-cell>
          <table:table-cell/>
        </table:table-row>
        <table:table-row table:style-name="ro1">
          <table:table-cell office:value-type="string" calcext:value-type="string">
            <text:p>0x825bd6e67c738a243e4cd2aed4e0b042c2e9eb82</text:p>
          </table:table-cell>
          <table:table-cell office:value-type="float" office:value="1649.15999999" calcext:value-type="float">
            <text:p>1649.15999999</text:p>
          </table:table-cell>
          <table:table-cell/>
        </table:table-row>
        <table:table-row table:style-name="ro1">
          <table:table-cell office:value-type="string" calcext:value-type="string">
            <text:p>0xb8a3dcc5126bb951b31269691e27e9ad5a2fd060</text:p>
          </table:table-cell>
          <table:table-cell office:value-type="float" office:value="1644.99999999" calcext:value-type="float">
            <text:p>1644.99999999</text:p>
          </table:table-cell>
          <table:table-cell/>
        </table:table-row>
        <table:table-row table:style-name="ro1">
          <table:table-cell office:value-type="string" calcext:value-type="string">
            <text:p>0x4d38758fe87a07cbd889fcacd820d52d84f1238e</text:p>
          </table:table-cell>
          <table:table-cell office:value-type="float" office:value="1644.75999999" calcext:value-type="float">
            <text:p>1644.75999999</text:p>
          </table:table-cell>
          <table:table-cell/>
        </table:table-row>
        <table:table-row table:style-name="ro1">
          <table:table-cell office:value-type="string" calcext:value-type="string">
            <text:p>0x27fa4b5c23a0e4867a62a803c59da00be55cd0f9</text:p>
          </table:table-cell>
          <table:table-cell office:value-type="float" office:value="1643.99999999" calcext:value-type="float">
            <text:p>1643.99999999</text:p>
          </table:table-cell>
          <table:table-cell/>
        </table:table-row>
        <table:table-row table:style-name="ro1">
          <table:table-cell office:value-type="string" calcext:value-type="string">
            <text:p>0x2a23bec381388ab20ecc88b1dac8e7859151bca7</text:p>
          </table:table-cell>
          <table:table-cell office:value-type="float" office:value="1643.99999999" calcext:value-type="float">
            <text:p>1643.99999999</text:p>
          </table:table-cell>
          <table:table-cell/>
        </table:table-row>
        <table:table-row table:style-name="ro1">
          <table:table-cell office:value-type="string" calcext:value-type="string">
            <text:p>0x48e8479b4906d45fbe702a18ac2454f800238b37</text:p>
          </table:table-cell>
          <table:table-cell office:value-type="float" office:value="1643.99999999" calcext:value-type="float">
            <text:p>1643.99999999</text:p>
          </table:table-cell>
          <table:table-cell/>
        </table:table-row>
        <table:table-row table:style-name="ro1">
          <table:table-cell office:value-type="string" calcext:value-type="string">
            <text:p>0xdbcae571e48312e857f17ed6f53ee3c7927616f6</text:p>
          </table:table-cell>
          <table:table-cell office:value-type="float" office:value="194.914564502768" calcext:value-type="float">
            <text:p>194.914564502768</text:p>
          </table:table-cell>
          <table:table-cell/>
        </table:table-row>
        <table:table-row table:style-name="ro1">
          <table:table-cell office:value-type="string" calcext:value-type="string">
            <text:p>0xe5a5abdfaa6f8cfdfeafae9951b4af7cfc5e02a2</text:p>
          </table:table-cell>
          <table:table-cell office:value-type="float" office:value="192.812772991361" calcext:value-type="float">
            <text:p>192.812772991361</text:p>
          </table:table-cell>
          <table:table-cell/>
        </table:table-row>
        <table:table-row table:style-name="ro1">
          <table:table-cell office:value-type="string" calcext:value-type="string">
            <text:p>0x8634890736c790a71afe9dc852a0725fd116de96</text:p>
          </table:table-cell>
          <table:table-cell office:value-type="float" office:value="192.352485273141" calcext:value-type="float">
            <text:p>192.352485273141</text:p>
          </table:table-cell>
          <table:table-cell/>
        </table:table-row>
        <table:table-row table:style-name="ro1">
          <table:table-cell office:value-type="string" calcext:value-type="string">
            <text:p>0x0c1f22a6f0bb9e86a4488742cb4bf2d282e50099</text:p>
          </table:table-cell>
          <table:table-cell office:value-type="float" office:value="189.554751265021" calcext:value-type="float">
            <text:p>189.554751265021</text:p>
          </table:table-cell>
          <table:table-cell/>
        </table:table-row>
        <table:table-row table:style-name="ro1">
          <table:table-cell office:value-type="string" calcext:value-type="string">
            <text:p>0x288c34fff9fc17b2bb09a158753753bf656f6760</text:p>
          </table:table-cell>
          <table:table-cell office:value-type="float" office:value="189.425287356322" calcext:value-type="float">
            <text:p>189.425287356322</text:p>
          </table:table-cell>
          <table:table-cell/>
        </table:table-row>
        <table:table-row table:style-name="ro1">
          <table:table-cell office:value-type="string" calcext:value-type="string">
            <text:p>0xe6220027d8d5d86de91f37de0a73cd53838f0efc</text:p>
          </table:table-cell>
          <table:table-cell office:value-type="float" office:value="189.255565889803" calcext:value-type="float">
            <text:p>189.255565889803</text:p>
          </table:table-cell>
          <table:table-cell/>
        </table:table-row>
        <table:table-row table:style-name="ro1">
          <table:table-cell office:value-type="string" calcext:value-type="string">
            <text:p>0x046f6eb4b5a80eeca3db545f31d4ea2608207145</text:p>
          </table:table-cell>
          <table:table-cell office:value-type="float" office:value="188.085317636908" calcext:value-type="float">
            <text:p>188.085317636908</text:p>
          </table:table-cell>
          <table:table-cell/>
        </table:table-row>
        <table:table-row table:style-name="ro1">
          <table:table-cell office:value-type="string" calcext:value-type="string">
            <text:p>0x330280acdee9ca9cab107f2af2911b08bf524942</text:p>
          </table:table-cell>
          <table:table-cell office:value-type="float" office:value="186.028034603615" calcext:value-type="float">
            <text:p>186.028034603615</text:p>
          </table:table-cell>
          <table:table-cell/>
        </table:table-row>
        <table:table-row table:style-name="ro1">
          <table:table-cell office:value-type="string" calcext:value-type="string">
            <text:p>0x265efd371e41f74e7c68ed0fb162990f3cb0fe12</text:p>
          </table:table-cell>
          <table:table-cell office:value-type="float" office:value="182.683740145435" calcext:value-type="float">
            <text:p>182.683740145435</text:p>
          </table:table-cell>
          <table:table-cell/>
        </table:table-row>
        <table:table-row table:style-name="ro1">
          <table:table-cell office:value-type="string" calcext:value-type="string">
            <text:p>0x9b9a3411183551ff7ef06aa4b3f5f664fcdc4ecc</text:p>
          </table:table-cell>
          <table:table-cell office:value-type="float" office:value="179.68174852909" calcext:value-type="float">
            <text:p>179.68174852909</text:p>
          </table:table-cell>
          <table:table-cell/>
        </table:table-row>
        <table:table-row table:style-name="ro1">
          <table:table-cell office:value-type="string" calcext:value-type="string">
            <text:p>0x88c3adca695a935699356250d54eb0d3e0c1a206</text:p>
          </table:table-cell>
          <table:table-cell office:value-type="float" office:value="174.809497844177" calcext:value-type="float">
            <text:p>174.809497844177</text:p>
          </table:table-cell>
          <table:table-cell/>
        </table:table-row>
        <table:table-row table:style-name="ro1">
          <table:table-cell office:value-type="string" calcext:value-type="string">
            <text:p>0x2feb665d49a6751d5d07eec2ff4b067f4856fa2f</text:p>
          </table:table-cell>
          <table:table-cell office:value-type="float" office:value="170.666666666667" calcext:value-type="float">
            <text:p>170.666666666667</text:p>
          </table:table-cell>
          <table:table-cell/>
        </table:table-row>
        <table:table-row table:style-name="ro1">
          <table:table-cell office:value-type="string" calcext:value-type="string">
            <text:p>0x4718bffb7b5c3a65cc00b19e239403ca99011975</text:p>
          </table:table-cell>
          <table:table-cell office:value-type="float" office:value="162.025316455696" calcext:value-type="float">
            <text:p>162.025316455696</text:p>
          </table:table-cell>
          <table:table-cell/>
        </table:table-row>
        <table:table-row table:style-name="ro1">
          <table:table-cell office:value-type="string" calcext:value-type="string">
            <text:p>0x190a1da636147de9cebc2f009f67a56d34e3b40f</text:p>
          </table:table-cell>
          <table:table-cell office:value-type="float" office:value="150.588235294118" calcext:value-type="float">
            <text:p>150.588235294118</text:p>
          </table:table-cell>
          <table:table-cell/>
        </table:table-row>
        <table:table-row table:style-name="ro1">
          <table:table-cell office:value-type="string" calcext:value-type="string">
            <text:p>0xa3953352beab67861e5a7fff47f36611a1ff5335</text:p>
          </table:table-cell>
          <table:table-cell office:value-type="float" office:value="146.840710594178" calcext:value-type="float">
            <text:p>146.840710594178</text:p>
          </table:table-cell>
          <table:table-cell/>
        </table:table-row>
        <table:table-row table:style-name="ro1">
          <table:table-cell office:value-type="string" calcext:value-type="string">
            <text:p>0x9610c7a3dc1d09ed29e822652c4aa57a58e9c0b4</text:p>
          </table:table-cell>
          <table:table-cell office:value-type="float" office:value="146.199929422238" calcext:value-type="float">
            <text:p>146.199929422238</text:p>
          </table:table-cell>
          <table:table-cell/>
        </table:table-row>
        <table:table-row table:style-name="ro1">
          <table:table-cell office:value-type="string" calcext:value-type="string">
            <text:p>0x5169a46cf0b99c0c1e8d078d3b9f9b6ed9a215ea</text:p>
          </table:table-cell>
          <table:table-cell office:value-type="float" office:value="143.307888040712" calcext:value-type="float">
            <text:p>143.307888040712</text:p>
          </table:table-cell>
          <table:table-cell/>
        </table:table-row>
        <table:table-row table:style-name="ro1">
          <table:table-cell office:value-type="string" calcext:value-type="string">
            <text:p>0x87616fa850c87a78f307878f32d808dad8f4d401</text:p>
          </table:table-cell>
          <table:table-cell office:value-type="float" office:value="141.571319603356" calcext:value-type="float">
            <text:p>141.571319603356</text:p>
          </table:table-cell>
          <table:table-cell/>
        </table:table-row>
        <table:table-row table:style-name="ro1">
          <table:table-cell office:value-type="string" calcext:value-type="string">
            <text:p>0x44b9a0c00c5066af1aaff23b818efa43546371d3</text:p>
          </table:table-cell>
          <table:table-cell office:value-type="float" office:value="140.546703127297" calcext:value-type="float">
            <text:p>140.546703127297</text:p>
          </table:table-cell>
          <table:table-cell/>
        </table:table-row>
        <table:table-row table:style-name="ro1">
          <table:table-cell office:value-type="string" calcext:value-type="string">
            <text:p>0xfa71c84f59f28747e2e4062ac26f1340c654566e</text:p>
          </table:table-cell>
          <table:table-cell office:value-type="float" office:value="137.501991031013" calcext:value-type="float">
            <text:p>137.501991031013</text:p>
          </table:table-cell>
          <table:table-cell/>
        </table:table-row>
        <table:table-row table:style-name="ro1">
          <table:table-cell office:value-type="string" calcext:value-type="string">
            <text:p>0x796d8ec70705b148e38262769ca5b1e63b392919</text:p>
          </table:table-cell>
          <table:table-cell office:value-type="float" office:value="132.930485107992" calcext:value-type="float">
            <text:p>132.930485107992</text:p>
          </table:table-cell>
          <table:table-cell/>
        </table:table-row>
        <table:table-row table:style-name="ro1">
          <table:table-cell office:value-type="string" calcext:value-type="string">
            <text:p>0x34f83ae818d326454c1833cb837615386920762a</text:p>
          </table:table-cell>
          <table:table-cell office:value-type="float" office:value="132.0499814507" calcext:value-type="float">
            <text:p>132.0499814507</text:p>
          </table:table-cell>
          <table:table-cell/>
        </table:table-row>
        <table:table-row table:style-name="ro1">
          <table:table-cell office:value-type="string" calcext:value-type="string">
            <text:p>0xaeb2914f66222fa7ad138e128a0575048bc76032</text:p>
          </table:table-cell>
          <table:table-cell office:value-type="float" office:value="131.958762886598" calcext:value-type="float">
            <text:p>131.958762886598</text:p>
          </table:table-cell>
          <table:table-cell/>
        </table:table-row>
        <table:table-row table:style-name="ro1">
          <table:table-cell office:value-type="string" calcext:value-type="string">
            <text:p>0x41d82333d66c3f0c48c9a20f8069d8b662cc0d70</text:p>
          </table:table-cell>
          <table:table-cell office:value-type="float" office:value="131.763733776703" calcext:value-type="float">
            <text:p>131.763733776703</text:p>
          </table:table-cell>
          <table:table-cell/>
        </table:table-row>
        <table:table-row table:style-name="ro1">
          <table:table-cell office:value-type="string" calcext:value-type="string">
            <text:p>0x436059a0bd4aa95976d1c2c523e251f32cc5bd8d</text:p>
          </table:table-cell>
          <table:table-cell office:value-type="float" office:value="128.640461538462" calcext:value-type="float">
            <text:p>128.640461538462</text:p>
          </table:table-cell>
          <table:table-cell/>
        </table:table-row>
        <table:table-row table:style-name="ro1">
          <table:table-cell office:value-type="string" calcext:value-type="string">
            <text:p>0x0978504491d7bb7be19d3397bec8b2a78187f276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0x425195bbfbc60dbdbca00e823639540b8aa9467d</text:p>
          </table:table-cell>
          <table:table-cell office:value-type="float" office:value="117.519582098299" calcext:value-type="float">
            <text:p>117.519582098299</text:p>
          </table:table-cell>
          <table:table-cell/>
        </table:table-row>
        <table:table-row table:style-name="ro1">
          <table:table-cell office:value-type="string" calcext:value-type="string">
            <text:p>0x68619b63aecdf007e266081a529108252aaabdeb</text:p>
          </table:table-cell>
          <table:table-cell office:value-type="float" office:value="117.432719689006" calcext:value-type="float">
            <text:p>117.432719689006</text:p>
          </table:table-cell>
          <table:table-cell/>
        </table:table-row>
        <table:table-row table:style-name="ro1">
          <table:table-cell office:value-type="string" calcext:value-type="string">
            <text:p>0xbde6f0a8f1ae6c34fc81c128908b5a3055b028ad</text:p>
          </table:table-cell>
          <table:table-cell office:value-type="float" office:value="113.628936938548" calcext:value-type="float">
            <text:p>113.628936938548</text:p>
          </table:table-cell>
          <table:table-cell/>
        </table:table-row>
        <table:table-row table:style-name="ro1">
          <table:table-cell office:value-type="string" calcext:value-type="string">
            <text:p>0x3a13ae462969267a5045624e716f8e008869bd96</text:p>
          </table:table-cell>
          <table:table-cell office:value-type="float" office:value="111.48371040724" calcext:value-type="float">
            <text:p>111.48371040724</text:p>
          </table:table-cell>
          <table:table-cell/>
        </table:table-row>
        <table:table-row table:style-name="ro1">
          <table:table-cell office:value-type="string" calcext:value-type="string">
            <text:p>0x884a823e42e6f53ee387fae79c0de9906c95f248</text:p>
          </table:table-cell>
          <table:table-cell office:value-type="float" office:value="110.438354537739" calcext:value-type="float">
            <text:p>110.438354537739</text:p>
          </table:table-cell>
          <table:table-cell/>
        </table:table-row>
        <table:table-row table:style-name="ro1">
          <table:table-cell office:value-type="string" calcext:value-type="string">
            <text:p>0xbd075d8fc7d78e54618379470c9e9764dc6eea42</text:p>
          </table:table-cell>
          <table:table-cell office:value-type="float" office:value="107.239132895034" calcext:value-type="float">
            <text:p>107.239132895034</text:p>
          </table:table-cell>
          <table:table-cell/>
        </table:table-row>
        <table:table-row table:style-name="ro1">
          <table:table-cell office:value-type="string" calcext:value-type="string">
            <text:p>0xa9531d3b5483bef6fae3b4be62ccd83697ab92b1</text:p>
          </table:table-cell>
          <table:table-cell office:value-type="float" office:value="107.063871917336" calcext:value-type="float">
            <text:p>107.063871917336</text:p>
          </table:table-cell>
          <table:table-cell/>
        </table:table-row>
        <table:table-row table:style-name="ro1">
          <table:table-cell office:value-type="string" calcext:value-type="string">
            <text:p>0xbb299aa9a2aa68711f75eeba724910cabda448f5</text:p>
          </table:table-cell>
          <table:table-cell office:value-type="float" office:value="106.166182560004" calcext:value-type="float">
            <text:p>106.166182560004</text:p>
          </table:table-cell>
          <table:table-cell/>
        </table:table-row>
        <table:table-row table:style-name="ro1">
          <table:table-cell office:value-type="string" calcext:value-type="string">
            <text:p>0xbb5c5d4cfa4bdaa66149b4b9c897d34104c85db6</text:p>
          </table:table-cell>
          <table:table-cell office:value-type="float" office:value="105.567010309278" calcext:value-type="float">
            <text:p>105.567010309278</text:p>
          </table:table-cell>
          <table:table-cell/>
        </table:table-row>
        <table:table-row table:style-name="ro1">
          <table:table-cell office:value-type="string" calcext:value-type="string">
            <text:p>0xb9c43d5807169690ab4c1f7513e362bf338d6644</text:p>
          </table:table-cell>
          <table:table-cell office:value-type="float" office:value="104.375331717507" calcext:value-type="float">
            <text:p>104.375331717507</text:p>
          </table:table-cell>
          <table:table-cell/>
        </table:table-row>
        <table:table-row table:style-name="ro1">
          <table:table-cell office:value-type="string" calcext:value-type="string">
            <text:p>0x040475ff14688364e838ec5018df155c521feb3f</text:p>
          </table:table-cell>
          <table:table-cell office:value-type="float" office:value="101.816280160353" calcext:value-type="float">
            <text:p>101.816280160353</text:p>
          </table:table-cell>
          <table:table-cell/>
        </table:table-row>
        <table:table-row table:style-name="ro1">
          <table:table-cell office:value-type="string" calcext:value-type="string">
            <text:p>0x630d4a82ce6b0b9b1c5c5bd7e56ac55bd824e06a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a9b2c5523bc1c44a78fef984b6e1b9063bbd6c9d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880c3d24218046089c8b1eef3ef94c66d5ed7d13</text:p>
          </table:table-cell>
          <table:table-cell office:value-type="float" office:value="99.9" calcext:value-type="float">
            <text:p>99.9</text:p>
          </table:table-cell>
          <table:table-cell/>
        </table:table-row>
        <table:table-row table:style-name="ro1">
          <table:table-cell office:value-type="string" calcext:value-type="string">
            <text:p>0x50c67d826d09932a16d1a6eb4a38d11a13797780</text:p>
          </table:table-cell>
          <table:table-cell office:value-type="float" office:value="95.5276695869358" calcext:value-type="float">
            <text:p>95.5276695869358</text:p>
          </table:table-cell>
          <table:table-cell/>
        </table:table-row>
        <table:table-row table:style-name="ro1">
          <table:table-cell office:value-type="string" calcext:value-type="string">
            <text:p>0x69f8590246c9380f2a96e03b772737b04191307d</text:p>
          </table:table-cell>
          <table:table-cell office:value-type="float" office:value="94.2407535476877" calcext:value-type="float">
            <text:p>94.2407535476877</text:p>
          </table:table-cell>
          <table:table-cell/>
        </table:table-row>
        <table:table-row table:style-name="ro1">
          <table:table-cell office:value-type="string" calcext:value-type="string">
            <text:p>0x32648075ecd353767da2fafef3c56a4283567f12</text:p>
          </table:table-cell>
          <table:table-cell office:value-type="float" office:value="91.5556718752917" calcext:value-type="float">
            <text:p>91.5556718752917</text:p>
          </table:table-cell>
          <table:table-cell/>
        </table:table-row>
        <table:table-row table:style-name="ro1">
          <table:table-cell office:value-type="string" calcext:value-type="string">
            <text:p>0x0f2528400fa2890a18606019a3e8a1d127145f35</text:p>
          </table:table-cell>
          <table:table-cell office:value-type="float" office:value="90.1895529088501" calcext:value-type="float">
            <text:p>90.1895529088501</text:p>
          </table:table-cell>
          <table:table-cell/>
        </table:table-row>
        <table:table-row table:style-name="ro1">
          <table:table-cell office:value-type="string" calcext:value-type="string">
            <text:p>0x866e15b6bce1c3d0b74ec7eb5d7a75dd5e6858b8</text:p>
          </table:table-cell>
          <table:table-cell office:value-type="float" office:value="89.94" calcext:value-type="float">
            <text:p>89.94</text:p>
          </table:table-cell>
          <table:table-cell/>
        </table:table-row>
        <table:table-row table:style-name="ro1">
          <table:table-cell office:value-type="string" calcext:value-type="string">
            <text:p>0x8afa96aa822f97ba3d6a0f7bf4efb46b76d08dac</text:p>
          </table:table-cell>
          <table:table-cell office:value-type="float" office:value="87.1804180736327" calcext:value-type="float">
            <text:p>87.1804180736327</text:p>
          </table:table-cell>
          <table:table-cell/>
        </table:table-row>
        <table:table-row table:style-name="ro1">
          <table:table-cell office:value-type="string" calcext:value-type="string">
            <text:p>0x799114eea8fc5b330e1e4d6e5b577079092ceb3b</text:p>
          </table:table-cell>
          <table:table-cell office:value-type="float" office:value="85.3331417348868" calcext:value-type="float">
            <text:p>85.3331417348868</text:p>
          </table:table-cell>
          <table:table-cell/>
        </table:table-row>
        <table:table-row table:style-name="ro1">
          <table:table-cell office:value-type="string" calcext:value-type="string">
            <text:p>0x843d17c76fec98c5ec13db6998ae3dcf1a3d81a3</text:p>
          </table:table-cell>
          <table:table-cell office:value-type="float" office:value="84.915" calcext:value-type="float">
            <text:p>84.915</text:p>
          </table:table-cell>
          <table:table-cell/>
        </table:table-row>
        <table:table-row table:style-name="ro1">
          <table:table-cell office:value-type="string" calcext:value-type="string">
            <text:p>0xea6106c01cff15cd9e03f0fd49782192fe06ebc5</text:p>
          </table:table-cell>
          <table:table-cell office:value-type="float" office:value="84.4741329006143" calcext:value-type="float">
            <text:p>84.4741329006143</text:p>
          </table:table-cell>
          <table:table-cell/>
        </table:table-row>
        <table:table-row table:style-name="ro1">
          <table:table-cell office:value-type="string" calcext:value-type="string">
            <text:p>0x7741ec8e350b758dc8129fa0716540506f9ba903</text:p>
          </table:table-cell>
          <table:table-cell office:value-type="float" office:value="82.5286877000741" calcext:value-type="float">
            <text:p>82.5286877000741</text:p>
          </table:table-cell>
          <table:table-cell/>
        </table:table-row>
        <table:table-row table:style-name="ro1">
          <table:table-cell office:value-type="string" calcext:value-type="string">
            <text:p>0xca99b5c5ec1a8ecc8375ba947a0fbc87e486f807</text:p>
          </table:table-cell>
          <table:table-cell office:value-type="float" office:value="79.9" calcext:value-type="float">
            <text:p>79.9</text:p>
          </table:table-cell>
          <table:table-cell/>
        </table:table-row>
        <table:table-row table:style-name="ro1">
          <table:table-cell office:value-type="string" calcext:value-type="string">
            <text:p>0x0f789b894d13cc50f45f9e14e9c64baa3b3a5fcd</text:p>
          </table:table-cell>
          <table:table-cell office:value-type="float" office:value="75.5069538823712" calcext:value-type="float">
            <text:p>75.5069538823712</text:p>
          </table:table-cell>
          <table:table-cell/>
        </table:table-row>
        <table:table-row table:style-name="ro1">
          <table:table-cell office:value-type="string" calcext:value-type="string">
            <text:p>0x56a03d4c2fd8d77f46a754d7513819da5980425e</text:p>
          </table:table-cell>
          <table:table-cell office:value-type="float" office:value="75.38352249077" calcext:value-type="float">
            <text:p>75.38352249077</text:p>
          </table:table-cell>
          <table:table-cell/>
        </table:table-row>
        <table:table-row table:style-name="ro1">
          <table:table-cell office:value-type="string" calcext:value-type="string">
            <text:p>0xedcd8f695eef2bfbda6b60d7bb520150faadc4b8</text:p>
          </table:table-cell>
          <table:table-cell office:value-type="float" office:value="75.0374221906701" calcext:value-type="float">
            <text:p>75.0374221906701</text:p>
          </table:table-cell>
          <table:table-cell/>
        </table:table-row>
        <table:table-row table:style-name="ro1">
          <table:table-cell office:value-type="string" calcext:value-type="string">
            <text:p>0x21cc1ddafae60e254f22d89d2a77707a350849b6</text:p>
          </table:table-cell>
          <table:table-cell office:value-type="float" office:value="68.5948537117593" calcext:value-type="float">
            <text:p>68.5948537117593</text:p>
          </table:table-cell>
          <table:table-cell/>
        </table:table-row>
        <table:table-row table:style-name="ro1">
          <table:table-cell office:value-type="string" calcext:value-type="string">
            <text:p>0x248ba815eb297491cd8c712cf4e5cadec913050b</text:p>
          </table:table-cell>
          <table:table-cell office:value-type="float" office:value="66.2259338291915" calcext:value-type="float">
            <text:p>66.2259338291915</text:p>
          </table:table-cell>
          <table:table-cell/>
        </table:table-row>
        <table:table-row table:style-name="ro1">
          <table:table-cell office:value-type="string" calcext:value-type="string">
            <text:p>0xfe62de0a5adfa042a5d3d6c38719f62536f69729</text:p>
          </table:table-cell>
          <table:table-cell office:value-type="float" office:value="65.0881028392158" calcext:value-type="float">
            <text:p>65.0881028392158</text:p>
          </table:table-cell>
          <table:table-cell/>
        </table:table-row>
        <table:table-row table:style-name="ro1">
          <table:table-cell office:value-type="string" calcext:value-type="string">
            <text:p>0x3448eb528f58a0505a246ad306cbafdf2d8670bc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0xcd3a65d36cb5b8c5d12bbc33f3775ad4d259ece7</text:p>
          </table:table-cell>
          <table:table-cell office:value-type="float" office:value="62.0591424267648" calcext:value-type="float">
            <text:p>62.0591424267648</text:p>
          </table:table-cell>
          <table:table-cell/>
        </table:table-row>
        <table:table-row table:style-name="ro1">
          <table:table-cell office:value-type="string" calcext:value-type="string">
            <text:p>0x221f57f33fe9572aa9c9065a72c6cccb5e034b90</text:p>
          </table:table-cell>
          <table:table-cell office:value-type="float" office:value="59.7808929601664" calcext:value-type="float">
            <text:p>59.7808929601664</text:p>
          </table:table-cell>
          <table:table-cell/>
        </table:table-row>
        <table:table-row table:style-name="ro1">
          <table:table-cell office:value-type="string" calcext:value-type="string">
            <text:p>0x833f94271961ba60ee655428adf2ff2765aa4313</text:p>
          </table:table-cell>
          <table:table-cell office:value-type="float" office:value="56.4810126582278" calcext:value-type="float">
            <text:p>56.4810126582278</text:p>
          </table:table-cell>
          <table:table-cell/>
        </table:table-row>
        <table:table-row table:style-name="ro1">
          <table:table-cell office:value-type="string" calcext:value-type="string">
            <text:p>0xf0bce8a9c3dacd92cdccfee5c33fbcce18b75b10</text:p>
          </table:table-cell>
          <table:table-cell office:value-type="float" office:value="55.6994895149601" calcext:value-type="float">
            <text:p>55.6994895149601</text:p>
          </table:table-cell>
          <table:table-cell/>
        </table:table-row>
        <table:table-row table:style-name="ro1">
          <table:table-cell office:value-type="string" calcext:value-type="string">
            <text:p>0x8ec946de37cab8d30f4ba02eeda25352ac1799fe</text:p>
          </table:table-cell>
          <table:table-cell office:value-type="float" office:value="52.2726344591008" calcext:value-type="float">
            <text:p>52.2726344591008</text:p>
          </table:table-cell>
          <table:table-cell/>
        </table:table-row>
        <table:table-row table:style-name="ro1">
          <table:table-cell office:value-type="string" calcext:value-type="string">
            <text:p>0x23eebb090c430783bf0665478ea6d5793b44a3c3</text:p>
          </table:table-cell>
          <table:table-cell office:value-type="float" office:value="52.1371094818416" calcext:value-type="float">
            <text:p>52.1371094818416</text:p>
          </table:table-cell>
          <table:table-cell/>
        </table:table-row>
        <table:table-row table:style-name="ro1">
          <table:table-cell office:value-type="string" calcext:value-type="string">
            <text:p>0xb3d5adaa4cd0a5c6baefb69390a15284e0f8d45e</text:p>
          </table:table-cell>
          <table:table-cell office:value-type="float" office:value="49.95" calcext:value-type="float">
            <text:p>49.95</text:p>
          </table:table-cell>
          <table:table-cell/>
        </table:table-row>
        <table:table-row table:style-name="ro1">
          <table:table-cell office:value-type="string" calcext:value-type="string">
            <text:p>0x73b582b1e12a292dd3c1138aaa330d893f33c71b</text:p>
          </table:table-cell>
          <table:table-cell office:value-type="float" office:value="49.7325414503794" calcext:value-type="float">
            <text:p>49.7325414503794</text:p>
          </table:table-cell>
          <table:table-cell/>
        </table:table-row>
        <table:table-row table:style-name="ro1">
          <table:table-cell office:value-type="string" calcext:value-type="string">
            <text:p>0x0c4243ca087f4e4738596f33292064e847da80da</text:p>
          </table:table-cell>
          <table:table-cell office:value-type="float" office:value="49.73022" calcext:value-type="float">
            <text:p>49.73022</text:p>
          </table:table-cell>
          <table:table-cell/>
        </table:table-row>
        <table:table-row table:style-name="ro1">
          <table:table-cell office:value-type="string" calcext:value-type="string">
            <text:p>0x86f8473e2e0ffb2769ce6f02ae6521280dd5e401</text:p>
          </table:table-cell>
          <table:table-cell office:value-type="float" office:value="48.7944515619818" calcext:value-type="float">
            <text:p>48.7944515619818</text:p>
          </table:table-cell>
          <table:table-cell/>
        </table:table-row>
        <table:table-row table:style-name="ro1">
          <table:table-cell office:value-type="string" calcext:value-type="string">
            <text:p>0xf4d0823290bcb41321c2cfe27981fe27cd191e42</text:p>
          </table:table-cell>
          <table:table-cell office:value-type="float" office:value="46.7755943514859" calcext:value-type="float">
            <text:p>46.7755943514859</text:p>
          </table:table-cell>
          <table:table-cell/>
        </table:table-row>
        <table:table-row table:style-name="ro1">
          <table:table-cell office:value-type="string" calcext:value-type="string">
            <text:p>0xd9ea907592ec645d13c71e323a443fab6c0c5060</text:p>
          </table:table-cell>
          <table:table-cell office:value-type="float" office:value="45.6655264510635" calcext:value-type="float">
            <text:p>45.6655264510635</text:p>
          </table:table-cell>
          <table:table-cell/>
        </table:table-row>
        <table:table-row table:style-name="ro1">
          <table:table-cell office:value-type="string" calcext:value-type="string">
            <text:p>0xa01d539e7b8c25bdc97a8f243e33f55f5a6c7558</text:p>
          </table:table-cell>
          <table:table-cell office:value-type="float" office:value="44.2449959466514" calcext:value-type="float">
            <text:p>44.2449959466514</text:p>
          </table:table-cell>
          <table:table-cell/>
        </table:table-row>
        <table:table-row table:style-name="ro1">
          <table:table-cell office:value-type="string" calcext:value-type="string">
            <text:p>0xb193e0c44e883008fb40dccdd648960cdebeeb94</text:p>
          </table:table-cell>
          <table:table-cell office:value-type="float" office:value="43.9570397566979" calcext:value-type="float">
            <text:p>43.9570397566979</text:p>
          </table:table-cell>
          <table:table-cell/>
        </table:table-row>
        <table:table-row table:style-name="ro1">
          <table:table-cell office:value-type="string" calcext:value-type="string">
            <text:p>0xb98a8fb92e17cbdbcf6a21753d56707e5b4a9146</text:p>
          </table:table-cell>
          <table:table-cell office:value-type="float" office:value="43.4954124144769" calcext:value-type="float">
            <text:p>43.4954124144769</text:p>
          </table:table-cell>
          <table:table-cell/>
        </table:table-row>
        <table:table-row table:style-name="ro1">
          <table:table-cell office:value-type="string" calcext:value-type="string">
            <text:p>0xb802c6eb4e1f17a4badfbd5fdfc18f0031c9002a</text:p>
          </table:table-cell>
          <table:table-cell office:value-type="float" office:value="42.1015349388555" calcext:value-type="float">
            <text:p>42.1015349388555</text:p>
          </table:table-cell>
          <table:table-cell/>
        </table:table-row>
        <table:table-row table:style-name="ro1">
          <table:table-cell office:value-type="string" calcext:value-type="string">
            <text:p>0xe57457d08408c4818c2752ea800f5a8638b07524</text:p>
          </table:table-cell>
          <table:table-cell office:value-type="float" office:value="41.8522359162843" calcext:value-type="float">
            <text:p>41.8522359162843</text:p>
          </table:table-cell>
          <table:table-cell/>
        </table:table-row>
        <table:table-row table:style-name="ro1">
          <table:table-cell office:value-type="string" calcext:value-type="string">
            <text:p>0x4e96068ec5bf5a661253084d76f3d46b4ac6dd7d</text:p>
          </table:table-cell>
          <table:table-cell office:value-type="float" office:value="40.96" calcext:value-type="float">
            <text:p>40.96</text:p>
          </table:table-cell>
          <table:table-cell/>
        </table:table-row>
        <table:table-row table:style-name="ro1">
          <table:table-cell office:value-type="string" calcext:value-type="string">
            <text:p>0x0ca11429ed8605e0cff3adaede7791baa033a63b</text:p>
          </table:table-cell>
          <table:table-cell office:value-type="float" office:value="39.0237208745653" calcext:value-type="float">
            <text:p>39.0237208745653</text:p>
          </table:table-cell>
          <table:table-cell/>
        </table:table-row>
        <table:table-row table:style-name="ro1">
          <table:table-cell office:value-type="string" calcext:value-type="string">
            <text:p>0x14d1f9c483c8ae6aaacfeda9fd7dfe52a7248340</text:p>
          </table:table-cell>
          <table:table-cell office:value-type="float" office:value="38.7597335101997" calcext:value-type="float">
            <text:p>38.7597335101997</text:p>
          </table:table-cell>
          <table:table-cell/>
        </table:table-row>
        <table:table-row table:style-name="ro1">
          <table:table-cell office:value-type="string" calcext:value-type="string">
            <text:p>0x17ecdd19404fa11d306402821b66ebc22d3218d1</text:p>
          </table:table-cell>
          <table:table-cell office:value-type="float" office:value="37.0603798204993" calcext:value-type="float">
            <text:p>37.0603798204993</text:p>
          </table:table-cell>
          <table:table-cell/>
        </table:table-row>
        <table:table-row table:style-name="ro1">
          <table:table-cell office:value-type="string" calcext:value-type="string">
            <text:p>0x7bdba9d58fc79ef4cc9e1efceec3b3f37644ae6c</text:p>
          </table:table-cell>
          <table:table-cell office:value-type="float" office:value="36.7767449600381" calcext:value-type="float">
            <text:p>36.7767449600381</text:p>
          </table:table-cell>
          <table:table-cell/>
        </table:table-row>
        <table:table-row table:style-name="ro1">
          <table:table-cell office:value-type="string" calcext:value-type="string">
            <text:p>0x3cda74e530c6a5c4234bb8bf8159d8a65bef123d</text:p>
          </table:table-cell>
          <table:table-cell office:value-type="float" office:value="36.4053730623581" calcext:value-type="float">
            <text:p>36.4053730623581</text:p>
          </table:table-cell>
          <table:table-cell/>
        </table:table-row>
        <table:table-row table:style-name="ro1">
          <table:table-cell office:value-type="string" calcext:value-type="string">
            <text:p>0xd410c418d0d335d9683f1b218de5e7b60fb9cc9e</text:p>
          </table:table-cell>
          <table:table-cell office:value-type="float" office:value="36.2485242727545" calcext:value-type="float">
            <text:p>36.2485242727545</text:p>
          </table:table-cell>
          <table:table-cell/>
        </table:table-row>
        <table:table-row table:style-name="ro1">
          <table:table-cell office:value-type="string" calcext:value-type="string">
            <text:p>0x1375fb930ccd9e4b763a8cada3724b07b7d964ff</text:p>
          </table:table-cell>
          <table:table-cell office:value-type="float" office:value="35.1155249775064" calcext:value-type="float">
            <text:p>35.1155249775064</text:p>
          </table:table-cell>
          <table:table-cell/>
        </table:table-row>
        <table:table-row table:style-name="ro1">
          <table:table-cell office:value-type="string" calcext:value-type="string">
            <text:p>0x76af3fbaeb4c7df2f84e609735d07ecce57b67da</text:p>
          </table:table-cell>
          <table:table-cell office:value-type="float" office:value="34.9953906856257" calcext:value-type="float">
            <text:p>34.9953906856257</text:p>
          </table:table-cell>
          <table:table-cell/>
        </table:table-row>
        <table:table-row table:style-name="ro1">
          <table:table-cell office:value-type="string" calcext:value-type="string">
            <text:p>0x2efbc44a485f13858a17ce33623e6c4c6ae7d01a</text:p>
          </table:table-cell>
          <table:table-cell office:value-type="float" office:value="34.0131879410572" calcext:value-type="float">
            <text:p>34.0131879410572</text:p>
          </table:table-cell>
          <table:table-cell/>
        </table:table-row>
        <table:table-row table:style-name="ro1">
          <table:table-cell office:value-type="string" calcext:value-type="string">
            <text:p>0xe22692b30a35fa6efe572909d875173d4bc21eae</text:p>
          </table:table-cell>
          <table:table-cell office:value-type="float" office:value="32.2907399174129" calcext:value-type="float">
            <text:p>32.2907399174129</text:p>
          </table:table-cell>
          <table:table-cell/>
        </table:table-row>
        <table:table-row table:style-name="ro1">
          <table:table-cell office:value-type="string" calcext:value-type="string">
            <text:p>0xfeec32efba1f7ae305ec3ea0b694a5f07b39f390</text:p>
          </table:table-cell>
          <table:table-cell office:value-type="float" office:value="31.968" calcext:value-type="float">
            <text:p>31.968</text:p>
          </table:table-cell>
          <table:table-cell/>
        </table:table-row>
        <table:table-row table:style-name="ro1">
          <table:table-cell office:value-type="string" calcext:value-type="string">
            <text:p>0x4df1cc4c36fe21d077a1d9f29d2495af7619a7c3</text:p>
          </table:table-cell>
          <table:table-cell office:value-type="float" office:value="31.5965382057268" calcext:value-type="float">
            <text:p>31.5965382057268</text:p>
          </table:table-cell>
          <table:table-cell/>
        </table:table-row>
        <table:table-row table:style-name="ro1">
          <table:table-cell office:value-type="string" calcext:value-type="string">
            <text:p>0xdd236d88929cb652c35913d04616bac15233b964</text:p>
          </table:table-cell>
          <table:table-cell office:value-type="float" office:value="30.9733731300428" calcext:value-type="float">
            <text:p>30.9733731300428</text:p>
          </table:table-cell>
          <table:table-cell/>
        </table:table-row>
        <table:table-row table:style-name="ro1">
          <table:table-cell office:value-type="string" calcext:value-type="string">
            <text:p>0x3073d8984554a6038a8232fb23afd0d3330ffcd9</text:p>
          </table:table-cell>
          <table:table-cell office:value-type="float" office:value="30.5173732697096" calcext:value-type="float">
            <text:p>30.5173732697096</text:p>
          </table:table-cell>
          <table:table-cell/>
        </table:table-row>
        <table:table-row table:style-name="ro1">
          <table:table-cell office:value-type="string" calcext:value-type="string">
            <text:p>0xb748c38de6a0627880b4abfe730b1320784bb9a3</text:p>
          </table:table-cell>
          <table:table-cell office:value-type="float" office:value="30.2570505817469" calcext:value-type="float">
            <text:p>30.2570505817469</text:p>
          </table:table-cell>
          <table:table-cell/>
        </table:table-row>
        <table:table-row table:style-name="ro1">
          <table:table-cell office:value-type="string" calcext:value-type="string">
            <text:p>0x1218223b44ea08540c811375f1a380e93d60a6d2</text:p>
          </table:table-cell>
          <table:table-cell office:value-type="float" office:value="30.211350422209" calcext:value-type="float">
            <text:p>30.211350422209</text:p>
          </table:table-cell>
          <table:table-cell/>
        </table:table-row>
        <table:table-row table:style-name="ro1">
          <table:table-cell office:value-type="string" calcext:value-type="string">
            <text:p>0x736ce143d9bf7f5f593225e28ac7b0178794c7b5</text:p>
          </table:table-cell>
          <table:table-cell office:value-type="float" office:value="30.1305693721123" calcext:value-type="float">
            <text:p>30.1305693721123</text:p>
          </table:table-cell>
          <table:table-cell/>
        </table:table-row>
        <table:table-row table:style-name="ro1">
          <table:table-cell office:value-type="string" calcext:value-type="string">
            <text:p>0x9eb0c9bb8d78893cfe5caef38cf355a2e9d9d13b</text:p>
          </table:table-cell>
          <table:table-cell office:value-type="float" office:value="29.97" calcext:value-type="float">
            <text:p>29.97</text:p>
          </table:table-cell>
          <table:table-cell/>
        </table:table-row>
        <table:table-row table:style-name="ro1">
          <table:table-cell office:value-type="string" calcext:value-type="string">
            <text:p>0x99422ba6714ddf2210f4dde38f0ca882caf757d3</text:p>
          </table:table-cell>
          <table:table-cell office:value-type="float" office:value="29.8907721280603" calcext:value-type="float">
            <text:p>29.8907721280603</text:p>
          </table:table-cell>
          <table:table-cell/>
        </table:table-row>
        <table:table-row table:style-name="ro1">
          <table:table-cell office:value-type="string" calcext:value-type="string">
            <text:p>0xca66f0e294a4dd93b8b662e2e415eea5f1221130</text:p>
          </table:table-cell>
          <table:table-cell office:value-type="float" office:value="29.2619575994788" calcext:value-type="float">
            <text:p>29.2619575994788</text:p>
          </table:table-cell>
          <table:table-cell/>
        </table:table-row>
        <table:table-row table:style-name="ro1">
          <table:table-cell office:value-type="string" calcext:value-type="string">
            <text:p>0x24fa4a0407086c2b43d9c32e5ac591a8b269c4ff</text:p>
          </table:table-cell>
          <table:table-cell office:value-type="float" office:value="28.6227133942906" calcext:value-type="float">
            <text:p>28.6227133942906</text:p>
          </table:table-cell>
          <table:table-cell/>
        </table:table-row>
        <table:table-row table:style-name="ro1">
          <table:table-cell office:value-type="string" calcext:value-type="string">
            <text:p>0x74e0a8bb9dabc2aa59032f2316de9221ad9eeeab</text:p>
          </table:table-cell>
          <table:table-cell office:value-type="float" office:value="28.5632677945416" calcext:value-type="float">
            <text:p>28.5632677945416</text:p>
          </table:table-cell>
          <table:table-cell/>
        </table:table-row>
        <table:table-row table:style-name="ro1">
          <table:table-cell office:value-type="string" calcext:value-type="string">
            <text:p>0x4d87f02cd88a87b751c700ce69693b81da1a4aac</text:p>
          </table:table-cell>
          <table:table-cell office:value-type="float" office:value="28.4710308206781" calcext:value-type="float">
            <text:p>28.4710308206781</text:p>
          </table:table-cell>
          <table:table-cell/>
        </table:table-row>
        <table:table-row table:style-name="ro1">
          <table:table-cell office:value-type="string" calcext:value-type="string">
            <text:p>0x1bab6bf16e1b8fac1236203f178b0a0eb01b659e</text:p>
          </table:table-cell>
          <table:table-cell office:value-type="float" office:value="26.5871608892707" calcext:value-type="float">
            <text:p>26.5871608892707</text:p>
          </table:table-cell>
          <table:table-cell/>
        </table:table-row>
        <table:table-row table:style-name="ro1">
          <table:table-cell office:value-type="string" calcext:value-type="string">
            <text:p>0x756289aa976b7a42a9da08f5e5a2957faa8d13be</text:p>
          </table:table-cell>
          <table:table-cell office:value-type="float" office:value="26.4787123575942" calcext:value-type="float">
            <text:p>26.4787123575942</text:p>
          </table:table-cell>
          <table:table-cell/>
        </table:table-row>
        <table:table-row table:style-name="ro1">
          <table:table-cell office:value-type="string" calcext:value-type="string">
            <text:p>0xb9293b261fa02fd1b7d31d60d1c5ea6dde969ad5</text:p>
          </table:table-cell>
          <table:table-cell office:value-type="float" office:value="26.0544955232257" calcext:value-type="float">
            <text:p>26.0544955232257</text:p>
          </table:table-cell>
          <table:table-cell/>
        </table:table-row>
        <table:table-row table:style-name="ro1">
          <table:table-cell office:value-type="string" calcext:value-type="string">
            <text:p>0x829f77288fec51748114f0212dadf4567d354973</text:p>
          </table:table-cell>
          <table:table-cell office:value-type="float" office:value="26.0108761786573" calcext:value-type="float">
            <text:p>26.0108761786573</text:p>
          </table:table-cell>
          <table:table-cell/>
        </table:table-row>
        <table:table-row table:style-name="ro1">
          <table:table-cell office:value-type="string" calcext:value-type="string">
            <text:p>0x7dabbbb80d608ad72313e46872dca283ebef557f</text:p>
          </table:table-cell>
          <table:table-cell office:value-type="float" office:value="25.4728323393213" calcext:value-type="float">
            <text:p>25.4728323393213</text:p>
          </table:table-cell>
          <table:table-cell/>
        </table:table-row>
        <table:table-row table:style-name="ro1">
          <table:table-cell office:value-type="string" calcext:value-type="string">
            <text:p>0xcda459ba2e5bbba181c7e0aa559eeef7cbe1a04b</text:p>
          </table:table-cell>
          <table:table-cell office:value-type="float" office:value="25.0078558549555" calcext:value-type="float">
            <text:p>25.0078558549555</text:p>
          </table:table-cell>
          <table:table-cell/>
        </table:table-row>
        <table:table-row table:style-name="ro1">
          <table:table-cell office:value-type="string" calcext:value-type="string">
            <text:p>0xa8695c67368356db076e8dd2b36b4595a34e91ec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0xef5e089fb126aa0207dbc6ae619c9e51eb3baafc</text:p>
          </table:table-cell>
          <table:table-cell office:value-type="float" office:value="24.975" calcext:value-type="float">
            <text:p>24.975</text:p>
          </table:table-cell>
          <table:table-cell/>
        </table:table-row>
        <table:table-row table:style-name="ro1">
          <table:table-cell office:value-type="string" calcext:value-type="string">
            <text:p>0x46c6bc7979206e752ebbc50249f7df3afb989c78</text:p>
          </table:table-cell>
          <table:table-cell office:value-type="float" office:value="24.961422216348" calcext:value-type="float">
            <text:p>24.961422216348</text:p>
          </table:table-cell>
          <table:table-cell/>
        </table:table-row>
        <table:table-row table:style-name="ro1">
          <table:table-cell office:value-type="string" calcext:value-type="string">
            <text:p>0x76d26fff96c3994fc711b2637059a849f88a6b1a</text:p>
          </table:table-cell>
          <table:table-cell office:value-type="float" office:value="24.9597119553403" calcext:value-type="float">
            <text:p>24.9597119553403</text:p>
          </table:table-cell>
          <table:table-cell/>
        </table:table-row>
        <table:table-row table:style-name="ro1">
          <table:table-cell office:value-type="string" calcext:value-type="string">
            <text:p>0x1b25415201ce6051e2c7897ed0bf785a47f0bd75</text:p>
          </table:table-cell>
          <table:table-cell office:value-type="float" office:value="24.956344615064" calcext:value-type="float">
            <text:p>24.956344615064</text:p>
          </table:table-cell>
          <table:table-cell/>
        </table:table-row>
        <table:table-row table:style-name="ro1">
          <table:table-cell office:value-type="string" calcext:value-type="string">
            <text:p>0x97b8a636af8249d249d26ea30086b3bde384b069</text:p>
          </table:table-cell>
          <table:table-cell office:value-type="float" office:value="24.950025" calcext:value-type="float">
            <text:p>24.950025</text:p>
          </table:table-cell>
          <table:table-cell/>
        </table:table-row>
        <table:table-row table:style-name="ro1">
          <table:table-cell office:value-type="string" calcext:value-type="string">
            <text:p>0x56cc94656e5e26779359b7b4c49e47fced1a5141</text:p>
          </table:table-cell>
          <table:table-cell office:value-type="float" office:value="24.4265734755" calcext:value-type="float">
            <text:p>24.4265734755</text:p>
          </table:table-cell>
          <table:table-cell/>
        </table:table-row>
        <table:table-row table:style-name="ro1">
          <table:table-cell office:value-type="string" calcext:value-type="string">
            <text:p>0xd7f6909a8c964e436a7882a284b8c96b0b1070aa</text:p>
          </table:table-cell>
          <table:table-cell office:value-type="float" office:value="23.2483119221622" calcext:value-type="float">
            <text:p>23.2483119221622</text:p>
          </table:table-cell>
          <table:table-cell/>
        </table:table-row>
        <table:table-row table:style-name="ro1">
          <table:table-cell office:value-type="string" calcext:value-type="string">
            <text:p>0xa984d1d65e9d0fa369b995c19ca6b32e660ddc53</text:p>
          </table:table-cell>
          <table:table-cell office:value-type="float" office:value="23.1467526071379" calcext:value-type="float">
            <text:p>23.1467526071379</text:p>
          </table:table-cell>
          <table:table-cell/>
        </table:table-row>
        <table:table-row table:style-name="ro1">
          <table:table-cell office:value-type="string" calcext:value-type="string">
            <text:p>0xafc58929b0fa86c7da62e1ed1990030ea9bb48d5</text:p>
          </table:table-cell>
          <table:table-cell office:value-type="float" office:value="22.8144389716015" calcext:value-type="float">
            <text:p>22.8144389716015</text:p>
          </table:table-cell>
          <table:table-cell/>
        </table:table-row>
        <table:table-row table:style-name="ro1">
          <table:table-cell office:value-type="string" calcext:value-type="string">
            <text:p>0x3f8d13feba8d501bbe884d41eb0b283d597bd91d</text:p>
          </table:table-cell>
          <table:table-cell office:value-type="float" office:value="22.7178721901571" calcext:value-type="float">
            <text:p>22.7178721901571</text:p>
          </table:table-cell>
          <table:table-cell/>
        </table:table-row>
        <table:table-row table:style-name="ro1">
          <table:table-cell office:value-type="string" calcext:value-type="string">
            <text:p>0x9e69da0458ba2335327821cf117ec59ea04f9837</text:p>
          </table:table-cell>
          <table:table-cell office:value-type="float" office:value="22.3557434651285" calcext:value-type="float">
            <text:p>22.3557434651285</text:p>
          </table:table-cell>
          <table:table-cell/>
        </table:table-row>
        <table:table-row table:style-name="ro1">
          <table:table-cell office:value-type="string" calcext:value-type="string">
            <text:p>0xea3f70ae2a89a4409d2308b8ca9c4ed8f7f1a789</text:p>
          </table:table-cell>
          <table:table-cell office:value-type="float" office:value="21.6027153477688" calcext:value-type="float">
            <text:p>21.6027153477688</text:p>
          </table:table-cell>
          <table:table-cell/>
        </table:table-row>
        <table:table-row table:style-name="ro1">
          <table:table-cell office:value-type="string" calcext:value-type="string">
            <text:p>0x8c4c6fcb88de8fbe1c45407c2999a06b9d700cd5</text:p>
          </table:table-cell>
          <table:table-cell office:value-type="float" office:value="21.398137069911" calcext:value-type="float">
            <text:p>21.398137069911</text:p>
          </table:table-cell>
          <table:table-cell/>
        </table:table-row>
        <table:table-row table:style-name="ro1">
          <table:table-cell office:value-type="string" calcext:value-type="string">
            <text:p>0x64e82703fbcc42f2ec99e9f3fbce78301a892048</text:p>
          </table:table-cell>
          <table:table-cell office:value-type="float" office:value="21.3845720599161" calcext:value-type="float">
            <text:p>21.3845720599161</text:p>
          </table:table-cell>
          <table:table-cell/>
        </table:table-row>
        <table:table-row table:style-name="ro1">
          <table:table-cell office:value-type="string" calcext:value-type="string">
            <text:p>0x69e833869584d7e468751ed5e7d23adadcaa3d00</text:p>
          </table:table-cell>
          <table:table-cell office:value-type="float" office:value="20.856123" calcext:value-type="float">
            <text:p>20.856123</text:p>
          </table:table-cell>
          <table:table-cell/>
        </table:table-row>
        <table:table-row table:style-name="ro1">
          <table:table-cell office:value-type="string" calcext:value-type="string">
            <text:p>0xf476f7492c8fb00d74dcff81d648dfb37f14a578</text:p>
          </table:table-cell>
          <table:table-cell office:value-type="float" office:value="20.6902600491004" calcext:value-type="float">
            <text:p>20.6902600491004</text:p>
          </table:table-cell>
          <table:table-cell/>
        </table:table-row>
        <table:table-row table:style-name="ro1">
          <table:table-cell office:value-type="string" calcext:value-type="string">
            <text:p>0xcdc700863f9a90c9f02c81aee546f8dd069d6a91</text:p>
          </table:table-cell>
          <table:table-cell office:value-type="float" office:value="20.1850019429194" calcext:value-type="float">
            <text:p>20.1850019429194</text:p>
          </table:table-cell>
          <table:table-cell/>
        </table:table-row>
        <table:table-row table:style-name="ro1">
          <table:table-cell office:value-type="string" calcext:value-type="string">
            <text:p>0x46842c4d148e1396478677290d8b4bf3b8416f45</text:p>
          </table:table-cell>
          <table:table-cell office:value-type="float" office:value="20.0062846839644" calcext:value-type="float">
            <text:p>20.0062846839644</text:p>
          </table:table-cell>
          <table:table-cell/>
        </table:table-row>
        <table:table-row table:style-name="ro1">
          <table:table-cell office:value-type="string" calcext:value-type="string">
            <text:p>0x7246d299d22594f39d4b34df37f9b5acd7c44132</text:p>
          </table:table-cell>
          <table:table-cell office:value-type="float" office:value="19.98" calcext:value-type="float">
            <text:p>19.98</text:p>
          </table:table-cell>
          <table:table-cell/>
        </table:table-row>
        <table:table-row table:style-name="ro1">
          <table:table-cell office:value-type="string" calcext:value-type="string">
            <text:p>0x06e8e00c6895a63585278be7b0eac2c4579cc7ea</text:p>
          </table:table-cell>
          <table:table-cell office:value-type="float" office:value="19.952" calcext:value-type="float">
            <text:p>19.952</text:p>
          </table:table-cell>
          <table:table-cell/>
        </table:table-row>
        <table:table-row table:style-name="ro1">
          <table:table-cell office:value-type="string" calcext:value-type="string">
            <text:p>0x5a77575f24463b5a365abbbbbd83915bfe4727fa</text:p>
          </table:table-cell>
          <table:table-cell office:value-type="float" office:value="19.6620583717358" calcext:value-type="float">
            <text:p>19.6620583717358</text:p>
          </table:table-cell>
          <table:table-cell/>
        </table:table-row>
        <table:table-row table:style-name="ro1">
          <table:table-cell office:value-type="string" calcext:value-type="string">
            <text:p>0x8f71f1659f07dc2b3c96ae8b261397437a7f1f32</text:p>
          </table:table-cell>
          <table:table-cell office:value-type="float" office:value="19.624076479622" calcext:value-type="float">
            <text:p>19.624076479622</text:p>
          </table:table-cell>
          <table:table-cell/>
        </table:table-row>
        <table:table-row table:style-name="ro1">
          <table:table-cell office:value-type="string" calcext:value-type="string">
            <text:p>0x70af29f754988473fcaba6e01abfbaff871046d1</text:p>
          </table:table-cell>
          <table:table-cell office:value-type="float" office:value="19.212768" calcext:value-type="float">
            <text:p>19.212768</text:p>
          </table:table-cell>
          <table:table-cell/>
        </table:table-row>
        <table:table-row table:style-name="ro1">
          <table:table-cell office:value-type="string" calcext:value-type="string">
            <text:p>0xbccd614f9244a37457f15ead1eedf7e9c1e71fad</text:p>
          </table:table-cell>
          <table:table-cell office:value-type="float" office:value="19.139193188308" calcext:value-type="float">
            <text:p>19.139193188308</text:p>
          </table:table-cell>
          <table:table-cell/>
        </table:table-row>
        <table:table-row table:style-name="ro1">
          <table:table-cell office:value-type="string" calcext:value-type="string">
            <text:p>0x814be1893da48c6955ce5dd9edf0af847f6a0344</text:p>
          </table:table-cell>
          <table:table-cell office:value-type="float" office:value="18.6749990881348" calcext:value-type="float">
            <text:p>18.6749990881348</text:p>
          </table:table-cell>
          <table:table-cell/>
        </table:table-row>
        <table:table-row table:style-name="ro1">
          <table:table-cell office:value-type="string" calcext:value-type="string">
            <text:p>0x58e35fce862efa8c46402273a60e08bc01c75a06</text:p>
          </table:table-cell>
          <table:table-cell office:value-type="float" office:value="18.2355526154211" calcext:value-type="float">
            <text:p>18.2355526154211</text:p>
          </table:table-cell>
          <table:table-cell/>
        </table:table-row>
        <table:table-row table:style-name="ro1">
          <table:table-cell office:value-type="string" calcext:value-type="string">
            <text:p>0x76f926ee3c9e28b8d0c3ed84c9d4f68ff6f2b4c1</text:p>
          </table:table-cell>
          <table:table-cell office:value-type="float" office:value="18.1563927937232" calcext:value-type="float">
            <text:p>18.1563927937232</text:p>
          </table:table-cell>
          <table:table-cell/>
        </table:table-row>
        <table:table-row table:style-name="ro1">
          <table:table-cell office:value-type="string" calcext:value-type="string">
            <text:p>0xf03d9897f719b2f42c74b7f598e46349b097a4e3</text:p>
          </table:table-cell>
          <table:table-cell office:value-type="float" office:value="18.0094840777649" calcext:value-type="float">
            <text:p>18.0094840777649</text:p>
          </table:table-cell>
          <table:table-cell/>
        </table:table-row>
        <table:table-row table:style-name="ro1">
          <table:table-cell office:value-type="string" calcext:value-type="string">
            <text:p>0xeda1d02729c5ec491cf3548bd0cd19856cc84120</text:p>
          </table:table-cell>
          <table:table-cell office:value-type="float" office:value="17.7092451267611" calcext:value-type="float">
            <text:p>17.7092451267611</text:p>
          </table:table-cell>
          <table:table-cell/>
        </table:table-row>
        <table:table-row table:style-name="ro1">
          <table:table-cell office:value-type="string" calcext:value-type="string">
            <text:p>0xd12edacd30e771510348c6ab33d655368e210951</text:p>
          </table:table-cell>
          <table:table-cell office:value-type="float" office:value="17.497975616892" calcext:value-type="float">
            <text:p>17.497975616892</text:p>
          </table:table-cell>
          <table:table-cell/>
        </table:table-row>
        <table:table-row table:style-name="ro1">
          <table:table-cell office:value-type="string" calcext:value-type="string">
            <text:p>0x68a17b587caf4f9329f0e372e3a78d23a46de6b5</text:p>
          </table:table-cell>
          <table:table-cell office:value-type="float" office:value="17.4550023469343" calcext:value-type="float">
            <text:p>17.4550023469343</text:p>
          </table:table-cell>
          <table:table-cell/>
        </table:table-row>
        <table:table-row table:style-name="ro1">
          <table:table-cell office:value-type="string" calcext:value-type="string">
            <text:p>0x2848550d3ae98fdba9a43bece758cbad20a3a8c9</text:p>
          </table:table-cell>
          <table:table-cell office:value-type="float" office:value="15.4416490713627" calcext:value-type="float">
            <text:p>15.4416490713627</text:p>
          </table:table-cell>
          <table:table-cell/>
        </table:table-row>
        <table:table-row table:style-name="ro1">
          <table:table-cell office:value-type="string" calcext:value-type="string">
            <text:p>0x784b6b4074f29bd93d01d2447d1a0ee10973fe64</text:p>
          </table:table-cell>
          <table:table-cell office:value-type="float" office:value="15.1568166120852" calcext:value-type="float">
            <text:p>15.1568166120852</text:p>
          </table:table-cell>
          <table:table-cell/>
        </table:table-row>
        <table:table-row table:style-name="ro1">
          <table:table-cell office:value-type="string" calcext:value-type="string">
            <text:p>0xd7b2da451c61f35da6e24b9f8b0c815949bd9698</text:p>
          </table:table-cell>
          <table:table-cell office:value-type="float" office:value="14.7431421" calcext:value-type="float">
            <text:p>14.7431421</text:p>
          </table:table-cell>
          <table:table-cell/>
        </table:table-row>
        <table:table-row table:style-name="ro1">
          <table:table-cell office:value-type="string" calcext:value-type="string">
            <text:p>0x0d8763e73cd4b0d3af778f25190e4a07bbfe57e4</text:p>
          </table:table-cell>
          <table:table-cell office:value-type="float" office:value="13.7675507050537" calcext:value-type="float">
            <text:p>13.7675507050537</text:p>
          </table:table-cell>
          <table:table-cell/>
        </table:table-row>
        <table:table-row table:style-name="ro1">
          <table:table-cell office:value-type="string" calcext:value-type="string">
            <text:p>0x0096eb8e279a4425b2c37e10ffb926d148d6778e</text:p>
          </table:table-cell>
          <table:table-cell office:value-type="float" office:value="13.4335895006254" calcext:value-type="float">
            <text:p>13.4335895006254</text:p>
          </table:table-cell>
          <table:table-cell/>
        </table:table-row>
        <table:table-row table:style-name="ro1">
          <table:table-cell office:value-type="string" calcext:value-type="string">
            <text:p>0x8a9ca283745a86f7bbd9500fc596e39f887531a3</text:p>
          </table:table-cell>
          <table:table-cell office:value-type="float" office:value="13.1305370544446" calcext:value-type="float">
            <text:p>13.1305370544446</text:p>
          </table:table-cell>
          <table:table-cell/>
        </table:table-row>
        <table:table-row table:style-name="ro1">
          <table:table-cell office:value-type="string" calcext:value-type="string">
            <text:p>0x07a4f276e762f058ac7ada56989ab40282bc6a10</text:p>
          </table:table-cell>
          <table:table-cell office:value-type="float" office:value="12.4331188700606" calcext:value-type="float">
            <text:p>12.4331188700606</text:p>
          </table:table-cell>
          <table:table-cell/>
        </table:table-row>
        <table:table-row table:style-name="ro1">
          <table:table-cell office:value-type="string" calcext:value-type="string">
            <text:p>0x94ee9c600870c4199a1af8496eeb3087f2d1c32f</text:p>
          </table:table-cell>
          <table:table-cell office:value-type="float" office:value="12.413160689787" calcext:value-type="float">
            <text:p>12.413160689787</text:p>
          </table:table-cell>
          <table:table-cell/>
        </table:table-row>
        <table:table-row table:style-name="ro1">
          <table:table-cell office:value-type="string" calcext:value-type="string">
            <text:p>0x699d3ee646261fe1ea7884cb58f77d45b96fea69</text:p>
          </table:table-cell>
          <table:table-cell office:value-type="float" office:value="12.1904761904762" calcext:value-type="float">
            <text:p>12.1904761904762</text:p>
          </table:table-cell>
          <table:table-cell/>
        </table:table-row>
        <table:table-row table:style-name="ro1">
          <table:table-cell office:value-type="string" calcext:value-type="string">
            <text:p>0x5dbef548b7442d86af46c2598a57b70e2c6bef4c</text:p>
          </table:table-cell>
          <table:table-cell office:value-type="float" office:value="11.433348680748" calcext:value-type="float">
            <text:p>11.433348680748</text:p>
          </table:table-cell>
          <table:table-cell/>
        </table:table-row>
        <table:table-row table:style-name="ro1">
          <table:table-cell office:value-type="string" calcext:value-type="string">
            <text:p>0xc02606b6e343da392dcacb89fac17f6aad2561f7</text:p>
          </table:table-cell>
          <table:table-cell office:value-type="float" office:value="11.1641412782388" calcext:value-type="float">
            <text:p>11.1641412782388</text:p>
          </table:table-cell>
          <table:table-cell/>
        </table:table-row>
        <table:table-row table:style-name="ro1">
          <table:table-cell office:value-type="string" calcext:value-type="string">
            <text:p>0xac65748f29dd23250344b369ed852f842284c6d2</text:p>
          </table:table-cell>
          <table:table-cell office:value-type="float" office:value="11.0734364793304" calcext:value-type="float">
            <text:p>11.0734364793304</text:p>
          </table:table-cell>
          <table:table-cell/>
        </table:table-row>
        <table:table-row table:style-name="ro1">
          <table:table-cell office:value-type="string" calcext:value-type="string">
            <text:p>0xb6f612ce0fd0e223f34eb9e748cf68c2a79d0de7</text:p>
          </table:table-cell>
          <table:table-cell office:value-type="float" office:value="11.0246481630962" calcext:value-type="float">
            <text:p>11.0246481630962</text:p>
          </table:table-cell>
          <table:table-cell/>
        </table:table-row>
        <table:table-row table:style-name="ro1">
          <table:table-cell office:value-type="string" calcext:value-type="string">
            <text:p>0x9e04f1372c7ba0d3f06d49144bab295c49ec6d34</text:p>
          </table:table-cell>
          <table:table-cell office:value-type="float" office:value="10.9739640698282" calcext:value-type="float">
            <text:p>10.9739640698282</text:p>
          </table:table-cell>
          <table:table-cell/>
        </table:table-row>
        <table:table-row table:style-name="ro1">
          <table:table-cell office:value-type="string" calcext:value-type="string">
            <text:p>0xd8efd5a06351b57e297e95684bb84d673f4e298c</text:p>
          </table:table-cell>
          <table:table-cell office:value-type="float" office:value="10.9649947066678" calcext:value-type="float">
            <text:p>10.9649947066678</text:p>
          </table:table-cell>
          <table:table-cell/>
        </table:table-row>
        <table:table-row table:style-name="ro1">
          <table:table-cell office:value-type="string" calcext:value-type="string">
            <text:p>0x921084329f0e488479d5aeeb61b7702ca395dce0</text:p>
          </table:table-cell>
          <table:table-cell office:value-type="float" office:value="10.9580591867136" calcext:value-type="float">
            <text:p>10.9580591867136</text:p>
          </table:table-cell>
          <table:table-cell/>
        </table:table-row>
        <table:table-row table:style-name="ro1">
          <table:table-cell office:value-type="string" calcext:value-type="string">
            <text:p>0xd343c92012019b77aca6290ac5a85f55c98c94af</text:p>
          </table:table-cell>
          <table:table-cell office:value-type="float" office:value="10.9017829584588" calcext:value-type="float">
            <text:p>10.9017829584588</text:p>
          </table:table-cell>
          <table:table-cell/>
        </table:table-row>
        <table:table-row table:style-name="ro1">
          <table:table-cell office:value-type="string" calcext:value-type="string">
            <text:p>0xe64dc7443c01e4c9890840818e7070fd0b29f284</text:p>
          </table:table-cell>
          <table:table-cell office:value-type="float" office:value="10.6875204410597" calcext:value-type="float">
            <text:p>10.6875204410597</text:p>
          </table:table-cell>
          <table:table-cell/>
        </table:table-row>
        <table:table-row table:style-name="ro1">
          <table:table-cell office:value-type="string" calcext:value-type="string">
            <text:p>0xcb11bd53ce375374c35e07e20d26951b94cdc72f</text:p>
          </table:table-cell>
          <table:table-cell office:value-type="float" office:value="10.046935961597" calcext:value-type="float">
            <text:p>10.046935961597</text:p>
          </table:table-cell>
          <table:table-cell/>
        </table:table-row>
        <table:table-row table:style-name="ro1">
          <table:table-cell office:value-type="string" calcext:value-type="string">
            <text:p>0x93f263bda652e5061386284a7d3b6ea0cdd278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097cc82a9817a85ba0d8172213d7bfc487d51eb2</text:p>
          </table:table-cell>
          <table:table-cell office:value-type="float" office:value="9.99" calcext:value-type="float">
            <text:p>9.99</text:p>
          </table:table-cell>
          <table:table-cell/>
        </table:table-row>
        <table:table-row table:style-name="ro1">
          <table:table-cell office:value-type="string" calcext:value-type="string">
            <text:p>0x192468ade5506a7e6f337469d4b76de8f4fdae48</text:p>
          </table:table-cell>
          <table:table-cell office:value-type="float" office:value="9.99" calcext:value-type="float">
            <text:p>9.99</text:p>
          </table:table-cell>
          <table:table-cell/>
        </table:table-row>
        <table:table-row table:style-name="ro1">
          <table:table-cell office:value-type="string" calcext:value-type="string">
            <text:p>0x35f6a1aeff75b0508da845ceee7a81437c58a9f0</text:p>
          </table:table-cell>
          <table:table-cell office:value-type="float" office:value="9.99" calcext:value-type="float">
            <text:p>9.99</text:p>
          </table:table-cell>
          <table:table-cell/>
        </table:table-row>
        <table:table-row table:style-name="ro1">
          <table:table-cell office:value-type="string" calcext:value-type="string">
            <text:p>0x3aa6d1d803135cece7a64a99c21c6d5f17323b71</text:p>
          </table:table-cell>
          <table:table-cell office:value-type="float" office:value="9.99" calcext:value-type="float">
            <text:p>9.99</text:p>
          </table:table-cell>
          <table:table-cell/>
        </table:table-row>
        <table:table-row table:style-name="ro1">
          <table:table-cell office:value-type="string" calcext:value-type="string">
            <text:p>0x8b09fe245a7d2ae8dd6e75adb23d15716447c64b</text:p>
          </table:table-cell>
          <table:table-cell office:value-type="float" office:value="9.99" calcext:value-type="float">
            <text:p>9.99</text:p>
          </table:table-cell>
          <table:table-cell/>
        </table:table-row>
        <table:table-row table:style-name="ro1">
          <table:table-cell office:value-type="string" calcext:value-type="string">
            <text:p>0xd3c5fd689ec10da4dc35cffff42a905794059b2f</text:p>
          </table:table-cell>
          <table:table-cell office:value-type="float" office:value="9.99" calcext:value-type="float">
            <text:p>9.99</text:p>
          </table:table-cell>
          <table:table-cell/>
        </table:table-row>
        <table:table-row table:style-name="ro1">
          <table:table-cell office:value-type="string" calcext:value-type="string">
            <text:p>0xb53ce293070cb6b992593f77a2a3ea811b6ed61c</text:p>
          </table:table-cell>
          <table:table-cell office:value-type="float" office:value="9.96692292343606" calcext:value-type="float">
            <text:p>9.96692292343606</text:p>
          </table:table-cell>
          <table:table-cell/>
        </table:table-row>
        <table:table-row table:style-name="ro1">
          <table:table-cell office:value-type="string" calcext:value-type="string">
            <text:p>0x7c26425b7a318dcf51b58ad6c27abe5818f2ea89</text:p>
          </table:table-cell>
          <table:table-cell office:value-type="float" office:value="9.47061101190288" calcext:value-type="float">
            <text:p>9.47061101190288</text:p>
          </table:table-cell>
          <table:table-cell/>
        </table:table-row>
        <table:table-row table:style-name="ro1">
          <table:table-cell office:value-type="string" calcext:value-type="string">
            <text:p>0x7989977020958157821cb338d5610a035a7d26ac</text:p>
          </table:table-cell>
          <table:table-cell office:value-type="float" office:value="9.41148956067451" calcext:value-type="float">
            <text:p>9.41148956067451</text:p>
          </table:table-cell>
          <table:table-cell/>
        </table:table-row>
        <table:table-row table:style-name="ro1">
          <table:table-cell office:value-type="string" calcext:value-type="string">
            <text:p>0x69a4090b7efc65038b68b06cb80f0006d2c1d9a4</text:p>
          </table:table-cell>
          <table:table-cell office:value-type="float" office:value="9.2353466671369" calcext:value-type="float">
            <text:p>9.2353466671369</text:p>
          </table:table-cell>
          <table:table-cell/>
        </table:table-row>
        <table:table-row table:style-name="ro1">
          <table:table-cell office:value-type="string" calcext:value-type="string">
            <text:p>0xca9c6a76a4e960ed3bd7c15f82bf08bfe6d691fd</text:p>
          </table:table-cell>
          <table:table-cell office:value-type="float" office:value="9.20909961234483" calcext:value-type="float">
            <text:p>9.20909961234483</text:p>
          </table:table-cell>
          <table:table-cell/>
        </table:table-row>
        <table:table-row table:style-name="ro1">
          <table:table-cell office:value-type="string" calcext:value-type="string">
            <text:p>0xcd351a81f9755cc305c46be17424eda5f1121e99</text:p>
          </table:table-cell>
          <table:table-cell office:value-type="float" office:value="9.1046664933795" calcext:value-type="float">
            <text:p>9.1046664933795</text:p>
          </table:table-cell>
          <table:table-cell/>
        </table:table-row>
        <table:table-row table:style-name="ro1">
          <table:table-cell office:value-type="string" calcext:value-type="string">
            <text:p>0xdbd62b8115f0c4065ce4eeb77d9296cb7bfc3913</text:p>
          </table:table-cell>
          <table:table-cell office:value-type="float" office:value="9.07845104848574" calcext:value-type="float">
            <text:p>9.07845104848574</text:p>
          </table:table-cell>
          <table:table-cell/>
        </table:table-row>
        <table:table-row table:style-name="ro1">
          <table:table-cell office:value-type="string" calcext:value-type="string">
            <text:p>0xd3b998bdce4093337b4971d523d2b28a69815fe6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1:13:37.0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5T22:40:28.230000000</meta:creation-date>
    <dc:date>2022-05-07T11:16:58.888000000</dc:date>
    <meta:editing-duration>PT3M33S</meta:editing-duration>
    <meta:editing-cycles>2</meta:editing-cycles>
    <meta:generator>LibreOffice/7.3.2.2$Windows_X86_64 LibreOffice_project/49f2b1bff42cfccbd8f788c8dc32c1c309559be0</meta:generator>
    <meta:document-statistic meta:table-count="1" meta:cell-count="5001" meta:object-count="0"/>
  </office:meta>
</office:document-meta>
</file>